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MS Mincho1" svg:font-family="'MS Mincho'"/>
    <style:font-face style:name="StarSymbol2" svg:font-family="StarSymbol, 'Arial Unicode MS'"/>
    <style:font-face style:name="TTE18E6378t00" svg:font-family="TTE18E6378t00"/>
    <style:font-face style:name="Tahoma3" svg:font-family="Tahoma"/>
    <style:font-face style:name="Courier New2" svg:font-family="'Courier New'" style:font-family-generic="modern"/>
    <style:font-face style:name="MS Mincho" svg:font-family="'MS Mincho', 'ＭＳ 明朝'" style:font-family-generic="modern"/>
    <style:font-face style:name="細明體1" svg:font-family="細明體, MingLiU" style:font-family-generic="modern"/>
    <style:font-face style:name="Times New Roman2" svg:font-family="'Times New Roman'" style:font-family-generic="roman"/>
    <style:font-face style:name="新細明體" svg:font-family="新細明體" style:font-family-generic="roman"/>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gency FB" svg:font-family="'Agency FB'" style:font-family-generic="swiss" style:font-pitch="variable"/>
    <style:font-face style:name="Arial" svg:font-family="Arial" style:font-family-generic="swiss" style:font-pitch="variable"/>
    <style:font-face style:name="MS PGothic" svg:font-family="'MS PGothic'"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589cm" table:align="right"/>
    </style:style>
    <style:style style:name="Table1.A" style:family="table-column">
      <style:table-column-properties style:column-width="5.179cm"/>
    </style:style>
    <style:style style:name="Table1.B" style:family="table-column">
      <style:table-column-properties style:column-width="11.411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89cm" table:align="right"/>
    </style:style>
    <style:style style:name="Table2.A" style:family="table-column">
      <style:table-column-properties style:column-width="5.196cm"/>
    </style:style>
    <style:style style:name="Table2.B" style:family="table-column">
      <style:table-column-properties style:column-width="11.393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fo:margin-left="1cm" fo:margin-right="4.833cm" table:align="margins"/>
    </style:style>
    <style:style style:name="Table3.A" style:family="table-column">
      <style:table-column-properties style:rel-column-width="28975*"/>
    </style:style>
    <style:style style:name="Table3.B" style:family="table-column">
      <style:table-column-properties style:rel-column-width="36560*"/>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fo:margin-left="0.981cm" fo:margin-right="4.852cm" table:align="margins"/>
    </style:style>
    <style:style style:name="Table4.A" style:family="table-column">
      <style:table-column-properties style:rel-column-width="29084*"/>
    </style:style>
    <style:style style:name="Table4.B" style:family="table-column">
      <style:table-column-properties style:rel-column-width="36451*"/>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6" style:family="table">
      <style:table-properties fo:margin-left="0.963cm" fo:margin-right="0.011cm" table:align="margins"/>
    </style:style>
    <style:style style:name="Table6.A" style:family="table-column">
      <style:table-column-properties style:rel-column-width="16850*"/>
    </style:style>
    <style:style style:name="Table6.B" style:family="table-column">
      <style:table-column-properties style:rel-column-width="48685*"/>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fo:margin-left="0.981cm" fo:margin-right="0.011cm" table:align="margins"/>
    </style:style>
    <style:style style:name="Table7.A" style:family="table-column">
      <style:table-column-properties style:rel-column-width="16798*"/>
    </style:style>
    <style:style style:name="Table7.B" style:family="table-column">
      <style:table-column-properties style:rel-column-width="48737*"/>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8" style:family="table">
      <style:table-properties style:width="16.628cm" table:align="right"/>
    </style:style>
    <style:style style:name="Table8.A" style:family="table-column">
      <style:table-column-properties style:column-width="4.274cm"/>
    </style:style>
    <style:style style:name="Table8.B" style:family="table-column">
      <style:table-column-properties style:column-width="12.354cm"/>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14" style:family="table">
      <style:table-properties fo:margin-left="0.981cm" fo:margin-right="0.011cm" table:align="margins"/>
    </style:style>
    <style:style style:name="Table14.A" style:family="table-column">
      <style:table-column-properties style:rel-column-width="16798*"/>
    </style:style>
    <style:style style:name="Table14.B" style:family="table-column">
      <style:table-column-properties style:rel-column-width="48737*"/>
    </style:style>
    <style:style style:name="Table14.1" style:family="table-row">
      <style:table-row-properties style:keep-together="false" fo:keep-together="always"/>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fo:margin-left="0.981cm" fo:margin-right="0.011cm" table:align="margins"/>
    </style:style>
    <style:style style:name="Table15.A" style:family="table-column">
      <style:table-column-properties style:rel-column-width="16798*"/>
    </style:style>
    <style:style style:name="Table15.B" style:family="table-column">
      <style:table-column-properties style:rel-column-width="48737*"/>
    </style:style>
    <style:style style:name="Table15.1" style:family="table-row">
      <style:table-row-properties style:keep-together="false" fo:keep-together="always"/>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fo:margin-left="0.981cm" fo:margin-right="0.011cm" table:align="margins"/>
    </style:style>
    <style:style style:name="Table16.A" style:family="table-column">
      <style:table-column-properties style:rel-column-width="16791*"/>
    </style:style>
    <style:style style:name="Table16.B" style:family="table-column">
      <style:table-column-properties style:rel-column-width="48744*"/>
    </style:style>
    <style:style style:name="Table16.1" style:family="table-row">
      <style:table-row-properties style:keep-together="false" fo:keep-together="always"/>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2" style:family="table-row">
      <style:table-row-properties style:min-row-height="1.496cm" style:keep-together="false" fo:keep-together="alway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fo:margin-left="0.981cm" fo:margin-right="0.011cm" table:align="margins"/>
    </style:style>
    <style:style style:name="Table17.A" style:family="table-column">
      <style:table-column-properties style:rel-column-width="16860*"/>
    </style:style>
    <style:style style:name="Table17.B" style:family="table-column">
      <style:table-column-properties style:rel-column-width="48675*"/>
    </style:style>
    <style:style style:name="Table17.1" style:family="table-row">
      <style:table-row-properties style:keep-together="false" fo:keep-together="always"/>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fo:margin-left="0.981cm" fo:margin-right="0.011cm" table:align="margins"/>
    </style:style>
    <style:style style:name="Table18.A" style:family="table-column">
      <style:table-column-properties style:rel-column-width="16867*"/>
    </style:style>
    <style:style style:name="Table18.B" style:family="table-column">
      <style:table-column-properties style:rel-column-width="48668*"/>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B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19" style:family="table">
      <style:table-properties fo:margin-left="0.981cm" fo:margin-right="0.011cm" table:align="margins"/>
    </style:style>
    <style:style style:name="Table19.A" style:family="table-column">
      <style:table-column-properties style:rel-column-width="16867*"/>
    </style:style>
    <style:style style:name="Table19.B" style:family="table-column">
      <style:table-column-properties style:rel-column-width="48668*"/>
    </style:style>
    <style:style style:name="Table19.1" style:family="table-row">
      <style:table-row-properties style:keep-together="false" fo:keep-together="always"/>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0" style:family="table">
      <style:table-properties fo:margin-left="0.981cm" fo:margin-right="0.011cm" table:align="margins"/>
    </style:style>
    <style:style style:name="Table20.A" style:family="table-column">
      <style:table-column-properties style:rel-column-width="16867*"/>
    </style:style>
    <style:style style:name="Table20.B" style:family="table-column">
      <style:table-column-properties style:rel-column-width="48668*"/>
    </style:style>
    <style:style style:name="Table20.1" style:family="table-row">
      <style:table-row-properties style:keep-together="false" fo:keep-together="always"/>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fo:margin-left="1.051cm" fo:margin-right="0.011cm" table:align="margins"/>
    </style:style>
    <style:style style:name="Table23.A" style:family="table-column">
      <style:table-column-properties style:rel-column-width="28161*"/>
    </style:style>
    <style:style style:name="Table23.B" style:family="table-column">
      <style:table-column-properties style:rel-column-width="37374*"/>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1" style:family="table">
      <style:table-properties style:width="16.094cm" table:align="right" style:writing-mode="lr-tb"/>
    </style:style>
    <style:style style:name="Table21.A" style:family="table-column">
      <style:table-column-properties style:column-width="1.522cm"/>
    </style:style>
    <style:style style:name="Table21.B" style:family="table-column">
      <style:table-column-properties style:column-width="1.443cm"/>
    </style:style>
    <style:style style:name="Table21.C" style:family="table-column">
      <style:table-column-properties style:column-width="2.231cm"/>
    </style:style>
    <style:style style:name="Table21.D" style:family="table-column">
      <style:table-column-properties style:column-width="10.897cm"/>
    </style:style>
    <style:style style:name="Table21.1" style:family="table-row">
      <style:table-row-properties style:keep-together="true" fo:keep-together="auto"/>
    </style:style>
    <style:style style:name="Table21.A1" style:family="table-cell">
      <style:table-cell-properties style:vertical-align="top" fo:padding="0.097cm" fo:border-left="0.002cm solid #000000" fo:border-right="none" fo:border-top="0.002cm solid #000000" fo:border-bottom="0.002cm solid #000000" style:writing-mode="lr-tb"/>
    </style:style>
    <style:style style:name="Table21.D1" style:family="table-cell">
      <style:table-cell-properties style:vertical-align="top" fo:padding="0.097cm" fo:border="0.002cm solid #000000" style:writing-mode="lr-tb"/>
    </style:style>
    <style:style style:name="Table21.A2" style:family="table-cell">
      <style:table-cell-properties style:vertical-align="top" fo:padding="0.097cm" fo:border-left="0.002cm solid #000000" fo:border-right="none" fo:border-top="none" fo:border-bottom="0.002cm solid #000000" style:writing-mode="lr-tb"/>
    </style:style>
    <style:style style:name="Table21.D2" style:family="table-cell">
      <style:table-cell-properties style:vertical-align="top" fo:padding="0.097cm" fo:border-left="0.002cm solid #000000" fo:border-right="0.002cm solid #000000" fo:border-top="none" fo:border-bottom="0.002cm solid #000000" style:writing-mode="lr-tb"/>
    </style:style>
    <style:style style:name="Table22" style:family="table">
      <style:table-properties style:width="16.055cm" table:align="right" style:writing-mode="lr-tb"/>
    </style:style>
    <style:style style:name="Table22.A" style:family="table-column">
      <style:table-column-properties style:column-width="4.427cm"/>
    </style:style>
    <style:style style:name="Table22.B" style:family="table-column">
      <style:table-column-properties style:column-width="11.628cm"/>
    </style:style>
    <style:style style:name="Table22.1" style:family="table-row">
      <style:table-row-properties style:keep-together="true" fo:keep-together="auto"/>
    </style:style>
    <style:style style:name="Table22.A1" style:family="table-cell">
      <style:table-cell-properties style:vertical-align="top" fo:padding="0.097cm" fo:border-left="0.002cm solid #000000" fo:border-right="none" fo:border-top="0.002cm solid #000000" fo:border-bottom="0.002cm solid #000000" style:writing-mode="lr-tb"/>
    </style:style>
    <style:style style:name="Table22.B1" style:family="table-cell">
      <style:table-cell-properties style:vertical-align="top" fo:padding="0.097cm" fo:border="0.002cm solid #000000" style:writing-mode="lr-tb"/>
    </style:style>
    <style:style style:name="Table22.A2" style:family="table-cell">
      <style:table-cell-properties style:vertical-align="top" fo:padding="0.097cm" fo:border-left="0.002cm solid #000000" fo:border-right="none" fo:border-top="none" fo:border-bottom="0.002cm solid #000000" style:writing-mode="lr-tb"/>
    </style:style>
    <style:style style:name="Table22.B2" style:family="table-cell">
      <style:table-cell-properties style:vertical-align="top" fo:padding="0.097cm" fo:border-left="0.002cm solid #000000" fo:border-right="0.002cm solid #000000" fo:border-top="none" fo:border-bottom="0.002cm solid #000000" style:writing-mode="lr-tb"/>
    </style:style>
    <style:style style:name="Table24" style:family="table">
      <style:table-properties style:width="16.593cm" table:align="right" style:writing-mode="lr-tb"/>
    </style:style>
    <style:style style:name="Table24.A" style:family="table-column">
      <style:table-column-properties style:column-width="3.235cm"/>
    </style:style>
    <style:style style:name="Table24.B" style:family="table-column">
      <style:table-column-properties style:column-width="13.358cm"/>
    </style:style>
    <style:style style:name="Table24.1" style:family="table-row">
      <style:table-row-properties style:keep-together="true" fo:keep-together="auto"/>
    </style:style>
    <style:style style:name="Table24.A1" style:family="table-cell">
      <style:table-cell-properties style:vertical-align="top" fo:padding="0.097cm" fo:border-left="0.002cm solid #000000" fo:border-right="none" fo:border-top="0.002cm solid #000000" fo:border-bottom="0.002cm solid #000000" style:writing-mode="lr-tb"/>
    </style:style>
    <style:style style:name="Table24.B1" style:family="table-cell">
      <style:table-cell-properties style:vertical-align="top" fo:padding="0.097cm" fo:border="0.002cm solid #000000" style:writing-mode="lr-tb"/>
    </style:style>
    <style:style style:name="Table24.A2" style:family="table-cell">
      <style:table-cell-properties style:vertical-align="top" fo:padding="0.097cm" fo:border-left="0.002cm solid #000000" fo:border-right="none" fo:border-top="none" fo:border-bottom="0.002cm solid #000000" style:writing-mode="lr-tb"/>
    </style:style>
    <style:style style:name="Table24.B2" style:family="table-cell">
      <style:table-cell-properties style:vertical-align="top" fo:padding="0.097cm" fo:border-left="0.002cm solid #000000" fo:border-right="0.002cm solid #000000" fo:border-top="none" fo:border-bottom="0.002cm solid #000000" style:writing-mode="lr-tb"/>
    </style:style>
    <style:style style:name="Table25" style:family="table">
      <style:table-properties style:width="16.074cm" table:align="right" style:writing-mode="lr-tb"/>
    </style:style>
    <style:style style:name="Table25.A" style:family="table-column">
      <style:table-column-properties style:column-width="3.099cm"/>
    </style:style>
    <style:style style:name="Table25.B" style:family="table-column">
      <style:table-column-properties style:column-width="12.975cm"/>
    </style:style>
    <style:style style:name="Table25.1" style:family="table-row">
      <style:table-row-properties style:keep-together="true" fo:keep-together="auto"/>
    </style:style>
    <style:style style:name="Table25.A1" style:family="table-cell">
      <style:table-cell-properties style:vertical-align="top" fo:padding="0.097cm" fo:border-left="0.002cm solid #000000" fo:border-right="none" fo:border-top="0.002cm solid #000000" fo:border-bottom="0.002cm solid #000000" style:writing-mode="lr-tb"/>
    </style:style>
    <style:style style:name="Table25.B1" style:family="table-cell">
      <style:table-cell-properties style:vertical-align="top" fo:padding="0.097cm" fo:border="0.002cm solid #000000" style:writing-mode="lr-tb"/>
    </style:style>
    <style:style style:name="Table25.A2" style:family="table-cell">
      <style:table-cell-properties style:vertical-align="top" fo:padding="0.097cm" fo:border-left="0.002cm solid #000000" fo:border-right="none" fo:border-top="none" fo:border-bottom="0.002cm solid #000000" style:writing-mode="lr-tb"/>
    </style:style>
    <style:style style:name="Table25.B2" style:family="table-cell">
      <style:table-cell-properties style:vertical-align="top" fo:padding="0.097cm" fo:border-left="0.002cm solid #000000" fo:border-right="0.002cm solid #000000" fo:border-top="none" fo:border-bottom="0.002cm solid #000000" style:writing-mode="lr-tb"/>
    </style:style>
    <style:style style:name="Table26" style:family="table">
      <style:table-properties style:width="16.574cm" table:align="right" style:writing-mode="lr-tb"/>
    </style:style>
    <style:style style:name="Table26.A" style:family="table-column">
      <style:table-column-properties style:column-width="3.946cm"/>
    </style:style>
    <style:style style:name="Table26.B" style:family="table-column">
      <style:table-column-properties style:column-width="12.628cm"/>
    </style:style>
    <style:style style:name="Table26.1" style:family="table-row">
      <style:table-row-properties style:keep-together="true" fo:keep-together="auto"/>
    </style:style>
    <style:style style:name="Table26.A1" style:family="table-cell">
      <style:table-cell-properties style:vertical-align="top" fo:padding="0.097cm" fo:border-left="0.002cm solid #000000" fo:border-right="none" fo:border-top="0.002cm solid #000000" fo:border-bottom="0.002cm solid #000000" style:writing-mode="lr-tb"/>
    </style:style>
    <style:style style:name="Table26.B1" style:family="table-cell">
      <style:table-cell-properties style:vertical-align="top" fo:padding="0.097cm" fo:border="0.002cm solid #000000" style:writing-mode="lr-tb"/>
    </style:style>
    <style:style style:name="Table26.A2" style:family="table-cell">
      <style:table-cell-properties style:vertical-align="top" fo:padding="0.097cm" fo:border-left="0.002cm solid #000000" fo:border-right="none" fo:border-top="none" fo:border-bottom="0.002cm solid #000000" style:writing-mode="lr-tb"/>
    </style:style>
    <style:style style:name="Table26.B2" style:family="table-cell">
      <style:table-cell-properties style:vertical-align="top" fo:padding="0.097cm" fo:border-left="0.002cm solid #000000" fo:border-right="0.002cm solid #000000" fo:border-top="none" fo:border-bottom="0.002cm solid #000000" style:writing-mode="lr-tb"/>
    </style:style>
    <style:style style:name="Table27" style:family="table">
      <style:table-properties style:width="16.575cm" fo:margin-left="1.005cm" table:align="left" style:writing-mode="lr-tb"/>
    </style:style>
    <style:style style:name="Table27.A" style:family="table-column">
      <style:table-column-properties style:column-width="2.09cm"/>
    </style:style>
    <style:style style:name="Table27.B" style:family="table-column">
      <style:table-column-properties style:column-width="14.485cm"/>
    </style:style>
    <style:style style:name="Table27.1" style:family="table-row">
      <style:table-row-properties style:keep-together="true" fo:keep-together="auto"/>
    </style:style>
    <style:style style:name="Table27.A1" style:family="table-cell">
      <style:table-cell-properties style:vertical-align="top" fo:padding="0.097cm" fo:border-left="0.002cm solid #000000" fo:border-right="none" fo:border-top="0.002cm solid #000000" fo:border-bottom="0.002cm solid #000000" style:writing-mode="lr-tb"/>
    </style:style>
    <style:style style:name="Table27.B1" style:family="table-cell">
      <style:table-cell-properties style:vertical-align="top" fo:padding="0.097cm" fo:border="0.002cm solid #000000" style:writing-mode="lr-tb"/>
    </style:style>
    <style:style style:name="Table27.A2" style:family="table-cell">
      <style:table-cell-properties style:vertical-align="top" fo:padding="0.097cm" fo:border-left="0.002cm solid #000000" fo:border-right="none" fo:border-top="none" fo:border-bottom="0.002cm solid #000000" style:writing-mode="lr-tb"/>
    </style:style>
    <style:style style:name="Table27.B2" style:family="table-cell">
      <style:table-cell-properties style:vertical-align="top" fo:padding="0.097cm" fo:border-left="0.002cm solid #000000" fo:border-right="0.002cm solid #000000" fo:border-top="none" fo:border-bottom="0.002cm solid #000000" style:writing-mode="lr-tb"/>
    </style:style>
    <style:style style:name="Table28" style:family="table">
      <style:table-properties style:width="16.586cm" fo:margin-left="0.997cm" table:align="left" style:writing-mode="lr-tb"/>
    </style:style>
    <style:style style:name="Table28.A" style:family="table-column">
      <style:table-column-properties style:column-width="12.45cm"/>
    </style:style>
    <style:style style:name="Table28.B" style:family="table-column">
      <style:table-column-properties style:column-width="4.136cm"/>
    </style:style>
    <style:style style:name="Table28.1" style:family="table-row">
      <style:table-row-properties style:keep-together="true" fo:keep-together="auto"/>
    </style:style>
    <style:style style:name="Table28.A1" style:family="table-cell">
      <style:table-cell-properties style:vertical-align="top" fo:padding="0cm" fo:border="none" style:writing-mode="lr-tb"/>
    </style:style>
    <style:style style:name="Table29" style:family="table">
      <style:table-properties style:width="16.131cm" table:align="right" style:writing-mode="lr-tb"/>
    </style:style>
    <style:style style:name="Table29.A" style:family="table-column">
      <style:table-column-properties style:column-width="5.043cm"/>
    </style:style>
    <style:style style:name="Table29.B" style:family="table-column">
      <style:table-column-properties style:column-width="11.088cm"/>
    </style:style>
    <style:style style:name="Table29.1" style:family="table-row">
      <style:table-row-properties style:keep-together="true" fo:keep-together="auto"/>
    </style:style>
    <style:style style:name="Table29.A1" style:family="table-cell">
      <style:table-cell-properties style:vertical-align="top" fo:padding="0.097cm" fo:border-left="0.002cm solid #000000" fo:border-right="none" fo:border-top="0.002cm solid #000000" fo:border-bottom="0.002cm solid #000000" style:writing-mode="lr-tb"/>
    </style:style>
    <style:style style:name="Table29.B1" style:family="table-cell">
      <style:table-cell-properties style:vertical-align="top" fo:padding="0.097cm" fo:border="0.002cm solid #000000" style:writing-mode="lr-tb"/>
    </style:style>
    <style:style style:name="Table29.A2" style:family="table-cell">
      <style:table-cell-properties style:vertical-align="top" fo:padding="0.097cm" fo:border-left="0.002cm solid #000000" fo:border-right="none" fo:border-top="none" fo:border-bottom="0.002cm solid #000000" style:writing-mode="lr-tb"/>
    </style:style>
    <style:style style:name="Table29.B2" style:family="table-cell">
      <style:table-cell-properties style:vertical-align="top" fo:padding="0.097cm" fo:border-left="0.002cm solid #000000" fo:border-right="0.002cm solid #000000" fo:border-top="none" fo:border-bottom="0.002cm solid #000000" style:writing-mode="lr-tb"/>
    </style:style>
    <style:style style:name="Table30" style:family="table">
      <style:table-properties style:width="16.111cm" table:align="right" style:writing-mode="lr-tb"/>
    </style:style>
    <style:style style:name="Table30.A" style:family="table-column">
      <style:table-column-properties style:column-width="5.678cm"/>
    </style:style>
    <style:style style:name="Table30.B" style:family="table-column">
      <style:table-column-properties style:column-width="10.433cm"/>
    </style:style>
    <style:style style:name="Table30.1" style:family="table-row">
      <style:table-row-properties style:keep-together="true" fo:keep-together="auto"/>
    </style:style>
    <style:style style:name="Table30.A1" style:family="table-cell">
      <style:table-cell-properties style:vertical-align="top" fo:padding="0.097cm" fo:border-left="0.002cm solid #000000" fo:border-right="none" fo:border-top="0.002cm solid #000000" fo:border-bottom="0.002cm solid #000000" style:writing-mode="lr-tb"/>
    </style:style>
    <style:style style:name="Table30.B1" style:family="table-cell">
      <style:table-cell-properties style:vertical-align="top" fo:padding="0.097cm" fo:border="0.002cm solid #000000" style:writing-mode="lr-tb"/>
    </style:style>
    <style:style style:name="Table30.A2" style:family="table-cell">
      <style:table-cell-properties style:vertical-align="top" fo:padding="0.097cm" fo:border-left="0.002cm solid #000000" fo:border-right="none" fo:border-top="none" fo:border-bottom="0.002cm solid #000000" style:writing-mode="lr-tb"/>
    </style:style>
    <style:style style:name="Table30.B2" style:family="table-cell">
      <style:table-cell-properties style:vertical-align="top" fo:padding="0.097cm" fo:border-left="0.002cm solid #000000" fo:border-right="0.002cm solid #000000" fo:border-top="none" fo:border-bottom="0.002cm solid #000000" style:writing-mode="lr-tb"/>
    </style:style>
    <style:style style:name="Table31" style:family="table">
      <style:table-properties style:width="16.588cm" fo:margin-left="0.997cm" table:align="left" style:writing-mode="lr-tb"/>
    </style:style>
    <style:style style:name="Table31.A" style:family="table-column">
      <style:table-column-properties style:column-width="3.177cm"/>
    </style:style>
    <style:style style:name="Table31.B" style:family="table-column">
      <style:table-column-properties style:column-width="13.411cm"/>
    </style:style>
    <style:style style:name="Table31.1" style:family="table-row">
      <style:table-row-properties style:keep-together="false" fo:keep-together="always"/>
    </style:style>
    <style:style style:name="Table31.A1" style:family="table-cell">
      <style:table-cell-properties style:vertical-align="top" fo:padding="0.097cm" fo:border-left="0.002cm solid #000000" fo:border-right="none" fo:border-top="0.002cm solid #000000" fo:border-bottom="0.002cm solid #000000" style:writing-mode="lr-tb"/>
    </style:style>
    <style:style style:name="Table31.B1" style:family="table-cell">
      <style:table-cell-properties style:vertical-align="top" fo:padding="0.097cm" fo:border="0.002cm solid #000000" style:writing-mode="lr-tb"/>
    </style:style>
    <style:style style:name="Table31.A2" style:family="table-cell">
      <style:table-cell-properties style:vertical-align="top" fo:padding="0.097cm" fo:border-left="0.002cm solid #000000" fo:border-right="none" fo:border-top="none" fo:border-bottom="0.002cm solid #000000" style:writing-mode="lr-tb"/>
    </style:style>
    <style:style style:name="Table31.B2.1" style:family="table-row">
      <style:table-row-properties style:row-height="1.496cm" style:keep-together="false" fo:keep-together="always"/>
    </style:style>
    <style:style style:name="Table31.B2.1.1" style:family="table-cell">
      <style:table-cell-properties style:vertical-align="top" fo:padding="0.097cm" fo:border-left="0.002cm solid #000000" fo:border-right="0.002cm solid #000000" fo:border-top="none" fo:border-bottom="0.002cm solid #000000" style:writing-mode="lr-tb"/>
    </style:style>
    <style:style style:name="Table31.B3.1" style:family="table-row">
      <style:table-row-properties style:row-height="1.96cm" style:keep-together="false" fo:keep-together="always"/>
    </style:style>
    <style:style style:name="Table32" style:family="table">
      <style:table-properties style:width="16.588cm" fo:margin-left="0.997cm" table:align="left" style:writing-mode="lr-tb"/>
    </style:style>
    <style:style style:name="Table32.A" style:family="table-column">
      <style:table-column-properties style:column-width="2.732cm"/>
    </style:style>
    <style:style style:name="Table32.B" style:family="table-column">
      <style:table-column-properties style:column-width="3.443cm"/>
    </style:style>
    <style:style style:name="Table32.C" style:family="table-column">
      <style:table-column-properties style:column-width="10.412cm"/>
    </style:style>
    <style:style style:name="Table32.1" style:family="table-row">
      <style:table-row-properties style:keep-together="false" fo:keep-together="always"/>
    </style:style>
    <style:style style:name="Table32.A1" style:family="table-cell">
      <style:table-cell-properties style:vertical-align="top" fo:padding="0.097cm" fo:border-left="0.002cm solid #000000" fo:border-right="none" fo:border-top="0.002cm solid #000000" fo:border-bottom="0.002cm solid #000000" style:writing-mode="lr-tb"/>
    </style:style>
    <style:style style:name="Table32.C1" style:family="table-cell">
      <style:table-cell-properties style:vertical-align="top" fo:padding="0.097cm" fo:border="0.002cm solid #000000" style:writing-mode="lr-tb"/>
    </style:style>
    <style:style style:name="Table32.A2" style:family="table-cell">
      <style:table-cell-properties style:vertical-align="top" fo:padding="0.097cm" fo:border-left="0.002cm solid #000000" fo:border-right="none" fo:border-top="none" fo:border-bottom="0.002cm solid #000000" style:writing-mode="lr-tb"/>
    </style:style>
    <style:style style:name="Table32.C2" style:family="table-cell">
      <style:table-cell-properties style:vertical-align="top" fo:padding="0.097cm" fo:border-left="0.002cm solid #000000" fo:border-right="0.002cm solid #000000" fo:border-top="none" fo:border-bottom="0.002cm solid #000000" style:writing-mode="lr-tb"/>
    </style:style>
    <style:style style:name="Table33" style:family="table" style:master-page-name="">
      <style:table-properties style:width="16.09cm" style:page-number="0" table:align="right" fo:keep-with-next="auto"/>
    </style:style>
    <style:style style:name="Table33.A" style:family="table-column">
      <style:table-column-properties style:column-width="3.254cm"/>
    </style:style>
    <style:style style:name="Table33.B" style:family="table-column">
      <style:table-column-properties style:column-width="12.836cm"/>
    </style:style>
    <style:style style:name="Table33.1" style:family="table-row">
      <style:table-row-properties style:keep-together="false" fo:keep-together="always"/>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Table34" style:family="table">
      <style:table-properties table:align="margins"/>
    </style:style>
    <style:style style:name="Table34.A" style:family="table-column">
      <style:table-column-properties style:rel-column-width="10922*"/>
    </style:style>
    <style:style style:name="Table34.F" style:family="table-column">
      <style:table-column-properties style:rel-column-width="10925*"/>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left="0.002cm solid #c0c0c0" fo:border-right="none" fo:border-top="0.002cm solid #000000" fo:border-bottom="0.002cm solid #000000"/>
    </style:style>
    <style:style style:name="Table34.F1" style:family="table-cell">
      <style:table-cell-properties fo:padding="0.097cm" fo:border-left="0.002cm solid #c0c0c0" fo:border-right="0.002cm solid #000000" fo:border-top="0.002cm solid #000000" fo:border-bottom="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c0c0c0" fo:border-right="none" fo:border-top="none" fo:border-bottom="0.002cm solid #000000"/>
    </style:style>
    <style:style style:name="Table34.F2" style:family="table-cell">
      <style:table-cell-properties fo:padding="0.097cm" fo:border-left="0.002cm solid #c0c0c0" fo:border-right="0.002cm solid #000000" fo:border-top="none" fo:border-bottom="0.002cm solid #000000"/>
    </style:style>
    <style:style style:name="Table35" style:family="table">
      <style:table-properties style:width="16.588cm" fo:margin-left="0.997cm" table:align="left" style:writing-mode="lr-tb"/>
    </style:style>
    <style:style style:name="Table35.A" style:family="table-column">
      <style:table-column-properties style:column-width="2.962cm"/>
    </style:style>
    <style:style style:name="Table35.B" style:family="table-column">
      <style:table-column-properties style:column-width="3.214cm"/>
    </style:style>
    <style:style style:name="Table35.C" style:family="table-column">
      <style:table-column-properties style:column-width="10.412cm"/>
    </style:style>
    <style:style style:name="Table35.1" style:family="table-row">
      <style:table-row-properties style:keep-together="false" fo:keep-together="always"/>
    </style:style>
    <style:style style:name="Table35.A1" style:family="table-cell">
      <style:table-cell-properties style:vertical-align="top" fo:padding="0.097cm" fo:border-left="0.002cm solid #000000" fo:border-right="none" fo:border-top="0.002cm solid #000000" fo:border-bottom="0.002cm solid #000000" style:writing-mode="lr-tb"/>
    </style:style>
    <style:style style:name="Table35.C1" style:family="table-cell">
      <style:table-cell-properties style:vertical-align="top" fo:padding="0.097cm" fo:border="0.002cm solid #000000" style:writing-mode="lr-tb"/>
    </style:style>
    <style:style style:name="Table35.A2" style:family="table-cell">
      <style:table-cell-properties style:vertical-align="top" fo:padding="0.097cm" fo:border-left="0.002cm solid #000000" fo:border-right="none" fo:border-top="none" fo:border-bottom="0.002cm solid #000000" style:writing-mode="lr-tb"/>
    </style:style>
    <style:style style:name="Table35.C2" style:family="table-cell">
      <style:table-cell-properties style:vertical-align="top" fo:padding="0.097cm" fo:border-left="0.002cm solid #000000" fo:border-right="0.002cm solid #000000" fo:border-top="none" fo:border-bottom="0.002cm solid #000000" style:writing-mode="lr-tb"/>
    </style:style>
    <style:style style:name="Table36" style:family="table">
      <style:table-properties style:width="16.588cm" fo:margin-left="0.997cm" table:align="left" style:writing-mode="lr-tb"/>
    </style:style>
    <style:style style:name="Table36.A" style:family="table-column">
      <style:table-column-properties style:column-width="2.962cm"/>
    </style:style>
    <style:style style:name="Table36.B" style:family="table-column">
      <style:table-column-properties style:column-width="3.214cm"/>
    </style:style>
    <style:style style:name="Table36.C" style:family="table-column">
      <style:table-column-properties style:column-width="10.412cm"/>
    </style:style>
    <style:style style:name="Table36.1" style:family="table-row">
      <style:table-row-properties style:keep-together="false" fo:keep-together="always"/>
    </style:style>
    <style:style style:name="Table36.A1" style:family="table-cell">
      <style:table-cell-properties style:vertical-align="top" fo:padding="0.097cm" fo:border-left="0.002cm solid #000000" fo:border-right="none" fo:border-top="0.002cm solid #000000" fo:border-bottom="0.002cm solid #000000" style:writing-mode="lr-tb"/>
    </style:style>
    <style:style style:name="Table36.C1" style:family="table-cell">
      <style:table-cell-properties style:vertical-align="top" fo:padding="0.097cm" fo:border="0.002cm solid #000000" style:writing-mode="lr-tb"/>
    </style:style>
    <style:style style:name="Table36.A2" style:family="table-cell">
      <style:table-cell-properties style:vertical-align="top" fo:padding="0.097cm" fo:border-left="0.002cm solid #000000" fo:border-right="none" fo:border-top="none" fo:border-bottom="0.002cm solid #000000" style:writing-mode="lr-tb"/>
    </style:style>
    <style:style style:name="Table36.C2" style:family="table-cell">
      <style:table-cell-properties style:vertical-align="top" fo:padding="0.097cm" fo:border-left="0.002cm solid #000000" fo:border-right="0.002cm solid #000000" fo:border-top="none" fo:border-bottom="0.002cm solid #000000" style:writing-mode="lr-tb"/>
    </style:style>
    <style:style style:name="Table40" style:family="table">
      <style:table-properties style:width="16.588cm" fo:margin-left="0.997cm" table:align="left" style:writing-mode="lr-tb"/>
    </style:style>
    <style:style style:name="Table40.A" style:family="table-column">
      <style:table-column-properties style:column-width="2.962cm"/>
    </style:style>
    <style:style style:name="Table40.B" style:family="table-column">
      <style:table-column-properties style:column-width="3.214cm"/>
    </style:style>
    <style:style style:name="Table40.C" style:family="table-column">
      <style:table-column-properties style:column-width="10.412cm"/>
    </style:style>
    <style:style style:name="Table40.1" style:family="table-row">
      <style:table-row-properties style:keep-together="false" fo:keep-together="always"/>
    </style:style>
    <style:style style:name="Table40.A1" style:family="table-cell">
      <style:table-cell-properties style:vertical-align="top" fo:padding="0.097cm" fo:border-left="0.002cm solid #000000" fo:border-right="none" fo:border-top="0.002cm solid #000000" fo:border-bottom="0.002cm solid #000000" style:writing-mode="lr-tb"/>
    </style:style>
    <style:style style:name="Table40.C1" style:family="table-cell">
      <style:table-cell-properties style:vertical-align="top" fo:padding="0.097cm" fo:border="0.002cm solid #000000" style:writing-mode="lr-tb"/>
    </style:style>
    <style:style style:name="Table40.A2" style:family="table-cell">
      <style:table-cell-properties style:vertical-align="top" fo:padding="0.097cm" fo:border-left="0.002cm solid #000000" fo:border-right="none" fo:border-top="none" fo:border-bottom="0.002cm solid #000000" style:writing-mode="lr-tb"/>
    </style:style>
    <style:style style:name="Table40.C2" style:family="table-cell">
      <style:table-cell-properties style:vertical-align="top" fo:padding="0.097cm" fo:border-left="0.002cm solid #000000" fo:border-right="0.002cm solid #000000" fo:border-top="none" fo:border-bottom="0.002cm solid #000000" style:writing-mode="lr-tb"/>
    </style:style>
    <style:style style:name="Table41" style:family="table">
      <style:table-properties style:width="16.588cm" fo:margin-left="0.997cm" table:align="left" style:writing-mode="lr-tb"/>
    </style:style>
    <style:style style:name="Table41.A" style:family="table-column">
      <style:table-column-properties style:column-width="2.942cm"/>
    </style:style>
    <style:style style:name="Table41.B" style:family="table-column">
      <style:table-column-properties style:column-width="3.233cm"/>
    </style:style>
    <style:style style:name="Table41.C" style:family="table-column">
      <style:table-column-properties style:column-width="10.412cm"/>
    </style:style>
    <style:style style:name="Table41.1" style:family="table-row">
      <style:table-row-properties style:keep-together="true" fo:keep-together="auto"/>
    </style:style>
    <style:style style:name="Table41.A1" style:family="table-cell">
      <style:table-cell-properties style:vertical-align="top" fo:padding="0.097cm" fo:border-left="0.002cm solid #000000" fo:border-right="none" fo:border-top="0.002cm solid #000000" fo:border-bottom="0.002cm solid #000000" style:writing-mode="lr-tb"/>
    </style:style>
    <style:style style:name="Table41.C1" style:family="table-cell">
      <style:table-cell-properties style:vertical-align="top" fo:padding="0.097cm" fo:border="0.002cm solid #000000" style:writing-mode="lr-tb"/>
    </style:style>
    <style:style style:name="Table41.A2" style:family="table-cell">
      <style:table-cell-properties style:vertical-align="top" fo:padding="0.097cm" fo:border-left="0.002cm solid #000000" fo:border-right="none" fo:border-top="none" fo:border-bottom="0.002cm solid #000000" style:writing-mode="lr-tb"/>
    </style:style>
    <style:style style:name="Table41.C2" style:family="table-cell">
      <style:table-cell-properties style:vertical-align="top" fo:padding="0.097cm" fo:border-left="0.002cm solid #000000" fo:border-right="0.002cm solid #000000" fo:border-top="none" fo:border-bottom="0.002cm solid #000000" style:writing-mode="lr-tb"/>
    </style:style>
    <style:style style:name="Table5" style:family="table">
      <style:table-properties style:width="16.591cm" fo:margin-left="0.995cm" table:align="left" style:writing-mode="lr-tb"/>
    </style:style>
    <style:style style:name="Table5.A" style:family="table-column">
      <style:table-column-properties style:column-width="2.732cm"/>
    </style:style>
    <style:style style:name="Table5.B" style:family="table-column">
      <style:table-column-properties style:column-width="3.443cm"/>
    </style:style>
    <style:style style:name="Table5.C" style:family="table-column">
      <style:table-column-properties style:column-width="10.416cm"/>
    </style:style>
    <style:style style:name="Table5.1" style:family="table-row">
      <style:table-row-properties style:keep-together="false" fo:keep-together="always"/>
    </style:style>
    <style:style style:name="Table5.A1" style:family="table-cell">
      <style:table-cell-properties style:vertical-align="top" fo:padding="0.097cm" fo:border-left="0.002cm solid #000000" fo:border-right="none" fo:border-top="0.002cm solid #000000" fo:border-bottom="0.002cm solid #000000" style:writing-mode="lr-tb"/>
    </style:style>
    <style:style style:name="Table5.C1" style:family="table-cell">
      <style:table-cell-properties style:vertical-align="top" fo:padding="0.097cm" fo:border="0.002cm solid #000000" style:writing-mode="lr-tb"/>
    </style:style>
    <style:style style:name="Table5.A2" style:family="table-cell">
      <style:table-cell-properties style:vertical-align="top" fo:padding="0.097cm" fo:border-left="0.002cm solid #000000" fo:border-right="none" fo:border-top="none" fo:border-bottom="0.002cm solid #000000" style:writing-mode="lr-tb"/>
    </style:style>
    <style:style style:name="Table5.C2" style:family="table-cell">
      <style:table-cell-properties style:vertical-align="top" fo:padding="0.097cm" fo:border-left="0.002cm solid #000000" fo:border-right="0.002cm solid #000000" fo:border-top="none" fo:border-bottom="0.002cm solid #000000" style:writing-mode="lr-tb"/>
    </style:style>
    <style:style style:name="Table9" style:family="table">
      <style:table-properties style:width="17.59cm" table:align="left" style:writing-mode="lr-tb"/>
    </style:style>
    <style:style style:name="Table9.A" style:family="table-column">
      <style:table-column-properties style:column-width="8.793cm"/>
    </style:style>
    <style:style style:name="Table9.B" style:family="table-column">
      <style:table-column-properties style:column-width="8.797cm"/>
    </style:style>
    <style:style style:name="Table9.1" style:family="table-row">
      <style:table-row-properties style:keep-together="true" fo:keep-together="auto"/>
    </style:style>
    <style:style style:name="Table9.A1" style:family="table-cell">
      <style:table-cell-properties style:vertical-align="top" fo:padding="0.097cm" fo:border="none" style:writing-mode="lr-tb"/>
    </style:style>
    <style:style style:name="Table10" style:family="table">
      <style:table-properties style:width="16.538cm" table:align="right" style:writing-mode="lr-tb"/>
    </style:style>
    <style:style style:name="Table10.A" style:family="table-column">
      <style:table-column-properties style:column-width="7.736cm"/>
    </style:style>
    <style:style style:name="Table10.B" style:family="table-column">
      <style:table-column-properties style:column-width="8.802cm"/>
    </style:style>
    <style:style style:name="Table10.1" style:family="table-row">
      <style:table-row-properties style:keep-together="true" fo:keep-together="auto"/>
    </style:style>
    <style:style style:name="Table10.A1" style:family="table-cell">
      <style:table-cell-properties style:vertical-align="top" fo:padding="0.097cm" fo:border-left="0.002cm solid #000000" fo:border-right="none" fo:border-top="0.002cm solid #000000" fo:border-bottom="0.002cm solid #000000" style:writing-mode="lr-tb"/>
    </style:style>
    <style:style style:name="Table10.B1" style:family="table-cell">
      <style:table-cell-properties style:vertical-align="top" fo:padding="0.097cm" fo:border="0.002cm solid #000000" style:writing-mode="lr-tb"/>
    </style:style>
    <style:style style:name="Table10.A2" style:family="table-cell">
      <style:table-cell-properties style:vertical-align="top" fo:padding="0.097cm" fo:border-left="0.002cm solid #000000" fo:border-right="none" fo:border-top="none" fo:border-bottom="0.002cm solid #000000" style:writing-mode="lr-tb"/>
    </style:style>
    <style:style style:name="Table10.B2" style:family="table-cell">
      <style:table-cell-properties style:vertical-align="top" fo:padding="0.097cm" fo:border-left="0.002cm solid #000000" fo:border-right="0.002cm solid #000000" fo:border-top="none" fo:border-bottom="0.002cm solid #000000" style:writing-mode="lr-tb"/>
    </style:style>
    <style:style style:name="Table11" style:family="table">
      <style:table-properties style:width="16.538cm" table:align="right" style:writing-mode="lr-tb"/>
    </style:style>
    <style:style style:name="Table11.A" style:family="table-column">
      <style:table-column-properties style:column-width="7.736cm"/>
    </style:style>
    <style:style style:name="Table11.B" style:family="table-column">
      <style:table-column-properties style:column-width="8.802cm"/>
    </style:style>
    <style:style style:name="Table11.1" style:family="table-row">
      <style:table-row-properties style:keep-together="true" fo:keep-together="auto"/>
    </style:style>
    <style:style style:name="Table11.A1" style:family="table-cell">
      <style:table-cell-properties style:vertical-align="top" fo:padding="0.097cm" fo:border-left="0.002cm solid #000000" fo:border-right="none" fo:border-top="0.002cm solid #000000" fo:border-bottom="0.002cm solid #000000" style:writing-mode="lr-tb"/>
    </style:style>
    <style:style style:name="Table11.B1" style:family="table-cell">
      <style:table-cell-properties style:vertical-align="top" fo:padding="0.097cm" fo:border="0.002cm solid #000000" style:writing-mode="lr-tb"/>
    </style:style>
    <style:style style:name="Table11.A2" style:family="table-cell">
      <style:table-cell-properties style:vertical-align="top" fo:padding="0.097cm" fo:border-left="0.002cm solid #000000" fo:border-right="none" fo:border-top="none" fo:border-bottom="0.002cm solid #000000" style:writing-mode="lr-tb"/>
    </style:style>
    <style:style style:name="Table11.B2" style:family="table-cell">
      <style:table-cell-properties style:vertical-align="top" fo:padding="0.097cm" fo:border-left="0.002cm solid #000000" fo:border-right="0.002cm solid #000000" fo:border-top="none" fo:border-bottom="0.002cm solid #000000" style:writing-mode="lr-tb"/>
    </style:style>
    <style:style style:name="Table12" style:family="table">
      <style:table-properties style:width="16.596cm" table:align="right" style:writing-mode="lr-tb"/>
    </style:style>
    <style:style style:name="Table12.A" style:family="table-column">
      <style:table-column-properties style:column-width="2.037cm"/>
    </style:style>
    <style:style style:name="Table12.B" style:family="table-column">
      <style:table-column-properties style:column-width="6.274cm"/>
    </style:style>
    <style:style style:name="Table12.C" style:family="table-column">
      <style:table-column-properties style:column-width="8.285cm"/>
    </style:style>
    <style:style style:name="Table12.1" style:family="table-row">
      <style:table-row-properties style:keep-together="true" fo:keep-together="auto"/>
    </style:style>
    <style:style style:name="Table12.A1" style:family="table-cell">
      <style:table-cell-properties style:vertical-align="top" fo:padding="0.097cm" fo:border-left="0.002cm solid #000000" fo:border-right="none" fo:border-top="0.002cm solid #000000" fo:border-bottom="0.002cm solid #000000" style:writing-mode="lr-tb"/>
    </style:style>
    <style:style style:name="Table12.C1" style:family="table-cell">
      <style:table-cell-properties style:vertical-align="top" fo:padding="0.097cm" fo:border="0.002cm solid #000000" style:writing-mode="lr-tb"/>
    </style:style>
    <style:style style:name="Table12.A2" style:family="table-cell">
      <style:table-cell-properties style:vertical-align="top" fo:background-color="#ffffcc" fo:padding="0.097cm" fo:border-left="0.002cm solid #000000" fo:border-right="none" fo:border-top="none" fo:border-bottom="0.002cm solid #000000" style:writing-mode="lr-tb">
        <style:background-image/>
      </style:table-cell-properties>
    </style:style>
    <style:style style:name="Table12.B2" style:family="table-cell">
      <style:table-cell-properties style:vertical-align="top" fo:padding="0.097cm" fo:border-left="0.002cm solid #000000" fo:border-right="none" fo:border-top="none" fo:border-bottom="0.002cm solid #000000" style:writing-mode="lr-tb"/>
    </style:style>
    <style:style style:name="Table12.C2" style:family="table-cell">
      <style:table-cell-properties style:vertical-align="top" fo:padding="0.097cm" fo:border-left="0.002cm solid #000000" fo:border-right="0.002cm solid #000000" fo:border-top="none" fo:border-bottom="0.002cm solid #000000" style:writing-mode="lr-tb"/>
    </style:style>
    <style:style style:name="Table37" style:family="table">
      <style:table-properties style:width="15.939cm" table:align="right" style:writing-mode="lr-tb"/>
    </style:style>
    <style:style style:name="Table37.A" style:family="table-column">
      <style:table-column-properties style:column-width="6.354cm"/>
    </style:style>
    <style:style style:name="Table37.B" style:family="table-column">
      <style:table-column-properties style:column-width="9.585cm"/>
    </style:style>
    <style:style style:name="Table37.1" style:family="table-row">
      <style:table-row-properties style:keep-together="true" fo:keep-together="auto"/>
    </style:style>
    <style:style style:name="Table37.A1" style:family="table-cell">
      <style:table-cell-properties style:vertical-align="top" fo:padding="0.097cm" fo:border-left="0.002cm solid #000000" fo:border-right="none" fo:border-top="0.002cm solid #000000" fo:border-bottom="0.002cm solid #000000" style:writing-mode="lr-tb"/>
    </style:style>
    <style:style style:name="Table37.B1" style:family="table-cell">
      <style:table-cell-properties style:vertical-align="top" fo:padding="0.097cm" fo:border="0.002cm solid #000000" style:writing-mode="lr-tb"/>
    </style:style>
    <style:style style:name="Table37.A2" style:family="table-cell">
      <style:table-cell-properties style:vertical-align="top" fo:padding="0.097cm" fo:border-left="0.002cm solid #000000" fo:border-right="none" fo:border-top="none" fo:border-bottom="0.002cm solid #000000" style:writing-mode="lr-tb"/>
    </style:style>
    <style:style style:name="Table37.B2" style:family="table-cell">
      <style:table-cell-properties style:vertical-align="top" fo:padding="0.097cm" fo:border-left="0.002cm solid #000000" fo:border-right="0.002cm solid #000000" fo:border-top="none" fo:border-bottom="0.002cm solid #000000" style:writing-mode="lr-tb"/>
    </style:style>
    <style:style style:name="Table38" style:family="table">
      <style:table-properties style:width="16.074cm" table:align="right" style:writing-mode="lr-tb"/>
    </style:style>
    <style:style style:name="Table38.A" style:family="table-column">
      <style:table-column-properties style:column-width="3.522cm"/>
    </style:style>
    <style:style style:name="Table38.B" style:family="table-column">
      <style:table-column-properties style:column-width="12.552cm"/>
    </style:style>
    <style:style style:name="Table38.1" style:family="table-row">
      <style:table-row-properties style:keep-together="true" fo:keep-together="auto"/>
    </style:style>
    <style:style style:name="Table38.A1" style:family="table-cell">
      <style:table-cell-properties style:vertical-align="top" fo:padding="0.097cm" fo:border-left="0.002cm solid #000000" fo:border-right="none" fo:border-top="0.002cm solid #000000" fo:border-bottom="0.002cm solid #000000" style:writing-mode="lr-tb"/>
    </style:style>
    <style:style style:name="Table38.B1" style:family="table-cell">
      <style:table-cell-properties style:vertical-align="top" fo:padding="0.097cm" fo:border="0.002cm solid #000000" style:writing-mode="lr-tb"/>
    </style:style>
    <style:style style:name="Table38.A2" style:family="table-cell">
      <style:table-cell-properties style:vertical-align="top" fo:padding="0.097cm" fo:border-left="0.002cm solid #000000" fo:border-right="none" fo:border-top="none" fo:border-bottom="0.002cm solid #000000" style:writing-mode="lr-tb"/>
    </style:style>
    <style:style style:name="Table38.B2" style:family="table-cell">
      <style:table-cell-properties style:vertical-align="top" fo:padding="0.097cm" fo:border-left="0.002cm solid #000000" fo:border-right="0.002cm solid #000000" fo:border-top="none" fo:border-bottom="0.002cm solid #000000" style:writing-mode="lr-tb"/>
    </style:style>
    <style:style style:name="Table39" style:family="table">
      <style:table-properties style:width="16.589cm" fo:margin-left="0.995cm" table:align="left" style:writing-mode="lr-tb"/>
    </style:style>
    <style:style style:name="Table39.A" style:family="table-column">
      <style:table-column-properties style:column-width="4.357cm"/>
    </style:style>
    <style:style style:name="Table39.B" style:family="table-column">
      <style:table-column-properties style:column-width="12.233cm"/>
    </style:style>
    <style:style style:name="Table39.1" style:family="table-row">
      <style:table-row-properties style:keep-together="true" fo:keep-together="auto"/>
    </style:style>
    <style:style style:name="Table39.A1" style:family="table-cell">
      <style:table-cell-properties style:vertical-align="top" fo:padding="0.097cm" fo:border-left="0.002cm solid #000000" fo:border-right="none" fo:border-top="0.002cm solid #000000" fo:border-bottom="0.002cm solid #000000" style:writing-mode="lr-tb"/>
    </style:style>
    <style:style style:name="Table39.B1" style:family="table-cell">
      <style:table-cell-properties style:vertical-align="top" fo:padding="0.097cm" fo:border="0.002cm solid #000000" style:writing-mode="lr-tb"/>
    </style:style>
    <style:style style:name="Table39.A2" style:family="table-cell">
      <style:table-cell-properties style:vertical-align="top" fo:padding="0.097cm" fo:border-left="0.002cm solid #000000" fo:border-right="none" fo:border-top="none" fo:border-bottom="0.002cm solid #000000" style:writing-mode="lr-tb"/>
    </style:style>
    <style:style style:name="Table39.B2" style:family="table-cell">
      <style:table-cell-properties style:vertical-align="top" fo:padding="0.097cm" fo:border-left="0.002cm solid #000000" fo:border-right="0.002cm solid #000000" fo:border-top="none" fo:border-bottom="0.002cm solid #000000" style:writing-mode="lr-tb"/>
    </style:style>
    <style:style style:name="Table13" style:family="table">
      <style:table-properties style:width="16.554cm" table:align="right" style:writing-mode="lr-tb"/>
    </style:style>
    <style:style style:name="Table13.A" style:family="table-column">
      <style:table-column-properties style:column-width="3.831cm"/>
    </style:style>
    <style:style style:name="Table13.B" style:family="table-column">
      <style:table-column-properties style:column-width="12.723cm"/>
    </style:style>
    <style:style style:name="Table13.1" style:family="table-row">
      <style:table-row-properties style:keep-together="true" fo:keep-together="auto"/>
    </style:style>
    <style:style style:name="Table13.A1" style:family="table-cell">
      <style:table-cell-properties style:vertical-align="top" fo:padding="0.097cm" fo:border-left="0.002cm solid #000000" fo:border-right="none" fo:border-top="0.002cm solid #000000" fo:border-bottom="0.002cm solid #000000" style:writing-mode="lr-tb"/>
    </style:style>
    <style:style style:name="Table13.B1" style:family="table-cell">
      <style:table-cell-properties style:vertical-align="top" fo:padding="0.097cm" fo:border="0.002cm solid #000000" style:writing-mode="lr-tb"/>
    </style:style>
    <style:style style:name="Table13.A2" style:family="table-cell">
      <style:table-cell-properties style:vertical-align="top" fo:padding="0.097cm" fo:border-left="0.002cm solid #000000" fo:border-right="none" fo:border-top="none" fo:border-bottom="0.002cm solid #000000" style:writing-mode="lr-tb"/>
    </style:style>
    <style:style style:name="Table13.B2" style:family="table-cell">
      <style:table-cell-properties style:vertical-align="top" fo:padding="0.097cm" fo:border-left="0.002cm solid #000000" fo:border-right="0.002cm solid #000000" fo:border-top="none" fo:border-bottom="0.002cm solid #000000" style:writing-mode="lr-tb"/>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Code">
      <style:paragraph-properties fo:margin-left="0cm" fo:margin-right="0cm" fo:text-indent="0cm" style:auto-text-indent="false">
        <style:tab-stops>
          <style:tab-stop style:position="1.099cm"/>
          <style:tab-stop style:position="1.699cm"/>
          <style:tab-stop style:position="2.298cm"/>
          <style:tab-stop style:position="2.9cm"/>
          <style:tab-stop style:position="3.5cm"/>
          <style:tab-stop style:position="4.099cm"/>
        </style:tab-stops>
      </style:paragraph-properties>
    </style:style>
    <style:style style:name="P5" style:family="paragraph" style:parent-style-name="Code">
      <style:paragraph-properties fo:margin-left="0cm" fo:margin-right="0cm" fo:text-indent="0cm" style:auto-text-indent="false">
        <style:tab-stops>
          <style:tab-stop style:position="1.099cm"/>
          <style:tab-stop style:position="1.699cm"/>
          <style:tab-stop style:position="2.298cm"/>
          <style:tab-stop style:position="2.9cm"/>
          <style:tab-stop style:position="3.5cm"/>
          <style:tab-stop style:position="4.099cm"/>
        </style:tab-stops>
      </style:paragraph-properties>
      <style:text-properties style:use-window-font-color="true" fo:font-size="8pt" fo:language="en" fo:country="US" style:font-name-asian="細明體1" style:font-size-asian="8pt" style:font-name-complex="Tahoma" style:font-size-complex="8pt" style:language-complex="zxx" style:country-complex="none"/>
    </style:style>
    <style:style style:name="P6" style:family="paragraph" style:parent-style-name="Text_20_body_20_indent">
      <style:paragraph-properties fo:margin-left="0cm" fo:margin-right="0cm" fo:text-indent="0cm" style:auto-text-indent="false"/>
      <style:text-properties style:font-name="MS PGothic" style:font-name-asian="MS PGothic" style:language-asian="ja" style:country-asian="JP"/>
    </style:style>
    <style:style style:name="P7" style:family="paragraph" style:parent-style-name="Code">
      <style:paragraph-properties fo:margin-left="0cm" fo:margin-right="0cm" fo:margin-top="0.101cm" fo:margin-bottom="0cm" fo:text-indent="0cm" style:auto-text-indent="false">
        <style:tab-stops>
          <style:tab-stop style:position="1.099cm"/>
          <style:tab-stop style:position="1.699cm"/>
          <style:tab-stop style:position="2.298cm"/>
          <style:tab-stop style:position="2.9cm"/>
          <style:tab-stop style:position="3.5cm"/>
          <style:tab-stop style:position="4.099cm"/>
        </style:tab-stops>
      </style:paragraph-properties>
      <style:text-properties style:use-window-font-color="true" fo:font-size="8pt" fo:language="en" fo:country="US" style:font-name-asian="細明體1" style:font-size-asian="8pt" style:font-name-complex="Tahoma" style:font-size-complex="8pt" style:language-complex="zxx" style:country-complex="none"/>
    </style:style>
    <style:style style:name="P8" style:family="paragraph" style:parent-style-name="Text_20_body_20_indent_20_2">
      <style:paragraph-properties fo:margin-left="0cm" fo:margin-right="0cm" fo:text-indent="0cm" style:auto-text-indent="false"/>
      <style:text-properties style:font-name="MS PGothic" style:font-name-asian="MS PGothic" style:language-asian="ja" style:country-asian="JP"/>
    </style:style>
    <style:style style:name="P9" style:family="paragraph" style:parent-style-name="Text_20_body_20_indent_20_2">
      <style:paragraph-properties fo:margin-left="0cm" fo:margin-right="0cm" fo:text-indent="0cm" style:auto-text-indent="false"/>
      <style:text-properties style:font-name="MS Mincho" style:font-name-asian="MS Mincho" style:language-asian="ja" style:country-asian="JP"/>
    </style:style>
    <style:style style:name="P10"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11" style:family="paragraph" style:parent-style-name="Standard">
      <style:paragraph-properties fo:line-height="100%" fo:text-align="center" style:justify-single-word="false"/>
      <style:text-properties style:font-name="Tahoma" fo:font-size="24pt" fo:font-weight="bold" style:font-name-asian="MS PGothic" style:font-size-asian="24pt" style:language-asian="ja" style:country-asian="JP" style:font-weight-asian="bold" style:font-size-complex="24pt" style:font-weight-complex="bold"/>
    </style:style>
    <style:style style:name="P12"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13" style:family="paragraph" style:parent-style-name="Standard">
      <style:text-properties style:font-name="MS PGothic" style:font-name-asian="MS PGothic"/>
    </style:style>
    <style:style style:name="P14" style:family="paragraph" style:parent-style-name="Standard">
      <style:paragraph-properties fo:text-align="start" style:justify-single-word="false" style:text-autospace="none"/>
      <style:text-properties style:font-name="MS PGothic" style:font-name-asian="MS PGothic"/>
    </style:style>
    <style:style style:name="P15" style:family="paragraph" style:parent-style-name="Standard">
      <style:paragraph-properties style:text-autospace="none"/>
      <style:text-properties style:font-name="MS PGothic" style:font-name-asian="MS PGothic"/>
    </style:style>
    <style:style style:name="P16" style:family="paragraph" style:parent-style-name="Standard">
      <style:text-properties style:font-name="MS PGothic" style:font-name-asian="MS PGothic" style:language-asian="ja" style:country-asian="JP"/>
    </style:style>
    <style:style style:name="P17" style:family="paragraph" style:parent-style-name="Standard">
      <style:paragraph-properties style:text-autospace="none"/>
      <style:text-properties style:font-name="MS PGothic" fo:language="ja" fo:country="JP" style:font-name-asian="MS PGothic" style:font-name-complex="Arial" style:font-size-complex="10.5pt"/>
    </style:style>
    <style:style style:name="P18" style:family="paragraph" style:parent-style-name="Standard">
      <style:paragraph-properties fo:text-align="start" style:justify-single-word="false" style:text-autospace="none"/>
      <style:text-properties style:font-name="MS PGothic" fo:language="ja" fo:country="JP" style:letter-kerning="true" style:font-name-asian="MS PGothic" style:font-name-complex="Arial" style:font-size-complex="10.5pt"/>
    </style:style>
    <style:style style:name="P19" style:family="paragraph" style:parent-style-name="Standard">
      <style:paragraph-properties fo:margin-top="5.001cm" fo:margin-bottom="0cm" fo:text-align="center" style:justify-single-word="false"/>
      <style:text-properties fo:font-size="12pt" style:font-size-asian="12pt" style:font-size-complex="12pt"/>
    </style:style>
    <style:style style:name="P20"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21" style:family="paragraph" style:parent-style-name="Standard">
      <style:paragraph-properties fo:margin-top="2.499cm" fo:margin-bottom="0.199cm" fo:text-align="center" style:justify-single-word="false"/>
      <style:text-properties fo:font-size="8pt" style:font-size-asian="8pt" style:font-size-complex="8pt"/>
    </style:style>
    <style:style style:name="P22"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23"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24" style:family="paragraph" style:parent-style-name="Text_20_body_20_indent">
      <style:text-properties style:language-asian="zh" style:country-asian="TW"/>
    </style:style>
    <style:style style:name="P25" style:family="paragraph" style:parent-style-name="Text_20_body_20_indent">
      <style:text-properties style:font-name="MS PGothic" style:font-name-asian="MS PGothic"/>
    </style:style>
    <style:style style:name="P26" style:family="paragraph" style:parent-style-name="Text_20_body_20_indent">
      <style:text-properties style:font-name="MS PGothic" style:font-name-asian="MS PGothic" style:language-asian="zh" style:country-asian="TW"/>
    </style:style>
    <style:style style:name="P27" style:family="paragraph" style:parent-style-name="Text_20_body_20_indent">
      <style:text-properties style:font-name="MS PGothic" style:font-name-asian="MS PGothic" style:language-asian="ja" style:country-asian="JP"/>
    </style:style>
    <style:style style:name="P28" style:family="paragraph" style:parent-style-name="Text_20_body_20_indent">
      <style:text-properties style:font-name="MS PGothic" fo:font-weight="bold" style:font-name-asian="MS PGothic" style:language-asian="ja" style:country-asian="JP" style:font-weight-asian="bold" style:font-weight-complex="bold"/>
    </style:style>
    <style:style style:name="P29" style:family="paragraph" style:parent-style-name="Text_20_body_20_indent">
      <style:text-properties style:font-name="MS PGothic" fo:font-style="normal" style:font-name-asian="MS PGothic" style:language-asian="zh" style:country-asian="TW" style:font-style-asian="normal" style:font-style-complex="normal"/>
    </style:style>
    <style:style style:name="P30" style:family="paragraph" style:parent-style-name="Text_20_body_20_indent">
      <style:text-properties style:font-name="MS PGothic" fo:font-style="normal" fo:font-weight="normal" style:font-name-asian="MS PGothic" style:language-asian="zh" style:country-asian="TW" style:font-style-asian="normal" style:font-weight-asian="normal" style:font-style-complex="normal" style:font-weight-complex="normal"/>
    </style:style>
    <style:style style:name="P31" style:family="paragraph" style:parent-style-name="Text_20_body_20_indent">
      <style:text-properties style:font-name-asian="MS Mincho" style:language-asian="ja" style:country-asian="JP"/>
    </style:style>
    <style:style style:name="P32" style:family="paragraph" style:parent-style-name="Text_20_body_20_indent">
      <style:text-properties style:font-name-asian="MS PGothic" style:language-asian="ja" style:country-asian="JP"/>
    </style:style>
    <style:style style:name="P33" style:family="paragraph" style:parent-style-name="Text_20_body_20_indent">
      <style:text-properties style:font-name="MS Mincho" style:font-name-asian="MS PGothic" style:language-asian="ja" style:country-asian="JP"/>
    </style:style>
    <style:style style:name="P34" style:family="paragraph" style:parent-style-name="Text_20_body_20_indent">
      <style:text-properties style:font-name="MS Mincho" style:font-name-asian="MS Mincho" style:language-asian="ja" style:country-asian="JP"/>
    </style:style>
    <style:style style:name="P35" style:family="paragraph" style:parent-style-name="Text_20_body_20_indent">
      <style:text-properties style:font-name="Courier New1"/>
    </style:style>
    <style:style style:name="P36" style:family="paragraph" style:parent-style-name="Text_20_body_20_indent">
      <style:text-properties style:font-name="Courier New1" style:language-asian="zh" style:country-asian="TW"/>
    </style:style>
    <style:style style:name="P37" style:family="paragraph" style:parent-style-name="Text_20_body_20_indent">
      <style:text-properties style:use-window-font-color="true" style:font-name="MS Mincho" fo:font-size="10pt" fo:language="en" fo:country="US" style:font-name-asian="MS Mincho" style:font-size-asian="10pt" style:language-asian="ja" style:country-asian="JP" style:font-name-complex="Tahoma" style:font-size-complex="12pt" style:language-complex="zxx" style:country-complex="none"/>
    </style:style>
    <style:style style:name="P38" style:family="paragraph" style:parent-style-name="Text_20_body_20_indent">
      <style:text-properties style:use-window-font-color="true" style:font-name="MS Mincho" fo:font-size="10pt" fo:language="en" fo:country="US" style:font-name-asian="MS PGothic" style:font-size-asian="10pt" style:language-asian="ja" style:country-asian="JP" style:font-name-complex="Tahoma" style:font-size-complex="12pt" style:language-complex="zxx" style:country-complex="none"/>
    </style:style>
    <style:style style:name="P39" style:family="paragraph" style:parent-style-name="Text_20_body_20_indent">
      <style:paragraph-properties fo:line-height="100%"/>
      <style:text-properties style:use-window-font-color="true" style:font-name="MS Mincho" fo:font-size="10pt" fo:language="en" fo:country="US" style:font-name-asian="MS PGothic" style:font-size-asian="10pt" style:language-asian="ja" style:country-asian="JP" style:font-name-complex="Tahoma" style:font-size-complex="12pt" style:language-complex="zxx" style:country-complex="none"/>
    </style:style>
    <style:style style:name="P40" style:family="paragraph" style:parent-style-name="Text_20_body_20_indent">
      <style:text-properties style:use-window-font-color="true" style:font-name="MS PGothic" fo:font-size="10pt" fo:language="en" fo:country="US" style:font-name-asian="MS PGothic" style:font-size-asian="10pt" style:language-asian="ja" style:country-asian="JP" style:font-name-complex="Tahoma" style:font-size-complex="12pt" style:language-complex="zxx" style:country-complex="none"/>
    </style:style>
    <style:style style:name="P41" style:family="paragraph" style:parent-style-name="Code_20_Indent">
      <style:text-properties style:language-asian="zh" style:country-asian="TW"/>
    </style:style>
    <style:style style:name="P42" style:family="paragraph" style:parent-style-name="Code_20_Indent">
      <style:text-properties fo:color="#0000ff"/>
    </style:style>
    <style:style style:name="P43" style:family="paragraph" style:parent-style-name="Code_20_Indent">
      <style:text-properties fo:color="#0000ff" fo:font-size="9pt" fo:language="en" fo:country="US" style:font-name-asian="Courier New2" style:font-size-asian="9pt" style:font-name-complex="Tahoma" style:font-size-complex="12pt" style:language-complex="zxx" style:country-complex="none"/>
    </style:style>
    <style:style style:name="P44" style:family="paragraph" style:parent-style-name="Heading_20_3">
      <style:text-properties fo:font-size="11pt" style:font-name-asian="MS PGothic" style:font-size-asian="11pt" style:language-asian="ja" style:country-asian="JP" style:font-size-complex="11pt"/>
    </style:style>
    <style:style style:name="P45" style:family="paragraph" style:parent-style-name="Heading_20_3">
      <style:text-properties style:font-name="MS PGothic" fo:font-size="11pt" fo:language="ja" fo:country="JP" fo:font-weight="bold" style:font-name-asian="MS PGothic" style:font-size-asian="11pt" style:language-asian="zh" style:country-asian="TW" style:font-weight-asian="bold" style:font-name-complex="Arial" style:font-size-complex="11pt" style:font-weight-complex="bold"/>
    </style:style>
    <style:style style:name="P46" style:family="paragraph" style:parent-style-name="Heading_20_3">
      <style:text-properties style:font-name="MS PGothic" fo:font-size="11pt" style:font-name-asian="MS PGothic" style:font-size-asian="11pt" style:font-size-complex="11pt"/>
    </style:style>
    <style:style style:name="P47" style:family="paragraph" style:parent-style-name="Heading_20_3">
      <style:text-properties style:font-name="MS PGothic" style:font-name-asian="MS PGothic"/>
    </style:style>
    <style:style style:name="P48" style:family="paragraph" style:parent-style-name="Heading_20_3">
      <style:paragraph-properties>
        <style:tab-stops>
          <style:tab-stop style:position="0cm"/>
        </style:tab-stops>
      </style:paragraph-properties>
      <style:text-properties style:font-name="MS PGothic" style:font-name-asian="MS PGothic"/>
    </style:style>
    <style:style style:name="P49" style:family="paragraph" style:parent-style-name="Heading_20_3">
      <style:text-properties style:font-name="MS PGothic" style:font-name-asian="MS PGothic" style:language-asian="ja" style:country-asian="JP"/>
    </style:style>
    <style:style style:name="P50" style:family="paragraph" style:parent-style-name="Heading_20_3">
      <style:paragraph-properties>
        <style:tab-stops>
          <style:tab-stop style:position="0cm"/>
        </style:tab-stops>
      </style:paragraph-properties>
      <style:text-properties style:font-name="MS PGothic" style:font-name-asian="MS PGothic" style:language-asian="ja" style:country-asian="JP"/>
    </style:style>
    <style:style style:name="P51" style:family="paragraph" style:parent-style-name="Heading_20_3">
      <style:text-properties style:font-name="MS PGothic" style:font-name-asian="MS PGothic" style:language-asian="zh" style:country-asian="TW"/>
    </style:style>
    <style:style style:name="P52" style:family="paragraph" style:parent-style-name="Heading_20_3">
      <style:paragraph-properties>
        <style:tab-stops>
          <style:tab-stop style:position="0cm"/>
        </style:tab-stops>
      </style:paragraph-properties>
      <style:text-properties style:font-name="MS Mincho" style:font-name-asian="MS PGothic" style:language-asian="ja" style:country-asian="JP"/>
    </style:style>
    <style:style style:name="P53" style:family="paragraph" style:parent-style-name="Heading_20_3">
      <style:paragraph-properties>
        <style:tab-stops>
          <style:tab-stop style:position="0cm"/>
        </style:tab-stops>
      </style:paragraph-properties>
      <style:text-properties style:font-name="MS Mincho" fo:background-color="transparent" style:font-name-asian="MS Mincho" style:language-asian="ja" style:country-asian="JP"/>
    </style:style>
    <style:style style:name="P54" style:family="paragraph" style:parent-style-name="Heading_20_3">
      <style:paragraph-properties>
        <style:tab-stops>
          <style:tab-stop style:position="0cm"/>
        </style:tab-stops>
      </style:paragraph-properties>
    </style:style>
    <style:style style:name="P55" style:family="paragraph" style:parent-style-name="Heading_20_3">
      <style:text-properties style:font-name-asian="MS PGothic" style:font-size-asian="10pt" style:language-asian="ja" style:country-asian="JP"/>
    </style:style>
    <style:style style:name="P56" style:family="paragraph" style:parent-style-name="Text_20_body">
      <style:text-properties style:language-asian="zh" style:country-asian="TW"/>
    </style:style>
    <style:style style:name="P57" style:family="paragraph" style:parent-style-name="Text_20_body">
      <style:text-properties style:font-name="MS PGothic" style:font-name-asian="MS PGothic"/>
    </style:style>
    <style:style style:name="P58" style:family="paragraph" style:parent-style-name="Text_20_body">
      <style:text-properties style:font-name="MS PGothic" style:font-name-asian="MS PGothic" style:language-asian="ja" style:country-asian="JP"/>
    </style:style>
    <style:style style:name="P59" style:family="paragraph" style:parent-style-name="Text_20_body">
      <style:text-properties style:font-name="MS PGothic" style:font-name-asian="MS PGothic" style:language-asian="ja" style:country-asian="JP" style:font-name-complex="Arial"/>
    </style:style>
    <style:style style:name="P60" style:family="paragraph" style:parent-style-name="Text_20_body">
      <style:paragraph-properties fo:line-height="125%"/>
      <style:text-properties style:font-name="MS PGothic" style:font-name-asian="MS PGothic"/>
    </style:style>
    <style:style style:name="P61" style:family="paragraph" style:parent-style-name="Text_20_body">
      <style:text-properties style:font-name-asian="MS PGothic"/>
    </style:style>
    <style:style style:name="P62" style:family="paragraph" style:parent-style-name="Text_20_body">
      <style:text-properties style:font-name-asian="MS PGothic" style:language-asian="ja" style:country-asian="JP"/>
    </style:style>
    <style:style style:name="P63" style:family="paragraph" style:parent-style-name="Text_20_body">
      <style:paragraph-properties fo:line-height="125%"/>
      <style:text-properties style:font-name-asian="MS PGothic"/>
    </style:style>
    <style:style style:name="P64" style:family="paragraph" style:parent-style-name="Text_20_body">
      <style:text-properties style:font-name="MS Mincho" fo:font-size="10pt" style:font-name-asian="MS PGothic" style:font-size-asian="10pt" style:language-asian="ja" style:country-asian="JP" style:font-size-complex="10pt"/>
    </style:style>
    <style:style style:name="P65" style:family="paragraph" style:parent-style-name="Text_20_body">
      <style:text-properties style:font-name="MS Mincho" style:font-name-asian="MS Mincho" style:language-asian="ja" style:country-asian="JP"/>
    </style:style>
    <style:style style:name="P66" style:family="paragraph" style:parent-style-name="Text_20_body">
      <style:text-properties style:font-name="MS Mincho" style:font-name-asian="MS PGothic" style:language-asian="ja" style:country-asian="JP"/>
    </style:style>
    <style:style style:name="P67" style:family="paragraph" style:parent-style-name="Text_20_body">
      <style:paragraph-properties fo:line-height="125%"/>
    </style:style>
    <style:style style:name="P68" style:family="paragraph" style:parent-style-name="Text_20_body">
      <style:paragraph-properties fo:line-height="125%"/>
      <style:text-properties style:font-name-asian="MS Mincho1" style:font-size-asian="10pt" style:language-asian="ja" style:country-asian="JP"/>
    </style:style>
    <style:style style:name="P69" style:family="paragraph" style:parent-style-name="Text_20_body">
      <style:text-properties style:use-window-font-color="true" style:font-name="MS Mincho" fo:font-size="10pt" fo:language="en" fo:country="US" style:font-name-asian="MS PGothic" style:font-size-asian="10pt" style:language-asian="ja" style:country-asian="JP" style:font-name-complex="Tahoma" style:font-size-complex="12pt" style:language-complex="zxx" style:country-complex="none"/>
    </style:style>
    <style:style style:name="P70" style:family="paragraph" style:parent-style-name="Text_20_body">
      <style:text-properties style:use-window-font-color="true" style:font-name="MS PGothic" fo:font-size="10pt" fo:language="en" fo:country="US" style:font-name-asian="MS PGothic" style:font-size-asian="10pt" style:language-asian="ja" style:country-asian="JP" style:font-name-complex="Tahoma" style:font-size-complex="12pt" style:language-complex="zxx" style:country-complex="none"/>
    </style:style>
    <style:style style:name="P71" style:family="paragraph" style:parent-style-name="Tip">
      <style:text-properties style:language-asian="zh" style:country-asian="TW"/>
    </style:style>
    <style:style style:name="P72" style:family="paragraph" style:parent-style-name="Tip">
      <style:text-properties style:font-name="MS PGothic" style:font-name-asian="MS PGothic"/>
    </style:style>
    <style:style style:name="P73" style:family="paragraph" style:parent-style-name="Tip">
      <style:text-properties style:font-name="MS PGothic" style:font-name-asian="MS PGothic" style:language-asian="zh" style:country-asian="TW"/>
    </style:style>
    <style:style style:name="P74" style:family="paragraph" style:parent-style-name="Tip">
      <style:text-properties style:font-name="MS PGothic" style:font-name-asian="MS PGothic" style:language-asian="ja" style:country-asian="JP"/>
    </style:style>
    <style:style style:name="P75" style:family="paragraph" style:parent-style-name="Tip">
      <style:paragraph-properties fo:text-align="start" style:justify-single-word="false"/>
      <style:text-properties style:font-name="MS PGothic" style:font-name-asian="MS PGothic"/>
    </style:style>
    <style:style style:name="P76" style:family="paragraph" style:parent-style-name="Tip">
      <style:text-properties style:font-name-asian="MS PGothic"/>
    </style:style>
    <style:style style:name="P77" style:family="paragraph" style:parent-style-name="Tip">
      <style:text-properties style:font-name="MS Mincho" style:font-name-asian="MS Mincho" style:language-asian="ja" style:country-asian="JP"/>
    </style:style>
    <style:style style:name="P78" style:family="paragraph" style:parent-style-name="Tip">
      <style:text-properties style:font-name="MS Mincho" style:font-name-asian="MS PGothic" style:language-asian="ja" style:country-asian="JP" style:font-weight-complex="bold"/>
    </style:style>
    <style:style style:name="P79" style:family="paragraph" style:parent-style-name="Code">
      <style:text-properties style:language-asian="zh" style:country-asian="TW"/>
    </style:style>
    <style:style style:name="P80" style:family="paragraph" style:parent-style-name="Text_20_body_20_indent_20_2">
      <style:text-properties style:font-name="MS PGothic" style:font-name-asian="MS PGothic"/>
    </style:style>
    <style:style style:name="P81" style:family="paragraph" style:parent-style-name="Text_20_body_20_indent_20_2">
      <style:text-properties style:font-name="MS PGothic" style:font-name-asian="MS PGothic" style:language-asian="ja" style:country-asian="JP"/>
    </style:style>
    <style:style style:name="P82" style:family="paragraph" style:parent-style-name="Text_20_body_20_indent_20_2">
      <style:text-properties style:font-name="MS PGothic" style:font-name-asian="MS PGothic" style:language-asian="ja" style:country-asian="JP" style:font-name-complex="Arial"/>
    </style:style>
    <style:style style:name="P83" style:family="paragraph" style:parent-style-name="Text_20_body_20_indent_20_2">
      <style:paragraph-properties>
        <style:tab-stops>
          <style:tab-stop style:position="1.972cm"/>
        </style:tab-stops>
      </style:paragraph-properties>
      <style:text-properties style:font-name="MS PGothic" style:font-name-asian="MS PGothic" style:language-asian="ja" style:country-asian="JP"/>
    </style:style>
    <style:style style:name="P84" style:family="paragraph" style:parent-style-name="Text_20_body_20_indent_20_2">
      <style:text-properties style:font-name="MS PGothic" style:font-name-asian="MS PGothic" style:language-asian="zh" style:country-asian="TW"/>
    </style:style>
    <style:style style:name="P85" style:family="paragraph" style:parent-style-name="Text_20_body_20_indent_20_2">
      <style:text-properties style:font-name-asian="MS Mincho" style:language-asian="ja" style:country-asian="JP"/>
    </style:style>
    <style:style style:name="P86" style:family="paragraph" style:parent-style-name="Text_20_body_20_indent_20_2">
      <style:text-properties style:font-name="MS Mincho" style:font-name-asian="MS PGothic" style:language-asian="ja" style:country-asian="JP"/>
    </style:style>
    <style:style style:name="P87" style:family="paragraph" style:parent-style-name="Text_20_body_20_indent_20_2">
      <style:text-properties style:font-name="MS Mincho" style:font-name-asian="MS Mincho" style:language-asian="ja" style:country-asian="JP"/>
    </style:style>
    <style:style style:name="P88" style:family="paragraph" style:parent-style-name="Text_20_body_20_indent_20_2">
      <style:text-properties style:font-name-asian="MS PGothic"/>
    </style:style>
    <style:style style:name="P89" style:family="paragraph" style:parent-style-name="Text_20_body_20_indent_20_2">
      <style:text-properties style:font-name-asian="MS PGothic" style:language-asian="ja" style:country-asian="JP"/>
    </style:style>
    <style:style style:name="P90" style:family="paragraph" style:parent-style-name="Text_20_body_20_indent_20_2">
      <style:text-properties style:font-name="Courier New1"/>
    </style:style>
    <style:style style:name="P91" style:family="paragraph" style:parent-style-name="Text_20_body_20_indent_20_2">
      <style:text-properties fo:color="#000000" style:font-name="MS PGothic" style:font-name-asian="MS PGothic" style:language-asian="ja" style:country-asian="JP"/>
    </style:style>
    <style:style style:name="P92" style:family="paragraph" style:parent-style-name="Text_20_body_20_indent_20_2">
      <style:text-properties style:use-window-font-color="true" style:font-name="MS Mincho" fo:font-size="10pt" fo:language="en" fo:country="US" style:font-name-asian="MS Mincho" style:font-size-asian="10pt" style:language-asian="ja" style:country-asian="JP" style:font-name-complex="Tahoma" style:font-size-complex="12pt" style:language-complex="zxx" style:country-complex="none"/>
    </style:style>
    <style:style style:name="P93" style:family="paragraph" style:parent-style-name="Text_20_body_20_indent_20_2">
      <style:text-properties style:use-window-font-color="true" style:font-name="MS Mincho" fo:font-size="10pt" fo:language="en" fo:country="US" style:font-name-asian="MS PGothic" style:font-size-asian="10pt" style:language-asian="ja" style:country-asian="JP" style:font-name-complex="Tahoma" style:font-size-complex="12pt" style:language-complex="zxx" style:country-complex="none"/>
    </style:style>
    <style:style style:name="P94" style:family="paragraph" style:parent-style-name="Text_20_body_20_indent_20_2">
      <style:paragraph-properties fo:line-height="100%"/>
      <style:text-properties style:use-window-font-color="true" style:font-name="MS Mincho" fo:font-size="10pt" fo:language="en" fo:country="US" style:font-name-asian="MS PGothic" style:font-size-asian="10pt" style:language-asian="ja" style:country-asian="JP" style:font-name-complex="Tahoma" style:font-size-complex="12pt" style:language-complex="zxx" style:country-complex="none"/>
    </style:style>
    <style:style style:name="P95" style:family="paragraph" style:parent-style-name="Text_20_body_20_indent_20_2">
      <style:text-properties style:use-window-font-color="true" style:font-name="MS PGothic" fo:font-size="10pt" fo:language="en" fo:country="US" style:font-name-asian="MS PGothic" style:font-size-asian="10pt" style:language-asian="ja" style:country-asian="JP" style:font-name-complex="Tahoma" style:font-size-complex="12pt" style:language-complex="zxx" style:country-complex="none"/>
    </style:style>
    <style:style style:name="P96" style:family="paragraph" style:parent-style-name="Heading_20_3">
      <style:paragraph-properties fo:margin-left="1cm" fo:margin-right="0cm" fo:text-indent="0cm" style:auto-text-indent="false">
        <style:tab-stops>
          <style:tab-stop style:position="0cm"/>
        </style:tab-stops>
      </style:paragraph-properties>
      <style:text-properties style:font-name="MS PGothic" style:font-name-asian="MS PGothic" style:language-asian="ja" style:country-asian="JP"/>
    </style:style>
    <style:style style:name="P97" style:family="paragraph" style:parent-style-name="Heading_20_3">
      <style:paragraph-properties fo:margin-left="1cm" fo:margin-right="0cm" fo:text-indent="0cm" style:auto-text-indent="false">
        <style:tab-stops>
          <style:tab-stop style:position="0cm"/>
        </style:tab-stops>
      </style:paragraph-properties>
      <style:text-properties style:font-name="MS PGothic" style:font-name-asian="MS PGothic"/>
    </style:style>
    <style:style style:name="P98" style:family="paragraph" style:parent-style-name="Heading_20_3">
      <style:paragraph-properties fo:margin-left="1cm" fo:margin-right="0cm" fo:text-indent="0cm" style:auto-text-indent="false">
        <style:tab-stops>
          <style:tab-stop style:position="0cm"/>
        </style:tab-stops>
      </style:paragraph-properties>
    </style:style>
    <style:style style:name="P99" style:family="paragraph" style:parent-style-name="Heading_20_3">
      <style:paragraph-properties fo:margin-left="1cm" fo:margin-right="0cm" fo:text-indent="0cm" style:auto-text-indent="false">
        <style:tab-stops>
          <style:tab-stop style:position="0cm"/>
        </style:tab-stops>
      </style:paragraph-properties>
      <style:text-properties style:use-window-font-color="true" style:font-name="MS Mincho" fo:font-size="10.5pt" fo:language="en" fo:country="US" fo:font-weight="bold" style:font-name-asian="MS Mincho" style:font-size-asian="10.5pt" style:language-asian="ja" style:country-asian="JP" style:font-weight-asian="bold" style:font-name-complex="Tahoma" style:font-size-complex="14pt" style:language-complex="zxx" style:country-complex="none" style:font-weight-complex="bold"/>
    </style:style>
    <style:style style:name="P100" style:family="paragraph" style:parent-style-name="Heading_20_3">
      <style:paragraph-properties fo:margin-left="1cm" fo:margin-right="0cm" fo:text-indent="0cm" style:auto-text-indent="false">
        <style:tab-stops>
          <style:tab-stop style:position="0cm"/>
        </style:tab-stops>
      </style:paragraph-properties>
      <style:text-properties style:use-window-font-color="true" style:font-name="MS Mincho" fo:font-size="10.5pt" fo:language="en" fo:country="US" fo:font-weight="bold" style:font-name-asian="MS PGothic" style:font-size-asian="10.5pt" style:language-asian="ja" style:country-asian="JP" style:font-weight-asian="bold" style:font-name-complex="Tahoma" style:font-size-complex="14pt" style:language-complex="zxx" style:country-complex="none" style:font-weight-complex="bold"/>
    </style:style>
    <style:style style:name="P101" style:family="paragraph" style:parent-style-name="Heading_20_3">
      <style:paragraph-properties fo:margin-left="1cm" fo:margin-right="0cm" fo:text-indent="0cm" style:auto-text-indent="false">
        <style:tab-stops>
          <style:tab-stop style:position="0cm"/>
        </style:tab-stops>
      </style:paragraph-properties>
      <style:text-properties style:use-window-font-color="true" style:font-name="MS PGothic" fo:font-size="10.5pt" fo:language="en" fo:country="US" fo:font-weight="bold" style:font-name-asian="MS PGothic" style:font-size-asian="10.5pt" style:language-asian="ja" style:country-asian="JP" style:font-weight-asian="bold" style:font-name-complex="Tahoma" style:font-size-complex="14pt" style:language-complex="zxx" style:country-complex="none" style:font-weight-complex="bold"/>
    </style:style>
    <style:style style:name="P102" style:family="paragraph" style:parent-style-name="Text_20_body_20_indent">
      <style:paragraph-properties fo:margin-left="1cm" fo:margin-right="0cm" fo:text-indent="0cm" style:auto-text-indent="false"/>
    </style:style>
    <style:style style:name="P103" style:family="paragraph" style:parent-style-name="Footnote">
      <style:text-properties style:font-name="Courier New2"/>
    </style:style>
    <style:style style:name="P104" style:family="paragraph" style:parent-style-name="Footnote">
      <style:text-properties style:font-name="Verdana1" fo:font-size="9pt" style:font-name-asian="Verdana1" style:font-size-asian="9pt" style:font-name-complex="Verdana1" style:font-size-complex="9pt"/>
    </style:style>
    <style:style style:name="P105" style:family="paragraph" style:parent-style-name="Footnote">
      <style:text-properties style:language-asian="ja" style:country-asian="JP"/>
    </style:style>
    <style:style style:name="P106" style:family="paragraph" style:parent-style-name="Footnote">
      <style:paragraph-properties fo:text-align="start" style:justify-single-word="false"/>
    </style:style>
    <style:style style:name="P107" style:family="paragraph" style:parent-style-name="Footnote">
      <style:text-properties style:language-asian="zh" style:country-asian="TW"/>
    </style:style>
    <style:style style:name="P108" style:family="paragraph" style:parent-style-name="Footnote">
      <style:text-properties style:font-name-asian="MS PGothic"/>
    </style:style>
    <style:style style:name="P109" style:family="paragraph" style:parent-style-name="Footnote">
      <style:text-properties style:font-name-asian="MS PGothic" style:language-asian="ja" style:country-asian="JP"/>
    </style:style>
    <style:style style:name="P110" style:family="paragraph" style:parent-style-name="Footnote">
      <style:text-properties style:font-name="MS PGothic" style:font-name-asian="MS PGothic"/>
    </style:style>
    <style:style style:name="P111" style:family="paragraph" style:parent-style-name="Footnote">
      <style:text-properties fo:font-weight="normal" style:font-weight-asian="normal" style:font-weight-complex="normal"/>
    </style:style>
    <style:style style:name="P112" style:family="paragraph" style:parent-style-name="Footnote">
      <style:text-properties style:font-name="Verdana2"/>
    </style:style>
    <style:style style:name="P113" style:family="paragraph" style:parent-style-name="Code_20_Indent_20_2">
      <style:text-properties fo:color="#0000ff"/>
    </style:style>
    <style:style style:name="P114" style:family="paragraph" style:parent-style-name="Code_20_Indent_20_2">
      <style:text-properties fo:font-size="8pt" style:font-size-asian="8pt" style:font-size-complex="8pt"/>
    </style:style>
    <style:style style:name="P115" style:family="paragraph" style:parent-style-name="Code_20_Indent_20_2">
      <style:text-properties style:language-asian="zh" style:country-asian="TW"/>
    </style:style>
    <style:style style:name="P116" style:family="paragraph" style:parent-style-name="Code_20_Indent_20_2">
      <style:paragraph-properties>
        <style:tab-stops>
          <style:tab-stop style:position="0cm"/>
        </style:tab-stops>
      </style:paragraph-properties>
    </style:style>
    <style:style style:name="P117" style:family="paragraph" style:parent-style-name="Text_20_body_20_indent_20_3">
      <style:text-properties style:font-name="MS PGothic" style:font-name-asian="MS PGothic"/>
    </style:style>
    <style:style style:name="P118" style:family="paragraph" style:parent-style-name="Text_20_body_20_indent_20_3">
      <style:text-properties style:font-name="MS PGothic" style:font-name-asian="MS PGothic" style:language-asian="ja" style:country-asian="JP"/>
    </style:style>
    <style:style style:name="P119" style:family="paragraph" style:parent-style-name="Text_20_body_20_indent_20_3">
      <style:text-properties style:font-name="MS Mincho" style:font-name-asian="MS PGothic" style:language-asian="ja" style:country-asian="JP"/>
    </style:style>
    <style:style style:name="P120" style:family="paragraph" style:parent-style-name="Heading_20_4">
      <style:text-properties style:font-name="MS PGothic" style:font-name-asian="MS PGothic"/>
    </style:style>
    <style:style style:name="P121" style:family="paragraph" style:parent-style-name="Heading_20_4">
      <style:paragraph-properties>
        <style:tab-stops>
          <style:tab-stop style:position="0cm"/>
        </style:tab-stops>
      </style:paragraph-properties>
      <style:text-properties style:font-name="MS PGothic" style:font-name-asian="MS PGothic"/>
    </style:style>
    <style:style style:name="P122" style:family="paragraph" style:parent-style-name="Heading_20_4">
      <style:text-properties style:font-name="MS PGothic" style:font-name-asian="MS PGothic" style:language-asian="ja" style:country-asian="JP"/>
    </style:style>
    <style:style style:name="P123" style:family="paragraph" style:parent-style-name="Heading_20_4">
      <style:paragraph-properties>
        <style:tab-stops>
          <style:tab-stop style:position="0cm"/>
        </style:tab-stops>
      </style:paragraph-properties>
      <style:text-properties style:font-name="MS PGothic" style:font-name-asian="MS PGothic" style:language-asian="ja" style:country-asian="JP"/>
    </style:style>
    <style:style style:name="P124" style:family="paragraph" style:parent-style-name="Heading_20_4">
      <style:paragraph-properties>
        <style:tab-stops>
          <style:tab-stop style:position="0cm"/>
        </style:tab-stops>
      </style:paragraph-properties>
      <style:text-properties style:font-name="MS PGothic" style:font-name-asian="MS PGothic" style:language-asian="ja" style:country-asian="JP" style:font-name-complex="Arial"/>
    </style:style>
    <style:style style:name="P125" style:family="paragraph" style:parent-style-name="Heading_20_4">
      <style:paragraph-properties>
        <style:tab-stops>
          <style:tab-stop style:position="0cm"/>
        </style:tab-stops>
      </style:paragraph-properties>
      <style:text-properties style:font-name="MS PGothic" fo:background-color="#c0c0c0" style:font-name-asian="MS PGothic" style:language-asian="ja" style:country-asian="JP" style:font-size-complex="10pt"/>
    </style:style>
    <style:style style:name="P126" style:family="paragraph" style:parent-style-name="Heading_20_4">
      <style:paragraph-properties>
        <style:tab-stops>
          <style:tab-stop style:position="0cm"/>
        </style:tab-stops>
      </style:paragraph-properties>
      <style:text-properties style:font-name="MS Mincho" style:font-name-asian="MS PGothic" style:language-asian="ja" style:country-asian="JP"/>
    </style:style>
    <style:style style:name="P127" style:family="paragraph" style:parent-style-name="Heading_20_4">
      <style:paragraph-properties>
        <style:tab-stops>
          <style:tab-stop style:position="0cm"/>
        </style:tab-stops>
      </style:paragraph-properties>
      <style:text-properties style:font-name="MS Mincho" style:font-name-asian="MS Mincho" style:language-asian="ja" style:country-asian="JP"/>
    </style:style>
    <style:style style:name="P128" style:family="paragraph" style:parent-style-name="Heading_20_4">
      <style:paragraph-properties>
        <style:tab-stops>
          <style:tab-stop style:position="0cm"/>
        </style:tab-stops>
      </style:paragraph-properties>
    </style:style>
    <style:style style:name="P129" style:family="paragraph" style:parent-style-name="Heading_20_4">
      <style:text-properties style:font-name-asian="MS PGothic"/>
    </style:style>
    <style:style style:name="P130" style:family="paragraph" style:parent-style-name="Heading_20_4">
      <style:paragraph-properties>
        <style:tab-stops>
          <style:tab-stop style:position="0cm"/>
        </style:tab-stops>
      </style:paragraph-properties>
      <style:text-properties style:font-name="Agency FB" style:font-name-asian="Agency FB" style:language-asian="ja" style:country-asian="JP"/>
    </style:style>
    <style:style style:name="P131" style:family="paragraph" style:parent-style-name="Heading_20_1">
      <style:text-properties style:font-name="MS PGothic" style:font-name-asian="MS PGothic"/>
    </style:style>
    <style:style style:name="P132" style:family="paragraph" style:parent-style-name="Heading_20_1">
      <style:paragraph-properties>
        <style:tab-stops>
          <style:tab-stop style:position="0cm"/>
        </style:tab-stops>
      </style:paragraph-properties>
      <style:text-properties style:font-name="MS PGothic" style:font-name-asian="MS PGothic"/>
    </style:style>
    <style:style style:name="P133" style:family="paragraph" style:parent-style-name="Heading_20_1">
      <style:paragraph-properties>
        <style:tab-stops>
          <style:tab-stop style:position="0cm"/>
        </style:tab-stops>
      </style:paragraph-properties>
    </style:style>
    <style:style style:name="P134" style:family="paragraph" style:parent-style-name="Heading_20_2">
      <style:text-properties style:font-name="MS PGothic" fo:font-size="14pt" style:font-name-asian="MS PGothic" style:font-size-asian="14pt" style:font-size-complex="14pt"/>
    </style:style>
    <style:style style:name="P135" style:family="paragraph" style:parent-style-name="Heading_20_2">
      <style:text-properties style:font-name="MS PGothic" fo:font-size="14pt" fo:font-weight="bold" style:font-name-asian="MS PGothic" style:font-size-asian="14pt" style:font-weight-asian="bold" style:font-size-complex="14pt"/>
    </style:style>
    <style:style style:name="P136" style:family="paragraph" style:parent-style-name="Heading_20_2">
      <style:text-properties style:font-name="MS PGothic" fo:font-size="14pt" style:font-size-asian="14pt" style:font-size-complex="14pt"/>
    </style:style>
    <style:style style:name="P137" style:family="paragraph" style:parent-style-name="Heading_20_2">
      <style:text-properties style:font-name="MS PGothic" style:font-name-asian="MS PGothic"/>
    </style:style>
    <style:style style:name="P138" style:family="paragraph" style:parent-style-name="Heading_20_2">
      <style:paragraph-properties>
        <style:tab-stops>
          <style:tab-stop style:position="0cm"/>
        </style:tab-stops>
      </style:paragraph-properties>
      <style:text-properties style:font-name="MS PGothic" style:font-name-asian="MS PGothic"/>
    </style:style>
    <style:style style:name="P139" style:family="paragraph" style:parent-style-name="Heading_20_2">
      <style:text-properties style:font-name="MS PGothic" style:font-name-asian="MS PGothic" style:language-asian="ja" style:country-asian="JP"/>
    </style:style>
    <style:style style:name="P140" style:family="paragraph" style:parent-style-name="Heading_20_2">
      <style:paragraph-properties>
        <style:tab-stops>
          <style:tab-stop style:position="0cm"/>
        </style:tab-stops>
      </style:paragraph-properties>
      <style:text-properties style:font-name="MS PGothic" style:font-name-asian="MS PGothic" style:language-asian="ja" style:country-asian="JP"/>
    </style:style>
    <style:style style:name="P141" style:family="paragraph" style:parent-style-name="Heading_20_2">
      <style:paragraph-properties>
        <style:tab-stops>
          <style:tab-stop style:position="0cm"/>
        </style:tab-stops>
      </style:paragraph-properties>
      <style:text-properties style:font-name="MS PGothic" style:font-name-asian="MS PGothic" style:language-asian="ja" style:country-asian="JP" style:font-name-complex="Arial"/>
    </style:style>
    <style:style style:name="P142" style:family="paragraph" style:parent-style-name="Heading_20_2">
      <style:text-properties style:font-name="MS PGothic" style:font-name-asian="MS PGothic" style:font-size-asian="10pt" style:language-asian="ja" style:country-asian="JP"/>
    </style:style>
    <style:style style:name="P143" style:family="paragraph" style:parent-style-name="Heading_20_2">
      <style:paragraph-properties>
        <style:tab-stops>
          <style:tab-stop style:position="0cm"/>
        </style:tab-stops>
      </style:paragraph-properties>
      <style:text-properties style:font-name="MS PGothic" fo:font-weight="bold" style:font-name-asian="MS PGothic" style:font-weight-asian="bold" style:font-weight-complex="bold"/>
    </style:style>
    <style:style style:name="P144" style:family="paragraph" style:parent-style-name="Heading_20_2">
      <style:paragraph-properties>
        <style:tab-stops>
          <style:tab-stop style:position="0cm"/>
        </style:tab-stops>
      </style:paragraph-properties>
      <style:text-properties style:font-name="MS PGothic"/>
    </style:style>
    <style:style style:name="P145" style:family="paragraph" style:parent-style-name="Heading_20_2">
      <style:text-properties fo:font-size="14pt" style:font-name-asian="MS Gothic" style:font-size-asian="14pt" style:language-asian="ja" style:country-asian="JP" style:font-size-complex="14pt"/>
    </style:style>
    <style:style style:name="P146" style:family="paragraph" style:parent-style-name="Heading_20_2">
      <style:text-properties fo:font-size="14pt" style:font-name-asian="MS PGothic" style:font-size-asian="14pt" style:language-asian="ja" style:country-asian="JP" style:font-size-complex="14pt"/>
    </style:style>
    <style:style style:name="P147" style:family="paragraph" style:parent-style-name="Heading_20_2">
      <style:text-properties style:font-name="MS Gothic" fo:font-size="14pt" style:font-name-asian="MS Gothic" style:font-size-asian="14pt" style:language-asian="ja" style:country-asian="JP" style:font-size-complex="14pt"/>
    </style:style>
    <style:style style:name="P148" style:family="paragraph" style:parent-style-name="Heading_20_2">
      <style:paragraph-properties>
        <style:tab-stops>
          <style:tab-stop style:position="0cm"/>
        </style:tab-stops>
      </style:paragraph-properties>
      <style:text-properties style:font-name="MS Mincho" fo:font-size="10pt" style:font-name-asian="MS PGothic" style:font-size-asian="10pt" style:language-asian="ja" style:country-asian="JP" style:font-size-complex="10pt"/>
    </style:style>
    <style:style style:name="P149" style:family="paragraph" style:parent-style-name="Heading_20_2">
      <style:paragraph-properties>
        <style:tab-stops>
          <style:tab-stop style:position="0cm"/>
        </style:tab-stops>
      </style:paragraph-properties>
      <style:text-properties style:font-name="MS Mincho" style:font-name-asian="MS PGothic" style:language-asian="ja" style:country-asian="JP"/>
    </style:style>
    <style:style style:name="P150" style:family="paragraph" style:parent-style-name="Heading_20_2">
      <style:paragraph-properties>
        <style:tab-stops>
          <style:tab-stop style:position="0cm"/>
        </style:tab-stops>
      </style:paragraph-properties>
    </style:style>
    <style:style style:name="P151" style:family="paragraph" style:parent-style-name="Heading_20_2">
      <style:paragraph-properties>
        <style:tab-stops>
          <style:tab-stop style:position="0cm"/>
        </style:tab-stops>
      </style:paragraph-properties>
      <style:text-properties fo:color="#333333" style:font-name="MS PGothic" fo:font-size="13pt" fo:language="en" fo:country="US" fo:font-style="normal" fo:font-weight="bold" style:font-name-asian="MS PGothic" style:font-size-asian="13pt" style:language-asian="ja" style:country-asian="JP" style:font-style-asian="normal" style:font-weight-asian="bold" style:font-name-complex="Tahoma" style:font-size-complex="14pt" style:language-complex="zxx" style:country-complex="none" style:font-style-complex="italic" style:font-weight-complex="bold"/>
    </style:style>
    <style:style style:name="P152" style:family="paragraph" style:parent-style-name="Heading_20_2">
      <style:paragraph-properties>
        <style:tab-stops>
          <style:tab-stop style:position="0cm"/>
        </style:tab-stops>
      </style:paragraph-properties>
      <style:text-properties fo:color="#333333" style:font-name="MS Mincho" fo:font-size="13pt" fo:language="en" fo:country="US" fo:font-style="normal" fo:font-weight="bold" style:font-name-asian="MS PGothic" style:font-size-asian="13pt" style:language-asian="ja" style:country-asian="JP" style:font-style-asian="normal" style:font-weight-asian="bold" style:font-name-complex="Tahoma" style:font-size-complex="14pt" style:language-complex="zxx" style:country-complex="none" style:font-style-complex="italic" style:font-weight-complex="bold"/>
    </style:style>
    <style:style style:name="P153" style:family="paragraph" style:parent-style-name="Heading_20_3">
      <style:paragraph-properties fo:margin-left="1.482cm" fo:margin-right="0cm" fo:text-indent="0cm" style:auto-text-indent="false">
        <style:tab-stops>
          <style:tab-stop style:position="-0.482cm"/>
        </style:tab-stops>
      </style:paragraph-properties>
      <style:text-properties style:font-name="MS PGothic" style:font-name-asian="MS PGothic" style:language-asian="ja" style:country-asian="JP"/>
    </style:style>
    <style:style style:name="P154" style:family="paragraph" style:parent-style-name="Heading_20_4">
      <style:paragraph-properties fo:margin-left="1.482cm" fo:margin-right="0cm" fo:text-indent="0cm" style:auto-text-indent="false">
        <style:tab-stops>
          <style:tab-stop style:position="0.018cm"/>
        </style:tab-stops>
      </style:paragraph-properties>
      <style:text-properties style:font-name="MS PGothic" style:font-name-asian="MS PGothic" style:language-asian="ja" style:country-asian="JP"/>
    </style:style>
    <style:style style:name="P155" style:family="paragraph" style:parent-style-name="Heading_20_5">
      <style:paragraph-properties>
        <style:tab-stops>
          <style:tab-stop style:position="0cm"/>
        </style:tab-stops>
      </style:paragraph-properties>
      <style:text-properties style:font-name="MS PGothic" style:font-name-asian="MS PGothic" style:language-asian="ja" style:country-asian="JP"/>
    </style:style>
    <style:style style:name="P156" style:family="paragraph" style:parent-style-name="Heading_20_5">
      <style:paragraph-properties>
        <style:tab-stops>
          <style:tab-stop style:position="0cm"/>
        </style:tab-stops>
      </style:paragraph-properties>
      <style:text-properties style:font-name="MS PGothic" style:font-name-asian="MS PGothic"/>
    </style:style>
    <style:style style:name="P157" style:family="paragraph" style:parent-style-name="Heading_20_5">
      <style:paragraph-properties>
        <style:tab-stops>
          <style:tab-stop style:position="0cm"/>
        </style:tab-stops>
      </style:paragraph-properties>
      <style:text-properties style:font-name="MS Mincho" style:font-name-asian="MS PGothic" style:language-asian="ja" style:country-asian="JP"/>
    </style:style>
    <style:style style:name="P158" style:family="paragraph" style:parent-style-name="Code_20_Indent_20_3">
      <style:text-properties fo:color="#0000ff" fo:font-size="9pt" fo:language="en" fo:country="US" style:font-name-asian="Courier New2" style:font-size-asian="9pt" style:font-name-complex="Tahoma" style:font-size-complex="12pt" style:language-complex="zxx" style:country-complex="none"/>
    </style:style>
    <style:style style:name="P159" style:family="paragraph" style:parent-style-name="Text_20_body">
      <style:paragraph-properties fo:margin-top="0.349cm" fo:margin-bottom="0cm"/>
      <style:text-properties style:font-name="MS PGothic" style:font-name-asian="MS PGothic" style:language-asian="ja" style:country-asian="JP"/>
    </style:style>
    <style:style style:name="P160" style:family="paragraph" style:parent-style-name="Table_20_Contents">
      <style:paragraph-properties fo:margin-top="0.349cm" fo:margin-bottom="0cm"/>
      <style:text-properties style:font-name="MS Mincho" style:font-name-asian="MS PGothic" style:language-asian="ja" style:country-asian="JP"/>
    </style:style>
    <style:style style:name="P161" style:family="paragraph" style:parent-style-name="Table_20_Contents">
      <style:paragraph-properties fo:margin-top="0.349cm" fo:margin-bottom="0cm"/>
      <style:text-properties fo:color="#000000" style:font-name="MS PGothic" style:font-name-asian="MS PGothic" style:language-asian="ja" style:country-asian="JP"/>
    </style:style>
    <style:style style:name="P162" style:family="paragraph" style:parent-style-name="Table_20_Contents">
      <style:paragraph-properties fo:margin-top="0.349cm" fo:margin-bottom="0cm"/>
      <style:text-properties style:font-name="MS PGothic" style:font-name-asian="MS PGothic"/>
    </style:style>
    <style:style style:name="P163" style:family="paragraph" style:parent-style-name="Table_20_Contents">
      <style:paragraph-properties fo:margin-top="0.349cm" fo:margin-bottom="0cm"/>
      <style:text-properties style:font-name="MS PGothic" style:font-name-asian="MS PGothic" style:language-asian="ja" style:country-asian="JP"/>
    </style:style>
    <style:style style:name="P164" style:family="paragraph" style:parent-style-name="Table_20_Contents">
      <style:paragraph-properties fo:margin-top="0.349cm" fo:margin-bottom="0cm"/>
      <style:text-properties style:use-window-font-color="true" style:font-name="MS PGothic" fo:font-size="10pt" fo:language="en" fo:country="US" style:font-name-asian="MS PGothic" style:font-size-asian="10pt" style:language-asian="ja" style:country-asian="JP" style:font-name-complex="Tahoma" style:font-size-complex="12pt" style:language-complex="zxx" style:country-complex="none"/>
    </style:style>
    <style:style style:name="P165" style:family="paragraph" style:parent-style-name="Table_20_Contents">
      <style:paragraph-properties fo:margin-top="0.349cm" fo:margin-bottom="0cm"/>
      <style:text-properties style:use-window-font-color="true" style:font-name="MS Mincho" fo:font-size="10pt" fo:language="en" fo:country="US" style:font-name-asian="MS PGothic" style:font-size-asian="10pt" style:language-asian="ja" style:country-asian="JP" style:font-name-complex="Tahoma" style:font-size-complex="12pt" style:language-complex="zxx" style:country-complex="none"/>
    </style:style>
    <style:style style:name="P166" style:family="paragraph" style:parent-style-name="Text_20_body_20_indent">
      <style:paragraph-properties fo:margin-left="1.011cm" fo:margin-right="0cm" fo:text-indent="0cm" style:auto-text-indent="false"/>
      <style:text-properties style:font-name="MS PGothic" style:font-name-asian="MS PGothic" style:language-asian="ja" style:country-asian="JP"/>
    </style:style>
    <style:style style:name="P167" style:family="paragraph" style:parent-style-name="Heading_20_3">
      <style:paragraph-properties fo:margin-left="1.011cm" fo:margin-right="0cm" fo:text-indent="0cm" style:auto-text-indent="false">
        <style:tab-stops>
          <style:tab-stop style:position="0cm"/>
        </style:tab-stops>
      </style:paragraph-properties>
      <style:text-properties style:font-name="MS Mincho" style:font-name-asian="MS PGothic" style:language-asian="ja" style:country-asian="JP"/>
    </style:style>
    <style:style style:name="P168" style:family="paragraph" style:parent-style-name="Text_20_body_20_indent">
      <style:paragraph-properties fo:margin-top="0cm" fo:margin-bottom="0cm"/>
      <style:text-properties style:font-name="MS PGothic" style:font-name-asian="MS PGothic"/>
    </style:style>
    <style:style style:name="P169" style:family="paragraph" style:parent-style-name="Table_20_Contents">
      <style:paragraph-properties fo:margin-top="0cm" fo:margin-bottom="0cm" fo:text-align="center" style:justify-single-word="false" style:snap-to-layout-grid="false"/>
    </style:style>
    <style:style style:name="P170" style:family="paragraph" style:parent-style-name="Table_20_Contents">
      <style:paragraph-properties fo:margin-top="0cm" fo:margin-bottom="0cm" style:snap-to-layout-grid="false"/>
      <style:text-properties style:font-name="MS Mincho" style:font-name-asian="MS Mincho" style:language-asian="ja" style:country-asian="JP"/>
    </style:style>
    <style:style style:name="P171" style:family="paragraph" style:parent-style-name="Table_20_Contents">
      <style:paragraph-properties fo:margin-top="0cm" fo:margin-bottom="0cm" style:snap-to-layout-grid="false"/>
      <style:text-properties style:font-name="MS Mincho" style:font-name-asian="MS PGothic" style:language-asian="ja" style:country-asian="JP"/>
    </style:style>
    <style:style style:name="P172" style:family="paragraph" style:parent-style-name="Table_20_Contents">
      <style:paragraph-properties fo:margin-top="0cm" fo:margin-bottom="0cm" style:snap-to-layout-grid="false"/>
    </style:style>
    <style:style style:name="P173" style:family="paragraph" style:parent-style-name="Table_20_Contents">
      <style:paragraph-properties fo:margin-top="0cm" fo:margin-bottom="0cm" style:snap-to-layout-grid="false"/>
      <style:text-properties style:font-name="Courier New2"/>
    </style:style>
    <style:style style:name="P174" style:family="paragraph" style:parent-style-name="Table_20_Contents">
      <style:paragraph-properties fo:margin-top="0cm" fo:margin-bottom="0cm" fo:text-align="center" style:justify-single-word="false" style:snap-to-layout-grid="false"/>
      <style:text-properties style:font-name="Courier New2"/>
    </style:style>
    <style:style style:name="P175" style:family="paragraph" style:parent-style-name="Table_20_Contents">
      <style:paragraph-properties fo:margin-top="0cm" fo:margin-bottom="0cm" style:snap-to-layout-grid="false"/>
      <style:text-properties fo:font-style="italic" style:font-style-asian="italic" style:font-style-complex="italic"/>
    </style:style>
    <style:style style:name="P176" style:family="paragraph" style:parent-style-name="Table_20_Contents">
      <style:paragraph-properties fo:margin-top="0cm" fo:margin-bottom="0cm" style:snap-to-layout-grid="false"/>
      <style:text-properties style:use-window-font-color="true" style:font-name="Courier New2" fo:font-size="10pt" fo:language="en" fo:country="US" style:font-name-asian="細明體1" style:font-size-asian="10pt" style:font-name-complex="Tahoma" style:font-size-complex="12pt" style:language-complex="zxx" style:country-complex="none"/>
    </style:style>
    <style:style style:name="P177" style:family="paragraph" style:parent-style-name="Table_20_Contents">
      <style:paragraph-properties fo:margin-top="0cm" fo:margin-bottom="0cm" style:snap-to-layout-grid="false"/>
      <style:text-properties style:use-window-font-color="true" style:font-name="MS PGothic" fo:font-size="9pt" fo:language="en" fo:country="US" style:font-name-asian="MS PGothic" style:font-size-asian="9pt" style:language-asian="ja" style:country-asian="JP" style:font-name-complex="Tahoma" style:font-size-complex="9pt" style:language-complex="zxx" style:country-complex="none"/>
    </style:style>
    <style:style style:name="P178" style:family="paragraph" style:parent-style-name="Table_20_Contents">
      <style:paragraph-properties fo:margin-top="0cm" fo:margin-bottom="0cm" style:snap-to-layout-grid="false"/>
      <style:text-properties style:use-window-font-color="true" style:font-name="MS PGothic" fo:font-size="10pt" fo:language="en" fo:country="US" style:font-name-asian="MS PGothic" style:font-size-asian="10pt" style:font-name-complex="Tahoma" style:font-size-complex="12pt" style:language-complex="zxx" style:country-complex="none"/>
    </style:style>
    <style:style style:name="P179" style:family="paragraph" style:parent-style-name="Table_20_Contents">
      <style:paragraph-properties fo:margin-top="0cm" fo:margin-bottom="0cm" style:snap-to-layout-grid="false"/>
      <style:text-properties style:use-window-font-color="true" style:font-name="MS PGothic" fo:font-size="10pt" fo:language="en" fo:country="US" fo:font-style="italic" style:font-name-asian="MS PGothic" style:font-size-asian="10pt" style:font-style-asian="italic" style:font-name-complex="Tahoma" style:font-size-complex="12pt" style:language-complex="zxx" style:country-complex="none" style:font-style-complex="italic"/>
    </style:style>
    <style:style style:name="P180" style:family="paragraph" style:parent-style-name="Table_20_Contents">
      <style:paragraph-properties fo:margin-top="0cm" fo:margin-bottom="0cm" style:snap-to-layout-grid="false"/>
      <style:text-properties style:use-window-font-color="true" fo:font-size="9pt" fo:language="en" fo:country="US" style:font-name-asian="MS PGothic" style:font-size-asian="9pt" style:language-asian="ja" style:country-asian="JP" style:font-name-complex="Tahoma" style:font-size-complex="9pt" style:language-complex="zxx" style:country-complex="none"/>
    </style:style>
    <style:style style:name="P181" style:family="paragraph" style:parent-style-name="Table_20_Contents">
      <style:paragraph-properties fo:margin-top="0cm" fo:margin-bottom="0cm" style:snap-to-layout-grid="false"/>
      <style:text-properties style:use-window-font-color="true" style:font-name="MS Mincho" fo:font-size="10pt" fo:language="en" fo:country="US" style:font-name-asian="MS PGothic" style:font-size-asian="10pt" style:language-asian="ja" style:country-asian="JP" style:font-name-complex="Tahoma" style:font-size-complex="12pt" style:language-complex="zxx" style:country-complex="none"/>
    </style:style>
    <style:style style:name="P182" style:family="paragraph" style:parent-style-name="Table_20_Contents">
      <style:paragraph-properties fo:margin-top="0cm" fo:margin-bottom="0cm" fo:text-align="center" style:justify-single-word="false" style:snap-to-layout-grid="false"/>
      <style:text-properties style:font-name="MS PGothic" style:font-name-asian="MS PGothic"/>
    </style:style>
    <style:style style:name="P183" style:family="paragraph" style:parent-style-name="Table_20_Contents">
      <style:paragraph-properties fo:margin-top="0cm" fo:margin-bottom="0cm" style:snap-to-layout-grid="false"/>
      <style:text-properties style:font-name="MS PGothic" style:font-name-asian="MS PGothic" style:language-asian="ja" style:country-asian="JP"/>
    </style:style>
    <style:style style:name="P184" style:family="paragraph" style:parent-style-name="Table_20_Contents">
      <style:paragraph-properties fo:margin-top="0cm" fo:margin-bottom="0cm" style:snap-to-layout-grid="false"/>
      <style:text-properties style:font-name="MS PGothic" style:font-name-asian="MS PGothic"/>
    </style:style>
    <style:style style:name="P185" style:family="paragraph" style:parent-style-name="Table_20_Heading">
      <style:paragraph-properties fo:margin-top="0cm" fo:margin-bottom="0cm" style:snap-to-layout-grid="false"/>
      <style:text-properties style:font-name="MS Mincho" style:font-name-asian="MS Mincho" style:language-asian="ja" style:country-asian="JP"/>
    </style:style>
    <style:style style:name="P186" style:family="paragraph" style:parent-style-name="Table_20_Heading">
      <style:paragraph-properties fo:margin-top="0cm" fo:margin-bottom="0cm" style:snap-to-layout-grid="false"/>
      <style:text-properties style:font-name="MS Mincho" style:font-name-asian="MS PGothic" style:language-asian="ja" style:country-asian="JP"/>
    </style:style>
    <style:style style:name="P187" style:family="paragraph" style:parent-style-name="Table_20_Heading">
      <style:paragraph-properties fo:margin-top="0cm" fo:margin-bottom="0cm" style:snap-to-layout-grid="false"/>
      <style:text-properties style:font-name-asian="MS Mincho" style:language-asian="ja" style:country-asian="JP"/>
    </style:style>
    <style:style style:name="P188" style:family="paragraph" style:parent-style-name="Table_20_Heading">
      <style:paragraph-properties fo:margin-top="0cm" fo:margin-bottom="0cm" style:snap-to-layout-grid="false"/>
      <style:text-properties style:font-name="MS PGothic" style:font-name-asian="MS PGothic" style:language-asian="ja" style:country-asian="JP"/>
    </style:style>
    <style:style style:name="P189" style:family="paragraph" style:parent-style-name="Table_20_Heading">
      <style:paragraph-properties fo:margin-top="0cm" fo:margin-bottom="0cm" style:snap-to-layout-grid="false"/>
      <style:text-properties style:font-name="MS PGothic" style:font-name-asian="MS PGothic"/>
    </style:style>
    <style:style style:name="P190" style:family="paragraph" style:parent-style-name="Table_20_Heading">
      <style:paragraph-properties fo:margin-top="0cm" fo:margin-bottom="0cm" fo:text-align="start" style:justify-single-word="false" style:snap-to-layout-grid="false"/>
      <style:text-properties style:use-window-font-color="true" style:font-name="MS Mincho" fo:font-size="10pt" fo:language="en" fo:country="US" fo:font-style="normal" fo:font-weight="bold" style:font-name-asian="MS PGothic" style:font-size-asian="10pt" style:language-asian="ja" style:country-asian="JP" style:font-style-asian="normal" style:font-weight-asian="bold" style:font-name-complex="Tahoma" style:font-size-complex="12pt" style:language-complex="zxx" style:country-complex="none" style:font-style-complex="italic" style:font-weight-complex="bold"/>
    </style:style>
    <style:style style:name="P191" style:family="paragraph" style:parent-style-name="Table_20_Heading">
      <style:paragraph-properties fo:margin-top="0cm" fo:margin-bottom="0cm" style:snap-to-layout-grid="false"/>
      <style:text-properties style:use-window-font-color="true" style:font-name="MS PGothic" fo:font-size="10pt" fo:language="en" fo:country="US" fo:font-style="normal" fo:font-weight="bold" style:font-name-asian="MS PGothic" style:font-size-asian="10pt" style:font-style-asian="normal" style:font-weight-asian="bold" style:font-name-complex="Tahoma" style:font-size-complex="12pt" style:language-complex="zxx" style:country-complex="none" style:font-style-complex="italic" style:font-weight-complex="bold"/>
    </style:style>
    <style:style style:name="P192" style:family="paragraph" style:parent-style-name="Table_20_Heading">
      <style:paragraph-properties fo:margin-top="0cm" fo:margin-bottom="0cm" style:snap-to-layout-grid="false"/>
      <style:text-properties style:use-window-font-color="true" style:font-name="MS PGothic" fo:font-size="10pt" fo:language="en" fo:country="US" fo:font-style="normal" fo:font-weight="bold" style:font-name-asian="MS PGothic" style:font-size-asian="10pt" style:language-asian="ja" style:country-asian="JP" style:font-style-asian="normal" style:font-weight-asian="bold" style:font-name-complex="Tahoma" style:font-size-complex="12pt" style:language-complex="zxx" style:country-complex="none" style:font-style-complex="italic" style:font-weight-complex="bold"/>
    </style:style>
    <style:style style:name="P193" style:family="paragraph" style:parent-style-name="Table_20_Heading">
      <style:paragraph-properties fo:margin-top="0cm" fo:margin-bottom="0cm" fo:text-align="justify" style:justify-single-word="false" style:snap-to-layout-grid="false"/>
      <style:text-properties style:use-window-font-color="true" style:font-name="MS PGothic" fo:font-size="10pt" fo:language="en" fo:country="US" fo:font-style="normal" fo:font-weight="bold" style:font-name-asian="MS PGothic" style:font-size-asian="10pt" style:language-asian="ja" style:country-asian="JP" style:font-style-asian="normal" style:font-weight-asian="bold" style:font-name-complex="Tahoma" style:font-size-complex="12pt" style:language-complex="zxx" style:country-complex="none" style:font-style-complex="italic" style:font-weight-complex="bold"/>
    </style:style>
    <style:style style:name="P194" style:family="paragraph" style:parent-style-name="Table_20_Heading">
      <style:paragraph-properties fo:margin-top="0cm" fo:margin-bottom="0cm" style:snap-to-layout-grid="false"/>
      <style:text-properties style:font-name="Courier New2"/>
    </style:style>
    <style:style style:name="P195" style:family="paragraph" style:parent-style-name="Table_20_Heading">
      <style:paragraph-properties fo:margin-top="0cm" fo:margin-bottom="0cm" style:snap-to-layout-grid="false"/>
      <style:text-properties fo:color="#000000" style:font-name="Courier New2"/>
    </style:style>
    <style:style style:name="P196" style:family="paragraph" style:parent-style-name="Table_20_Heading">
      <style:paragraph-properties fo:margin-top="0cm" fo:margin-bottom="0cm" style:snap-to-layout-grid="false"/>
      <style:text-properties style:font-name-asian="MS PGothic" style:language-asian="ja" style:country-asian="JP"/>
    </style:style>
    <style:style style:name="P197" style:family="paragraph" style:parent-style-name="Table_20_Heading">
      <style:paragraph-properties fo:margin-top="0cm" fo:margin-bottom="0cm" fo:text-align="justify" style:justify-single-word="false" style:snap-to-layout-grid="false"/>
      <style:text-properties style:font-name-asian="MS PGothic" style:language-asian="ja" style:country-asian="JP"/>
    </style:style>
    <style:style style:name="P198" style:family="paragraph" style:parent-style-name="Text_20_body">
      <style:paragraph-properties fo:margin-top="0cm" fo:margin-bottom="0cm"/>
      <style:text-properties style:use-window-font-color="true" fo:font-size="10pt" fo:language="en" fo:country="US" style:font-name-asian="細明體1" style:font-size-asian="10pt" style:language-asian="ja" style:country-asian="JP" style:font-name-complex="Tahoma" style:font-size-complex="12pt" style:language-complex="zxx" style:country-complex="none"/>
    </style:style>
    <style:style style:name="P199" style:family="paragraph" style:parent-style-name="Table_20_Contents">
      <style:text-properties style:font-name="Courier New1"/>
    </style:style>
    <style:style style:name="P200" style:family="paragraph" style:parent-style-name="Table_20_Contents">
      <style:paragraph-properties fo:text-align="center" style:justify-single-word="false"/>
      <style:text-properties style:font-name="Courier New1"/>
    </style:style>
    <style:style style:name="P201" style:family="paragraph" style:parent-style-name="Table_20_Contents">
      <style:text-properties style:font-name="Courier New1" style:font-name-asian="Verdana2"/>
    </style:style>
    <style:style style:name="P202" style:family="paragraph" style:parent-style-name="Table_20_Contents">
      <style:paragraph-properties fo:text-align="center" style:justify-single-word="false"/>
      <style:text-properties style:font-name="Courier New1" style:font-name-asian="Courier New1"/>
    </style:style>
    <style:style style:name="P203" style:family="paragraph" style:parent-style-name="Table_20_Contents">
      <style:paragraph-properties fo:text-align="center" style:justify-single-word="false"/>
      <style:text-properties style:font-name="Courier New1" style:font-name-asian="Courier New1" style:font-name-complex="Courier New1"/>
    </style:style>
    <style:style style:name="P204" style:family="paragraph" style:parent-style-name="Table_20_Contents">
      <style:paragraph-properties fo:text-align="start" style:justify-single-word="false"/>
      <style:text-properties style:font-name="Courier New1" style:font-name-asian="Courier New1"/>
    </style:style>
    <style:style style:name="P205" style:family="paragraph" style:parent-style-name="Table_20_Contents">
      <style:text-properties style:language-asian="zh" style:country-asian="TW"/>
    </style:style>
    <style:style style:name="P206" style:family="paragraph" style:parent-style-name="Table_20_Contents">
      <style:text-properties style:font-name="Verdana2"/>
    </style:style>
    <style:style style:name="P207" style:family="paragraph" style:parent-style-name="Table_20_Contents">
      <style:text-properties style:font-name="MS PGothic" style:font-name-asian="MS PGothic"/>
    </style:style>
    <style:style style:name="P208" style:family="paragraph" style:parent-style-name="Table_20_Contents">
      <style:text-properties style:font-name="MS PGothic" style:font-name-asian="MS PGothic" style:language-asian="ja" style:country-asian="JP"/>
    </style:style>
    <style:style style:name="P209" style:family="paragraph" style:parent-style-name="Table_20_Contents">
      <style:text-properties style:font-name="MS PGothic" style:font-name-asian="MS PGothic" style:language-asian="zh" style:country-asian="TW"/>
    </style:style>
    <style:style style:name="P210" style:family="paragraph" style:parent-style-name="Table_20_Contents">
      <style:text-properties style:font-name="MS PGothic" fo:font-style="normal" style:font-name-asian="MS PGothic" style:language-asian="ja" style:country-asian="JP" style:font-style-asian="normal" style:font-style-complex="normal"/>
    </style:style>
    <style:style style:name="P211" style:family="paragraph" style:parent-style-name="Table_20_Contents">
      <style:text-properties style:font-name-asian="MS PGothic"/>
    </style:style>
    <style:style style:name="P212" style:family="paragraph" style:parent-style-name="Table_20_Contents">
      <style:text-properties style:font-name-asian="MS PGothic" style:font-size-asian="10pt" style:language-asian="ja" style:country-asian="JP"/>
    </style:style>
    <style:style style:name="P213" style:family="paragraph" style:parent-style-name="Table_20_Contents">
      <style:text-properties style:font-name-asian="MS PGothic" style:language-asian="ja" style:country-asian="JP"/>
    </style:style>
    <style:style style:name="P214" style:family="paragraph" style:parent-style-name="Table_20_Contents">
      <style:paragraph-properties fo:margin-left="0.499cm" fo:margin-right="0cm" fo:margin-top="0.349cm" fo:margin-bottom="0cm" fo:text-indent="0cm" style:auto-text-indent="false"/>
      <style:text-properties style:font-name="MS PGothic" style:font-name-asian="MS PGothic"/>
    </style:style>
    <style:style style:name="P215" style:family="paragraph" style:parent-style-name="Table_20_Contents">
      <style:paragraph-properties fo:margin-left="0.499cm" fo:margin-right="0cm" fo:margin-top="0cm" fo:margin-bottom="0cm" fo:text-indent="0cm" style:auto-text-indent="false"/>
      <style:text-properties style:font-name="MS PGothic" style:font-name-asian="MS PGothic"/>
    </style:style>
    <style:style style:name="P216" style:family="paragraph" style:parent-style-name="Table_20_Contents">
      <style:paragraph-properties fo:keep-with-next="auto"/>
      <style:text-properties style:font-name-asian="MS PGothic" style:language-asian="ja" style:country-asian="JP"/>
    </style:style>
    <style:style style:name="P217" style:family="paragraph" style:parent-style-name="Table_20_Contents">
      <style:paragraph-properties fo:margin-top="0cm" fo:margin-bottom="0.349cm"/>
      <style:text-properties fo:font-size="2pt" style:font-size-asian="2pt" style:language-asian="zh" style:country-asian="TW" style:font-size-complex="2pt"/>
    </style:style>
    <style:style style:name="P218" style:family="paragraph" style:parent-style-name="Table_20_Contents">
      <style:paragraph-properties fo:margin-top="0cm" fo:margin-bottom="0.349cm" style:snap-to-layout-grid="false"/>
    </style:style>
    <style:style style:name="P219" style:family="paragraph" style:parent-style-name="Table_20_Contents">
      <style:paragraph-properties fo:margin-top="0cm" fo:margin-bottom="0.349cm" style:snap-to-layout-grid="false"/>
      <style:text-properties style:use-window-font-color="true" fo:font-size="10pt" fo:language="en" fo:country="US" style:font-name-asian="細明體1" style:font-size-asian="10pt" style:font-name-complex="Tahoma" style:font-size-complex="12pt" style:language-complex="zxx" style:country-complex="none"/>
    </style:style>
    <style:style style:name="P220" style:family="paragraph" style:parent-style-name="Table_20_Contents">
      <style:paragraph-properties fo:margin-top="0cm" fo:margin-bottom="0.349cm" style:snap-to-layout-grid="false"/>
      <style:text-properties style:use-window-font-color="true" style:font-name="MS PGothic" fo:font-size="10pt" fo:language="en" fo:country="US" style:font-name-asian="MS PGothic" style:font-size-asian="10pt" style:language-asian="ja" style:country-asian="JP" style:font-name-complex="Tahoma" style:font-size-complex="12pt" style:language-complex="zxx" style:country-complex="none"/>
    </style:style>
    <style:style style:name="P221" style:family="paragraph" style:parent-style-name="Table_20_Contents">
      <style:paragraph-properties fo:margin-top="0cm" fo:margin-bottom="0.349cm" style:snap-to-layout-grid="false"/>
      <style:text-properties style:use-window-font-color="true" style:font-name="MS Mincho" fo:font-size="10pt" fo:language="en" fo:country="US" style:font-name-asian="MS PGothic" style:font-size-asian="10pt" style:language-asian="ja" style:country-asian="JP" style:font-name-complex="Tahoma" style:font-size-complex="12pt" style:language-complex="zxx" style:country-complex="none"/>
    </style:style>
    <style:style style:name="P222" style:family="paragraph" style:parent-style-name="Table_20_Contents">
      <style:paragraph-properties fo:margin-top="0cm" fo:margin-bottom="0.349cm" style:snap-to-layout-grid="false"/>
      <style:text-properties style:font-name="MS PGothic" style:font-name-asian="MS PGothic"/>
    </style:style>
    <style:style style:name="P223" style:family="paragraph" style:parent-style-name="Table_20_Contents">
      <style:paragraph-properties fo:margin-top="0cm" fo:margin-bottom="0.349cm" style:snap-to-layout-grid="false"/>
      <style:text-properties style:font-name="MS PGothic" style:font-name-asian="MS PGothic" style:language-asian="ja" style:country-asian="JP"/>
    </style:style>
    <style:style style:name="P224" style:family="paragraph" style:parent-style-name="Table_20_Contents">
      <style:paragraph-properties fo:margin-top="0cm" fo:margin-bottom="0.349cm" style:snap-to-layout-grid="false"/>
      <style:text-properties style:font-name="Courier New2"/>
    </style:style>
    <style:style style:name="P225" style:family="paragraph" style:parent-style-name="Table_20_Heading">
      <style:text-properties style:font-name="Verdana2"/>
    </style:style>
    <style:style style:name="P226" style:family="paragraph" style:parent-style-name="Table_20_Heading">
      <style:text-properties style:font-name-asian="MS PGothic" style:language-asian="ja" style:country-asian="JP"/>
    </style:style>
    <style:style style:name="P227" style:family="paragraph" style:parent-style-name="Table_20_Heading">
      <style:paragraph-properties fo:margin-left="-0.072cm" fo:margin-right="-0.097cm" fo:margin-top="0cm" fo:margin-bottom="0cm" fo:text-indent="0cm" style:auto-text-indent="false" style:snap-to-layout-grid="false"/>
      <style:text-properties style:font-name="MS Mincho" style:font-name-asian="MS PGothic" style:language-asian="ja" style:country-asian="JP"/>
    </style:style>
    <style:style style:name="P228" style:family="paragraph" style:parent-style-name="Heading_20_4">
      <style:paragraph-properties fo:margin-left="1.499cm" fo:margin-right="0cm" fo:text-indent="0cm" style:auto-text-indent="false">
        <style:tab-stops>
          <style:tab-stop style:position="0cm"/>
        </style:tab-stops>
      </style:paragraph-properties>
      <style:text-properties style:use-window-font-color="true" fo:font-size="10pt" fo:language="en" fo:country="US" fo:font-style="normal" fo:font-weight="bold" style:font-name-asian="細明體1" style:font-size-asian="10pt" style:font-style-asian="normal" style:font-weight-asian="bold" style:font-name-complex="Tahoma" style:font-size-complex="12pt" style:language-complex="zxx" style:country-complex="none" style:font-style-complex="italic" style:font-weight-complex="bold"/>
    </style:style>
    <style:style style:name="P229" style:family="paragraph" style:parent-style-name="Heading_20_4">
      <style:paragraph-properties fo:margin-left="1.499cm" fo:margin-right="0cm" fo:text-indent="0cm" style:auto-text-indent="false">
        <style:tab-stops>
          <style:tab-stop style:position="0cm"/>
        </style:tab-stops>
      </style:paragraph-properties>
      <style:text-properties style:use-window-font-color="true" style:font-name="MS PGothic" fo:font-size="10pt" fo:language="en" fo:country="US" fo:font-style="normal" fo:font-weight="bold" style:font-name-asian="MS PGothic" style:font-size-asian="10pt" style:language-asian="ja" style:country-asian="JP" style:font-style-asian="normal" style:font-weight-asian="bold" style:font-name-complex="Tahoma" style:font-size-complex="12pt" style:language-complex="zxx" style:country-complex="none" style:font-style-complex="italic" style:font-weight-complex="bold"/>
    </style:style>
    <style:style style:name="P230" style:family="paragraph" style:parent-style-name="Heading_20_4">
      <style:paragraph-properties fo:margin-left="1.499cm" fo:margin-right="0cm" fo:text-indent="0cm" style:auto-text-indent="false">
        <style:tab-stops>
          <style:tab-stop style:position="0cm"/>
        </style:tab-stops>
      </style:paragraph-properties>
      <style:text-properties style:use-window-font-color="true" style:font-name="MS Mincho" fo:font-size="10pt" fo:language="en" fo:country="US" fo:font-style="normal" fo:font-weight="bold" style:font-name-asian="MS PGothic" style:font-size-asian="10pt" style:language-asian="ja" style:country-asian="JP" style:font-style-asian="normal" style:font-weight-asian="bold" style:font-name-complex="Tahoma" style:font-size-complex="12pt" style:language-complex="zxx" style:country-complex="none" style:font-style-complex="italic" style:font-weight-complex="bold"/>
    </style:style>
    <style:style style:name="P231" style:family="paragraph" style:parent-style-name="Heading_20_4">
      <style:paragraph-properties fo:margin-left="1.499cm" fo:margin-right="0cm" fo:text-indent="0cm" style:auto-text-indent="false">
        <style:tab-stops>
          <style:tab-stop style:position="0cm"/>
        </style:tab-stops>
      </style:paragraph-properties>
      <style:text-properties style:font-name-asian="MS PGothic"/>
    </style:style>
    <style:style style:name="P232" style:family="paragraph" style:parent-style-name="Heading_20_4">
      <style:paragraph-properties fo:margin-left="1.499cm" fo:margin-right="0cm" fo:text-indent="0cm" style:auto-text-indent="false">
        <style:tab-stops>
          <style:tab-stop style:position="0cm"/>
        </style:tab-stops>
      </style:paragraph-properties>
      <style:text-properties style:font-name="MS PGothic" style:font-name-asian="MS PGothic"/>
    </style:style>
    <style:style style:name="P233" style:family="paragraph" style:parent-style-name="Tip">
      <style:paragraph-properties fo:margin-left="2.032cm" fo:margin-right="1cm" fo:text-indent="0cm" style:auto-text-indent="false"/>
      <style:text-properties style:font-name-asian="MS PGothic"/>
    </style:style>
    <style:style style:name="P234" style:family="paragraph" style:parent-style-name="Text_20_body_20_indent_20_2">
      <style:paragraph-properties fo:margin-left="1.517cm" fo:margin-right="0cm" fo:text-indent="0cm" style:auto-text-indent="false"/>
    </style:style>
    <style:style style:name="P235" style:family="paragraph" style:parent-style-name="Text_20_body_20_indent_20_2">
      <style:paragraph-properties fo:margin-left="1.517cm" fo:margin-right="0cm" fo:text-indent="0cm" style:auto-text-indent="false"/>
      <style:text-properties style:font-name-asian="MS PGothic" style:language-asian="zh" style:country-asian="TW"/>
    </style:style>
    <style:style style:name="P236" style:family="paragraph" style:parent-style-name="Text_20_body_20_indent_20_2">
      <style:paragraph-properties fo:margin-left="1.535cm" fo:margin-right="0cm" fo:text-indent="0cm" style:auto-text-indent="false"/>
      <style:text-properties style:font-name="MS PGothic" style:font-name-asian="MS PGothic" style:language-asian="ja" style:country-asian="JP"/>
    </style:style>
    <style:style style:name="P237" style:family="paragraph" style:parent-style-name="Text_20_body_20_indent">
      <style:paragraph-properties fo:margin-left="1.016cm" fo:margin-right="0cm" fo:text-indent="0cm" style:auto-text-indent="false"/>
    </style:style>
    <style:style style:name="P238" style:family="paragraph" style:parent-style-name="Mouseless_20_Header">
      <style:text-properties style:font-name="MS PGothic" style:font-name-asian="MS PGothic"/>
    </style:style>
    <style:style style:name="P239" style:family="paragraph" style:parent-style-name="Contents_20_2">
      <style:paragraph-properties>
        <style:tab-stops>
          <style:tab-stop style:position="17.09cm" style:type="right" style:leader-style="dotted" style:leader-text="."/>
        </style:tab-stops>
      </style:paragraph-properties>
    </style:style>
    <style:style style:name="P240" style:family="paragraph" style:parent-style-name="Contents_20_1">
      <style:paragraph-properties>
        <style:tab-stops>
          <style:tab-stop style:position="17.59cm" style:type="right" style:leader-style="dotted" style:leader-text="."/>
        </style:tab-stops>
      </style:paragraph-properties>
    </style:style>
    <style:style style:name="P241" style:family="paragraph" style:parent-style-name="Contents_20_3">
      <style:paragraph-properties>
        <style:tab-stops>
          <style:tab-stop style:position="16.591cm" style:type="right" style:leader-style="dotted" style:leader-text="."/>
        </style:tab-stops>
      </style:paragraph-properties>
    </style:style>
    <style:style style:name="P242" style:family="paragraph" style:parent-style-name="Contents_20_4">
      <style:paragraph-properties>
        <style:tab-stops>
          <style:tab-stop style:position="16.092cm" style:type="right" style:leader-style="dotted" style:leader-text="."/>
        </style:tab-stops>
      </style:paragraph-properties>
    </style:style>
    <style:style style:name="P243" style:family="paragraph" style:parent-style-name="Text_20_body" style:list-style-name="L3">
      <style:text-properties style:font-name="MS PGothic" style:font-name-asian="MS PGothic"/>
    </style:style>
    <style:style style:name="P244" style:family="paragraph" style:parent-style-name="Text_20_body" style:list-style-name="L3">
      <style:text-properties style:font-name="MS PGothic" style:font-name-asian="MS PGothic"/>
    </style:style>
    <style:style style:name="P245" style:family="paragraph" style:parent-style-name="Text_20_body" style:list-style-name="L3">
      <style:text-properties style:font-name="MS PGothic" style:font-name-asian="MS PGothic"/>
    </style:style>
    <style:style style:name="P246" style:family="paragraph" style:parent-style-name="Text_20_body" style:list-style-name="L3">
      <style:text-properties style:font-name="MS PGothic" style:font-name-asian="MS PGothic"/>
    </style:style>
    <style:style style:name="P247" style:family="paragraph" style:parent-style-name="Text_20_body" style:list-style-name="L3">
      <style:text-properties style:font-name="MS PGothic" style:font-name-asian="MS PGothic"/>
    </style:style>
    <style:style style:name="P248" style:family="paragraph" style:parent-style-name="Text_20_body" style:list-style-name="L3">
      <style:text-properties style:font-name="MS PGothic" style:font-name-asian="MS PGothic" style:language-asian="zh" style:country-asian="TW"/>
    </style:style>
    <style:style style:name="P249" style:family="paragraph" style:parent-style-name="Text_20_body" style:list-style-name="L3">
      <style:text-properties style:font-name="MS PGothic" style:font-name-asian="MS PGothic" style:language-asian="ja" style:country-asian="JP"/>
    </style:style>
    <style:style style:name="P250" style:family="paragraph" style:parent-style-name="Text_20_body" style:list-style-name="WW8Num14">
      <style:paragraph-properties>
        <style:tab-stops>
          <style:tab-stop style:position="1.27cm"/>
        </style:tab-stops>
      </style:paragraph-properties>
      <style:text-properties style:font-name="MS PGothic" style:font-name-asian="MS PGothic" style:language-asian="ja" style:country-asian="JP"/>
    </style:style>
    <style:style style:name="P251" style:family="paragraph" style:parent-style-name="Text_20_body" style:list-style-name="WW8Num14">
      <style:paragraph-properties>
        <style:tab-stops>
          <style:tab-stop style:position="1.27cm"/>
        </style:tab-stops>
      </style:paragraph-properties>
      <style:text-properties style:font-name="MS PGothic" style:font-name-asian="MS PGothic" style:language-asian="ja" style:country-asian="JP"/>
    </style:style>
    <style:style style:name="P252" style:family="paragraph" style:parent-style-name="Text_20_body" style:list-style-name="WW8Num14">
      <style:paragraph-properties>
        <style:tab-stops>
          <style:tab-stop style:position="1.27cm"/>
        </style:tab-stops>
      </style:paragraph-properties>
      <style:text-properties style:font-name="MS PGothic" style:font-name-asian="MS PGothic" style:language-asian="ja" style:country-asian="JP"/>
    </style:style>
    <style:style style:name="P253" style:family="paragraph" style:parent-style-name="Text_20_body" style:list-style-name="WW8Num40">
      <style:paragraph-properties>
        <style:tab-stops>
          <style:tab-stop style:position="1.27cm"/>
        </style:tab-stops>
      </style:paragraph-properties>
      <style:text-properties style:font-name="MS PGothic" style:font-name-asian="MS PGothic" style:language-asian="ja" style:country-asian="JP"/>
    </style:style>
    <style:style style:name="P254" style:family="paragraph" style:parent-style-name="Text_20_body" style:list-style-name="WW8Num40">
      <style:paragraph-properties>
        <style:tab-stops>
          <style:tab-stop style:position="1.27cm"/>
        </style:tab-stops>
      </style:paragraph-properties>
      <style:text-properties style:font-name="MS PGothic" style:font-name-asian="MS PGothic" style:language-asian="ja" style:country-asian="JP"/>
    </style:style>
    <style:style style:name="P255" style:family="paragraph" style:parent-style-name="Text_20_body" style:list-style-name="WW8Num40">
      <style:paragraph-properties>
        <style:tab-stops>
          <style:tab-stop style:position="1.27cm"/>
        </style:tab-stops>
      </style:paragraph-properties>
      <style:text-properties style:font-name="MS PGothic" style:font-name-asian="MS PGothic" style:language-asian="ja" style:country-asian="JP"/>
    </style:style>
    <style:style style:name="P256" style:family="paragraph" style:parent-style-name="Text_20_body" style:list-style-name="WW8Num24">
      <style:paragraph-properties>
        <style:tab-stops>
          <style:tab-stop style:position="1.27cm"/>
        </style:tab-stops>
      </style:paragraph-properties>
    </style:style>
    <style:style style:name="P257" style:family="paragraph" style:parent-style-name="Text_20_body" style:list-style-name="WW8Num42">
      <style:paragraph-properties>
        <style:tab-stops>
          <style:tab-stop style:position="1.27cm"/>
        </style:tab-stops>
      </style:paragraph-properties>
      <style:text-properties style:use-window-font-color="true" style:font-name="MS PGothic" fo:font-size="10pt" fo:language="en" fo:country="US" style:font-name-asian="MS PGothic" style:font-size-asian="10pt" style:language-asian="ja" style:country-asian="JP" style:font-name-complex="Tahoma" style:font-size-complex="12pt" style:language-complex="zxx" style:country-complex="none"/>
    </style:style>
    <style:style style:name="P258" style:family="paragraph" style:parent-style-name="Text_20_body" style:list-style-name="WW8Num42">
      <style:paragraph-properties>
        <style:tab-stops>
          <style:tab-stop style:position="1.27cm"/>
        </style:tab-stops>
      </style:paragraph-properties>
      <style:text-properties style:use-window-font-color="true" style:font-name="MS PGothic" fo:font-size="10pt" fo:language="en" fo:country="US" style:font-name-asian="MS PGothic" style:font-size-asian="10pt" style:language-asian="ja" style:country-asian="JP" style:font-name-complex="Tahoma" style:font-size-complex="12pt" style:language-complex="zxx" style:country-complex="none"/>
    </style:style>
    <style:style style:name="P259" style:family="paragraph" style:parent-style-name="Text_20_body" style:list-style-name="WW8Num42">
      <style:paragraph-properties>
        <style:tab-stops>
          <style:tab-stop style:position="1.27cm"/>
        </style:tab-stops>
      </style:paragraph-properties>
      <style:text-properties style:use-window-font-color="true" style:font-name="MS PGothic" fo:font-size="10pt" fo:language="en" fo:country="US" style:font-name-asian="MS PGothic" style:font-size-asian="10pt" style:language-asian="ja" style:country-asian="JP" style:font-name-complex="Tahoma" style:font-size-complex="12pt" style:language-complex="zxx" style:country-complex="none"/>
    </style:style>
    <style:style style:name="P260" style:family="paragraph" style:parent-style-name="Text_20_body" style:list-style-name="WW8Num43">
      <style:paragraph-properties>
        <style:tab-stops>
          <style:tab-stop style:position="1.27cm"/>
        </style:tab-stops>
      </style:paragraph-properties>
      <style:text-properties style:use-window-font-color="true" style:font-name="MS PGothic" fo:font-size="10pt" fo:language="en" fo:country="US" style:font-name-asian="MS PGothic" style:font-size-asian="10pt" style:language-asian="ja" style:country-asian="JP" style:font-name-complex="Tahoma" style:font-size-complex="12pt" style:language-complex="zxx" style:country-complex="none"/>
    </style:style>
    <style:style style:name="P261" style:family="paragraph" style:parent-style-name="Text_20_body" style:list-style-name="WW8Num43">
      <style:paragraph-properties>
        <style:tab-stops>
          <style:tab-stop style:position="1.27cm"/>
        </style:tab-stops>
      </style:paragraph-properties>
      <style:text-properties style:use-window-font-color="true" style:font-name="MS PGothic" fo:font-size="10pt" fo:language="en" fo:country="US" style:font-name-asian="MS PGothic" style:font-size-asian="10pt" style:language-asian="ja" style:country-asian="JP" style:font-name-complex="Tahoma" style:font-size-complex="12pt" style:language-complex="zxx" style:country-complex="none"/>
    </style:style>
    <style:style style:name="P262" style:family="paragraph" style:parent-style-name="Text_20_body" style:list-style-name="WW8Num43">
      <style:paragraph-properties>
        <style:tab-stops>
          <style:tab-stop style:position="1.27cm"/>
        </style:tab-stops>
      </style:paragraph-properties>
      <style:text-properties style:use-window-font-color="true" style:font-name="MS PGothic" fo:font-size="10pt" fo:language="en" fo:country="US" style:font-name-asian="MS PGothic" style:font-size-asian="10pt" style:language-asian="ja" style:country-asian="JP" style:font-name-complex="Tahoma" style:font-size-complex="12pt" style:language-complex="zxx" style:country-complex="none"/>
    </style:style>
    <style:style style:name="P263" style:family="paragraph" style:parent-style-name="Text_20_body" style:list-style-name="WW8Num48">
      <style:paragraph-properties>
        <style:tab-stops>
          <style:tab-stop style:position="1.27cm"/>
        </style:tab-stops>
      </style:paragraph-properties>
      <style:text-properties style:use-window-font-color="true" style:font-name="MS PGothic" fo:font-size="10pt" fo:language="en" fo:country="US" style:font-name-asian="MS PGothic" style:font-size-asian="10pt" style:language-asian="ja" style:country-asian="JP" style:font-name-complex="Tahoma" style:font-size-complex="12pt" style:language-complex="zxx" style:country-complex="none"/>
    </style:style>
    <style:style style:name="P264" style:family="paragraph" style:parent-style-name="Text_20_body" style:list-style-name="WW8Num48">
      <style:paragraph-properties>
        <style:tab-stops>
          <style:tab-stop style:position="1.27cm"/>
        </style:tab-stops>
      </style:paragraph-properties>
      <style:text-properties style:use-window-font-color="true" style:font-name="MS PGothic" fo:font-size="10pt" fo:language="en" fo:country="US" style:font-name-asian="MS PGothic" style:font-size-asian="10pt" style:language-asian="ja" style:country-asian="JP" style:font-name-complex="Tahoma" style:font-size-complex="12pt" style:language-complex="zxx" style:country-complex="none"/>
    </style:style>
    <style:style style:name="P265" style:family="paragraph" style:parent-style-name="Text_20_body" style:list-style-name="WW8Num49">
      <style:paragraph-properties>
        <style:tab-stops>
          <style:tab-stop style:position="1.27cm"/>
        </style:tab-stops>
      </style:paragraph-properties>
      <style:text-properties style:use-window-font-color="true" style:font-name="MS PGothic" fo:font-size="10pt" fo:language="en" fo:country="US" style:font-name-asian="MS PGothic" style:font-size-asian="10pt" style:language-asian="ja" style:country-asian="JP" style:font-name-complex="Tahoma" style:font-size-complex="12pt" style:language-complex="zxx" style:country-complex="none"/>
    </style:style>
    <style:style style:name="P266" style:family="paragraph" style:parent-style-name="Text_20_body" style:list-style-name="WW8Num49">
      <style:paragraph-properties>
        <style:tab-stops>
          <style:tab-stop style:position="1.27cm"/>
        </style:tab-stops>
      </style:paragraph-properties>
      <style:text-properties style:use-window-font-color="true" style:font-name="MS PGothic" fo:font-size="10pt" fo:language="en" fo:country="US" style:font-name-asian="MS PGothic" style:font-size-asian="10pt" style:language-asian="ja" style:country-asian="JP" style:font-name-complex="Tahoma" style:font-size-complex="12pt" style:language-complex="zxx" style:country-complex="none"/>
    </style:style>
    <style:style style:name="P267" style:family="paragraph" style:parent-style-name="Text_20_body" style:list-style-name="WW8Num49">
      <style:paragraph-properties>
        <style:tab-stops>
          <style:tab-stop style:position="1.27cm"/>
        </style:tab-stops>
      </style:paragraph-properties>
      <style:text-properties style:use-window-font-color="true" style:font-name="MS PGothic" fo:font-size="10pt" fo:language="en" fo:country="US" style:font-name-asian="MS PGothic" style:font-size-asian="10pt" style:language-asian="ja" style:country-asian="JP" style:font-name-complex="Tahoma" style:font-size-complex="12pt" style:language-complex="zxx" style:country-complex="none"/>
    </style:style>
    <style:style style:name="P268" style:family="paragraph" style:parent-style-name="Text_20_body" style:list-style-name="WW8Num13">
      <style:paragraph-properties fo:margin-left="1.203cm" fo:margin-right="0cm" fo:text-indent="0cm" style:auto-text-indent="false">
        <style:tab-stops>
          <style:tab-stop style:position="0.499cm"/>
        </style:tab-stops>
      </style:paragraph-properties>
    </style:style>
    <style:style style:name="P269" style:family="paragraph" style:parent-style-name="Text_20_body" style:list-style-name="WW8Num13">
      <style:paragraph-properties fo:margin-left="1.203cm" fo:margin-right="0cm" fo:text-indent="0cm" style:auto-text-indent="false">
        <style:tab-stops>
          <style:tab-stop style:position="0.499cm"/>
        </style:tab-stops>
      </style:paragraph-properties>
    </style:style>
    <style:style style:name="P270" style:family="paragraph" style:parent-style-name="Text_20_body" style:list-style-name="WW8Num13">
      <style:paragraph-properties fo:margin-left="1.203cm" fo:margin-right="0cm" fo:text-indent="0cm" style:auto-text-indent="false">
        <style:tab-stops>
          <style:tab-stop style:position="0.499cm"/>
        </style:tab-stops>
      </style:paragraph-properties>
    </style:style>
    <style:style style:name="P271" style:family="paragraph" style:parent-style-name="Text_20_body" style:list-style-name="WW8Num13">
      <style:paragraph-properties fo:margin-left="1.203cm" fo:margin-right="0cm" fo:text-indent="0cm" style:auto-text-indent="false">
        <style:tab-stops>
          <style:tab-stop style:position="0.499cm"/>
        </style:tab-stops>
      </style:paragraph-properties>
      <style:text-properties style:font-name="MS PGothic" style:font-name-asian="MS PGothic" style:language-asian="ja" style:country-asian="JP"/>
    </style:style>
    <style:style style:name="P272" style:family="paragraph" style:parent-style-name="Text_20_body" style:list-style-name="WW8Num13">
      <style:paragraph-properties fo:margin-left="1.203cm" fo:margin-right="0cm" fo:text-indent="0cm" style:auto-text-indent="false">
        <style:tab-stops>
          <style:tab-stop style:position="0.499cm"/>
        </style:tab-stops>
      </style:paragraph-properties>
      <style:text-properties style:font-name="MS PGothic" style:font-name-asian="MS PGothic" style:language-asian="ja" style:country-asian="JP"/>
    </style:style>
    <style:style style:name="P273" style:family="paragraph" style:parent-style-name="Text_20_body" style:list-style-name="WW8Num13">
      <style:paragraph-properties fo:margin-left="1.203cm" fo:margin-right="0cm" fo:text-indent="0cm" style:auto-text-indent="false">
        <style:tab-stops>
          <style:tab-stop style:position="0.499cm"/>
        </style:tab-stops>
      </style:paragraph-properties>
      <style:text-properties style:font-name="MS PGothic" style:font-name-asian="MS PGothic" style:language-asian="ja" style:country-asian="JP"/>
    </style:style>
    <style:style style:name="P274" style:family="paragraph" style:parent-style-name="Text_20_body" style:list-style-name="WW8Num13">
      <style:paragraph-properties fo:margin-left="1.203cm" fo:margin-right="0cm" fo:text-indent="0cm" style:auto-text-indent="false">
        <style:tab-stops>
          <style:tab-stop style:position="0.499cm"/>
        </style:tab-stops>
      </style:paragraph-properties>
      <style:text-properties style:font-name="MS PGothic" style:font-name-asian="MS PGothic" style:language-asian="ja" style:country-asian="JP"/>
    </style:style>
    <style:style style:name="P275" style:family="paragraph" style:parent-style-name="Text_20_body" style:list-style-name="WW8Num16">
      <style:paragraph-properties fo:margin-left="0.806cm" fo:margin-right="0cm" fo:margin-top="0.349cm" fo:margin-bottom="0cm" fo:text-indent="0cm" style:auto-text-indent="false">
        <style:tab-stops>
          <style:tab-stop style:position="1.27cm"/>
        </style:tab-stops>
      </style:paragraph-properties>
      <style:text-properties style:font-name="MS PGothic" style:font-name-asian="MS PGothic"/>
    </style:style>
    <style:style style:name="P276" style:family="paragraph" style:parent-style-name="Text_20_body" style:list-style-name="WW8Num16">
      <style:paragraph-properties fo:margin-left="0.806cm" fo:margin-right="0cm" fo:margin-top="0.349cm" fo:margin-bottom="0cm" fo:text-indent="0cm" style:auto-text-indent="false">
        <style:tab-stops>
          <style:tab-stop style:position="0.69cm"/>
          <style:tab-stop style:position="0.958cm"/>
          <style:tab-stop style:position="1.27cm"/>
          <style:tab-stop style:position="1.381cm"/>
        </style:tab-stops>
      </style:paragraph-properties>
      <style:text-properties style:font-name="MS PGothic" style:font-name-asian="MS PGothic"/>
    </style:style>
    <style:style style:name="P277" style:family="paragraph" style:parent-style-name="Text_20_body" style:list-style-name="WW8Num17">
      <style:paragraph-properties fo:margin-top="0.349cm" fo:margin-bottom="0cm">
        <style:tab-stops>
          <style:tab-stop style:position="1.27cm"/>
        </style:tab-stops>
      </style:paragraph-properties>
      <style:text-properties style:font-name="MS PGothic" style:font-name-asian="MS PGothic"/>
    </style:style>
    <style:style style:name="P278" style:family="paragraph" style:parent-style-name="Text_20_body" style:list-style-name="WW8Num19">
      <style:paragraph-properties fo:margin-top="0.349cm" fo:margin-bottom="0cm">
        <style:tab-stops>
          <style:tab-stop style:position="1.27cm"/>
        </style:tab-stops>
      </style:paragraph-properties>
      <style:text-properties style:font-name="MS PGothic" style:font-name-asian="MS PGothic"/>
    </style:style>
    <style:style style:name="P279" style:family="paragraph" style:parent-style-name="Text_20_body" style:list-style-name="WW8Num31">
      <style:paragraph-properties fo:margin-top="0.349cm" fo:margin-bottom="0cm">
        <style:tab-stops>
          <style:tab-stop style:position="1.27cm"/>
        </style:tab-stops>
      </style:paragraph-properties>
      <style:text-properties style:font-name="MS PGothic" style:font-name-asian="MS PGothic"/>
    </style:style>
    <style:style style:name="P280" style:family="paragraph" style:parent-style-name="Text_20_body" style:list-style-name="WW8Num32">
      <style:paragraph-properties fo:margin-top="0.349cm" fo:margin-bottom="0cm">
        <style:tab-stops>
          <style:tab-stop style:position="1.27cm"/>
        </style:tab-stops>
      </style:paragraph-properties>
      <style:text-properties style:font-name="MS PGothic" style:font-name-asian="MS PGothic"/>
    </style:style>
    <style:style style:name="P281" style:family="paragraph" style:parent-style-name="Text_20_body" style:list-style-name="WW8Num33">
      <style:paragraph-properties fo:margin-top="0.349cm" fo:margin-bottom="0cm">
        <style:tab-stops>
          <style:tab-stop style:position="1.27cm"/>
        </style:tab-stops>
      </style:paragraph-properties>
      <style:text-properties style:font-name="MS PGothic" style:font-name-asian="MS PGothic"/>
    </style:style>
    <style:style style:name="P282" style:family="paragraph" style:parent-style-name="Text_20_body" style:list-style-name="WW8Num34">
      <style:paragraph-properties fo:margin-top="0.349cm" fo:margin-bottom="0cm">
        <style:tab-stops>
          <style:tab-stop style:position="1.27cm"/>
        </style:tab-stops>
      </style:paragraph-properties>
      <style:text-properties style:font-name="MS PGothic" style:font-name-asian="MS PGothic"/>
    </style:style>
    <style:style style:name="P283" style:family="paragraph" style:parent-style-name="Text_20_body" style:list-style-name="WW8Num34">
      <style:paragraph-properties fo:margin-top="0.349cm" fo:margin-bottom="0cm">
        <style:tab-stops>
          <style:tab-stop style:position="1.27cm"/>
        </style:tab-stops>
      </style:paragraph-properties>
      <style:text-properties style:font-name="MS PGothic" style:font-name-asian="MS PGothic"/>
    </style:style>
    <style:style style:name="P284" style:family="paragraph" style:parent-style-name="Text_20_body" style:list-style-name="WW8Num34">
      <style:paragraph-properties fo:margin-top="0.349cm" fo:margin-bottom="0cm">
        <style:tab-stops>
          <style:tab-stop style:position="1.27cm"/>
        </style:tab-stops>
      </style:paragraph-properties>
      <style:text-properties style:font-name="MS PGothic" style:font-name-asian="MS PGothic"/>
    </style:style>
    <style:style style:name="P285" style:family="paragraph" style:parent-style-name="Text_20_body" style:list-style-name="WW8Num34">
      <style:paragraph-properties fo:margin-top="0.349cm" fo:margin-bottom="0cm">
        <style:tab-stops>
          <style:tab-stop style:position="1.27cm"/>
        </style:tab-stops>
      </style:paragraph-properties>
      <style:text-properties style:font-name="MS PGothic" style:font-name-asian="MS PGothic"/>
    </style:style>
    <style:style style:name="P286" style:family="paragraph" style:parent-style-name="Text_20_body" style:list-style-name="WW8Num34">
      <style:paragraph-properties fo:margin-top="0.349cm" fo:margin-bottom="0cm">
        <style:tab-stops>
          <style:tab-stop style:position="1.905cm"/>
        </style:tab-stops>
      </style:paragraph-properties>
      <style:text-properties style:font-name="MS PGothic" style:font-name-asian="MS PGothic" style:language-asian="ja" style:country-asian="JP"/>
    </style:style>
    <style:style style:name="P287" style:family="paragraph" style:parent-style-name="Text_20_body" style:list-style-name="WW8Num34">
      <style:paragraph-properties fo:margin-top="0.349cm" fo:margin-bottom="0cm">
        <style:tab-stops>
          <style:tab-stop style:position="1.905cm"/>
        </style:tab-stops>
      </style:paragraph-properties>
      <style:text-properties style:font-name="MS PGothic" style:font-name-asian="MS PGothic" style:language-asian="ja" style:country-asian="JP"/>
    </style:style>
    <style:style style:name="P288" style:family="paragraph" style:parent-style-name="Text_20_body" style:list-style-name="WW8Num34">
      <style:paragraph-properties fo:margin-top="0.349cm" fo:margin-bottom="0cm">
        <style:tab-stops>
          <style:tab-stop style:position="1.905cm"/>
        </style:tab-stops>
      </style:paragraph-properties>
      <style:text-properties style:font-name="MS PGothic" style:font-name-asian="MS PGothic" style:language-asian="ja" style:country-asian="JP"/>
    </style:style>
    <style:style style:name="P289" style:family="paragraph" style:parent-style-name="Text_20_body" style:list-style-name="WW8Num24">
      <style:paragraph-properties fo:margin-top="0.349cm" fo:margin-bottom="0cm">
        <style:tab-stops>
          <style:tab-stop style:position="1.27cm"/>
        </style:tab-stops>
      </style:paragraph-properties>
    </style:style>
    <style:style style:name="P290" style:family="paragraph" style:parent-style-name="Text_20_body" style:list-style-name="WW8Num24">
      <style:paragraph-properties fo:margin-top="0.349cm" fo:margin-bottom="0cm">
        <style:tab-stops>
          <style:tab-stop style:position="1.27cm"/>
        </style:tab-stops>
      </style:paragraph-properties>
    </style:style>
    <style:style style:name="P291" style:family="paragraph" style:parent-style-name="Text_20_body" style:list-style-name="WW8Num25">
      <style:paragraph-properties fo:margin-top="0.349cm" fo:margin-bottom="0cm">
        <style:tab-stops>
          <style:tab-stop style:position="1.27cm"/>
        </style:tab-stops>
      </style:paragraph-properties>
    </style:style>
    <style:style style:name="P292" style:family="paragraph" style:parent-style-name="Text_20_body" style:list-style-name="WW8Num26">
      <style:paragraph-properties fo:margin-top="0.349cm" fo:margin-bottom="0cm">
        <style:tab-stops>
          <style:tab-stop style:position="1.27cm"/>
        </style:tab-stops>
      </style:paragraph-properties>
    </style:style>
    <style:style style:name="P293" style:family="paragraph" style:parent-style-name="Text_20_body" style:list-style-name="WW8Num18">
      <style:paragraph-properties fo:margin-left="0.039cm" fo:margin-right="0cm" fo:margin-top="0.349cm" fo:margin-bottom="0cm" fo:text-indent="0cm" style:auto-text-indent="false">
        <style:tab-stops>
          <style:tab-stop style:position="1.27cm"/>
        </style:tab-stops>
      </style:paragraph-properties>
      <style:text-properties style:font-name="MS PGothic" style:font-name-asian="MS PGothic"/>
    </style:style>
    <style:style style:name="P294" style:family="paragraph" style:parent-style-name="Table_20_Contents" style:list-style-name="WW8Num51">
      <style:paragraph-properties>
        <style:tab-stops>
          <style:tab-stop style:position="1.27cm"/>
        </style:tab-stops>
      </style:paragraph-properties>
    </style:style>
    <style:style style:name="P295" style:family="paragraph" style:parent-style-name="Table_20_Contents" style:list-style-name="WW8Num60">
      <style:paragraph-properties>
        <style:tab-stops>
          <style:tab-stop style:position="1.27cm"/>
        </style:tab-stops>
      </style:paragraph-properties>
    </style:style>
    <style:style style:name="P296" style:family="paragraph" style:parent-style-name="Table_20_Contents" style:list-style-name="WW8Num60">
      <style:paragraph-properties>
        <style:tab-stops>
          <style:tab-stop style:position="1.27cm"/>
        </style:tab-stops>
      </style:paragraph-properties>
    </style:style>
    <style:style style:name="P297" style:family="paragraph" style:parent-style-name="Table_20_Contents" style:list-style-name="WW8Num51">
      <style:paragraph-properties fo:margin-top="0cm" fo:margin-bottom="0.349cm" style:snap-to-layout-grid="false">
        <style:tab-stops>
          <style:tab-stop style:position="1.27cm"/>
        </style:tab-stops>
      </style:paragraph-properties>
    </style:style>
    <style:style style:name="P298" style:family="paragraph" style:parent-style-name="Table_20_Contents" style:list-style-name="WW8Num60">
      <style:paragraph-properties fo:margin-top="0cm" fo:margin-bottom="0.349cm" style:snap-to-layout-grid="false">
        <style:tab-stops>
          <style:tab-stop style:position="1.27cm"/>
        </style:tab-stops>
      </style:paragraph-properties>
    </style:style>
    <style:style style:name="P299" style:family="paragraph" style:parent-style-name="Table_20_Contents" style:list-style-name="WW8Num61">
      <style:paragraph-properties fo:margin-top="0cm" fo:margin-bottom="0.349cm" style:snap-to-layout-grid="false">
        <style:tab-stops>
          <style:tab-stop style:position="1.27cm"/>
        </style:tab-stops>
      </style:paragraph-properties>
    </style:style>
    <style:style style:name="P300" style:family="paragraph" style:parent-style-name="Table_20_Contents" style:list-style-name="WW8Num51">
      <style:paragraph-properties fo:margin-top="0.349cm" fo:margin-bottom="0cm">
        <style:tab-stops>
          <style:tab-stop style:position="1.27cm"/>
        </style:tab-stops>
      </style:paragraph-properties>
    </style:style>
    <style:style style:name="P301" style:family="paragraph" style:parent-style-name="Table_20_Contents" style:list-style-name="WW8Num60">
      <style:paragraph-properties fo:margin-top="0.349cm" fo:margin-bottom="0cm">
        <style:tab-stops>
          <style:tab-stop style:position="1.27cm"/>
        </style:tab-stops>
      </style:paragraph-properties>
    </style:style>
    <style:style style:name="P302" style:family="paragraph" style:parent-style-name="Table_20_Contents" style:list-style-name="WW8Num60">
      <style:paragraph-properties fo:margin-top="0.349cm" fo:margin-bottom="0cm">
        <style:tab-stops>
          <style:tab-stop style:position="1.27cm"/>
        </style:tab-stops>
      </style:paragraph-properties>
    </style:style>
    <style:style style:name="P303" style:family="paragraph" style:parent-style-name="Table_20_Contents" style:list-style-name="WW8Num62">
      <style:paragraph-properties fo:margin-top="0cm" fo:margin-bottom="0cm" style:snap-to-layout-grid="false">
        <style:tab-stops>
          <style:tab-stop style:position="1.27cm"/>
        </style:tab-stops>
      </style:paragraph-properties>
    </style:style>
    <style:style style:name="P304" style:family="paragraph" style:parent-style-name="Table_20_Contents" style:list-style-name="WW8Num52">
      <style:paragraph-properties fo:margin-top="0cm" fo:margin-bottom="0cm" style:snap-to-layout-grid="false">
        <style:tab-stops>
          <style:tab-stop style:position="1.27cm"/>
        </style:tab-stops>
      </style:paragraph-properties>
    </style:style>
    <style:style style:name="P305" style:family="paragraph" style:parent-style-name="Table_20_Contents" style:list-style-name="WW8Num53">
      <style:paragraph-properties fo:margin-top="0cm" fo:margin-bottom="0cm" style:snap-to-layout-grid="false">
        <style:tab-stops>
          <style:tab-stop style:position="1.27cm"/>
        </style:tab-stops>
      </style:paragraph-properties>
    </style:style>
    <style:style style:name="P306" style:family="paragraph" style:parent-style-name="Text_20_body_20_indent_20_2" style:list-style-name="L5">
      <style:text-properties style:font-name="MS PGothic" style:font-name-asian="MS PGothic"/>
    </style:style>
    <style:style style:name="P307" style:family="paragraph" style:parent-style-name="Text_20_body_20_indent_20_2" style:list-style-name="L5">
      <style:text-properties style:font-name="MS PGothic" style:font-name-asian="MS PGothic"/>
    </style:style>
    <style:style style:name="P308" style:family="paragraph" style:parent-style-name="Text_20_body_20_indent_20_2" style:list-style-name="WW8Num12">
      <style:paragraph-properties fo:margin-left="1.499cm" fo:margin-right="0cm" fo:text-indent="0cm" style:auto-text-indent="false">
        <style:tab-stops>
          <style:tab-stop style:position="1.27cm"/>
        </style:tab-stops>
      </style:paragraph-properties>
      <style:text-properties style:font-name="MS PGothic" style:font-name-asian="MS PGothic" style:language-asian="ja" style:country-asian="JP"/>
    </style:style>
    <style:style style:name="P309" style:family="paragraph" style:parent-style-name="Text_20_body_20_indent_20_2" style:list-style-name="WW8Num58">
      <style:paragraph-properties fo:margin-left="1.499cm" fo:margin-right="0cm" fo:text-indent="0cm" style:auto-text-indent="false">
        <style:tab-stops>
          <style:tab-stop style:position="1.27cm"/>
        </style:tab-stops>
      </style:paragraph-properties>
      <style:text-properties style:font-name="MS PGothic" style:font-name-asian="MS PGothic" style:language-asian="ja" style:country-asian="JP"/>
    </style:style>
    <style:style style:name="P310" style:family="paragraph" style:parent-style-name="Text_20_body_20_indent_20_2" style:list-style-name="WW8Num13">
      <style:paragraph-properties fo:margin-left="1.499cm" fo:margin-right="0cm" fo:text-indent="0cm" style:auto-text-indent="false">
        <style:tab-stops>
          <style:tab-stop style:position="1.27cm"/>
        </style:tab-stops>
      </style:paragraph-properties>
      <style:text-properties style:font-name="MS PGothic" style:font-name-asian="MS PGothic" style:language-asian="ja" style:country-asian="JP"/>
    </style:style>
    <style:style style:name="P311" style:family="paragraph" style:parent-style-name="Text_20_body_20_indent_20_2" style:list-style-name="WW8Num13">
      <style:paragraph-properties fo:margin-left="1.499cm" fo:margin-right="0cm" fo:text-indent="0cm" style:auto-text-indent="false">
        <style:tab-stops>
          <style:tab-stop style:position="1.27cm"/>
        </style:tab-stops>
      </style:paragraph-properties>
      <style:text-properties style:font-name="MS PGothic" style:font-name-asian="MS PGothic" style:language-asian="ja" style:country-asian="JP"/>
    </style:style>
    <style:style style:name="P312" style:family="paragraph" style:parent-style-name="Text_20_body_20_indent_20_2" style:list-style-name="WW8Num41">
      <style:paragraph-properties fo:margin-left="1.499cm" fo:margin-right="0cm" fo:text-indent="0cm" style:auto-text-indent="false">
        <style:tab-stops>
          <style:tab-stop style:position="1.27cm"/>
        </style:tab-stops>
      </style:paragraph-properties>
      <style:text-properties style:font-name="MS PGothic" style:font-name-asian="MS PGothic" style:language-asian="ja" style:country-asian="JP"/>
    </style:style>
    <style:style style:name="P313" style:family="paragraph" style:parent-style-name="Text_20_body_20_indent_20_2" style:list-style-name="WW8Num41">
      <style:paragraph-properties fo:margin-left="1.499cm" fo:margin-right="0cm" fo:text-indent="0cm" style:auto-text-indent="false">
        <style:tab-stops>
          <style:tab-stop style:position="1.27cm"/>
        </style:tab-stops>
      </style:paragraph-properties>
      <style:text-properties style:font-name="MS PGothic" style:font-name-asian="MS PGothic" style:language-asian="ja" style:country-asian="JP"/>
    </style:style>
    <style:style style:name="P314" style:family="paragraph" style:parent-style-name="Text_20_body_20_indent_20_2" style:list-style-name="WW8Num41">
      <style:paragraph-properties fo:margin-left="1.499cm" fo:margin-right="0cm" fo:text-indent="0cm" style:auto-text-indent="false">
        <style:tab-stops>
          <style:tab-stop style:position="1.27cm"/>
        </style:tab-stops>
      </style:paragraph-properties>
      <style:text-properties style:font-name="MS PGothic" style:font-name-asian="MS PGothic"/>
    </style:style>
    <style:style style:name="P315" style:family="paragraph" style:parent-style-name="Text_20_body_20_indent_20_2" style:list-style-name="WW8Num41">
      <style:paragraph-properties fo:margin-left="1.499cm" fo:margin-right="0cm" fo:text-indent="0cm" style:auto-text-indent="false">
        <style:tab-stops>
          <style:tab-stop style:position="1.27cm"/>
        </style:tab-stops>
      </style:paragraph-properties>
      <style:text-properties style:font-name="MS PGothic" style:font-name-asian="MS PGothic"/>
    </style:style>
    <style:style style:name="P316" style:family="paragraph" style:parent-style-name="Text_20_body_20_indent_20_2" style:list-style-name="WW8Num45">
      <style:paragraph-properties fo:margin-left="1.499cm" fo:margin-right="0cm" fo:text-indent="0cm" style:auto-text-indent="false">
        <style:tab-stops>
          <style:tab-stop style:position="1.27cm"/>
        </style:tab-stops>
      </style:paragraph-properties>
      <style:text-properties style:font-name="MS PGothic" style:font-name-asian="MS PGothic"/>
    </style:style>
    <style:style style:name="P317" style:family="paragraph" style:parent-style-name="Text_20_body_20_indent_20_2" style:list-style-name="WW8Num47">
      <style:paragraph-properties fo:margin-left="1.499cm" fo:margin-right="0cm" fo:text-indent="0cm" style:auto-text-indent="false">
        <style:tab-stops>
          <style:tab-stop style:position="1.27cm"/>
        </style:tab-stops>
      </style:paragraph-properties>
      <style:text-properties style:font-name="MS PGothic" style:font-name-asian="MS PGothic"/>
    </style:style>
    <style:style style:name="P318" style:family="paragraph" style:parent-style-name="Text_20_body_20_indent_20_2" style:list-style-name="WW8Num47">
      <style:paragraph-properties fo:margin-left="1.499cm" fo:margin-right="0cm" fo:text-indent="0cm" style:auto-text-indent="false">
        <style:tab-stops>
          <style:tab-stop style:position="1.27cm"/>
        </style:tab-stops>
      </style:paragraph-properties>
      <style:text-properties style:font-name="MS PGothic" style:font-name-asian="MS PGothic"/>
    </style:style>
    <style:style style:name="P319" style:family="paragraph" style:parent-style-name="Text_20_body_20_indent_20_2" style:list-style-name="WW8Num46">
      <style:paragraph-properties fo:margin-left="1.499cm" fo:margin-right="0cm" fo:text-indent="0cm" style:auto-text-indent="false">
        <style:tab-stops>
          <style:tab-stop style:position="1.905cm"/>
        </style:tab-stops>
      </style:paragraph-properties>
      <style:text-properties style:font-name="MS PGothic" style:font-name-asian="MS PGothic"/>
    </style:style>
    <style:style style:name="P320" style:family="paragraph" style:parent-style-name="Text_20_body_20_indent_20_2" style:list-style-name="WW8Num46">
      <style:paragraph-properties fo:margin-left="1.499cm" fo:margin-right="0cm" fo:text-indent="0cm" style:auto-text-indent="false">
        <style:tab-stops>
          <style:tab-stop style:position="1.905cm"/>
        </style:tab-stops>
      </style:paragraph-properties>
      <style:text-properties style:font-name="MS PGothic" style:font-name-asian="MS PGothic"/>
    </style:style>
    <style:style style:name="P321" style:family="paragraph" style:parent-style-name="Text_20_body_20_indent_20_2" style:list-style-name="WW8Num46">
      <style:paragraph-properties fo:margin-left="1.499cm" fo:margin-right="0cm" fo:text-indent="0cm" style:auto-text-indent="false">
        <style:tab-stops>
          <style:tab-stop style:position="1.905cm"/>
        </style:tab-stops>
      </style:paragraph-properties>
      <style:text-properties style:use-window-font-color="true" style:font-name="MS PGothic" fo:font-size="10pt" fo:language="en" fo:country="US" style:font-name-asian="MS PGothic" style:font-size-asian="10pt" style:language-asian="ja" style:country-asian="JP" style:font-name-complex="Tahoma" style:font-size-complex="12pt" style:language-complex="zxx" style:country-complex="none"/>
    </style:style>
    <style:style style:name="P322" style:family="paragraph" style:parent-style-name="Text_20_body_20_indent_20_2" style:list-style-name="WW8Num45">
      <style:paragraph-properties fo:margin-left="1.499cm" fo:margin-right="0cm" fo:text-indent="0cm" style:auto-text-indent="false">
        <style:tab-stops>
          <style:tab-stop style:position="1.27cm"/>
        </style:tab-stops>
      </style:paragraph-properties>
      <style:text-properties style:use-window-font-color="true" style:font-name="MS PGothic" fo:font-size="10pt" fo:language="en" fo:country="US" style:font-name-asian="MS PGothic" style:font-size-asian="10pt" style:language-asian="ja" style:country-asian="JP" style:font-name-complex="Tahoma" style:font-size-complex="12pt" style:language-complex="zxx" style:country-complex="none"/>
    </style:style>
    <style:style style:name="P323" style:family="paragraph" style:parent-style-name="Mouseless" style:list-style-name="WW8Num11">
      <style:paragraph-properties fo:margin-left="2cm" fo:margin-right="1cm" fo:text-indent="0cm" style:auto-text-indent="false">
        <style:tab-stops>
          <style:tab-stop style:position="0.635cm"/>
        </style:tab-stops>
      </style:paragraph-properties>
      <style:text-properties style:font-name="MS PGothic" style:font-name-asian="MS PGothic"/>
    </style:style>
    <style:style style:name="P324" style:family="paragraph" style:parent-style-name="Mouseless" style:list-style-name="WW8Num11">
      <style:paragraph-properties fo:margin-left="2cm" fo:margin-right="1cm" fo:text-indent="0cm" style:auto-text-indent="false">
        <style:tab-stops>
          <style:tab-stop style:position="0.635cm"/>
        </style:tab-stops>
      </style:paragraph-properties>
      <style:text-properties style:font-name="MS PGothic" style:font-name-asian="MS PGothic"/>
    </style:style>
    <style:style style:name="P325" style:family="paragraph" style:parent-style-name="Mouseless" style:list-style-name="WW8Num11">
      <style:paragraph-properties fo:margin-left="2cm" fo:margin-right="1cm" fo:text-indent="0cm" style:auto-text-indent="false">
        <style:tab-stops>
          <style:tab-stop style:position="0.635cm"/>
        </style:tab-stops>
      </style:paragraph-properties>
      <style:text-properties style:font-name="MS PGothic" style:font-name-asian="MS PGothic"/>
    </style:style>
    <style:style style:name="P326" style:family="paragraph" style:parent-style-name="Mouseless" style:list-style-name="WW8Num11">
      <style:paragraph-properties fo:margin-left="2cm" fo:margin-right="1cm" fo:text-indent="0cm" style:auto-text-indent="false">
        <style:tab-stops>
          <style:tab-stop style:position="0.635cm"/>
        </style:tab-stops>
      </style:paragraph-properties>
      <style:text-properties style:font-name="MS PGothic" style:font-name-asian="MS PGothic"/>
    </style:style>
    <style:style style:name="P327" style:family="paragraph" style:parent-style-name="Mouseless" style:list-style-name="WW8Num27">
      <style:paragraph-properties fo:margin-left="2cm" fo:margin-right="1cm" fo:text-indent="0cm" style:auto-text-indent="false">
        <style:tab-stops>
          <style:tab-stop style:position="0.635cm"/>
        </style:tab-stops>
      </style:paragraph-properties>
      <style:text-properties style:font-name="MS PGothic" style:font-name-asian="MS PGothic"/>
    </style:style>
    <style:style style:name="P328" style:family="paragraph" style:parent-style-name="Mouseless" style:list-style-name="WW8Num27">
      <style:paragraph-properties fo:margin-left="2cm" fo:margin-right="1cm" fo:text-indent="0cm" style:auto-text-indent="false">
        <style:tab-stops>
          <style:tab-stop style:position="0.635cm"/>
        </style:tab-stops>
      </style:paragraph-properties>
      <style:text-properties style:font-name="MS PGothic" style:font-name-asian="MS PGothic"/>
    </style:style>
    <style:style style:name="P329" style:family="paragraph" style:parent-style-name="Mouseless" style:list-style-name="WW8Num27">
      <style:paragraph-properties fo:margin-left="2cm" fo:margin-right="1cm" fo:text-indent="0cm" style:auto-text-indent="false">
        <style:tab-stops>
          <style:tab-stop style:position="0.635cm"/>
        </style:tab-stops>
      </style:paragraph-properties>
      <style:text-properties style:font-name="MS PGothic" style:font-name-asian="MS PGothic"/>
    </style:style>
    <style:style style:name="P330" style:family="paragraph" style:parent-style-name="Mouseless" style:list-style-name="WW8Num36">
      <style:paragraph-properties fo:margin-left="2cm" fo:margin-right="1cm" fo:text-indent="0cm" style:auto-text-indent="false">
        <style:tab-stops>
          <style:tab-stop style:position="0.635cm"/>
        </style:tab-stops>
      </style:paragraph-properties>
      <style:text-properties style:font-name="MS PGothic" style:font-name-asian="MS PGothic"/>
    </style:style>
    <style:style style:name="P331" style:family="paragraph" style:parent-style-name="Mouseless" style:list-style-name="WW8Num36">
      <style:paragraph-properties fo:margin-left="2cm" fo:margin-right="1cm" fo:text-indent="0cm" style:auto-text-indent="false">
        <style:tab-stops>
          <style:tab-stop style:position="0.635cm"/>
        </style:tab-stops>
      </style:paragraph-properties>
      <style:text-properties style:font-name="MS PGothic" style:font-name-asian="MS PGothic"/>
    </style:style>
    <style:style style:name="P332" style:family="paragraph" style:parent-style-name="Mouseless" style:list-style-name="WW8Num36">
      <style:paragraph-properties fo:margin-left="2cm" fo:margin-right="1cm" fo:text-indent="0cm" style:auto-text-indent="false">
        <style:tab-stops>
          <style:tab-stop style:position="0.635cm"/>
        </style:tab-stops>
      </style:paragraph-properties>
      <style:text-properties style:font-name="MS PGothic" style:font-name-asian="MS PGothic"/>
    </style:style>
    <style:style style:name="P333" style:family="paragraph" style:parent-style-name="Mouseless" style:list-style-name="WW8Num37">
      <style:paragraph-properties fo:margin-left="2cm" fo:margin-right="1cm" fo:text-indent="0cm" style:auto-text-indent="false">
        <style:tab-stops>
          <style:tab-stop style:position="0.635cm"/>
        </style:tab-stops>
      </style:paragraph-properties>
      <style:text-properties style:font-name="MS PGothic" style:font-name-asian="MS PGothic"/>
    </style:style>
    <style:style style:name="P334" style:family="paragraph" style:parent-style-name="Mouseless" style:list-style-name="WW8Num37">
      <style:paragraph-properties fo:margin-left="2cm" fo:margin-right="1cm" fo:text-indent="0cm" style:auto-text-indent="false">
        <style:tab-stops>
          <style:tab-stop style:position="0.635cm"/>
        </style:tab-stops>
      </style:paragraph-properties>
      <style:text-properties style:font-name="MS PGothic" style:font-name-asian="MS PGothic"/>
    </style:style>
    <style:style style:name="P335" style:family="paragraph" style:parent-style-name="Mouseless" style:list-style-name="WW8Num37">
      <style:paragraph-properties fo:margin-left="2cm" fo:margin-right="1cm" fo:text-indent="0cm" style:auto-text-indent="false">
        <style:tab-stops>
          <style:tab-stop style:position="0.635cm"/>
        </style:tab-stops>
      </style:paragraph-properties>
      <style:text-properties style:font-name="MS PGothic" style:font-name-asian="MS PGothic"/>
    </style:style>
    <style:style style:name="P336" style:family="paragraph" style:parent-style-name="Mouseless" style:list-style-name="WW8Num27">
      <style:paragraph-properties fo:margin-left="2cm" fo:margin-right="1cm" fo:text-indent="0cm" style:auto-text-indent="false">
        <style:tab-stops>
          <style:tab-stop style:position="0.635cm"/>
        </style:tab-stops>
      </style:paragraph-properties>
      <style:text-properties style:font-name="MS PGothic" style:font-name-asian="MS PGothic" style:language-asian="ja" style:country-asian="JP"/>
    </style:style>
    <style:style style:name="P337" style:family="paragraph" style:parent-style-name="Mouseless" style:list-style-name="WW8Num27">
      <style:paragraph-properties fo:margin-left="2cm" fo:margin-right="1cm" fo:text-indent="0cm" style:auto-text-indent="false">
        <style:tab-stops>
          <style:tab-stop style:position="0.635cm"/>
        </style:tab-stops>
      </style:paragraph-properties>
      <style:text-properties style:font-name="MS PGothic" style:font-name-asian="MS PGothic" style:language-asian="ja" style:country-asian="JP"/>
    </style:style>
    <style:style style:name="P338" style:family="paragraph" style:parent-style-name="Mouseless" style:list-style-name="WW8Num35">
      <style:paragraph-properties fo:margin-left="2cm" fo:margin-right="1cm" fo:text-indent="0cm" style:auto-text-indent="false">
        <style:tab-stops>
          <style:tab-stop style:position="0.635cm"/>
        </style:tab-stops>
      </style:paragraph-properties>
      <style:text-properties style:font-name="MS PGothic" style:font-name-asian="MS PGothic" style:language-asian="ja" style:country-asian="JP"/>
    </style:style>
    <style:style style:name="P339" style:family="paragraph" style:parent-style-name="Mouseless" style:list-style-name="WW8Num35">
      <style:paragraph-properties fo:margin-left="2cm" fo:margin-right="1cm" fo:text-indent="0cm" style:auto-text-indent="false">
        <style:tab-stops>
          <style:tab-stop style:position="0.635cm"/>
        </style:tab-stops>
      </style:paragraph-properties>
      <style:text-properties style:font-name="MS PGothic" style:font-name-asian="MS PGothic" style:language-asian="ja" style:country-asian="JP"/>
    </style:style>
    <style:style style:name="P340" style:family="paragraph" style:parent-style-name="Mouseless" style:list-style-name="WW8Num35">
      <style:paragraph-properties fo:margin-left="2cm" fo:margin-right="1cm" fo:text-indent="0cm" style:auto-text-indent="false">
        <style:tab-stops>
          <style:tab-stop style:position="0.635cm"/>
        </style:tab-stops>
      </style:paragraph-properties>
      <style:text-properties style:font-name="MS PGothic" style:font-name-asian="MS PGothic" style:language-asian="ja" style:country-asian="JP"/>
    </style:style>
    <style:style style:name="P341" style:family="paragraph" style:parent-style-name="Mouseless" style:list-style-name="WW8Num35">
      <style:paragraph-properties fo:margin-left="2cm" fo:margin-right="1cm" fo:text-indent="0cm" style:auto-text-indent="false">
        <style:tab-stops>
          <style:tab-stop style:position="0.635cm"/>
        </style:tab-stops>
      </style:paragraph-properties>
      <style:text-properties style:font-name="MS PGothic" style:font-name-asian="MS PGothic" style:language-asian="ja" style:country-asian="JP"/>
    </style:style>
    <style:style style:name="P342" style:family="paragraph" style:parent-style-name="Mouseless" style:list-style-name="WW8Num35">
      <style:paragraph-properties fo:margin-left="2cm" fo:margin-right="1cm" fo:text-indent="0cm" style:auto-text-indent="false">
        <style:tab-stops>
          <style:tab-stop style:position="0.635cm"/>
        </style:tab-stops>
      </style:paragraph-properties>
      <style:text-properties style:font-name="MS PGothic" style:font-name-asian="MS PGothic" style:language-asian="ja" style:country-asian="JP"/>
    </style:style>
    <style:style style:name="P343" style:family="paragraph" style:parent-style-name="Mouseless" style:list-style-name="WW8Num35">
      <style:paragraph-properties fo:margin-left="2cm" fo:margin-right="1cm" fo:text-indent="0cm" style:auto-text-indent="false">
        <style:tab-stops>
          <style:tab-stop style:position="0.635cm"/>
        </style:tab-stops>
      </style:paragraph-properties>
      <style:text-properties style:font-name="MS PGothic" style:font-name-asian="MS PGothic" style:language-asian="ja" style:country-asian="JP"/>
    </style:style>
    <style:style style:name="P344" style:family="paragraph" style:parent-style-name="Text_20_body_20_indent" style:list-style-name="L1"/>
    <style:style style:name="P345" style:family="paragraph" style:parent-style-name="Text_20_body_20_indent" style:list-style-name="L1"/>
    <style:style style:name="P346" style:family="paragraph" style:parent-style-name="Text_20_body_20_indent" style:list-style-name="L1"/>
    <style:style style:name="P347" style:family="paragraph" style:parent-style-name="Text_20_body_20_indent" style:list-style-name="L2">
      <style:paragraph-properties fo:text-align="start" style:justify-single-word="false"/>
    </style:style>
    <style:style style:name="P348" style:family="paragraph" style:parent-style-name="Text_20_body_20_indent" style:list-style-name="L2">
      <style:paragraph-properties fo:text-align="start" style:justify-single-word="false"/>
    </style:style>
    <style:style style:name="P349" style:family="paragraph" style:parent-style-name="Text_20_body_20_indent" style:list-style-name="L2">
      <style:paragraph-properties fo:text-align="start" style:justify-single-word="false"/>
      <style:text-properties style:font-name="MS PGothic" style:font-name-asian="MS PGothic"/>
    </style:style>
    <style:style style:name="P350" style:family="paragraph" style:parent-style-name="Text_20_body_20_indent" style:list-style-name="L2">
      <style:paragraph-properties fo:text-align="start" style:justify-single-word="false"/>
      <style:text-properties style:font-name="MS PGothic" style:font-name-asian="MS PGothic"/>
    </style:style>
    <style:style style:name="P351" style:family="paragraph" style:parent-style-name="Text_20_body_20_indent" style:list-style-name="L4">
      <style:text-properties style:font-name="MS PGothic" style:font-name-asian="MS PGothic"/>
    </style:style>
    <style:style style:name="P352" style:family="paragraph" style:parent-style-name="Text_20_body_20_indent" style:list-style-name="L4">
      <style:text-properties style:font-name="MS PGothic" style:font-name-asian="MS PGothic"/>
    </style:style>
    <style:style style:name="P353" style:family="paragraph" style:parent-style-name="Text_20_body_20_indent" style:list-style-name="WW8Num14">
      <style:paragraph-properties fo:margin-left="1cm" fo:margin-right="0cm" fo:text-indent="0cm" style:auto-text-indent="false">
        <style:tab-stops>
          <style:tab-stop style:position="0.499cm"/>
        </style:tab-stops>
      </style:paragraph-properties>
    </style:style>
    <style:style style:name="P354" style:family="paragraph" style:parent-style-name="Text_20_body_20_indent" style:list-style-name="WW8Num14">
      <style:paragraph-properties fo:margin-left="1cm" fo:margin-right="0cm" fo:text-indent="0cm" style:auto-text-indent="false">
        <style:tab-stops>
          <style:tab-stop style:position="0.499cm"/>
        </style:tab-stops>
      </style:paragraph-properties>
    </style:style>
    <style:style style:name="P355" style:family="paragraph" style:parent-style-name="Text_20_body_20_indent" style:list-style-name="WW8Num14">
      <style:paragraph-properties fo:margin-left="1cm" fo:margin-right="0cm" fo:text-indent="0cm" style:auto-text-indent="false">
        <style:tab-stops>
          <style:tab-stop style:position="0.499cm"/>
        </style:tab-stops>
      </style:paragraph-properties>
    </style:style>
    <style:style style:name="P356" style:family="paragraph" style:parent-style-name="Text_20_body_20_indent" style:list-style-name="WW8Num14">
      <style:paragraph-properties fo:margin-left="1cm" fo:margin-right="0cm" fo:text-indent="0cm" style:auto-text-indent="false">
        <style:tab-stops>
          <style:tab-stop style:position="0.499cm"/>
        </style:tab-stops>
      </style:paragraph-properties>
    </style:style>
    <style:style style:name="P357" style:family="paragraph" style:parent-style-name="Text_20_body_20_indent" style:list-style-name="WW8Num14">
      <style:paragraph-properties fo:margin-left="1cm" fo:margin-right="0cm" fo:text-indent="0cm" style:auto-text-indent="false">
        <style:tab-stops>
          <style:tab-stop style:position="0.499cm"/>
        </style:tab-stops>
      </style:paragraph-properties>
    </style:style>
    <style:style style:name="P358" style:family="paragraph" style:parent-style-name="Text_20_body_20_indent" style:list-style-name="WW8Num16">
      <style:paragraph-properties fo:margin-left="1cm" fo:margin-right="0cm" fo:text-indent="0cm" style:auto-text-indent="false">
        <style:tab-stops>
          <style:tab-stop style:position="0.499cm"/>
        </style:tab-stops>
      </style:paragraph-properties>
    </style:style>
    <style:style style:name="P359" style:family="paragraph" style:parent-style-name="Text_20_body_20_indent" style:list-style-name="WW8Num14">
      <style:paragraph-properties fo:margin-left="1cm" fo:margin-right="0cm" fo:text-indent="0cm" style:auto-text-indent="false">
        <style:tab-stops>
          <style:tab-stop style:position="0.499cm"/>
        </style:tab-stops>
      </style:paragraph-properties>
      <style:text-properties style:font-name="MS PGothic" style:font-name-asian="MS PGothic" style:language-asian="ja" style:country-asian="JP"/>
    </style:style>
    <style:style style:name="P360" style:family="paragraph" style:parent-style-name="Text_20_body_20_indent" style:list-style-name="WW8Num14">
      <style:paragraph-properties fo:margin-left="1cm" fo:margin-right="0cm" fo:text-indent="0cm" style:auto-text-indent="false">
        <style:tab-stops>
          <style:tab-stop style:position="0.499cm"/>
        </style:tab-stops>
      </style:paragraph-properties>
      <style:text-properties style:font-name="MS PGothic" style:font-name-asian="MS PGothic" style:language-asian="ja" style:country-asian="JP"/>
    </style:style>
    <style:style style:name="P361" style:family="paragraph" style:parent-style-name="Text_20_body_20_indent" style:list-style-name="WW8Num15">
      <style:paragraph-properties fo:margin-left="1cm" fo:margin-right="0cm" fo:text-indent="0cm" style:auto-text-indent="false">
        <style:tab-stops>
          <style:tab-stop style:position="0.499cm"/>
        </style:tab-stops>
      </style:paragraph-properties>
      <style:text-properties style:font-name="MS PGothic" style:font-name-asian="MS PGothic" style:language-asian="ja" style:country-asian="JP"/>
    </style:style>
    <style:style style:name="P362" style:family="paragraph" style:parent-style-name="Text_20_body_20_indent" style:list-style-name="WW8Num15">
      <style:paragraph-properties fo:margin-left="1cm" fo:margin-right="0cm" fo:text-indent="0cm" style:auto-text-indent="false">
        <style:tab-stops>
          <style:tab-stop style:position="0.499cm"/>
        </style:tab-stops>
      </style:paragraph-properties>
      <style:text-properties style:font-name="MS PGothic" style:font-name-asian="MS PGothic" style:language-asian="ja" style:country-asian="JP"/>
    </style:style>
    <style:style style:name="P363" style:family="paragraph" style:parent-style-name="Text_20_body_20_indent" style:list-style-name="WW8Num16">
      <style:paragraph-properties fo:margin-left="1cm" fo:margin-right="0cm" fo:text-indent="0cm" style:auto-text-indent="false">
        <style:tab-stops>
          <style:tab-stop style:position="0.499cm"/>
        </style:tab-stops>
      </style:paragraph-properties>
      <style:text-properties style:font-name="MS PGothic" style:font-name-asian="MS PGothic" style:language-asian="ja" style:country-asian="JP"/>
    </style:style>
    <style:style style:name="P364" style:family="paragraph" style:parent-style-name="Text_20_body_20_indent" style:list-style-name="WW8Num16">
      <style:paragraph-properties fo:margin-left="1cm" fo:margin-right="0cm" fo:text-indent="0cm" style:auto-text-indent="false">
        <style:tab-stops>
          <style:tab-stop style:position="0.499cm"/>
        </style:tab-stops>
      </style:paragraph-properties>
      <style:text-properties style:font-name="MS PGothic" style:font-name-asian="MS PGothic" style:language-asian="ja" style:country-asian="JP"/>
    </style:style>
    <style:style style:name="P365" style:family="paragraph" style:parent-style-name="Text_20_body_20_indent" style:list-style-name="WW8Num54">
      <style:paragraph-properties fo:margin-left="1cm" fo:margin-right="0cm" fo:text-indent="0cm" style:auto-text-indent="false">
        <style:tab-stops>
          <style:tab-stop style:position="0.499cm"/>
        </style:tab-stops>
      </style:paragraph-properties>
      <style:text-properties style:font-name="MS PGothic" style:font-name-asian="MS PGothic" style:language-asian="ja" style:country-asian="JP"/>
    </style:style>
    <style:style style:name="P366" style:family="paragraph" style:parent-style-name="Text_20_body_20_indent" style:list-style-name="WW8Num54">
      <style:paragraph-properties fo:margin-left="1cm" fo:margin-right="0cm" fo:text-indent="0cm" style:auto-text-indent="false">
        <style:tab-stops>
          <style:tab-stop style:position="0.499cm"/>
        </style:tab-stops>
      </style:paragraph-properties>
      <style:text-properties style:font-name="MS PGothic" style:font-name-asian="MS PGothic" style:language-asian="ja" style:country-asian="JP"/>
    </style:style>
    <style:style style:name="P367" style:family="paragraph" style:parent-style-name="Text_20_body_20_indent" style:list-style-name="WW8Num20">
      <style:paragraph-properties fo:margin-left="1cm" fo:margin-right="0cm" fo:text-indent="0cm" style:auto-text-indent="false">
        <style:tab-stops>
          <style:tab-stop style:position="1.27cm"/>
        </style:tab-stops>
      </style:paragraph-properties>
      <style:text-properties style:font-name="MS PGothic" style:font-name-asian="MS PGothic" style:language-asian="ja" style:country-asian="JP"/>
    </style:style>
    <style:style style:name="P368" style:family="paragraph" style:parent-style-name="Text_20_body_20_indent" style:list-style-name="WW8Num20">
      <style:paragraph-properties fo:margin-left="1cm" fo:margin-right="0cm" fo:text-indent="0cm" style:auto-text-indent="false">
        <style:tab-stops>
          <style:tab-stop style:position="1.27cm"/>
        </style:tab-stops>
      </style:paragraph-properties>
      <style:text-properties style:font-name="MS PGothic" style:font-name-asian="MS PGothic" style:language-asian="ja" style:country-asian="JP"/>
    </style:style>
    <style:style style:name="P369" style:family="paragraph" style:parent-style-name="Text_20_body_20_indent" style:list-style-name="WW8Num21">
      <style:paragraph-properties fo:margin-left="1cm" fo:margin-right="0cm" fo:text-indent="0cm" style:auto-text-indent="false">
        <style:tab-stops>
          <style:tab-stop style:position="1.27cm"/>
        </style:tab-stops>
      </style:paragraph-properties>
      <style:text-properties style:font-name="MS PGothic" style:font-name-asian="MS PGothic" style:language-asian="ja" style:country-asian="JP"/>
    </style:style>
    <style:style style:name="P370" style:family="paragraph" style:parent-style-name="Text_20_body_20_indent" style:list-style-name="WW8Num21">
      <style:paragraph-properties fo:margin-left="1cm" fo:margin-right="0cm" fo:text-indent="0cm" style:auto-text-indent="false">
        <style:tab-stops>
          <style:tab-stop style:position="1.27cm"/>
        </style:tab-stops>
      </style:paragraph-properties>
      <style:text-properties style:font-name="MS PGothic" style:font-name-asian="MS PGothic" style:language-asian="ja" style:country-asian="JP"/>
    </style:style>
    <style:style style:name="P371" style:family="paragraph" style:parent-style-name="Text_20_body_20_indent" style:list-style-name="WW8Num21">
      <style:paragraph-properties fo:margin-left="1cm" fo:margin-right="0cm" fo:text-indent="0cm" style:auto-text-indent="false">
        <style:tab-stops>
          <style:tab-stop style:position="1.27cm"/>
        </style:tab-stops>
      </style:paragraph-properties>
      <style:text-properties style:font-name="MS PGothic" style:font-name-asian="MS PGothic" style:language-asian="ja" style:country-asian="JP"/>
    </style:style>
    <style:style style:name="P372" style:family="paragraph" style:parent-style-name="Text_20_body_20_indent" style:list-style-name="WW8Num23">
      <style:paragraph-properties fo:margin-left="1cm" fo:margin-right="0cm" fo:text-indent="0cm" style:auto-text-indent="false">
        <style:tab-stops>
          <style:tab-stop style:position="1.27cm"/>
        </style:tab-stops>
      </style:paragraph-properties>
      <style:text-properties style:font-name="MS PGothic" style:font-name-asian="MS PGothic" style:language-asian="ja" style:country-asian="JP"/>
    </style:style>
    <style:style style:name="P373" style:family="paragraph" style:parent-style-name="Text_20_body_20_indent" style:list-style-name="WW8Num23">
      <style:paragraph-properties fo:margin-left="1cm" fo:margin-right="0cm" fo:text-indent="0cm" style:auto-text-indent="false">
        <style:tab-stops>
          <style:tab-stop style:position="1.27cm"/>
        </style:tab-stops>
      </style:paragraph-properties>
      <style:text-properties style:font-name="MS PGothic" style:font-name-asian="MS PGothic" style:language-asian="ja" style:country-asian="JP"/>
    </style:style>
    <style:style style:name="P374" style:family="paragraph" style:parent-style-name="Text_20_body_20_indent" style:list-style-name="WW8Num23">
      <style:paragraph-properties fo:margin-left="1cm" fo:margin-right="0cm" fo:text-indent="0cm" style:auto-text-indent="false">
        <style:tab-stops>
          <style:tab-stop style:position="1.27cm"/>
        </style:tab-stops>
      </style:paragraph-properties>
      <style:text-properties style:font-name="MS PGothic" style:font-name-asian="MS PGothic" style:language-asian="ja" style:country-asian="JP"/>
    </style:style>
    <style:style style:name="P375" style:family="paragraph" style:parent-style-name="Text_20_body_20_indent" style:list-style-name="WW8Num59">
      <style:paragraph-properties fo:margin-left="1cm" fo:margin-right="0cm" fo:text-indent="0cm" style:auto-text-indent="false">
        <style:tab-stops>
          <style:tab-stop style:position="1.27cm"/>
        </style:tab-stops>
      </style:paragraph-properties>
      <style:text-properties style:font-name="MS PGothic" style:font-name-asian="MS PGothic" style:language-asian="ja" style:country-asian="JP"/>
    </style:style>
    <style:style style:name="P376" style:family="paragraph" style:parent-style-name="Text_20_body_20_indent" style:list-style-name="WW8Num59">
      <style:paragraph-properties fo:margin-left="1cm" fo:margin-right="0cm" fo:text-indent="0cm" style:auto-text-indent="false">
        <style:tab-stops>
          <style:tab-stop style:position="1.27cm"/>
        </style:tab-stops>
      </style:paragraph-properties>
      <style:text-properties style:font-name="MS PGothic" style:font-name-asian="MS PGothic" style:language-asian="ja" style:country-asian="JP"/>
    </style:style>
    <style:style style:name="P377" style:family="paragraph" style:parent-style-name="Text_20_body_20_indent" style:list-style-name="WW8Num28">
      <style:paragraph-properties fo:margin-left="1cm" fo:margin-right="0cm" fo:text-indent="0cm" style:auto-text-indent="false">
        <style:tab-stops>
          <style:tab-stop style:position="1.27cm"/>
        </style:tab-stops>
      </style:paragraph-properties>
      <style:text-properties style:font-name="MS PGothic" style:font-name-asian="MS PGothic" style:language-asian="ja" style:country-asian="JP"/>
    </style:style>
    <style:style style:name="P378" style:family="paragraph" style:parent-style-name="Text_20_body_20_indent" style:list-style-name="WW8Num28">
      <style:paragraph-properties fo:margin-left="1cm" fo:margin-right="0cm" fo:text-indent="0cm" style:auto-text-indent="false">
        <style:tab-stops>
          <style:tab-stop style:position="1.27cm"/>
        </style:tab-stops>
      </style:paragraph-properties>
      <style:text-properties style:font-name="MS PGothic" style:font-name-asian="MS PGothic" style:language-asian="ja" style:country-asian="JP"/>
    </style:style>
    <style:style style:name="P379" style:family="paragraph" style:parent-style-name="Text_20_body_20_indent" style:list-style-name="WW8Num28">
      <style:paragraph-properties fo:margin-left="1cm" fo:margin-right="0cm" fo:text-indent="0cm" style:auto-text-indent="false">
        <style:tab-stops>
          <style:tab-stop style:position="1.27cm"/>
        </style:tab-stops>
      </style:paragraph-properties>
      <style:text-properties style:font-name="MS PGothic" style:font-name-asian="MS PGothic" style:language-asian="ja" style:country-asian="JP"/>
    </style:style>
    <style:style style:name="P380" style:family="paragraph" style:parent-style-name="Text_20_body_20_indent" style:list-style-name="WW8Num30">
      <style:paragraph-properties fo:margin-left="1cm" fo:margin-right="0cm" fo:text-indent="0cm" style:auto-text-indent="false">
        <style:tab-stops>
          <style:tab-stop style:position="1.27cm"/>
        </style:tab-stops>
      </style:paragraph-properties>
      <style:text-properties style:font-name="MS PGothic" style:font-name-asian="MS PGothic" style:language-asian="ja" style:country-asian="JP"/>
    </style:style>
    <style:style style:name="P381" style:family="paragraph" style:parent-style-name="Text_20_body_20_indent" style:list-style-name="WW8Num30">
      <style:paragraph-properties fo:margin-left="1cm" fo:margin-right="0cm" fo:text-indent="0cm" style:auto-text-indent="false">
        <style:tab-stops>
          <style:tab-stop style:position="1.27cm"/>
        </style:tab-stops>
      </style:paragraph-properties>
      <style:text-properties style:font-name="MS PGothic" style:font-name-asian="MS PGothic" style:language-asian="ja" style:country-asian="JP"/>
    </style:style>
    <style:style style:name="P382" style:family="paragraph" style:parent-style-name="Text_20_body_20_indent" style:list-style-name="WW8Num30">
      <style:paragraph-properties fo:margin-left="1cm" fo:margin-right="0cm" fo:text-indent="0cm" style:auto-text-indent="false">
        <style:tab-stops>
          <style:tab-stop style:position="1.27cm"/>
        </style:tab-stops>
      </style:paragraph-properties>
      <style:text-properties style:font-name="MS PGothic" style:font-name-asian="MS PGothic" style:language-asian="ja" style:country-asian="JP"/>
    </style:style>
    <style:style style:name="P383" style:family="paragraph" style:parent-style-name="Text_20_body_20_indent" style:list-style-name="WW8Num38">
      <style:paragraph-properties fo:margin-left="1cm" fo:margin-right="0cm" fo:text-indent="0cm" style:auto-text-indent="false">
        <style:tab-stops>
          <style:tab-stop style:position="1.27cm"/>
        </style:tab-stops>
      </style:paragraph-properties>
      <style:text-properties style:font-name="MS PGothic" style:font-name-asian="MS PGothic" style:language-asian="ja" style:country-asian="JP"/>
    </style:style>
    <style:style style:name="P384" style:family="paragraph" style:parent-style-name="Text_20_body_20_indent" style:list-style-name="WW8Num38">
      <style:paragraph-properties fo:margin-left="1cm" fo:margin-right="0cm" fo:text-indent="0cm" style:auto-text-indent="false">
        <style:tab-stops>
          <style:tab-stop style:position="1.27cm"/>
        </style:tab-stops>
      </style:paragraph-properties>
      <style:text-properties style:font-name="MS PGothic" style:font-name-asian="MS PGothic" style:language-asian="ja" style:country-asian="JP"/>
    </style:style>
    <style:style style:name="P385" style:family="paragraph" style:parent-style-name="Text_20_body_20_indent" style:list-style-name="WW8Num39">
      <style:paragraph-properties fo:margin-left="1cm" fo:margin-right="0cm" fo:text-indent="0cm" style:auto-text-indent="false">
        <style:tab-stops>
          <style:tab-stop style:position="1.27cm"/>
        </style:tab-stops>
      </style:paragraph-properties>
      <style:text-properties style:font-name="MS PGothic" style:font-name-asian="MS PGothic" style:language-asian="ja" style:country-asian="JP"/>
    </style:style>
    <style:style style:name="P386" style:family="paragraph" style:parent-style-name="Text_20_body_20_indent" style:list-style-name="WW8Num56">
      <style:paragraph-properties fo:margin-left="1cm" fo:margin-right="0cm" fo:text-indent="0cm" style:auto-text-indent="false">
        <style:tab-stops>
          <style:tab-stop style:position="1.27cm"/>
        </style:tab-stops>
      </style:paragraph-properties>
      <style:text-properties style:font-name="MS PGothic" style:font-name-asian="MS PGothic" style:language-asian="ja" style:country-asian="JP"/>
    </style:style>
    <style:style style:name="P387" style:family="paragraph" style:parent-style-name="Text_20_body_20_indent" style:list-style-name="WW8Num56">
      <style:paragraph-properties fo:margin-left="1cm" fo:margin-right="0cm" fo:text-indent="0cm" style:auto-text-indent="false">
        <style:tab-stops>
          <style:tab-stop style:position="1.27cm"/>
        </style:tab-stops>
      </style:paragraph-properties>
      <style:text-properties style:font-name="MS PGothic" style:font-name-asian="MS PGothic" style:language-asian="ja" style:country-asian="JP"/>
    </style:style>
    <style:style style:name="P388" style:family="paragraph" style:parent-style-name="Text_20_body_20_indent" style:list-style-name="WW8Num57">
      <style:paragraph-properties fo:margin-left="1cm" fo:margin-right="0cm" fo:text-indent="0cm" style:auto-text-indent="false">
        <style:tab-stops>
          <style:tab-stop style:position="1.27cm"/>
        </style:tab-stops>
      </style:paragraph-properties>
      <style:text-properties style:font-name="MS PGothic" style:font-name-asian="MS PGothic" style:language-asian="ja" style:country-asian="JP"/>
    </style:style>
    <style:style style:name="P389" style:family="paragraph" style:parent-style-name="Text_20_body_20_indent" style:list-style-name="WW8Num57">
      <style:paragraph-properties fo:margin-left="1cm" fo:margin-right="0cm" fo:text-indent="0cm" style:auto-text-indent="false">
        <style:tab-stops>
          <style:tab-stop style:position="1.27cm"/>
        </style:tab-stops>
      </style:paragraph-properties>
      <style:text-properties style:font-name="MS PGothic" style:font-name-asian="MS PGothic" style:language-asian="ja" style:country-asian="JP"/>
    </style:style>
    <style:style style:name="P390" style:family="paragraph" style:parent-style-name="Text_20_body_20_indent" style:list-style-name="WW8Num57">
      <style:paragraph-properties fo:margin-left="1cm" fo:margin-right="0cm" fo:text-indent="0cm" style:auto-text-indent="false">
        <style:tab-stops>
          <style:tab-stop style:position="1.27cm"/>
        </style:tab-stops>
      </style:paragraph-properties>
      <style:text-properties style:font-name="MS PGothic" style:font-name-asian="MS PGothic" style:language-asian="ja" style:country-asian="JP"/>
    </style:style>
    <style:style style:name="P391" style:family="paragraph" style:parent-style-name="Text_20_body_20_indent" style:list-style-name="WW8Num57">
      <style:paragraph-properties fo:margin-left="1cm" fo:margin-right="0cm" fo:text-indent="0cm" style:auto-text-indent="false">
        <style:tab-stops>
          <style:tab-stop style:position="1.27cm"/>
        </style:tab-stops>
      </style:paragraph-properties>
      <style:text-properties style:font-name="MS PGothic" style:font-name-asian="MS PGothic" style:language-asian="ja" style:country-asian="JP"/>
    </style:style>
    <style:style style:name="P392" style:family="paragraph" style:parent-style-name="Text_20_body_20_indent" style:list-style-name="WW8Num57">
      <style:paragraph-properties fo:margin-left="1cm" fo:margin-right="0cm" fo:text-indent="0cm" style:auto-text-indent="false">
        <style:tab-stops>
          <style:tab-stop style:position="1.27cm"/>
        </style:tab-stops>
      </style:paragraph-properties>
      <style:text-properties style:font-name="MS PGothic" style:font-name-asian="MS PGothic" style:language-asian="ja" style:country-asian="JP"/>
    </style:style>
    <style:style style:name="P393" style:family="paragraph" style:parent-style-name="Text_20_body_20_indent" style:list-style-name="WW8Num57">
      <style:paragraph-properties fo:margin-left="1cm" fo:margin-right="0cm" fo:text-indent="0cm" style:auto-text-indent="false">
        <style:tab-stops>
          <style:tab-stop style:position="1.27cm"/>
        </style:tab-stops>
      </style:paragraph-properties>
      <style:text-properties style:font-name="MS PGothic" style:font-name-asian="MS PGothic" style:language-asian="ja" style:country-asian="JP"/>
    </style:style>
    <style:style style:name="P394" style:family="paragraph" style:parent-style-name="Text_20_body_20_indent" style:list-style-name="WW8Num57">
      <style:paragraph-properties fo:margin-left="1cm" fo:margin-right="0cm" fo:text-indent="0cm" style:auto-text-indent="false">
        <style:tab-stops>
          <style:tab-stop style:position="1.27cm"/>
        </style:tab-stops>
      </style:paragraph-properties>
      <style:text-properties style:font-name="MS PGothic" style:font-name-asian="MS PGothic" style:language-asian="ja" style:country-asian="JP"/>
    </style:style>
    <style:style style:name="P395" style:family="paragraph" style:parent-style-name="Text_20_body_20_indent" style:list-style-name="WW8Num22">
      <style:paragraph-properties fo:margin-left="1cm" fo:margin-right="0cm" fo:text-indent="0cm" style:auto-text-indent="false">
        <style:tab-stops>
          <style:tab-stop style:position="1.905cm"/>
        </style:tab-stops>
      </style:paragraph-properties>
      <style:text-properties style:font-name="MS PGothic" style:font-name-asian="MS PGothic" style:language-asian="ja" style:country-asian="JP"/>
    </style:style>
    <style:style style:name="P396" style:family="paragraph" style:parent-style-name="Text_20_body_20_indent" style:list-style-name="WW8Num22">
      <style:paragraph-properties fo:margin-left="1cm" fo:margin-right="0cm" fo:text-indent="0cm" style:auto-text-indent="false">
        <style:tab-stops>
          <style:tab-stop style:position="1.905cm"/>
        </style:tab-stops>
      </style:paragraph-properties>
      <style:text-properties style:font-name="MS PGothic" style:font-name-asian="MS PGothic" style:language-asian="ja" style:country-asian="JP"/>
    </style:style>
    <style:style style:name="P397" style:family="paragraph" style:parent-style-name="Text_20_body_20_indent" style:list-style-name="WW8Num29">
      <style:paragraph-properties fo:margin-left="1cm" fo:margin-right="0cm" fo:text-indent="0cm" style:auto-text-indent="false">
        <style:tab-stops>
          <style:tab-stop style:position="1.905cm"/>
        </style:tab-stops>
      </style:paragraph-properties>
      <style:text-properties style:font-name="MS PGothic" style:font-name-asian="MS PGothic" style:language-asian="ja" style:country-asian="JP"/>
    </style:style>
    <style:style style:name="P398" style:family="paragraph" style:parent-style-name="Text_20_body_20_indent" style:list-style-name="WW8Num29">
      <style:paragraph-properties fo:margin-left="1cm" fo:margin-right="0cm" fo:text-indent="0cm" style:auto-text-indent="false">
        <style:tab-stops>
          <style:tab-stop style:position="1.905cm"/>
        </style:tab-stops>
      </style:paragraph-properties>
      <style:text-properties style:font-name="MS PGothic" style:font-name-asian="MS PGothic" style:language-asian="ja" style:country-asian="JP"/>
    </style:style>
    <style:style style:name="P399" style:family="paragraph" style:parent-style-name="Text_20_body_20_indent" style:list-style-name="WW8Num15">
      <style:paragraph-properties fo:margin-left="1cm" fo:margin-right="0cm" fo:text-indent="0cm" style:auto-text-indent="false">
        <style:tab-stops>
          <style:tab-stop style:position="0.499cm"/>
        </style:tab-stops>
      </style:paragraph-properties>
      <style:text-properties style:font-name="MS PGothic" style:font-name-asian="MS PGothic"/>
    </style:style>
    <style:style style:name="P400" style:family="paragraph" style:parent-style-name="Text_20_body_20_indent" style:list-style-name="WW8Num15">
      <style:paragraph-properties fo:margin-left="1cm" fo:margin-right="0cm" fo:text-indent="0cm" style:auto-text-indent="false">
        <style:tab-stops>
          <style:tab-stop style:position="0.499cm"/>
        </style:tab-stops>
      </style:paragraph-properties>
      <style:text-properties style:font-name="MS PGothic" style:font-name-asian="MS PGothic"/>
    </style:style>
    <style:style style:name="P401" style:family="paragraph" style:parent-style-name="Text_20_body_20_indent" style:list-style-name="WW8Num15">
      <style:paragraph-properties fo:margin-left="1cm" fo:margin-right="0cm" fo:text-indent="0cm" style:auto-text-indent="false">
        <style:tab-stops>
          <style:tab-stop style:position="0.499cm"/>
        </style:tab-stops>
      </style:paragraph-properties>
      <style:text-properties style:font-name="MS PGothic" style:font-name-asian="MS PGothic"/>
    </style:style>
    <style:style style:name="P402" style:family="paragraph" style:parent-style-name="Text_20_body_20_indent" style:list-style-name="WW8Num16">
      <style:paragraph-properties fo:margin-left="1cm" fo:margin-right="0cm" fo:text-indent="0cm" style:auto-text-indent="false">
        <style:tab-stops>
          <style:tab-stop style:position="0.499cm"/>
        </style:tab-stops>
      </style:paragraph-properties>
      <style:text-properties style:font-name="MS PGothic" style:font-name-asian="MS PGothic"/>
    </style:style>
    <style:style style:name="P403" style:family="paragraph" style:parent-style-name="Text_20_body_20_indent" style:list-style-name="WW8Num16">
      <style:paragraph-properties fo:margin-left="1cm" fo:margin-right="0cm" fo:text-indent="0cm" style:auto-text-indent="false">
        <style:tab-stops>
          <style:tab-stop style:position="0.499cm"/>
        </style:tab-stops>
      </style:paragraph-properties>
      <style:text-properties style:font-name="MS PGothic" style:font-name-asian="MS PGothic"/>
    </style:style>
    <style:style style:name="P404" style:family="paragraph" style:parent-style-name="Text_20_body_20_indent" style:list-style-name="WW8Num55">
      <style:paragraph-properties fo:margin-left="1cm" fo:margin-right="0cm" fo:text-indent="0cm" style:auto-text-indent="false">
        <style:tab-stops>
          <style:tab-stop style:position="0.499cm"/>
        </style:tab-stops>
      </style:paragraph-properties>
      <style:text-properties style:font-name="MS PGothic" style:font-name-asian="MS PGothic"/>
    </style:style>
    <style:style style:name="P405" style:family="paragraph" style:parent-style-name="Text_20_body_20_indent" style:list-style-name="WW8Num39">
      <style:paragraph-properties fo:margin-left="1cm" fo:margin-right="0cm" fo:text-indent="0cm" style:auto-text-indent="false">
        <style:tab-stops>
          <style:tab-stop style:position="1.27cm"/>
        </style:tab-stops>
      </style:paragraph-properties>
      <style:text-properties style:font-name="MS PGothic" style:font-name-asian="MS PGothic"/>
    </style:style>
    <style:style style:name="P406" style:family="paragraph" style:parent-style-name="Text_20_body_20_indent" style:list-style-name="WW8Num50">
      <style:paragraph-properties fo:margin-left="1cm" fo:margin-right="0cm" fo:text-indent="0cm" style:auto-text-indent="false">
        <style:tab-stops>
          <style:tab-stop style:position="1.27cm"/>
        </style:tab-stops>
      </style:paragraph-properties>
      <style:text-properties style:font-name="MS PGothic" style:font-name-asian="MS PGothic"/>
    </style:style>
    <style:style style:name="P407" style:family="paragraph" style:parent-style-name="Text_20_body_20_indent" style:list-style-name="WW8Num50">
      <style:paragraph-properties fo:margin-left="1cm" fo:margin-right="0cm" fo:text-indent="0cm" style:auto-text-indent="false">
        <style:tab-stops>
          <style:tab-stop style:position="1.27cm"/>
        </style:tab-stops>
      </style:paragraph-properties>
    </style:style>
    <style:style style:name="P408" style:family="paragraph" style:parent-style-name="Text_20_body_20_indent" style:list-style-name="WW8Num50">
      <style:paragraph-properties fo:margin-left="1cm" fo:margin-right="0cm" fo:text-indent="0cm" style:auto-text-indent="false">
        <style:tab-stops>
          <style:tab-stop style:position="1.27cm"/>
        </style:tab-stops>
      </style:paragraph-properties>
    </style:style>
    <style:style style:name="P409" style:family="paragraph" style:parent-style-name="Text_20_body_20_indent" style:list-style-name="WW8Num54">
      <style:paragraph-properties fo:margin-left="1cm" fo:margin-right="0cm" fo:text-indent="0cm" style:auto-text-indent="false">
        <style:tab-stops>
          <style:tab-stop style:position="0.499cm"/>
        </style:tab-stops>
      </style:paragraph-properties>
      <style:text-properties style:font-name-asian="MS Mincho" style:language-asian="ja" style:country-asian="JP"/>
    </style:style>
    <style:style style:name="P410" style:family="paragraph" style:parent-style-name="Text_20_body_20_indent" style:master-page-name="">
      <style:paragraph-properties fo:margin-left="1cm" fo:margin-right="0cm" fo:text-indent="0cm" style:auto-text-indent="false" fo:keep-with-next="always"/>
    </style:style>
    <style:style style:name="P411" style:family="paragraph" style:parent-style-name="Text_20_body_20_indent" style:master-page-name="">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fo:font-size="10pt" style:font-size-asian="10pt" style:language-asian="ja" style:country-asian="JP"/>
    </style:style>
    <style:style style:name="P412" style:family="paragraph" style:parent-style-name="Text_20_body_20_indent" style:master-page-name="">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fo:font-size="10pt" style:font-size-asian="10pt" style:language-asian="ja" style:country-asian="JP"/>
    </style:style>
    <style:style style:name="P413" style:family="paragraph" style:parent-style-name="Text_20_body_20_indent" style:master-page-name="">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fo:font-size="10pt" style:font-size-asian="10pt" style:language-asian="ja" style:country-asian="JP"/>
    </style:style>
    <style:style style:name="P414" style:family="paragraph" style:parent-style-name="Text_20_body_20_indent" style:master-page-name="">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fo:font-size="10pt" style:font-size-asian="10pt" style:language-asian="ja" style:country-asian="JP"/>
    </style:style>
    <style:style style:name="P415" style:family="paragraph" style:parent-style-name="Text_20_body_20_indent" style:master-page-name="">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fo:font-size="10pt" fo:language="en" fo:country="US" style:font-size-asian="10pt" style:language-asian="ja" style:country-asian="JP" style:font-name-complex="Tahoma" style:font-size-complex="12pt" style:language-complex="zxx" style:country-complex="none"/>
    </style:style>
    <style:style style:name="P416" style:family="paragraph" style:parent-style-name="Text_20_body_20_indent" style:master-page-name="">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MS Mincho" fo:font-size="10pt" style:font-size-asian="10pt" style:language-asian="ja" style:country-asian="JP"/>
    </style:style>
    <style:style style:name="P417" style:family="paragraph" style:parent-style-name="Text_20_body_20_indent" style:master-page-name="">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MS Mincho" fo:font-size="10pt" style:font-size-asian="10pt" style:language-asian="ja" style:country-asian="JP"/>
    </style:style>
    <style:style style:name="P418" style:family="paragraph" style:parent-style-name="Text_20_body_20_indent" style:master-page-name="">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MS Mincho" fo:font-size="10pt" fo:language="en" fo:country="US" style:font-size-asian="10pt" style:language-asian="ja" style:country-asian="JP" style:font-name-complex="Tahoma" style:font-size-complex="12pt" style:language-complex="zxx" style:country-complex="none"/>
    </style:style>
    <style:style style:name="P419" style:family="paragraph" style:parent-style-name="Text_20_body_20_indent" style:master-page-name="">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fo:font-size="10pt" style:font-size-asian="10pt" style:language-asian="ja" style:country-asian="JP"/>
    </style:style>
    <style:style style:name="P420" style:family="paragraph" style:parent-style-name="Text_20_body_20_indent" style:list-style-name="WW8Num44" style:master-page-name="">
      <style:paragraph-properties fo:margin-left="1cm" fo:margin-right="0cm" fo:margin-top="0.349cm" fo:margin-bottom="0.349cm" fo:line-height="125%" fo:text-align="justify" style:justify-single-word="false" fo:text-indent="0cm" style:auto-text-indent="false" fo:background-color="transparent" style:shadow="none">
        <style:tab-stops>
          <style:tab-stop style:position="1.27cm"/>
        </style:tab-stops>
        <style:background-image/>
      </style:paragraph-properties>
      <style:text-properties style:use-window-font-color="true" fo:font-size="10pt" fo:language="en" fo:country="US" style:font-size-asian="10pt" style:language-asian="ja" style:country-asian="JP" style:font-name-complex="Tahoma" style:font-size-complex="12pt" style:language-complex="zxx" style:country-complex="none"/>
    </style:style>
    <style:style style:name="P421" style:family="paragraph" style:parent-style-name="Text_20_body_20_indent" style:list-style-name="WW8Num44" style:master-page-name="">
      <style:paragraph-properties fo:margin-left="1cm" fo:margin-right="0cm" fo:margin-top="0.349cm" fo:margin-bottom="0.349cm" fo:line-height="125%" fo:text-align="justify" style:justify-single-word="false" fo:text-indent="0cm" style:auto-text-indent="false" fo:background-color="transparent" style:shadow="none">
        <style:tab-stops>
          <style:tab-stop style:position="1.27cm"/>
        </style:tab-stops>
        <style:background-image/>
      </style:paragraph-properties>
      <style:text-properties style:use-window-font-color="true" fo:font-size="10pt" fo:language="en" fo:country="US" style:font-size-asian="10pt" style:language-asian="ja" style:country-asian="JP" style:font-name-complex="Tahoma" style:font-size-complex="12pt" style:language-complex="zxx" style:country-complex="none"/>
    </style:style>
    <style:style style:name="P422" style:family="paragraph" style:parent-style-name="Text_20_body_20_indent" style:master-page-name="">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MS Mincho" fo:font-size="10pt" fo:language="en" fo:country="US" style:font-size-asian="10pt" style:language-asian="ja" style:country-asian="JP" style:font-name-complex="Tahoma" style:font-size-complex="12pt" style:language-complex="zxx" style:country-complex="none"/>
    </style:style>
    <style:style style:name="P423" style:family="paragraph" style:parent-style-name="Text_20_body_20_indent" style:master-page-name="">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fo:font-size="10pt" style:font-size-asian="10pt" style:language-asian="ja" style:country-asian="JP"/>
    </style:style>
    <style:style style:name="P424" style:family="paragraph" style:parent-style-name="Text_20_body_20_indent" style:master-page-name="">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fo:font-size="10pt" fo:language="en" fo:country="US" style:font-size-asian="10pt" style:language-asian="ja" style:country-asian="JP" style:font-name-complex="Tahoma" style:font-size-complex="12pt" style:language-complex="zxx" style:country-complex="none"/>
    </style:style>
    <style:style style:name="P425" style:family="paragraph" style:parent-style-name="Text_20_body_20_indent" style:master-page-name="">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fo:font-size="10pt" style:font-size-asian="10pt" style:font-name-complex="Tahoma"/>
    </style:style>
    <style:style style:name="P426" style:family="paragraph" style:parent-style-name="Text_20_body_20_indent" style:master-page-name="">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fo:font-size="10pt" fo:language="en" fo:country="US" style:font-size-asian="10pt" style:language-asian="ja" style:country-asian="JP" style:font-name-complex="Tahoma" style:font-size-complex="12pt" style:language-complex="zxx" style:country-complex="none"/>
    </style:style>
    <style:style style:name="P427" style:family="paragraph" style:parent-style-name="Text_20_body_20_indent" style:master-page-name="">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fo:font-size="10pt" fo:language="en" fo:country="US" style:font-size-asian="10pt" style:language-asian="ja" style:country-asian="JP" style:font-name-complex="Tahoma" style:font-size-complex="12pt" style:language-complex="zxx" style:country-complex="none"/>
    </style:style>
    <style:style style:name="P428" style:family="paragraph" style:parent-style-name="Text_20_body_20_indent" style:master-page-name="">
      <style:paragraph-properties fo:margin-left="1cm" fo:margin-right="0cm" fo:margin-top="0.349cm" fo:margin-bottom="0.349cm" fo:line-height="125%" fo:text-align="justify" style:justify-single-word="false" fo:text-indent="0cm" style:auto-text-indent="false" fo:background-color="transparent" style:shadow="none">
        <style:background-image/>
      </style:paragraph-properties>
      <style:text-properties fo:font-size="10pt" style:font-size-asian="10pt" style:language-asian="ja" style:country-asian="JP"/>
    </style:style>
    <style:style style:name="P429" style:family="paragraph" style:parent-style-name="Text_20_body_20_indent" style:master-page-name="">
      <style:paragraph-properties fo:margin-left="1cm" fo:margin-right="0cm" fo:margin-top="0.349cm" fo:margin-bottom="0.349cm" fo:line-height="125%" fo:text-align="justify" style:justify-single-word="false" fo:text-indent="0cm" style:auto-text-indent="false" fo:background-color="transparent" style:shadow="none">
        <style:background-image/>
      </style:paragraph-properties>
      <style:text-properties style:font-name="MS PGothic" fo:font-size="10pt" style:font-name-asian="MS PGothic" style:font-size-asian="10pt" style:language-asian="ja" style:country-asian="JP"/>
    </style:style>
    <style:style style:name="P430" style:family="paragraph" style:parent-style-name="Text_20_body_20_indent" style:master-page-name="">
      <style:paragraph-properties fo:margin-left="1cm" fo:margin-right="0cm" fo:margin-top="0.349cm" fo:margin-bottom="0.349cm" fo:line-height="125%" fo:text-align="justify" style:justify-single-word="false" fo:text-indent="0cm" style:auto-text-indent="false" fo:background-color="transparent" style:shadow="none">
        <style:tab-stops>
          <style:tab-stop style:position="3.055cm"/>
          <style:tab-stop style:position="3.175cm"/>
        </style:tab-stops>
        <style:background-image/>
      </style:paragraph-properties>
      <style:text-properties fo:font-size="10pt" style:font-size-asian="10pt"/>
    </style:style>
    <style:style style:name="P431" style:family="paragraph" style:parent-style-name="Text_20_body_20_indent" style:master-page-name="">
      <style:paragraph-properties fo:margin-left="1cm" fo:margin-right="0cm" fo:margin-top="0.349cm" fo:margin-bottom="0.349cm" fo:line-height="125%" fo:text-align="justify" style:justify-single-word="false" fo:text-indent="0cm" style:auto-text-indent="false" fo:background-color="transparent" style:shadow="none">
        <style:background-image/>
      </style:paragraph-properties>
      <style:text-properties style:font-name="MS Mincho" fo:font-size="10pt" style:font-name-asian="MS PGothic" style:font-size-asian="10pt" style:language-asian="ja" style:country-asian="JP"/>
    </style:style>
    <style:style style:name="P432" style:family="paragraph" style:parent-style-name="Text_20_body_20_indent" style:master-page-name="">
      <style:paragraph-properties fo:margin-left="1cm" fo:margin-right="0cm" fo:margin-top="0.349cm" fo:margin-bottom="0.349cm" fo:line-height="125%" fo:text-align="justify" style:justify-single-word="false" fo:text-indent="0cm" style:auto-text-indent="false" fo:background-color="transparent" style:shadow="none">
        <style:tab-stops>
          <style:tab-stop style:position="3.055cm"/>
          <style:tab-stop style:position="3.175cm"/>
        </style:tab-stops>
        <style:background-image/>
      </style:paragraph-properties>
      <style:text-properties fo:font-size="10pt" style:font-size-asian="10pt" style:language-asian="ja" style:country-asian="JP"/>
    </style:style>
    <style:style style:name="P433" style:family="paragraph" style:parent-style-name="Text_20_body_20_indent" style:master-page-name="">
      <style:paragraph-properties fo:margin-left="1cm" fo:margin-right="0cm" fo:margin-top="0.349cm" fo:margin-bottom="0.349cm" fo:line-height="125%" fo:text-align="justify" style:justify-single-word="false" fo:text-indent="0cm" style:auto-text-indent="false" fo:background-color="transparent" style:shadow="none">
        <style:tab-stops>
          <style:tab-stop style:position="3.055cm"/>
          <style:tab-stop style:position="3.175cm"/>
        </style:tab-stops>
        <style:background-image/>
      </style:paragraph-properties>
      <style:text-properties style:use-window-font-color="true" style:font-name="MS Mincho" fo:font-size="10pt" fo:language="en" fo:country="US" style:font-size-asian="10pt" style:language-asian="ja" style:country-asian="JP" style:font-name-complex="Tahoma" style:font-size-complex="12pt" style:language-complex="zxx" style:country-complex="none"/>
    </style:style>
    <style:style style:name="P434" style:family="paragraph" style:parent-style-name="Text_20_body_20_indent" style:master-page-name="">
      <style:paragraph-properties fo:margin-left="1cm" fo:margin-right="0cm" fo:margin-top="0.349cm" fo:margin-bottom="0.349cm" fo:line-height="125%" fo:text-align="justify" style:justify-single-word="false" fo:text-indent="0cm" style:auto-text-indent="false" fo:background-color="transparent" style:shadow="none">
        <style:tab-stops>
          <style:tab-stop style:position="3.055cm"/>
          <style:tab-stop style:position="3.175cm"/>
        </style:tab-stops>
        <style:background-image/>
      </style:paragraph-properties>
      <style:text-properties style:use-window-font-color="true" fo:font-size="10pt" fo:language="en" fo:country="US" style:font-size-asian="10pt" style:language-asian="ja" style:country-asian="JP" style:font-name-complex="Tahoma" style:font-size-complex="12pt" style:language-complex="zxx" style:country-complex="none"/>
    </style:style>
    <style:style style:name="P435" style:family="paragraph" style:parent-style-name="Text_20_body_20_indent" style:master-page-name="">
      <style:paragraph-properties fo:margin-left="1cm" fo:margin-right="0cm" fo:margin-top="0.349cm" fo:margin-bottom="0.349cm" fo:line-height="125%" fo:text-align="justify" style:justify-single-word="false" fo:text-indent="0cm" style:auto-text-indent="false" fo:background-color="transparent" style:shadow="none">
        <style:tab-stops>
          <style:tab-stop style:position="3.055cm"/>
          <style:tab-stop style:position="3.175cm"/>
        </style:tab-stops>
        <style:background-image/>
      </style:paragraph-properties>
      <style:text-properties style:use-window-font-color="true" style:font-name="Verdana2" fo:font-size="10pt" fo:language="en" fo:country="US" style:font-size-asian="10pt" style:language-asian="ja" style:country-asian="JP" style:font-name-complex="Tahoma" style:font-size-complex="12pt" style:language-complex="zxx" style:country-complex="none"/>
    </style:style>
    <style:style style:name="P436" style:family="paragraph" style:parent-style-name="Text_20_body_20_indent" style:master-page-name="">
      <style:paragraph-properties fo:margin-left="1cm" fo:margin-right="0cm" fo:margin-top="0.349cm" fo:margin-bottom="0.349cm" fo:line-height="125%" fo:text-align="justify" style:justify-single-word="false" fo:text-indent="0cm" style:auto-text-indent="false" fo:background-color="transparent" style:shadow="none">
        <style:tab-stops>
          <style:tab-stop style:position="3.055cm"/>
          <style:tab-stop style:position="3.175cm"/>
        </style:tab-stops>
        <style:background-image/>
      </style:paragraph-properties>
      <style:text-properties style:use-window-font-color="true" fo:font-size="10pt" fo:language="en" fo:country="US" style:font-size-asian="10pt" style:language-asian="ja" style:country-asian="JP" style:font-name-complex="Tahoma" style:font-size-complex="12pt" style:language-complex="zxx" style:country-complex="none"/>
    </style:style>
    <style:style style:name="P437" style:family="paragraph" style:parent-style-name="Text_20_body_20_indent" style:master-page-name="">
      <style:paragraph-properties fo:margin-left="1cm" fo:margin-right="0cm" fo:margin-top="0.349cm" fo:margin-bottom="0.349cm" fo:line-height="125%" fo:text-align="justify" style:justify-single-word="false" fo:text-indent="0cm" style:auto-text-indent="false" fo:background-color="transparent" style:shadow="none">
        <style:tab-stops>
          <style:tab-stop style:position="3.055cm"/>
          <style:tab-stop style:position="3.175cm"/>
        </style:tab-stops>
        <style:background-image/>
      </style:paragraph-properties>
      <style:text-properties style:use-window-font-color="true" fo:font-size="10pt" fo:language="en" fo:country="US" style:font-size-asian="10pt" style:language-asian="ja" style:country-asian="JP" style:font-name-complex="Tahoma" style:font-size-complex="12pt" style:language-complex="zxx" style:country-complex="none"/>
    </style:style>
    <style:style style:name="P438" style:family="paragraph" style:parent-style-name="Text_20_body_20_indent" style:master-page-name="">
      <style:paragraph-properties fo:margin-left="1cm" fo:margin-right="0cm" fo:margin-top="0.349cm" fo:margin-bottom="0.349cm" fo:line-height="125%" fo:text-align="justify" style:justify-single-word="false" fo:text-indent="0cm" style:auto-text-indent="false" fo:background-color="transparent" style:shadow="none">
        <style:tab-stops>
          <style:tab-stop style:position="3.055cm"/>
          <style:tab-stop style:position="3.175cm"/>
        </style:tab-stops>
        <style:background-image/>
      </style:paragraph-properties>
      <style:text-properties style:font-name="MS Mincho" fo:font-size="10pt" style:font-size-asian="10pt" style:language-asian="ja" style:country-asian="JP"/>
    </style:style>
    <style:style style:name="P439" style:family="paragraph" style:parent-style-name="Text_20_body_20_indent" style:master-page-name="">
      <style:paragraph-properties fo:margin-left="1cm" fo:margin-right="0cm" fo:margin-top="0.349cm" fo:margin-bottom="0.349cm" fo:line-height="125%" fo:text-align="justify" style:justify-single-word="false" fo:text-indent="0cm" style:auto-text-indent="false" fo:background-color="transparent" style:shadow="none">
        <style:tab-stops>
          <style:tab-stop style:position="3.055cm"/>
          <style:tab-stop style:position="3.175cm"/>
        </style:tab-stops>
        <style:background-image/>
      </style:paragraph-properties>
      <style:text-properties style:use-window-font-color="true" fo:font-size="10pt" fo:language="en" fo:country="US" style:font-size-asian="10pt" style:language-asian="ja" style:country-asian="JP" style:font-name-complex="Tahoma" style:font-size-complex="12pt" style:language-complex="zxx" style:country-complex="none"/>
    </style:style>
    <style:style style:name="P440" style:family="paragraph" style:parent-style-name="Text_20_body_20_indent" style:master-page-name="">
      <style:paragraph-properties fo:margin-left="1cm" fo:margin-right="0cm" fo:margin-top="0.349cm" fo:margin-bottom="0.349cm" fo:line-height="125%" fo:text-align="justify" style:justify-single-word="false" fo:text-indent="0cm" style:auto-text-indent="false" fo:background-color="transparent" style:shadow="none">
        <style:tab-stops>
          <style:tab-stop style:position="3.055cm"/>
          <style:tab-stop style:position="3.175cm"/>
        </style:tab-stops>
        <style:background-image/>
      </style:paragraph-properties>
      <style:text-properties fo:font-size="10pt" style:font-size-asian="10pt" style:language-asian="ja" style:country-asian="JP"/>
    </style:style>
    <style:style style:name="P441" style:family="paragraph" style:parent-style-name="Text_20_body_20_indent" style:master-page-name="">
      <style:paragraph-properties fo:margin-left="1cm" fo:margin-right="0cm" fo:margin-top="0.349cm" fo:margin-bottom="0.349cm" fo:line-height="125%" fo:text-align="justify" style:justify-single-word="false" fo:text-indent="0cm" style:auto-text-indent="false" fo:background-color="transparent" style:shadow="none">
        <style:background-image/>
      </style:paragraph-properties>
    </style:style>
    <style:style style:name="P442" style:family="paragraph" style:parent-style-name="Text_20_body_20_indent" style:master-page-name="">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fo:font-size="10pt" style:font-size-asian="10pt" style:language-asian="ja" style:country-asian="JP"/>
    </style:style>
    <style:style style:name="P443" style:family="paragraph" style:parent-style-name="Text_20_body_20_indent" style:master-page-name="">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fo:font-size="10pt" fo:language="en" fo:country="US" style:font-size-asian="10pt" style:language-asian="ja" style:country-asian="JP" style:font-name-complex="Tahoma" style:font-size-complex="12pt" style:language-complex="zxx" style:country-complex="none"/>
    </style:style>
    <style:style style:name="P444" style:family="paragraph" style:parent-style-name="Text_20_body_20_indent" style:master-page-name="">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fo:font-size="10pt" style:font-size-asian="10pt" style:language-asian="ja" style:country-asian="JP"/>
    </style:style>
    <style:style style:name="P445" style:family="paragraph" style:parent-style-name="Text_20_body_20_indent" style:master-page-name="">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fo:font-size="10pt" style:font-size-asian="10pt" style:language-asian="ja" style:country-asian="JP"/>
    </style:style>
    <style:style style:name="P446"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447"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448"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style:language-asian="zh" style:country-asian="TW" style:font-weight-complex="bold"/>
    </style:style>
    <style:style style:name="T4" style:family="text">
      <style:text-properties style:language-asian="zh" style:country-asian="TW" style:font-size-complex="10.5pt"/>
    </style:style>
    <style:style style:name="T5" style:family="text">
      <style:text-properties fo:font-weight="bold" style:font-weight-asian="bold" style:font-weight-complex="bold"/>
    </style:style>
    <style:style style:name="T6" style:family="text">
      <style:text-properties fo:font-weight="bold" style:language-asian="zh" style:country-asian="TW" style:font-weight-asian="bold" style:font-weight-complex="bold"/>
    </style:style>
    <style:style style:name="T7" style:family="text">
      <style:text-properties fo:font-weight="bold" style:language-asian="ja" style:country-asian="JP" style:font-weight-asian="bold" style:font-weight-complex="bold"/>
    </style:style>
    <style:style style:name="T8" style:family="text">
      <style:text-properties fo:font-weight="bold" style:font-name-asian="MS Mincho" style:language-asian="ja" style:country-asian="JP" style:font-weight-asian="bold" style:font-weight-complex="bold"/>
    </style:style>
    <style:style style:name="T9" style:family="text">
      <style:text-properties style:font-name="Courier New1"/>
    </style:style>
    <style:style style:name="T10" style:family="text">
      <style:text-properties style:font-name="Courier New1" style:language-asian="zh" style:country-asian="TW"/>
    </style:style>
    <style:style style:name="T11" style:family="text">
      <style:text-properties style:font-name="Courier New1" fo:language="ja" fo:country="JP" style:font-name-asian="MS PGothic" style:language-asian="zh" style:country-asian="TW" style:font-name-complex="Arial" style:font-size-complex="10.5pt"/>
    </style:style>
    <style:style style:name="T12" style:family="text">
      <style:text-properties style:font-name="Courier New1" fo:language="ja" fo:country="JP" style:font-name-asian="MS PGothic" style:language-asian="ja" style:country-asian="JP" style:font-name-complex="Arial" style:font-size-complex="10.5pt"/>
    </style:style>
    <style:style style:name="T13" style:family="text">
      <style:text-properties style:font-name="Courier New1" fo:language="ja" fo:country="JP" style:font-name-asian="MS PGothic" style:font-name-complex="Arial" style:font-size-complex="10.5pt"/>
    </style:style>
    <style:style style:name="T14" style:family="text">
      <style:text-properties style:font-name="Courier New1" fo:language="ja" fo:country="JP" style:letter-kerning="true" style:font-name-asian="Courier New1" style:font-name-complex="Arial" style:font-size-complex="10.5pt"/>
    </style:style>
    <style:style style:name="T15" style:family="text">
      <style:text-properties style:font-name="Courier New1" fo:language="ja" fo:country="JP" style:font-name-asian="Courier New1" style:language-asian="ja" style:country-asian="JP" style:font-name-complex="Arial" style:font-size-complex="10.5pt"/>
    </style:style>
    <style:style style:name="T16" style:family="text">
      <style:text-properties style:font-name="Courier New1" style:language-asian="ja" style:country-asian="JP"/>
    </style:style>
    <style:style style:name="T17" style:family="text">
      <style:text-properties style:font-name="Courier New1" style:language-asian="ja" style:country-asian="JP" style:font-name-complex="Arial"/>
    </style:style>
    <style:style style:name="T18" style:family="text">
      <style:text-properties style:font-name="Courier New1" style:font-name-asian="MS PGothic" style:language-asian="ja" style:country-asian="JP"/>
    </style:style>
    <style:style style:name="T19" style:family="text">
      <style:text-properties style:font-name="Courier New1" style:font-name-asian="MS PGothic" style:language-asian="ja" style:country-asian="JP" style:font-name-complex="Arial" style:font-size-complex="10.5pt"/>
    </style:style>
    <style:style style:name="T20" style:family="text">
      <style:text-properties style:font-name="Courier New1" style:font-name-asian="Courier New1" style:font-name-complex="Arial" style:font-size-complex="10.5pt"/>
    </style:style>
    <style:style style:name="T21" style:family="text">
      <style:text-properties style:font-name="Courier New1" style:font-name-asian="Courier New1" style:language-asian="ja" style:country-asian="JP"/>
    </style:style>
    <style:style style:name="T22" style:family="text">
      <style:text-properties style:font-name="Courier New1" style:font-name-asian="Courier New1" style:language-asian="ja" style:country-asian="JP" style:font-name-complex="Arial" style:font-size-complex="10.5pt"/>
    </style:style>
    <style:style style:name="T23" style:family="text">
      <style:text-properties style:font-name="Courier New1" style:font-name-complex="Arial" style:font-size-complex="10.5pt"/>
    </style:style>
    <style:style style:name="T24" style:family="text">
      <style:text-properties style:font-name="Courier New1" fo:font-style="normal" style:font-style-asian="normal" style:font-style-complex="normal"/>
    </style:style>
    <style:style style:name="T25" style:family="text">
      <style:text-properties fo:color="#0000ff"/>
    </style:style>
    <style:style style:name="T26" style:family="text">
      <style:text-properties fo:color="#0000ff" fo:font-size="8pt" fo:language="en" fo:country="US" style:font-name-asian="細明體1" style:font-size-asian="8pt" style:font-name-complex="Tahoma" style:font-size-complex="8pt" style:language-complex="zxx" style:country-complex="none"/>
    </style:style>
    <style:style style:name="T27" style:family="text">
      <style:text-properties fo:color="#0000ff" fo:font-weight="normal" style:font-weight-asian="normal" style:font-weight-complex="normal"/>
    </style:style>
    <style:style style:name="T28" style:family="text">
      <style:text-properties style:font-name="Verdana2"/>
    </style:style>
    <style:style style:name="T29" style:family="text">
      <style:text-properties style:font-name="Verdana2" fo:font-weight="bold" style:language-asian="ja" style:country-asian="JP" style:font-weight-asian="bold" style:font-weight-complex="bold"/>
    </style:style>
    <style:style style:name="T30" style:family="text">
      <style:text-properties style:font-name="Verdana2" fo:language="ja" fo:country="JP" style:font-name-asian="MS PGothic" style:font-name-complex="Arial" style:font-size-complex="10.5pt"/>
    </style:style>
    <style:style style:name="T31" style:family="text">
      <style:text-properties style:font-name="Verdana2" style:language-asian="zh" style:country-asian="TW"/>
    </style:style>
    <style:style style:name="T32" style:family="text">
      <style:text-properties style:font-name="Verdana2" style:font-name-asian="Verdana2"/>
    </style:style>
    <style:style style:name="T33" style:family="text">
      <style:text-properties style:font-name="Verdana2" style:font-name-asian="MS PGothic"/>
    </style:style>
    <style:style style:name="T34" style:family="text">
      <style:text-properties style:font-name="Verdana2" style:font-name-asian="MS PGothic" style:language-asian="zh" style:country-asian="TW"/>
    </style:style>
    <style:style style:name="T35" style:family="text">
      <style:text-properties style:font-name="Verdana2" style:font-name-asian="MS Mincho" style:language-asian="ja" style:country-asian="JP"/>
    </style:style>
    <style:style style:name="T36" style:family="text">
      <style:text-properties fo:color="#ff0000"/>
    </style:style>
    <style:style style:name="T37" style:family="text">
      <style:text-properties fo:color="#ff0000" style:language-asian="zh" style:country-asian="TW"/>
    </style:style>
    <style:style style:name="T38" style:family="text">
      <style:text-properties fo:color="#ff0000" fo:font-size="10pt" fo:language="en" fo:country="US"/>
    </style:style>
    <style:style style:name="T39" style:family="text">
      <style:text-properties fo:color="#ff0000" style:font-size-asian="10pt" style:language-asian="ja" style:country-asian="JP"/>
    </style:style>
    <style:style style:name="T40" style:family="text">
      <style:text-properties fo:color="#ff0000" style:language-asian="ja" style:country-asian="JP"/>
    </style:style>
    <style:style style:name="T41" style:family="text">
      <style:text-properties style:language-asian="ja" style:country-asian="JP"/>
    </style:style>
    <style:style style:name="T42" style:family="text">
      <style:text-properties style:language-asian="ja" style:country-asian="JP" style:font-name-complex="Arial"/>
    </style:style>
    <style:style style:name="T43" style:family="text">
      <style:text-properties style:language-asian="ja" style:country-asian="JP" style:font-name-complex="Arial" style:font-size-complex="10.5pt"/>
    </style:style>
    <style:style style:name="T44" style:family="text">
      <style:text-properties style:language-asian="ja" style:country-asian="JP" style:font-name-complex="Arial" style:font-weight-complex="bold"/>
    </style:style>
    <style:style style:name="T45" style:family="text">
      <style:text-properties style:language-asian="ja" style:country-asian="JP" style:font-weight-complex="bold"/>
    </style:style>
    <style:style style:name="T46" style:family="text">
      <style:text-properties style:language-asian="ja" style:country-asian="JP" style:font-size-complex="10.5pt"/>
    </style:style>
    <style:style style:name="T47" style:family="text">
      <style:text-properties style:language-asian="ja" style:country-asian="JP" style:font-style-complex="italic"/>
    </style:style>
    <style:style style:name="T48" style:family="text">
      <style:text-properties style:font-name-asian="MS PGothic"/>
    </style:style>
    <style:style style:name="T49" style:family="text">
      <style:text-properties style:font-name-asian="MS PGothic" style:language-asian="ja" style:country-asian="JP"/>
    </style:style>
    <style:style style:name="T50" style:family="text">
      <style:text-properties style:font-name-asian="MS PGothic" style:language-asian="zh" style:country-asian="TW"/>
    </style:style>
    <style:style style:name="T51" style:family="text">
      <style:text-properties style:font-name-asian="MS PGothic" style:font-size-asian="10pt" style:language-asian="ja" style:country-asian="JP"/>
    </style:style>
    <style:style style:name="T52" style:family="text">
      <style:text-properties style:font-name="MS PGothic"/>
    </style:style>
    <style:style style:name="T53" style:family="text">
      <style:text-properties style:font-name="MS PGothic" fo:font-weight="bold" style:font-name-asian="MS PGothic" style:language-asian="ja" style:country-asian="JP" style:font-weight-asian="bold" style:font-weight-complex="bold"/>
    </style:style>
    <style:style style:name="T54" style:family="text">
      <style:text-properties style:font-name="MS PGothic" fo:font-weight="bold" style:font-name-asian="MS PGothic" style:font-weight-asian="bold" style:font-weight-complex="bold"/>
    </style:style>
    <style:style style:name="T55" style:family="text">
      <style:text-properties style:font-name="MS PGothic" style:font-name-asian="MS PGothic"/>
    </style:style>
    <style:style style:name="T56" style:family="text">
      <style:text-properties style:font-name="MS PGothic" style:font-name-asian="MS PGothic" style:language-asian="ja" style:country-asian="JP"/>
    </style:style>
    <style:style style:name="T57" style:family="text">
      <style:text-properties style:font-name="MS PGothic" style:font-name-asian="MS PGothic" style:language-asian="ja" style:country-asian="JP" style:font-name-complex="Arial"/>
    </style:style>
    <style:style style:name="T58" style:family="text">
      <style:text-properties style:font-name="MS PGothic" style:font-name-asian="MS PGothic" style:language-asian="ja" style:country-asian="JP" style:font-name-complex="Arial" style:font-size-complex="10.5pt"/>
    </style:style>
    <style:style style:name="T59" style:family="text">
      <style:text-properties style:font-name="MS PGothic" style:font-name-asian="MS PGothic" style:language-asian="ja" style:country-asian="JP" style:font-weight-complex="bold"/>
    </style:style>
    <style:style style:name="T60" style:family="text">
      <style:text-properties style:font-name="MS PGothic" style:font-name-asian="MS PGothic" style:font-name-complex="Arial" style:font-size-complex="10.5pt"/>
    </style:style>
    <style:style style:name="T61" style:family="text">
      <style:text-properties style:font-name="MS PGothic" style:font-name-asian="MS PGothic" style:language-asian="zh" style:country-asian="TW"/>
    </style:style>
    <style:style style:name="T62" style:family="text">
      <style:text-properties style:font-name="MS PGothic" style:font-name-asian="MS PGothic" style:language-asian="zh" style:country-asian="TW" style:font-name-complex="Arial" style:font-size-complex="10.5pt"/>
    </style:style>
    <style:style style:name="T63" style:family="text">
      <style:text-properties style:font-name="MS PGothic" style:font-name-asian="MS PGothic" style:font-size-asian="10pt" style:language-asian="ja" style:country-asian="JP"/>
    </style:style>
    <style:style style:name="T64" style:family="text">
      <style:text-properties style:font-name="MS PGothic" fo:language="ja" fo:country="JP" style:letter-kerning="true" style:font-name-asian="MS PGothic" style:font-name-complex="Arial" style:font-size-complex="10.5pt"/>
    </style:style>
    <style:style style:name="T65" style:family="text">
      <style:text-properties style:font-name="MS PGothic" fo:language="ja" fo:country="JP" style:letter-kerning="true" style:font-name-asian="MS PGothic" style:language-asian="ja" style:country-asian="JP" style:font-name-complex="Arial" style:font-size-complex="10.5pt"/>
    </style:style>
    <style:style style:name="T66" style:family="text">
      <style:text-properties style:font-name="MS PGothic" fo:language="ja" fo:country="JP" fo:font-weight="bold" style:letter-kerning="true" style:font-name-asian="MS PGothic" style:language-asian="zh" style:country-asian="TW" style:font-weight-asian="bold" style:font-name-complex="Arial" style:font-size-complex="10.5pt" style:font-weight-complex="bold"/>
    </style:style>
    <style:style style:name="T67" style:family="text">
      <style:text-properties style:font-name="MS PGothic" fo:language="ja" fo:country="JP" fo:font-weight="bold" style:font-name-asian="MS PGothic" style:language-asian="zh" style:country-asian="TW" style:font-weight-asian="bold" style:font-name-complex="Arial" style:font-size-complex="10.5pt" style:font-weight-complex="bold"/>
    </style:style>
    <style:style style:name="T68" style:family="text">
      <style:text-properties style:font-name="MS PGothic" fo:language="ja" fo:country="JP" style:font-name-asian="MS PGothic" style:font-name-complex="Arial" style:font-size-complex="10.5pt"/>
    </style:style>
    <style:style style:name="T69" style:family="text">
      <style:text-properties style:font-name="MS PGothic" fo:language="ja" fo:country="JP" style:font-name-asian="MS PGothic" style:language-asian="ja" style:country-asian="JP" style:font-name-complex="Arial" style:font-size-complex="10.5pt"/>
    </style:style>
    <style:style style:name="T70" style:family="text">
      <style:text-properties style:font-name="MS PGothic" fo:language="ja" fo:country="JP" style:font-name-asian="MS PGothic" style:language-asian="zh" style:country-asian="TW" style:font-name-complex="Arial" style:font-size-complex="10.5pt"/>
    </style:style>
    <style:style style:name="T71" style:family="text">
      <style:text-properties style:font-name="MS PGothic" fo:font-size="11pt" style:font-name-asian="MS PGothic" style:font-size-asian="11pt" style:language-asian="ja" style:country-asian="JP" style:font-size-complex="11pt"/>
    </style:style>
    <style:style style:name="T72" style:family="text">
      <style:text-properties style:font-name="MS PGothic" style:language-asian="ja" style:country-asian="JP"/>
    </style:style>
    <style:style style:name="T73" style:family="text">
      <style:text-properties style:font-name="MS PGothic" fo:font-weight="normal" style:font-name-asian="MS PGothic" style:language-asian="ja" style:country-asian="JP" style:font-weight-asian="normal" style:font-weight-complex="normal"/>
    </style:style>
    <style:style style:name="T74" style:family="text">
      <style:text-properties style:font-name="MS PGothic" fo:font-size="10pt" fo:language="en" fo:country="US" style:font-name-asian="MS PGothic"/>
    </style:style>
    <style:style style:name="T75" style:family="text">
      <style:text-properties style:font-name="MS PGothic" fo:font-size="10pt" fo:language="en" fo:country="US" style:font-name-asian="MS PGothic" style:language-asian="zh" style:country-asian="TW"/>
    </style:style>
    <style:style style:name="T76" style:family="text">
      <style:text-properties style:font-name="MS PGothic" fo:language="en" fo:country="US" style:font-name-asian="MS PGothic"/>
    </style:style>
    <style:style style:name="T77" style:family="text">
      <style:text-properties style:font-name="MS PGothic" fo:language="en" fo:country="US" style:font-name-asian="MS PGothic" style:language-asian="zh" style:country-asian="TW"/>
    </style:style>
    <style:style style:name="T78" style:family="text">
      <style:text-properties style:font-name="MS PGothic" style:font-name-asian="MS Mincho" style:language-asian="ja" style:country-asian="JP"/>
    </style:style>
    <style:style style:name="T79" style:family="text">
      <style:text-properties style:font-name="MS PGothic" style:language-asian="zh" style:country-asian="TW"/>
    </style:style>
    <style:style style:name="T80" style:family="text">
      <style:text-properties fo:language="ja" fo:country="JP" style:letter-kerning="true" style:font-name-complex="Arial" style:font-size-complex="10.5pt"/>
    </style:style>
    <style:style style:name="T81" style:family="text">
      <style:text-properties fo:language="ja" fo:country="JP" style:letter-kerning="true" style:language-asian="ja" style:country-asian="JP" style:font-name-complex="Arial" style:font-size-complex="10.5pt"/>
    </style:style>
    <style:style style:name="T82" style:family="text">
      <style:text-properties fo:language="ja" fo:country="JP" style:letter-kerning="true" style:language-asian="ja" style:country-asian="JP" style:font-size-complex="10.5pt"/>
    </style:style>
    <style:style style:name="T83" style:family="text">
      <style:text-properties fo:language="ja" fo:country="JP" style:letter-kerning="true" style:font-size-complex="10.5pt"/>
    </style:style>
    <style:style style:name="T84" style:family="text">
      <style:text-properties fo:language="ja" fo:country="JP" style:font-name-complex="Arial" style:font-size-complex="10.5pt"/>
    </style:style>
    <style:style style:name="T85" style:family="text">
      <style:text-properties fo:language="ja" fo:country="JP" style:language-asian="ja" style:country-asian="JP" style:font-name-complex="Arial" style:font-size-complex="10.5pt"/>
    </style:style>
    <style:style style:name="T86" style:family="text">
      <style:text-properties fo:language="ja" fo:country="JP" style:language-asian="ja" style:country-asian="JP" style:font-size-complex="10.5pt"/>
    </style:style>
    <style:style style:name="T87" style:family="text">
      <style:text-properties fo:language="ja" fo:country="JP" fo:font-weight="normal" style:font-weight-asian="normal" style:font-name-complex="Arial" style:font-size-complex="10.5pt" style:font-weight-complex="normal"/>
    </style:style>
    <style:style style:name="T88" style:family="text">
      <style:text-properties fo:language="ja" fo:country="JP" fo:font-weight="normal" style:language-asian="ja" style:country-asian="JP" style:font-weight-asian="normal" style:font-name-complex="Arial" style:font-size-complex="10.5pt" style:font-weight-complex="normal"/>
    </style:style>
    <style:style style:name="T89" style:family="text">
      <style:text-properties fo:language="ja" fo:country="JP" style:language-asian="zh" style:country-asian="TW" style:font-size-complex="10.5pt"/>
    </style:style>
    <style:style style:name="T90" style:family="text">
      <style:text-properties fo:language="ja" fo:country="JP" style:font-size-complex="10.5pt"/>
    </style:style>
    <style:style style:name="T91" style:family="text">
      <style:text-properties style:font-name-complex="Arial" style:font-size-complex="10.5pt"/>
    </style:style>
    <style:style style:name="T92" style:family="text">
      <style:text-properties style:font-name="MS Gothic" style:font-name-asian="MS PGothic" style:language-asian="zh" style:country-asian="TW"/>
    </style:style>
    <style:style style:name="T93" style:family="text">
      <style:text-properties style:font-name="MS Gothic" style:font-name-asian="MS PGothic" style:language-asian="ja" style:country-asian="JP"/>
    </style:style>
    <style:style style:name="T94" style:family="text">
      <style:text-properties style:font-name="MS Gothic" style:font-name-asian="MS Gothic" style:language-asian="zh" style:country-asian="TW"/>
    </style:style>
    <style:style style:name="T95" style:family="text">
      <style:text-properties style:font-name="MS Gothic" style:font-name-asian="MS Gothic" style:language-asian="ja" style:country-asian="JP"/>
    </style:style>
    <style:style style:name="T96" style:family="text">
      <style:text-properties style:font-name-asian="MS Gothic"/>
    </style:style>
    <style:style style:name="T97" style:family="text">
      <style:text-properties style:font-name-asian="MS Gothic" style:language-asian="ja" style:country-asian="JP"/>
    </style:style>
    <style:style style:name="T98" style:family="text">
      <style:text-properties fo:font-size="14pt" style:font-name-asian="MS PGothic" style:font-size-asian="14pt" style:language-asian="ja" style:country-asian="JP" style:font-size-complex="14pt"/>
    </style:style>
    <style:style style:name="T99" style:family="text">
      <style:text-properties style:font-name="Courier New2"/>
    </style:style>
    <style:style style:name="T100" style:family="text">
      <style:text-properties style:font-name="Courier New2" style:font-name-asian="MS PGothic" style:language-asian="ja" style:country-asian="JP"/>
    </style:style>
    <style:style style:name="T101" style:family="text">
      <style:text-properties style:font-name="Courier New2" style:language-asian="ja" style:country-asian="JP"/>
    </style:style>
    <style:style style:name="T102" style:family="text">
      <style:text-properties style:font-name="Courier New2" style:language-asian="zh" style:country-asian="TW"/>
    </style:style>
    <style:style style:name="T103" style:family="text">
      <style:text-properties style:font-name="MS Mincho" style:language-asian="ja" style:country-asian="JP"/>
    </style:style>
    <style:style style:name="T104" style:family="text">
      <style:text-properties style:font-name="MS Mincho" style:language-asian="ja" style:country-asian="JP" style:font-weight-complex="bold"/>
    </style:style>
    <style:style style:name="T105" style:family="text">
      <style:text-properties style:font-name="MS Mincho" fo:font-weight="bold" style:language-asian="ja" style:country-asian="JP" style:font-weight-asian="bold" style:font-weight-complex="bold"/>
    </style:style>
    <style:style style:name="T106" style:family="text">
      <style:text-properties style:font-name="MS Mincho" fo:font-weight="bold" style:font-name-asian="MS Mincho" style:language-asian="ja" style:country-asian="JP" style:font-weight-asian="bold" style:font-weight-complex="bold"/>
    </style:style>
    <style:style style:name="T107" style:family="text">
      <style:text-properties style:font-name="MS Mincho" style:font-name-asian="MS PGothic" style:language-asian="ja" style:country-asian="JP"/>
    </style:style>
    <style:style style:name="T108" style:family="text">
      <style:text-properties style:font-name="MS Mincho" style:font-name-asian="MS PGothic" style:language-asian="ja" style:country-asian="JP" style:font-weight-complex="bold"/>
    </style:style>
    <style:style style:name="T109" style:family="text">
      <style:text-properties style:font-name="MS Mincho" style:font-name-asian="MS Mincho" style:language-asian="ja" style:country-asian="JP"/>
    </style:style>
    <style:style style:name="T110" style:family="text">
      <style:text-properties style:font-name="MS Mincho" style:font-name-asian="MS Mincho" style:language-asian="ja" style:country-asian="JP" style:font-weight-complex="bold"/>
    </style:style>
    <style:style style:name="T111" style:family="text">
      <style:text-properties fo:color="#000000" style:language-asian="ja" style:country-asian="JP"/>
    </style:style>
    <style:style style:name="T112" style:family="text">
      <style:text-properties fo:color="#000000" style:language-asian="ja" style:country-asian="JP" style:font-weight-complex="bold"/>
    </style:style>
    <style:style style:name="T113" style:family="text">
      <style:text-properties style:font-name="Tahoma" fo:font-weight="bold" style:language-asian="ja" style:country-asian="JP" style:font-weight-asian="bold" style:font-weight-complex="bold"/>
    </style:style>
    <style:style style:name="T114" style:family="text">
      <style:text-properties style:font-name="Tahoma" fo:font-weight="bold" style:language-asian="zh" style:country-asian="TW" style:font-weight-asian="bold" style:font-weight-complex="bold"/>
    </style:style>
    <style:style style:name="T115" style:family="text">
      <style:text-properties style:font-name="Tahoma" fo:font-weight="bold" style:font-name-asian="Tahoma" style:language-asian="ja" style:country-asian="JP" style:font-weight-asian="bold" style:font-weight-complex="bold"/>
    </style:style>
    <style:style style:name="T116" style:family="text">
      <style:text-properties style:font-name="Tahoma" fo:font-weight="bold" style:font-weight-asian="bold" style:font-weight-complex="bold"/>
    </style:style>
    <style:style style:name="T117" style:family="text">
      <style:text-properties style:font-name="Tahoma" fo:font-weight="bold" style:font-name-asian="MS PGothic" style:language-asian="ja" style:country-asian="JP" style:font-weight-asian="bold" style:font-weight-complex="bold"/>
    </style:style>
    <style:style style:name="T118" style:family="text">
      <style:text-properties style:font-name="Tahoma" fo:language="ja" fo:country="JP" style:font-name-asian="Tahoma" style:language-asian="ja" style:country-asian="JP" style:font-name-complex="Arial" style:font-size-complex="10.5pt"/>
    </style:style>
    <style:style style:name="T119" style:family="text">
      <style:text-properties style:font-name="Tahoma" fo:font-weight="normal" style:font-name-asian="MS PGothic" style:language-asian="ja" style:country-asian="JP" style:font-weight-asian="normal" style:font-weight-complex="normal"/>
    </style:style>
    <style:style style:name="T120" style:family="text">
      <style:text-properties style:text-outline="false" style:text-line-through-style="none" fo:font-size="12pt" fo:font-style="normal" fo:text-shadow="none" style:text-underline-style="none" style:font-size-asian="12pt" style:language-asian="ja" style:country-asian="JP" style:font-style-asian="normal" style:font-name-complex="新細明體" style:font-size-complex="12pt" style:font-style-complex="normal" style:text-emphasize="none"/>
    </style:style>
    <style:style style:name="T121" style:family="text">
      <style:text-properties style:font-name-asian="MS Mincho" style:language-asian="ja" style:country-asian="JP" style:font-weight-complex="bold"/>
    </style:style>
    <style:style style:name="T122" style:family="text">
      <style:text-properties fo:font-size="10pt" fo:language="en" fo:country="US"/>
    </style:style>
    <style:style style:name="T123" style:family="text">
      <style:text-properties fo:font-size="10pt" fo:language="en" fo:country="US" style:language-asian="ja" style:country-asian="JP"/>
    </style:style>
    <style:style style:name="T124" style:family="text">
      <style:text-properties fo:font-size="10pt" fo:language="en" fo:country="US" style:language-asian="ja" style:country-asian="JP" style:font-weight-complex="bold"/>
    </style:style>
    <style:style style:name="T125" style:family="text">
      <style:text-properties fo:font-size="10pt" fo:language="en" fo:country="US" fo:font-weight="bold" style:language-asian="ja" style:country-asian="JP" style:font-weight-asian="bold" style:font-weight-complex="bold"/>
    </style:style>
    <style:style style:name="T126" style:family="text">
      <style:text-properties fo:font-size="10pt" fo:language="en" fo:country="US" style:language-asian="zh" style:country-asian="TW"/>
    </style:style>
    <style:style style:name="T127" style:family="text">
      <style:text-properties fo:font-size="10pt" fo:language="en" fo:country="US" style:font-size-asian="10pt" style:language-asian="ja" style:country-asian="JP"/>
    </style:style>
    <style:style style:name="T128" style:family="text">
      <style:text-properties style:use-window-font-color="true" style:font-name="MS Mincho" fo:font-size="10pt" fo:language="en" fo:country="US" fo:font-style="normal" fo:font-weight="bold" style:font-size-asian="10pt" style:language-asian="ja" style:country-asian="JP" style:font-style-asian="normal" style:font-weight-asian="bold" style:font-name-complex="Tahoma" style:font-size-complex="12pt" style:language-complex="zxx" style:country-complex="none" style:font-style-complex="italic" style:font-weight-complex="bold"/>
    </style:style>
    <style:style style:name="T129" style:family="text">
      <style:text-properties style:use-window-font-color="true" style:font-name="MS Mincho" fo:font-size="10pt" fo:language="en" fo:country="US" style:font-name-asian="MS PGothic" style:font-size-asian="10pt" style:language-asian="ja" style:country-asian="JP" style:font-name-complex="Tahoma" style:font-size-complex="12pt" style:language-complex="zxx" style:country-complex="none"/>
    </style:style>
    <style:style style:name="T130" style:family="text">
      <style:text-properties style:use-window-font-color="true" style:font-name="MS Mincho" fo:font-size="9pt" fo:language="en" fo:country="US" fo:font-weight="bold" style:font-size-asian="9pt" style:language-asian="ja" style:country-asian="JP" style:font-weight-asian="bold" style:font-name-complex="Tahoma" style:font-size-complex="12pt" style:language-complex="zxx" style:country-complex="none" style:font-weight-complex="bold"/>
    </style:style>
    <style:style style:name="T131" style:family="text">
      <style:text-properties style:use-window-font-color="true" style:font-name="MS Mincho" fo:font-size="9pt" fo:language="en" fo:country="US" style:font-size-asian="9pt" style:language-asian="ja" style:country-asian="JP" style:font-name-complex="Tahoma" style:font-size-complex="12pt" style:language-complex="zxx" style:country-complex="none" style:font-weight-complex="bold"/>
    </style:style>
    <style:style style:name="T132" style:family="text">
      <style:text-properties style:use-window-font-color="true" fo:font-size="10.5pt" fo:language="en" fo:country="US" fo:font-weight="bold" style:font-size-asian="10.5pt" style:language-asian="ja" style:country-asian="JP" style:font-weight-asian="bold" style:font-size-complex="14pt" style:language-complex="zxx" style:country-complex="none" style:font-weight-complex="bold"/>
    </style:style>
    <style:style style:name="T133" style:family="text">
      <style:text-properties style:use-window-font-color="true" fo:font-size="10.5pt" fo:language="en" fo:country="US" fo:font-weight="bold" style:font-size-asian="10.5pt" style:language-asian="ja" style:country-asian="JP" style:font-weight-asian="bold" style:font-name-complex="Tahoma" style:font-size-complex="14pt" style:language-complex="zxx" style:country-complex="none" style:font-weight-complex="bold"/>
    </style:style>
    <style:style style:name="T134" style:family="text">
      <style:text-properties style:use-window-font-color="true" fo:font-size="10.5pt" fo:language="en" fo:country="US" fo:font-weight="bold" style:font-size-asian="10.5pt" style:font-weight-asian="bold" style:font-size-complex="14pt" style:language-complex="zxx" style:country-complex="none" style:font-weight-complex="bold"/>
    </style:style>
    <style:style style:name="T135" style:family="text">
      <style:text-properties style:use-window-font-color="true" fo:font-size="10.5pt" fo:language="en" fo:country="US" fo:font-weight="normal" style:font-size-asian="10.5pt" style:language-asian="ja" style:country-asian="JP" style:font-weight-asian="normal" style:font-name-complex="Tahoma" style:font-size-complex="14pt" style:language-complex="zxx" style:country-complex="none" style:font-weight-complex="normal"/>
    </style:style>
    <style:style style:name="T136" style:family="text">
      <style:text-properties style:use-window-font-color="true" style:font-name="Tahoma" fo:font-size="10pt" fo:language="en" fo:country="US" fo:font-style="normal" fo:font-weight="bold" style:font-size-asian="10pt" style:font-style-asian="normal" style:font-weight-asian="bold" style:font-name-complex="Tahoma" style:font-size-complex="12pt" style:language-complex="zxx" style:country-complex="none" style:font-style-complex="italic" style:font-weight-complex="bold"/>
    </style:style>
    <style:style style:name="T137" style:family="text">
      <style:text-properties style:use-window-font-color="true" fo:font-size="10pt" fo:language="en" fo:country="US" style:font-name-asian="細明體1" style:font-size-asian="10pt" style:font-name-complex="Tahoma" style:font-size-complex="12pt" style:language-complex="zxx" style:country-complex="none"/>
    </style:style>
    <style:style style:name="T138" style:family="text">
      <style:text-properties style:use-window-font-color="true" fo:font-size="10pt" fo:language="en" fo:country="US" style:font-size-asian="10pt" style:language-asian="ja" style:country-asian="JP" style:font-size-complex="12pt" style:language-complex="zxx" style:country-complex="none"/>
    </style:style>
    <style:style style:name="T139" style:family="text">
      <style:text-properties style:use-window-font-color="true" fo:font-size="10pt" fo:language="en" fo:country="US" style:font-size-asian="10pt" style:language-asian="ja" style:country-asian="JP" style:font-name-complex="Tahoma" style:font-size-complex="12pt" style:language-complex="zxx" style:country-complex="none"/>
    </style:style>
    <style:style style:name="T140" style:family="text">
      <style:text-properties style:use-window-font-color="true" fo:font-size="10pt" fo:language="en" fo:country="US" style:font-size-asian="10pt" style:font-name-complex="Tahoma" style:font-size-complex="12pt" style:language-complex="zxx" style:country-complex="none"/>
    </style:style>
    <style:style style:name="T141" style:family="text">
      <style:text-properties style:use-window-font-color="true" fo:font-size="10pt" fo:language="en" fo:country="US" style:font-size-asian="10pt" style:language-asian="zh" style:country-asian="TW" style:font-name-complex="Tahoma" style:font-size-complex="12pt" style:language-complex="zxx" style:country-complex="none"/>
    </style:style>
    <style:style style:name="T142" style:family="text">
      <style:text-properties style:use-window-font-color="true" fo:font-size="10pt" fo:language="en" fo:country="US" style:font-size-asian="10pt" style:font-size-complex="12pt" style:language-complex="zxx" style:country-complex="none"/>
    </style:style>
    <style:style style:name="T143" style:family="text">
      <style:text-properties style:use-window-font-color="true" fo:font-size="10pt" fo:language="en" fo:country="US" fo:font-style="normal" fo:font-weight="bold" style:font-size-asian="10pt" style:language-asian="ja" style:country-asian="JP" style:font-style-asian="normal" style:font-weight-asian="bold" style:font-name-complex="Tahoma" style:font-size-complex="12pt" style:language-complex="zxx" style:country-complex="none" style:font-style-complex="italic" style:font-weight-complex="bold"/>
    </style:style>
    <style:style style:name="T144" style:family="text">
      <style:text-properties style:use-window-font-color="true" fo:font-size="8pt" fo:language="en" fo:country="US" style:font-name-asian="細明體1" style:font-size-asian="8pt" style:font-name-complex="Tahoma" style:font-size-complex="8pt" style:language-complex="zxx" style:country-complex="none"/>
    </style:style>
    <style:style style:name="T145" style:family="text">
      <style:text-properties style:use-window-font-color="true" style:font-name="MS PGothic" fo:font-size="10.5pt" fo:language="en" fo:country="US" fo:font-weight="bold" style:font-name-asian="MS PGothic" style:font-size-asian="10.5pt" style:language-asian="ja" style:country-asian="JP" style:font-weight-asian="bold" style:font-name-complex="Tahoma" style:font-size-complex="14pt" style:language-complex="zxx" style:country-complex="none" style:font-weight-complex="bold"/>
    </style:style>
    <style:style style:name="T146" style:family="text">
      <style:text-properties style:use-window-font-color="true" style:font-name="MS PGothic" fo:font-size="10pt" fo:language="en" fo:country="US" style:font-name-asian="MS PGothic" style:font-size-asian="10pt" style:language-asian="ja" style:country-asian="JP" style:font-name-complex="Tahoma" style:font-size-complex="12pt" style:language-complex="zxx" style:country-complex="none"/>
    </style:style>
    <style:style style:name="T147" style:family="text">
      <style:text-properties style:use-window-font-color="true" style:font-name="MS PGothic" fo:font-size="10pt" fo:language="en" fo:country="US" style:font-name-asian="MS PGothic" style:font-size-asian="10pt" style:language-asian="ja" style:country-asian="JP" style:font-size-complex="12pt" style:language-complex="zxx" style:country-complex="none"/>
    </style:style>
    <style:style style:name="T148" style:family="text">
      <style:text-properties style:use-window-font-color="true" style:font-name="MS PGothic" style:text-underline-style="none" style:font-name-asian="MS PGothic" style:language-asian="ja" style:country-asian="JP"/>
    </style:style>
    <style:style style:name="T149" style:family="text">
      <style:text-properties style:use-window-font-color="true" style:font-name="MS PGothic" style:font-name-asian="MS PGothic" style:language-asian="ja" style:country-asian="JP"/>
    </style:style>
    <style:style style:name="T150" style:family="text">
      <style:text-properties style:use-window-font-color="true" fo:font-size="9pt" fo:language="en" fo:country="US" style:font-size-asian="9pt" style:font-size-complex="12pt" style:language-complex="zxx" style:country-complex="none"/>
    </style:style>
    <style:style style:name="T151" style:family="text">
      <style:text-properties fo:font-style="italic" style:font-style-asian="italic" style:font-style-complex="italic"/>
    </style:style>
    <style:style style:name="T152" style:family="text">
      <style:text-properties fo:font-style="italic" style:language-asian="zh" style:country-asian="TW" style:font-style-asian="italic" style:font-style-complex="italic"/>
    </style:style>
    <style:style style:name="T153" style:family="text">
      <style:text-properties fo:font-style="italic" style:language-asian="ja" style:country-asian="JP" style:font-style-asian="italic" style:font-style-complex="italic"/>
    </style:style>
    <style:style style:name="T154" style:family="text">
      <style:text-properties fo:font-style="normal" style:font-style-asian="normal" style:font-style-complex="normal"/>
    </style:style>
    <style:style style:name="T155" style:family="text">
      <style:text-properties fo:font-style="normal" style:language-asian="zh" style:country-asian="TW" style:font-style-asian="normal" style:font-style-complex="normal"/>
    </style:style>
    <style:style style:name="T156" style:family="text">
      <style:text-properties fo:color="#4700b8" style:font-name="MS PGothic" style:font-name-asian="MS PGothic"/>
    </style:style>
    <style:style style:name="T157" style:family="text">
      <style:text-properties fo:color="#4700b8" style:font-name="MS PGothic" style:font-name-asian="MS PGothic" style:language-asian="zh" style:country-asian="TW"/>
    </style:style>
    <style:style style:name="T158" style:family="text">
      <style:text-properties fo:color="#dc2300"/>
    </style:style>
    <style:style style:name="T159" style:family="text">
      <style:text-properties fo:font-weight="normal" style:language-asian="zh" style:country-asian="TW" style:font-weight-asian="normal" style:font-weight-complex="normal"/>
    </style:style>
    <style:style style:name="T160" style:family="text">
      <style:text-properties fo:font-weight="normal" style:font-weight-asian="normal" style:font-weight-complex="normal"/>
    </style:style>
    <style:style style:name="T161" style:family="text">
      <style:text-properties fo:font-weight="normal" style:language-asian="ja" style:country-asian="JP" style:font-weight-asian="normal" style:font-weight-complex="normal"/>
    </style:style>
    <style:style style:name="T162" style:family="text">
      <style:text-properties fo:font-weight="normal" style:font-name-asian="MS PGothic" style:language-asian="ja" style:country-asian="JP" style:font-weight-asian="normal" style:font-weight-complex="normal"/>
    </style:style>
    <style:style style:name="T163" style:family="text">
      <style:text-properties fo:language="en" fo:country="US"/>
    </style:style>
    <style:style style:name="T164" style:family="text">
      <style:text-properties fo:language="en" fo:country="US" style:language-asian="zh" style:country-asian="TW"/>
    </style:style>
    <style:style style:name="T165" style:family="text">
      <style:text-properties fo:language="en" fo:country="US" style:language-asian="ja" style:country-asian="JP"/>
    </style:style>
    <style:style style:name="T166" style:family="text">
      <style:text-properties style:font-size-asian="10pt"/>
    </style:style>
    <style:style style:name="T167" style:family="text">
      <style:text-properties style:font-size-asian="10pt" style:language-asian="zh" style:country-asian="TW"/>
    </style:style>
    <style:style style:name="T168" style:family="text">
      <style:text-properties style:font-size-asian="10pt" style:language-asian="ja" style:country-asian="JP"/>
    </style:style>
    <style:style style:name="T169" style:family="text">
      <style:text-properties fo:color="#666666" fo:font-size="17.5pt" fo:language="en" fo:country="US" fo:text-shadow="none" fo:font-weight="bold" style:font-size-asian="17.5pt" style:font-weight-asian="bold" style:font-name-complex="Tahoma" style:font-size-complex="16pt" style:language-complex="zxx" style:country-complex="none" style:font-weight-complex="bold"/>
    </style:style>
    <style:style style:name="T170" style:family="text">
      <style:text-properties fo:color="#666666" fo:font-size="17.5pt" fo:language="en" fo:country="US" fo:text-shadow="none" fo:font-weight="bold" style:font-size-asian="17.5pt" style:language-asian="ja" style:country-asian="JP" style:font-weight-asian="bold" style:font-name-complex="Tahoma" style:font-size-complex="16pt" style:language-complex="zxx" style:country-complex="none" style:font-weight-complex="bold"/>
    </style:style>
    <style:style style:name="T171" style:family="text">
      <style:text-properties fo:color="#333333" style:font-name="MS PGothic" fo:font-size="13pt" fo:language="en" fo:country="US" fo:font-style="normal" fo:font-weight="bold" style:font-name-asian="MS PGothic" style:font-size-asian="13pt" style:language-asian="ja" style:country-asian="JP" style:font-style-asian="normal" style:font-weight-asian="bold" style:font-name-complex="Tahoma" style:font-size-complex="14pt" style:language-complex="zxx" style:country-complex="none" style:font-style-complex="italic" style:font-weight-complex="bold"/>
    </style:style>
    <style:style style:name="T172" style:family="text">
      <style:text-properties fo:color="#000080"/>
    </style:style>
    <style:style style:name="T173" style:family="text">
      <style:text-properties style:font-size-complex="10.5pt"/>
    </style:style>
    <style:style style:name="T174" style:family="text">
      <style:text-properties fo:background-color="transparent" style:language-asian="ja" style:country-asian="JP"/>
    </style:style>
    <style:style style:name="T175" style:family="text">
      <style:text-properties fo:language="zh" fo:country="CN"/>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3cm" fo:margin-bottom="0.3cm"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wrap="left"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top="0.3cm" fo:margin-bottom="0.3cm"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fo:margin-top="0.101cm" fo:margin-bottom="0.101cm"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fo:margin-top="0cm" fo:margin-bottom="0.3cm"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top="0.3cm" fo:margin-bottom="0cm"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top="0.3cm" fo:margin-bottom="0.6cm"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6"><draw:frame draw:style-name="fr1" draw:name="Graphic3" text:anchor-type="paragraph" svg:x="0.026cm" svg:y="-0.007cm" svg:width="4.547cm" svg:height="1.926cm" draw:z-index="0"><draw:image xlink:href="../img/2000009A000011C5000007882B1A34C6.svm" xlink:type="simple" xlink:show="embed" xlink:actuate="onLoad"/></draw:frame></text:p>
      <text:p text:style-name="P2"/>
      <text:p text:style-name="P3">SIMPLY RICH</text:p>
      <text:p text:style-name="P10">ZK<text:span text:style-name="T1">TM</text:span></text:p>
      <text:p text:style-name="P11">開発者ガイド</text:p>
      <text:p text:style-name="P12">Version 2.<text:span text:style-name="T41">5</text:span>.<text:span text:style-name="T41">0</text:span></text:p>
      <text:p text:style-name="P19"><text:span text:style-name="T2">July</text:span> 2007</text:p>
      <text:p text:style-name="P20">Potix Corporation</text:p>
      <text:p text:style-name="P21">Revision 165</text:p>
      <text:p text:style-name="P447"/>
      <text:p text:style-name="P448"/>
      <text:p text:style-name="P22">Copyright © Potix Corporation. All rights reserved.</text:p>
      <text:p text:style-name="P23">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23">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23">Potix Corporation reserves the right to make changes in the product design without reservation and without notification to its users.</text:p>
      <text:p text:style-name="P23">The Potix logo and ZK are trademarks of Potix Corporation.</text:p>
      <text:p text:style-name="P23">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240">1. はじめに<text:tab/>16</text:p>
          <text:p text:style-name="P239"><text:a xlink:type="simple" xlink:href="#1.1.従来のウェブアプリケーション|outline">従来のウェブアプリケーション<text:tab/>16</text:a></text:p>
          <text:p text:style-name="P239"><text:a xlink:type="simple" xlink:href="#1.2.Ad-hoc AJAX アプリケーション|outline">Ad-hoc AJAX アプリケーション<text:tab/>16</text:a></text:p>
          <text:p text:style-name="P239"><text:a xlink:type="simple" xlink:href="#1.3.ZKとは？|outline">ZKとは？<text:tab/>17</text:a></text:p>
          <text:p text:style-name="P239"><text:a xlink:type="simple" xlink:href="#1.4.ZKでないものとは？|outline">ZKでないものとは？<text:tab/>18</text:a></text:p>
          <text:p text:style-name="P239"><text:a xlink:type="simple" xlink:href="#1.5.ZKの制限|outline">ZKの制限<text:tab/>18</text:a></text:p>
          <text:p text:style-name="P240">2. さあ、はじめましょう<text:tab/>19</text:p>
          <text:p text:style-name="P239"><text:a xlink:type="simple" xlink:href="#2.1.Hello World!|outline">Hello World!<text:tab/>19</text:a></text:p>
          <text:p text:style-name="P239"><text:a xlink:type="simple" xlink:href="#2.2.対話|outline">対話<text:tab/>19</text:a></text:p>
          <text:p text:style-name="P239"><text:a xlink:type="simple" xlink:href="#2.3.zscript |outline">zscript <text:tab/>20</text:a></text:p>
          <text:p text:style-name="P241"><text:a xlink:type="simple" xlink:href="#2.3.1.スクリプト言語|outline">スクリプト言語<text:tab/>20</text:a></text:p>
          <text:p text:style-name="P241"><text:a xlink:type="simple" xlink:href="#2.3.2.別ファイルの中のスクリプト|outline">別ファイルの中のスクリプト<text:tab/>21</text:a></text:p>
          <text:p text:style-name="P239"><text:a xlink:type="simple" xlink:href="#2.4.attribute 要素|outline">attribute 要素<text:tab/>21</text:a></text:p>
          <text:p text:style-name="P239"><text:a xlink:type="simple" xlink:href="#2.5.EL 表記|outline">EL 表記<text:tab/>21</text:a></text:p>
          <text:p text:style-name="P239"><text:a xlink:type="simple" xlink:href="#2.6.id 属性|outline">id 属性<text:tab/>22</text:a></text:p>
          <text:p text:style-name="P239"><text:a xlink:type="simple" xlink:href="#2.7.if と unless 属性|outline">if と unless 属性<text:tab/>23</text:a></text:p>
          <text:p text:style-name="P239"><text:a xlink:type="simple" xlink:href="#2.8.forEach 属性|outline">forEach 属性<text:tab/>23</text:a></text:p>
          <text:p text:style-name="P239"><text:a xlink:type="simple" xlink:href="#2.9.use 属性|outline">use 属性<text:tab/>23</text:a></text:p>
          <text:p text:style-name="P241"><text:a xlink:type="simple" xlink:href="#2.9.1.zscriptでJavaクラスを作る|outline">zscriptでJavaクラスを作る<text:tab/>24</text:a></text:p>
          <text:p text:style-name="P239"><text:a xlink:type="simple" xlink:href="#2.10.手動でコンポーネントを作る|outline">手動でコンポーネントを作る<text:tab/>25</text:a></text:p>
          <text:p text:style-name="P241"><text:a xlink:type="simple" xlink:href="#2.10.1.ZUMLを使わずにZKアプリケーションを開発|outline">ZUMLを使わずにZKアプリケーションを開発<text:tab/>26</text:a></text:p>
          <text:p text:style-name="P239"><text:a xlink:type="simple" xlink:href="#2.11.特定のページに新しいコンポーネントを定義する|outline">特定のページに新しいコンポーネントを定義する<text:tab/>26</text:a></text:p>
          <text:p text:style-name="P240">3. 基礎<text:tab/>27</text:p>
          <text:p text:style-name="P239"><text:a xlink:type="simple" xlink:href="#3.1.構造|outline">構造<text:tab/>27</text:a></text:p>
          <text:p text:style-name="P241"><text:a xlink:type="simple" xlink:href="#3.1.1.実行の流れ|outline">実行の流れ<text:tab/>27</text:a></text:p>
          <text:p text:style-name="P239"><text:a xlink:type="simple" xlink:href="#3.2.コンポーネント、ページ と デスクトップ|outline">コンポーネント、ページ と デスクトップ<text:tab/>28</text:a></text:p>
          <text:p text:style-name="P241"><text:a xlink:type="simple" xlink:href="#3.2.0.コンポーネント|outline">コンポーネント<text:tab/>28</text:a></text:p>
          <text:p text:style-name="P241"><text:a xlink:type="simple" xlink:href="#3.2.1.ページ|outline">ページ<text:tab/>28</text:a></text:p>
          <text:p text:style-name="P242"><text:a xlink:type="simple" xlink:href="#3.2.1.1.ページのタイトル|outline">ページのタイトル<text:tab/>28</text:a></text:p>
          <text:p text:style-name="P241"><text:a xlink:type="simple" xlink:href="#3.2.2.デスクトップ|outline">デスクトップ<text:tab/>28</text:a></text:p>
          <text:p text:style-name="P242"><text:a xlink:type="simple" xlink:href="#3.2.2.1.createComponents　メソッド|outline">createComponents　メソッド<text:tab/>29</text:a></text:p>
          <text:p text:style-name="P241"><text:a xlink:type="simple" xlink:href="#3.2.3.コンポーネントの森|outline">コンポーネントの森<text:tab/>29</text:a></text:p>
          <text:p text:style-name="P241"><text:a xlink:type="simple" xlink:href="#3.2.4.コンポーネント：視覚表現とJavaオブジェクト|outline">コンポーネント：視覚表現とJavaオブジェクト<text:tab/>29</text:a></text:p>
          <text:p text:style-name="P241"><text:a xlink:type="simple" xlink:href="#3.2.5.識別子|outline">識別子<text:tab/>29</text:a></text:p>
          <text:p text:style-name="P241"><text:a xlink:type="simple" xlink:href="#3.2.6.UUID|outline">UUID<text:tab/>30</text:a></text:p>
          <text:p text:style-name="P239"><text:a xlink:type="simple" xlink:href="#3.3.IDスペース|outline">IDスペース<text:tab/>30</text:a></text:p>
          <text:p text:style-name="P241"><text:a xlink:type="simple" xlink:href="#3.3.1.ネーム空間とIDスペース|outline">ネーム空間とIDスペース<text:tab/>31</text:a></text:p>
          <text:p text:style-name="P241"><text:a xlink:type="simple" xlink:href="#3.3.2.zscriptの中で定義された変数とファンクション|outline">zscriptの中で定義された変数とファンクション<text:tab/>32</text:a></text:p>
          <text:p text:style-name="P242"><text:a xlink:type="simple" xlink:href="#3.3.2.1.zscriptとEL表記|outline">zscriptとEL表記<text:tab/>32</text:a></text:p>
          <text:p text:style-name="P242"><text:a xlink:type="simple" xlink:href="#3.3.2.2.多領域(マルチ・スコープ)インタープリタ|outline">多領域(マルチ・スコープ)インタープリタ<text:tab/>33</text:a></text:p>
          <text:p text:style-name="P242"><text:a xlink:type="simple" xlink:href="#3.3.2.3.単領域インタプリタ|outline">単領域インタプリタ<text:tab/>34</text:a></text:p>
          <text:p text:style-name="P242"><text:a xlink:type="simple" xlink:href="#3.3.2.4.一ページの中にある複数のスクリプト言語|outline">一ページの中にある複数のスクリプト言語<text:tab/>34</text:a></text:p>
          <text:p text:style-name="P242"><text:a xlink:type="simple" xlink:href="#3.3.2.5.getVariableとgetZScriptVariable|outline">getVariableとgetZScriptVariable<text:tab/>35</text:a></text:p>
          <text:p text:style-name="P239"><text:a xlink:type="simple" xlink:href="#3.4.イベント|outline">イベント<text:tab/>35</text:a></text:p>
          <text:p text:style-name="P239"><text:a xlink:type="simple" xlink:href="#3.5.デスクトップとイベント処理|outline">デスクトップとイベント処理<text:tab/>35</text:a></text:p>
          <text:p text:style-name="P241"><text:a xlink:type="simple" xlink:href="#3.5.1.デスクトップとコンポーネントの作成|outline">デスクトップとコンポーネントの作成<text:tab/>36</text:a></text:p>
          <text:p text:style-name="P239"><text:a xlink:type="simple" xlink:href="#3.6.ZUMLとXMLネーム空間|outline">ZUMLとXMLネーム空間<text:tab/>36</text:a></text:p>
          <text:p text:style-name="P240">4. コンポーネントのライフサイクル<text:tab/>37</text:p>
          <text:p text:style-name="P239"><text:a xlink:type="simple" xlink:href="#4.1.ページの読み込みサイクル|outline">ページの読み込みサイクル<text:tab/>37</text:a></text:p>
          <text:p text:style-name="P241"><text:a xlink:type="simple" xlink:href="#4.1.1.ページ初期段階|outline">ページ初期段階<text:tab/>37</text:a></text:p>
          <text:p text:style-name="P241"><text:a xlink:type="simple" xlink:href="#4.1.2.コンポーネント作成段階|outline">コンポーネント作成段階<text:tab/>37</text:a></text:p>
          <text:p text:style-name="P241"><text:a xlink:type="simple" xlink:href="#4.1.3.イベント処理段階|outline">イベント処理段階<text:tab/>38</text:a></text:p>
          <text:p text:style-name="P241"><text:a xlink:type="simple" xlink:href="#4.1.4.書き込み(Rendering)段階|outline">書き込み(Rendering)段階<text:tab/>38</text:a></text:p>
          <text:p text:style-name="P239"><text:a xlink:type="simple" xlink:href="#4.2.ページ更新のライフサイクル|outline">ページ更新のライフサイクル<text:tab/>38</text:a></text:p>
          <text:p text:style-name="P241"><text:a xlink:type="simple" xlink:href="#4.2.1.リクエスト処理段階|outline">リクエスト処理段階<text:tab/>38</text:a></text:p>
          <text:p text:style-name="P241"><text:a xlink:type="simple" xlink:href="#4.2.2.イベント処理段階|outline">イベント処理段階<text:tab/>38</text:a></text:p>
          <text:p text:style-name="P241"><text:a xlink:type="simple" xlink:href="#4.2.3.書き込み段階|outline">書き込み段階<text:tab/>38</text:a></text:p>
          <text:p text:style-name="P239"><text:a xlink:type="simple" xlink:href="#4.3.モールド(Molds)|outline">モールド(Molds)<text:tab/>39</text:a></text:p>
          <text:p text:style-name="P239"><text:a xlink:type="simple" xlink:href="#4.4.不要なコンポーネントの処理|outline">不要なコンポーネントの処理<text:tab/>39</text:a></text:p>
          <text:p text:style-name="P240">5. イベントの監視・処理<text:tab/>40</text:p>
          <text:p text:style-name="P239"><text:a xlink:type="simple" xlink:href="#5.1.マークアップ言語によるイベントリスナの追加|outline">マークアップ言語によるイベントリスナの追加<text:tab/>40</text:a></text:p>
          <text:p text:style-name="P239"><text:a xlink:type="simple" xlink:href="#5.2.プログラムによるイベントリスナの追加・削除|outline">プログラムによるイベントリスナの追加・削除<text:tab/>40</text:a></text:p>
          <text:p text:style-name="P241"><text:a xlink:type="simple" xlink:href="#5.2.1.メンバーを宣言する|outline">メンバーを宣言する<text:tab/>40</text:a></text:p>
          <text:p text:style-name="P241"><text:a xlink:type="simple" xlink:href="#5.2.2.動的にイベントリスナを追加と削除|outline">動的にイベントリスナを追加と削除<text:tab/>41</text:a></text:p>
          <text:p text:style-name="P241"><text:a xlink:type="simple" xlink:href="#5.2.3.可延イベントリスナ(通信のタイミングを遅らせるイベントリスナ)|outline">可延イベントリスナ(通信のタイミングを遅らせるイベントリスナ)<text:tab/>41</text:a></text:p>
          <text:p text:style-name="P241"><text:a xlink:type="simple" xlink:href="#5.2.4.動的にページにてイベントリスナを追加と削除|outline">動的にページにてイベントリスナを追加と削除<text:tab/>41</text:a></text:p>
          <text:p text:style-name="P241"><text:a xlink:type="simple" xlink:href="#5.2.5.呼び出し順序|outline">呼び出し順序<text:tab/>42</text:a></text:p>
          <text:p text:style-name="P241"><text:a xlink:type="simple" xlink:href="#5.2.6.呼び出し順序を中止|outline">呼び出し順序を中止<text:tab/>43</text:a></text:p>
          <text:p text:style-name="P239"><text:a xlink:type="simple" xlink:href="#5.3.イベントリスナからイベントを送信と生成|outline">イベントリスナからイベントを送信と生成<text:tab/>43</text:a></text:p>
          <text:p text:style-name="P241"><text:a xlink:type="simple" xlink:href="#5.3.1.イベントを生成|outline">イベントを生成<text:tab/>43</text:a></text:p>
          <text:p text:style-name="P241"><text:a xlink:type="simple" xlink:href="#5.3.2.イベントを送信|outline">イベントを送信<text:tab/>43</text:a></text:p>
          <text:p text:style-name="P239"><text:a xlink:type="simple" xlink:href="#5.4.スレッドモデル|outline">スレッドモデル<text:tab/>43</text:a></text:p>
          <text:p text:style-name="P241"><text:a xlink:type="simple" xlink:href="#5.4.1.中断と再開|outline">中断と再開<text:tab/>44</text:a></text:p>
          <text:p text:style-name="P241"><text:a xlink:type="simple" xlink:href="#5.4.2.長時間処理|outline">長時間処理<text:tab/>44</text:a></text:p>
          <text:p text:style-name="P242"><text:a xlink:type="simple" xlink:href="#5.4.2.1.例：ワーキングスレッドが非同期ラベルを作成|outline">例：ワーキングスレッドが非同期ラベルを作成<text:tab/>45</text:a></text:p>
          <text:p text:style-name="P242"><text:a xlink:type="simple" xlink:href="#5.4.2.2.方法１：タイマー(再開/中断なし)|outline">方法１：タイマー(再開/中断なし)<text:tab/>46</text:a></text:p>
          <text:p text:style-name="P242"><text:a xlink:type="simple" xlink:href="#5.4.2.3.方法２：ピギーバック(中断、再開、タイマーなし)|outline">方法２：ピギーバック(中断、再開、タイマーなし)<text:tab/>47</text:a></text:p>
          <text:p text:style-name="P239"><text:a xlink:type="simple" xlink:href="#5.5.イベント処理スレッドを初期化とクリーンアップ|outline">イベント処理スレッドを初期化とクリーンアップ<text:tab/>48</text:a></text:p>
          <text:p text:style-name="P241"><text:a xlink:type="simple" xlink:href="#5.5.1.各イベントを処理する前に初期化|outline">各イベントを処理する前に初期化<text:tab/>48</text:a></text:p>
          <text:p text:style-name="P241"><text:a xlink:type="simple" xlink:href="#5.5.2.各イベントを処理した後にクリーンアップ|outline">各イベントを処理した後にクリーンアップ<text:tab/>49</text:a></text:p>
          <text:p text:style-name="P240">6. ZKユーザーマークアップ言語<text:tab/>50</text:p>
          <text:p text:style-name="P239"><text:a xlink:type="simple" xlink:href="#6.1.XML|outline">XML<text:tab/>50</text:a></text:p>
          <text:p text:style-name="P241"><text:a xlink:type="simple" xlink:href="#6.1.1.要素の良形式化|outline">要素の良形式化<text:tab/>50</text:a></text:p>
          <text:p text:style-name="P241"><text:a xlink:type="simple" xlink:href="#6.1.3.特別な記号は取り替えなければなりません|outline">特別な記号は取り替えなければなりません<text:tab/>51</text:a></text:p>
          <text:p text:style-name="P241"><text:a xlink:type="simple" xlink:href="#6.1.4.属性値は指定し引用しなければなりません|outline">属性値は指定し引用しなければなりません<text:tab/>51</text:a></text:p>
          <text:p text:style-name="P241"><text:a xlink:type="simple" xlink:href="#6.1.5.コメント|outline">コメント<text:tab/>51</text:a></text:p>
          <text:p text:style-name="P241"><text:a xlink:type="simple" xlink:href="#6.1.6.文字のエンコード|outline">文字のエンコード<text:tab/>51</text:a></text:p>
          <text:p text:style-name="P241"><text:a xlink:type="simple" xlink:href="#6.1.7.ネーム空間|outline">ネーム空間<text:tab/>52</text:a></text:p>
          <text:p text:style-name="P242"><text:a xlink:type="simple" xlink:href="#6.1.7.1.スキーマで自動補完を|outline">スキーマで自動補完を<text:tab/>52</text:a></text:p>
          <text:p text:style-name="P239"><text:a xlink:type="simple" xlink:href="#6.2.条件付き処理|outline">条件付き処理<text:tab/>53</text:a></text:p>
          <text:p text:style-name="P239"><text:a xlink:type="simple" xlink:href="#6.3.繰り返し|outline">繰り返し<text:tab/>53</text:a></text:p>
          <text:p text:style-name="P241"><text:a xlink:type="simple" xlink:href="#6.3.1.each 変数|outline">each 変数<text:tab/>54</text:a></text:p>
          <text:p text:style-name="P241"><text:a xlink:type="simple" xlink:href="#6.3.2.forEachStatus 変数|outline">forEachStatus 変数<text:tab/>54</text:a></text:p>
          <text:p text:style-name="P241"><text:a xlink:type="simple" xlink:href="#6.3.3.イベントリスナ中のeachとforEachStatus変数の使用方法|outline">イベントリスナ中のeachとforEachStatus変数の使用方法<text:tab/>54</text:a></text:p>
          <text:p text:style-name="P242"><text:a xlink:type="simple" xlink:href="#6.3.3.1.解決策：　custom-attributes|outline">解決策：　custom-attributes<text:tab/>55</text:a></text:p>
          <text:p text:style-name="P239"><text:a xlink:type="simple" xlink:href="#6.4.ロードオンデマンド|outline">ロードオンデマンド<text:tab/>55</text:a></text:p>
          <text:p text:style-name="P241"><text:a xlink:type="simple" xlink:href="#6.4.1.fulfill属性によるロードオンデマンド|outline">fulfill属性によるロードオンデマンド<text:tab/>56</text:a></text:p>
          <text:p text:style-name="P241"><text:a xlink:type="simple" xlink:href="#6.4.2.イベントリスナを使用したロードオンデマンド|outline">イベントリスナを使用したロードオンデマンド<text:tab/>56</text:a></text:p>
          <text:p text:style-name="P239"><text:a xlink:type="simple" xlink:href="#6.5.暗黙オブジェクト|outline">暗黙オブジェクト<text:tab/>56</text:a></text:p>
          <text:p text:style-name="P241"><text:a xlink:type="simple" xlink:href="#6.5.1.List of Implicit Objects|outline">List of Implicit Objects<text:tab/>57</text:a></text:p>
          <text:p text:style-name="P241"><text:a xlink:type="simple" xlink:href="#6.5.2.リクエストと実行についての情報|outline">リクエストと実行についての情報<text:tab/>58</text:a></text:p>
          <text:p text:style-name="P239"><text:a xlink:type="simple" xlink:href="#6.6.プロセス命令|outline">プロセス命令<text:tab/>58</text:a></text:p>
          <text:p text:style-name="P241"><text:a xlink:type="simple" xlink:href="#6.6.1.page コマンド|outline">page コマンド<text:tab/>58</text:a></text:p>
          <text:p text:style-name="P241"><text:a xlink:type="simple" xlink:href="#6.6.3.component コマンド|outline">component コマンド<text:tab/>60</text:a></text:p>
          <text:p text:style-name="P242"><text:a xlink:type="simple" xlink:href="#6.6.3.1.マクロフォーマット|outline">マクロフォーマット<text:tab/>60</text:a></text:p>
          <text:p text:style-name="P242"><text:a xlink:type="simple" xlink:href="#6.6.3.2.クラスフォーマット |outline">クラスフォーマット <text:tab/>60</text:a></text:p>
          <text:p text:style-name="P241"><text:a xlink:type="simple" xlink:href="#6.6.4.init コマンド|outline">init コマンド<text:tab/>62</text:a></text:p>
          <text:p text:style-name="P241"><text:a xlink:type="simple" xlink:href="#6.6.6.variable-resolver コマンド|outline">variable-resolver コマンド<text:tab/>63</text:a></text:p>
          <text:p text:style-name="P241"><text:a xlink:type="simple" xlink:href="#6.6.7.importコマンド|outline">importコマンド<text:tab/>63</text:a></text:p>
          <text:p text:style-name="P241"><text:a xlink:type="simple" xlink:href="#6.6.8.linkとmetaコマンド|outline">linkとmetaコマンド<text:tab/>64</text:a></text:p>
          <text:p text:style-name="P239"><text:a xlink:type="simple" xlink:href="#6.7.ZK 属性|outline">ZK 属性<text:tab/>64</text:a></text:p>
          <text:p text:style-name="P241"><text:a xlink:type="simple" xlink:href="#6.7.1.use 属性|outline">use 属性<text:tab/>64</text:a></text:p>
          <text:p text:style-name="P241"><text:a xlink:type="simple" xlink:href="#6.7.2.if 属性|outline">if 属性<text:tab/>64</text:a></text:p>
          <text:p text:style-name="P241"><text:a xlink:type="simple" xlink:href="#6.7.3.unless 属性|outline">unless 属性<text:tab/>65</text:a></text:p>
          <text:p text:style-name="P241"><text:a xlink:type="simple" xlink:href="#6.7.4.forEach 属性|outline">forEach 属性<text:tab/>65</text:a></text:p>
          <text:p text:style-name="P241"><text:a xlink:type="simple" xlink:href="#6.7.5.forEachBegin 属性|outline">forEachBegin 属性<text:tab/>65</text:a></text:p>
          <text:p text:style-name="P241"><text:a xlink:type="simple" xlink:href="#6.7.6.forEachEnd 属性|outline">forEachEnd 属性<text:tab/>65</text:a></text:p>
          <text:p text:style-name="P241"><text:a xlink:type="simple" xlink:href="#6.7.7.fulfill 属性|outline">fulfill 属性<text:tab/>65</text:a></text:p>
          <text:p text:style-name="P239"><text:a xlink:type="simple" xlink:href="#6.8.ZK 要素|outline">ZK 要素<text:tab/>66</text:a></text:p>
          <text:p text:style-name="P241"><text:a xlink:type="simple" xlink:href="#6.8.1.zk 要素|outline">zk 要素<text:tab/>66</text:a></text:p>
          <text:p text:style-name="P242"><text:a xlink:type="simple" xlink:href="#6.8.1.1.一ページ内に多数のルート要素が存在したら|outline">一ページ内に多数のルート要素が存在したら<text:tab/>66</text:a></text:p>
          <text:p text:style-name="P242"><text:a xlink:type="simple" xlink:href="#6.8.1.2.多種類のコンポーネントの繰り返し処理|outline">多種類のコンポーネントの繰り返し処理<text:tab/>66</text:a></text:p>
          <text:p text:style-name="P241"><text:a xlink:type="simple" xlink:href="#6.8.2.zscript 要素|outline">zscript 要素<text:tab/>67</text:a></text:p>
          <text:p text:style-name="P242"><text:a xlink:type="simple" xlink:href="#6.8.2.1.処理を遅らせる方法|outline">処理を遅らせる方法<text:tab/>68</text:a></text:p>
          <text:p text:style-name="P242"><text:a xlink:type="simple" xlink:href="#6.8.2.2.異なったスクリプト言語を選択する方法 |outline">異なったスクリプト言語を選択する方法 <text:tab/>68</text:a></text:p>
          <text:p text:style-name="P242"><text:a xlink:type="simple" xlink:href="#6.8.2.3.他のスクリプト言語を使用|outline">他のスクリプト言語を使用<text:tab/>69</text:a></text:p>
          <text:p text:style-name="P241"><text:a xlink:type="simple" xlink:href="#6.8.3.attribute 要素|outline">attribute 要素<text:tab/>69</text:a></text:p>
          <text:p text:style-name="P241"><text:a xlink:type="simple" xlink:href="#6.8.4.variables 要素|outline">variables 要素<text:tab/>70</text:a></text:p>
          <text:p text:style-name="P242"><text:a xlink:type="simple" xlink:href="#6.8.4.1.null 値|outline">null 値<text:tab/>70</text:a></text:p>
          <text:p text:style-name="P241"><text:a xlink:type="simple" xlink:href="#6.8.5.custom-attributes 要素|outline">custom-attributes 要素<text:tab/>71</text:a></text:p>
          <text:p text:style-name="P239"><text:a xlink:type="simple" xlink:href="#6.9.コンポーネントセットとXMLネーム空間|outline">コンポーネントセットとXMLネーム空間<text:tab/>72</text:a></text:p>
          <text:p text:style-name="P241"><text:a xlink:type="simple" xlink:href="#6.9.1.標準的なネーム空間|outline">標準的なネーム空間<text:tab/>72</text:a></text:p>
          <text:p text:style-name="P240">7. ZUMLとXULコンポーネントセット<text:tab/>74</text:p>
          <text:p text:style-name="P239"><text:a xlink:type="simple" xlink:href="#7.1.ベーシックコンポーネント|outline">ベーシックコンポーネント<text:tab/>74</text:a></text:p>
          <text:p text:style-name="P241"><text:a xlink:type="simple" xlink:href="#7.1.1.ラベル|outline">ラベル<text:tab/>74</text:a></text:p>
          <text:p text:style-name="P242"><text:a xlink:type="simple" xlink:href="#7.1.1.1.pre・hyphen・maxlength ・multiline プロパティ|outline">pre・hyphen・maxlength ・multiline プロパティ<text:tab/>74</text:a></text:p>
          <text:p text:style-name="P241"><text:a xlink:type="simple" xlink:href="#7.1.2.ボタン|outline">ボタン<text:tab/>75</text:a></text:p>
          <text:p text:style-name="P242"><text:a xlink:type="simple" xlink:href="#7.1.2.1.onClickイベントとhrefプロパティ|outline">onClickイベントとhrefプロパティ<text:tab/>75</text:a></text:p>
          <text:p text:style-name="P242"><text:a xlink:type="simple" xlink:href="#7.1.2.2.org.zkoss.zk.ui.ExecutionインターフェースのsendRedirectメソッド|outline">org.zkoss.zk.ui.ExecutionインターフェースのsendRedirectメソッド<text:tab/>75</text:a></text:p>
          <text:p text:style-name="P241"><text:a xlink:type="simple" xlink:href="#7.1.3.ラジオとラジオグループ|outline">ラジオとラジオグループ<text:tab/>76</text:a></text:p>
          <text:p text:style-name="P242"><text:a xlink:type="simple" xlink:href="#7.1.3.1.レイアウト|outline">レイアウト<text:tab/>76</text:a></text:p>
          <text:p text:style-name="P241"><text:a xlink:type="simple" xlink:href="#7.1.4.イメージ|outline">イメージ<text:tab/>76</text:a></text:p>
          <text:p text:style-name="P242"><text:a xlink:type="simple" xlink:href="#7.1.4.1.地域(言語)依存イメージ|outline">地域(言語)依存イメージ<text:tab/>77</text:a></text:p>
          <text:p text:style-name="P241"><text:a xlink:type="simple" xlink:href="#7.1.5.イメージマップ|outline">イメージマップ<text:tab/>77</text:a></text:p>
          <text:p text:style-name="P242"><text:a xlink:type="simple" xlink:href="#7.1.5.1.エリア|outline">エリア<text:tab/>78</text:a></text:p>
          <text:p text:style-name="P242"><text:a xlink:type="simple" xlink:href="#7.1.5.2.Shapeプロパティ|outline">Shapeプロパティ<text:tab/>79</text:a></text:p>
          <text:p text:style-name="P241"><text:a xlink:type="simple" xlink:href="#7.1.6.オーディオ|outline">オーディオ<text:tab/>79</text:a></text:p>
          <text:p text:style-name="P241"><text:a xlink:type="simple" xlink:href="#7.1.8.入力制御|outline">入力制御<text:tab/>79</text:a></text:p>
          <text:p text:style-name="P242"><text:a xlink:type="simple" xlink:href="#7.1.8.1.typeプロパティ|outline">typeプロパティ<text:tab/>80</text:a></text:p>
          <text:p text:style-name="P242"><text:a xlink:type="simple" xlink:href="#7.1.8.2.format プロパティ|outline">format プロパティ<text:tab/>80</text:a></text:p>
          <text:p text:style-name="P242"><text:a xlink:type="simple" xlink:href="#7.1.8.3.入力条件|outline">入力条件<text:tab/>80</text:a></text:p>
          <text:p text:style-name="P242"><text:a xlink:type="simple" xlink:href="#7.1.8.4.Custom規制|outline">Custom規制<text:tab/>81</text:a></text:p>
          <text:p text:style-name="P242"><text:a xlink:type="simple" xlink:href="#7.1.8.5.onChangeイベント|outline">onChangeイベント<text:tab/>83</text:a></text:p>
          <text:p text:style-name="P242"><text:a xlink:type="simple" xlink:href="#7.1.8.6.onChangingイベント|outline">onChangingイベント<text:tab/>83</text:a></text:p>
          <text:p text:style-name="P241"><text:a xlink:type="simple" xlink:href="#7.1.9.カレンダー|outline">カレンダー<text:tab/>83</text:a></text:p>
          <text:p text:style-name="P242"><text:a xlink:type="simple" xlink:href="#7.1.9.1.valueプロパティとonChangeイベント|outline">valueプロパティとonChangeイベント<text:tab/>83</text:a></text:p>
          <text:p text:style-name="P242"><text:a xlink:type="simple" xlink:href="#7.1.9.2.compactプロパティ|outline">compactプロパティ<text:tab/>84</text:a></text:p>
          <text:p text:style-name="P241"><text:a xlink:type="simple" xlink:href="#7.1.9.プログレスメーター|outline">プログレスメーター<text:tab/>84</text:a></text:p>
          <text:p text:style-name="P241"><text:a xlink:type="simple" xlink:href="#7.1.10.スライダー|outline">スライダー<text:tab/>84</text:a></text:p>
          <text:p text:style-name="P241"><text:a xlink:type="simple" xlink:href="#7.1.11.タイマー|outline">タイマー<text:tab/>84</text:a></text:p>
          <text:p text:style-name="P241"><text:a xlink:type="simple" xlink:href="#7.1.12.ページング|outline">ページング<text:tab/>84</text:a></text:p>
          <text:p text:style-name="P242"><text:a xlink:type="simple" xlink:href="#7.1.12.1.リストボックスとグリッドを使用したページング|outline">リストボックスとグリッドを使用したページング<text:tab/>85</text:a></text:p>
          <text:p text:style-name="P239"><text:a xlink:type="simple" xlink:href="#7.2.ウィンドウズ|outline">ウィンドウズ<text:tab/>85</text:a></text:p>
          <text:p text:style-name="P241"><text:a xlink:type="simple" xlink:href="#7.2.1.タイトルとキャプション|outline">タイトルとキャプション<text:tab/>85</text:a></text:p>
          <text:p text:style-name="P241"><text:a xlink:type="simple" xlink:href="#7.2.2.closableプロパティ|outline">closableプロパティ<text:tab/>86</text:a></text:p>
          <text:p text:style-name="P241"><text:a xlink:type="simple" xlink:href="#7.2.3.sizableプロパティ|outline">sizableプロパティ<text:tab/>86</text:a></text:p>
          <text:p text:style-name="P242"><text:a xlink:type="simple" xlink:href="#7.2.3.1.onSizeイベント|outline">onSizeイベント<text:tab/>86</text:a></text:p>
          <text:p text:style-name="P241"><text:a xlink:type="simple" xlink:href="#7.2.4.スタイルクラス(sclass)|outline">スタイルクラス(sclass)<text:tab/>87</text:a></text:p>
          <text:p text:style-name="P241"><text:a xlink:type="simple" xlink:href="#7.2.5.contentStyleプロパティ|outline">contentStyleプロパティ<text:tab/>87</text:a></text:p>
          <text:p text:style-name="P242"><text:a xlink:type="simple" xlink:href="#7.2.5.1.スクロール可能なウィンドウ|outline">スクロール可能なウィンドウ<text:tab/>87</text:a></text:p>
          <text:p text:style-name="P241"><text:a xlink:type="simple" xlink:href="#7.2.6.ボーダー|outline">ボーダー<text:tab/>88</text:a></text:p>
          <text:p text:style-name="P241"><text:a xlink:type="simple" xlink:href="#7.2.8.オーバーラップ、ポップアップ、モーダル、ハイライト、埋め込み|outline">オーバーラップ、ポップアップ、モーダル、ハイライト、埋め込み<text:tab/>88</text:a></text:p>
          <text:p text:style-name="P242"><text:a xlink:type="simple" xlink:href="#7.2.8.1.埋め込み|outline">埋め込み<text:tab/>89</text:a></text:p>
          <text:p text:style-name="P242"><text:a xlink:type="simple" xlink:href="#7.2.8.2.オーバーラップ|outline">オーバーラップ<text:tab/>89</text:a></text:p>
          <text:p text:style-name="P242"><text:a xlink:type="simple" xlink:href="#7.2.8.3.ポップアップ|outline">ポップアップ<text:tab/>89</text:a></text:p>
          <text:p text:style-name="P242"><text:a xlink:type="simple" xlink:href="#7.2.8.4.モーダル|outline">モーダル<text:tab/>89</text:a></text:p>
          <text:p text:style-name="P242"><text:a xlink:type="simple" xlink:href="#7.2.8.5.ハイライト|outline">ハイライト<text:tab/>89</text:a></text:p>
          <text:p text:style-name="P242"><text:a xlink:type="simple" xlink:href="#7.2.8.6.モーダルウィンドウとイベントリスナ|outline">モーダルウィンドウとイベントリスナ<text:tab/>89</text:a></text:p>
          <text:p text:style-name="P241"><text:a xlink:type="simple" xlink:href="#7.2.9.positionプロパティ|outline">positionプロパティ<text:tab/>91</text:a></text:p>
          <text:p text:style-name="P241"><text:a xlink:type="simple" xlink:href="#7.2.11.コモンダイアログ|outline">コモンダイアログ<text:tab/>91</text:a></text:p>
          <text:p text:style-name="P242"><text:a xlink:type="simple" xlink:href="#7.2.11.1.メッセージボックス|outline">メッセージボックス<text:tab/>92</text:a></text:p>
          <text:p text:style-name="P242"><text:a xlink:type="simple" xlink:href="#7.2.11.2.ファイルアップロードダイアログ|outline">ファイルアップロードダイアログ<text:tab/>92</text:a></text:p>
          <text:p text:style-name="P242"><text:a xlink:type="simple" xlink:href="#7.2.11.3.fileupload コンポーネント|outline">fileupload コンポーネント<text:tab/>93</text:a></text:p>
          <text:p text:style-name="P242"><text:a xlink:type="simple" xlink:href="#7.2.11.4.ファイルダウンロードダイアログ|outline">ファイルダウンロードダイアログ<text:tab/>94</text:a></text:p>
          <text:p text:style-name="P239"><text:a xlink:type="simple" xlink:href="#7.3.ボックスモデル|outline">ボックスモデル<text:tab/>94</text:a></text:p>
          <text:p text:style-name="P241"><text:a xlink:type="simple" xlink:href="#7.3.1.spacingプロパティ|outline">spacingプロパティ<text:tab/>95</text:a></text:p>
          <text:p text:style-name="P241"><text:a xlink:type="simple" xlink:href="#7.3.2.widthとheightsプロパティ|outline">widthとheightsプロパティ<text:tab/>96</text:a></text:p>
          <text:p text:style-name="P241"><text:a xlink:type="simple" xlink:href="#7.3.4.スプリッター|outline">スプリッター<text:tab/>96</text:a></text:p>
          <text:p text:style-name="P242"><text:a xlink:type="simple" xlink:href="#7.3.4.1.collapseプロパティ|outline">collapseプロパティ<text:tab/>97</text:a></text:p>
          <text:p text:style-name="P242"><text:a xlink:type="simple" xlink:href="#7.3.4.2.Openプロパティ|outline">Openプロパティ<text:tab/>97</text:a></text:p>
          <text:p text:style-name="P242"><text:a xlink:type="simple" xlink:href="#7.3.4.3.onOpenイベント|outline">onOpenイベント<text:tab/>97</text:a></text:p>
          <text:p text:style-name="P239"><text:a xlink:type="simple" xlink:href="#7.4.タブボックス|outline">タブボックス<text:tab/>97</text:a></text:p>
          <text:p text:style-name="P241"><text:a xlink:type="simple" xlink:href="#7.4.1.多重タブボックス|outline">多重タブボックス<text:tab/>98</text:a></text:p>
          <text:p text:style-name="P241"><text:a xlink:type="simple" xlink:href="#7.4.2.アコーディオンタブボックス|outline">アコーディオンタブボックス<text:tab/>99</text:a></text:p>
          <text:p text:style-name="P241"><text:a xlink:type="simple" xlink:href="#7.4.4.orientプロパティ|outline">orientプロパティ<text:tab/>99</text:a></text:p>
          <text:p text:style-name="P241"><text:a xlink:type="simple" xlink:href="#7.4.5.closableプロパティ|outline">closableプロパティ<text:tab/>99</text:a></text:p>
          <text:p text:style-name="P241"><text:a xlink:type="simple" xlink:href="#7.4.6.タブパネルのロードオンデマンド|outline">タブパネルのロードオンデマンド<text:tab/>100</text:a></text:p>
          <text:p text:style-name="P239"><text:a xlink:type="simple" xlink:href="#7.5.グリッド|outline">グリッド<text:tab/>101</text:a></text:p>
          <text:p text:style-name="P241"><text:a xlink:type="simple" xlink:href="#7.5.1.スクロール可能なグリッド|outline">スクロール可能なグリッド<text:tab/>101</text:a></text:p>
          <text:p text:style-name="P241"><text:a xlink:type="simple" xlink:href="#7.5.2.サイズ変更可能な行|outline">サイズ変更可能な行<text:tab/>102</text:a></text:p>
          <text:p text:style-name="P242"><text:a xlink:type="simple" xlink:href="#7.5.2.1.onColSizeイベント|outline">onColSizeイベント<text:tab/>103</text:a></text:p>
          <text:p text:style-name="P241"><text:a xlink:type="simple" xlink:href="#7.5.3.ページングとグリッド|outline">ページングとグリッド<text:tab/>103</text:a></text:p>
          <text:p text:style-name="P242"><text:a xlink:type="simple" xlink:href="#7.5.3.1.pageSizeプロパティ|outline">pageSizeプロパティ<text:tab/>104</text:a></text:p>
          <text:p text:style-name="P242"><text:a xlink:type="simple" xlink:href="#7.5.3.2.paginalプロパティ|outline">paginalプロパティ<text:tab/>104</text:a></text:p>
          <text:p text:style-name="P242"><text:a xlink:type="simple" xlink:href="#7.5.3.3.pagingプロパティ|outline">pagingプロパティ<text:tab/>105</text:a></text:p>
          <text:p text:style-name="P242"><text:a xlink:type="simple" xlink:href="#7.5.3.4.onPagingイベントとメソッド|outline">onPagingイベントとメソッド<text:tab/>105</text:a></text:p>
          <text:p text:style-name="P241"><text:a xlink:type="simple" xlink:href="#7.5.5.並び替え|outline">並び替え<text:tab/>105</text:a></text:p>
          <text:p text:style-name="P242"><text:a xlink:type="simple" xlink:href="#7.5.5.1.sortDirectionプロパティ|outline">sortDirectionプロパティ<text:tab/>106</text:a></text:p>
          <text:p text:style-name="P242"><text:a xlink:type="simple" xlink:href="#7.5.5.2.onSortイベント|outline">onSortイベント<text:tab/>106</text:a></text:p>
          <text:p text:style-name="P242"><text:a xlink:type="simple" xlink:href="#7.5.5.4.sortメソッド|outline">sortメソッド<text:tab/>106</text:a></text:p>
          <text:p text:style-name="P241"><text:a xlink:type="simple" xlink:href="#7.5.6.ライブデータ|outline">ライブデータ<text:tab/>107</text:a></text:p>
          <text:p text:style-name="P242"><text:a xlink:type="simple" xlink:href="#7.5.6.1.ライブデータを使用したソート|outline">ライブデータを使用したソート<text:tab/>108</text:a></text:p>
          <text:p text:style-name="P241"><text:a xlink:type="simple" xlink:href="#7.5.7.特別なプロパティ|outline">特別なプロパティ<text:tab/>108</text:a></text:p>
          <text:p text:style-name="P242"><text:a xlink:type="simple" xlink:href="#7.5.7.1.spansプロパティ|outline">spansプロパティ<text:tab/>108</text:a></text:p>
          <text:p text:style-name="P239"><text:a xlink:type="simple" xlink:href="#7.6.レイアウトコンポーネント|outline">レイアウトコンポーネント<text:tab/>109</text:a></text:p>
          <text:p text:style-name="P241"><text:a xlink:type="simple" xlink:href="#7.6.1.セパレータとスペース|outline">セパレータとスペース<text:tab/>109</text:a></text:p>
          <text:p text:style-name="P241"><text:a xlink:type="simple" xlink:href="#7.6.2.グループボックスGroup boxes|outline">グループボックスGroup boxes<text:tab/>109</text:a></text:p>
          <text:p text:style-name="P242"><text:a xlink:type="simple" xlink:href="#7.6.2.1.contentStyleプロパティとスクロール可能なグループボックス|outline">contentStyleプロパティとスクロール可能なグループボックス<text:tab/>110</text:a></text:p>
          <text:p text:style-name="P241"><text:a xlink:type="simple" xlink:href="#7.6.4.ツールバー|outline">ツールバー<text:tab/>111</text:a></text:p>
          <text:p text:style-name="P239"><text:a xlink:type="simple" xlink:href="#7.7.メニューバー|outline">メニューバー<text:tab/>111</text:a></text:p>
          <text:p text:style-name="P241"><text:a xlink:type="simple" xlink:href="#7.7.1.メニューコマンドの実行|outline">メニューコマンドの実行<text:tab/>112</text:a></text:p>
          <text:p text:style-name="P241"><text:a xlink:type="simple" xlink:href="#7.7.2.チェックボックスとしてのメニュー項目の使用|outline">チェックボックスとしてのメニュー項目の使用<text:tab/>112</text:a></text:p>
          <text:p text:style-name="P241"><text:a xlink:type="simple" xlink:href="#7.7.3.autodropプロパティ|outline">autodropプロパティ<text:tab/>112</text:a></text:p>
          <text:p text:style-name="P241"><text:a xlink:type="simple" xlink:href="#7.7.4.onOpenイベント|outline">onOpenイベント<text:tab/>112</text:a></text:p>
          <text:p text:style-name="P241"><text:a xlink:type="simple" xlink:href="#7.7.5.その他のメニュー機能|outline">その他のメニュー機能<text:tab/>113</text:a></text:p>
          <text:p text:style-name="P239"><text:a xlink:type="simple" xlink:href="#7.8.コンテキストメニュー|outline">コンテキストメニュー<text:tab/>113</text:a></text:p>
          <text:p text:style-name="P241"><text:a xlink:type="simple" xlink:href="#7.8.1.カスタマイズ可能なTooltipとポップアップメニュー|outline">カスタマイズ可能なTooltipとポップアップメニュー<text:tab/>114</text:a></text:p>
          <text:p text:style-name="P241"><text:a xlink:type="simple" xlink:href="#7.8.2.onOpenイベント|outline">onOpenイベント<text:tab/>114</text:a></text:p>
          <text:p text:style-name="P239"><text:a xlink:type="simple" xlink:href="#7.9.リストボックス|outline">リストボックス<text:tab/>115</text:a></text:p>
          <text:p text:style-name="P241"><text:a xlink:type="simple" xlink:href="#7.9.1.多数行のリストボックス|outline">多数行のリストボックス<text:tab/>116</text:a></text:p>
          <text:p text:style-name="P241"><text:a xlink:type="simple" xlink:href="#7.9.2.行のヘッダー|outline">行のヘッダー<text:tab/>116</text:a></text:p>
          <text:p text:style-name="P241"><text:a xlink:type="simple" xlink:href="#7.9.3.行のフッター|outline">行のフッター<text:tab/>117</text:a></text:p>
          <text:p text:style-name="P241"><text:a xlink:type="simple" xlink:href="#7.9.4.ドロップダウンリスト|outline">ドロップダウンリスト<text:tab/>117</text:a></text:p>
          <text:p text:style-name="P241"><text:a xlink:type="simple" xlink:href="#7.9.5.複数選択|outline">複数選択<text:tab/>117</text:a></text:p>
          <text:p text:style-name="P241"><text:a xlink:type="simple" xlink:href="#7.9.6.スクロール可能なリストボックス|outline">スクロール可能なリストボックス<text:tab/>118</text:a></text:p>
          <text:p text:style-name="P242"><text:a xlink:type="simple" xlink:href="#7.9.6.1.rowsプロパティ|outline">rowsプロパティ<text:tab/>118</text:a></text:p>
          <text:p text:style-name="P241"><text:a xlink:type="simple" xlink:href="#7.9.7.サイズ変更可能なリストヘッダー|outline">サイズ変更可能なリストヘッダー<text:tab/>118</text:a></text:p>
          <text:p text:style-name="P241"><text:a xlink:type="simple" xlink:href="#7.9.8.ページングを伴ったリストボックス|outline">ページングを伴ったリストボックス<text:tab/>118</text:a></text:p>
          <text:p text:style-name="P241"><text:a xlink:type="simple" xlink:href="#7.9.9.ソーティング|outline">ソーティング<text:tab/>118</text:a></text:p>
          <text:p text:style-name="P242"><text:a xlink:type="simple" xlink:href="#7.9.9.1.sortAscendingとsortDescendingプロパティ|outline">sortAscendingとsortDescendingプロパティ<text:tab/>119</text:a></text:p>
          <text:p text:style-name="P242"><text:a xlink:type="simple" xlink:href="#7.9.9.2.sortDirectionプロパティ|outline">sortDirectionプロパティ<text:tab/>120</text:a></text:p>
          <text:p text:style-name="P242"><text:a xlink:type="simple" xlink:href="#7.9.9.3.onSortイベント|outline">onSortイベント<text:tab/>120</text:a></text:p>
          <text:p text:style-name="P242"><text:a xlink:type="simple" xlink:href="#7.9.9.4.sortメソッド|outline">sortメソッド<text:tab/>120</text:a></text:p>
          <text:p text:style-name="P241"><text:a xlink:type="simple" xlink:href="#7.9.10.特別なプロパティ|outline">特別なプロパティ<text:tab/>120</text:a></text:p>
          <text:p text:style-name="P242"><text:a xlink:type="simple" xlink:href="#7.9.10.1.checkmarkプロパティ|outline">checkmarkプロパティ<text:tab/>120</text:a></text:p>
          <text:p text:style-name="P242"><text:a xlink:type="simple" xlink:href="#7.9.10.2.vflexプロパティ|outline">vflexプロパティ<text:tab/>121</text:a></text:p>
          <text:p text:style-name="P242"><text:a xlink:type="simple" xlink:href="#7.9.10.3.maxlengthプロパティ|outline">maxlengthプロパティ<text:tab/>122</text:a></text:p>
          <text:p text:style-name="P241"><text:a xlink:type="simple" xlink:href="#7.9.11.ライブデータ|outline">ライブデータ<text:tab/>122</text:a></text:p>
          <text:p text:style-name="P242"><text:a xlink:type="simple" xlink:href="#7.9.11.1.ライブデータを使用したソーティング|outline">ライブデータを使用したソーティング<text:tab/>123</text:a></text:p>
          <text:p text:style-name="P241"><text:a xlink:type="simple" xlink:href="#7.9.12.ボタンを含むリストボックス|outline">ボタンを含むリストボックス<text:tab/>123</text:a></text:p>
          <text:p text:style-name="P239"><text:a xlink:type="simple" xlink:href="#7.10.ツリーコントロール|outline">ツリーコントロール<text:tab/>124</text:a></text:p>
          <text:p text:style-name="P241"><text:a xlink:type="simple" xlink:href="#7.10.1.OpenプロパティとonOpenイベント|outline">OpenプロパティとonOpenイベント<text:tab/>125</text:a></text:p>
          <text:p text:style-name="P241"><text:a xlink:type="simple" xlink:href="#7.10.2.複数選択|outline">複数選択<text:tab/>126</text:a></text:p>
          <text:p text:style-name="P241"><text:a xlink:type="simple" xlink:href="#7.10.3.ページング|outline">ページング<text:tab/>126</text:a></text:p>
          <text:p text:style-name="P242"><text:a xlink:type="simple" xlink:href="#7.10.3.1.onPagingとonPageSizeイベント|outline">onPagingとonPageSizeイベント<text:tab/>126</text:a></text:p>
          <text:p text:style-name="P241"><text:a xlink:type="simple" xlink:href="#7.10.4.特別なプロパティ|outline">特別なプロパティ<text:tab/>126</text:a></text:p>
          <text:p text:style-name="P242"><text:a xlink:type="simple" xlink:href="#7.10.4.1.rowsプロパティ|outline">rowsプロパティ<text:tab/>126</text:a></text:p>
          <text:p text:style-name="P242"><text:a xlink:type="simple" xlink:href="#7.10.4.2.checkmarkプロパティ|outline">checkmarkプロパティ<text:tab/>126</text:a></text:p>
          <text:p text:style-name="P242"><text:a xlink:type="simple" xlink:href="#7.10.4.3.vflexプロパティ|outline">vflexプロパティ<text:tab/>127</text:a></text:p>
          <text:p text:style-name="P242"><text:a xlink:type="simple" xlink:href="#7.10.4.4.maxlengthプロパティ|outline">maxlengthプロパティ<text:tab/>127</text:a></text:p>
          <text:p text:style-name="P242"><text:a xlink:type="simple" xlink:href="#7.10.4.5.サイズ変更可能な行|outline">サイズ変更可能な行<text:tab/>127</text:a></text:p>
          <text:p text:style-name="P241"><text:a xlink:type="simple" xlink:href="#7.10.5.ツリーコントロールへのCreate-on-Open|outline">ツリーコントロールへのCreate-on-Open<text:tab/>127</text:a></text:p>
          <text:p text:style-name="P239"><text:a xlink:type="simple" xlink:href="#7.11.コンボボックス|outline">コンボボックス<text:tab/>128</text:a></text:p>
          <text:p text:style-name="P241"><text:a xlink:type="simple" xlink:href="#7.11.1.autodropプロパティThe autodrop Property|outline">autodropプロパティThe autodrop Property<text:tab/>128</text:a></text:p>
          <text:p text:style-name="P241"><text:a xlink:type="simple" xlink:href="#7.11.2.descriptionプロパティ|outline">descriptionプロパティ<text:tab/>128</text:a></text:p>
          <text:p text:style-name="P241"><text:a xlink:type="simple" xlink:href="#7.11.3.onOpenイベント|outline">onOpenイベント<text:tab/>129</text:a></text:p>
          <text:p text:style-name="P241"><text:a xlink:type="simple" xlink:href="#7.11.4.onChangingイベント|outline">onChangingイベント<text:tab/>129</text:a></text:p>
          <text:p text:style-name="P239"><text:a xlink:type="simple" xlink:href="#7.12.バンドボックス|outline">バンドボックス<text:tab/>130</text:a></text:p>
          <text:p text:style-name="P241"><text:a xlink:type="simple" xlink:href="#7.12.1.closeDropdownメソッド|outline">closeDropdownメソッド<text:tab/>130</text:a></text:p>
          <text:p text:style-name="P241"><text:a xlink:type="simple" xlink:href="#7.12.2.autodropプロパティ|outline">autodropプロパティ<text:tab/>131</text:a></text:p>
          <text:p text:style-name="P241"><text:a xlink:type="simple" xlink:href="#7.12.3.onOpenイベント|outline">onOpenイベント<text:tab/>131</text:a></text:p>
          <text:p text:style-name="P241"><text:a xlink:type="simple" xlink:href="#7.12.4.onChangingイベント|outline">onChangingイベント<text:tab/>131</text:a></text:p>
          <text:p text:style-name="P239"><text:a xlink:type="simple" xlink:href="#7.13.チャート|outline">チャート<text:tab/>132</text:a></text:p>
          <text:p text:style-name="P241"><text:a xlink:type="simple" xlink:href="#7.13.1.ライブデータ|outline">ライブデータ<text:tab/>132</text:a></text:p>
          <text:p text:style-name="P241"><text:a xlink:type="simple" xlink:href="#7.13.2.ドリルダウン(onClickイベント)|outline">ドリルダウン(onClickイベント)<text:tab/>132</text:a></text:p>
          <text:p text:style-name="P241"><text:a xlink:type="simple" xlink:href="#7.13.3.エリア処理|outline">エリア処理<text:tab/>133</text:a></text:p>
          <text:p text:style-name="P239"><text:a xlink:type="simple" xlink:href="#7.14.ドラッグ＆ドロップ|outline">ドラッグ＆ドロップ<text:tab/>134</text:a></text:p>
          <text:p text:style-name="P241"><text:a xlink:type="simple" xlink:href="#7.14.1.draggableとdroppableプロパティ|outline">draggableとdroppableプロパティ<text:tab/>134</text:a></text:p>
          <text:p text:style-name="P241"><text:a xlink:type="simple" xlink:href="#7.14.2.onDropイベント|outline">onDropイベント<text:tab/>134</text:a></text:p>
          <text:p text:style-name="P241"><text:a xlink:type="simple" xlink:href="#7.14.3.複数選択のドラッグ|outline">複数選択のドラッグ<text:tab/>135</text:a></text:p>
          <text:p text:style-name="P241"><text:a xlink:type="simple" xlink:href="#7.14.4.多種のドラッグ可能なコンポーネント|outline">多種のドラッグ可能なコンポーネント<text:tab/>136</text:a></text:p>
          <text:p text:style-name="P239"><text:a xlink:type="simple" xlink:href="#7.15.HTML関連コンポーネント|outline">HTML関連コンポーネント<text:tab/>136</text:a></text:p>
          <text:p text:style-name="P241"><text:a xlink:type="simple" xlink:href="#7.15.1.htmlコンポーネント|outline">htmlコンポーネント<text:tab/>136</text:a></text:p>
          <text:p text:style-name="P241"><text:a xlink:type="simple" xlink:href="#7.15.2.inlineコンポーネント|outline">inlineコンポーネント<text:tab/>137</text:a></text:p>
          <text:p text:style-name="P241"><text:a xlink:type="simple" xlink:href="#7.15.3.HTMLとXULコンポーネントの混合|outline">HTMLとXULコンポーネントの混合<text:tab/>138</text:a></text:p>
          <text:p text:style-name="P241"><text:a xlink:type="simple" xlink:href="#7.15.4.Includeコンポーネント|outline">Includeコンポーネント<text:tab/>138</text:a></text:p>
          <text:p text:style-name="P242"><text:a xlink:type="simple" xlink:href="#7.15.4.1.ZUMLページを含む|outline">ZUMLページを含む<text:tab/>139</text:a></text:p>
          <text:p text:style-name="P241"><text:a xlink:type="simple" xlink:href="#7.15.5.styleコンポーネント|outline">styleコンポーネント<text:tab/>139</text:a></text:p>
          <text:p text:style-name="P241"><text:a xlink:type="simple" xlink:href="#7.15.6.scriptコンポーネント|outline">scriptコンポーネント<text:tab/>140</text:a></text:p>
          <text:p text:style-name="P241"><text:a xlink:type="simple" xlink:href="#7.15.7.iframeコンポーネント|outline">iframeコンポーネント<text:tab/>140</text:a></text:p>
          <text:p text:style-name="P239"><text:a xlink:type="simple" xlink:href="#7.16.HTMLフォームとJavaサーブレットの働き|outline">HTMLフォームとJavaサーブレットの働き<text:tab/>141</text:a></text:p>
          <text:p text:style-name="P241"><text:a xlink:type="simple" xlink:href="#7.16.1.nameプロパティ|outline">nameプロパティ<text:tab/>141</text:a></text:p>
          <text:p text:style-name="P241"><text:a xlink:type="simple" xlink:href="#7.16.2.nameプロパティをサポートするコンポーネント|outline">nameプロパティをサポートするコンポーネント<text:tab/>142</text:a></text:p>
          <text:p text:style-name="P241"><text:a xlink:type="simple" xlink:href="#7.16.3.リッチユーザーインターフェース|outline">リッチユーザーインターフェース<text:tab/>143</text:a></text:p>
          <text:p text:style-name="P239"><text:a xlink:type="simple" xlink:href="#7.17.クライアント側の動作|outline">クライアント側の動作<text:tab/>143</text:a></text:p>
          <text:p text:style-name="P241"><text:a xlink:type="simple" xlink:href="#7.17.1.コンポーネントの参照|outline">コンポーネントの参照<text:tab/>143</text:a></text:p>
          <text:p text:style-name="P242"><text:a xlink:type="simple" xlink:href="#7.17.1.1.onfocus とonblurの例|outline">onfocus とonblurの例<text:tab/>144</text:a></text:p>
          <text:p text:style-name="P242"><text:a xlink:type="simple" xlink:href="#7.17.1.2.強制的なルール|outline">強制的なルール<text:tab/>144</text:a></text:p>
          <text:p text:style-name="P241"><text:a xlink:type="simple" xlink:href="#7.17.2.onshowとonhide動作|outline">onshowとonhide動作<text:tab/>145</text:a></text:p>
          <text:p text:style-name="P242"><text:a xlink:type="simple" xlink:href="#7.17.2.1.ウィンドウの表示方法を変更する例。|outline">ウィンドウの表示方法を変更する例。<text:tab/>145</text:a></text:p>
          <text:p text:style-name="P241"><text:a xlink:type="simple" xlink:href="#7.17.3.CSA JavaScript ユーティリティ|outline">CSA JavaScript ユーティリティ<text:tab/>145</text:a></text:p>
          <text:p text:style-name="P242"><text:a xlink:type="simple" xlink:href="#7.17.3.1.actionオブジェクト|outline">actionオブジェクト<text:tab/>145</text:a></text:p>
          <text:p text:style-name="P242"><text:a xlink:type="simple" xlink:href="#7.17.3.2.animaオブジェクト|outline">animaオブジェクト<text:tab/>145</text:a></text:p>
          <text:p text:style-name="P239"><text:a xlink:type="simple" xlink:href="#7.18.イベント|outline">イベント<text:tab/>147</text:a></text:p>
          <text:p text:style-name="P241"><text:a xlink:type="simple" xlink:href="#7.18.1.マウスイベント|outline">マウスイベント<text:tab/>147</text:a></text:p>
          <text:p text:style-name="P241"><text:a xlink:type="simple" xlink:href="#7.18.2.Keystroke イベント|outline">Keystroke イベント<text:tab/>148</text:a></text:p>
          <text:p text:style-name="P242"><text:a xlink:type="simple" xlink:href="#7.18.2.1.ctrlKeysプロパティ|outline">ctrlKeysプロパティ<text:tab/>148</text:a></text:p>
          <text:p text:style-name="P241"><text:a xlink:type="simple" xlink:href="#7.18.3.入力イベント|outline">入力イベント<text:tab/>149</text:a></text:p>
          <text:p text:style-name="P241"><text:a xlink:type="simple" xlink:href="#7.18.4.リストとツリーイベント|outline">リストとツリーイベント<text:tab/>150</text:a></text:p>
          <text:p text:style-name="P241"><text:a xlink:type="simple" xlink:href="#7.18.4.スライダーとスクロールイベント|outline">スライダーとスクロールイベント<text:tab/>150</text:a></text:p>
          <text:p text:style-name="P241"><text:a xlink:type="simple" xlink:href="#7.18.5.他のイベント|outline">他のイベント<text:tab/>151</text:a></text:p>
          <text:p text:style-name="P242"><text:a xlink:type="simple" xlink:href="#7.18.5.2.radioとradiogroupのイベントフ列|outline">radioとradiogroupのイベントフ列<text:tab/>152</text:a></text:p>
          <text:p text:style-name="P240">8. ZUMLとXHTMLコンポーネントセット<text:tab/>153</text:p>
          <text:p text:style-name="P239"><text:a xlink:type="simple" xlink:href="#8.1.目的|outline">目的<text:tab/>153</text:a></text:p>
          <text:p text:style-name="P241"><text:a xlink:type="simple" xlink:href="#8.1.1.XHTMLページは有効なZUMLページ|outline">XHTMLページは有効なZUMLページ<text:tab/>153</text:a></text:p>
          <text:p text:style-name="P241"><text:a xlink:type="simple" xlink:href="#8.1.2.サーバー中心構造の対話能力|outline">サーバー中心構造の対話能力<text:tab/>153</text:a></text:p>
          <text:p text:style-name="P241"><text:a xlink:type="simple" xlink:href="#8.1.3.サーブレットはそのまま|outline">サーブレットはそのまま<text:tab/>154</text:a></text:p>
          <text:p text:style-name="P239"><text:a xlink:type="simple" xlink:href="#8.2.相違|outline">相違<text:tab/>155</text:a></text:p>
          <text:p text:style-name="P241"><text:a xlink:type="simple" xlink:href="#8.2.1.UUIDはIDです|outline">UUIDはIDです<text:tab/>155</text:a></text:p>
          <text:p text:style-name="P242"><text:a xlink:type="simple" xlink:href="#8.2.1.1.副作用|outline">副作用<text:tab/>155</text:a></text:p>
          <text:p text:style-name="P241"><text:a xlink:type="simple" xlink:href="#8.2.2.すべてのタグは有効|outline">すべてのタグは有効<text:tab/>155</text:a></text:p>
          <text:p text:style-name="P241"><text:a xlink:type="simple" xlink:href="#8.2.3.大文字・小文字を区別せず|outline">大文字・小文字を区別せず<text:tab/>156</text:a></text:p>
          <text:p text:style-name="P241"><text:a xlink:type="simple" xlink:href="#8.2.4.モールドはサポートされません|outline">モールドはサポートされません<text:tab/>156</text:a></text:p>
          <text:p text:style-name="P239"><text:a xlink:type="simple" xlink:href="#8.3.ブラウザでのDOMツリー|outline">ブラウザでのDOMツリー<text:tab/>156</text:a></text:p>
          <text:p text:style-name="P241"><text:a xlink:type="simple" xlink:href="#8.3.1.TABLEとTBODYタグ|outline">TABLEとTBODYタグ<text:tab/>156</text:a></text:p>
          <text:p text:style-name="P239"><text:a xlink:type="simple" xlink:href="#8.4.イベント|outline">イベント<text:tab/>156</text:a></text:p>
          <text:p text:style-name="P239"><text:a xlink:type="simple" xlink:href="#8.5.JSF、JSP、その他を組み込む|outline">JSF、JSP、その他を組み込む<text:tab/>157</text:a></text:p>
          <text:p text:style-name="P241"><text:a xlink:type="simple" xlink:href="#8.5.1.既存のサーブレットを使用|outline">既存のサーブレットを使用<text:tab/>157</text:a></text:p>
          <text:p text:style-name="P241"><text:a xlink:type="simple" xlink:href="#8.5.2.挿入で豊富にする|outline">挿入で豊富にする<text:tab/>157</text:a></text:p>
          <text:p text:style-name="P241"><text:a xlink:type="simple" xlink:href="#8.5.2.静的なHTMLページを豊富にする|outline">静的なHTMLページを豊富にする<text:tab/>157</text:a></text:p>
          <text:p text:style-name="P241"><text:a xlink:type="simple" xlink:href="#8.5.3.ZK JSPタグの使用|outline">ZK JSPタグの使用<text:tab/>157</text:a></text:p>
          <text:p text:style-name="P241"><text:a xlink:type="simple" xlink:href="#8.5.4.ZKフィルターを使用して動的に生成したページを豊富にする|outline">ZKフィルターを使用して動的に生成したページを豊富にする<text:tab/>158</text:a></text:p>
          <text:p text:style-name="P241"><text:a xlink:type="simple" xlink:href="#8.5.5.XULを使うか、XHTMLを使うか？|outline">XULを使うか、XHTMLを使うか？<text:tab/>159</text:a></text:p>
          <text:p text:style-name="P240">9. マクロコンポーネント<text:tab/>160</text:p>
          <text:p text:style-name="P239"><text:a xlink:type="simple" xlink:href="#9.1.マクロコンポーネントを使用する三つのステップ|outline">マクロコンポーネントを使用する三つのステップ<text:tab/>160</text:a></text:p>
          <text:p text:style-name="P241"><text:a xlink:type="simple" xlink:href="#9.1.1.ステップ１．実装|outline">ステップ１．実装<text:tab/>160</text:a></text:p>
          <text:p text:style-name="P241"><text:a xlink:type="simple" xlink:href="#9.1.2.ステップ２.宣言|outline">ステップ２.宣言<text:tab/>160</text:a></text:p>
          <text:p text:style-name="P242"><text:a xlink:type="simple" xlink:href="#9.1.2.1.その他のプロパティ|outline">その他のプロパティ<text:tab/>161</text:a></text:p>
          <text:p text:style-name="P241"><text:a xlink:type="simple" xlink:href="#9.1.3.ステップ３．使用|outline">ステップ３．使用<text:tab/>161</text:a></text:p>
          <text:p text:style-name="P242"><text:a xlink:type="simple" xlink:href="#9.1.3.1.pass プロパティ|outline">pass プロパティ<text:tab/>161</text:a></text:p>
          <text:p text:style-name="P242"><text:a xlink:type="simple" xlink:href="#9.1.3.2.arg.includer|outline">arg.includer<text:tab/>161</text:a></text:p>
          <text:p text:style-name="P239"><text:a xlink:type="simple" xlink:href="#9.2.インラインマクロ|outline">インラインマクロ<text:tab/>162</text:a></text:p>
          <text:p text:style-name="P241"><text:a xlink:type="simple" xlink:href="#9.2.1.例|outline">例<text:tab/>162</text:a></text:p>
          <text:p text:style-name="P239"><text:a xlink:type="simple" xlink:href="#9.3.レギュラー(標準)マクロ|outline">レギュラー(標準)マクロ<text:tab/>163</text:a></text:p>
          <text:p text:style-name="P241"><text:a xlink:type="simple" xlink:href="#9.3.1.マクロコンポーネントとIDスペース|outline">マクロコンポーネントとIDスペース<text:tab/>163</text:a></text:p>
          <text:p text:style-name="P242"><text:a xlink:type="simple" xlink:href="#9.3.1.1.外部から子コンポーネントと通信|outline">外部から子コンポーネントと通信<text:tab/>164</text:a></text:p>
          <text:p text:style-name="P242"><text:a xlink:type="simple" xlink:href="#9.3.1.2.親で定義された変数に通信|outline">親で定義された変数に通信<text:tab/>164</text:a></text:p>
          <text:p text:style-name="P242"><text:a xlink:type="simple" xlink:href="#9.3.1.3.ランタイムでmacro-uriを変更|outline">ランタイムでmacro-uriを変更<text:tab/>164</text:a></text:p>
          <text:p text:style-name="P241"><text:a xlink:type="simple" xlink:href="#9.3.2.メソッドを使う|outline">メソッドを使う<text:tab/>164</text:a></text:p>
          <text:p text:style-name="P242"><text:a xlink:type="simple" xlink:href="#9.3.2.1.Javaで追加のメソッドを提供|outline">Javaで追加のメソッドを提供<text:tab/>165</text:a></text:p>
          <text:p text:style-name="P242"><text:a xlink:type="simple" xlink:href="#9.3.2.2.zscriptで追加メソッドを提供|outline">zscriptで追加メソッドを提供<text:tab/>166</text:a></text:p>
          <text:p text:style-name="P242"><text:a xlink:type="simple" xlink:href="#9.3.2.3.インストール中に実装クラスをオーバーライド|outline">インストール中に実装クラスをオーバーライド<text:tab/>166</text:a></text:p>
          <text:p text:style-name="P242"><text:a xlink:type="simple" xlink:href="#9.3.2.4.手動でマクロコンポーネントを作成|outline">手動でマクロコンポーネントを作成<text:tab/>167</text:a></text:p>
          <text:p text:style-name="P240">10. 上級者のための機能<text:tab/>168</text:p>
          <text:p text:style-name="P239"><text:a xlink:type="simple" xlink:href="#10.1.ページ認識|outline">ページ認識<text:tab/>168</text:a></text:p>
          <text:p text:style-name="P239"><text:a xlink:type="simple" xlink:href="#10.2.コンポーネント認識|outline">コンポーネント認識<text:tab/>168</text:a></text:p>
          <text:p text:style-name="P241"><text:a xlink:type="simple" xlink:href="#10.2.1.コンポーネントパス|outline">コンポーネントパス<text:tab/>168</text:a></text:p>
          <text:p text:style-name="P239"><text:a xlink:type="simple" xlink:href="#10.3.並び替え(ソート)|outline">並び替え(ソート)<text:tab/>169</text:a></text:p>
          <text:p text:style-name="P239"><text:a xlink:type="simple" xlink:href="#10.4.ブラウザの情報とコントロール|outline">ブラウザの情報とコントロール<text:tab/>170</text:a></text:p>
          <text:p text:style-name="P241"><text:a xlink:type="simple" xlink:href="#10.4.1.onClientInfoイベント|outline">onClientInfoイベント<text:tab/>170</text:a></text:p>
          <text:p text:style-name="P241"><text:a xlink:type="simple" xlink:href="#10.4.2.org.zkoss.ui.util.Clients クラス|outline">org.zkoss.ui.util.Clients クラス<text:tab/>171</text:a></text:p>
          <text:p text:style-name="P241"><text:a xlink:type="simple" xlink:href="#10.4.3.ウィンドウを閉じさせないようにする|outline">ウィンドウを閉じさせないようにする<text:tab/>171</text:a></text:p>
          <text:p text:style-name="P239"><text:a xlink:type="simple" xlink:href="#10.5.ブラウザの履歴管理|outline">ブラウザの履歴管理<text:tab/>171</text:a></text:p>
          <text:p text:style-name="P241"><text:a xlink:type="simple" xlink:href="#10.5.1.適切な状態をブラウザの履歴へ付き加え|outline">適切な状態をブラウザの履歴へ付き加え<text:tab/>172</text:a></text:p>
          <text:p text:style-name="P241"><text:a xlink:type="simple" xlink:href="#10.5.2.onBookmarkChangedイベントの監視とデスクトップの処理|outline">onBookmarkChangedイベントの監視とデスクトップの処理<text:tab/>172</text:a></text:p>
          <text:p text:style-name="P241"><text:a xlink:type="simple" xlink:href="#10.5.3.簡単な例|outline">簡単な例<text:tab/>173</text:a></text:p>
          <text:p text:style-name="P239"><text:a xlink:type="simple" xlink:href="#10.6.コンポーネント複製|outline">コンポーネント複製<text:tab/>174</text:a></text:p>
          <text:p text:style-name="P239"><text:a xlink:type="simple" xlink:href="#10.7.コンポーネントの直列化 |outline">コンポーネントの直列化 <text:tab/>175</text:a></text:p>
          <text:p text:style-name="P241"><text:a xlink:type="simple" xlink:href="#10.7.1.直列化可能なセッション|outline">直列化可能なセッション<text:tab/>175</text:a></text:p>
          <text:p text:style-name="P241"><text:a xlink:type="simple" xlink:href="#10.7.2.直列化リスナ|outline">直列化リスナ<text:tab/>176</text:a></text:p>
          <text:p text:style-name="P239"><text:a xlink:type="simple" xlink:href="#10.8.ページ間における通信|outline">ページ間における通信<text:tab/>176</text:a></text:p>
          <text:p text:style-name="P241"><text:a xlink:type="simple" xlink:href="#10.8.1.イベントをポストする、または送信する|outline">イベントをポストする、または送信する<text:tab/>176</text:a></text:p>
          <text:p text:style-name="P241"><text:a xlink:type="simple" xlink:href="#10.8.2.属性|outline">属性<text:tab/>176</text:a></text:p>
          <text:p text:style-name="P239"><text:a xlink:type="simple" xlink:href="#10.9.ウェブアプリ間における通信|outline">ウェブアプリ間における通信<text:tab/>177</text:a></text:p>
          <text:p text:style-name="P241"><text:a xlink:type="simple" xlink:href="#10.9.1.クラスパスから取得するウェブリソース|outline">クラスパスから取得するウェブリソース<text:tab/>177</text:a></text:p>
          <text:p text:style-name="P239"><text:a xlink:type="simple" xlink:href="#10.10.アノテーション|outline">アノテーション<text:tab/>177</text:a></text:p>
          <text:p text:style-name="P241"><text:a xlink:type="simple" xlink:href="#10.10.1.ZUMLページに注釈をつける(アノテート)|outline">ZUMLページに注釈をつける(アノテート)<text:tab/>177</text:a></text:p>
          <text:p text:style-name="P242"><text:a xlink:type="simple" xlink:href="#10.10.1.1.コンポーネントの宣言に注釈をつける従来の方法|outline">コンポーネントの宣言に注釈をつける従来の方法<text:tab/>177</text:a></text:p>
          <text:p text:style-name="P242"><text:a xlink:type="simple" xlink:href="#10.10.1.2.プロパティ宣言に注釈をつける従来の方法 |outline">プロパティ宣言に注釈をつける従来の方法 <text:tab/>178</text:a></text:p>
          <text:p text:style-name="P242"><text:a xlink:type="simple" xlink:href="#10.10.1.3.プロパティ宣言に注釈をつける簡単な方法|outline">プロパティ宣言に注釈をつける簡単な方法<text:tab/>179</text:a></text:p>
          <text:p text:style-name="P242"><text:a xlink:type="simple" xlink:href="#10.10.1.4.コンポーネント宣言に注釈をつける簡単な方法|outline">コンポーネント宣言に注釈をつける簡単な方法<text:tab/>179</text:a></text:p>
          <text:p text:style-name="P241"><text:a xlink:type="simple" xlink:href="#10.10.2.手動で作成されたコンポーネントに注釈をつける|outline">手動で作成されたコンポーネントに注釈をつける<text:tab/>179</text:a></text:p>
          <text:p text:style-name="P241"><text:a xlink:type="simple" xlink:href="#10.10.3.アノテーションを取得|outline">アノテーションを取得<text:tab/>179</text:a></text:p>
          <text:p text:style-name="P239"><text:a xlink:type="simple" xlink:href="#10.11.リッチレット|outline">リッチレット<text:tab/>180</text:a></text:p>
          <text:p text:style-name="P241"><text:a xlink:type="simple" xlink:href="#10.11.1.org.zkoss.zk.ui.Richletインターフェースの実装|outline">org.zkoss.zk.ui.Richletインターフェースの実装<text:tab/>180</text:a></text:p>
          <text:p text:style-name="P242"><text:a xlink:type="simple" xlink:href="#10.11.1.1.URLごとのリッチレット|outline">URLごとのリッチレット<text:tab/>181</text:a></text:p>
          <text:p text:style-name="P241"><text:a xlink:type="simple" xlink:href="#10.11.2.web.xmlとzk.xmlを設定|outline">web.xmlとzk.xmlを設定<text:tab/>181</text:a></text:p>
          <text:p text:style-name="P239"><text:a xlink:type="simple" xlink:href="#10.12.セッションタイムアウト管理|outline">セッションタイムアウト管理<text:tab/>182</text:a></text:p>
          <text:p text:style-name="P239"><text:a xlink:type="simple" xlink:href="#10.13.エラー処理|outline">エラー処理<text:tab/>183</text:a></text:p>
          <text:p text:style-name="P241"><text:a xlink:type="simple" xlink:href="#10.13.1.ページ読み込み中のエラー処理|outline">ページ読み込み中のエラー処理<text:tab/>183</text:a></text:p>
          <text:p text:style-name="P242"><text:a xlink:type="simple" xlink:href="#10.13.1.1. ZK Mobileのエラー処理|outline"><text:s/>ZK Mobileのエラー処理<text:tab/>184</text:a></text:p>
          <text:p text:style-name="P241"><text:a xlink:type="simple" xlink:href="#10.13.2.ページ更新中のエラー処理|outline">ページ更新中のエラー処理<text:tab/>184</text:a></text:p>
          <text:p text:style-name="P242"><text:a xlink:type="simple" xlink:href="#10.13.2.1.ページ更新中のZKモバイルのエラー|outline">ページ更新中のZKモバイルのエラー<text:tab/>186</text:a></text:p>
          <text:p text:style-name="P239"><text:a xlink:type="simple" xlink:href="#10.14.パフォーマンス改善のためのヒント|outline">パフォーマンス改善のためのヒント<text:tab/>186</text:a></text:p>
          <text:p text:style-name="P241"><text:a xlink:type="simple" xlink:href="#10.14.1.コンパイルしたJavaコードを使用|outline">コンパイルしたJavaコードを使用<text:tab/>186</text:a></text:p>
          <text:p text:style-name="P241"><text:a xlink:type="simple" xlink:href="#10.14.2.サーブレットスレッドを使用してイベントを処理|outline">サーブレットスレッドを使用してイベントを処理<text:tab/>187</text:a></text:p>
          <text:p text:style-name="P242"><text:a xlink:type="simple" xlink:href="#10.14.2.1.モーダルウィンドウ|outline">モーダルウィンドウ<text:tab/>187</text:a></text:p>
          <text:p text:style-name="P242"><text:a xlink:type="simple" xlink:href="#10.14.2.2.メッセージボックス|outline">メッセージボックス<text:tab/>188</text:a></text:p>
          <text:p text:style-name="P242"><text:a xlink:type="simple" xlink:href="#10.14.2.3.ファイルアップロード|outline">ファイルアップロード<text:tab/>188</text:a></text:p>
          <text:p text:style-name="P241"><text:a xlink:type="simple" xlink:href="#10.14.3.ファイルが変更されたかどうかを調べるため期間を延長|outline">ファイルが変更されたかどうかを調べるため期間を延長<text:tab/>188</text:a></text:p>
          <text:p text:style-name="P241"><text:a xlink:type="simple" xlink:href="#10.14.4.子コンポーネントの作成を遅らせる|outline">子コンポーネントの作成を遅らせる<text:tab/>188</text:a></text:p>
          <text:p text:style-name="P241"><text:a xlink:type="simple" xlink:href="#10.14.5.巨大なリストボックスにおけるライブデータとページングの使用|outline">巨大なリストボックスにおけるライブデータとページングの使用<text:tab/>189</text:a></text:p>
          <text:p text:style-name="P241"><text:a xlink:type="simple" xlink:href="#10.14.6.モーダルウィンドウを開くのに時間がかかる|outline">モーダルウィンドウを開くのに時間がかかる<text:tab/>189</text:a></text:p>
          <text:p text:style-name="P241"><text:a xlink:type="simple" xlink:href="#10.14.7.XHTML コンポーネントの代わりにhtmlまたはinlineを使用|outline">XHTML コンポーネントの代わりにhtmlまたはinlineを使用<text:tab/>189</text:a></text:p>
          <text:p text:style-name="P241"><text:a xlink:type="simple" xlink:href="#10.14.8.ZKフィルターの代わりにZK JSP タグを使用|outline">ZKフィルターの代わりにZK JSP タグを使用<text:tab/>190</text:a></text:p>
          <text:p text:style-name="P239"><text:a xlink:type="simple" xlink:href="#10.15.その他|outline">その他<text:tab/>190</text:a></text:p>
          <text:p text:style-name="P241"><text:a xlink:type="simple" xlink:href="#10.15.1.ZKローダーが出力を圧縮しないように設定|outline">ZKローダーが出力を圧縮しないように設定<text:tab/>190</text:a></text:p>
          <text:p text:style-name="P240">11. 国際化 <text:tab/>192</text:p>
          <text:p text:style-name="P239"><text:a xlink:type="simple" xlink:href="#11.1.ロケール|outline">ロケール<text:tab/>192</text:a></text:p>
          <text:p text:style-name="P241"><text:a xlink:type="simple" xlink:href="#11.1.1.px_preferred_localセッション属性|outline">px_preferred_localセッション属性<text:tab/>192</text:a></text:p>
          <text:p text:style-name="P241"><text:a xlink:type="simple" xlink:href="#11.1.2.リクエストインターセプター|outline">リクエストインターセプター<text:tab/>192</text:a></text:p>
          <text:p text:style-name="P239"><text:a xlink:type="simple" xlink:href="#11.2.タイムゾーン|outline">タイムゾーン<text:tab/>193</text:a></text:p>
          <text:p text:style-name="P241"><text:a xlink:type="simple" xlink:href="#11.2.1.px_preferred_time_zoneセッション属性|outline">px_preferred_time_zoneセッション属性<text:tab/>193</text:a></text:p>
          <text:p text:style-name="P241"><text:a xlink:type="simple" xlink:href="#11.2.2.リクエストインターセプター|outline">リクエストインターセプター<text:tab/>194</text:a></text:p>
          <text:p text:style-name="P239"><text:a xlink:type="simple" xlink:href="#11.3.ラベル|outline">ラベル<text:tab/>194</text:a></text:p>
          <text:p text:style-name="P239"><text:a xlink:type="simple" xlink:href="#11.4.ロケール依存ファイル|outline">ロケール依存ファイル<text:tab/>194</text:a></text:p>
          <text:p text:style-name="P241"><text:a xlink:type="simple" xlink:href="#11.4.1.ブラウザとロケール依存URI|outline">ブラウザとロケール依存URI<text:tab/>194</text:a></text:p>
          <text:p text:style-name="P241"><text:a xlink:type="simple" xlink:href="#11.4.2.Javaでブラウザとロケール依存するリソース|outline">Javaでブラウザとロケール依存するリソース<text:tab/>195</text:a></text:p>
          <text:p text:style-name="P239"><text:a xlink:type="simple" xlink:href="#11.5.メッセージ|outline">メッセージ<text:tab/>196</text:a></text:p>
          <text:p text:style-name="P239"><text:a xlink:type="simple" xlink:href="#11.6.中国語文字とより大きなフォント|outline">中国語文字とより大きなフォント<text:tab/>196</text:a></text:p>
          <text:p text:style-name="P240">12.データベースとの接続<text:tab/>197</text:p>
          <text:p text:style-name="P239"><text:a xlink:type="simple" xlink:href="#12.1.ZKはプレゼンテーション層|outline">ZKはプレゼンテーション層<text:tab/>197</text:a></text:p>
          <text:p text:style-name="P239"><text:a xlink:type="simple" xlink:href="#12.2.JDBCを使用する最も簡単な方法(しかし、推奨しません)|outline">JDBCを使用する最も簡単な方法(しかし、推奨しません)<text:tab/>197</text:a></text:p>
          <text:p text:style-name="P239"><text:a xlink:type="simple" xlink:href="#12.3.コネクションプーリングを使用|outline">コネクションプーリングを使用<text:tab/>198</text:a></text:p>
          <text:p text:style-name="P241"><text:a xlink:type="simple" xlink:href="#12.3.1.接続とコネクションを閉じること|outline">接続とコネクションを閉じること<text:tab/>198</text:a></text:p>
          <text:p text:style-name="P241"><text:a xlink:type="simple" xlink:href="#12.3.2.コネクションプーリングの設定|outline">コネクションプーリングの設定<text:tab/>200</text:a></text:p>
          <text:p text:style-name="P242"><text:a xlink:type="simple" xlink:href="#12.3.2.1.Tomcat 5.5 + MySQL|outline">Tomcat 5.5 + MySQL<text:tab/>200</text:a></text:p>
          <text:p text:style-name="P242"><text:a xlink:type="simple" xlink:href="#12.3.2.2.JBoss + MySQL|outline">JBoss + MySQL<text:tab/>200</text:a></text:p>
          <text:p text:style-name="P242"><text:a xlink:type="simple" xlink:href="#12.3.2.3.JBoss + PostgreSQL|outline">JBoss + PostgreSQL<text:tab/>201</text:a></text:p>
          <text:p text:style-name="P239"><text:a xlink:type="simple" xlink:href="#12.4.データベースアクセスに使用可能なZKの機能|outline">データベースアクセスに使用可能なZKの機能<text:tab/>202</text:a></text:p>
          <text:p text:style-name="P241"><text:a xlink:type="simple" xlink:href="#12.4.1.org.zkoss.zk.ui.event.EventThreadCleanupインターフェース|outline">org.zkoss.zk.ui.event.EventThreadCleanupインターフェース<text:tab/>202</text:a></text:p>
          <text:p text:style-name="P241"><text:a xlink:type="simple" xlink:href="#12.4.2.EL表記でデータベースにアクセス|outline">EL表記でデータベースにアクセス<text:tab/>202</text:a></text:p>
          <text:p text:style-name="P242"><text:a xlink:type="simple" xlink:href="#12.4.2.1.すべてを読み、リンクリストへコピーする|outline">すべてを読み、リンクリストへコピーする<text:tab/>203</text:a></text:p>
          <text:p text:style-name="P242"><text:a xlink:type="simple" xlink:href="#12.4.2.2.org.zkoss.zk.ui.util.Initiatorインターフェースを実装|outline">org.zkoss.zk.ui.util.Initiatorインターフェースを実装<text:tab/>203</text:a></text:p>
          <text:p text:style-name="P241"><text:a xlink:type="simple" xlink:href="#12.4.3.トランザクションとorg.zkoss.zk.util.Initiator|outline">トランザクションとorg.zkoss.zk.util.Initiator<text:tab/>204</text:a></text:p>
          <text:p text:style-name="P242"><text:a xlink:type="simple" xlink:href="#12.4.3.1.J2EEトランザクションとイニシエーター|outline">J2EEトランザクションとイニシエーター<text:tab/>205</text:a></text:p>
          <text:p text:style-name="P242"><text:a xlink:type="simple" xlink:href="#12.4.3.2.ウェブコンテナーとイニシエーター|outline">ウェブコンテナーとイニシエーター<text:tab/>205</text:a></text:p>
          <text:p text:style-name="P240">13. ポータルとの統合<text:tab/>207</text:p>
          <text:p text:style-name="P239"><text:a xlink:type="simple" xlink:href="#13.1.設定|outline">設定<text:tab/>207</text:a></text:p>
          <text:p text:style-name="P241"><text:a xlink:type="simple" xlink:href="#13.1.1.WEB-INF/portlet.xml|outline">WEB-INF/portlet.xml<text:tab/>207</text:a></text:p>
          <text:p text:style-name="P241"><text:a xlink:type="simple" xlink:href="#13.1.2.WEB-INF/web.xml|outline">WEB-INF/web.xml<text:tab/>207</text:a></text:p>
          <text:p text:style-name="P239"><text:a xlink:type="simple" xlink:href="#13.2.使用方法|outline">使用方法<text:tab/>207</text:a></text:p>
          <text:p text:style-name="P241"><text:a xlink:type="simple" xlink:href="#13.2.1.zk_pageとzk_richletパラメーターと属性|outline">zk_pageとzk_richletパラメーターと属性<text:tab/>207</text:a></text:p>
          <text:p text:style-name="P241"><text:a xlink:type="simple" xlink:href="#13.2.2.例|outline">例<text:tab/>208</text:a></text:p>
          <text:p text:style-name="P240">14. ZKの延長 <text:tab/>210</text:p>
          <text:p text:style-name="P239"><text:a xlink:type="simple" xlink:href="#15.1.ロガー|outline">ロガー<text:tab/>210</text:a></text:p>
          <text:p text:style-name="P241"><text:a xlink:type="simple" xlink:href="#15.1.1.ZKにてログレベルを設定する方法|outline">ZKにてログレベルを設定する方法<text:tab/>210</text:a></text:p>
          <text:p text:style-name="P241"><text:a xlink:type="simple" xlink:href="#15.1.2.i3-log.confの中身|outline">i3-log.confの中身<text:tab/>211</text:a></text:p>
          <text:p text:style-name="P242"><text:a xlink:type="simple" xlink:href="#15.1.2.1.許可レベル|outline">許可レベル<text:tab/>211</text:a></text:p>
          <text:p text:style-name="P241"><text:a xlink:type="simple" xlink:href="#15.1.3.i3-log.confの位置|outline">i3-log.confの位置<text:tab/>211</text:a></text:p>
          <text:p text:style-name="P241"><text:a xlink:type="simple" xlink:href="#15.1.4.すべてのログを使用不可にする|outline">すべてのログを使用不可にする<text:tab/>211</text:a></text:p>
          <text:p text:style-name="P239"><text:a xlink:type="simple" xlink:href="#15.2.DSP|outline">DSP<text:tab/>212</text:a></text:p>
          <text:p text:style-name="P241"><text:a xlink:type="simple" xlink:href="#15.2.1.init-param |outline">init-param <text:tab/>213</text:a></text:p>
          <text:p text:style-name="P239"><text:a xlink:type="simple" xlink:href="#15.3.iDOM|outline">iDOM<text:tab/>213</text:a></text:p>
        </text:index-body>
      </text:table-of-content>
      <text:h text:style-name="P131" text:outline-level="1">1. <text:span text:style-name="T41">はじめに</text:span></text:h>
      <text:p text:style-name="P13">ようこそ、ウェブアプリケーションのコンテンツを豊富にする最も簡単な方法、ZKへ。</text:p>
      <text:p text:style-name="P57"><text:span text:style-name="T5">開発者ガイド</text:span>はZKの内容と特徴が書いてあります。インストールの際には<text:span text:style-name="T53">クイックスタートガイド</text:span>をご覧ください。<text:span text:style-name="T41">また、</text:span>操作方法と内容の詳細については<text:span text:style-name="T7">開発用リファレンス</text:span><text:span text:style-name="T2">を参照</text:span><text:span text:style-name="T41">して</text:span><text:span text:style-name="T2">ください。</text:span></text:p>
      <text:p text:style-name="P13">この章はウェブプログラミング<text:span text:style-name="T41">・</text:span>Ajax技術<text:span text:style-name="T41">・</text:span>ZKプロジェクトにおける現在までの流れを説明し<text:span text:style-name="T41">ます</text:span>。ZKの特徴についてすで<text:span text:style-name="T41">に</text:span>ご存知<text:span text:style-name="T41">でしたら</text:span>、この章<text:span text:style-name="T41">を</text:span>飛ばしても<text:span text:style-name="T41">構いません</text:span>。</text:p>
      <text:h text:style-name="P135" text:outline-level="2">従来のウェブアプリケーション</text:h>
      <text:p text:style-name="Standard"><text:span text:style-name="T55">効率的に簡単にウェブ上の</text:span><text:span text:style-name="T56">情報</text:span><text:span text:style-name="T55">を</text:span><text:span text:style-name="T56">交換</text:span><text:span text:style-name="T55">する目的として、Web技術、HTTPとHTMLは</text:span><text:span text:style-name="T56">ページをベースにした</text:span><text:span text:style-name="T55">方式と</text:span><text:span text:style-name="T56">ステートレス</text:span><text:span text:style-name="T55">モデルを基にしてい</text:span><text:span text:style-name="T56">ました</text:span><text:span text:style-name="T55">。</text:span><text:span text:style-name="T56">こ</text:span><text:span text:style-name="T55">のモデルの中では、ページは独立したものであり、クライアントとサーバーの間の最小のコミュニケーション単位で</text:span><text:span text:style-name="T56">もあります</text:span><text:span text:style-name="T55">。</text:span></text:p>
      <text:p text:style-name="Standard"><draw:frame draw:style-name="fr2" draw:name="Graphic1" text:anchor-type="paragraph" svg:x="11.16cm" svg:y="0.228cm" svg:width="6.348cm" svg:height="6.909cm" draw:z-index="2"><draw:image xlink:href="../img/20000081000027E400002C36A98C01AF.svm" xlink:type="simple" xlink:show="embed" xlink:actuate="onLoad"/></draw:frame><text:span text:style-name="T55">ウェブが次世代</text:span><text:span text:style-name="T56">の</text:span><text:span text:style-name="T55">アプリケーション進化として現れたとき、このモデルは</text:span><text:span text:style-name="T56">本質的</text:span><text:span text:style-name="T55">な</text:span><text:span text:style-name="T56">試練</text:span><text:span text:style-name="T55">に直面し</text:span><text:span text:style-name="T56">ました：</text:span><text:span text:style-name="T55">今日のアプリケーションの中で視覚的に複雑</text:span><text:span text:style-name="T56">さ</text:span><text:span text:style-name="T55">をあらわせない</text:span><text:span text:style-name="T56">という問題です</text:span><text:span text:style-name="T55">。たとえば、ユーザーに</text:span><text:span text:style-name="T56">見積もり</text:span><text:span text:style-name="T55">を見せるため、他のページを開いて自分の取引の記録探す、または最近の値段のページを開く、</text:span><text:span text:style-name="T56">あるいは</text:span><text:span text:style-name="T55">現在の株価のページを開かなければな</text:span><text:span text:style-name="T56">りません</text:span><text:span text:style-name="T55">。ユーザーは現在作業しているページをそのままにし、いくつものページ間を移動しなければ</text:span><text:span text:style-name="T56">なりません</text:span><text:span text:style-name="T55">。</text:span><text:span text:style-name="T56">ユーザーは</text:span><text:span text:style-name="T55">ページ間で簡単に迷子になるし、混乱しやすい</text:span><text:span text:style-name="T56">です</text:span><text:span text:style-name="T55">。結果として、ユーザーは機嫌を損ね、売り上げが落ち、生産力も下が</text:span><text:span text:style-name="T56">ります</text:span><text:span text:style-name="T55">。</text:span></text:p>
      <text:p text:style-name="Text_20_body"><text:span text:style-name="T55">ページ</text:span><text:span text:style-name="T56">をベースにあした方式</text:span><text:span text:style-name="T55">に頼る近代のアプリケーションを進化させる</text:span><text:span text:style-name="T56">のは一つの</text:span><text:span text:style-name="T55">挑戦</text:span><text:span text:style-name="T56">で、本質に関わる問題</text:span><text:span text:style-name="T55">で</text:span><text:span text:style-name="T56">す</text:span><text:span text:style-name="T55">。このモデルではサーバー上で</text:span><text:span text:style-name="T56">作動</text:span><text:span text:style-name="T55">しているアプリケーションは全てを見なければいけ</text:span><text:span text:style-name="T56">ません</text:span><text:span text:style-name="T55">。リクエストに応えること、返答を送付すること、ユーザーをページと他のページに結び</text:span><text:span text:style-name="T56">付け</text:span><text:span text:style-name="T55">る過程を順番</text:span><text:span text:style-name="T56">付ける</text:span><text:span text:style-name="T55">こと、</text:span><text:span text:style-name="T56">エラーを処理することなどです。そこでStruct・Tapestry・JSFなど多数のフレームワークが進化過程を簡単にするため開発されました。</text:span><text:span text:style-name="T55">ページ方式と近代のアプリケーションとの大きな差によって、これらの構造</text:span><text:span text:style-name="T56">は</text:span><text:span text:style-name="T55">理解し</text:span><text:span text:style-name="T56">にくいし</text:span><text:span text:style-name="T55">、使うことは楽しいものではなく、簡単でも直感的なものでも</text:span><text:span text:style-name="T56">ありませんでした</text:span><text:span text:style-name="T55">。</text:span></text:p>
      <text:h text:style-name="P134" text:outline-level="2">Ad-hoc AJAX <text:span text:style-name="T41">アプリケーション</text:span></text:h>
      <text:p text:style-name="Text_20_body"><draw:frame draw:style-name="fr2" draw:name="Graphic2" text:anchor-type="paragraph" svg:x="11.28cm" svg:y="1.452cm" svg:width="6.301cm" svg:height="7.518cm" draw:z-index="1"><draw:image xlink:href="../img/200000C9000027E4000032FC924A1F58.svm" xlink:type="simple" xlink:show="embed" xlink:actuate="onLoad"/></draw:frame><text:span text:style-name="T55">進化期間を終えて、ウェブアプリケーションは静的なHTMLのページから動的なHTMLへと、アプレットとフラッシュへと、そして、最後には</text:span><text:span text:style-name="T56">Ajax</text:span><text:span text:style-name="T56"><text:note text:id="ftn1" text:note-class="footnote"><text:note-citation>1</text:note-citation><text:note-body><text:p text:style-name="Footnote">AJAXとはJesse James Garrett氏がAjax: A New Approach to Web Applicationsで提出したものです。 </text:p></text:note-body></text:note></text:span><text:span text:style-name="T55">技術(非同期、JavaスクリプトとXML)まで至</text:span><text:span text:style-name="T56">りました</text:span><text:span text:style-name="T55">。Google </text:span><text:span text:style-name="T56">マップ</text:span><text:span text:style-name="T55"> とSuggestによって</text:span><text:span text:style-name="T56">示されている</text:span><text:span text:style-name="T55">ように、AJAXは</text:span><text:span text:style-name="T56">対話性</text:span><text:span text:style-name="T55">と返答機能を提供することにより、新しい</text:span><text:span text:style-name="T56">生命</text:span><text:span text:style-name="T55">をウェブアプリケーションに吹き込</text:span><text:span text:style-name="T56">みました</text:span><text:span text:style-name="T55">。アプレットやFlashとは違ってAJAXは標準的なブラウザとJavaScriptを基盤としており、AJAXだけのプラグインは必要</text:span><text:span text:style-name="T56">ありません</text:span><text:span text:style-name="T55">。</text:span></text:p>
      <text:p text:style-name="Standard"><text:span text:style-name="T55">AJAXはDHTM</text:span><text:span text:style-name="T56">L</text:span><text:span text:style-name="T55">のような新しい世代で</text:span><text:span text:style-name="T56">す</text:span><text:span text:style-name="T55">。というのはDHTML</text:span><text:span text:style-name="T56">のよう</text:span><text:span text:style-name="T55">に、JavaScriptに</text:span><text:span text:style-name="T56">深く</text:span><text:span text:style-name="T55">依存してい</text:span><text:span text:style-name="T56">ます</text:span><text:span text:style-name="T55">。ユーザーの操作によって行われるイベントを監視し、ブラウザの中で動的にページ(aka.DOM)の視覚表現をうまく処理</text:span><text:span text:style-name="T56">します</text:span><text:span text:style-name="T55">。ページをそのままにしたり、再び送付したりすることなく、非同期でサーバーと</text:span><text:span text:style-name="T56">の</text:span><text:span text:style-name="T55">やり取りする</text:span><text:span text:style-name="T56">を</text:span><text:span text:style-name="T55">可能にすることで、更に進化をさせ</text:span><text:span text:style-name="T56">ます</text:span><text:span text:style-name="T55">。クライアントとサーバーの間の</text:span><text:span text:style-name="T56">簡単な</text:span><text:span text:style-name="T55">やり取りでページ方式</text:span><text:span text:style-name="T56">を変えています</text:span><text:span text:style-name="T55">。適切なデザインで、AJAXは</text:span><text:span text:style-name="T56">デスクトップアプリケーションのように</text:span><text:span text:style-name="T55">豊富な内容を</text:span><text:span text:style-name="T56">ウェブ</text:span><text:span text:style-name="T55">ウェブアプリケーションに提供し、全ての内容はアプリケーションのコントロールの下、動的に更新され</text:span><text:span text:style-name="T56">ます</text:span><text:span text:style-name="T55">。</text:span></text:p>
      <text:p text:style-name="P58">AJAXでユーザーが期待する対話<text:span text:style-name="T41">機能</text:span>を達成するのは元々コスト高のウェブアプリケーション開発にさらに開発費用を増や<text:span text:style-name="T41">します</text:span>。開発者はブラウザ側でDOMを処理すると同時に、バグだらけのJavaScript APIを通してサーバーとコミュニケーションを取らなければなりません。さらに、より高度な対話を実現するため、開発者はアプリケーションデータやビジネスロジックをブラウザにコピーしますが、それによってメンテンのコストとデータ同期の<text:span text:style-name="T41">難度</text:span>はより<text:span text:style-name="T41">高くなります</text:span>。</text:p>
      <text:p text:style-name="Text_20_body"><text:span text:style-name="T55">結論として、</text:span><text:span text:style-name="T56">リクエストの処理について、</text:span><text:span text:style-name="T55">ad-hoc AJAXのアプリケーション</text:span><text:span text:style-name="T56">と</text:span><text:span text:style-name="T55">従来のウェブアプリケーション</text:span><text:span text:style-name="T56">の</text:span><text:span text:style-name="T55">と</text:span><text:span text:style-name="T56">は同じです。</text:span><text:span text:style-name="T55">また、</text:span><text:span text:style-name="T56">開発者は依然として</text:span><text:span text:style-name="T55">ページ方式と</text:span><text:span text:style-name="T56">ステートレス</text:span><text:span text:style-name="T55">モデルによって起こる</text:span><text:span text:style-name="T56">ギャップ</text:span><text:span text:style-name="T55">を埋めなければな</text:span><text:span text:style-name="T56">りません</text:span><text:span text:style-name="T55">。</text:span></text:p>
      <text:h text:style-name="P134" text:outline-level="2">ZK<text:span text:style-name="T41">とは？</text:span></text:h>
      <text:p text:style-name="Text_20_body"><text:span text:style-name="T55">ZKはイベント駆動</text:span><text:span text:style-name="T56">型コンポーネントをベースにした、</text:span><text:span text:style-name="T55">豊富なユーザーインターフェイスのある</text:span><text:span text:style-name="T56">ウェブアプリケーション</text:span><text:span text:style-name="T55">を可能に</text:span><text:span text:style-name="T56">するフレームワークです</text:span><text:span text:style-name="T55">。ZKは</text:span><text:span text:style-name="T56">AjJaxをベースにした駆動型エンジンと豊富な</text:span><text:span text:style-name="T55">XUL</text:span><text:span text:style-name="T56">・</text:span><text:span text:style-name="T55">XHTML</text:span><text:span text:style-name="T56">コンポーネント集</text:span><text:span text:style-name="T55">とZUMLと呼ばれる(ZKユーザーインターフェースマークアップ言語)マークアップ言語を提供しています</text:span><text:span text:style-name="T56">。</text:span></text:p>
      <text:p text:style-name="Text_20_body"><text:span text:style-name="T55">Z</text:span><text:span text:style-name="T56">Kの特徴のある多彩な</text:span><text:span text:style-name="T55">XULとXHTML</text:span><text:span text:style-name="T56">コンポーネント</text:span><text:span text:style-name="T55">でアプリケーションを表現</text:span><text:span text:style-name="T56">することが</text:span><text:span text:style-name="T55">で</text:span><text:span text:style-name="T56">きます</text:span><text:span text:style-name="T55">。何年間もデスクトップアプリケーションの中でしてきたように、ユーザー操作によって行われるイベントはXULとXHTMLにより処理</text:span><text:span text:style-name="T56">しています</text:span><text:span text:style-name="T55">。ほとんどの構成とは違い、AJAXは舞台裏の技術で</text:span><text:span text:style-name="T56">す。コンポーネント</text:span><text:span text:style-name="T55">の同期とイベントの並行処理はZKエンジンにより自動的に行われ</text:span><text:span text:style-name="T56">ます</text:span><text:span text:style-name="T55">。</text:span></text:p>
      <text:p text:style-name="Text_20_body"><text:span text:style-name="T55">デスクトップアプリケーション</text:span><text:span text:style-name="T56">を</text:span><text:span text:style-name="T55">開発</text:span><text:span text:style-name="T56">する簡単なレベルで</text:span><text:span text:style-name="T55">、同じ程度</text:span><text:span text:style-name="T56">の</text:span><text:span text:style-name="T55">対話</text:span><text:span text:style-name="T56">と応答ができます</text:span><text:span text:style-name="T55">。</text:span></text:p>
      <text:p text:style-name="Text_20_body"><text:span text:style-name="T56">シンプル</text:span><text:span text:style-name="T55">なモデルと豊富な</text:span><text:span text:style-name="T56">コンポーネント</text:span><text:span text:style-name="T55">に加え、ZKはZUMLと呼ばれるマークアップ言語を</text:span><text:span text:style-name="T56">サポート</text:span><text:span text:style-name="T55">して</text:span><text:span text:style-name="T56">います</text:span><text:span text:style-name="T55">。ZUMLはXHTMLのようなもので、</text:span><text:span text:style-name="T56">開発者</text:span><text:span text:style-name="T55">にユーザーインターフェイスをプログラムなしでデザイン可能にしてい</text:span><text:span text:style-name="T56">ます</text:span><text:span text:style-name="T55">。XML</text:span><text:span text:style-name="T56">のネーム空間を用いて</text:span><text:span text:style-name="T55">、ZUMLは</text:span><text:span text:style-name="T56">シームレスな</text:span><text:span text:style-name="T55">、異なったタグ</text:span><text:span text:style-name="T56"><text:note text:id="ftn2" text:note-class="footnote"><text:note-citation>2</text:note-citation><text:note-body><text:p text:style-name="Footnote">タグはXML要素です。コンポーネントはZUMLページが翻訳された時に生成されました。</text:p></text:note-body></text:note></text:span><text:span text:style-name="T55">セットを同じページに組み込</text:span><text:span text:style-name="T56">むことができます</text:span><text:span text:style-name="T55">。</text:span><text:span text:style-name="T56">現在、</text:span><text:span text:style-name="T55">ZUMLはXULとHTMLの二つのタグセット</text:span><text:span text:style-name="T56">に対応しています</text:span><text:span text:style-name="T55">。</text:span></text:p>
      <text:p text:style-name="Text_20_body"><text:span text:style-name="T56">迅速なプロトタイピングやカスタマイズ化するため、開発者はZUMLにてELまたはJava</text:span><text:span text:style-name="T56"><text:note text:id="ftn3" text:note-class="footnote"><text:note-citation>3</text:note-citation><text:note-body><text:p text:style-name="Footnote">JavaインタープリターはBeanShell (http://www.beanshell.org)を使用します。</text:p></text:note-body></text:note></text:span><text:span text:style-name="T56">, JavaScript</text:span><text:span text:style-name="T56"><text:note text:id="ftn4" text:note-class="footnote"><text:note-citation>4</text:note-citation><text:note-body><text:p text:style-name="P107">JavaScriptインタープリターはRhino (http://www.mozilla.org/rhino)を使用します。</text:p></text:note-body></text:note></text:span><text:span text:style-name="T56">, Ruby</text:span><text:span text:style-name="T56"><text:note text:id="ftn5" text:note-class="footnote"><text:note-citation>5</text:note-citation><text:note-body><text:p text:style-name="P107">RubyインタープリターはJRuby (http://jruby.codehaus.org/)を使用します。</text:p></text:note-body></text:note></text:span><text:span text:style-name="T56"> and Groovy</text:span><text:span text:style-name="T56"><text:note text:id="ftn6" text:note-class="footnote"><text:note-citation>6</text:note-citation><text:note-body><text:p text:style-name="P107">GroovyインタープリターはGroovy (http://groovy.codehaus.org/)を使用します。</text:p></text:note-body></text:note></text:span><text:span text:style-name="T56">等のスクリプトを使用することができます。必要がなければ開発者はスクリプトを使わなくても結構です。JavaScriptがHTMLに埋め込まれているのと違って、ZKはサーバー側でスクリプトを実行します。</text:span></text:p>
      <text:p text:style-name="Text_20_body"><text:span text:style-name="T56">ここで全てのタスクはサーバー側で実行しているというのは開発者</text:span><text:span text:style-name="T55">の</text:span><text:span text:style-name="T56">立場で言ったものです。コンポーネントを開発するデベロッパーは対話とシンプルのバランスを取りながら、それぞれのタスクがサーバー側またはクライアント側いずれかで決定しなければなりません。</text:span></text:p>
      <text:h text:style-name="P134" text:outline-level="2">ZK<text:span text:style-name="T41">でないものとは？</text:span></text:h>
      <text:p text:style-name="Text_20_body"><text:span text:style-name="T55">ZKはサーバー同士の通信と耐久性について</text:span><text:span text:style-name="T56">設計したものではありません。ZKはできる限り小さく設計されています。それは、ZKはプレゼンテーション層を目的としているからです。バックエンドの技術を必要としていないし、推奨もしていません。JDBC、Hibemate、Java Mail、EJB or JＭＳなど 全てのミドルウェアーは今まで動いていたように作動します。</text:span></text:p>
      <text:p text:style-name="Text_20_body"><text:span text:style-name="T55">ZKはクライアントとサーバー間を通信する</text:span><text:span text:style-name="T56">開発者</text:span><text:span text:style-name="T55">のための通信路、RMI又は他のAPIを提供し</text:span><text:span text:style-name="T56">ていません</text:span><text:span text:style-name="T55">。なぜなら、全てのコードは同じJVMを使用し、サーバーで</text:span><text:span text:style-name="T56">作動</text:span><text:span text:style-name="T55">して</text:span><text:span text:style-name="T56">るからです</text:span><text:span text:style-name="T55">。</text:span></text:p>
      <text:p text:style-name="Text_20_body"><text:span text:style-name="T55">ZKは</text:span><text:span text:style-name="T56">開発者</text:span><text:span text:style-name="T55">にMVCや他のデザインパターンを</text:span><text:span text:style-name="T56">強制的に</text:span><text:span text:style-name="T55">使わせ</text:span><text:span text:style-name="T56">ません</text:span><text:span text:style-name="T55">。それを使うかどうかは</text:span><text:span text:style-name="T56">開発者が</text:span><text:span text:style-name="T55">選択</text:span><text:span text:style-name="T56">します</text:span><text:span text:style-name="T55">。</text:span></text:p>
      <text:p text:style-name="Text_20_body"><text:span text:style-name="T55">ZKはXULをウェブアプリケーションに提供することを目的とした</text:span><text:span text:style-name="T56">フレームワーク</text:span><text:span text:style-name="T55">では</text:span><text:span text:style-name="T56">ありません</text:span><text:span text:style-name="T55">。デスクトッププログラムモデルをウェブアプリケーションに提供することを目的としてい</text:span><text:span text:style-name="T56">ます。ZKは現在では</text:span><text:span text:style-name="T55">XULとXHTMLが使用可能で</text:span><text:span text:style-name="T56">、</text:span><text:span text:style-name="T55">将来的には</text:span><text:span text:style-name="T55">XAMLとXQueryまたは他の</text:span><text:span text:style-name="T56">言語に対応することは可能です。</text:span></text:p>
      <text:p text:style-name="Text_20_body"><text:span text:style-name="T55">現在</text:span><text:span text:style-name="T56">、ZKは</text:span><text:span text:style-name="T55">AJAXを組み込ん</text:span><text:span text:style-name="T56">でいますが、それだけではありません</text:span><text:span text:style-name="T55">。</text:span><text:span text:style-name="T56">近い将来、</text:span><text:span text:style-name="T55">ZKモバイル</text:span><text:span text:style-name="T56">を用いて、今開発したウェブ</text:span><text:span text:style-name="T55">アプリケーションは</text:span><text:span text:style-name="T56">そのまま</text:span><text:span text:style-name="T56"><text:note text:id="ftn7" text:note-class="footnote"><text:note-citation>7</text:note-citation><text:note-body><text:p text:style-name="Footnote">画面のサイズに合わせて調整する必要がある場合があります。 </text:p></text:note-body></text:note></text:span><text:span text:style-name="T55">PDA</text:span><text:span text:style-name="T56">・</text:span><text:span text:style-name="T55">モバイル</text:span><text:span text:style-name="T56">・</text:span><text:span text:style-name="T55">ゲーム等J2MEが使えるデバイス</text:span><text:span text:style-name="T56">に適用できます。</text:span></text:p>
      <text:h text:style-name="P147" text:outline-level="2">ZKの<text:span text:style-name="T41">制限</text:span></text:h>
      <text:p text:style-name="Text_20_body"><text:span text:style-name="T55">ZKは3Dゲームのような、クライアントで行われるタスクを動かすためにあるのでは</text:span><text:span text:style-name="T56">ありません</text:span><text:span text:style-name="T55">。</text:span></text:p>
      <text:p text:style-name="Text_20_body"><text:span text:style-name="T55">特別な</text:span><text:span text:style-name="T56">コンポーネント</text:span><text:span text:style-name="T55">を</text:span><text:span text:style-name="T56">作らない</text:span><text:span text:style-name="T55">限り、ZKはクライアント側</text:span><text:span text:style-name="T56">の</text:span><text:span text:style-name="T55">能力を</text:span><text:span text:style-name="T56">有効に利用する</text:span><text:span text:style-name="T55">アプリケーションのためにあるのでは</text:span><text:span text:style-name="T56">ありません</text:span><text:span text:style-name="T55">。</text:span></text:p>
      <text:h text:style-name="Heading_20_1" text:outline-level="1"><text:span text:style-name="T52">2. </text:span><text:span text:style-name="T49">さあ、はじめましょう</text:span></text:h>
      <text:p text:style-name="Text_20_body"><text:span text:style-name="T64">この章</text:span><text:span text:style-name="T65">で</text:span><text:span text:style-name="T64">はどのようにZUMLページを</text:span><text:span text:style-name="T65">作成する</text:span><text:span text:style-name="T64">か説明しています。</text:span><text:span text:style-name="T65">お時間のない方でも</text:span><text:span text:style-name="T64">、</text:span><text:span text:style-name="T65">必ず</text:span><text:span text:style-name="T64">この章を読んでください。</text:span></text:p>
      <text:p text:style-name="Text_20_body"><text:span text:style-name="T64">この章</text:span><text:span text:style-name="T65">で</text:span><text:span text:style-name="T64">はXULを</text:span><text:span text:style-name="T65">用いて</text:span><text:span text:style-name="T64">ZKの</text:span><text:span text:style-name="T65">要素</text:span><text:span text:style-name="T64">を</text:span><text:span text:style-name="T65">説明しますが、</text:span><text:span text:style-name="T64">ZKで使用</text:span><text:span text:style-name="T65">可能な</text:span><text:span text:style-name="T64">他のマークアップ言語も使えます。</text:span></text:p>
      <text:h text:style-name="P136" text:outline-level="2">Hello World!</text:h>
      <text:p text:style-name="Text_20_body"><text:span text:style-name="T64">ZKをウェブサーバー</text:span><text:note text:id="ftn8" text:note-class="footnote"><text:note-citation>8</text:note-citation><text:note-body><text:p text:style-name="P108">クイックスタートガイドをご覧ください。</text:p></text:note-body></text:note><text:span text:style-name="T65">にインストールしたら、アプリケーションを作成することは難しくありません。下の例を参考にして</text:span><text:span text:style-name="T65"><text:note text:id="ftn9" text:note-class="footnote"><text:note-citation>9</text:note-citation><text:note-body><text:p text:style-name="P108">本資料にある例のライブデモを見ることもできます。</text:p></text:note-body></text:note></text:span><text:span text:style-name="T65"> 適切なディレクトリーの下に</text:span><text:span text:style-name="Source_20_Text"><text:span text:style-name="T82">hello.zul</text:span></text:span><text:span text:style-name="T65">ファイルを作りましょう。</text:span></text:p>
      <text:p text:style-name="Code">&lt;window title="Hello" border="normal"&gt;</text:p>
      <text:p text:style-name="Code"><text:tab/>Hello World!</text:p>
      <text:p text:style-name="Code">&lt;/window&gt;</text:p>
      <text:p text:style-name="Text_20_body"><text:span text:style-name="T64">そうして、間違えないように</text:span> <text:span text:style-name="Source_20_Text">http://localhost/myapp/hello.zul</text:span><text:span text:style-name="T96">を参照すれば以下の結果が表示されます。</text:span></text:p>
      <text:p text:style-name="Text_20_body"><draw:frame draw:style-name="fr3" draw:name="graphics81" text:anchor-type="paragraph" svg:width="7.684cm" svg:height="1.058cm" draw:z-index="7"><draw:image xlink:href="../img/100000000000016B0000003225F823E1.png" xlink:type="simple" xlink:show="embed" xlink:actuate="onLoad"/></draw:frame><text:span text:style-name="T64">ZUMLページ</text:span><text:span text:style-name="T65">の</text:span><text:span text:style-name="T64">中で、XML</text:span><text:span text:style-name="T65">要素</text:span><text:span text:style-name="T64">はどんなコンポーネントを作るかを説明しています。この例では、ひとつのウィンドウです</text:span><text:span text:style-name="T14">（</text:span><text:span text:style-name="Source_20_Text"><text:span text:style-name="T83">org.zkoss.zul.Window</text:span></text:span><text:span text:style-name="T14">）</text:span><text:span text:style-name="T64">。XMLの</text:span><text:span text:style-name="T65">属性</text:span><text:span text:style-name="T64">はウィンドウコンポーネントプロパティの値を</text:span><text:span text:style-name="T65">指定する際に使います</text:span><text:span text:style-name="T64">。この例では、</text:span><text:span text:style-name="Source_20_Text"><text:span text:style-name="T82">title</text:span></text:span><text:span text:style-name="T64">と</text:span><text:span text:style-name="Source_20_Text"><text:span text:style-name="T82">boarder</text:span></text:span><text:span text:style-name="T64">プロパティを「Hello」と「no</text:span><text:span text:style-name="T65">r</text:span><text:span text:style-name="T64">mal」にそれぞれ設定し、ウィンドウが作られています。</text:span></text:p>
      <text:p text:style-name="Text_20_body"><text:span text:style-name="T64">XML要素</text:span><text:span text:style-name="T65">の</text:span><text:span text:style-name="T64">中で括弧</text:span><text:span text:style-name="T65">を</text:span><text:span text:style-name="T64">付けたテキストはラベル</text:span><text:span text:style-name="T14">（</text:span><text:span text:style-name="Source_20_Text"><text:span text:style-name="T83">org.zkoss.zui.Latel</text:span></text:span><text:span text:style-name="T14">）</text:span><text:span text:style-name="T64">と呼ばれる特別なコンポーネントとして指定さ</text:span><text:span text:style-name="T65">れ</text:span><text:span text:style-name="T64">ます。このようにして、上の例は下記のものと同じ内容になります。</text:span></text:p>
      <text:p text:style-name="Code">&lt;window title="Hello" border="normal"&gt;</text:p>
      <text:p text:style-name="Code">&lt;label value="Hello World!"/&gt;</text:p>
      <text:p text:style-name="Code">&lt;/window&gt;</text:p>
      <text:h text:style-name="P146" text:outline-level="2">対話</text:h>
      <text:p text:style-name="Text_20_body"><text:span text:style-name="T64">いくつかの</text:span><text:span text:style-name="T65">対話機能を</text:span><text:span text:style-name="T64">加えてみましょう。</text:span></text:p>
      <text:p text:style-name="Code">&lt;window title="Hello" border="normal"&gt;<text:line-break/><text:tab/>&lt;button label="Say Hello" onClick="alert(&amp;quot;Hello World!&amp;quot;)"/&gt;<text:line-break/>&lt;/window&gt;</text:p>
      <text:p text:style-name="P14"><text:span text:style-name="T80">ボタンをクリックした</text:span><text:span text:style-name="T81">ら</text:span><text:span text:style-name="T80">、以下のようなものが</text:span><text:span text:style-name="T81">表示されます</text:span><text:span text:style-name="T80">。</text:span></text:p>
      <text:p text:style-name="Text_20_body"><draw:frame draw:style-name="fr4" draw:name="Graphic5" text:anchor-type="paragraph" svg:x="2.877cm" svg:y="0.425cm" svg:width="11.675cm" svg:height="1.482cm" draw:z-index="3"><draw:image xlink:href="../img/10000000000002960000005450FF7802.png" xlink:type="simple" xlink:show="embed" xlink:actuate="onLoad"/></draw:frame><draw:frame draw:style-name="fr4" draw:name="Graphic6" text:anchor-type="paragraph" svg:x="5.271cm" svg:y="0.101cm" svg:width="8.661cm" svg:height="2.378cm" draw:z-index="4"><draw:image xlink:href="../img/10000000000001EB00000087D3A63E71.png" xlink:type="simple" xlink:show="embed" xlink:actuate="onLoad"/></draw:frame><text:span text:style-name="Source_20_Text"><text:span text:style-name="T83">onClick</text:span></text:span><text:span text:style-name="T64">の機能はコンポーネントにイベントリスナを付け加えます。</text:span><text:span text:style-name="T65">属性の値は</text:span><text:span text:style-name="T64">Javaコード</text:span><text:span text:style-name="T65">であれば何でも構いません</text:span><text:span text:style-name="T64">。</text:span><text:span text:style-name="T65">ZKは</text:span><text:span text:style-name="Source_20_Text"><text:span text:style-name="T83">&amp;quot</text:span></text:span><text:span text:style-name="T65">で</text:span><text:span text:style-name="T64">ダブルコーテーションマーク（”）</text:span><text:span text:style-name="T65">を表現し、標準的な</text:span><text:span text:style-name="T64">XMLにします。XML</text:span><text:span text:style-name="T65">を</text:span><text:span text:style-name="T64">よくご存じでないなら、</text:span><text:span text:style-name="T66">ZKユーザーインターフェースマークアップ言語 </text:span><text:span text:style-name="T64">の章の</text:span><text:span text:style-name="T66">XML </text:span><text:span text:style-name="T64">セクションを見てください。</text:span></text:p>
      <text:p text:style-name="P18"><text:span text:style-name="Source_20_Text">alert</text:span><text:span text:style-name="T41">ファンクション</text:span>はダイアログボックスを表示するためのグローバルファンクションです。それは<text:span text:style-name="Source_20_Text">org.zkoss.zui.Messagebox</text:span>クラスの<text:span text:style-name="Source_20_Text">show</text:span>コマンドへのショートカットです。</text:p>
      <text:p text:style-name="Code">&lt;button label="Say Hello" onClick="Messagebox.show(&amp;quot;Hello World!&amp;quot;)"/&gt;</text:p>
      <text:p text:style-name="P28">【補足】：</text:p>
      <text:list text:style-name="L1">
        <text:list-item>
          <text:p text:style-name="P344"><text:span text:style-name="T60">ZUML</text:span><text:span text:style-name="T68">に組み込まれているスクリプトは</text:span><text:span text:style-name="T60">Java,JavaScript,Ruby,Groovy</text:span><text:span text:style-name="T68">に限らずに、異なった言語で</text:span><text:span text:style-name="T69">編集する</text:span><text:span text:style-name="T68">ことができます。さらにそれらはサーバーで</text:span><text:span text:style-name="T69">実行され</text:span><text:span text:style-name="T68">ます。</text:span></text:p>
        </text:list-item>
        <text:list-item>
          <text:p text:style-name="P344"><text:span text:style-name="T60">ZK</text:span><text:span text:style-name="T58">は</text:span><text:span text:style-name="T69">実行中に</text:span><text:span text:style-name="T68">BeanShellを使って</text:span><text:span text:style-name="T60">Java</text:span><text:span text:style-name="T68">を翻訳します。つまり、</text:span><text:span text:style-name="Source_20_Text"><text:span text:style-name="T173">alert</text:span></text:span><text:span text:style-name="T68">といったグローバルファンクションを宣言することができます。同じように、ほとんどのスクリプト言語</text:span><text:span text:style-name="T69">で</text:span><text:span text:style-name="T68">はグローバルファンクション</text:span><text:span text:style-name="T69">は</text:span><text:span text:style-name="T68">簡単に定義</text:span><text:span text:style-name="T69">できます。</text:span><text:span text:style-name="T68">クラスを</text:span><text:span text:style-name="T69">簡単に</text:span><text:span text:style-name="T68">定義</text:span><text:span text:style-name="T69">できる言語は少ないですが存在します</text:span><text:span text:style-name="T68">。</text:span></text:p>
        </text:list-item>
        <text:list-item>
          <text:p text:style-name="P344"><text:span text:style-name="Source_20_Text"><text:span text:style-name="T173">ava.lang</text:span></text:span><text:span text:style-name="Source_20_Text"><text:span text:style-name="T46">、</text:span></text:span><text:span text:style-name="Source_20_Text"><text:span text:style-name="T173">java.util</text:span></text:span><text:span text:style-name="Source_20_Text"><text:span text:style-name="T46">、</text:span></text:span><text:span text:style-name="Source_20_Text"><text:span text:style-name="T173">org.zkoss</text:span></text:span><text:span text:style-name="Source_20_Text"><text:span text:style-name="T46">、</text:span></text:span><text:span text:style-name="Source_20_Text"><text:span text:style-name="T173">sk.ui</text:span></text:span><text:span text:style-name="Source_20_Text"><text:span text:style-name="T46">、</text:span></text:span><text:span text:style-name="Source_20_Text"><text:span text:style-name="T173">org.zkoss.zk.ui.event</text:span></text:span><text:span text:style-name="Source_20_Text"><text:span text:style-name="T46">、</text:span></text:span><text:span text:style-name="Source_20_Text"><text:span text:style-name="T173">org.zkoss.zuil</text:span></text:span><text:span text:style-name="T60">の</text:span><text:span text:style-name="T68">パッケージ</text:span><text:span text:style-name="T69">にある</text:span><text:span text:style-name="T68">すべてのクラスは</text:span><text:span text:style-name="T60">ZUML</text:span><text:span text:style-name="T68">ページに組み込まれているスクリプトコードを</text:span><text:span text:style-name="T69">処理</text:span><text:span text:style-name="T68">する前に挿入されています。</text:span></text:p>
        </text:list-item>
      </text:list>
      <text:h text:style-name="P136" text:outline-level="2"><text:span text:style-name="Source_20_Text">zscript </text:span></text:h>
      <text:p text:style-name="Text_20_body"><text:span text:style-name="Source_20_Text"><text:span text:style-name="T173">zscript</text:span></text:span><text:span text:style-name="T69">は</text:span><text:span text:style-name="T60">ZUML</text:span><text:span text:style-name="T68">ページが</text:span><text:span text:style-name="T69">生成された際、処理される</text:span><text:span text:style-name="T68">スクリプトコードを定義</text:span><text:span text:style-name="T69">する特別な要素です</text:span><text:span text:style-name="T68">。代表的な使用方法は初期化、グローバル変数</text:span><text:span text:style-name="T69">及びメソッド</text:span><text:span text:style-name="T68">の宣言です。</text:span></text:p>
      <text:p text:style-name="Tip"><text:span text:style-name="T7">【補足】：</text:span><text:span text:style-name="Source_20_Text"><text:span text:style-name="T2"> </text:span></text:span><text:span text:style-name="Source_20_Text"><text:span text:style-name="T4">zscript</text:span></text:span><text:span text:style-name="T70">では</text:span><text:span text:style-name="T62">EL</text:span><text:span text:style-name="T70">を使用できません。</text:span></text:p>
      <text:p text:style-name="Text_20_body"><text:span text:style-name="T68">たとえば、下の例はボタンが押されるたびに、異なったメッセージを表示します。</text:span>.</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7">【補足】：</text:span><text:span text:style-name="T2"> </text:span><text:span text:style-name="Source_20_Text"><text:span text:style-name="T4">zscript</text:span></text:span><text:span text:style-name="T70">はページを読み込むときに一度だけ、翻訳します。それは大抵、初期</text:span><text:span text:style-name="T69">変数</text:span><text:span text:style-name="T70">と</text:span><text:span text:style-name="T69">メソッド</text:span><text:span text:style-name="T70">を定義します。</text:span></text:p>
      <text:h text:style-name="P44" text:outline-level="3">スクリプト言語</text:h>
      <text:p text:style-name="Text_20_body_20_indent"><text:span text:style-name="T68">デフォルトで、スクリプト言語は</text:span><text:span text:style-name="T60">Java</text:span><text:span text:style-name="T68">に設定されています。しかし、</text:span><text:span text:style-name="Source_20_Text"><text:span text:style-name="T89">language</text:span></text:span><text:span text:style-name="T69">属性を使えば</text:span><text:span text:style-name="T68">異なった言語を選ぶことができます。</text:span><text:span text:style-name="T69">なお、</text:span><text:span text:style-name="Source_20_Text"><text:span text:style-name="T2">language</text:span></text:span><text:span text:style-name="T49">は</text:span><text:span text:style-name="T50">大文字と小文字を識別</text:span><text:span text:style-name="T49">しません。</text:span></text:p>
      <text:p text:style-name="Code_20_Indent">&lt;zscript <text:span text:style-name="T25">language="javascript"</text:span>&gt;</text:p>
      <text:p text:style-name="Code_20_Indent"><text:tab/>alert('Say Hi in Jav<text:span text:style-name="T2">aScript');</text:span></text:p>
      <text:p text:style-name="Code_20_Indent"><text:tab/>new Label("Hi, Jav<text:span text:style-name="T2">aScript!").setParent(win);</text:span></text:p>
      <text:p text:style-name="P41">&lt;/zscript&gt;</text:p>
      <text:p text:style-name="P24"><text:span text:style-name="T68">イベント</text:span><text:span text:style-name="T69">ハンドラの</text:span><text:span text:style-name="T68">スクリプト言語を</text:span><text:span text:style-name="T69">指定</text:span><text:span text:style-name="T68">するために、以下の</text:span><text:span text:style-name="T69">ように言語名（この例では</text:span><text:span text:style-name="Source_20_Text"><text:span text:style-name="T173">javascript</text:span></text:span><text:span text:style-name="T19">）</text:span><text:span text:style-name="T58">を</text:span><text:span text:style-name="T68">前置き記述</text:span><text:span text:style-name="T69">し</text:span><text:span text:style-name="T68">ます。補足：言語名の前後にはスペースを入れ</text:span><text:span text:style-name="T69">てはいけません</text:span><text:span text:style-name="T68">。</text:span></text:p>
      <text:p text:style-name="Code_20_Indent">&lt;button onClick="<text:span text:style-name="T25">javascript: </text:span>do_something_in_js();"/&gt;</text:p>
      <text:p text:style-name="Text_20_body_20_indent"><text:span text:style-name="T69">これによって、同じ</text:span><text:span text:style-name="T68">ページに</text:span><text:span text:style-name="T69">異なった</text:span><text:span text:style-name="T68">言語</text:span><text:span text:style-name="T69">で</text:span><text:span text:style-name="T68">スクリプトを</text:span><text:span text:style-name="T69">書くことができます</text:span><text:span text:style-name="T68">。</text:span></text:p>
      <text:h text:style-name="P45" text:outline-level="3">別ファイル<text:span text:style-name="T41">の</text:span>中のスクリプト</text:h>
      <text:p text:style-name="P24"><text:span text:style-name="T68">コードと</text:span><text:span text:style-name="T69">ビュー</text:span><text:span text:style-name="T68">を別にするために、</text:span><text:span text:style-name="T69">開発者</text:span><text:span text:style-name="T68">は</text:span><text:span text:style-name="T69">スクリプトコード</text:span><text:span text:style-name="T70">を</text:span><text:span text:style-name="T69">他</text:span><text:span text:style-name="T68">のファイルに保存</text:span><text:span text:style-name="T69">することが</text:span><text:span text:style-name="T68">でき</text:span><text:span text:style-name="T69">ま</text:span><text:span text:style-name="T68">す。</text:span><text:span text:style-name="T69">たとえば</text:span><text:span text:style-name="Source_20_Text"><text:span text:style-name="T86">say</text:span></text:span><text:span text:style-name="Source_20_Text"><text:span text:style-name="T173">Hello</text:span></text:span><text:span text:style-name="Source_20_Text"><text:span text:style-name="T46">.zs</text:span></text:span><text:span text:style-name="T68">と</text:span><text:span text:style-name="T69">作り</text:span><text:span text:style-name="T68">、それから、</text:span><text:span text:style-name="Source_20_Text"><text:span text:style-name="T173">src</text:span></text:span><text:span text:style-name="T58">属性</text:span><text:span text:style-name="T68">を使いそれを参照します。</text:span></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text:span text:style-name="Source_20_Text"><text:span text:style-name="T173">sayHello.zs</text:span></text:span><text:span text:style-name="T68">の中身は以下のように</text:span><text:span text:style-name="T69">します</text:span><text:span text:style-name="T68">。</text:span></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ext:span text:style-name="Source_20_Text">attribute </text:span><text:span text:style-name="T98">要素</text:span></text:h>
      <text:p text:style-name="Text_20_body"><text:span text:style-name="Source_20_Text"><text:span text:style-name="T46">attribute</text:span></text:span><text:span text:style-name="T58">要素</text:span><text:span text:style-name="T68">は</text:span><text:span text:style-name="T69">要素 (ここでは</text:span><text:span text:style-name="Source_20_Text"><text:span text:style-name="T86">button</text:span></text:span><text:span text:style-name="T69">) の</text:span><text:span text:style-name="T60">XML</text:span><text:span text:style-name="T58">属性を定義する要素です</text:span><text:span text:style-name="T68">。適切</text:span><text:span text:style-name="T69">に</text:span><text:span text:style-name="T68">使</text:span><text:span text:style-name="T69">えば</text:span><text:span text:style-name="T68">ページ</text:span><text:span text:style-name="T69">が</text:span><text:span text:style-name="T68">より</text:span><text:span text:style-name="T69">読みやすくなります</text:span><text:span text:style-name="T68">。以下のコード</text:span><text:span text:style-name="T69">は</text:span><text:span text:style-name="T68">上に紹介した</text:span><text:span text:style-name="Source_20_Text"><text:span text:style-name="T173">hello.zul</text:span></text:span><text:span text:style-name="T58">と同様です</text:span><text:span text:style-name="T68">。</text:span>.</text:p>
      <text:p text:style-name="Code">&lt;button label="Say Hello"&gt;</text:p>
      <text:p text:style-name="Code"><text:tab/> &lt;attribute name="onClick"&gt;alert("Hello World!");&lt;/attribute&gt;</text:p>
      <text:p text:style-name="Code">&lt;/button&gt;</text:p>
      <text:p text:style-name="P56"><text:span text:style-name="T70">以下のように</text:span><text:span text:style-name="Source_20_Text"><text:span text:style-name="T4">trim</text:span></text:span><text:span text:style-name="T70">を設定するより</text:span><text:span text:style-name="T69">、</text:span><text:span text:style-name="T70">入力時のスペースを</text:span><text:span text:style-name="T69">無視</text:span><text:span text:style-name="T68">するかどうか決めることができます。</text:span><text:span text:style-name="T69">デフォルトでは </text:span><text:span text:style-name="Source_20_Text"><text:span text:style-name="T89">trim</text:span></text:span><text:span text:style-name="T69">が設定されていません。</text:span></text:p>
      <text:p text:style-name="Code">&lt;button&gt;</text:p>
      <text:p text:style-name="Code"><text:tab/>&lt;attribute label="value" <text:span text:style-name="T25">trim="true"</text:span>&gt;</text:p>
      <text:p text:style-name="Code"><text:tab/><text:tab/>The<text:span text:style-name="T2"> leading and trailing whitespaces will be omitted.</text:span></text:p>
      <text:p text:style-name="Code"><text:tab/>&lt;/attribute&gt;</text:p>
      <text:p text:style-name="Code">&lt;/button&gt;</text:p>
      <text:h text:style-name="P134" text:outline-level="2">EL <text:span text:style-name="T41">表記</text:span></text:h>
      <text:p text:style-name="Text_20_body"><text:span text:style-name="T69">属性</text:span><text:span text:style-name="T68">の名前や、</text:span><text:span text:style-name="T69">要素</text:span><text:span text:style-name="T68">、プロセスの</text:span><text:span text:style-name="T69">指令</text:span><text:span text:style-name="T68">を除いて、</text:span><text:span text:style-name="T60">JSP</text:span><text:span text:style-name="T68">のように、</text:span><text:span text:style-name="T60">ZUML</text:span><text:span text:style-name="T68">のどの部分でも</text:span><text:span text:style-name="T60">EL</text:span><text:span text:style-name="T68">表記を使うことができます。</text:span></text:p>
      <text:p text:style-name="Text_20_body"><text:span text:style-name="T60">EL</text:span><text:span text:style-name="T68">表記は</text:span><text:span text:style-name="T69">構文</text:span><text:span text:style-name="Source_20_Text"><text:span text:style-name="T173">$</text:span></text:span><text:span text:style-name="Source_20_Text"><text:span text:style-name="T46">{</text:span></text:span><text:span text:style-name="Source_20_Text"><text:span text:style-name="T173">expr</text:span></text:span><text:span text:style-name="Source_20_Text"><text:span text:style-name="T46">}</text:span></text:span><text:span text:style-name="T58">を使い</text:span><text:span text:style-name="T68">ます。例えば、</text:span></text:p>
      <text:p text:style-name="Code">&lt;element attr1=”${bean.property}”.../&gt;</text:p>
      <text:p text:style-name="Code">${map[entry]}</text:p>
      <text:p text:style-name="Code">&lt;another-element&gt;${3+counter} is ${empty map}&lt;/another-element&gt;</text:p>
      <text:p text:style-name="Tip"><text:span text:style-name="T7">【ヒント】：</text:span><text:span text:style-name="T9"> </text:span><text:span text:style-name="Source_20_Text"><text:span text:style-name="T173">empty</text:span></text:span><text:span text:style-name="T68">はマップ、集合、</text:span><text:span text:style-name="T69">配列</text:span><text:span text:style-name="T68">、文字列が空</text:span><text:span text:style-name="T69">(null)</text:span><text:span text:style-name="T68">かどうかをテストする</text:span><text:span text:style-name="T87">演算子</text:span><text:span text:style-name="T88">です。</text:span></text:p>
      <text:p text:style-name="P71"><text:span text:style-name="T7">【ヒント】：</text:span> <text:span text:style-name="Source_20_Text">map[entry]</text:span> <text:span text:style-name="T68">はマップの</text:span><text:span text:style-name="T69">要素</text:span><text:span text:style-name="T68">に</text:span><text:span text:style-name="T69">アクセス</text:span><text:span text:style-name="T68">する方法です。つまり、</text:span><text:span text:style-name="T60">Java</text:span><text:span text:style-name="T68">で言う、</text:span> <text:span text:style-name="Source_20_Text">map.get(entry)</text:span> <text:span text:style-name="T96">と同じ</text:span><text:span text:style-name="T97">です。</text:span></text:p>
      <text:p text:style-name="Text_20_body"><text:span text:style-name="T60">EL</text:span><text:span text:style-name="T68">表記が</text:span><text:span text:style-name="T69">属性</text:span><text:span text:style-name="T68">の値として使われるとき、コンポーネントがその値を受け取れる限り、</text:span><text:span text:style-name="T69">戻り値はどのような</text:span><text:span text:style-name="T68">オブジェクト</text:span><text:span text:style-name="T69">でも構いません</text:span><text:span text:style-name="T68">。たとえば、以下の表記は</text:span><text:span text:style-name="Source_20_Text"><text:span text:style-name="T90">Boo</text:span></text:span><text:span text:style-name="Source_20_Text"><text:span text:style-name="T86">le</text:span></text:span><text:span text:style-name="Source_20_Text"><text:span text:style-name="T90">an</text:span></text:span><text:span text:style-name="T68">オブジェクトとして</text:span><text:span text:style-name="T69">処理</text:span><text:span text:style-name="T68">され</text:span><text:span text:style-name="T69">ます</text:span><text:span text:style-name="T68">。</text:span></text:p>
      <text:p text:style-name="Code">&lt;window if="${some &gt; 10}"&gt;</text:p>
      <text:p text:style-name="Tip"><text:span text:style-name="T7">【ヒント】：</text:span> <text:span text:style-name="T60">EL</text:span><text:span text:style-name="T58">の</text:span><text:span text:style-name="T68">中の</text:span><text:span text:style-name="T20"> </text:span><text:span text:style-name="Source_20_Text"><text:span text:style-name="T173">+ operator</text:span></text:span><text:span text:style-name="T68">は算術です。文字列の</text:span><text:span text:style-name="T69">連結</text:span><text:span text:style-name="T68">処理</text:span><text:span text:style-name="T69">は</text:span><text:span text:style-name="T68">しません。文字列</text:span><text:span text:style-name="T69">の連結は</text:span><text:span text:style-name="T15">”</text:span><text:span text:style-name="Source_20_Text"><text:span text:style-name="T173">${exprl} </text:span></text:span><text:span text:style-name="Source_20_Text"><text:span text:style-name="T46">is added with </text:span></text:span><text:span text:style-name="Source_20_Text"><text:span text:style-name="T173">${expr2}</text:span></text:span><text:span text:style-name="T22">”</text:span><text:span text:style-name="T58">で</text:span><text:span text:style-name="T68">できます。</text:span></text:p>
      <text:p text:style-name="P15"><text:span text:style-name="Source_20_Text"><text:span text:style-name="T46">p</text:span></text:span><text:span text:style-name="Source_20_Text"><text:span text:style-name="T173">aram</text:span></text:span><text:span text:style-name="T84">と</text:span><text:span text:style-name="Source_20_Text"><text:span text:style-name="T173">requestScope</text:span></text:span><text:span text:style-name="T84">のような標準的な</text:span><text:span text:style-name="T85">暗黙</text:span><text:span text:style-name="T84">オブジェクトと</text:span><text:span text:style-name="Source_20_Text"><text:span text:style-name="T173">self</text:span></text:span><text:span text:style-name="T84">と</text:span><text:span text:style-name="Source_20_Text"><text:span text:style-name="T173">page</text:span></text:span><text:span text:style-name="T84">のような</text:span><text:span text:style-name="T91">ZK</text:span><text:span text:style-name="T43">の</text:span><text:span text:style-name="T69">暗黙</text:span><text:span text:style-name="T84">オブジェクトは簡単に使えるようになっています。</text:span></text:p>
      <text:p text:style-name="Code">&lt;textbox value="${param.who} does ${param.what}"/&gt;</text:p>
      <text:p text:style-name="P15"><text:span text:style-name="T91">EL</text:span><text:span text:style-name="T84">機能を</text:span><text:span text:style-name="T91">TLD</text:span><text:span text:style-name="T84">ファイルから挿入するために、以下のように</text:span><text:span text:style-name="T23">taglib</text:span><text:span text:style-name="T84">と呼ばれるプロセ</text:span><text:span text:style-name="T85">ス指令が</text:span><text:span text:style-name="T84">使えます。</text:span></text:p>
      <text:p text:style-name="Code">&lt;?taglib uri="/WEB-INF/tld/web/core.tld" prefix="p" ?&gt;</text:p>
      <text:p text:style-name="P56"><text:span text:style-name="T7">開発用レファレンス</text:span><text:span text:style-name="T68">に</text:span><text:span text:style-name="T60">EL</text:span><text:span text:style-name="T68">表記の詳細が書かれています。または、JSP2.0チュートリアルかガイドを参照してください。</text:span></text:p>
      <text:h text:style-name="P134" text:outline-level="2">id <text:span text:style-name="T41">属性</text:span></text:h>
      <text:p text:style-name="Text_20_body"><text:span text:style-name="T60">Java</text:span><text:span text:style-name="T68">コードと</text:span><text:span text:style-name="T60">EL</text:span><text:span text:style-name="T68">表記の中のコンポーネントに</text:span><text:span text:style-name="T69">アクセス</text:span><text:span text:style-name="T68">するために、</text:span><text:span text:style-name="Source_20_Text"><text:span text:style-name="T173">id</text:span></text:span><text:span text:style-name="T58">という属性</text:span><text:span text:style-name="T68">を使って識別</text:span><text:span text:style-name="T69">子</text:span><text:span text:style-name="T68">を指定することができます。以下の例では、識別</text:span><text:span text:style-name="T69">子</text:span><text:span text:style-name="T68">をラベルに指定し、ボタンが押された時にその値を処理できます。</text:span></text:p>
      <text:p text:style-name="Standard"/>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P15"><text:span text:style-name="T91">Yes</text:span><text:span text:style-name="T84">ボタンを押したのち、下記のように表示されます。</text:span></text:p>
      <text:p text:style-name="P15"><draw:frame draw:style-name="fr4" draw:name="graphics5" text:anchor-type="paragraph" svg:x="1.759cm" svg:y="0.296cm" svg:width="11.748cm" svg:height="1.939cm" draw:z-index="5"><draw:image xlink:href="../img/100000000000029A0000006E7B745AB5.png" xlink:type="simple" xlink:show="embed" xlink:actuate="onLoad"/></draw:frame><text:span text:style-name="T84">以下は</text:span><text:span text:style-name="T91">EL</text:span><text:span text:style-name="T84">表記の中のコンポーネント</text:span><text:span text:style-name="T85">を</text:span><text:span text:style-name="T84">参照</text:span><text:span text:style-name="T85">する</text:span><text:span text:style-name="T84">例です。</text:span></text:p>
      <text:p text:style-name="Code">&lt;textbox id="source" value="ABC"/&gt;</text:p>
      <text:p text:style-name="Code">&lt;label value="${source.value}"/&gt;</text:p>
      <text:h text:style-name="Heading_20_2" text:outline-level="2"><text:span text:style-name="Source_20_Text">if</text:span> <text:span text:style-name="T98">と</text:span><text:span text:style-name="Source_20_Text"> unless</text:span> <text:span text:style-name="T98">属性</text:span></text:h>
      <text:p text:style-name="Text_20_body"><text:span text:style-name="Source_20_Text"><text:span text:style-name="T173">if</text:span></text:span><text:span text:style-name="T68">と</text:span><text:span text:style-name="Source_20_Text"><text:span text:style-name="T173">unless</text:span></text:span><text:span text:style-name="T58">属性に</text:span><text:span text:style-name="T68">よりコンポーネントを</text:span><text:span text:style-name="T69">生成する</text:span><text:span text:style-name="T68">かどうか</text:span><text:span text:style-name="T69">が</text:span><text:span text:style-name="T68">決められます。下の例では、</text:span><text:span text:style-name="T69">リクエスト</text:span><text:span text:style-name="T68">が</text:span><text:span text:style-name="Source_20_Text"><text:span text:style-name="T173">vote</text:span></text:span><text:span text:style-name="T68">というパラメーターを持つ</text:span><text:span text:style-name="T69">場合</text:span><text:span text:style-name="T68">のみ、二つのラベル</text:span><text:span text:style-name="T60">(</text:span><text:span text:style-name="T68">コンポーネント</text:span><text:span text:style-name="T60">)</text:span><text:span text:style-name="T68">が両方とも作られます。</text:span></text:p>
      <text:p text:style-name="Code">&lt;label value="Vote 1" if="${param.vote}"/&gt;</text:p>
      <text:p text:style-name="Code">&lt;label value="Vote 2" unless="${!param.vote}"/&gt;</text:p>
      <text:p text:style-name="Text_20_body"><text:span text:style-name="T69">二種類</text:span><text:span text:style-name="T68">の</text:span><text:span text:style-name="T69">属性</text:span><text:span text:style-name="T68">が</text:span><text:span text:style-name="T69">同時に</text:span><text:span text:style-name="T68">指定された</text:span><text:span text:style-name="T69">場合</text:span><text:span text:style-name="T68">、ともに</text:span><text:span text:style-name="T69">正しい(True)</text:span><text:span text:style-name="T68">と判断されない</text:span><text:span text:style-name="T69">限り</text:span><text:span text:style-name="T68">、コンポーネントは作られません。</text:span></text:p>
      <text:h text:style-name="Heading_20_2" text:outline-level="2"><text:span text:style-name="Source_20_Text">forEach</text:span> <text:span text:style-name="T98">属性</text:span></text:h>
      <text:p text:style-name="Text_20_body"><text:span text:style-name="Source_20_Text"><text:span text:style-name="T4">forEach</text:span></text:span><text:span text:style-name="T58">属性</text:span><text:span text:style-name="T70">によりどれくらいコンポーネントが作られるか</text:span><text:span text:style-name="T69">が</text:span><text:span text:style-name="T70">決められます。この</text:span><text:span text:style-name="T69">属性</text:span><text:span text:style-name="T70">にオブジェクトの集合を指定したら、</text:span><text:span text:style-name="T62">ZK</text:span><text:span text:style-name="T70">ローダーが集合</text:span><text:span text:style-name="T69">にある</text:span><text:span text:style-name="T70">それぞれの項目にコンポーネントを作成します。たとえば、以下の</text:span><text:span text:style-name="T62">ZUML</text:span><text:span text:style-name="T70">ページの中で、</text:span><text:span text:style-name="Source_20_Text"><text:span text:style-name="T4">listitem</text:span></text:span><text:span text:style-name="T58">要素</text:span><text:span text:style-name="T70">が三回</text:span><text:span text:style-name="T69"> </text:span><text:span text:style-name="T62">(Monday</text:span><text:span text:style-name="T70">と</text:span><text:span text:style-name="T62"> Tuesday</text:span><text:span text:style-name="T70">と</text:span><text:span text:style-name="T62"> Wednesday</text:span><text:span text:style-name="T70">を</text:span><text:span text:style-name="T62">)</text:span><text:span text:style-name="T70">指定し</text:span><text:span text:style-name="T69">たので</text:span><text:span text:style-name="T70">、</text:span><text:span text:style-name="T69">三つのリスト</text:span><text:span text:style-name="T70">項目</text:span><text:span text:style-name="T69">が</text:span><text:span text:style-name="T70">作成</text:span><text:span text:style-name="T69">され</text:span><text:span text:style-name="T70">ます。</text:span></text:p>
      <text:p text:style-name="Code">&lt;zscript&gt;contacts = new String[] {"Monday", "Tuesday", "Wednesday"};&lt;/zscript&gt;</text:p>
      <text:p text:style-name="Code"><draw:frame draw:style-name="fr5" draw:name="graphics41" text:anchor-type="paragraph" svg:x="14.889cm" svg:y="0.24cm" svg:width="2.244cm" svg:height="1.164cm" draw:z-index="6"><draw:image xlink:href="../img/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text:span text:style-name="Source_20_Text"><text:span text:style-name="T173">forEach</text:span></text:span><text:span text:style-name="T58">属性を</text:span><text:span text:style-name="T68">使って</text:span><text:span text:style-name="T69">要素</text:span><text:span text:style-name="T68">を</text:span><text:span text:style-name="T69">処理</text:span><text:span text:style-name="T68">する</text:span><text:span text:style-name="T69">際</text:span><text:span text:style-name="T68">、</text:span><text:span text:style-name="Source_20_Text"><text:span text:style-name="T89">each</text:span></text:span><text:span text:style-name="T11"> </text:span><text:span text:style-name="T12">変数は</text:span><text:span text:style-name="T69">ひとつずつ</text:span><text:span text:style-name="T68">集合のオブジェクト</text:span><text:span text:style-name="T69">より</text:span><text:span text:style-name="T68">値が指定されます。たとえば、ひとつ前の例の</text:span><text:span text:style-name="Source_20_Text"><text:span text:style-name="T173">contacts</text:span></text:span><text:span text:style-name="T68">です。</text:span><text:span text:style-name="T69">ですので</text:span><text:span text:style-name="T68">、</text:span><text:span text:style-name="T69">上記の</text:span><text:span text:style-name="T60">ZUML</text:span><text:span text:style-name="T68">ページは以下の</text:span><text:span text:style-name="T69">ものとは同様です</text:span><text:span text:style-name="T68">。</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text:span text:style-name="Source_20_Text"><text:span text:style-name="T173">forEach</text:span></text:span><text:span text:style-name="T68">に加えて、</text:span><text:span text:style-name="Source_20_Text"><text:span text:style-name="T173">forEachBegin</text:span></text:span><text:span text:style-name="T68">と</text:span><text:span text:style-name="Source_20_Text"><text:span text:style-name="T173">forEachEnd</text:span></text:span><text:span text:style-name="T68">を使って繰り返すことも</text:span><text:span text:style-name="T69">できます</text:span><text:span text:style-name="T68">。</text:span><text:span text:style-name="T69">詳細</text:span><text:span text:style-name="T6">ZK</text:span><text:span text:style-name="T7">ユーザーインターフェースマークアップ言語のZK属性</text:span><text:span text:style-name="T49">をご覧ください。</text:span></text:p>
      <text:h text:style-name="Heading_20_2" text:outline-level="2"><text:span text:style-name="Source_20_Text">use</text:span> <text:span text:style-name="T98">属性</text:span></text:h>
      <text:p text:style-name="P17">ページ中に不適切に組み<text:span text:style-name="T41">込まれている</text:span>コードは<text:span text:style-name="T41">メンテナンスの際に問題</text:span>を<text:span text:style-name="T41">起こさせる</text:span>かもしれません。<text:span text:style-name="T41">ビュー</text:span>からコードを分離させるには二つの方法があります。</text:p>
      <text:p text:style-name="Text_20_body"><text:span text:style-name="T69">一つ目は</text:span><text:span text:style-name="T68">、</text:span><text:span text:style-name="T69">大事な</text:span><text:span text:style-name="T68">イベントに注目し、それに応じて、適切なメソッド</text:span><text:span text:style-name="T69">を適用します</text:span><text:span text:style-name="T68">。たとえば、初期化、プロセス、取り消しを</text:span><text:span text:style-name="T69">それぞれ</text:span><text:span text:style-name="Source_20_Text"><text:span text:style-name="T90">onCreate</text:span></text:span><text:span text:style-name="T13"><text:note text:id="ftn10" text:note-class="footnote"><text:note-citation>10</text:note-citation><text:note-body><text:p text:style-name="Footnote">ZUMLページに定義されたウィンドウが生成されたら、<text:span text:style-name="Source_20_Text">onCreate</text:span>イベントが送信されます。</text:p></text:note-body></text:note></text:span><text:span text:style-name="T12">、</text:span><text:span text:style-name="T30"> </text:span><text:span text:style-name="Source_20_Text"><text:span text:style-name="T90">onOK</text:span></text:span><text:span text:style-name="T13"><text:note text:id="ftn11" text:note-class="footnote"><text:note-citation>11</text:note-citation><text:note-body><text:p text:style-name="Footnote">ユーザーがリターンキーを押したら、<text:span text:style-name="Source_20_Text">onOK</text:span>イベントが送信されます。</text:p></text:note-body></text:note></text:span><text:span text:style-name="T12">、</text:span><text:span text:style-name="Source_20_Text"><text:span text:style-name="T90">onCancel</text:span></text:span><text:span text:style-name="T13"><text:note text:id="ftn12" text:note-class="footnote"><text:note-citation>12</text:note-citation><text:note-body><text:p text:style-name="Footnote">ユーザーがESCキーを押したら、<text:span text:style-name="Source_20_Text">onCancel</text:span>イベントが送信されます。</text:p></text:note-body></text:note></text:span><text:span text:style-name="T12">で対応します</text:span><text:span text:style-name="T68">。</text:span></text:p>
      <text:p text:style-name="Code">&lt;window id="main" onCreate="MyClass.init(main)"<text:line-break/><text:tab/>onOK="MyClass.process(main)" onCancel="MyClass.cancel(main)"/&gt;</text:p>
      <text:p text:style-name="Text_20_body"><text:span text:style-name="T69">なお</text:span><text:span text:style-name="T68">、</text:span><text:span text:style-name="Source_20_Text"><text:span text:style-name="T90">MyClass</text:span></text:span><text:span text:style-name="T69">という</text:span><text:span text:style-name="T68">Javaクラス</text:span><text:span text:style-name="T69">が存在しなければなりません。</text:span></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text:span text:style-name="T69">二つ目の方法は</text:span><text:span text:style-name="T68">、</text:span><text:span text:style-name="Source_20_Text"><text:span text:style-name="T173">use</text:span></text:span><text:span text:style-name="T58">属性</text:span><text:span text:style-name="T68">によりクラスを</text:span><text:span text:style-name="T69">指定</text:span><text:span text:style-name="T68">してデフォルトコンポーネントクラスを取り換えます。</text:span></text:p>
      <text:p text:style-name="Code">&lt;window use="MyWindow"/&gt;</text:p>
      <text:p text:style-name="Text_20_body"><text:span text:style-name="T68">そして、以下のように</text:span><text:span text:style-name="Source_20_Text"><text:span text:style-name="T90">MyWindow</text:span></text:span><text:span text:style-name="T69">という</text:span><text:span text:style-name="T60">Java</text:span><text:span text:style-name="T68">クラス</text:span><text:span text:style-name="T69">が存在しなければなりません。</text:span></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ext:span text:style-name="T68">これら二つのアプローチは異なった利点があります。</text:span><text:span text:style-name="T69">こ</text:span><text:span text:style-name="T68">れらは二つとも</text:span><text:span text:style-name="T60">MVC</text:span><text:span text:style-name="T58">モデルの</text:span><text:span text:style-name="T69">コントローラー</text:span><text:span text:style-name="T58">として作動しています。どちらを使うのかは</text:span><text:span text:style-name="T68">ユーザー</text:span><text:span text:style-name="T69">の</text:span><text:span text:style-name="T68">選択です。</text:span></text:p>
      <text:h text:style-name="Heading_20_3" text:outline-level="3"><text:span text:style-name="Source_20_Text"><text:span text:style-name="T2">zscript</text:span></text:span><text:span text:style-name="T16">で</text:span><text:span text:style-name="T71">Javaクラスを作る</text:span></text:h>
      <text:p text:style-name="P24">BeanShell<text:note text:id="ftn13" text:note-class="footnote"><text:note-citation>13</text:note-citation><text:note-body><text:p text:style-name="Footnote">http://www.beanshell.org</text:p></text:note-body></text:note><text:span text:style-name="T68">のおかげで、以下のように</text:span><text:span text:style-name="T60">Java</text:span><text:span text:style-name="T68">クラスは</text:span><text:span text:style-name="Source_20_Text"><text:span text:style-name="T173">zscript</text:span></text:span><text:span text:style-name="T68">の中で使用</text:span><text:span text:style-name="T69">する</text:span><text:span text:style-name="T68">ことができます。</text:span></text:p>
      <text:p text:style-name="Code_20_Indent">&lt;zscript&gt;</text:p>
      <text:p text:style-name="Code_20_Indent"><text:tab/>public class MyWindow ext<text:span text:style-name="T2">ends Window {</text:span></text:p>
      <text:p text:style-name="P41"><text:tab/>}</text:p>
      <text:p text:style-name="P41">&lt;/zscript&gt;</text:p>
      <text:p text:style-name="Code_20_Indent">&lt;window use="MyWindow"/&gt;</text:p>
      <text:p text:style-name="P71"><text:span text:style-name="T53">【ヒント】：</text:span><text:span text:style-name="T54"> </text:span><text:span text:style-name="T68">JRuby </text:span><text:span text:style-name="T69">等</text:span><text:span text:style-name="T68">多くのスクリプト言語</text:span><text:span text:style-name="T69">で</text:span><text:span text:style-name="T68">は</text:span><text:span text:style-name="T69">、開発者は</text:span><text:span text:style-name="T60">JVM</text:span><text:span text:style-name="T68">に</text:span><text:span text:style-name="T69">アクセス</text:span><text:span text:style-name="T68">できるクラス</text:span><text:span text:style-name="T69">を</text:span><text:span text:style-name="T70">定義</text:span><text:span text:style-name="T69">できます</text:span><text:span text:style-name="T70">。詳しくは</text:span><text:span text:style-name="T69">関連した</text:span><text:span text:style-name="T70">マニュアルを参照してください。</text:span></text:p>
      <text:p text:style-name="P26"><text:span text:style-name="T41">コードをビューから分けるのに、全ての</text:span><text:span text:style-name="Source_20_Text">zscript </text:span><text:span text:style-name="T41">コードを別ファイルに置くことができます。たとえば、</text:span> <text:span text:style-name="Source_20_Text">mywnd.zs</text:span>ファイルに。<text:span text:style-name="T41">そして以下のようにパスを指定します。</text:span></text:p>
      <text:p text:style-name="Code_20_Indent">&lt;zscript src="/zs/mywnd.zs"/&gt;</text:p>
      <text:p text:style-name="Code_20_Indent">&lt;window use="MyWindow"/&gt;</text:p>
      <text:p text:style-name="Tip"><text:span text:style-name="T53">【ヒント】：</text:span><text:span text:style-name="T10"> </text:span><text:span text:style-name="Source_20_Text"><text:span text:style-name="T2">init </text:span></text:span><text:span text:style-name="T93">指令で</text:span><text:span text:style-name="T92"> </text:span><text:span text:style-name="Source_20_Text"><text:span text:style-name="T2">zscript</text:span></text:span><text:span text:style-name="T94"> </text:span><text:span text:style-name="T93">を指定するのも可能です。その違いは、</text:span><text:span text:style-name="Source_20_Text"><text:span text:style-name="T2">init</text:span></text:span><text:span text:style-name="T94"> </text:span><text:span text:style-name="T56">指令は全てのコンポーネントが生成される前に</text:span><text:span text:style-name="T61">(Page</text:span><text:span text:style-name="T56">の初期の時点で</text:span><text:span text:style-name="T61">)</text:span><text:span text:style-name="T56">処理されます</text:span><text:span text:style-name="T95">。</text:span><text:span text:style-name="T7">ZKユーザーインターフェースマークアップ言語</text:span><text:span text:style-name="T2"> </text:span><text:span text:style-name="T41">の</text:span><text:span text:style-name="Source_20_Text"><text:span text:style-name="T6">init</text:span></text:span><text:span text:style-name="T6"> </text:span><text:span text:style-name="T7">コマンド</text:span><text:span text:style-name="T61"> セクション</text:span><text:span text:style-name="T56">を参考にしてください。</text:span></text:p>
      <text:h text:style-name="P146" text:outline-level="2">手動でコンポーネントを作る</text:h>
      <text:p text:style-name="Text_20_body"><text:span text:style-name="T68">ZUMLページで作られるコンポーネント</text:span><text:span text:style-name="T69">の</text:span><text:span text:style-name="T68">記述に加え、</text:span><text:span text:style-name="T69">開発者</text:span><text:span text:style-name="T68">は手動でそれらを作る</text:span><text:span text:style-name="T69">こともできます</text:span><text:span text:style-name="T68">。すべてのコンポーネントのクラスは</text:span><text:span text:style-name="T69">結合体で</text:span><text:span text:style-name="T68">、直接</text:span><text:span text:style-name="T68"><text:note text:id="ftn14" text:note-class="footnote"><text:note-citation>14</text:note-citation><text:note-body><text:p text:style-name="P108">簡素化するため、ここではファクトリデザインパターンが使われていません。</text:p></text:note-body></text:note></text:span><text:span text:style-name="T68"> </text:span><text:span text:style-name="T69">構築子から</text:span><text:span text:style-name="T68">作られます。</text:span></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P17"><text:span text:style-name="T2">コンポーネントが手動で作られたとき、自動的にページに付け加えられることはありません。つまり、ユーザーのブラウザには現れません。ページにそれを追加するため、</text:span><text:span text:style-name="Source_20_Text"><text:span text:style-name="T2">setParent</text:span></text:span><text:span text:style-name="Source_20_Text"><text:span text:style-name="T41">・</text:span></text:span><text:span text:style-name="Source_20_Text"><text:span text:style-name="T2">appendChild</text:span></text:span><text:span text:style-name="Source_20_Text"><text:span text:style-name="T41">・</text:span></text:span><text:span text:style-name="Source_20_Text"><text:span text:style-name="T2">insertBefore</text:span></text:span><text:span text:style-name="T2">を</text:span><text:span text:style-name="T41">使い</text:span><text:span text:style-name="T2">、親とそれをつなげ</text:span><text:span text:style-name="T41">ます。そうすれば</text:span><text:span text:style-name="T2">親がページの一部であれば、その</text:span><text:span text:style-name="T41">コンポーネントも</text:span><text:span text:style-name="T2">ページの一部</text:span><text:span text:style-name="T41">に</text:span><text:span text:style-name="T2">なります。</text:span></text:p>
      <text:p text:style-name="Text_20_body"><text:span text:style-name="T68">コンポーネントを</text:span><text:span text:style-name="T69">削除</text:span><text:span text:style-name="T68">したり、</text:span><text:span text:style-name="T69">クローズしたり</text:span><text:span text:style-name="T68">する方法はありません</text:span><text:note text:id="ftn15" text:note-class="footnote"><text:note-citation>15</text:note-citation><text:note-body><text:p text:style-name="P110">W3C DOMのコンセプトと類似です。一方、Windows APIでは、開発者はライフサイクルを管理しなければなりません。</text:p></text:note-body></text:note><text:span text:style-name="T41">。</text:span><text:span text:style-name="T68">コンポーネントがページから離れるとすぐに、ブラウザからも離れてし</text:span><text:span text:style-name="T69">まい</text:span><text:span text:style-name="T68">ます。ページにつけられるとすぐに表示されます。</text:span></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text:span text:style-name="T68">上の例では、</text:span><text:span text:style-name="Source_20_Text"><text:span text:style-name="T90">setVisible</text:span></text:span><text:span text:style-name="T68">方法を使</text:span><text:span text:style-name="T69">えば</text:span><text:span text:style-name="T68">同じような効果</text:span><text:span text:style-name="T69">があります</text:span><text:span text:style-name="T68">。しかしながら、</text:span><text:span text:style-name="Source_20_Text"><text:span text:style-name="T90">setVisible(false)</text:span></text:span><text:span text:style-name="T68">はブラウザからコンポーネントを取り除きません。ただ、コンポーネント（とすべての子ページ）を見えなくします。</text:span></text:p>
      <text:p text:style-name="P57"><text:span text:style-name="T41">コンポーネントがページから離れると、使っていた(使わなくなった)メモリーは</text:span><text:span text:style-name="T2">JVM</text:span><text:span text:style-name="T41">の</text:span><text:span text:style-name="T2">ガーベージ</text:span><text:span text:style-name="T41">コレクタよりリリースされます。</text:span></text:p>
      <text:h text:style-name="P46" text:outline-level="3"><text:span text:style-name="T2">ZUMLを使わずに</text:span><text:span text:style-name="T41">ZKアプリケーションを開発</text:span></text:h>
      <text:p text:style-name="P26"><text:span text:style-name="T84">ZUMLを使わない</text:span><text:span text:style-name="T85">開発者</text:span><text:span text:style-name="T84">は、いわゆる</text:span><text:span text:style-name="Source_20_Text"><text:span text:style-name="T90">richlet</text:span></text:span><text:span text:style-name="T84">を使ってすべてのコンポーネントを手動で作</text:span><text:span text:style-name="T85">ることができます</text:span><text:span text:style-name="T84">。</text:span></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P25"><text:span text:style-name="T113">上級者のための機能</text:span><text:span text:style-name="T114"> </text:span><text:span text:style-name="T41">の章のリッチレット</text:span><text:span text:style-name="T41">部分をご覧ください。</text:span></text:p>
      <text:h text:style-name="P145" text:outline-level="2">特定のページに新しいコンポーネントを定義する</text:h>
      <text:p text:style-name="P56"><text:span text:style-name="T69">下記の例の</text:span><text:span text:style-name="T68">ように、XML</text:span><text:span text:style-name="T69">属性で</text:span><text:span text:style-name="T68">プロパティをコンポーネントに</text:span><text:span text:style-name="T69">指定する</text:span><text:span text:style-name="T68">ことは簡単です。</text:span></text:p>
      <text:p text:style-name="Code">&lt;button label="OK" style="border:1px solid blue"/&gt;</text:p>
      <text:p text:style-name="Text_20_body"><text:span text:style-name="T69">開発者</text:span><text:span text:style-name="T68">に特定ページ</text:span><text:span text:style-name="T69">に</text:span><text:span text:style-name="T68">新しいコンポーネント</text:span><text:span text:style-name="T69">を</text:span><text:span text:style-name="T68">定義させ、</text:span><text:span text:style-name="T69">パワフルで</text:span><text:span text:style-name="T68">簡単な方法をZKは提供しています。</text:span><text:span text:style-name="T69">多くの</text:span><text:span text:style-name="T68">同じタイプのコンポーネントがプロパティセットを共有する</text:span><text:span text:style-name="T69">場合は便利です。</text:span></text:p>
      <text:p text:style-name="P56"><text:span text:style-name="T49">はじめに</text:span> <text:span text:style-name="Source_20_Text">component </text:span><text:span text:style-name="T69">指令</text:span><text:span text:style-name="T68">を使って新しいコンポーネントを定義</text:span><text:span text:style-name="T69">します。</text:span></text:p>
      <text:p text:style-name="Code">&lt;?component name="bluebutton" ext<text:span text:style-name="T2">ends="button" style="border:1px solid blue" label="OK"?&gt;</text:span></text:p>
      <text:p text:style-name="P79"/>
      <text:p text:style-name="P79">&lt;bluebutton/&gt;</text:p>
      <text:p text:style-name="P79">&lt;bluebutton label="Cancel"/&gt;</text:p>
      <text:p text:style-name="P62">は<text:span text:style-name="T41">以下の内容と同様です。</text:span></text:p>
      <text:p text:style-name="P79">&lt;bluebutton style="border:1px solid blue" label="OK"/&gt;</text:p>
      <text:p text:style-name="P79">&lt;bluebutton <text:s/>style="border:1px solid blue" label="Cancel"/&gt;</text:p>
      <text:p text:style-name="P56"><text:span text:style-name="T68">さらに、以下のように</text:span><text:span text:style-name="Source_20_Text"><text:span text:style-name="T86">button</text:span></text:span><text:span text:style-name="T68">の定義を</text:span><text:span text:style-name="T69">無効にする</text:span><text:span text:style-name="T68">ことができます。もちろん</text:span><text:span text:style-name="T70">他のどのページに</text:span><text:span text:style-name="T69">は</text:span><text:span text:style-name="T70">、影響ありません。</text:span></text:p>
      <text:p text:style-name="Code">&lt;?component name="button" ext<text:span text:style-name="T2">ends="button" style="border:1px solid blue" label="OK"?&gt;</text:span></text:p>
      <text:p text:style-name="P79"/>
      <text:p text:style-name="P79">&lt;button/&gt;</text:p>
      <text:p text:style-name="P79">&lt;button label="Cancel"/&gt;</text:p>
      <text:p text:style-name="P56"><text:span text:style-name="T68">より詳し</text:span><text:span text:style-name="T69">い情報は</text:span><text:span text:style-name="T118">ZKユーザーインターフェースマークアップ言語</text:span><text:span text:style-name="T67"> </text:span><text:span text:style-name="T68">の章の</text:span><text:span text:style-name="T116">component </text:span><text:span text:style-name="T113">コマンド</text:span><text:span text:style-name="T49">セクションをご覧ください。</text:span></text:p>
      <text:h text:style-name="P133" text:outline-level="1">3. <text:span text:style-name="T41">基礎</text:span></text:h>
      <text:p text:style-name="P58">この章はＺＫの基礎を説明します。XULを使ってZKの特徴を<text:span text:style-name="T41">表してい</text:span>ますが、ZKで使用できる他のマークアップ言語も大抵、使うことができます。</text:p>
      <text:h text:style-name="P140" text:outline-level="2">構造</text:h>
      <text:p text:style-name="P58">ZKはAJAX方式の構造を用いて対話を自動化し、XUL方式のコンポーネントのセットにより使い勝手を良くし、マークアップ言語を使用することより開発を簡単化しています。AJAX方式は下にかいてあるように三つの構造から成っています。ZKローダー、ZK AUエンジン、ZKクライアントエンジン</text:p>
      <text:p text:style-name="Text_20_body"/>
      <text:p text:style-name="P58"><draw:frame draw:style-name="fr6" draw:name="graphics98" text:anchor-type="char" svg:y="0.3cm" svg:width="16.355cm" svg:height="9.036cm" draw:z-index="8"><draw:image xlink:href="../img/200000FD00003FE500002350A4D98971.wmf" xlink:type="simple" xlink:show="embed" xlink:actuate="onLoad"/></draw:frame>ユーザーリクエストを基にして、ZKローダーはZKページを読み込んで翻訳し、結果をURLで指定されたHTMLページに表示します。ZKページはZUMLと呼ばれるマークアップ言語で書かれています。ZUMLはHTMLに似ていて、視覚的にどのように表示するかと、どんなコンポーネントを作成するかが書かれています。これら一度作られたコンポーネントはセッションが時間切れになるまで、使うことができます。</text:p>
      <text:p text:style-name="P57"><text:span text:style-name="T41">ZKAU</text:span><text:span text:style-name="T56"><text:note text:id="ftn16" text:note-class="footnote"><text:note-citation>16</text:note-citation><text:note-body><text:p text:style-name="Footnote">AUはAsynchronous Update<text:span text:style-name="T48">の略です</text:span>。 </text:p></text:note-body></text:note></text:span><text:span text:style-name="T41">エンジンとZKクライアントエンジンは投手と捕手のような関係です。それらはサーバーで作動しているアプリケーションにブラウザ上のイベントを配信し、ブラウザ上でアプリケーションにより操作されているコンポーネントを基にしてDOMツリーを更新します。これがいわゆるイベント駆動型のプログラミングモデルです。</text:span></text:p>
      <text:h text:style-name="P153" text:outline-level="3">実行の流れ</text:h>
      <text:list text:style-name="WW8Num13">
        <text:list-item>
          <text:p text:style-name="P268"><text:span text:style-name="T56">URLを入力するか、また、ブラウザ上でハイパーリンクをクリックしたとき、リクエストはウェブサーバーに送ら</text:span><text:span text:style-name="T56">れます。もしそのURLがZKに照合されたら、ZKローダーが呼び出され、このリクエストを処理します</text:span><text:span text:style-name="T55"><text:note text:id="ftn17" text:note-class="footnote"><text:note-citation>17</text:note-citation><text:note-body><text:p text:style-name="P111"><text:span text:style-name="T41">開発用リファレンスの</text:span>Appendix A <text:span text:style-name="T41">をご覧ください。</text:span></text:p></text:note-body></text:note></text:span><text:span text:style-name="T56">。</text:span></text:p>
        </text:list-item>
        <text:list-item>
          <text:p text:style-name="P271">ZKローダーは指定されたページを読み込み、翻訳し、それに応じて、適切なコンポーネントを作成します。</text:p>
        </text:list-item>
        <text:list-item>
          <text:p text:style-name="P268"><text:span text:style-name="T56">1ページすべてを翻訳した後、ZKローダーはHTMLページに結果を表示します。そのHTMLページはZKクライアントエンジンとともにブラウザへ送り返されます</text:span><text:span text:style-name="T55"><text:note text:id="ftn18" text:note-class="footnote"><text:note-citation>18</text:note-citation><text:note-body><text:p text:style-name="Footnote">ZKクライアントエンジンはJavaScriptで作成されました。ブラウザはZKクライアントエンジンをキャッシュしますので、エンジンは大抵、最初の一回目のみ送信されます。 </text:p></text:note-body></text:note></text:span><text:span text:style-name="T56">。</text:span></text:p>
        </text:list-item>
        <text:list-item>
          <text:p text:style-name="P268"><text:span text:style-name="T56">ZKクライアントエンジンはブラウザ側にあり、ユーザーによって行われた、マウス移動、値の変化のようなイベントを検出します。一度、検出すると、ZKAUエンジンにZKリクエストを送ることによって通知します</text:span><text:span text:style-name="T55"><text:note text:id="ftn19" text:note-class="footnote"><text:note-citation>19</text:note-citation><text:note-body><text:p text:style-name="Footnote">ZKリクエストは特別なAJAXリクエストですが、ZKモバイルの場合、ZKリクエストは特別なHTTPリクエストです。</text:p></text:note-body></text:note></text:span><text:span text:style-name="T56">。</text:span></text:p>
        </text:list-item>
        <text:list-item>
          <text:p text:style-name="P271">クライアントエンジンからZKリクエストを受け取ることで、AUエンジンは、必要ならコンポーネントの内容を更新します。そして、AUエンジンは関連するイベントハンドラーを呼び出すことによって、アプリケーションに通知します。</text:p>
        </text:list-item>
        <text:list-item>
          <text:p text:style-name="P271">もし、アプリケーションがコンポーネントの内容を改変したり、移動させたり、つけ足したりしたら、AUエンジンは改変されたコンポーネントの新しい内容をクライアントエンジンにZKのレスポンスにより送ります。</text:p>
        </text:list-item>
        <text:list-item>
          <text:p text:style-name="P271">これらZKのレスポンスはDOMツリーの状況に応じた更新方法をクライアントエンジンに指示するメソッドです。</text:p>
        </text:list-item>
      </text:list>
      <text:h text:style-name="P138" text:outline-level="2"><text:span text:style-name="T41">コンポーネント、ページ</text:span> <text:span text:style-name="T41">と</text:span> <text:span text:style-name="T41">デスクトップ</text:span></text:h>
      <text:h text:style-name="P96" text:outline-level="3" text:is-list-header="true">コンポーネント</text:h>
      <text:p text:style-name="P27">コンポーネントはラベル、ボタン、ツリーのようなUIオブジェクトです。それらは視覚的な表現と特定ユーザーインターフェイスの動作を定義します。それらを操作することで、開発者はクライアント側の視覚的なアプリケーションの表し方をコントロールします。</text:p>
      <text:p text:style-name="P27">コンポーネントは<text:span text:style-name="Source_20_Text">org.zkoss.zk.ui.Component</text:span>インターフェイスを実装しなければなりません。</text:p>
      <text:h text:style-name="P153" text:outline-level="3">ページ</text:h>
      <text:p text:style-name="P25"><text:span text:style-name="T41">ページ</text:span> (<text:span text:style-name="Source_20_Text">org.zkoss.zk.ui.Page</text:span>) <text:span text:style-name="T41">はコンポーネントの集合です。それぞれのコンポーネントはブラウザのある部分で表示されています。ZKローダーがZUMLのページを翻訳したときにページは自動的に作成されます。</text:span></text:p>
      <text:h text:style-name="P154" text:outline-level="4">ページのタイトル</text:h>
      <text:p text:style-name="Text_20_body_20_indent_20_2"><text:span text:style-name="T56">どのページでも、ブラウザウィンドウのキャプションにタイトルを追加できます。詳しくは</text:span><text:span text:style-name="T117">ZKユーザーインターフェースマークアップ言語 の</text:span><text:span text:style-name="T56">章の</text:span><text:span text:style-name="T117">Processing Instructions</text:span><text:span text:style-name="T56">セクションを参照してください。</text:span></text:p>
      <text:p text:style-name="Code_20_Indent_20_2">&lt;?page title="My Page Title"?&gt;</text:p>
      <text:h text:style-name="P153" text:outline-level="3">デスクトップ</text:h>
      <text:p text:style-name="P25"><draw:frame draw:style-name="fr7" draw:name="graphics99" text:anchor-type="char" svg:x="8.74cm" svg:y="1.921cm" svg:width="8.856cm" svg:height="4.258cm" draw:z-index="9"><draw:image xlink:href="../img/2000002100002299000010A189A7A13F.wmf" xlink:type="simple" xlink:show="embed" xlink:actuate="onLoad"/></draw:frame><text:span text:style-name="T41">ZUMLページは直接的にまたは間接的にほかのZUMLページを含んでいます。これらのページは同じURLにつながっているので、まとめてデスクトップ</text:span><text:span text:style-name="T16">(org.zkoss.zk.ui.Desktop)</text:span><text:span text:style-name="T41">と呼ばれています。つまりデスクトップとは同じURLにつながっているページの集合です。</text:span></text:p>
      <text:p text:style-name="P27">ZKアプリケーションがユーザーと対話するとき、ページがデスクトップに追加されたり、またいくつかがデスクトップから削除されます。同様に、ページからコンポーネントがつけ足されたり、消されたりします。</text:p>
      <text:h text:style-name="P121" text:outline-level="4"><text:span text:style-name="Source_20_Text"><text:span text:style-name="T41">createComponents</text:span></text:span><text:span text:style-name="T21">　</text:span><text:span text:style-name="T41">メソッド</text:span></text:h>
      <text:p text:style-name="P81">ページとデスクトップは自動的に作られたり、消されたりします。それらを消したり作ったりするAPIはありません。ZUMLがページを読み込むたびにページが作成され、ZKがこれ以上参照しないと認識したときにページは削除されます。最初のZUMLページが読み込まれた時にデスクトップは作成され、一つのセッションに対して、デスクトップが多く作られすぎたときに消されます。</text:p>
      <text:p text:style-name="P81"><text:span text:style-name="Source_20_Text">org.zkoss.zk.ui.Executions</text:span>クラスの<text:span text:style-name="Source_20_Text">creatComponents</text:span>メソッドはページではなくてコンポーネントだけ作成します。また、ZUMLファイル(aka.,page)を読み込んだ時も同様です。</text:p>
      <text:h text:style-name="P50" text:outline-level="3">コンポーネントの森</text:h>
      <text:p text:style-name="P27">一つのコンポーネントは一つ以上の親コンポーネントを持つことができません。一つのコンポーネントには複数の子コンポーネントを持つことがあります。あるコンポーネントは特定の種類のコンポーネントのみを子として受け入れます。また別のコンポーネントは全く子をとりません。たとえば、XUL中の<text:span text:style-name="Source_20_Text">Listbox</text:span>は<text:span text:style-name="Source_20_Text">Listcols</text:span>と<text:span text:style-name="Source_20_Text">Listite</text:span><text:span text:style-name="Source_20_Text"><text:span text:style-name="T41">m</text:span></text:span>だけを受け入れます。詳しいことが知りたければ、JavadocまたはXULチュートリアルを参照してください。</text:p>
      <text:p text:style-name="P27">親のいないコンポーネントはルートコンポーネントと呼ばれます。一つのページは複数のルートコンポーネントから成り立っていることがあります。なお、ルートコンポーネントは<text:span text:style-name="Source_20_Text">getRoots</text:span>メソッドによって検索できます。</text:p>
      <text:h text:style-name="P50" text:outline-level="3">コンポーネント：視覚表現とJavaオブジェクト</text:h>
      <text:p text:style-name="Text_20_body_20_indent"><text:span text:style-name="T56">サーバー中でジャバオブジェクトになる他に、コンポーネントはブラウザ上で視覚要素</text:span><text:span text:style-name="T55"><text:note text:id="ftn20" text:note-class="footnote"><text:note-citation>20</text:note-citation><text:note-body><text:p text:style-name="P110">ブラウザがクライアントのであれば、視覚的な表現はDOM要素かその集合です。 </text:p></text:note-body></text:note></text:span><text:span text:style-name="T56">を担当します。ただし、それはただ一ページのみに属している場合です。コンポーネントがページに添付されているとき、その視覚要素</text:span><text:span text:style-name="T55"><text:note text:id="ftn21" text:note-class="footnote"><text:note-citation>21</text:note-citation><text:note-body><text:p text:style-name="P108">ビジュアル部分は自動的に生成・更新・削除されます。開発者はそれを処理する必要はほとんどありません。開発者主なタスクはサーバー側のオブジェクトを処理することです。 </text:p></text:note-body></text:note></text:span><text:span text:style-name="T56">は作成されます。コンポーネントがページから外れるとき、視覚部分はなくなります。</text:span></text:p>
      <text:p text:style-name="P27">ページにコンポーネントを添付する方法は二つあります。まず一つ目は<text:span text:style-name="Source_20_Text">setPage</text:span>メソッドを呼び出して、任意のコンポーネントをそのページのルートコンポーネントにします。二つ目は<text:span text:style-name="Source_20_Text">setParent, insertBefore, appendChild</text:span>メソッドを呼び出す方法で、コンポーネントを他に所属している子コンポーネントにすることができます。そして、子コンポーネントは親が属しているページと同じページに属することになります。</text:p>
      <text:p text:style-name="P27">同様にして、null<text:span text:style-name="T41">で</text:span><text:span text:style-name="Source_20_Text">setPage</text:span>を呼び出すことでページからルートコンポーネントを外すことができます。子は親から離れる、または親がページを離れることで外れます。</text:p>
      <text:p text:style-name="P31"/>
      <text:h text:style-name="P50" text:outline-level="3">識別子</text:h>
      <text:p text:style-name="P27">どのコンポーネントも識別子(<text:span text:style-name="Source_20_Text">getId</text:span>メソッド)を持っています。識別子はコンポーネントが作成されるとき自動的に作成され、開発者はいつでもそれを編集することができます。識別子に名前をつける制限はありません。しかしながら、識別子がアルファベットで指定されたら、ZUMLページに組み込まれているJavaコードとEL表記で直接アクセスすることができます。</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P48" text:outline-level="3">UUID</text:h>
      <text:p text:style-name="P27">コンポーネントはUUID(Universal Unique ID)という別の識別子を持っていますが、アプリケーション開発者はめったに使用しません。</text:p>
      <text:p text:style-name="P27">UUIDはコンポーネントとクライアントエンジンによって使われ、ブラウザ上でDOMを操作したり、サーバーと通信するために使われます。より正しく言うと、クライアント上にあるDOM要素の<text:span text:style-name="Source_20_Text">id</text:span>属性はUUIDです。</text:p>
      <text:p text:style-name="P27">UUIDはコンポーネントが作られるときに自動で作られます。UUIDのうちでHTMLタグを表すコンポーネントの識別子以外は、変えることができません。</text:p>
      <text:p text:style-name="P27">HTML関連のコンポーネントはUUIDを他のコンポーネントと異なる方法で処理します。UUIDはIDと同じです。もしHTML関連のコンポーネントのIDを変えてしまったら、UUIDはそれに応じて変わります。この特性によって、古いJavaScriptコードと<text:span text:style-name="Source_20_Text">servelets</text:span>は<text:span text:style-name="T41">以</text:span>前のまま使うことができます。</text:p>
      <text:h text:style-name="P140" text:outline-level="2">IDスペース</text:h>
      <text:p text:style-name="P58">視覚表現をいくつかのZUMLページに分けるのはよくあることです。たとえば、注文購入のページ、支払いモーダルのダイアログ。すべてのコンポーネントが同じデスクトップで認識できるのなら、開発者は一つのデスクトップに追加されるすべてのページに対して、すべての認識詞を独特なものにしなければなりません。</text:p>
      <text:p text:style-name="P58">IDスペースのコンセプトはこの問題を解決するため導入したものです。IDスペースはデスクトップコンポーネントのサブセットです。その唯一性はIDスペース内でのみ保障されています。</text:p>
      <text:p text:style-name="P58">IDスペースのもっとも簡単な形はウィンドウ（<text:span text:style-name="Source_20_Text">org.zkoss.zul.Window</text:span>）です。ひとつのウィンドウ（ウィンドウ自体を含む）との子コンポーネントコンポーネントは独立したIDスペースを形作ります。このようにして、ウィンドウをそれぞれのページの最上段のコンポーネントとして使えます。そうして開発者はそれぞれのページ別々に唯一性を保持する必要があります。</text:p>
      <text:p text:style-name="P58">一般的に、<text:span text:style-name="Source_20_Text">org.zkoss.zk.ui.IdSpace</text:span>インターフェイスを実装する限り、どのコンポーネントもIDスペースを形成できます。ページはまた<text:span text:style-name="Source_20_Text">IdSpace</text:span>インターフェイスを実装するので、ページは空間所有者なのです。</text:p>
      <text:p text:style-name="P57"><text:span text:style-name="T41">最上段のIDスペースコンポーネントはIDスペースの所有者と呼ばれていて、コンポーネントインターフェイスの中から</text:span><text:span text:style-name="Source_20_Text"><text:span text:style-name="T41">getSpaceOwner</text:span></text:span><text:span text:style-name="T41">メソッドによってIDスペースを引き出すことができます。</text:span></text:p>
      <text:p text:style-name="P58">IDスペース、例えばXは他のIDスペースの子で、X空間の所有者はY空間に含まれています。しかし、Xの子はY空間には含まれていません。</text:p>
      <text:p text:style-name="P57"><text:span text:style-name="T41">右</text:span><draw:frame draw:style-name="fr7" draw:name="graphics100" text:anchor-type="char" svg:x="10.596cm" svg:y="0.021cm" svg:width="6.967cm" svg:height="5.606cm" draw:z-index="10"><draw:image xlink:href="../img/2000005000001B39000015E7B6DE1953.wmf" xlink:type="simple" xlink:show="embed" xlink:actuate="onLoad"/></draw:frame><text:span text:style-name="T41">図に例示されたように三つの空間（P、A、C）がああります。P空間はPとAとFとGを含んでいます。A空間はAとBとCとDを含んでいます。C空間はCとEを含んでいます。</text:span></text:p>
      <text:p text:style-name="P58">同じIDスペース中のコンポーネントはフェローと呼ばれます。たとえば、A・B・C・Dは同じIDスペースのフェローです。</text:p>
      <text:p text:style-name="P58">ほかのフェローを<text:span text:style-name="T41">引き出すの</text:span>に、<text:span text:style-name="Source_20_Text">IdSapce</text:span>インターフェイス、又は、コンポーネントインターフェイスの中の<text:span text:style-name="Source_20_Text">getFellow </text:span>メソッドを使います。</text:p>
      <text:p text:style-name="P58"><text:span text:style-name="Source_20_Text">getFellow</text:span>メソッドは同じIDスペースの最上段（所有者）に限らず、IDスペースのどのコンポーネントに対しても呼び出すことができます。同様に、空間所有者とは関係なく、<text:span text:style-name="Source_20_Text">getSpaceOwner</text:span>メソッドは同じIDスペースのどのコンポーネントに対しても同じオブジェクトを返します。</text:p>
      <text:p text:style-name="P58"><text:span text:style-name="Source_20_Text">org.zkoss.zk.ui.Path</text:span>クラスはIDスペース上のコンポーネントの位置を簡単化するためのユーティリティプログラムを提供します。その使用方法は<text:span text:style-name="Source_20_Text">java.io.File</text:span>と同様です。</text:p>
      <text:p text:style-name="Code_20_Indent">Path.getComponent("/A/C/E");</text:p>
      <text:p text:style-name="Code_20_Indent">new Path("A/C", "E").getComponent();</text:p>
      <text:h text:style-name="P50" text:outline-level="3">ネーム空間とIDスペース</text:h>
      <text:p text:style-name="P27">インタプリタでコンポーネントに直接にアクセスするため、ネーム空間(<text:span text:style-name="Source_20_Text">org.zkoss.scripting.Namespace</text:span>)のコンセプトを使用します。まず、どのIDスペースもネーム空間を持っています。さらに、ネーム空間の中で定義された値をネーム空間内のスクリプトコードとEL表記は参照できます。</text:p>
      <text:p text:style-name="Code_20_Indent"><draw:frame draw:style-name="fr8" draw:name="graphics101" text:anchor-type="char" svg:x="10.59cm" svg:y="0.631cm" svg:width="6.645cm" svg:height="0.591cm" draw:z-index="11"><draw:image xlink:href="../img/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Text_20_body_20_indent"><text:span text:style-name="T56">以下の例の中で二つのネーム空間があります。一つはウィンドウw1に属していて、もう一つはウィンドウ</text:span><text:span text:style-name="Source_20_Text"><text:span text:style-name="T41">w2</text:span></text:span><text:span text:style-name="T55"><text:note text:id="ftn22" text:note-class="footnote"><text:note-citation>22</text:note-citation><text:note-body><text:p text:style-name="P110">ウィンドウは<text:span text:style-name="Source_20_Text">org.zkoss.zk.ui.IdSpace</text:span>を実装しますので、独立したIDスペースとネーム空間が形成されます。 </text:p></text:note-body></text:note></text:span><text:span text:style-name="T56">に属している。このようにして、b1ボタンの</text:span><text:span text:style-name="Source_20_Text"><text:span text:style-name="T41">onClick</text:span></text:span><text:span text:style-name="T56">スクリプトはウィンドウw1で定義されたラベルを参照して、b2ボタンの</text:span><text:span text:style-name="Source_20_Text"><text:span text:style-name="T41">onClick</text:span></text:span><text:span text:style-name="T56">スクリプトはw2内で定義された</text:span><text:span text:style-name="Source_20_Text"><text:span text:style-name="T41">checkbox</text:span></text:span><text:span text:style-name="T56">を参照します。</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7">ここで一つ注意するポイントがあります：ネーム空間は階層です。つまり、ウィンドウ<text:span text:style-name="Source_20_Text">w2</text:span>内の<text:span text:style-name="Source_20_Text">zscript</text:span>は<text:span text:style-name="Source_20_Text">w2</text:span>の中に重複がない限り、ウィンドウw1のコンポーネントを見ることができます。このようにして、以下の例の中でボタンb1をクリックすることはラベルcを変えます。</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7">ZKのコンポーネントはネーム空間にコンポーネントを指定する他に、<text:span text:style-name="Source_20_Text">setVariable</text:span>メソッドによって変数をコンポーネントに指定することができます。そうして<text:span text:style-name="Source_20_Text">zscript</text:span>はそれらを直接参照することができます。</text:p>
      <text:h text:style-name="P50" text:outline-level="3"><text:span text:style-name="Source_20_Text">zscript</text:span>の中で定義された変数と<text:span text:style-name="T41">ファンクション</text:span></text:h>
      <text:p text:style-name="P27">コードを<text:span text:style-name="T41">実行</text:span>するに加えて、以下のように記述することで、変数と要素を<text:span text:style-name="Source_20_Text">zscript</text:span>メソッド<text:span text:style-name="T41">の</text:span>中で直接定義することができます。</text:p>
      <text:p text:style-name="Code_20_Indent">&lt;window id="A&gt;</text:p>
      <text:p text:style-name="Code_20_Indent"><text:tab/>&lt;zscript&gt;</text:p>
      <text:p text:style-name="Code_20_Indent"><text:tab/><text:tab/>Object <text:span text:style-name="T25">myvar</text:span> = new LinkedList();</text:p>
      <text:p text:style-name="Code_20_Indent"><text:tab/><text:tab/>void <text:span text:style-name="T25">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25">myvar</text:span>.add(some)"/&gt;</text:p>
      <text:p text:style-name="Code_20_Indent"><text:tab/>&lt;button label="some" onClick="<text:span text:style-name="T25">myfunc</text:span>()"/&gt;</text:p>
      <text:p text:style-name="Code_20_Indent">&lt;/window&gt;</text:p>
      <text:p text:style-name="P27"><text:span text:style-name="Source_20_Text">zscript</text:span>の中で定義された変数とメソッドはスクリプト言語のインタープリタの中に保存されています。</text:p>
      <text:h text:style-name="P123" text:outline-level="4"><text:span text:style-name="Source_20_Text"><text:span text:style-name="T41">z</text:span></text:span><text:span text:style-name="Source_20_Text">script</text:span>とEL表記</text:h>
      <text:p text:style-name="Text_20_body_20_indent_20_2"><text:span text:style-name="T56">ネーム空間</text:span><text:span text:style-name="T55"><text:note text:id="ftn23" text:note-class="footnote"><text:note-citation>23</text:note-citation><text:note-body><text:p text:style-name="P103">org.zkoss.zk.scripting.Namespace</text:p></text:note-body></text:note></text:span><text:span text:style-name="T56">のように、</text:span><text:span text:style-name="Source_20_Text"><text:span text:style-name="T41">zscript</text:span></text:span><text:span text:style-name="T56">の中で定義された変数をEL表記は参照できます</text:span></text:p>
      <text:p text:style-name="Code_20_Indent_20_2">&lt;window&gt;</text:p>
      <text:p text:style-name="Code_20_Indent_20_2"><text:tab/>&lt;zscript&gt;</text:p>
      <text:p text:style-name="Code_20_Indent_20_2"><text:tab/>String var = "abc";</text:p>
      <text:p text:style-name="Code_20_Indent_20_2"><text:tab/>self.setVariable("var2", "xyz", true);</text:p>
      <text:p text:style-name="Code_20_Indent_20_2"><text:tab/>&lt;/zscript&gt;</text:p>
      <text:p text:style-name="Code_20_Indent_20_2"><text:tab/>${var} ${var2}</text:p>
      <text:p text:style-name="Code_20_Indent_20_2">&lt;/window&gt;</text:p>
      <text:p text:style-name="P86">上記は以下と同様です。</text:p>
      <text:p text:style-name="Code_20_Indent_20_2">&lt;window&gt;</text:p>
      <text:p text:style-name="Code_20_Indent_20_2">abc xyz</text:p>
      <text:p text:style-name="Code_20_Indent_20_2">&lt;/window&gt;</text:p>
      <text:p text:style-name="P81"><text:span text:style-name="Source_20_Text">zscript</text:span><text:span text:style-name="T41">の</text:span>中で定義された変数はネーム空間で定義されたものより優先度が高いです。</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P86">上記は以下と同様です。</text:p>
      <text:p text:style-name="Code_20_Indent_20_2">&lt;window&gt;</text:p>
      <text:p text:style-name="Code_20_Indent_20_2">abc</text:p>
      <text:p text:style-name="Code_20_Indent_20_2">&lt;/window&gt;</text:p>
      <text:p text:style-name="P89">以下の例のようにコンポーネントを宣言すると混乱を招くことがあります。</text:p>
      <text:p text:style-name="Code_20_Indent_20_2">&lt;window&gt;</text:p>
      <text:p text:style-name="Code_20_Indent_20_2"><text:tab/>&lt;zscript&gt;</text:p>
      <text:p text:style-name="Code_20_Indent_20_2"><text:tab/>String var = "abc";</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P81">混乱を避けるために、いくつかの名付け方式を使うことをお勧めします。たとえば、インタプリタ変数にはプレフィックス<text:span text:style-name="Source_20_Text">zs_</text:span>をつけます。</text:p>
      <text:p text:style-name="P81">加えて、<text:span text:style-name="T41">できるだけ</text:span>ローカル変数を使いましょう。ローカル変数はクラスの名前<text:span text:style-name="T41">と</text:span>ともに定義され、<text:span text:style-name="Source_20_Text">zscript</text:span>コードの特定の範囲内のみに有効です。</text:p>
      <text:p text:style-name="Code_20_Indent_20_2">&lt;zscript&gt;</text:p>
      <text:p text:style-name="Code_20_Indent_20_2"><text:span text:style-name="T25">Date</text:span> now = new Date();</text:p>
      <text:p text:style-name="Code_20_Indent_20_2">&lt;/zscript&gt;</text:p>
      <text:p text:style-name="P85"><text:span text:style-name="T55">さらに、以下のように括弧でくくることでローカル変数をEL表記が参照できないように設定できます</text:span>。</text:p>
      <text:p text:style-name="Code_20_Indent_20_2">&lt;zscript&gt;</text:p>
      <text:p text:style-name="P113">{ //create a new logic scope</text:p>
      <text:p text:style-name="Code_20_Indent_20_2"><text:tab/><text:span text:style-name="T25">String</text:span> var = "abc"; //visible only inside of the enclosing curly brace</text:p>
      <text:p text:style-name="P113">}</text:p>
      <text:p text:style-name="Code_20_Indent_20_2">&lt;/zscript&gt;</text:p>
      <text:h text:style-name="P123" text:outline-level="4">多領域<text:span text:style-name="T41">(マルチ・スコープ)</text:span>インタープリタ</text:h>
      <text:p text:style-name="P81">定義することによって、インタープリタはひとつの領域を持つか、変数とメソッドを保存する論理領域を持つことができます。区別するために、それぞれ、シングル領域と多領域インタープリタと呼びます。</text:p>
      <text:p text:style-name="P81">Javaインタプリタ（BeamShell）は代表的な多領域インタプリタ<text:span text:style-name="T55"><text:note text:id="ftn24" text:note-class="footnote"><text:note-citation>24</text:note-citation><text:note-body><text:p text:style-name="Footnote">2.3.1(含む)以降および2.2.1(含む)以前、Javaインタープリターはマルチスコープに対応可能です。 <text:s/></text:p></text:note-body></text:note></text:span>で、それぞれのIDスペースに独立のインタプリタ領域を作ります。例えば、以下の例で二つの論理領域はそれぞれウィンドウAとBのために確保されます。そうして、var2はウィンドウBのみに有効で、var1はAとBの両方のウィンドウに有効です。</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lt;/zscript&gt;</text:p>
      <text:p text:style-name="Code_20_Indent_20_2"><text:tab/>&lt;/window&gt;</text:p>
      <text:p text:style-name="Code_20_Indent_20_2">&lt;/window&gt;</text:p>
      <text:h text:style-name="P155" text:outline-level="5">Javaインタプリタ(BeanShell)</text:h>
      <text:p text:style-name="P118">Javaインタプリタ（BeanShell）を使って、以下のようにクラスの名前を定義することで一番近いIDスペースの論理領域（つまり、ウィンドウ）にローカルインタプリタ変数を宣言することができます。</text:p>
      <text:p text:style-name="Code_20_Indent_20_3">&lt;window id="A"&gt;</text:p>
      <text:p text:style-name="Code_20_Indent_20_3"><text:tab/>&lt;window id="B"&gt;</text:p>
      <text:p text:style-name="Code_20_Indent_20_3"><text:tab/><text:tab/>&lt;zscript&gt;</text:p>
      <text:p text:style-name="Code_20_Indent_20_3"><text:tab/><text:span text:style-name="T25">String</text:span> b = "local to window B";</text:p>
      <text:p text:style-name="Code_20_Indent_20_3"><text:tab/><text:tab/>&lt;/zscript&gt;</text:p>
      <text:p text:style-name="Code_20_Indent_20_3"><text:tab/>&lt;/window&gt;</text:p>
      <text:p text:style-name="Code_20_Indent_20_3">&lt;/window&gt;</text:p>
      <text:p text:style-name="P118">以下はabcとdefを作成するより正確な例です。</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25">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118">オブジェクトvar1＝123は、クラス名とオブジェクトが指定されているので、ローカル変数をウィンドウBに定義しています。一方、オブジェクトvar2 = defはインタプリタに、現領域、又は上層領域(親など)内でvar2と定義された変数を参照させます。var2はウィンドウA中で定義されていて、変数はオーバーライドされています。var3＝xyzの場合では、ウィンドウAがvar3と呼ばれる変数を定義していないので、ウィンドウBにローカル変数が指定されています。</text:p>
      <text:h text:style-name="P123" text:outline-level="4">単領域インタプリタ</text:h>
      <text:p text:style-name="Text_20_body_20_indent_20_2"><text:span text:style-name="T56">Ruby,Groovy,JavaScriptインタプリタはまだ多領域をサポートしていません</text:span><text:span text:style-name="T55"><text:note text:id="ftn25" text:note-class="footnote"><text:note-citation>25</text:note-citation><text:note-body><text:p text:style-name="Footnote">今後サポートする予定です。 </text:p></text:note-body></text:note></text:span><text:span text:style-name="T56">。つまり、すべての変数はひとつの論理領域のみに定義されていることを意味しています。例えば、Rudyの変数は(インタプリタごとに)一領域中に保存されます。このように、同ページのであれば、ひとつのウィンドウ中に定義されたインタプリタ変数はほかのウィンドウでオーバーライドされます。混乱を避けるために、ウィンドウを意味する特別なプレフィックスのついた変数を書きます。</text:span></text:p>
      <text:p text:style-name="P72"><text:span text:style-name="T7">【ヒント】：</text:span><text:span text:style-name="T45">どのページもzkscriptコードを処理するために自身のインタプリタを持っています。デスクトップは多数のページを持っていて、(スクリプト言語ごとに)インタプリタ</text:span><text:span text:style-name="T112">が複数のインスタンスを持って</text:span><text:span text:style-name="T45">いる場合があります。</text:span></text:p>
      <text:h text:style-name="P123" text:outline-level="4">一ページの中にある複数のスクリプト言語</text:h>
      <text:p text:style-name="P81">どのスクリプト言語もひとつのインタプリタと繋がっています。変数とメソッドはひとつの言語の中で定義されていて、ほかの言語には使えません。例えば、以下の例の中でvar1とvar2は異なった2つのインタプリタに属しています。</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P124" text:outline-level="4"><text:span text:style-name="Source_20_Text">getVariable</text:span>と<text:span text:style-name="Source_20_Text">getZScriptVariable</text:span></text:h>
      <text:p text:style-name="P82">ネーム空間の中で定義された変数は<text:span text:style-name="Source_20_Text">getVariable</text:span>メソッドで引き出すことができます。</text:p>
      <text:p text:style-name="P82">一方，<text:span text:style-name="Source_20_Text">zscript</text:span>中で定義された変数はそれを翻訳するインタプリタの一部です。ネーム空間の一部ではありません。つまり、<text:span text:style-name="Source_20_Text">getVariable</text:span>メソッドでそれらを取得することはできません。</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81">代わりに<text:span text:style-name="Source_20_Text">getZScriptVariable</text:span>をつかって<text:span text:style-name="Source_20_Text">zscript</text:span>内で定義された変数を<text:span text:style-name="T41">引き出さ</text:span>なければなりません。同様にして、<text:span text:style-name="Source_20_Text">getZScriptClass</text:span>を使ってクラスを<text:span text:style-name="T41">取得</text:span>し、<text:span text:style-name="Source_20_Text">getZScriptMethod</text:span>をつかってメソッドを<text:span text:style-name="T41">取得</text:span>します。これらのメソッドは見つかるまで、呼び出されたインタプリタを通して、繰り返されます。</text:p>
      <text:p text:style-name="P81">特定のインタプリタを探<text:span text:style-name="T41">す場合</text:span>、以下のように<text:span text:style-name="Source_20_Text">getInterpreter</text:span>メソッドを使って、インタプリタを<text:span text:style-name="T41">引き出します</text:span>。</text:p>
      <text:p text:style-name="Code_20_Indent_20_2">page.getInterpreter("JavaScript").getVariable("some"); //interpreter for JavaScript</text:p>
      <text:p text:style-name="Code_20_Indent_20_2">page.getInterpreter(null).getVariable("some"); //interpreter for default language</text:p>
      <text:h text:style-name="P140" text:outline-level="2">イベント</text:h>
      <text:p text:style-name="P58">イベントは(<text:span text:style-name="Source_20_Text">org.zkoss.zk.ui.event.Event</text:span>)はアプリケーションに何が起こったかを通知します。異なった種類のイベントは異なったクラスによって表されます。たとえば<text:span text:style-name="Source_20_Text">org.zkoss.zk.ui.event.MouseEvent</text:span>は<text:span text:style-name="T41">マウスをクリックしたような動きを表し</text:span>ます。</text:p>
      <text:p text:style-name="P58">イベントへレスポンスするためには、アプリケーションがひとつ以上のリスナーを登録しなければなりません。イベントリスナーを登録する方法は二つあります。ひとつはマークアップ言語中で<text:span text:style-name="Source_20_Text">onXxx</text:span>属性を定義する方法です。もうひとつは<text:span text:style-name="Source_20_Text">addEventListener</text:span>メソッドをつかってコンポーネント又は参照するページを呼び出します。</text:p>
      <text:p text:style-name="P58">イベントがブラウザでユーザーの操作によって発生することに加えて、アプリケーションは<text:span text:style-name="Source_20_Text">org.zkoss.zk.ui.event.Events</text:span>クラス中の<text:span text:style-name="Source_20_Text">postEvent</text:span>と<text:span text:style-name="Source_20_Text">sendEvent</text:span>メソッドを使ってイベントを発生させます。</text:p>
      <text:h text:style-name="P140" text:outline-level="2">デスクトップとイベント<text:span text:style-name="T41">処理</text:span></text:h>
      <text:p text:style-name="P16">上に記述したように、デスクトップはURLリクエストが集まるページです。デスクトップはイベントリスナが通信できる領域でもあります。</text:p>
      <text:p text:style-name="P16">イベントが発生したとき、イベントはデスクトップ上で行われます。ZKはイベントをデスクトップごとに別々の待ち行列に分けます。こうして、同じデスクトップ上のイベントは順番に行われ、一方、別デスクトップ上のイベントは同時進行で行われます。</text:p>
      <text:p text:style-name="P16">イベントリスナはイベントが行われるデスクトップ上のどのページコンポーネントにも通信できます。同じデスクトップ内ではひとつのページから別のページにコンポーネントを動かすこともできます。一方で、他のデスクトップに属しているコンポーネントへは通信することができません。</text:p>
      <text:p text:style-name="P76"><text:span text:style-name="T105">【補足】：</text:span><text:span text:style-name="T104">開発者はイベントリスナ中のデスクトップからコンポーネントをはずすことができます。そして他のイベントリスナ中の別デスクトップにつけることができます。</text:span></text:p>
      <text:h text:style-name="P50" text:outline-level="3">デスクトップとコンポーネント<text:span text:style-name="T41">の</text:span>作成</text:h>
      <text:p text:style-name="P27">イベントリスナ中にコンポーネントを作成する時、現在イベントが行われているデスクトップにコンポーネントを自動的に指定します。コンポーネントがページに添付されていないときでさえ、指定作業は行われます。イベントリスナの中にユーザーが作成したどのコンポーネントもリスナが操作しているデスクトップ上で使用できます。</text:p>
      <text:p text:style-name="P27">コンポーネントがイベントリスナ以外のスレッドの中で作成される時、コンポーネントはどのデスクトップにも属していません。この場合、適したイベントリスナ中で添付作業が行われる限り、添付したいどのデスクトップへも添付できます。もちろん、一度、コンポーネントがデスクトップへ添付されると、そのデスクトップへずっと付属することになります。</text:p>
      <text:p text:style-name="P27">ほとんどのアプリケーションで、イベントリスナ以外のスレッドの中にコンポーネントを作成する必要はほとんどありません。しかし、ロングオペレーションを行うなら、バックグラウンドスレッド中でそれを実行した方がいいかもしれません。そのときバックグラウンドにコンポーネントツリーを準備します、適したイベントを受け取ったときそれをデスクトップへ添付します。イベントの監視と処理<text:span text:style-name="T41">の</text:span>章の中の<text:span text:style-name="T41">長時間処理</text:span>セクションを参照してください。</text:p>
      <text:h text:style-name="P141" text:outline-level="2">ZUMLとXMLネーム空間</text:h>
      <text:p text:style-name="P57"><text:span text:style-name="T41">ZKユーザーインターフェイスマークアップ言語(ZUML)は視覚表現を記述するのに開発者が使用するXML基盤の言語であります。ZUMLはコンポーネントセットへの依存を避けることを目的としています。つまりXULとXHTMLといったコンポーネントの異なったセット</text:span><text:span text:style-name="T56"><text:note text:id="ftn26" text:note-class="footnote"><text:note-citation>26</text:note-citation><text:note-body><text:p text:style-name="P104">タグともいいます。コンポーネントとタグは一対一の関係です。 </text:p></text:note-body></text:note></text:span><text:span text:style-name="T41">を同じZUMLページで同時に使うことができます。異なったマークアップ言語は透過的に添付されます。二つ以上のコンポーネントセットが同じページ中で使用されると、開発者はXMLのネーム空間を使ってそれらを区別します。XHTML・XULといった多数コンポーネントセットを同じページ中に組み合わせる場合はZKユーザーインターフェースマークアップ言語の章のコンポーネントセットとネーム空間セクションを参照してください。</text:span></text:p>
      <text:p text:style-name="P72"><text:span text:style-name="T7">【ヒント】：</text:span><text:span text:style-name="T44">ZUMLの中のXMLのネーム空間を使用するかどうかは選択できます。二つ以上を組み合わせる際に使います。</text:span></text:p>
      <text:h text:style-name="P132" text:outline-level="1">4. <text:span text:style-name="T41">コンポーネントのライフサイクル</text:span></text:h>
      <text:p text:style-name="P58">この章はページの読み込みとページ更新のライフサイクルについて説明します。</text:p>
      <text:h text:style-name="P140" text:outline-level="2">ページの読み込みサイクル</text:h>
      <text:p text:style-name="P59">ZKローダーがZUMLページを読み込み、翻訳するのに４段階があります。ページ初期段階、コンポーネント作成段階、イベント処理段階、書き込み段階です。</text:p>
      <text:h text:style-name="P50" text:outline-level="3">ページ初期段階</text:h>
      <text:p text:style-name="P25"><text:span text:style-name="T42">この段階ではZKは</text:span><text:span text:style-name="Source_20_Text"><text:span text:style-name="T41">init</text:span></text:span><text:span text:style-name="T42">と呼ばれるコマンドを処理します。このようなコマンドが定義されていなければ、この段階は省略されます。</text:span></text:p>
      <text:p text:style-name="P25"><text:span text:style-name="Source_20_Text"><text:span text:style-name="T41">class</text:span></text:span><text:span text:style-name="T17"> </text:span><text:span text:style-name="T42">属性を伴った</text:span><text:span text:style-name="T57">プロセスの</text:span><text:span text:style-name="T42">コマンドに対し、指定されたクラスのインスタンスは作られます。そして、</text:span><text:span text:style-name="Source_20_Text"><text:span text:style-name="T41">doInit</text:span></text:span><text:span text:style-name="T42">メソッドが呼び出されます。クラスが何をするか？はアプリケーションしだいです。</text:span></text:p>
      <text:p text:style-name="Code_20_Indent">&lt;?init class="MyInit"?&gt;</text:p>
      <text:p text:style-name="P25"><text:span text:style-name="T41">他形式の</text:span><text:span text:style-name="T17">init</text:span><text:span text:style-name="T41">コマンドは以下のように</text:span><text:span text:style-name="Source_20_Text"><text:span text:style-name="T41">zscript</text:span></text:span><text:span text:style-name="T41">属性でスクリプトコードファイルを指定します。</text:span><text:span text:style-name="T56">そのファイルは</text:span><text:span text:style-name="T41">ページの初期段階で翻訳されます。</text:span></text:p>
      <text:p text:style-name="Code_20_Indent">&lt;?init zscript="/my/init.zs"?&gt;</text:p>
      <text:p text:style-name="P32">ページ初期段階ではページはデスクトップにまだ添付されていないことに注意してください。</text:p>
      <text:h text:style-name="P50" text:outline-level="3">コンポーネント作成段階</text:h>
      <text:p text:style-name="P27">この段階ではZKローダーがZUMLページを翻訳します。<text:span text:style-name="T41">必要</text:span>に応じて、コンポーネントを初期化したり、作成したりします。以下のようにいくつかのステップを<text:span text:style-name="T41">踏みます</text:span>。</text:p>
      <text:list text:style-name="WW8Num14">
        <text:list-item>
          <text:p text:style-name="P353"><text:span text:style-name="T56">どの要素に対しても、</text:span><text:span text:style-name="T100">if</text:span><text:span text:style-name="T56"> と</text:span><text:span text:style-name="T100">unless</text:span><text:span text:style-name="T56">属性を調べて有効かどうかを決めます。有効でないなら、メソッドとその子メソッドは無視されます。</text:span></text:p>
        </text:list-item>
        <text:list-item>
          <text:p text:style-name="P353"><text:span text:style-name="Source_20_Text"><text:span text:style-name="T41">forEach</text:span></text:span><text:span text:style-name="T18">属性</text:span><text:span text:style-name="T56">が指定されたら、ZKはその項目の集合中で以下のステップを繰り返します。</text:span></text:p>
        </text:list-item>
        <text:list-item>
          <text:p text:style-name="P353"><text:span text:style-name="T56">要素名を基にしてコンポーネントを作成します。または、</text:span><text:span text:style-name="Source_20_Text"><text:span text:style-name="T41">use</text:span></text:span><text:span text:style-name="T18">属性の</text:span><text:span text:style-name="T56">中に指定されたクラスを使って作成します。</text:span></text:p>
        </text:list-item>
        <text:list-item>
          <text:p text:style-name="P359">ZUMLページの中で明記された属性の順番でメンバーは一つ一つ初期化されます。</text:p>
        </text:list-item>
        <text:list-item>
          <text:p text:style-name="P359">重ねられた要素を翻訳し、すべてのプロセスを繰り返します。</text:p>
        </text:list-item>
        <text:list-item>
          <text:p text:style-name="P353"><text:span text:style-name="T56">コンポーネントが</text:span><text:span text:style-name="Source_20_Text"><text:span text:style-name="T41">org.zkoss.zk.ui.ext.AfterCompose</text:span></text:span><text:span text:style-name="T18">インターフェース</text:span><text:span text:style-name="T56">を実装するなら、</text:span><text:span text:style-name="Source_20_Text"><text:span text:style-name="T41">afterCompose</text:span></text:span><text:span text:style-name="T56">メソッドを使用します。</text:span><text:span text:style-name="脚注参照"><text:note text:id="ftn27" text:note-class="footnote"><text:note-citation>27</text:note-citation><text:note-body><text:p text:style-name="Footnote"><text:span text:style-name="Source_20_Text">AfterCompose</text:span>と呼ばれるのはステップ3～5がいわゆるcomposingです。 </text:p></text:note-body></text:note></text:span>.</text:p>
        </text:list-item>
        <text:list-item>
          <text:p text:style-name="P353"><text:span text:style-name="T56">子要素が作成されてから</text:span><text:span text:style-name="Source_20_Text"><text:span text:style-name="T41">onCreate</text:span></text:span><text:span text:style-name="T56">イベントはこのコンポーネントに送られます。それによって、アプリケーションが</text:span><text:span text:style-name="T107">いくつか</text:span><text:span text:style-name="T109">の要</text:span><text:span text:style-name="T56">素を初期化できます。</text:span><text:span text:style-name="Source_20_Text"><text:span text:style-name="T41">onCreate</text:span></text:span><text:span text:style-name="T56">イベントは初めに子コンポーネントのために呼び出されます。</text:span></text:p>
        </text:list-item>
      </text:list>
      <text:p text:style-name="Tip"><text:span text:style-name="T106">【補足】</text:span><text:span text:style-name="T53">：</text:span><text:span text:style-name="T59">開発者は</text:span><text:span text:style-name="Source_20_Text"><text:span text:style-name="T45">onCreate</text:span></text:span><text:span text:style-name="T59">イベント又は</text:span><text:span text:style-name="Source_20_Text"><text:span text:style-name="T45">AfterCompose</text:span></text:span><text:span text:style-name="T59">を実装することで、各々のアプリケーションに対して異なる初期化を行うことができます。</text:span><text:span text:style-name="Source_20_Text"><text:span text:style-name="T45">AfterCompose</text:span></text:span><text:span text:style-name="T59">はコンポーネント作成段階の中で呼び出されます。一方</text:span><text:span text:style-name="Source_20_Text"><text:span text:style-name="T45">onCreate</text:span></text:span><text:span text:style-name="T59">イベントはイベントリスナによってコントロールされます。</text:span></text:p>
      <text:p text:style-name="P72"><text:span text:style-name="T45">イベントリスナはモーダルダイアログ作成といった操作を一時保留にしたり再び行ったりできます。一方</text:span><text:span text:style-name="Source_20_Text"><text:span text:style-name="T45">AfterCompose</text:span></text:span><text:span text:style-name="T45">は他のスレッドに分岐させる必要がないのでより速いです。</text:span></text:p>
      <text:h text:style-name="P52" text:outline-level="3">イベント処理段階</text:h>
      <text:p text:style-name="P27">この段階ではデスクトップ上の待ち行列にあるイベントに対し、対応するリスナをZKが呼び出します。</text:p>
      <text:p text:style-name="P27">独立したスレッドはリスナを呼び出します。そうして、他のイベントプロセスに影響を与えることなく一旦停止<text:span text:style-name="T41">できます</text:span>。</text:p>
      <text:p text:style-name="P25"><text:span text:style-name="T41">プロセスの中のイベントリスナは他のイベントを起こすこともあります</text:span>。詳しく<text:span text:style-name="T41">は</text:span><text:span text:style-name="T29">イベントの監視と処理</text:span><text:span text:style-name="T41">の章を参照してください。</text:span></text:p>
      <text:h text:style-name="P50" text:outline-level="3">書き込み(Rendering)段階</text:h>
      <text:p text:style-name="P27">すべてのイベントを終えたら、ZKはそれらのコンポーネントをHTMLページへ書き込み、そのページをブラウザへ送ります。</text:p>
      <text:p text:style-name="P25"><text:span text:style-name="T41">コンポーネントを書き込む</text:span>のに、<text:span text:style-name="T16">redraw</text:span><text:span text:style-name="T41">メソッドを</text:span>呼び出<text:span text:style-name="T41">し</text:span>ます。<text:span text:style-name="T41">このメソッドでは、</text:span>コンポーネント<text:span text:style-name="T41">の</text:span>実装はコンポーネントの中身を変え<text:span text:style-name="T41">てはいけません</text:span>。</text:p>
      <text:h text:style-name="P140" text:outline-level="2">ページ更新のライフサイクル</text:h>
      <text:p text:style-name="P58">ZKのAUエンジンは三段階でクライアントから送られたZKのリクエストを処理します：リクエスト処理段階、イベント処理段階、書き込み段階。</text:p>
      <text:p text:style-name="P58">ZKのAUエンジンは、ひとつのデスクトップにはひとつの待ち行列を当てることを原則にして、同じデスクトップのリクエストを順番で処理し、異なったデスクトップのリクエストを並列に処理します。</text:p>
      <text:h text:style-name="P52" text:outline-level="3">リクエスト処理段階</text:h>
      <text:p text:style-name="P27">リクエストによって、ZK AUエンジンは変更したコンポーネントの内容をクライアント側に表示しているように更新する場合があります。</text:p>
      <text:p text:style-name="P27">更新終わったら、関連するイベントを待ち行列に送ります。</text:p>
      <text:h text:style-name="P52" text:outline-level="3">イベント処理段階</text:h>
      <text:p text:style-name="P33">この段階はコンポーネント作成段階の中のイベント処理段階と同じです。独立したスレッド中でイベントは一つずつ処理されます。</text:p>
      <text:h text:style-name="P50" text:outline-level="3">書き込み段階</text:h>
      <text:p text:style-name="P27">イベントが処理されたら、ZKは変更されたコンポーネントを書き込み、対応するレスポンスを生成し、レスをクライアントに返します。そうして、クライアントエンジンはその返信を基にして、ブラウザにてDOMツリーを更新します。</text:p>
      <text:p text:style-name="P27">ブラウザでコンポーネントの視覚表現を全体的に表現しなおす、又は属性を更新するかどうかは全てコンポーネントの実装によります。対話と簡単さの間でバランスを取ることがコンポーネント開発者の仕事です。</text:p>
      <text:h text:style-name="P143" text:outline-level="2"><text:span text:style-name="T120">モールド(</text:span>Molds<text:span text:style-name="T41">)</text:span></text:h>
      <text:p text:style-name="Text_20_body"><text:span text:style-name="T56">同じページにコンポーネントを異なった外見で見せることができます。そのコンセプトをモールドと呼びます(aka.,template)。開発者はコンポーネントインターフェイス中で</text:span><text:span text:style-name="Source_20_Text"><text:span text:style-name="T41">setMold</text:span></text:span><text:span text:style-name="T56">メソッドの使用し、動的に外見を変えることができます。すべてのコンポーネントは</text:span><text:span text:style-name="Source_20_Text"><text:span text:style-name="T41">default</text:span></text:span><text:span text:style-name="T56">と呼ばれるデフォルトモールドを持っています。あるコンポーネントは二つ以上のモールドを持っています。例えば、</text:span><text:span text:style-name="Source_20_Text"><text:span text:style-name="T41">tabbox</text:span></text:span><text:span text:style-name="T56">は</text:span><text:span text:style-name="Source_20_Text"><text:span text:style-name="T41">default</text:span></text:span><text:span text:style-name="T56">と</text:span><text:span text:style-name="Source_20_Text"><text:span text:style-name="T41">accordion</text:span></text:span><text:span text:style-name="T56">モールドが使用可能です。</text:span></text:p>
      <text:p text:style-name="Code">&lt;tabbox&gt;&lt;!-- if not specified, the default mold is assumed. --&gt;</text:p>
      <text:p text:style-name="Code"><draw:frame draw:style-name="fr9" draw:name="graphics76" text:anchor-type="char" svg:x="14.236cm" svg:y="0.356cm" svg:width="2.838cm" svg:height="2.342cm" draw:z-index="12"><draw:image xlink:href="../img/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P140" text:outline-level="2">不要なコンポーネントの処理</text:h>
      <text:p text:style-name="P58">他のコンポーネントをベースにしたGUIとは違って、ZKはコンポーネントを削除したり、閉じたりするメソッドがありません。W3C DOMのようにコンポーネントはページから外れるとすぐにブラウザから消えます。また、ページに添付されるとすぐに現れます。</text:p>
      <text:p text:style-name="P58">より正しく言うと、一度ページから外れると、ZKはもうそれをコントロールすることができません。また、アプリケーションがそのコンポーネントをこれ以上参照しないのであれば、そのコンポーネントに対応するメモリはJVMのGabageCollectorによって開放されます。</text:p>
      <text:h text:style-name="P133" text:outline-level="1">5. <text:span text:style-name="T109">イベントの監視・処理</text:span></text:h>
      <text:p text:style-name="P58">このチャプターはどのようにイベントが処理されるかを説明します。</text:p>
      <text:h text:style-name="P140" text:outline-level="2">マークアップ言語によるイベントリスナの追加</text:h>
      <text:p text:style-name="P58">イベントリスナを<text:span text:style-name="T41">追加</text:span>する最も簡単な方法はZUMLページで<text:span text:style-name="T41">属性</text:span>を宣言することです。イベントを監視する<text:span text:style-name="T41">属性</text:span>の<text:span text:style-name="T41">値</text:span>はBeanShell<text:span text:style-name="T41">が</text:span>翻訳<text:span text:style-name="T41">でき</text:span>るJavaコード<text:span text:style-name="T41">でしたら何でもOK</text:span>です。</text:p>
      <text:p text:style-name="Code">&lt;window title="Hello" border="normal"&gt;</text:p>
      <text:p text:style-name="Code"><text:tab/>&lt;button label="Say Hello" onClick="alert(&amp;quot;Hello World!&amp;quot;)"/&gt;</text:p>
      <text:p text:style-name="Code">&lt;/window&gt;</text:p>
      <text:h text:style-name="P140" text:outline-level="2">プログラムによるイベントリスナの<text:span text:style-name="T41">追加・</text:span>削除</text:h>
      <text:p text:style-name="P58">プログラムによってイベントリスナを追加する方法は二つあります。</text:p>
      <text:h text:style-name="P50" text:outline-level="3">メンバーを宣言する</text:h>
      <text:p text:style-name="P27">ユーザーによって作られたクラスを使ってコンポーネントをオーバーライドするとき、以下のようにメンバ<text:span text:style-name="T41">ー</text:span>ファンクションをイベントリスナ<text:span text:style-name="T41">として</text:span>宣言できます。</text:p>
      <text:p text:style-name="Text_20_body_20_indent"><text:span text:style-name="T56">ZUMLページの中で、use属性を宣言することでデフォルト以外のクラスを指定できます。以下に書いたようにZKに</text:span><text:span text:style-name="Source_20_Text"><text:span text:style-name="T41">org.zkoss.zul.Window</text:span></text:span><text:span text:style-name="T56"><text:note text:id="ftn28" text:note-class="footnote"><text:note-citation>28</text:note-citation><text:note-body><text:p text:style-name="P110">デフォルトクラスは<text:span text:style-name="Source_20_Text">zul.jar</text:span>にある<text:span text:style-name="Source_20_Text">lang.xml</text:span>に定義されています。 </text:p></text:note-body></text:note></text:span><text:span text:style-name="T56">の代わりに</text:span><text:span text:style-name="Source_20_Text"><text:span text:style-name="T41">MyClass</text:span></text:span><text:span text:style-name="T56">を使用させます。</text:span></text:p>
      <text:p text:style-name="Code_20_Indent">&lt;window use="MyClass"&gt;</text:p>
      <text:p text:style-name="Code_20_Indent">...</text:p>
      <text:p text:style-name="Code_20_Indent">&lt;/window&gt;</text:p>
      <text:p text:style-name="P27">そうして、以下のようにデフォルトクラスから拡張することで<text:span text:style-name="Source_20_Text">MyWindow.java</text:span>を実装します。</text:p>
      <text:p text:style-name="Code_20_Indent">public class MyWindow extends org.zkoss.zul.Window {</text:p>
      <text:p text:style-name="Code_20_Indent"><text:tab/>public void onOK() { //add an event listener</text:p>
      <text:p text:style-name="Code_20_Indent"><text:tab/><text:tab/>...//handles the onOK event (sent when ENTER is pressed)</text:p>
      <text:p text:style-name="Code_20_Indent"><text:tab/>}</text:p>
      <text:p text:style-name="Code_20_Indent">}</text:p>
      <text:p text:style-name="P33"><text:span text:style-name="T103">以下のように宣言すると、</text:span>イベントについて<text:span text:style-name="T41">より</text:span>多くの情報<text:span text:style-name="T41">を取得できます</text:span>。</text:p>
      <text:p text:style-name="Code_20_Indent">public void onOK(org.zkoss.zk.ui.event.KeyEvent event) {<text:line-break/>...<text:line-break/>}</text:p>
      <text:p text:style-name="P27">異なったイベントは異なったイベントオブジェクトに関連している可能性があります。詳しく<text:span text:style-name="T41">は</text:span><text:span text:style-name="T116">Append</text:span><text:span text:style-name="T113">x</text:span><text:span text:style-name="T116"> C</text:span>を参照ください。</text:p>
      <text:h text:style-name="P50" text:outline-level="3">動的<text:span text:style-name="T41">に</text:span>イベントリスナ<text:span text:style-name="T41">を追加</text:span>と削除</text:h>
      <text:p text:style-name="P25"><text:span text:style-name="T41">開発者は</text:span><text:span text:style-name="Source_20_Text"><text:span text:style-name="T41">org.zkoss.zk.ui.Component</text:span></text:span><text:span text:style-name="T41">インターフェイスの</text:span><text:span text:style-name="Source_20_Text"><text:span text:style-name="T41">addEventListener</text:span></text:span><text:span text:style-name="T41">と</text:span><text:span text:style-name="Source_20_Text"><text:span text:style-name="T41">removeEventListener</text:span></text:span><text:span text:style-name="T41">メソッドを使って、イベントリスナを動的に追加したり削除したりします。以下に書いたように、動的に追加されるイベントリスナは</text:span><text:span text:style-name="Source_20_Text"><text:span text:style-name="T41">org.zkoss.zk.ui.Component</text:span></text:span><text:span text:style-name="T41">インタフェイスを実装しなければなりません。</text:span></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P50" text:outline-level="3">可延イベントリスナ(通信のタイミングを遅らせるイベントリスナ)</text:h>
      <text:p text:style-name="P27">デフォルトではクライアントで起こったイベントはサーバーに送られます。しかし、多くのイベントリスナはユーザー側で何かを表示させるよりは、ただサーバーの状態をコントロールします。つまりこの状態制御リスナに対して起こったイベントは即座に情報を送る必要がありません。サーバーのパフォーマンスをあげるため、クライアントとサーバー間の通信量を最小にし、これらのリスナをまとめて送信します。便宜上これらを、可延イベントリスナと呼びます。</text:p>
      <text:p text:style-name="P27">イベントリスナの通信を<text:span text:style-name="T41">一時保留するのに</text:span><text:span text:style-name="Source_20_Text">org.zkoss.zk.ui.event.Deferrable</text:span>インタフェイスを実装し、以下のように<text:span text:style-name="Source_20_Text">isDeferrable</text:span><text:span text:style-name="T41">メソッド</text:span>にtrueを返します。</text:p>
      <text:p text:style-name="Code_20_Indent">public class DeferrableListener implements EventListener, Deferrable {</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P27">クライアントでイベントが発生したとき(例えば、ユーザーがリスト項目を選択<text:span text:style-name="T41">した</text:span>とき)、可延リスナだけが<text:span text:style-name="T41">登録している</text:span>か<text:span text:style-name="T41">、</text:span>又は、イベントリスナが全く<text:span text:style-name="T41">登録してい</text:span>ない場合、ZKはイベントを送信しません。代わりに、イベントはクライアント<text:span text:style-name="T41">側の待ち行列に保存されます</text:span>。</text:p>
      <text:p text:style-name="P27">少なくともひとつ可延でないリスナが登録しているのであれば、イベントはすぐにすべて待ち行列にあるイベントとともにサーバーへ送られます。すべてのイベントは順番通り送信されます。</text:p>
      <text:p text:style-name="Tip"><text:span text:style-name="T8">【ヒント】：</text:span><text:span text:style-name="T121">可延リスナを使って、サーバーの状態を維持します。一方、ユーザー側での視覚的な変更は。不可延リスナを使用します。</text:span></text:p>
      <text:h text:style-name="P50" text:outline-level="3">動的にページにてイベントリスナを追加と削除</text:h>
      <text:p text:style-name="P25"><text:span text:style-name="T41">開発者は動的にページへ</text:span><text:span text:style-name="T16">(org.zkoss.zk.ui.Page)</text:span><text:span text:style-name="T41">イベントリスナを追加できます。</text:span><text:span text:style-name="T174">一度付加されると、指定したページのコンポーネントに名前が指定されたすべてのイベントはリスナへ送られます。</text:span></text:p>
      <text:p text:style-name="P27">すべてのページイベントリスナは即時に<text:span text:style-name="T41">作動</text:span>するものではありません。つまり<text:span text:style-name="Source_20_Text">isArap</text:span><text:span text:style-name="T41">メソッド</text:span>は無視されます。</text:p>
      <text:p text:style-name="P27">代表的な例はページ<text:span text:style-name="T41">単位の</text:span>イベントリスナを使用して、以下のように”<text:span text:style-name="T41">変更</text:span>フラグ<text:span text:style-name="T41">”</text:span>を<text:span text:style-name="T41">コントロール</text:span>します。</text:p>
      <text:p text:style-name="Code_20_Indent">public class ModificationListener implements EventListener, Deferrable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lean isDeferrable() {</text:p>
      <text:p text:style-name="Code_20_Indent"><text:tab/><text:tab/>return true;</text:p>
      <text:p text:style-name="Code_20_Indent"><text:tab/>}</text:p>
      <text:p text:style-name="Code_20_Indent">}</text:p>
      <text:p text:style-name="P72"><text:span text:style-name="T7">【メモ】：</text:span><text:span text:style-name="Source_20_Text"><text:span text:style-name="T125">Deferrable</text:span></text:span><text:span text:style-name="Source_20_Text"><text:span text:style-name="T7"> </text:span></text:span><text:span text:style-name="T45">インターフェイスを実装するかどうかはこの例の中ではオプションです。それはページイベントリスナは</text:span><text:span text:style-name="Source_20_Text"><text:span text:style-name="T124">Deferrable</text:span></text:span><text:span text:style-name="T45"> を実装しなくてもデフォルトでも可延であるからです。</text:span></text:p>
      <text:h text:style-name="P50" text:outline-level="3">呼び出し順序</text:h>
      <text:p text:style-name="P27">イベントリスナの呼び出す順序は以下の<text:span text:style-name="T41">通り</text:span>です。<text:span text:style-name="Source_20_Text">onClick</text:span>イベント<text:span text:style-name="T41">が届いたと</text:span>想定しましょう。</text:p>
      <text:list text:style-name="WW8Num15">
        <text:list-item>
          <text:p text:style-name="P399"><text:span text:style-name="T41">目的コンポーネントへ追加された</text:span><text:span text:style-name="Source_20_Text"><text:span text:style-name="T41">onClick</text:span></text:span><text:span text:style-name="T41">イベントのリスナをひとつずつ呼び出します。ただしこれは、リスナが</text:span><text:span text:style-name="Source_20_Text"><text:span text:style-name="T41">org.zkoss.zk.ui.event.Express</text:span></text:span><text:span text:style-name="T41">インターフェイスを実装する場合のみです。また、追加される順番と呼び出される順番は同じです。</text:span></text:p>
        </text:list-item>
        <text:list-item>
          <text:p text:style-name="P361">目的コンポーネントの中の<text:span text:style-name="Source_20_Text">onClick</text:span>属性に明記したスクリプトを呼び出します。</text:p>
        </text:list-item>
        <text:list-item>
          <text:p text:style-name="P399"><text:span text:style-name="Source_20_Text"><text:span text:style-name="T41">org.zkoss.zk.ui.event.Express</text:span></text:span><text:span text:style-name="T41">インタフェイスを実装していない目的コンポーネントへ追加された</text:span><text:span text:style-name="Source_20_Text"><text:span text:style-name="T41">onClick</text:span></text:span><text:span text:style-name="T41">イベントのリスナをひとつずつ呼び出します。追加される順番と呼び出される順番は同じです。</text:span></text:p>
        </text:list-item>
        <text:list-item>
          <text:p text:style-name="P399"><text:span text:style-name="T41">目的コンポーネントの</text:span><text:span text:style-name="Source_20_Text"><text:span text:style-name="T41">onClick</text:span></text:span><text:span text:style-name="T41">メンバーメソッドを呼び出します。</text:span></text:p>
        </text:list-item>
        <text:list-item>
          <text:p text:style-name="P361">目的コンポーネントが属しているページへ追加された<text:span text:style-name="Source_20_Text">onClick</text:span>イベントに対してイベントリスナを呼び出します。追加される順番と呼び出される順番は同じです。</text:p>
        </text:list-item>
      </text:list>
      <text:p text:style-name="P25"><text:span text:style-name="Source_20_Text"><text:span text:style-name="T41">org.zkoss.zk.ui.event.Express</text:span></text:span><text:span text:style-name="T41">インタフェイスは装飾用のインタフェイスです。イベントリスナの呼び出される優先順位を変更する際に使用します。イベントリスナがコンポーネントではなく、ページへ追加された場合は、このインターフェースは使用できません。</text:span></text:p>
      <text:h text:style-name="P50" text:outline-level="3">呼び出し順序を中止</text:h>
      <text:p text:style-name="P27"><text:span text:style-name="Source_20_Text">org.zkoss.zk.ui.event.Event</text:span>クラス<text:span text:style-name="T41">の</text:span>中の<text:span text:style-name="Source_20_Text">stopPropagation</text:span><text:span text:style-name="T41">メソッド</text:span>を呼ぶことで呼び出し順序を<text:span text:style-name="T41">中止</text:span>できます。一度<text:span text:style-name="T41">ある</text:span>イベントリスナがこの<text:span text:style-name="T41">メソッド</text:span>を呼び出すと、それ以降の<text:span text:style-name="T41">すべての</text:span>イベントリスナは無視されます。</text:p>
      <text:h text:style-name="P140" text:outline-level="2">イベントリスナからイベント<text:span text:style-name="T41">を</text:span>送信と<text:span text:style-name="T41">生成</text:span></text:h>
      <text:p text:style-name="P58">イベントを受け取ることに加えて、イベントを生成または送信することでアプリケーションは多くのイベントリスナ間で通信できます。</text:p>
      <text:h text:style-name="P50" text:outline-level="3">イベントを<text:span text:style-name="T41">生成</text:span></text:h>
      <text:p text:style-name="P25"><text:span text:style-name="Source_20_Text"><text:span text:style-name="T41">org.zkoss.zk.ui.event.Events</text:span></text:span><text:span text:style-name="T41">クラス中の</text:span><text:span text:style-name="Source_20_Text"><text:span text:style-name="T41">postEvent</text:span></text:span><text:span text:style-name="T41">メソッドを使って、イベントリスナはイベント待ち行列の最後にイベントを追加できます。待ち行列にイベントを置いた後、すぐに戻ります。追加されたイベントは待ち行列にあるイベントがすべて処理された後、処理されます。</text:span></text:p>
      <text:h text:style-name="P50" text:outline-level="3">イベントを送信</text:h>
      <text:p text:style-name="P25"><text:span text:style-name="Source_20_Text"><text:span text:style-name="T41">org.zkoss.zk.ui.event.Events</text:span></text:span><text:span text:style-name="T41">クラス中の</text:span><text:span text:style-name="Source_20_Text"><text:span text:style-name="T41">sendEvent</text:span></text:span><text:span text:style-name="T41">メソッドを使うことでイベントリスナはZKにすぐに指定したイベントを処理させます。指定されたイベントのイベントリスナがすべて処理されるまで、このプロセスは続きます。なお、イベントは同じスレッド内で処理されます。</text:span></text:p>
      <text:h text:style-name="P148" text:outline-level="2">スレッドモデル</text:h>
      <text:p text:style-name="P64">ひとつのデスクトップにあるイベントは順番に処理されるので、スレッドモデルは簡単です。 デスクトップアプリケーションを開発するように、マルチスレッドと競合を心配する必要はありません。必要なのはイベントリスナを登録し、そして、呼び出されたときにイベントを処理することです。</text:p>
      <text:p text:style-name="P72"><text:span text:style-name="T7">【ヒント】：</text:span><text:span text:style-name="T45">イベントリスナはイベント処理スレッドと呼ばれる独立したスレッドの中で実行します。一方、ZUMLページはサーブレットスレッドの中で処理されます。</text:span></text:p>
      <text:p text:style-name="P72"><text:span text:style-name="T7">【ヒント】：</text:span><text:span text:style-name="T45">イベント処理スレッドを無効にし、すべてのイベントをサーブレットスレッドの中で処理させることができます。これによって、処理速度を速くし、統合問題を少なくします。しかし、処理を一時中断させることはできません。詳しくは上級者のための機</text:span><text:span text:style-name="T162">能の</text:span><text:span text:style-name="T119">章</text:span><text:span text:style-name="T162">のサーブレットスレッドを使用してイベントを処理</text:span><text:span text:style-name="T119">セクション</text:span><text:span text:style-name="T162">を参照してください。</text:span></text:p>
      <text:h text:style-name="P50" text:outline-level="3">中断と再開</text:h>
      <text:p text:style-name="P25"><text:span text:style-name="T41">アドバンスアプリケーションでは、いくつかの条件を満足するまで処理を一時中断させなければならないことがあります。</text:span><text:span text:style-name="Source_20_Text"><text:span text:style-name="T41">org.zkoss.zk.ui.Executions</text:span></text:span><text:span text:style-name="T41">クラスの</text:span><text:span text:style-name="Source_20_Text"><text:span text:style-name="T41">wait</text:span></text:span><text:span text:style-name="T41">と</text:span><text:span text:style-name="Source_20_Text"><text:span text:style-name="T41">notify</text:span></text:span><text:span text:style-name="T41">と</text:span><text:span text:style-name="Source_20_Text"><text:span text:style-name="T41">notifyAll</text:span></text:span><text:span text:style-name="T41">メソッドはこの目的のために作られました。</text:span></text:p>
      <text:p text:style-name="P27">イベントリスナが自身を<text:span text:style-name="T41">一時</text:span>中断させ<text:span text:style-name="T41">るには</text:span><text:span text:style-name="Source_20_Text">wait</text:span><text:span text:style-name="T41">メソッド</text:span>を<text:span text:style-name="T41">使用</text:span>します。アプリケーションの<text:span text:style-name="T41">条件</text:span>が満足し<text:span text:style-name="T41">たら</text:span>、<text:span text:style-name="T41">他のスレッドは</text:span><text:span text:style-name="Source_20_Text">notify</text:span>又は<text:span text:style-name="Source_20_Text">notifyAll</text:span>でそれ<text:span text:style-name="T41">を</text:span>呼び起こ<text:span text:style-name="T41">します</text:span>。<text:span text:style-name="T41">モーダル</text:span>ダイアログはこのメカニズムを使った代表的な例です。</text:p>
      <text:p text:style-name="Code_20_Indent">public void doModal() throws InterruptedException {</text:p>
      <text:p text:style-name="Code_20_Indent">...<text:line-break/><text:tab/>Executions.wait(_mutex); //suspend this thread, an event processing thread<text:line-break/>}</text:p>
      <text:p text:style-name="Code_20_Indent">public void endModal() {</text:p>
      <text:p text:style-name="Code_20_Indent">...</text:p>
      <text:p text:style-name="Code_20_Indent"><text:tab/>Executions.notify(_mutex); //resume the suspended event processing thread</text:p>
      <text:p text:style-name="Code_20_Indent">}</text:p>
      <text:p text:style-name="P25"><text:span text:style-name="T41">これらの使用は</text:span><text:span text:style-name="Source_20_Text"><text:span text:style-name="T41">java.lang.Object</text:span></text:span><text:span text:style-name="T41">クラスの</text:span><text:span text:style-name="Source_20_Text"><text:span text:style-name="T41">wait</text:span></text:span><text:span text:style-name="T41">、</text:span><text:span text:style-name="Source_20_Text"><text:span text:style-name="T41">notify</text:span></text:span><text:span text:style-name="T41">と</text:span><text:span text:style-name="Source_20_Text"><text:span text:style-name="T41">notigyAll</text:span></text:span><text:span text:style-name="T41">と同じです。しかし、</text:span><text:span text:style-name="Source_20_Text"><text:span text:style-name="T41">java.lang.Object</text:span></text:span><text:span text:style-name="T41">クラスのメソッドを使い、イベントリスナを中断や再開できません。さもなければ、関連したデスクトップのすべてのイベント処理はコントロールできなくなります。</text:span></text:p>
      <text:p text:style-name="P25"><text:span text:style-name="T41">Javaオブジェクトの</text:span><text:span text:style-name="Source_20_Text"><text:span text:style-name="T41">wait</text:span></text:span><text:span text:style-name="T41">と</text:span><text:span text:style-name="Source_20_Text"><text:span text:style-name="T41">notify</text:span></text:span><text:span text:style-name="T41">とは違って、</text:span><text:span text:style-name="Source_20_Text"><text:span text:style-name="T41">synchronized </text:span></text:span><text:span text:style-name="T41">ブロックで</text:span><text:span text:style-name="Source_20_Text"><text:span text:style-name="T41">Executionsのwait</text:span></text:span><text:span text:style-name="T41">と</text:span><text:span text:style-name="Source_20_Text"><text:span text:style-name="T41">notify</text:span></text:span><text:span text:style-name="T41">を含むかは自由です。上記のケースでは競合問題にはなりえないので、ブロックを使わなくても結構です。しかし、競合状態になる可能性があれば、Javaオブジェクトの</text:span><text:span text:style-name="Source_20_Text"><text:span text:style-name="T41">wait</text:span></text:span><text:span text:style-name="T41">と</text:span><text:span text:style-name="Source_20_Text"><text:span text:style-name="T41">notify</text:span></text:span><text:span text:style-name="T41">を処理するのと同じように</text:span><text:span text:style-name="Source_20_Text"><text:span text:style-name="T41">synchronized </text:span></text:span><text:span text:style-name="T41">ブロックを使います。</text:span></text:p>
      <text:p text:style-name="Code_20_Indent">//Thread 1</text:p>
      <text:p text:style-name="Code_20_Indent">public void request() {</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P53" text:outline-level="3">長時間処理</text:h>
      <text:p text:style-name="P27">同じデスクトップのイベントは順番に処理されます。つまりイベントハンドラは以下のどのハンドラも遮断します。イベントハンドラが実行するのに時間が長ければ、ユーザーのリクエストを遮断する時間も長くなります。デスクトップアプリケーションのように、ワーキングスレッドを作り、長時間処理の遮断時間を最小にするようにしなければなりません。</text:p>
      <text:p text:style-name="P27">HTTPの制限により、以下のルールに従っているかどうか<text:span text:style-name="T41">を</text:span>確認しなければなりません。</text:p>
      <text:list text:style-name="WW8Num16">
        <text:list-item>
          <text:p text:style-name="P402"><text:span text:style-name="T41">ワーキングスレッドを作った後に、</text:span><text:span text:style-name="Source_20_Text"><text:span text:style-name="T41">Org.zkoss.zk.ui.Executions</text:span></text:span><text:span text:style-name="T41">クラスの</text:span><text:span text:style-name="Source_20_Text"><text:span text:style-name="T41">wait</text:span></text:span><text:span text:style-name="T41">メソッドを使い、イベントハンドラ自体を一時中断させます。</text:span></text:p>
        </text:list-item>
        <text:list-item>
          <text:p text:style-name="P363">ワーキングスレッドはイベントリスナではないので、コンポーネントにアクセスすることができません。ただし、どのデスクトップにも属していないコンポーネントでしたらアクセスできます。ですので、ワーキングスレッドを開始する前に、必要な情報を手動で追加する必要があります。</text:p>
        </text:list-item>
        <text:list-item>
          <text:p text:style-name="P363">そして、ワーキングスレッドは必要に応じて、情報を削除したり、コンポーネントを作成したりします。ただし、デスクトップに属しているコンポーネントを参照しないことに注意しましょう。</text:p>
        </text:list-item>
        <text:list-item>
          <text:p text:style-name="P402"><text:span text:style-name="T41">ワーキングスレッドが終了したら、その中にある</text:span><text:span text:style-name="Source_20_Text"><text:span text:style-name="T41">org.zkoss.zk.ui.Executions</text:span></text:span><text:span text:style-name="T41">クラスの中の</text:span><text:span text:style-name="Source_20_Text"><text:span text:style-name="T41">Notify(Desktop desktop, Object flag)</text:span></text:span><text:span text:style-name="T41">又は</text:span><text:span text:style-name="Source_20_Text"><text:span text:style-name="T41">notifyAll(Desktop desktop, Object flag)</text:span></text:span><text:span text:style-name="T41">メソッドを使って、イベントハンドラを再開します。</text:span></text:p>
        </text:list-item>
        <text:list-item>
          <text:p text:style-name="P358"><text:span text:style-name="T56">他のイベントがクライアントから送られてくるまで、再開されたイベントハンドラは実行されません。強制的にイベントを送信させるには、タイマーコンポーネント</text:span><text:span text:style-name="Source_20_Text"><text:span text:style-name="T41">(org.zkoss.zul.Timer)</text:span></text:span><text:span text:style-name="T56">を使い、イベントを少し後にまたは周期的に起こします。このタイマーのイベントリスナは何もしないか、状態の</text:span><text:span text:style-name="T109">更</text:span><text:span text:style-name="T107">新を行います。</text:span></text:p>
        </text:list-item>
      </text:list>
      <text:h text:style-name="P126" text:outline-level="4">例：ワーキングスレッドが非同期ラベルを作成</text:h>
      <text:p text:style-name="P86">ラベルを非同期的に生成することを想定します。もちろん、マルチスレッドでそのような簡単なタスクをするのは効率的ではありませんが、この例を参考にして、複雑なタスクで使用してください。</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P80"><text:span text:style-name="T41">次に、</text:span><text:span text:style-name="Source_20_Text"><text:span text:style-name="T41">onClick</text:span></text:span><text:span text:style-name="T41">のようなイベントリスナでワーキングスレッドを呼び出すZUMLページを作成します。</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P80"><text:span text:style-name="T41">中断されているイベントリスナ(</text:span><text:span text:style-name="Source_20_Text"><text:span text:style-name="T41">onClick</text:span></text:span><text:span text:style-name="T41">)を再開するにはタイマーを使わなければなりません。それを不自然だと感じるかもしれませんが、それはHTTPの制限によるものです：ブラウザでページを存続させるには、イベント処理が一時中断されているときでもレスポンスをしなければいけません。その結果、ワーキングスレッドが役割を果たしてイベントリスナに通知したとき、HTTPのリクエストはすでになくなっています。それを解決するため、タイマーを使用します。</text:span></text:p>
      <text:p text:style-name="P80"><text:span text:style-name="T41">より正しくいうと、ワーキングスレッドがイベントリスナへ再開を通知するとき、ZKは順番待ちのリストに再開通知を追加するだけです。他のHTTPリクエストを受け取ってからリスナが本当に再開されます。(上の例ではそれが</text:span><text:span text:style-name="Source_20_Text"><text:span text:style-name="T41">onTimer</text:span></text:span><text:span text:style-name="T41">イベントです。)</text:span></text:p>
      <text:p text:style-name="P80"><text:span text:style-name="T41">この単純な例の中で、</text:span><text:span text:style-name="Source_20_Text"><text:span text:style-name="T41">onTimer</text:span></text:span><text:span text:style-name="T41">イベントを操作しませんでした。複雑なアプリケーションを処理する場合、</text:span><text:span text:style-name="Source_20_Text"><text:span text:style-name="T41">onTimer</text:span></text:span><text:span text:style-name="T41">で処理のステータスを送信することもできます。</text:span></text:p>
      <text:h text:style-name="P123" text:outline-level="4"><text:span text:style-name="T41">方法</text:span>１：タイマー(再開/中断なし)</text:h>
      <text:p text:style-name="P81">中断と再開なしで長時間処理を実装することは可能です。同期コードが複雑になる場合にとても便利です。</text:p>
      <text:p text:style-name="P80"><text:span text:style-name="T41">そのアイデアは単純です。ワーキングスレッドはある場所に結果を一時的に保存します。そして、</text:span><text:span text:style-name="Source_20_Text"><text:span text:style-name="T41">onTimer</text:span></text:span><text:span text:style-name="T41">イベントリスナは結果をデスクトップへ表示させます。</text:span></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P81">そして、<text:span text:style-name="T9">onTimer</text:span>イベントリスナ<text:span text:style-name="T41">の</text:span>中にラベルを<text:span text:style-name="T41">付加</text:span>します。</text:p>
      <text:p text:style-name="Code_20_Indent_20_2">&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P123" text:outline-level="4"><text:span text:style-name="T41">方法</text:span>２：<text:span text:style-name="T41">ピギーバック</text:span>(中断、再開、タイマーなし)</text:h>
      <text:p text:style-name="P81">周期的に結果を検査する代わりに、例えば、ユーザーがボタンをクリックしたり何かを入力したりするときに便乗し、クライアントへ送信することができます。</text:p>
      <text:p text:style-name="P80"><text:span text:style-name="T41">それをするには、ルートコンポーネントの</text:span><text:span text:style-name="Source_20_Text"><text:span text:style-name="T41">onPiggyback</text:span></text:span><text:span text:style-name="T41">イベントにイベントリスナを登録します。そうすると、</text:span><text:span text:style-name="T123">ZK Update Engine </text:span><text:span text:style-name="T41">がイベントを処理するたびにリスナが呼び出されます。例えば、以下のようにコードを書き換えることができます。</text:span></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80"><text:span text:style-name="T72">Piggyback</text:span><text:span text:style-name="T41">のいいところは、クライアントとサーバー間の通信パケットを増やさないことです。しかし、この方法だと、クリックや入力などのユーザーの操作がなければ、ページは更新されません。ですので、</text:span><text:span text:style-name="T72">Piggyback</text:span><text:span text:style-name="T41">を適用できるかどうかはそのアプリケーションの要求しだいです。</text:span></text:p>
      <text:p text:style-name="P72"><text:span text:style-name="T7">【補足】：</text:span><text:span text:style-name="T45">可延イベントはすぐにクライアントに送られることはありませんので、不可延のイベントが起こったときにのみ</text:span><text:span text:style-name="Source_20_Text"><text:span text:style-name="T45">onPiggyback</text:span></text:span><text:span text:style-name="T45">イベントは発生します。可延イベントリスナ</text:span><text:span text:style-name="T115">セクション</text:span><text:span text:style-name="T45">を参照してください。</text:span></text:p>
      <text:h text:style-name="P140" text:outline-level="2"><text:span text:style-name="T41">イベント処理スレッドを</text:span>初期化と<text:span text:style-name="T41">クリーンアップ</text:span></text:h>
      <text:h text:style-name="P50" text:outline-level="3"><text:span text:style-name="T41">各</text:span>イベント<text:span text:style-name="T41">を</text:span>処理<text:span text:style-name="T41">する</text:span>前<text:span text:style-name="T41">に</text:span>初期化</text:h>
      <text:p text:style-name="P27">イベント処理スレッドの中でイベントリスナは実行されます。イベントを処理する前にスレッドを初期化しなければならない場合もあります。</text:p>
      <text:p text:style-name="P27">代表的な例はユーザー認証スレッドの初期化です。一部のJ2EE又はウェブコンテナは、ユーザー認証用の情報をスレッドローカルメモリに保存し、必要なときに自動的に最認証できるようにしています。</text:p>
      <text:p text:style-name="Text_20_body_20_indent"><text:span text:style-name="T56">イベント処理スレッドを初期化するのに、</text:span><text:span text:style-name="Source_20_Text"><text:span text:style-name="T41">org.zkoss.zk.ui.event.EventThreadInit</text:span></text:span><text:span text:style-name="T56">インターフェイスを実装するクラスを</text:span><text:span text:style-name="Source_20_Text"><text:span text:style-name="T41">WEB-INF/zk.xml</text:span></text:span><text:span text:style-name="T56">ファイルの</text:span><text:span text:style-name="Source_20_Text"><text:span text:style-name="T123">listener</text:span></text:span><text:span text:style-name="Source_20_Text"><text:span text:style-name="T41"> </text:span></text:span><text:span text:style-name="T56">要素に登録しなければなりません</text:span><text:span text:style-name="T55"><text:note text:id="ftn29" text:note-class="footnote"><text:note-citation>29</text:note-citation><text:note-body><text:p text:style-name="Footnote">詳細は<text:span text:style-name="T41">開発用リファレンス</text:span>のAppendix Bを参照してください。 </text:p></text:note-body></text:note></text:span><text:span text:style-name="T56">。</text:span></text:p>
      <text:p text:style-name="P27">登録できたら、指定したクラスのインスタンスはイベント処理スレッドが始まる前に、メインスレッドに構築されます(aka.、サーブレッドスレッド)。そして、何よりも先に、インスタンスの<text:span text:style-name="Source_20_Text">init</text:span>メソッドはイベント処理の状況で呼び出されます。</text:p>
      <text:p text:style-name="P27">コンストラクタとinitコマンドは異なったスレッド<text:span text:style-name="T41">の</text:span>中に呼び出されて、<text:span text:style-name="T41">開発者</text:span>はスレッド依存<text:span text:style-name="T41">する</text:span>データをひとつのスレッドから<text:span text:style-name="T41">取得</text:span>し、他へ送ります。</text:p>
      <text:p text:style-name="Text_20_body_20_indent"><text:span text:style-name="T56">ここにJBossのユーザー認証メカニズムの例をあげます</text:span><text:span text:style-name="T55"><text:note text:id="ftn30" text:note-class="footnote"><text:note-citation>30</text:note-citation><text:note-body><text:p text:style-name="Footnote">http://www.jboss.org</text:p></text:note-body></text:note></text:span><text:span text:style-name="T56">。この例では、コンストラクタの中のサーブレッドスレッドに保存されている情報を取得します。そうして、</text:span><text:span text:style-name="T18">init</text:span><text:span text:style-name="T56">メソッドが呼ばれたときにイベント処理スレッドを初期化します。</text:span></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P25"><text:span text:style-name="T41">そして、</text:span><text:span text:style-name="Source_20_Text"><text:span text:style-name="T41">WEB-INF/zk.xml</text:span></text:span><text:span text:style-name="T41">の中で以下のように指定しなければなりません。</text:span></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P50" text:outline-level="3"><text:span text:style-name="T41">各</text:span>イベント<text:span text:style-name="T41">を</text:span>処理した後に<text:span text:style-name="T41">クリーンアップ</text:span></text:h>
      <text:p text:style-name="P27">同様にして、イベントを処理した後に<text:span text:style-name="T41">、</text:span>イベント処理スレッドを<text:span text:style-name="T41">削除し</text:span>なければなりません。</text:p>
      <text:p text:style-name="P27">適切に終了していなかった処理を終了させるのが代表的な例です。</text:p>
      <text:p text:style-name="P25"><text:span text:style-name="T41">イベント処理スレッドをクリーンアップには、</text:span><text:span text:style-name="Source_20_Text"><text:span text:style-name="T41">org.zkoss.zk.ui.event.EventThreadCleanup</text:span></text:span><text:span text:style-name="T41">インターフェイスを実装するリスナクラスを</text:span><text:span text:style-name="Source_20_Text"><text:span text:style-name="T41">WEB-INF/zk.xml</text:span></text:span><text:span text:style-name="T41">ファイルの</text:span><text:span text:style-name="Source_20_Text"><text:span text:style-name="T123">listener</text:span></text:span><text:span text:style-name="Source_20_Text"><text:span text:style-name="T41"> </text:span></text:span><text:span text:style-name="T41">要素に登録しなければなりません。</text:span></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P131" text:outline-level="1">6. <text:span text:style-name="T52">ZK</text:span>ユーザーマークアップ言語</text:h>
      <text:p text:style-name="P57"><text:span text:style-name="T163">ZK</text:span><text:span text:style-name="T41">ユーザーインターフェースマークアップ言語</text:span><text:span text:style-name="T163">(ZUML)</text:span><text:span text:style-name="T41">は</text:span><text:span text:style-name="T163">XML</text:span><text:span text:style-name="T41">を基にして作られています。</text:span><text:span text:style-name="T163">XML</text:span><text:span text:style-name="T41">要素ではどのコンポーネントが生成されるのかが書かれています。</text:span><text:span text:style-name="T163">XML</text:span><text:span text:style-name="T41">属性には作成されたコンポーネントに指定された初期値が書かれてあります。</text:span><text:span text:style-name="T163">XML</text:span><text:span text:style-name="T41">プロセスコマンドはページ全体がどういうふうに処理されるのかを説明します。例えば、ページタイトルについてなど。</text:span></text:p>
      <text:p text:style-name="Text_20_body"><text:span text:style-name="T63">異なったコンポーネントセットは</text:span><text:span text:style-name="T75">XML</text:span><text:span text:style-name="T63">ネーム空間によって区別されています。例えば、</text:span><text:span text:style-name="T75">XUL</text:span><text:span text:style-name="T63">のネーム空間は</text:span><text:span text:style-name="T61"> </text:span><text:span text:style-name="Source_20_Text">http://www.zkoss.org/2005/zul</text:span><text:span text:style-name="T61"><text:note text:id="ftn31" text:note-class="footnote"><text:note-citation>31</text:note-citation><text:note-body><text:p text:style-name="Footnote"><text:span text:style-name="Source_20_Text">http://www.mozilla.org/keymaster/gatekeeper/there.is.only.xul.</text:span><text:span text:style-name="Source_20_Text"><text:span text:style-name="T41"> </text:span></text:span><text:span text:style-name="T56">という名前になっていますが、</text:span><text:span text:style-name="T61">non-XUL </text:span><text:span text:style-name="T56">の特徴もたくさん追加されているので、独立したネーム空間を使いましょう。</text:span></text:p></text:note-body></text:note></text:span><text:span text:style-name="T61"> </text:span><text:span text:style-name="T63">です。また、</text:span><text:span text:style-name="T75">XHTML</text:span><text:span text:style-name="T63">のネーム空間は</text:span><text:span text:style-name="Source_20_Text"><text:span text:style-name="T2"> </text:span></text:span><text:span text:style-name="Source_20_Text">http://www.w3.org/1999/xhtml</text:span><text:span text:style-name="T48">です。</text:span></text:p>
      <text:h text:style-name="P137" text:outline-level="2">XML</text:h>
      <text:p text:style-name="Text_20_body"><text:span text:style-name="T63">この章では</text:span><text:span text:style-name="T75">ZK</text:span><text:span text:style-name="T63">とともに</text:span><text:span text:style-name="T75">XML</text:span><text:span text:style-name="T63">の基本的なコンセプトを紹介します。</text:span><text:span text:style-name="T75">XML</text:span><text:span text:style-name="T63">をよくご存知の場合、この章を飛ばしてください。また、より詳しく学びたい場合、インターネットにリソースがたくさんあります。たとえば、</text:span><text:span text:style-name="T61"> </text:span><text:a xlink:type="simple" xlink:href="http://www.w3schools.com/xml/xml_whatis.asp"><text:span text:style-name="T148">と</text:span></text:a><text:span text:style-name="Source_20_Text">http://www.xml.com/pub/a/98/10/guide0.html</text:span><text:a xlink:type="simple" xlink:href="http://www.xml.com/pub/a/98/10/guide0.html"><text:span text:style-name="T149">　です。</text:span></text:a><text:span text:style-name="Source_20_Text">http://www.w3schools.com/xml/xml_whatis.asp</text:span></text:p>
      <text:p text:style-name="P61">XMLはHTMLのようなマークアップ言語ですが、より厳密でより簡潔な言語です。そこにはいくつかの注目すべき特徴があります。<text:span text:style-name="T79"> </text:span></text:p>
      <text:h text:style-name="P55" text:outline-level="3">要素の良形式化</text:h>
      <text:p text:style-name="P102"><text:span text:style-name="T51">はじめに、どの要素も括弧でくくられていなければなりません。以下に示したように、要素を括弧でくくる方法は二つありますが、どちらを使っても結果は同じです。</text:span><text:span text:style-name="T2"> </text:span></text:p>
      <table:table table:name="Table1" table:style-name="Table1">
        <table:table-column table:style-name="Table1.A"/>
        <table:table-column table:style-name="Table1.B"/>
        <table:table-header-rows>
          <table:table-row>
            <table:table-cell table:style-name="Table1.A1" office:value-type="string">
              <text:p text:style-name="P207"><text:span text:style-name="T168">タグを使用して閉じる</text:span> :</text:p>
            </table:table-cell>
            <table:table-cell table:style-name="Table1.B1" office:value-type="string">
              <text:p text:style-name="P199">&lt;window&gt;&lt;/window&gt;</text:p>
            </table:table-cell>
          </table:table-row>
        </table:table-header-rows>
        <table:table-row>
          <table:table-cell table:style-name="Table1.A2" office:value-type="string">
            <text:p text:style-name="P207"><text:span text:style-name="T168">終端タグなしで閉じる</text:span><text:span text:style-name="T41"> </text:span>:</text:p>
          </table:table-cell>
          <table:table-cell table:style-name="Table1.B2" office:value-type="string">
            <text:p text:style-name="P199">&lt;window/&gt;</text:p>
          </table:table-cell>
        </table:table-row>
      </table:table>
      <text:p text:style-name="P410"><text:span text:style-name="T51">二つ目に、要素は順序を適切にかかなければなりません。</text:span><text:span text:style-name="T2"> </text:span></text:p>
      <table:table table:name="Table2" table:style-name="Table2">
        <table:table-column table:style-name="Table2.A"/>
        <table:table-column table:style-name="Table2.B"/>
        <table:table-header-rows>
          <table:table-row>
            <table:table-cell table:style-name="Table2.A1" office:value-type="string">
              <text:p text:style-name="P207"><text:span text:style-name="T41">正しい</text:span>:</text:p>
            </table:table-cell>
            <table:table-cell table:style-name="Table2.B1" office:value-type="string">
              <text:p text:style-name="P199">&lt;window&gt;<text:line-break/> &lt;groupbox&gt;<text:line-break/> <text:s text:c="3"/>Hello World!<text:line-break/> &lt;/groupbox&gt;<text:line-break/>&lt;/window&gt;</text:p>
            </table:table-cell>
          </table:table-row>
        </table:table-header-rows>
        <table:table-row>
          <table:table-cell table:style-name="Table2.A2" office:value-type="string">
            <text:p text:style-name="P209"><text:span text:style-name="T41">間違い</text:span>:</text:p>
          </table:table-cell>
          <table:table-cell table:style-name="Table2.B2" office:value-type="string">
            <text:p text:style-name="P199">&lt;window&gt;<text:line-break/> &lt;groupbox&gt;<text:line-break/> <text:s text:c="3"/>Hello World!<text:line-break/> &lt;/window&gt;<text:line-break/>&lt;/groupbox&gt;</text:p>
          </table:table-cell>
        </table:table-row>
      </table:table>
      <text:h text:style-name="P49" text:outline-level="3"/>
      <text:h text:style-name="P49" text:outline-level="3">特別な記号は取り替えなければなりません</text:h>
      <text:p text:style-name="P25"><text:span text:style-name="T163">XML</text:span><text:span text:style-name="T41">は　</text:span><text:span text:style-name="Source_20_Text"><text:span text:style-name="T41">&lt;</text:span></text:span><text:span text:style-name="Source_20_Text"><text:span text:style-name="T153">element-name</text:span></text:span><text:span text:style-name="Source_20_Text"><text:span text:style-name="T41">&gt;</text:span></text:span><text:span text:style-name="T41">　を使って要素を示すので、特別な記号は別表記します。例えば、</text:span><text:span text:style-name="T163">&amp;lt;</text:span><text:span text:style-name="T41">を使って </text:span><text:span text:style-name="T163">&lt; </text:span><text:span text:style-name="T41">の記号を表します。</text:span></text:p>
      <table:table table:name="Table3" table:style-name="Table3">
        <table:table-column table:style-name="Table3.A"/>
        <table:table-column table:style-name="Table3.B"/>
        <table:table-header-rows>
          <table:table-row>
            <table:table-cell table:style-name="Table3.A1" office:value-type="string">
              <text:p text:style-name="P225">Special Cha<text:span text:style-name="T2">racter</text:span></text:p>
            </table:table-cell>
            <table:table-cell table:style-name="Table3.B1" office:value-type="string">
              <text:p text:style-name="P225">Rep<text:span text:style-name="T2">laced With</text:span></text:p>
            </table:table-cell>
          </table:table-row>
        </table:table-header-rows>
        <table:table-row>
          <table:table-cell table:style-name="Table3.A2" office:value-type="string">
            <text:p text:style-name="P200">&lt;</text:p>
          </table:table-cell>
          <table:table-cell table:style-name="Table3.B2" office:value-type="string">
            <text:p text:style-name="P200">&amp;lt;</text:p>
          </table:table-cell>
        </table:table-row>
        <table:table-row>
          <table:table-cell table:style-name="Table3.A2" office:value-type="string">
            <text:p text:style-name="P200">&gt;</text:p>
          </table:table-cell>
          <table:table-cell table:style-name="Table3.B2" office:value-type="string">
            <text:p text:style-name="P200">&amp;gt;</text:p>
          </table:table-cell>
        </table:table-row>
        <table:table-row>
          <table:table-cell table:style-name="Table3.A2" office:value-type="string">
            <text:p text:style-name="P200">&amp;</text:p>
          </table:table-cell>
          <table:table-cell table:style-name="Table3.B2" office:value-type="string">
            <text:p text:style-name="P200">&amp;amp;</text:p>
          </table:table-cell>
        </table:table-row>
        <table:table-row>
          <table:table-cell table:style-name="Table3.A2" office:value-type="string">
            <text:p text:style-name="P200">"</text:p>
          </table:table-cell>
          <table:table-cell table:style-name="Table3.B2" office:value-type="string">
            <text:p text:style-name="P200">&amp;quot;</text:p>
          </table:table-cell>
        </table:table-row>
        <table:table-row>
          <table:table-cell table:style-name="Table3.A2" office:value-type="string">
            <text:p text:style-name="P200">'</text:p>
          </table:table-cell>
          <table:table-cell table:style-name="Table3.B2" office:value-type="string">
            <text:p text:style-name="P200">&amp;apos;</text:p>
          </table:table-cell>
        </table:table-row>
      </table:table>
      <text:p text:style-name="P25"><text:span text:style-name="T41">代わりに、以下のように</text:span><text:span text:style-name="Source_20_Text"><text:span text:style-name="T163">CDATA</text:span></text:span><text:span text:style-name="T41">を使用して</text:span><text:span text:style-name="T163">XML</text:span><text:span text:style-name="T41">パーサ</text:span><text:span text:style-name="T163">(</text:span><text:span text:style-name="T41">構文解析プログラム</text:span><text:span text:style-name="T163">)</text:span><text:span text:style-name="T41">にプログラムを変換させないようにできます。</text:span></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25"><text:span text:style-name="T41">バックスラッシュ（</text:span><text:span text:style-name="T163">\</text:span><text:span text:style-name="T41">）は特別な記号ではありません。特に避ける必要はありません。</text:span></text:p>
      <text:h text:style-name="P49" text:outline-level="3">属性値は指定し引用しなければなりません</text:h>
      <table:table table:name="Table4" table:style-name="Table4">
        <table:table-column table:style-name="Table4.A"/>
        <table:table-column table:style-name="Table4.B"/>
        <table:table-header-rows>
          <table:table-row>
            <table:table-cell table:style-name="Table4.A1" office:value-type="string">
              <text:p text:style-name="P207"><text:span text:style-name="T41">正しい</text:span><text:span text:style-name="T2">:</text:span></text:p>
            </table:table-cell>
            <table:table-cell table:style-name="Table4.B1" office:value-type="string">
              <text:p text:style-name="P199">width="100%"</text:p>
              <text:p text:style-name="P199">checked="true"</text:p>
            </table:table-cell>
          </table:table-row>
        </table:table-header-rows>
        <table:table-row>
          <table:table-cell table:style-name="Table4.A2" office:value-type="string">
            <text:p text:style-name="P207"><text:span text:style-name="T41">間違い</text:span>:</text:p>
          </table:table-cell>
          <table:table-cell table:style-name="Table4.B2" office:value-type="string">
            <text:p text:style-name="P199">width=100%</text:p>
            <text:p text:style-name="P199">checked</text:p>
          </table:table-cell>
        </table:table-row>
      </table:table>
      <text:h text:style-name="P49" text:outline-level="3">コメント</text:h>
      <text:p text:style-name="P25"><text:span text:style-name="T41">コメントは</text:span><text:span text:style-name="T164">XML</text:span><text:span text:style-name="T41">コード部分を</text:span><text:span text:style-name="T2">一時的に機能しないようにする</text:span><text:span text:style-name="T41">か、またはノート注解をそのまま残すために使います。</text:span><text:span text:style-name="T164">XML</text:span><text:span text:style-name="T41">にコメントを付加するのに</text:span><text:span text:style-name="T164">&lt;!--</text:span><text:span text:style-name="T41">と</text:span><text:span text:style-name="T164">--&gt;</text:span><text:span text:style-name="T41">を使します。くくられた部分はインタープリットされません。</text:span></text:p>
      <text:p text:style-name="Code_20_Indent">&lt;window&gt;</text:p>
      <text:p text:style-name="Code_20_Indent">&lt;!-- this is a com<text:span text:style-name="T2">ment and ignored by ZK --&gt;</text:span></text:p>
      <text:p text:style-name="P41">&lt;/window&gt;</text:p>
      <text:h text:style-name="P49" text:outline-level="3">文字のエンコード</text:h>
      <text:p text:style-name="P25"><text:span text:style-name="T41">オプションですが、</text:span><text:span text:style-name="T163">XML</text:span><text:span text:style-name="T41">の中でエンコードを指定したら、</text:span><text:span text:style-name="T163">XML</text:span><text:span text:style-name="T41">パーサ</text:span><text:span text:style-name="T163">(</text:span><text:span text:style-name="T41">構造解析プログラム</text:span><text:span text:style-name="T163">)</text:span><text:span text:style-name="T41">は正確に翻訳してくれます。メモ：ファイルの初めの行で指定しなければなりません。</text:span></text:p>
      <text:p text:style-name="Code_20_Indent">&lt;?xml version="1.0" encoding="UTF-8"?&gt;</text:p>
      <text:p text:style-name="P25"><text:span text:style-name="T168">正しいエンコーディングを指定する他、必ず</text:span><text:span text:style-name="T126">XML</text:span><text:span text:style-name="T168">エディタがサポートしていることも確認してください。 </text:span></text:p>
      <text:h text:style-name="P49" text:outline-level="3">ネーム空間</text:h>
      <text:p text:style-name="P25"><text:span text:style-name="T41">ネーム空間は</text:span><text:span text:style-name="T163">XML</text:span><text:span text:style-name="T41">のプログラム中で使われた名前を区別する簡単な方法です。</text:span><text:span text:style-name="T163">ZK</text:span><text:span text:style-name="T41">は</text:span><text:span text:style-name="T163">XML</text:span><text:span text:style-name="T41">ネーム空間を使用してコンポーネント名を区別し、違うネーム空間である限り、二つのコンポーネントに同じ名前を使うことは可能です。要するに、</text:span><text:span text:style-name="T163">ZK</text:span><text:span text:style-name="T41">は</text:span><text:span text:style-name="T163">XML</text:span><text:span text:style-name="T41">ネーム空間を使いコンポーネントセットを表します。そうして、以下に示すように、ディベロッパーは同ページ内で二つ以上のコンポーネントセットを使用することができます。</text:span></text:p>
      <text:p text:style-name="Code_20_Indent">&lt;html xmlns:="http://www.w3.org/1999/xhtml"<text:line-break/><text:span text:style-name="T9"> ^^xmlns:x="</text:span><text:a xlink:type="simple" xlink:href="http://www.potix.com/2005/zul">http://</text:a><text:a xlink:type="simple" xlink:href="http://www.potix.com/2005/zul"><text:span text:style-name="T10">www.zkoss.org/2005/zul</text:span></text:a><text:span text:style-name="T9">"</text:span><text:line-break/><text:span text:style-name="T9"> ^^xmlns:zk="</text:span><text:a xlink:type="simple" xlink:href="http://www.potix.com/2005/zk">http://www.zkoss.org/2005/zk</text:a><text:span text:style-name="T9">"&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P27">定義</text:p>
      <text:list text:style-name="L2">
        <text:list-item>
          <text:p text:style-name="P347"><text:span text:style-name="Source_20_Text"><text:span text:style-name="T164">xmlns:x=</text:span></text:span><text:span text:style-name="Source_20_Text">http://"www.zkoss.org/2005/zul</text:span><text:span text:style-name="Source_20_Text"><text:span text:style-name="T164">"</text:span></text:span><text:span text:style-name="Source_20_Text"><text:span text:style-name="T2"> </text:span></text:span><text:span text:style-name="T56">は</text:span><text:span text:style-name="Source_20_Text">http://www.zkoss.org/2005/zul</text:span><text:span text:style-name="T56">と呼ばれるネーム空間を指定し、ｘを使ってこのネーム空間を表しています。</text:span></text:p>
        </text:list-item>
        <text:list-item>
          <text:p text:style-name="P349"><text:span text:style-name="Source_20_Text"><text:span text:style-name="T163">xmlns:="http://www.w3.org/1999/xhtml"</text:span></text:span> <text:span text:style-name="T41">は</text:span><text:span text:style-name="Source_20_Text"><text:span text:style-name="T163">http://www.w3.org/1999/xhtml</text:span></text:span><text:span text:style-name="Source_20_Text"> </text:span><text:span text:style-name="T41">と呼ばれるネーム空間を表し、それをデフォルトとして使用します。</text:span></text:p>
        </text:list-item>
        <text:list-item>
          <text:p text:style-name="P349"><text:span text:style-name="Source_20_Text"><text:span text:style-name="T122">&lt;html&gt;</text:span></text:span> <text:span text:style-name="T168">はネーム空間の</text:span><text:span text:style-name="T122">html</text:span><text:span text:style-name="T168">と呼ばれる要素を表します。この例では、</text:span><text:span text:style-name="T2"> </text:span><text:span text:style-name="Source_20_Text"><text:span text:style-name="T2">http://www.w3.org/1999/xhtml</text:span></text:span><text:span text:style-name="T2"> </text:span></text:p>
        </text:list-item>
        <text:list-item>
          <text:p text:style-name="P347"><text:span text:style-name="Source_20_Text"><text:span text:style-name="T163">&lt;x:textbox/&gt;</text:span></text:span><text:span text:style-name="T56">は</text:span><text:span text:style-name="T76">textbox</text:span><text:span text:style-name="T56">と呼ばれる要素を</text:span><text:span text:style-name="Source_20_Text">http://www.zkoss.org/2005/zul</text:span><text:span text:style-name="T56">と呼ばれるネーム空間から引用して指定しています。</text:span></text:p>
        </text:list-item>
      </text:list>
      <text:h text:style-name="P122" text:outline-level="4">スキーマで自動補完を</text:h>
      <text:p text:style-name="P84"><text:span text:style-name="T41">EclipseなどのIDEにて</text:span>XML <text:span text:style-name="T41">スキーマを以下のように指定すれば、自動補完ができます。</text:span></text:p>
      <text:p text:style-name="P114">&lt;window xmlns="http://www.zkoss.org/2005/zul"</text:p>
      <text:p text:style-name="P114">xmlns:xsi="http://www.w3.org/2001/XMLSchema-instance"</text:p>
      <text:p text:style-name="P114">xsi:schemaLocation="http://www.zkoss.org/2005/zul http://www.zkoss.org/2005/zul/zul.xsd"&gt;</text:p>
      <text:p text:style-name="P234"><text:span text:style-name="Source_20_Text">zul.xsd </text:span><text:a xlink:type="simple" xlink:href="http://www.zkoss.org/2005/zul/zul.xsd"><text:span text:style-name="T56">は</text:span></text:a><text:span text:style-name="Source_20_Text">http://www.zkoss.org/2005/zul/zul.xsd</text:span><text:span text:style-name="T48">からダウンロードするか、</text:span><text:span text:style-name="T56">ZKパッケージの</text:span><text:span text:style-name="Source_20_Text"><text:span text:style-name="T2">dist/xsd</text:span></text:span><text:span text:style-name="T61"> </text:span><text:span text:style-name="T56">ディレクトリーからコピーできます。</text:span></text:p>
      <text:h text:style-name="P139" text:outline-level="2">条件付き処理</text:h>
      <text:p text:style-name="P57"><text:span text:style-name="T41">条件付きで要素を処理することができます。</text:span><text:span text:style-name="Source_20_Text"><text:span text:style-name="T2">i</text:span></text:span><text:span text:style-name="Source_20_Text"><text:span text:style-name="T163">f</text:span></text:span><text:span text:style-name="T41">と</text:span><text:span text:style-name="Source_20_Text"><text:span text:style-name="T163">unless</text:span></text:span><text:span text:style-name="T41">属性どちらか、又は両方を指定することで、ディベロッパーは関連している要素を処理するかどうかが決められます。</text:span></text:p>
      <text:p text:style-name="P57"><text:span text:style-name="T41">以下の例では、</text:span><text:span text:style-name="T163">a</text:span><text:span text:style-name="T41">が１で、</text:span><text:span text:style-name="T163">b</text:span><text:span text:style-name="T41">が</text:span><text:span text:style-name="T163">2</text:span><text:span text:style-name="T41">ではない場合のみ、ウィンドウコンポーネントは作成されます。要素が無視される場合、そのすべての子要素も無視されます。</text:span></text:p>
      <text:p text:style-name="Code">&lt;window if="${a==1}" unless="${b==2}"&gt;</text:p>
      <text:p text:style-name="Code"><text:tab/>^^^^^^...</text:p>
      <text:p text:style-name="Code">&lt;/window&gt;</text:p>
      <text:p text:style-name="P57"><text:span text:style-name="T41">以下の例は</text:span><text:span text:style-name="T164">Java</text:span><text:span text:style-name="T41">コードをいつ翻訳するか決めています。</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P139" text:outline-level="2">繰り返し</text:h>
      <text:p text:style-name="P57"><text:span text:style-name="T41">同じ処理を何回もさせることができます。</text:span><text:span text:style-name="Source_20_Text"><text:span text:style-name="T163">forEach</text:span></text:span><text:span text:style-name="T41">属性にオブジェクト集(コレクション)を指定することで、ディベロッパーは関連している要素の処理回数を決めます。便宜上、要素が</text:span><text:span text:style-name="Source_20_Text"><text:span text:style-name="T163">forEach</text:span></text:span><text:span text:style-name="T41">属性に指定される場合、その要素を繰り返し要素と呼びます。</text:span></text:p>
      <text:p text:style-name="Text_20_body"><text:span text:style-name="T63">以下の例でリスト項目は三回作成されます。集合を指定するのに、</text:span><text:span text:style-name="T74">EL</text:span><text:span text:style-name="T63">表記を使わなければなりません。</text:span> </text:p>
      <text:p text:style-name="Code_20_Indent">&lt;listbox&gt;</text:p>
      <text:p text:style-name="Code_20_Indent"><text:s text:c="2"/>^^^^&lt;zscript&gt;</text:p>
      <text:p text:style-name="Code_20_Indent"><text:s text:c="2"/>^^^^grade<text:span text:style-name="T2">s = new String[] {"Best", "Better", "Good"};</text:span></text:p>
      <text:p text:style-name="P41"><text:s text:c="2"/>^^^^&lt;/zscript&gt;</text:p>
      <text:p text:style-name="P41"><text:s text:c="2"/>^^^^&lt;listitem label="${each}" forEach="${grades}"/&gt;</text:p>
      <text:p text:style-name="Code_20_Indent">&lt;/listbox&gt;</text:p>
      <text:p text:style-name="P57"><text:span text:style-name="T41">繰り返す方式は</text:span><text:span text:style-name="Source_20_Text"><text:span text:style-name="T163">forEach</text:span></text:span><text:span text:style-name="T41">属性の指定された値のタイプによって違います。</text:span></text:p>
      <text:list text:style-name="L3">
        <text:list-item>
          <text:p text:style-name="P243"><text:span text:style-name="T41">値が</text:span><text:span text:style-name="Source_20_Text"><text:span text:style-name="T163">java.util.Collection</text:span></text:span><text:span text:style-name="T41">場合、コレクションのそれぞれの要素に処理が繰り返されます。</text:span></text:p>
        </text:list-item>
        <text:list-item>
          <text:p text:style-name="P243"><text:span text:style-name="T41">値が</text:span><text:span text:style-name="Source_20_Text"><text:span text:style-name="T163">Java.util.Map</text:span></text:span><text:span text:style-name="T41">場合、それぞれマップの</text:span><text:span text:style-name="Source_20_Text"><text:span text:style-name="T163">Map.Entry</text:span></text:span><text:span text:style-name="T41">に処理が繰り返されます。</text:span></text:p>
        </text:list-item>
        <text:list-item>
          <text:p text:style-name="P243"><text:span text:style-name="T41">値が</text:span><text:span text:style-name="Source_20_Text"><text:span text:style-name="T163">Java.util.Iterator</text:span></text:span><text:span text:style-name="T41">場合、</text:span><text:span text:style-name="T163">iterator</text:span><text:span text:style-name="T41">にある要素に処理が繰り返されます。</text:span></text:p>
        </text:list-item>
        <text:list-item>
          <text:p text:style-name="P243"><text:span text:style-name="T41">値が、</text:span><text:span text:style-name="Source_20_Text"><text:span text:style-name="T163">java.utilEnumeration</text:span></text:span><text:span text:style-name="T41">場合、一覧表のそれぞれの要素に処理が繰り返されます。</text:span></text:p>
        </text:list-item>
        <text:list-item>
          <text:p text:style-name="P243"><text:span text:style-name="Source_20_Text"><text:span text:style-name="T163">Object[]</text:span></text:span><text:span text:style-name="T41">、</text:span><text:span text:style-name="Source_20_Text"><text:span text:style-name="T163">Int[]</text:span></text:span><text:span text:style-name="T41">、</text:span><text:span text:style-name="Source_20_Text"><text:span text:style-name="T163">short[]</text:span></text:span><text:span text:style-name="T41">、</text:span><text:span text:style-name="Source_20_Text"><text:span text:style-name="T163">byte[]</text:span></text:span><text:span text:style-name="T41">、</text:span><text:span text:style-name="Source_20_Text"><text:span text:style-name="T163">char[]</text:span></text:span><text:span text:style-name="T41">、</text:span><text:span text:style-name="Source_20_Text"><text:span text:style-name="T163">char[]</text:span></text:span><text:span text:style-name="T41">、</text:span><text:span text:style-name="Source_20_Text"><text:span text:style-name="T163">float[]</text:span></text:span><text:span text:style-name="T41">、</text:span><text:span text:style-name="Source_20_Text"><text:span text:style-name="T163">double[]</text:span></text:span><text:span text:style-name="T41">が指定される場合、配列のそれぞれの要素に繰り返されます。</text:span></text:p>
        </text:list-item>
        <text:list-item>
          <text:p text:style-name="P248"><text:span text:style-name="Source_20_Text"><text:span text:style-name="T163">null</text:span></text:span><text:span text:style-name="T41">の場合、何も生成されません</text:span><text:span text:style-name="T163">(</text:span><text:span text:style-name="T41">無視されます</text:span><text:span text:style-name="T163">)</text:span><text:span text:style-name="T41">。</text:span></text:p>
        </text:list-item>
        <text:list-item>
          <text:p text:style-name="P249">上のタイプのどれにもあてはまらない場合、一項目のみであるように、関連した要素は一度だけ処理されます。</text:p>
        </text:list-item>
      </text:list>
      <text:p text:style-name="Code_20_Indent">&lt;listbox&gt;</text:p>
      <text:p text:style-name="Code_20_Indent"><text:s text:c="2"/>^^^^&lt;listitem label="${each}" for<text:span text:style-name="T2">Each="grades"/&gt;</text:span></text:p>
      <text:p text:style-name="P41">&lt;/listbox&gt;</text:p>
      <text:h text:style-name="P47" text:outline-level="3"><text:span text:style-name="Source_20_Text"><text:span text:style-name="T2">each</text:span></text:span><text:span text:style-name="T2"> </text:span><text:span text:style-name="T41">変数</text:span></text:h>
      <text:p text:style-name="P25"><text:span text:style-name="T41">処理中、</text:span><text:span text:style-name="Source_20_Text"><text:span text:style-name="T164">each</text:span></text:span><text:span text:style-name="T41">と呼ばれる変数は作成され、指定されたコレクションの項目に指定されます。上の例では最初の繰り返し処理の中で、</text:span><text:span text:style-name="Source_20_Text"><text:span text:style-name="T164">each</text:span></text:span><text:span text:style-name="T41">に</text:span><text:span text:style-name="T164">Best</text:span><text:span text:style-name="T41">が指定されて、次に</text:span><text:span text:style-name="T164">Better</text:span><text:span text:style-name="T41">が指定され、最後に</text:span><text:span text:style-name="T164">Good</text:span><text:span text:style-name="T41">が指定されます。</text:span></text:p>
      <text:p text:style-name="Text_20_body_20_indent"><text:span text:style-name="Source_20_Text"><text:span text:style-name="T122">each</text:span></text:span><text:span text:style-name="T63">変数は</text:span><text:span text:style-name="T74">EL</text:span><text:span text:style-name="T63">表記と</text:span><text:span text:style-name="Source_20_Text"><text:span text:style-name="T122">zscript</text:span></text:span><text:span text:style-name="T63">どちらを使っても参照することができます。</text:span><text:span text:style-name="Source_20_Text"><text:span text:style-name="T122">each</text:span></text:span><text:span text:style-name="T63">変数の値は一度定義されたら、</text:span><text:span text:style-name="T74">ZK</text:span><text:span text:style-name="T63">はそれを関連要素の処理が終わるまで保存します。</text:span> </text:p>
      <text:h text:style-name="P47" text:outline-level="3"><text:span text:style-name="Source_20_Text"><text:span text:style-name="T2">forEachStatus </text:span></text:span><text:span text:style-name="T41">変数</text:span></text:h>
      <text:p text:style-name="P25"><text:span text:style-name="Source_20_Text"><text:span text:style-name="T163">forEachStatus</text:span></text:span><text:span text:style-name="T41">変数は</text:span><text:span text:style-name="Source_20_Text"><text:span text:style-name="T163">org.zkoss.ui.util.ForEachStatus</text:span></text:span><text:span text:style-name="T41">のインスタンスです。現在の繰り返し処理についての情報を持っています。主に、</text:span><text:span text:style-name="Source_20_Text"><text:span text:style-name="T163">forEach</text:span></text:span><text:span text:style-name="T41">属性に指定された括弧でくくられた要素の項目を取得します。</text:span></text:p>
      <text:p text:style-name="P27">以下の例では入れ子状態の繰り返しを使い、二つのリストボックスを生成します。</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previous.index]}"/&gt;</text:p>
      <text:p text:style-name="Code_20_Indent"><text:s text:c="2"/>^^^^&lt;/listbox&gt;</text:p>
      <text:p text:style-name="Code_20_Indent">&lt;/hbox&gt;</text:p>
      <text:p text:style-name="P26"><draw:frame draw:style-name="fr4" draw:name="graphics42" text:anchor-type="paragraph" svg:x="4.891cm" svg:y="0.219cm" svg:width="8.848cm" svg:height="1.651cm" draw:z-index="20"><draw:image xlink:href="../img/10000000000001A20000004E0C4C66ED.png" xlink:type="simple" xlink:show="embed" xlink:actuate="onLoad"/></draw:frame><text:span text:style-name="Source_20_Text">forEachStatus</text:span>変数はEL表記と<text:span text:style-name="Source_20_Text">zscript</text:span>どちらを使っても参照することができます。.</text:p>
      <text:h text:style-name="P47" text:outline-level="3"><text:span text:style-name="T41">イベントリスナ中の</text:span><text:span text:style-name="Source_20_Text"><text:span text:style-name="T163">each</text:span></text:span><text:span text:style-name="T41">と</text:span><text:span text:style-name="Source_20_Text"><text:span text:style-name="T163">forEachStatus</text:span></text:span><text:span text:style-name="T41">変数の使用方法</text:span></text:h>
      <text:p text:style-name="P25"><text:span text:style-name="T168">イベントリスナ中で</text:span><text:span text:style-name="T122">forEach</text:span><text:span text:style-name="T168">と</text:span><text:span text:style-name="Source_20_Text"><text:span text:style-name="T122">forEachStatus</text:span></text:span><text:span text:style-name="T168">を使うことは、コンポーネント作成段階</text:span><text:span text:style-name="T2"><text:note text:id="ftn32" text:note-class="footnote"><text:note-citation>32</text:note-citation><text:note-body><text:p text:style-name="P112">Ref<text:span text:style-name="T2">er to the <text:s/></text:span><text:span text:style-name="T6">Component Lifecycle</text:span><text:span text:style-name="T2"> chapter for more details.</text:span></text:p></text:note-body></text:note></text:span><text:span text:style-name="T168">でのみ使用可能なので注意を払わなければなりません。こうして、以下の例は正しくありません。</text:span><text:span text:style-name="Source_20_Text"><text:span text:style-name="T126">onClick</text:span></text:span><text:span text:style-name="T168">リスナが呼び出されると、</text:span><text:span text:style-name="Source_20_Text"><text:span text:style-name="T126">each</text:span></text:span><text:span text:style-name="T168">変数が使えなくなります。</text:span><text:span text:style-name="T2"> </text:span></text:p>
      <text:p text:style-name="P26"/>
      <text:p text:style-name="P26"/>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36">inc</text:span><text:span text:style-name="T37">orrect!!</text:span><text:span text:style-name="T2"> --&gt;</text:span></text:p>
      <text:p text:style-name="Code_20_Indent"><text:tab/>^^^^^^&lt;/hbox&gt;</text:p>
      <text:p text:style-name="Code_20_Indent">&lt;/window&gt;</text:p>
      <text:p text:style-name="P25"><text:span text:style-name="T41">同じ段階</text:span><text:span text:style-name="T163">(</text:span><text:span text:style-name="T41">コンポーネント作成段階</text:span><text:span text:style-name="T163">)</text:span><text:span text:style-name="T41">で行われるので、ボタンのラベルは正確に指定されています。</text:span></text:p>
      <text:p text:style-name="P25"><text:span text:style-name="T41">また、イベントリスナ中で</text:span><text:span text:style-name="T163">EL</text:span><text:span text:style-name="T41">表記を使うことはできません。例えば、</text:span><text:span text:style-name="Source_20_Text"><text:span text:style-name="T163">Onclick</text:span></text:span><text:span text:style-name="T41">リスナは</text:span><text:span text:style-name="T163">Java</text:span><text:span text:style-name="T41">コードではないので以下のコードは実行失敗してしまいます。</text:span><text:span text:style-name="T163">(</text:span><text:span text:style-name="T41">つまり、</text:span><text:span text:style-name="T163">EL</text:span><text:span text:style-name="T41">表記は</text:span><text:span text:style-name="Source_20_Text"><text:span text:style-name="T163">zscript</text:span></text:span><text:span text:style-name="T41">中で無視されます。</text:span><text:span text:style-name="T163">)</text:span></text:p>
      <text:p text:style-name="Code_20_Indent">&lt;button label="${each}" forEach="${countries}"</text:p>
      <text:p text:style-name="Code_20_Indent"><text:tab/><text:tab/>^^^^^^^^^^^^onClick="alert(${each})"/&gt; &lt;!-- <text:span text:style-name="T36">inc</text:span><text:span text:style-name="T37">orrect!!</text:span><text:span text:style-name="T2"> --&gt;</text:span></text:p>
      <text:h text:style-name="P120" text:outline-level="4"><text:span text:style-name="T168">解決策：　</text:span><text:span text:style-name="T2">custom-attributes</text:span></text:h>
      <text:p text:style-name="P80"><text:span text:style-name="Source_20_Text"><text:span text:style-name="T164">each</text:span></text:span><text:span text:style-name="T164">(</text:span><text:span text:style-name="T41">と</text:span><text:span text:style-name="Source_20_Text"><text:span text:style-name="T164">forEachStatus</text:span></text:span><text:span text:style-name="T164">)</text:span><text:span text:style-name="T41">のコンテンツをどこかに保存すれば問題は解決します。保存したコンテンツはリスナ実行中でも使用可能です。また、コンテンツはどこでも保存可能ですが、以下のようにするとわかりやすいです。</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80"><text:span text:style-name="T41">ボタンラベルのように、</text:span><text:span text:style-name="T164">custom</text:span><text:span text:style-name="T41">属性のプロパティはコンポーネント作成段階で処理され、そこで</text:span><text:span text:style-name="Source_20_Text"><text:span text:style-name="T164">each</text:span></text:span><text:span text:style-name="T41">を使うことができます。</text:span><text:span text:style-name="T2">e</text:span><text:span text:style-name="Source_20_Text"><text:span text:style-name="T164">ach</text:span></text:span><text:span text:style-name="T41">は</text:span><text:span text:style-name="T164">custom</text:span><text:span text:style-name="T41">属性に保存され、コンポーネントが存在する限り</text:span><text:span text:style-name="T164">(</text:span><text:span text:style-name="T41">又は、プログラム上で削除されなければ</text:span><text:span text:style-name="T164">)</text:span><text:span text:style-name="T41">なくなりません。</text:span></text:p>
      <text:h text:style-name="P142" text:outline-level="2">ロードオンデマンド</text:h>
      <text:p text:style-name="P57"><text:span text:style-name="T41">デフォルトで、</text:span><text:span text:style-name="T163">ZK</text:span><text:span text:style-name="T41">は</text:span><text:span text:style-name="T163">ZUML</text:span><text:span text:style-name="T41">ページ中で定義されたものを元にして、ページが読み込まれるときにコンポーネントを作成します。しかし、コンポーネントの部分的な作成は確認できる</text:span><text:span text:style-name="T163">(visible)</text:span><text:span text:style-name="T41">まで遅らせることができます。この特徴はロードオンデマンドと呼ばれています。これによって、初期段階で</text:span><text:span text:style-name="T163">invisible</text:span><text:span text:style-name="T41">コンポーネントがたくさんある場合、パフォーマンスが向上します。</text:span></text:p>
      <text:h text:style-name="P47" text:outline-level="3"><text:span text:style-name="Source_20_Text"><text:span text:style-name="T163">fulfill</text:span></text:span><text:span text:style-name="T41">属性によるロードオンデマンド</text:span></text:h>
      <text:p text:style-name="P25"><text:span text:style-name="T168">子コンポーネント作成を遅らせる最も簡単な方法は</text:span><text:span text:style-name="Source_20_Text"><text:span text:style-name="T126">fulfill</text:span></text:span><text:span text:style-name="T168">属性を使うことです。例えば、以下のコード断片の</text:span><text:span text:style-name="Source_20_Text"><text:span text:style-name="T126">comboitem</text:span></text:span><text:span text:style-name="T168">コンポーネントは、</text:span><text:span text:style-name="Source_20_Text"><text:span text:style-name="T126">combobox</text:span></text:span><text:span text:style-name="T168">コンポーネントが</text:span><text:span text:style-name="Source_20_Text"><text:span text:style-name="T126">onOpen</text:span></text:span><text:span text:style-name="T168">イベントを受け取り、</text:span><text:span text:style-name="Source_20_Text"><text:span text:style-name="T126">comboitem</text:span></text:span><text:span text:style-name="T168">が参照可能になるまで、作成されることはありません。</text:span></text:p>
      <text:p text:style-name="Code_20_Indent">&lt;combobox fulfill<text:span text:style-name="T25">="onOpen"</text:span>&gt;</text:p>
      <text:p text:style-name="Code_20_Indent"><text:tab/>^^^^^^&lt;comboitem label="First Option"/&gt;</text:p>
      <text:p text:style-name="Code_20_Indent">&lt;/combobox&gt;</text:p>
      <text:p text:style-name="P25"><text:span text:style-name="T41">つまり、</text:span><text:span text:style-name="T163">ZUML</text:span><text:span text:style-name="T41">要素に</text:span><text:span text:style-name="Source_20_Text"><text:span text:style-name="T163">fulfill</text:span></text:span><text:span text:style-name="T41">属性が指定されたら、</text:span><text:span text:style-name="Source_20_Text"><text:span text:style-name="T163">fulfill</text:span></text:span><text:span text:style-name="T41">属性に指定された値を受信するまで、その子要素は処理されません。</text:span></text:p>
      <text:p text:style-name="P27">子要素の作成を開始させるトリガの目標が他のコンポーネントの場合、以下に示すようにターゲットコンポーネントの識別子を指定します。</text:p>
      <text:p text:style-name="Code_20_Indent">&lt;button id="<text:span text:style-name="T25">btn</text:span>" label="show" onClick="content.visible = true"/&gt;</text:p>
      <text:p text:style-name="Code_20_Indent">&lt;div id="content" fulfill="<text:span text:style-name="T25">btn.</text:span>onClick"&gt;</text:p>
      <text:p text:style-name="Code_20_Indent"><text:tab/>^^^^^^Any con<text:span text:style-name="T2">tent created automaticall when btn is clicked</text:span></text:p>
      <text:p text:style-name="P41">&lt;/div&gt;</text:p>
      <text:p text:style-name="Text_20_body_20_indent"><text:span text:style-name="T56">コンポーネントが違う</text:span><text:span text:style-name="T77">ID</text:span><text:span text:style-name="T56">スペースに属している場合、以下のようにイベント名の後にパスを指定します</text:span><text:span text:style-name="T49">。</text:span></text:p>
      <text:p text:style-name="Code_20_Indent">&lt;button id="<text:span text:style-name="T25">btn</text:span>" label="show" onClick="content.visible = true"/&gt;</text:p>
      <text:p text:style-name="Code_20_Indent">&lt;window id="content" fulfill="<text:span text:style-name="T25">../btn.</text:span>onClick"&gt;</text:p>
      <text:p text:style-name="Code_20_Indent"><text:tab/>^^^^^^Any con<text:span text:style-name="T2">tent created automaticall when btn is clicked</text:span></text:p>
      <text:p text:style-name="P41">&lt;/window&gt;</text:p>
      <text:h text:style-name="P51" text:outline-level="3">イベントリスナを使用したロードオンデマンド</text:h>
      <text:p text:style-name="P25"><text:span text:style-name="T41">手動で子要素を作成するか、または、動的にそれらを変更する必要がある場合、子要素が参照可能</text:span><text:span text:style-name="T163">(visible)</text:span><text:span text:style-name="T41">になったというイベントを確認してからイベントリスナの中で処理することができます。例えば、</text:span></text:p>
      <text:p text:style-name="Code_20_Indent">&lt;combobox id="combo" <text:span text:style-name="T25">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P41">]]&gt;&lt;/zscript&gt;</text:p>
      <text:h text:style-name="P139" text:outline-level="2">暗黙オブジェクト</text:h>
      <text:p text:style-name="P57"><text:span text:style-name="T126">ZUML</text:span><text:span text:style-name="T168">ページ中に埋め込まれたスクリプトがあるので、暗黙オブジェクトを使用すれば効率的にコンポーネントを参照することができます。</text:span><text:span text:style-name="Source_20_Text"><text:span text:style-name="T126">zscript</text:span></text:span><text:span text:style-name="T168">要素に囲まれる</text:span><text:span text:style-name="T126">Java</text:span><text:span text:style-name="T168">コードとイベントリスナを指定するための属性はこれらのオブジェクトを使用できます。また、</text:span><text:span text:style-name="T126">EL</text:span><text:span text:style-name="T168">表記でも使うことができます。</text:span><text:span text:style-name="T2"> </text:span></text:p>
      <text:p text:style-name="P57"><text:span text:style-name="T41">例えば、</text:span><text:span text:style-name="Source_20_Text"><text:span text:style-name="T163">self</text:span></text:span><text:span text:style-name="T41">は処理されているコンポーネントを表す</text:span><text:span text:style-name="Source_20_Text"><text:span text:style-name="T163">org.zkoss.zk.ui.Component</text:span></text:span><text:span text:style-name="T41">のインスタンスです。以下の例で、</text:span><text:span text:style-name="Source_20_Text"><text:span text:style-name="T163">self</text:span></text:span><text:span text:style-name="T41">によってイベントリスナ内のコンポーネントを識別します。</text:span></text:p>
      <text:p text:style-name="Code">&lt;button label="Try" onClick="alert(self.label)"/&gt;</text:p>
      <text:p text:style-name="P57"><text:span text:style-name="T41">同様にして、現イベント</text:span><text:span text:style-name="Source_20_Text"><text:span text:style-name="T163">event</text:span></text:span><text:span text:style-name="T41">はイベントリスナによって処理されています。このようにして、上のプログラムは以下と同様の働きをします。</text:span></text:p>
      <text:p text:style-name="Code">&lt;button label="Try" onClick="alert(event.target.label)"/&gt;</text:p>
      <text:h text:style-name="Heading_20_3" text:outline-level="3">List of Imp<text:span text:style-name="T2">licit Objects</text:span></text:h>
      <table:table table:name="Table6" table:style-name="Table6">
        <table:table-column table:style-name="Table6.A"/>
        <table:table-column table:style-name="Table6.B"/>
        <table:table-header-rows>
          <table:table-row table:style-name="Table6.1">
            <table:table-cell table:style-name="Table6.A1" office:value-type="string">
              <text:p text:style-name="Table_20_Heading">Object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199"><text:span text:style-name="Source_20_Text">self</text:span></text:p>
          </table:table-cell>
          <table:table-cell table:style-name="Table6.B2" office:value-type="string">
            <text:p text:style-name="P199"><text:span text:style-name="Source_20_Text">org.zkoss.zk.ui.Component</text:span></text:p>
            <text:p text:style-name="P212">コンポーネント自身</text:p>
          </table:table-cell>
        </table:table-row>
        <table:table-row table:style-name="Table6.1">
          <table:table-cell table:style-name="Table6.A2" office:value-type="string">
            <text:p text:style-name="P199"><text:span text:style-name="Source_20_Text">spaceOwner</text:span></text:p>
          </table:table-cell>
          <table:table-cell table:style-name="Table6.B2" office:value-type="string">
            <text:p text:style-name="P199"><text:span text:style-name="Source_20_Text">org.zkoss.zk.ui.IdSpace</text:span></text:p>
            <text:p text:style-name="P207"><text:span text:style-name="T168">このコンポーネントのスペース所有者。</text:span><text:span text:style-name="Source_20_Text"><text:span text:style-name="T122">Self.spaceOwner</text:span></text:span><text:span text:style-name="T168">と同じ</text:span>.</text:p>
          </table:table-cell>
        </table:table-row>
        <table:table-row table:style-name="Table6.1">
          <table:table-cell table:style-name="Table6.A2" office:value-type="string">
            <text:p text:style-name="P199"><text:span text:style-name="Source_20_Text">page</text:span></text:p>
          </table:table-cell>
          <table:table-cell table:style-name="Table6.B2" office:value-type="string">
            <text:p text:style-name="P199"><text:span text:style-name="Source_20_Text">org.zkoss.zk.ui.Page</text:span></text:p>
            <text:p text:style-name="Table_20_Contents"><text:span text:style-name="T63">ページ。</text:span><text:span text:style-name="Source_20_Text"><text:span text:style-name="T122">SELF.PAGE</text:span></text:span><text:span text:style-name="T63">と同じ</text:span><text:span text:style-name="T9"> </text:span></text:p>
          </table:table-cell>
        </table:table-row>
        <table:table-row table:style-name="Table6.1">
          <table:table-cell table:style-name="Table6.A2" office:value-type="string">
            <text:p text:style-name="P199"><text:span text:style-name="Source_20_Text">des</text:span><text:span text:style-name="Source_20_Text"><text:span text:style-name="T2">ktop</text:span></text:span></text:p>
          </table:table-cell>
          <table:table-cell table:style-name="Table6.B2" office:value-type="string">
            <text:p text:style-name="P199"><text:span text:style-name="Source_20_Text">org.zkoss</text:span><text:span text:style-name="Source_20_Text"><text:span text:style-name="T2">.zk.ui.Desktop</text:span></text:span></text:p>
            <text:p text:style-name="P207"><text:span text:style-name="T168">デスクトップ。</text:span><text:span text:style-name="Source_20_Text"><text:span text:style-name="T122">Self.desktop</text:span></text:span><text:span text:style-name="T168">と同じ</text:span></text:p>
          </table:table-cell>
        </table:table-row>
        <table:table-row table:style-name="Table6.1">
          <table:table-cell table:style-name="Table6.A2" office:value-type="string">
            <text:p text:style-name="P199"><text:span text:style-name="Source_20_Text">session</text:span></text:p>
          </table:table-cell>
          <table:table-cell table:style-name="Table6.B2" office:value-type="string">
            <text:p text:style-name="P201"><text:span text:style-name="Source_20_Text">org.zkoss.zk.ui.Session</text:span></text:p>
            <text:p text:style-name="P212">セッション</text:p>
          </table:table-cell>
        </table:table-row>
        <table:table-row table:style-name="Table6.1">
          <table:table-cell table:style-name="Table6.A2" office:value-type="string">
            <text:p text:style-name="P199"><text:span text:style-name="Source_20_Text">app</text:span><text:span text:style-name="Source_20_Text"><text:span text:style-name="T2">lication</text:span></text:span></text:p>
          </table:table-cell>
          <table:table-cell table:style-name="Table6.B2" office:value-type="string">
            <text:p text:style-name="P201"><text:span text:style-name="Source_20_Text">org</text:span><text:span text:style-name="Source_20_Text"><text:span text:style-name="T2">.zkoss.zk.ui.WebApp</text:span></text:span></text:p>
            <text:p text:style-name="P212">ウェブアプリケーション</text:p>
          </table:table-cell>
        </table:table-row>
        <table:table-row table:style-name="Table6.1">
          <table:table-cell table:style-name="Table6.A2" office:value-type="string">
            <text:p text:style-name="P199"><text:span text:style-name="Source_20_Text">componentScope</text:span></text:p>
          </table:table-cell>
          <table:table-cell table:style-name="Table6.B2" office:value-type="string">
            <text:p text:style-name="P199"><text:span text:style-name="Source_20_Text">java.util.Map</text:span></text:p>
            <text:p text:style-name="P207"><text:span text:style-name="T168">コンポーネント中で定義された属性のマップ。</text:span><text:span text:style-name="Source_20_Text"><text:span text:style-name="T122">Org.zkoss.zk.ui.Component</text:span></text:span><text:span text:style-name="T168">インターフェース中の</text:span><text:span text:style-name="Source_20_Text"><text:span text:style-name="T122">getAttribute</text:span></text:span><text:span text:style-name="T168">メソッドと同じ働きです</text:span></text:p>
          </table:table-cell>
        </table:table-row>
        <table:table-row table:style-name="Table6.1">
          <table:table-cell table:style-name="Table6.A2" office:value-type="string">
            <text:p text:style-name="P199"><text:span text:style-name="Source_20_Text">spaceScope</text:span></text:p>
          </table:table-cell>
          <table:table-cell table:style-name="Table6.B2" office:value-type="string">
            <text:p text:style-name="P199"><text:span text:style-name="Source_20_Text">java.util.Map</text:span></text:p>
            <text:p text:style-name="P207"><text:span text:style-name="T168">このコンポーネントを含んでいる</text:span><text:span text:style-name="T122">ID</text:span><text:span text:style-name="T168">スペースの中で定義された属性のマップ</text:span> </text:p>
          </table:table-cell>
        </table:table-row>
        <table:table-row table:style-name="Table6.1">
          <table:table-cell table:style-name="Table6.A2" office:value-type="string">
            <text:p text:style-name="P199"><text:span text:style-name="Source_20_Text">pageScope</text:span></text:p>
          </table:table-cell>
          <table:table-cell table:style-name="Table6.B2" office:value-type="string">
            <text:p text:style-name="P199"><text:span text:style-name="Source_20_Text">java.util.Map</text:span></text:p>
            <text:p text:style-name="P207"><text:span text:style-name="T168">ページ中で定義された属性のマップ。</text:span><text:span text:style-name="Source_20_Text"><text:span text:style-name="T122">org.zkoss.zk.ui.Page</text:span></text:span><text:span text:style-name="T168">インターフェース中の</text:span><text:span text:style-name="Source_20_Text"><text:span text:style-name="T122">getAttributes</text:span></text:span><text:span text:style-name="T168">メソッドと同じ働きです</text:span></text:p>
          </table:table-cell>
        </table:table-row>
        <table:table-row table:style-name="Table6.1">
          <table:table-cell table:style-name="Table6.A2" office:value-type="string">
            <text:p text:style-name="P199"><text:span text:style-name="Source_20_Text">desktopScope</text:span></text:p>
          </table:table-cell>
          <table:table-cell table:style-name="Table6.B2" office:value-type="string">
            <text:p text:style-name="P199"><text:span text:style-name="Source_20_Text">java.util.Map</text:span></text:p>
            <text:p text:style-name="P207"><text:span text:style-name="T168">デスクトップ上で定義された属性のマップ。</text:span><text:span text:style-name="Source_20_Text"><text:span text:style-name="T122">org.zkoss.zk.ui.Desktop</text:span></text:span><text:span text:style-name="T168">インターフェース中の</text:span><text:span text:style-name="Source_20_Text"><text:span text:style-name="T122">getAttributes</text:span></text:span><text:span text:style-name="T168">メソッドと同じ働きです</text:span> </text:p>
          </table:table-cell>
        </table:table-row>
        <table:table-row table:style-name="Table6.1">
          <table:table-cell table:style-name="Table6.A2" office:value-type="string">
            <text:p text:style-name="P199"><text:span text:style-name="Source_20_Text">sessionScope</text:span></text:p>
          </table:table-cell>
          <table:table-cell table:style-name="Table6.B2" office:value-type="string">
            <text:p text:style-name="P199"><text:span text:style-name="Source_20_Text">java.util.Map</text:span></text:p>
            <text:p text:style-name="P207"><text:span text:style-name="T168">セッション中で定義された属性のマップ。</text:span><text:span text:style-name="Source_20_Text"><text:span text:style-name="T122">org.zkoss.zk.ui.Session</text:span></text:span><text:span text:style-name="T168">インターフェース中で</text:span><text:span text:style-name="Source_20_Text"><text:span text:style-name="T122">getAttributes</text:span></text:span><text:span text:style-name="T168">と同じ働きです</text:span> </text:p>
          </table:table-cell>
        </table:table-row>
        <table:table-row table:style-name="Table6.1">
          <table:table-cell table:style-name="Table6.A2" office:value-type="string">
            <text:p text:style-name="P199"><text:span text:style-name="Source_20_Text">app</text:span><text:span text:style-name="Source_20_Text"><text:span text:style-name="T2">licationScope</text:span></text:span></text:p>
          </table:table-cell>
          <table:table-cell table:style-name="Table6.B2" office:value-type="string">
            <text:p text:style-name="P199"><text:span text:style-name="Source_20_Text">java.util.Map</text:span></text:p>
            <text:p text:style-name="P206"><text:span text:style-name="T63">ウェブアプリケーション中で定義された属性のマップ。</text:span><text:span text:style-name="Source_20_Text"><text:span text:style-name="T122">org.zkoss.zk.ui.WebApp</text:span></text:span><text:span text:style-name="T63">インターフェース中の</text:span><text:span text:style-name="Source_20_Text"><text:span text:style-name="T122">getAttributes</text:span></text:span><text:span text:style-name="T63">メソッドと同じ働きです</text:span><text:span text:style-name="T55">.</text:span></text:p>
          </table:table-cell>
        </table:table-row>
        <table:table-row table:style-name="Table6.1">
          <table:table-cell table:style-name="Table6.A2" office:value-type="string">
            <text:p text:style-name="P199"><text:span text:style-name="Source_20_Text">req</text:span><text:span text:style-name="Source_20_Text"><text:span text:style-name="T2">uestScope</text:span></text:span></text:p>
          </table:table-cell>
          <table:table-cell table:style-name="Table6.B2" office:value-type="string">
            <text:p text:style-name="P199"><text:span text:style-name="Source_20_Text">java.util.Map</text:span></text:p>
            <text:p text:style-name="P207"><text:span text:style-name="T168">リクエスト中で定義された属性のマップ。</text:span><text:span text:style-name="Source_20_Text"><text:span text:style-name="T122">org.zkoss.zk.ui.Execution</text:span></text:span><text:span text:style-name="T168">中の</text:span><text:span text:style-name="Source_20_Text"><text:span text:style-name="T122">getAttributes</text:span></text:span><text:span text:style-name="T168">メソッドと同じ働きです</text:span> </text:p>
          </table:table-cell>
        </table:table-row>
        <table:table-row table:style-name="Table6.1">
          <table:table-cell table:style-name="Table6.A2" office:value-type="string">
            <text:p text:style-name="P199"><text:span text:style-name="Source_20_Text">arg</text:span></text:p>
          </table:table-cell>
          <table:table-cell table:style-name="Table6.B2" office:value-type="string">
            <text:p text:style-name="P199"><text:span text:style-name="Source_20_Text">java.util.Map</text:span></text:p>
            <text:p text:style-name="P207"><text:span text:style-name="Source_20_Text"><text:span text:style-name="T122">org.zkoss.zk.ui.Executions</text:span></text:span><text:span text:style-name="T168">クラス中で</text:span><text:span text:style-name="Source_20_Text"><text:span text:style-name="T122">createComponents</text:span></text:span><text:span text:style-name="T168">メソッドへ渡す</text:span><text:span text:style-name="T127">引数</text:span><text:span text:style-name="Source_20_Text"><text:span text:style-name="T127">arg</text:span></text:span><text:span text:style-name="T127"> </text:span><text:span text:style-name="T168">。それが</text:span><text:span text:style-name="Source_20_Text"><text:span text:style-name="T122">null</text:span></text:span><text:span text:style-name="T168">になることはありません</text:span> </text:p>
            <text:p text:style-name="P207"><text:span text:style-name="T168">含まれたページ</text:span><text:span text:style-name="T126">(</text:span><text:span text:style-name="Source_20_Text"><text:span text:style-name="T126">createComponents</text:span></text:span><text:span text:style-name="T168">の初め</text:span><text:span text:style-name="T167">引数</text:span><text:span text:style-name="T126">)</text:span><text:span text:style-name="T168">にコンポーネントが作られるときのみに、</text:span><text:span text:style-name="Source_20_Text"><text:span text:style-name="T126">arg</text:span></text:span><text:span text:style-name="T168">は使用可能です。一方で、</text:span><text:span text:style-name="Source_20_Text"><text:span text:style-name="T126">onCreate</text:span></text:span><text:span text:style-name="T168">を含む、すべてのイベントは後に処理されます。こうして、</text:span><text:span text:style-name="Source_20_Text"><text:span text:style-name="T126">onCreate</text:span></text:span><text:span text:style-name="T168">リスナ中の</text:span><text:span text:style-name="Source_20_Text"><text:span text:style-name="T164">arg</text:span></text:span><text:span text:style-name="T168">を参照したいの場合、</text:span><text:span text:style-name="Source_20_Text"><text:span text:style-name="T126">org.zkoss.zk.ui.event.CreateEvent</text:span></text:span><text:span text:style-name="T168">クラスの</text:span><text:span text:style-name="Source_20_Text"><text:span text:style-name="T126">getArg</text:span></text:span><text:span text:style-name="T168">メソッドを使います。</text:span><text:span text:style-name="Source_20_Text"><text:span text:style-name="T126">Self.desktop.execution.arg</text:span></text:span><text:span text:style-name="T168">と同じ働きがあります</text:span><text:span text:style-name="T2"> </text:span></text:p>
          </table:table-cell>
        </table:table-row>
        <table:table-row table:style-name="Table6.1">
          <table:table-cell table:style-name="Table6.A2" office:value-type="string">
            <text:p text:style-name="P199"><text:span text:style-name="Source_20_Text">each</text:span></text:p>
          </table:table-cell>
          <table:table-cell table:style-name="Table6.B2" office:value-type="string">
            <text:p text:style-name="P199"><text:span text:style-name="Source_20_Text">java.lang.Object</text:span></text:p>
            <text:p text:style-name="P207"><text:span text:style-name="T122">ZK</text:span><text:span text:style-name="T168">繰り返し処理をするとき、繰り返されている最中のものです。繰り返し要素は</text:span><text:span text:style-name="Source_20_Text"><text:span text:style-name="T122">forEach</text:span></text:span><text:span text:style-name="T168">属性に伴う要素です。</text:span> </text:p>
          </table:table-cell>
        </table:table-row>
        <table:table-row table:style-name="Table6.1">
          <table:table-cell table:style-name="Table6.A2" office:value-type="string">
            <text:p text:style-name="P199"><text:span text:style-name="Source_20_Text">for</text:span><text:span text:style-name="Source_20_Text"><text:span text:style-name="T2">EachStatus</text:span></text:span></text:p>
          </table:table-cell>
          <table:table-cell table:style-name="Table6.B2" office:value-type="string">
            <text:p text:style-name="P199"><text:span text:style-name="Source_20_Text">org.zkoss</text:span><text:span text:style-name="Source_20_Text"><text:span text:style-name="T2">.zk.ui.util.ForEachStatus</text:span></text:span></text:p>
            <text:p text:style-name="Table_20_Contents"><text:span text:style-name="T63">繰り返しのステータス。</text:span><text:span text:style-name="T74">ZK</text:span><text:span text:style-name="T63">は繰り返し要素を処理するとき、行われている繰り返し処理に関連している情報を参照可能にします。</text:span> </text:p>
          </table:table-cell>
        </table:table-row>
        <table:table-row table:style-name="Table6.1">
          <table:table-cell table:style-name="Table6.A2" office:value-type="string">
            <text:p text:style-name="P199"><text:span text:style-name="Source_20_Text">eve</text:span><text:span text:style-name="Source_20_Text"><text:span text:style-name="T2">nt</text:span></text:span></text:p>
          </table:table-cell>
          <table:table-cell table:style-name="Table6.B2" office:value-type="string">
            <text:p text:style-name="P199"><text:span text:style-name="Source_20_Text">org.zkoss</text:span><text:span text:style-name="Source_20_Text"><text:span text:style-name="T2">.zk.ui.event.Event</text:span></text:span><text:span text:style-name="T31"> or derived</text:span></text:p>
            <text:p text:style-name="P212">現イベント。イベントリスナのみ、参照可能。</text:p>
          </table:table-cell>
        </table:table-row>
      </table:table>
      <text:h text:style-name="P49" text:outline-level="3">リクエストと実行についての情報</text:h>
      <text:p text:style-name="P25"><text:span text:style-name="Source_20_Text"><text:span text:style-name="T163">org.zkoss.ui.Execution</text:span></text:span><text:span text:style-name="T41">インターフェースはリクエストパラメータのような現在の実行情報を提供します。現在の実行情報を得るために、以下に書かれているもののうちの一つを行います。</text:span></text:p>
      <text:list text:style-name="L4">
        <text:list-item>
          <text:p text:style-name="P351"><text:span text:style-name="T41">コンポーネント内の場合は</text:span><text:span text:style-name="Source_20_Text"><text:span text:style-name="T163">getDesktop().getExecution()</text:span></text:span><text:span text:style-name="T41">を使います。</text:span></text:p>
        </text:list-item>
        <text:list-item>
          <text:p text:style-name="P351"><text:span text:style-name="T168">コンポーネント、ページ、デスクトップを参照できない場合、</text:span><text:span text:style-name="Source_20_Text"><text:span text:style-name="T122">org.zkoss.zk.ui.ExecutionKurasuno getCurrent</text:span></text:span><text:span text:style-name="T168">メソッドを使用します。</text:span></text:p>
        </text:list-item>
      </text:list>
      <text:h text:style-name="P137" text:outline-level="2">プロセス<text:span text:style-name="T41">命令</text:span></text:h>
      <text:p text:style-name="P57"><text:span text:style-name="T163">XML</text:span><text:span text:style-name="T41">プロセス命令は</text:span><text:span text:style-name="T163">ZUML</text:span><text:span text:style-name="T41">ページの処理方法を説明しています。</text:span></text:p>
      <text:h text:style-name="P47" text:outline-level="3"><text:span text:style-name="Source_20_Text">page</text:span> <text:span text:style-name="T41">コマンド</text:span></text:h>
      <text:p text:style-name="P35"><text:span text:style-name="Source_20_Text">&lt;?page [id="..."] [title="..."] [style="..."] [language="xul/html"]<text:line-break/> <text:s/>[zscript-language="Java"]?&gt;</text:span></text:p>
      <text:p text:style-name="P32">ページの属性を定義します。</text:p>
      <text:p text:style-name="P32"/>
      <text:p text:style-name="P72"><text:span text:style-name="T7">【ヒント】：</text:span><text:span text:style-name="T2"> </text:span><text:span text:style-name="T126">XML</text:span><text:span text:style-name="T168">ドキュメント内のどこでも</text:span><text:span text:style-name="Source_20_Text"><text:span text:style-name="T126">page</text:span></text:span><text:span text:style-name="T168">コマンドをおくことができますが、最上層にコマンドを置くときのみ、</text:span><text:span text:style-name="Source_20_Text"><text:span text:style-name="T126">language</text:span></text:span><text:span text:style-name="T168">属性には意味があります。つまり、ルート要素と同じ階層です。</text:span></text:p>
      <table:table table:name="Table7" table:style-name="Table7">
        <table:table-column table:style-name="Table7.A"/>
        <table:table-column table:style-name="Table7.B"/>
        <table:table-header-rows>
          <table:table-row>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table-cell table:style-name="Table7.A2" office:value-type="string">
            <text:p text:style-name="P199"><text:span text:style-name="Source_20_Text">id</text:span></text:p>
          </table:table-cell>
          <table:table-cell table:style-name="Table7.B2" office:value-type="string">
            <text:p text:style-name="Table_20_Contents">[Optional][Default: <text:span text:style-name="T151">generated automatically</text:span>]</text:p>
            <text:p text:style-name="P208">ページの識別子を指定して、検索できるようにします。</text:p>
            <text:p text:style-name="P60"><text:span text:style-name="T168">より詳しくは</text:span><text:span text:style-name="T122">上級者のための機能</text:span><text:span text:style-name="T123">の</text:span><text:span text:style-name="T168">章の</text:span><text:span text:style-name="T127">ページ認識</text:span><text:span text:style-name="T168">セクションを参照してください。</text:span> </text:p>
          </table:table-cell>
        </table:table-row>
        <table:table-row>
          <table:table-cell table:style-name="Table7.A2" office:value-type="string">
            <text:p text:style-name="P199"><text:span text:style-name="Source_20_Text">title</text:span></text:p>
          </table:table-cell>
          <table:table-cell table:style-name="Table7.B2" office:value-type="string">
            <text:p text:style-name="Table_20_Contents">[Optional][Default: <text:span text:style-name="T151">none</text:span><text:span text:style-name="T154">]</text:span></text:p>
            <text:p text:style-name="P210">ブラウザのタイトルとして表示されるページタイトルを指定します。</text:p>
            <text:p text:style-name="P60"><text:span text:style-name="Source_20_Text"><text:span text:style-name="T122">org.zkoss.zk.ui.Page</text:span></text:span><text:span text:style-name="T168">インターフェース中で</text:span><text:span text:style-name="Source_20_Text"><text:span text:style-name="T122">setTitle</text:span></text:span><text:span text:style-name="T168">メソッドを呼ぶことで動的に変更できます。</text:span> </text:p>
          </table:table-cell>
        </table:table-row>
        <table:table-row>
          <table:table-cell table:style-name="Table7.A2" office:value-type="string">
            <text:p text:style-name="P199"><text:span text:style-name="Source_20_Text">style</text:span></text:p>
          </table:table-cell>
          <table:table-cell table:style-name="Table7.B2" office:value-type="string">
            <text:p text:style-name="Table_20_Contents">[Opt<text:span text:style-name="T2">ional][Default: </text:span><text:span text:style-name="Source_20_Text"><text:span text:style-name="T2">width:100%</text:span></text:span><text:span text:style-name="T2">]</text:span></text:p>
            <text:p text:style-name="Table_20_Contents"><text:span text:style-name="T63">ページを読み込む</text:span><text:span text:style-name="T74">CSS</text:span><text:span text:style-name="T63">スタイルを指定します。指定されていない場合、書式によって決まります。デフォルトでは幅が</text:span><text:span text:style-name="T74">100</text:span><text:span text:style-name="T63">％になっています。</text:span> </text:p>
          </table:table-cell>
        </table:table-row>
        <table:table-row>
          <table:table-cell table:style-name="Table7.A2" office:value-type="string">
            <text:p text:style-name="P199"><text:span text:style-name="Source_20_Text">language</text:span></text:p>
          </table:table-cell>
          <table:table-cell table:style-name="Table7.B2" office:value-type="string">
            <text:p text:style-name="Table_20_Contents">[Optional][Default: <text:span text:style-name="T151">depending on the extension</text:span>][<text:span text:style-name="Source_20_Text">xul/html</text:span> | <text:span text:style-name="Source_20_Text">xhtml</text:span>]</text:p>
            <text:p text:style-name="P208">このページの言語を指定します。</text:p>
            <text:p text:style-name="P60"><text:span text:style-name="T168">現在、</text:span><text:span text:style-name="Source_20_Text"><text:span text:style-name="T122">xul</text:span></text:span><text:span text:style-name="T168">、</text:span><text:span text:style-name="Source_20_Text"><text:span text:style-name="T122">html</text:span></text:span><text:span text:style-name="T168">、</text:span><text:span text:style-name="Source_20_Text"><text:span text:style-name="T122">xhtml</text:span></text:span><text:span text:style-name="T168">が利用できます</text:span> </text:p>
          </table:table-cell>
        </table:table-row>
        <table:table-row>
          <table:table-cell table:style-name="Table7.A2" office:value-type="string">
            <text:p text:style-name="P199"><text:span text:style-name="Source_20_Text">zscript-language</text:span></text:p>
          </table:table-cell>
          <table:table-cell table:style-name="Table7.B2" office:value-type="string">
            <text:p text:style-name="Table_20_Contents">[Optional][Default: Java][<text:span text:style-name="Source_20_Text">Java</text:span><text:span text:style-name="T28"> | </text:span><text:span text:style-name="Source_20_Text">JavaScript</text:span><text:span text:style-name="T28"> | </text:span><text:span text:style-name="Source_20_Text">Ruby</text:span><text:span text:style-name="T28"> |</text:span> <text:span text:style-name="Source_20_Text">Groovy</text:span>]</text:p>
            <text:p text:style-name="P207"><text:span text:style-name="Source_20_Text"><text:span text:style-name="T164">zscript</text:span></text:span><text:span text:style-name="T41">要素が明確にスクリプト言語を指定していないときのデフォルトのスクリプト言語を指定します。</text:span></text:p>
            <text:p text:style-name="P57"><text:span text:style-name="T41">言語が選択されていなかったら、</text:span><text:span text:style-name="T163">Java</text:span><text:span text:style-name="T41">が採用されます。現在</text:span><text:span text:style-name="T163">ZK</text:span><text:span text:style-name="T41">は</text:span><text:span text:style-name="T163">4</text:span><text:span text:style-name="T41">つの言語が使用可能です。</text:span><text:span text:style-name="Source_20_Text"><text:span text:style-name="T163">Java</text:span></text:span><text:span text:style-name="T41">、</text:span><text:span text:style-name="Source_20_Text"><text:span text:style-name="T163">JavaScript</text:span></text:span><text:span text:style-name="T41">、</text:span><text:span text:style-name="Source_20_Text"><text:span text:style-name="T163">Ruby</text:span></text:span><text:span text:style-name="T41">、</text:span><text:span text:style-name="Source_20_Text"><text:span text:style-name="T163">Groovy</text:span></text:span><text:span text:style-name="T41">です。この選択は大文字・小文字を区別しません。</text:span></text:p>
            <text:p text:style-name="P57"><text:span text:style-name="T41">例えば、</text:span><text:span text:style-name="T163">JavaScript</text:span><text:span text:style-name="T41">をデフォルトのスクリプト言語に指定したい場合、以下のようにします。</text:span></text:p>
            <text:p text:style-name="Code">&lt;?page zscript-language="JavaScript"?&gt;</text:p>
            <text:p text:style-name="Code"/>
            <text:p text:style-name="Code">&lt;zscript&gt;</text:p>
            <text:p text:style-name="Code"><text:tab/>^^^^^^var m = function () {</text:p>
            <text:p text:style-name="Code"><text:tab/><text:tab/>^^^^^^^^^^^^//...</text:p>
            <text:p text:style-name="Code"><text:tab/>^^^^^^}</text:p>
            <text:p text:style-name="Code">&lt;/zscript&gt;</text:p>
            <text:p text:style-name="P207"><text:span text:style-name="T168">使用可能なスクリプト言語を追加することができます。</text:span><text:span text:style-name="T126">How to Support More Scripting Languages </text:span><text:span text:style-name="T168">セクションを参照してください</text:span></text:p>
          </table:table-cell>
        </table:table-row>
      </table:table>
      <text:h text:style-name="P47" text:outline-level="3"/>
      <text:h text:style-name="P47" text:outline-level="3"><text:span text:style-name="Source_20_Text">component </text:span><text:span text:style-name="T41">コマンド</text:span></text:h>
      <text:p text:style-name="P35"><text:span text:style-name="Source_20_Text">&lt;?component name="</text:span><text:span text:style-name="Source_20_Text"><text:span text:style-name="T151">myName</text:span></text:span><text:span text:style-name="Source_20_Text">" macro-uri="</text:span><text:span text:style-name="Source_20_Text"><text:span text:style-name="T151">/mypath/my.zul</text:span></text:span><text:span text:style-name="Source_20_Text">"</text:span><text:line-break/> <text:s/><text:span text:style-name="Source_20_Text"><text:span text:style-name="T154">[</text:span></text:span><text:span text:style-name="Source_20_Text"><text:span text:style-name="T151">prop1</text:span></text:span><text:span text:style-name="Source_20_Text"><text:span text:style-name="T154">="</text:span></text:span><text:span text:style-name="Source_20_Text"><text:span text:style-name="T151">value1</text:span></text:span><text:span text:style-name="Source_20_Text"><text:span text:style-name="T154">"</text:span></text:span><text:span text:style-name="Source_20_Text"><text:span text:style-name="T155">] [</text:span></text:span><text:span text:style-name="Source_20_Text"><text:span text:style-name="T152">prop2</text:span></text:span><text:span text:style-name="Source_20_Text"><text:span text:style-name="T155">="</text:span></text:span><text:span text:style-name="Source_20_Text"><text:span text:style-name="T152">value2</text:span></text:span><text:span text:style-name="Source_20_Text"><text:span text:style-name="T155">"]...</text:span></text:span><text:span text:style-name="Source_20_Text">?&gt;</text:span></text:p>
      <text:p text:style-name="P35"><text:span text:style-name="Source_20_Text">&lt;?component name="</text:span><text:span text:style-name="Source_20_Text"><text:span text:style-name="T151">myName</text:span></text:span><text:span text:style-name="Source_20_Text">" [class="</text:span><text:span text:style-name="Source_20_Text"><text:span text:style-name="T151">myPackage.myClass</text:span></text:span><text:span text:style-name="Source_20_Text">"]<text:line-break/> <text:s/>[extends="</text:span><text:span text:style-name="Source_20_Text"><text:span text:style-name="T151">existentName</text:span></text:span><text:span text:style-name="Source_20_Text">"] [mold-name="</text:span><text:span text:style-name="Source_20_Text"><text:span text:style-name="T151">myMoldName</text:span></text:span><text:span text:style-name="Source_20_Text"><text:span text:style-name="T154">"] [mold-uri="/</text:span></text:span><text:span text:style-name="Source_20_Text"><text:span text:style-name="T151">myMoldUri</text:span></text:span><text:span text:style-name="Source_20_Text"><text:span text:style-name="T154">"]<text:line-break/> <text:s/>[</text:span></text:span><text:span text:style-name="Source_20_Text"><text:span text:style-name="T151">prop1</text:span></text:span><text:span text:style-name="Source_20_Text"><text:span text:style-name="T154">="</text:span></text:span><text:span text:style-name="Source_20_Text"><text:span text:style-name="T151">value1</text:span></text:span><text:span text:style-name="Source_20_Text"><text:span text:style-name="T154">"</text:span></text:span><text:span text:style-name="Source_20_Text"><text:span text:style-name="T155">] [</text:span></text:span><text:span text:style-name="Source_20_Text"><text:span text:style-name="T152">prop2</text:span></text:span><text:span text:style-name="Source_20_Text"><text:span text:style-name="T155">="</text:span></text:span><text:span text:style-name="Source_20_Text"><text:span text:style-name="T152">value2</text:span></text:span><text:span text:style-name="Source_20_Text"><text:span text:style-name="T155">"]...</text:span></text:span><text:span text:style-name="Source_20_Text"><text:span text:style-name="T154">?&gt;</text:span></text:span></text:p>
      <text:p text:style-name="P25"><text:span text:style-name="T168">特定のページに新しいコンポーネントを定義します。このコマンドの中で定義されたコンポーネントはこのコマンドを使っているページだけに参照可能です。どのページ中でも、使うことができるコンポーネントを定義するため、拡張機能</text:span><text:span text:style-name="T126">(</text:span><text:span text:style-name="T168">ウェブアプリケーションですべてのページのコンポーネントを定義する</text:span><text:span text:style-name="T126">XML</text:span><text:span text:style-name="T168">ファイル</text:span><text:span text:style-name="T126">)</text:span><text:span text:style-name="T168">を使います。</text:span><text:span text:style-name="T2"><text:note text:id="ftn33" text:note-class="footnote"><text:note-citation>33</text:note-citation><text:note-body><text:p text:style-name="Footnote"><text:span text:style-name="T49">言語拡張については</text:span><text:span text:style-name="T50"> </text:span><text:span text:style-name="T6">the Component Development Guide</text:span><text:span text:style-name="T162">をご覧ください。</text:span></text:p></text:note-body></text:note></text:span></text:p>
      <text:p text:style-name="P27">マクロによるものとクラスによるものの二つのフォーマットがあります。</text:p>
      <text:h text:style-name="P122" text:outline-level="4">マクロフォーマット</text:h>
      <text:p text:style-name="P90"><text:span text:style-name="Source_20_Text">&lt;?component name="</text:span><text:span text:style-name="Source_20_Text"><text:span text:style-name="T151">myName</text:span></text:span><text:span text:style-name="Source_20_Text">" macro-uri="</text:span><text:span text:style-name="Source_20_Text"><text:span text:style-name="T151">/mypath/my.zul</text:span></text:span><text:span text:style-name="Source_20_Text">" [inline="true|</text:span><text:span text:style-name="Source_20_Text"><text:span text:style-name="T160">false</text:span></text:span><text:span text:style-name="Source_20_Text">"]<text:line-break/> <text:s text:c="2"/>[class="</text:span><text:span text:style-name="Source_20_Text"><text:span text:style-name="T151">myPackage.myClass</text:span></text:span><text:span text:style-name="Source_20_Text">"] </text:span><text:span text:style-name="Source_20_Text"><text:span text:style-name="T154">[</text:span></text:span><text:span text:style-name="Source_20_Text"><text:span text:style-name="T151">prop1</text:span></text:span><text:span text:style-name="Source_20_Text"><text:span text:style-name="T154">="</text:span></text:span><text:span text:style-name="Source_20_Text"><text:span text:style-name="T151">value1</text:span></text:span><text:span text:style-name="Source_20_Text"><text:span text:style-name="T154">"</text:span></text:span><text:span text:style-name="Source_20_Text"><text:span text:style-name="T155">] [</text:span></text:span><text:span text:style-name="Source_20_Text"><text:span text:style-name="T152">prop2</text:span></text:span><text:span text:style-name="Source_20_Text"><text:span text:style-name="T155">="</text:span></text:span><text:span text:style-name="Source_20_Text"><text:span text:style-name="T152">value2</text:span></text:span><text:span text:style-name="Source_20_Text"><text:span text:style-name="T155">"]...</text:span></text:span><text:span text:style-name="Source_20_Text">?&gt;</text:span></text:p>
      <text:p text:style-name="P80"><text:span text:style-name="T164">ZUML</text:span><text:span text:style-name="T41">ページを基にした新しいコンポーネントを定義します。マクロコンポーネントと呼びます。つまり、新しいコンポーネントのインスタンスが作られると、</text:span><text:span text:style-name="T164">ZUML</text:span><text:span text:style-name="T41">ページ</text:span><text:span text:style-name="T164">(</text:span><text:span text:style-name="Source_20_Text"><text:span text:style-name="T164">macro-uri</text:span></text:span><text:span text:style-name="T41">属性</text:span><text:span text:style-name="T164">)</text:span><text:span text:style-name="T41">を基にした子コンポーネントが作られます。より詳しくは、</text:span><text:span text:style-name="T165">マクロコンポーネント</text:span><text:span text:style-name="T41">章を参照してください。</text:span></text:p>
      <text:h text:style-name="P120" text:outline-level="4"><text:span text:style-name="T168">クラスフォーマット</text:span> </text:h>
      <text:p text:style-name="P90"><text:span text:style-name="Source_20_Text">&lt;?component name="</text:span><text:span text:style-name="Source_20_Text"><text:span text:style-name="T151">myName</text:span></text:span><text:span text:style-name="Source_20_Text">" [class="</text:span><text:span text:style-name="Source_20_Text"><text:span text:style-name="T151">myPackage.myClass</text:span></text:span><text:span text:style-name="Source_20_Text">"]<text:line-break/> <text:s/>[extends="</text:span><text:span text:style-name="Source_20_Text"><text:span text:style-name="T154">existentName</text:span></text:span><text:span text:style-name="Source_20_Text">"] [mold-name="</text:span><text:span text:style-name="Source_20_Text"><text:span text:style-name="T151">myMoldName</text:span></text:span><text:span text:style-name="Source_20_Text"><text:span text:style-name="T154">"] [mold-uri="/</text:span></text:span><text:span text:style-name="Source_20_Text"><text:span text:style-name="T151">myMoldUri</text:span></text:span><text:span text:style-name="Source_20_Text"><text:span text:style-name="T154">"]<text:line-break/> <text:s/>[</text:span></text:span><text:span text:style-name="Source_20_Text"><text:span text:style-name="T151">prop1</text:span></text:span><text:span text:style-name="Source_20_Text"><text:span text:style-name="T154">="</text:span></text:span><text:span text:style-name="Source_20_Text"><text:span text:style-name="T151">value1</text:span></text:span><text:span text:style-name="Source_20_Text"><text:span text:style-name="T154">"</text:span></text:span><text:span text:style-name="Source_20_Text"><text:span text:style-name="T155">] [</text:span></text:span><text:span text:style-name="Source_20_Text"><text:span text:style-name="T152">prop2</text:span></text:span><text:span text:style-name="Source_20_Text"><text:span text:style-name="T155">="</text:span></text:span><text:span text:style-name="Source_20_Text"><text:span text:style-name="T152">value2</text:span></text:span><text:span text:style-name="Source_20_Text"><text:span text:style-name="T155">"]...</text:span></text:span><text:span text:style-name="Source_20_Text"><text:span text:style-name="T154">?&gt;</text:span></text:span></text:p>
      <text:p text:style-name="P84"><text:span text:style-name="Source_20_Text">extends</text:span>属性が指定されず、クラスに基づいている場合作られた新しいコンポーネントを<text:span text:style-name="Source_20_Text">native component</text:span>と呼びます。クラスは<text:span text:style-name="Source_20_Text">org.zkoss.zk.ui.Component</text:span>インターフェースを実装しなければなりません。</text:p>
      <text:p text:style-name="P84">新しいコンポーネントを定義するため、<text:span text:style-name="Source_20_Text">class</text:span>属性を必ずしも指定しなければなりません。そのクラス属性はZKによって使用され、コンポーネントの新しいインスタンスを提供します。</text:p>
      <text:p text:style-name="P84">新しいコンポーネントを定義するほか、<text:span text:style-name="Source_20_Text">extends</text:span>=”<text:span text:style-name="Source_20_Text">existentName</text:span>”を指定することで存在しているコンポーネントのプロパティを上書きできます。つまり、<text:span text:style-name="Source_20_Text">extends</text:span>が指定されると、指定されたコンポーネントの定義はデフォルトとして呼び出されて、このコマンドの中で定義されているプロパティのみを上書きします。</text:p>
      <text:p text:style-name="P84">例えば、<text:span text:style-name="Source_20_Text">Mywindow</text:span>をデフォルトのウィンドウ(ZUMLページ中の<text:span text:style-name="Source_20_Text">org.zkoss.zul.Window</text:span>) の代わりに使用し、<text:span text:style-name="Source_20_Text">mywindow</text:span>と呼ばれる新しいコンポーネントを定義することを想定します。そうして、以下のように宣言することができます。</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P235">上は以下に書かれているコードと同じ働きをします。</text:p>
      <text:p text:style-name="P115">&lt;window use="MyWindow"&gt;</text:p>
      <text:p text:style-name="P115">...</text:p>
      <text:p text:style-name="P115">&lt;/window&gt;</text:p>
      <text:p text:style-name="P80"><text:span text:style-name="T168">同様にして、以下の定義を使い、</text:span><text:span text:style-name="Source_20_Text"><text:span text:style-name="T122">OK</text:span></text:span><text:span text:style-name="T168">をデフォルトのラベルとして使用し、青い枠をこのページの中の指定されたすべてのボタンに使います。</text:span></text:p>
      <text:p text:style-name="P115">&lt;?component name="okbutton" extends="button" label="OK"</text:p>
      <text:p text:style-name="P115"><text:s text:c="2"/>^^^^style="border:1px solid blue"?&gt;</text:p>
      <text:p text:style-name="P89">新しいコンポーネントの名前は存在している名前と同じに設定できます。この場合、コンポーネントの指定された種類のインスタンスは存在した定義を隠すように指定した初期プロパティを使います。例えば、以下のコードはデフォルトですべてのボタンに青い枠を持つようにさせています。</text:p>
      <text:p text:style-name="Code_20_Indent_20_2">&lt;?button name="button" ext<text:span text:style-name="T2">ends="button" style="border:1px solid blue"?&gt;</text:span></text:p>
      <text:p text:style-name="P115">&lt;button/&gt; &lt;!-- with blue border --&gt;</text:p>
      <text:p text:style-name="Text_20_body_20_indent_20_2"><text:span text:style-name="T49">詳しくは</text:span><text:span text:style-name="T6">the Developer's Reference</text:span><text:span text:style-name="T162">をご覧ください。</text:span></text:p>
      <table:table table:name="Table8" table:style-name="Table8">
        <table:table-column table:style-name="Table8.A"/>
        <table:table-column table:style-name="Table8.B"/>
        <table:table-header-rows>
          <table:table-row>
            <table:table-cell table:style-name="Table8.A1" office:value-type="string">
              <text:p text:style-name="Table_20_Heading">Att<text:span text:style-name="T2">ribute Name</text:span></text:p>
            </table:table-cell>
            <table:table-cell table:style-name="Table8.B1" office:value-type="string">
              <text:p text:style-name="Table_20_Heading">Des<text:span text:style-name="T2">cription</text:span></text:p>
            </table:table-cell>
          </table:table-row>
        </table:table-header-rows>
        <table:table-row>
          <table:table-cell table:style-name="Table8.A2" office:value-type="string">
            <text:p text:style-name="P199"><text:span text:style-name="Source_20_Text">name</text:span></text:p>
          </table:table-cell>
          <table:table-cell table:style-name="Table8.B2" office:value-type="string">
            <text:p text:style-name="P205">[Required]</text:p>
            <text:p text:style-name="P211"><text:span text:style-name="T168">コンポーネント名</text:span><text:span text:style-name="T2"> </text:span></text:p>
          </table:table-cell>
        </table:table-row>
        <table:table-row>
          <table:table-cell table:style-name="Table8.A2" office:value-type="string">
            <text:p text:style-name="P199"><text:span text:style-name="Source_20_Text">macro-uri</text:span></text:p>
          </table:table-cell>
          <table:table-cell table:style-name="Table8.B2" office:value-type="string">
            <text:p text:style-name="P205">[Required, if the by-macro format is used][EL is <text:span text:style-name="T151">not</text:span> allowed]</text:p>
            <text:p text:style-name="Table_20_Contents"><text:span text:style-name="T63">マクロフォーマットを使って、</text:span><text:span text:style-name="T75">ZUML</text:span><text:span text:style-name="T63">ページの</text:span><text:span text:style-name="T75">URI</text:span><text:span text:style-name="T63">を指定します。</text:span><text:span text:style-name="T75">ZUML</text:span><text:span text:style-name="T63">ページはコンポーネント作成のテンプレートとして使われます。</text:span><text:span text:style-name="T2"> </text:span></text:p>
          </table:table-cell>
        </table:table-row>
        <table:table-row>
          <table:table-cell table:style-name="Table8.A2" office:value-type="string">
            <text:p text:style-name="P199"><text:span text:style-name="Source_20_Text">class</text:span></text:p>
          </table:table-cell>
          <table:table-cell table:style-name="Table8.B2" office:value-type="string">
            <text:p text:style-name="P205">[Optional]</text:p>
            <text:p text:style-name="P211"><text:span text:style-name="T168">クラスとマクロフォーマットの両方を使い、コンポーネントのインスタンスを例示するためのクラスを指定します。</text:span><text:span text:style-name="T2"> </text:span></text:p>
          </table:table-cell>
        </table:table-row>
        <table:table-row>
          <table:table-cell table:style-name="Table8.A2" office:value-type="string">
            <text:p text:style-name="P199"><text:span text:style-name="Source_20_Text">ext</text:span><text:span text:style-name="Source_20_Text"><text:span text:style-name="T2">ends</text:span></text:span></text:p>
          </table:table-cell>
          <table:table-cell table:style-name="Table8.B2" office:value-type="string">
            <text:p text:style-name="P205">[Optional]</text:p>
            <text:p text:style-name="P213">クラスフォーマットを使い、デフォルト値としてプロパティを使用するコンポーネントの名前を表します。そして、このコマンド内で定義されたプロパティのみをオーバーライドします。</text:p>
            <text:p text:style-name="P63"><text:span text:style-name="T168">指定されていない場合、存在しているどの定義も無視します。新しいコンポーネントは更新され、このコマンド内で定義されたプロパティを伴って定義されます。</text:span> </text:p>
          </table:table-cell>
        </table:table-row>
        <table:table-row>
          <table:table-cell table:style-name="Table8.A2" office:value-type="string">
            <text:p text:style-name="P199"><text:span text:style-name="Source_20_Text">mold-name</text:span></text:p>
          </table:table-cell>
          <table:table-cell table:style-name="Table8.B2" office:value-type="string">
            <text:p text:style-name="P205">[Optional][<text:span text:style-name="T28">Default:</text:span><text:span text:style-name="T9"> </text:span><text:span text:style-name="Source_20_Text">default</text:span>]</text:p>
            <text:p text:style-name="P207"><text:span text:style-name="T168">クラスフォーマットを使ってスタイル名を指定します。</text:span><text:span text:style-name="Source_20_Text"><text:span text:style-name="T126">mold-name</text:span></text:span><text:span text:style-name="T168">が指定されている場合、</text:span><text:span text:style-name="Source_20_Text"><text:span text:style-name="T126">mold-uri</text:span></text:span><text:span text:style-name="T168">も指定されていなければなりません。</text:span><text:span text:style-name="T2"> </text:span></text:p>
          </table:table-cell>
        </table:table-row>
        <table:table-row>
          <table:table-cell table:style-name="Table8.A2" office:value-type="string">
            <text:p text:style-name="P199"><text:span text:style-name="Source_20_Text">mold-uri</text:span></text:p>
          </table:table-cell>
          <table:table-cell table:style-name="Table8.B2" office:value-type="string">
            <text:p text:style-name="P205">[Optional][EL<text:span text:style-name="T28"> is allow</text:span>ed]</text:p>
            <text:p text:style-name="P207"><text:span text:style-name="T123">クラス</text:span><text:span text:style-name="T168">フォーマットを使用し、</text:span><text:span text:style-name="T126">URI</text:span><text:span text:style-name="T168">スタイルを指定します。</text:span><text:span text:style-name="Source_20_Text"><text:span text:style-name="T126">mold-uri</text:span></text:span><text:span text:style-name="T168">が指</text:span><text:span text:style-name="T2"> <text:s/></text:span><text:span text:style-name="T168">定されて、</text:span><text:span text:style-name="Source_20_Text"><text:span text:style-name="T126">mold-name</text:span></text:span><text:span text:style-name="T168">が指定されていない場合、形式名はデフォルトが使用されます。</text:span><text:span text:style-name="T2"> </text:span></text:p>
          </table:table-cell>
        </table:table-row>
        <table:table-row>
          <table:table-cell table:style-name="Table8.A2" office:value-type="string">
            <text:p text:style-name="P199"><text:span text:style-name="Source_20_Text"><text:span text:style-name="T151">pro</text:span></text:span><text:span text:style-name="Source_20_Text"><text:span text:style-name="T152">p1</text:span></text:span><text:span text:style-name="Source_20_Text"><text:span text:style-name="T2">, </text:span></text:span><text:span text:style-name="Source_20_Text"><text:span text:style-name="T152">prop2</text:span></text:span><text:span text:style-name="Source_20_Text"><text:span text:style-name="T2">...</text:span></text:span></text:p>
          </table:table-cell>
          <table:table-cell table:style-name="Table8.B2" office:value-type="string">
            <text:p text:style-name="P205">[Optional]</text:p>
            <text:p text:style-name="P209"><text:span text:style-name="Source_20_Text">by-class</text:span>と<text:span text:style-name="Source_20_Text">by-macro</text:span>の両方を使用して、コンポーネントの初期プロパティ(aka.,members)を指定します。</text:p>
            <text:p text:style-name="P209">ZUMLによってコンポーネントが作成された場合(aka.,ZUMLページの一部分として、指定された)初期プロパティは自動的に適用されます。</text:p>
            <text:p text:style-name="P209">一方、自分自身でコンポーネントを作成した場合(つまり、Javaコードを用いて作成した場合)初期プロパティは適用されません。初期プロパティを使用したい場合、<text:span text:style-name="Source_20_Text">applyProperties</text:span>メソッドを呼び出します。</text:p>
          </table:table-cell>
        </table:table-row>
      </table:table>
      <text:h text:style-name="P47" text:outline-level="3"><text:span text:style-name="Source_20_Text">init</text:span> <text:span text:style-name="T41">コマンド</text:span></text:h>
      <text:p text:style-name="P35"><text:span text:style-name="Source_20_Text">&lt;?init class="..." [arg0="..."] [arg1="..."] [arg2="..."] [arg3="..."]?&gt;</text:span></text:p>
      <text:p text:style-name="P35"><text:span text:style-name="Source_20_Text">&lt;?init zscript="..." [arg0="..."] [arg1="..."] [arg2="..."] [arg3="..."]?&gt;</text:span></text:p>
      <text:p text:style-name="P26">二つのフォーマットがあります。一つ目のフォーマットはクラスを指定して、カスタムアプリケーション初期化を行います。二つ目のフォーマットは<text:span text:style-name="Source_20_Text">zscript</text:span>ファイルを指定して、カスタムアプリケーション初期化を行います。</text:p>
      <text:p text:style-name="P26">ページが処理され、デスクトップに付加される前に初期化は行われます。こうして、初期化中、<text:span text:style-name="Source_20_Text">getDesktop</text:span>、<text:span text:style-name="Source_20_Text">getID</text:span>、<text:span text:style-name="Source_20_Text">getTitle</text:span>メソッドは<text:span text:style-name="Source_20_Text">null</text:span>を返します。現在使用中のデスクトップを検索するため、<text:span text:style-name="Source_20_Text">org.zkoss.zk.ui.Execution</text:span>インターフェースを使用します。</text:p>
      <text:p text:style-name="P26"><text:span text:style-name="Source_20_Text">init</text:span>コマンドの数を指定します。一番目のフォーマットを選択する場合、指定されたクラスは<text:span text:style-name="Source_20_Text">org.zkoss.zk.ui.util.Initator</text:span>インターフェースを実装します。一度指定されると、クラスのインスタンスが作成されます。<text:span text:style-name="Source_20_Text">doInit</text:span>メソッドはページを処理するまえに呼び出されます。</text:p>
      <text:p text:style-name="P26">なお、<text:span text:style-name="Source_20_Text">doFinally</text:span>メソッドはページが処理されてから呼び出されます。<text:span text:style-name="Source_20_Text">doCatch</text:span>メソッドは例外が発生したときに呼び出されます。こうして、このコマンドは初期化を制限しておらず、クリーンアップとエラー処理に使用します。</text:p>
      <text:p text:style-name="P26">二つ目のフォーマットを選んだら、<text:span text:style-name="Source_20_Text">zscript</text:span>ファイルは処理され、タイプが<text:span text:style-name="Source_20_Text">Object[]</text:span>である引数<text:span text:style-name="Source_20_Text">args</text:span>と呼ばれる変数として渡されます。</text:p>
      <table:table table:name="Table14" table:style-name="Table14">
        <table:table-column table:style-name="Table14.A"/>
        <table:table-column table:style-name="Table14.B"/>
        <table:table-header-rows>
          <table:table-row table:style-name="Table14.1">
            <table:table-cell table:style-name="Table14.A1" office:value-type="string">
              <text:p text:style-name="Table_20_Heading">Attribute Name</text:p>
            </table:table-cell>
            <table:table-cell table:style-name="Table14.B1" office:value-type="string">
              <text:p text:style-name="Table_20_Heading">Description</text:p>
            </table:table-cell>
          </table:table-row>
        </table:table-header-rows>
        <table:table-row table:style-name="Table14.1">
          <table:table-cell table:style-name="Table14.A2" office:value-type="string">
            <text:p text:style-name="P199"><text:span text:style-name="Source_20_Text">class</text:span></text:p>
          </table:table-cell>
          <table:table-cell table:style-name="Table14.B2" office:value-type="string">
            <text:p text:style-name="Table_20_Contents">[Optional]</text:p>
            <text:p text:style-name="P207"><text:span text:style-name="Source_20_Text"><text:span text:style-name="T164">org.zkoss.zk.ui.util.Initator</text:span></text:span><text:span text:style-name="T41">インターフェースが実装されたクラスの名前</text:span></text:p>
            <text:p text:style-name="P67"><text:span text:style-name="T63">ページ初期段階で</text:span><text:span text:style-name="Source_20_Text"><text:span text:style-name="T122">doInit</text:span></text:span><text:span text:style-name="T63">メソッドが呼び出されます。</text:span><text:span text:style-name="T74">(</text:span><text:span text:style-name="T63">つまり、ページが処理される前</text:span><text:span text:style-name="T74">) </text:span><text:span text:style-name="T63">ページが処理された後では、</text:span><text:span text:style-name="Source_20_Text"><text:span text:style-name="T122">doFinally</text:span></text:span><text:span text:style-name="T63">メソッドが呼び出されます。</text:span><text:span text:style-name="Source_20_Text"><text:span text:style-name="T122">doCatch</text:span></text:span><text:span text:style-name="T63">メソッドは処理中例外が発生した場合に呼ばれます。</text:span> <text:span text:style-name="T2">.</text:span></text:p>
          </table:table-cell>
        </table:table-row>
        <table:table-row table:style-name="Table14.1">
          <table:table-cell table:style-name="Table14.A2" office:value-type="string">
            <text:p text:style-name="P199"><text:span text:style-name="Source_20_Text">zscript</text:span></text:p>
          </table:table-cell>
          <table:table-cell table:style-name="Table14.B2" office:value-type="string">
            <text:p text:style-name="Table_20_Contents">[Opt<text:span text:style-name="T2">ional]</text:span></text:p>
            <text:p text:style-name="Table_20_Contents"><text:span text:style-name="T51">ページ初期段階で処理されるスクリプトファイル。</text:span> </text:p>
          </table:table-cell>
        </table:table-row>
        <table:table-row table:style-name="Table14.1">
          <table:table-cell table:style-name="Table14.A2" office:value-type="string">
            <text:p text:style-name="P199"><text:span text:style-name="Source_20_Text">arg0, arg1, arg2, arg3,...</text:span></text:p>
          </table:table-cell>
          <table:table-cell table:style-name="Table14.B2" office:value-type="string">
            <text:p text:style-name="Table_20_Contents">[Opt<text:span text:style-name="T2">ional]</text:span></text:p>
            <text:p text:style-name="P207"><text:span text:style-name="T168">引数の数を指定できます。１番目のフォーマットが使用されている場合、その数は</text:span><text:span text:style-name="Source_20_Text"><text:span text:style-name="T122">doInit</text:span></text:span><text:span text:style-name="T168">メソッドに送信され、</text:span><text:span text:style-name="T122">2</text:span><text:span text:style-name="T168">番目のフォーマットが使用されている場合、</text:span><text:span text:style-name="Source_20_Text"><text:span text:style-name="T38">args</text:span></text:span><text:span text:style-name="T39">の値として</text:span><text:span text:style-name="T168">送信されます。メモ</text:span><text:span text:style-name="T122">:</text:span><text:span text:style-name="T168">一番目の引数は</text:span><text:span text:style-name="Source_20_Text"><text:span text:style-name="T122">arg0</text:span></text:span><text:span text:style-name="T168">、二番目は</text:span><text:span text:style-name="Source_20_Text"><text:span text:style-name="T122">arg1</text:span></text:span><text:span text:style-name="T168">、以下同様です。</text:span> </text:p>
          </table:table-cell>
        </table:table-row>
      </table:table>
      <text:h text:style-name="P47" text:outline-level="3"><text:span text:style-name="Source_20_Text"/></text:h>
      <text:h text:style-name="P47" text:outline-level="3"><text:span text:style-name="Source_20_Text">variable-resolver </text:span><text:span text:style-name="T41">コマンド</text:span></text:h>
      <text:p text:style-name="P25"><text:span text:style-name="Source_20_Text">&lt;?variable-resolver class="..."?&gt;</text:span></text:p>
      <text:p text:style-name="P26"><text:span text:style-name="Source_20_Text">zscript</text:span>インタプリタが不明な変数を解析する際に使用される変数リゾルバー(variable-resolver) を指定します。指定されたクラスは<text:span text:style-name="Source_20_Text">org.zkoss.zk.scripting.VariableResolver</text:span>インターフェースを実装します。</text:p>
      <text:p text:style-name="P26">variable-resolverコマンドを使うことで多変数リゾルバーを指定することができます。遅く宣言されるほど、より高い優先度を持ちます。</text:p>
      <text:p text:style-name="P26">以下はスプリングフレームワークとともにZKを使用するときの例です。スプリングフレームワークの中で宣言されたJava　Beansを解析することで、それらを直接参照できます。</text:p>
      <text:p text:style-name="Code_20_Indent">&lt;?<text:span text:style-name="T9">variable</text:span>-resolver class="org.zkoss.zkplus.spring.DelegatingVariableResolver"?&gt;</text:p>
      <text:p text:style-name="Text_20_body_20_indent"><text:span text:style-name="T56">詳しくは</text:span><text:span text:style-name="T61"> </text:span><text:a xlink:type="simple" xlink:href="http://zk1.sourceforge.net/smalltalks/springdao1/sdao1.html"><text:span text:style-name="T157">Small Talk: </text:span></text:a><text:a xlink:type="simple" xlink:href="http://zk1.sourceforge.net/smalltalks/springdao1/sdao1.html"><text:span text:style-name="T156">ZK with Spring DAO and JDBC, Part II</text:span></text:a><text:span text:style-name="T61"> </text:span><text:span text:style-name="T56">をご覧ください。</text:span></text:p>
      <table:table table:name="Table15" table:style-name="Table15">
        <table:table-column table:style-name="Table15.A"/>
        <table:table-column table:style-name="Table15.B"/>
        <table:table-header-rows>
          <table:table-row table:style-name="Table15.1">
            <table:table-cell table:style-name="Table15.A1" office:value-type="string">
              <text:p text:style-name="Table_20_Heading">Attribute Name</text:p>
            </table:table-cell>
            <table:table-cell table:style-name="Table15.B1" office:value-type="string">
              <text:p text:style-name="Table_20_Heading">Description</text:p>
            </table:table-cell>
          </table:table-row>
        </table:table-header-rows>
        <table:table-row table:style-name="Table15.1">
          <table:table-cell table:style-name="Table15.A2" office:value-type="string">
            <text:p text:style-name="P199"><text:span text:style-name="Source_20_Text">class</text:span></text:p>
          </table:table-cell>
          <table:table-cell table:style-name="Table15.B2" office:value-type="string">
            <text:p text:style-name="Table_20_Contents">[Required]</text:p>
            <text:p text:style-name="P207"><text:span text:style-name="T41">クラス名は</text:span><text:span text:style-name="Source_20_Text"><text:span text:style-name="T164">org.zkoss.zk.scripting.VariableResolver</text:span></text:span><text:span text:style-name="T41">インターフェースを実装します。</text:span></text:p>
            <text:p text:style-name="P68"><text:span text:style-name="T55">指定されたクラスのインスタンスは作成され、ページに追加されます</text:span>。</text:p>
          </table:table-cell>
        </table:table-row>
      </table:table>
      <text:h text:style-name="Heading_20_3" text:outline-level="3"><text:span text:style-name="Source_20_Text">import</text:span><text:span text:style-name="T49">コマンド</text:span></text:h>
      <text:p text:style-name="P35"><text:span text:style-name="Source_20_Text">&lt;?import uri="..."?&gt;</text:span></text:p>
      <text:p text:style-name="P25">コンポーネント定義と他のZUMLページ中で定義されたイニシエーターを挿入します。つまり、指定されたページから<text:span text:style-name="Source_20_Text">component</text:span>と<text:span text:style-name="Source_20_Text">init</text:span>コマンドを挿入します。<text:span text:style-name="Source_20_Text">Component</text:span>と<text:span text:style-name="Source_20_Text">init</text:span>以外のコマンドは混乱を避けるために無視されます。</text:p>
      <text:p text:style-name="P26">代表的な使用は一つのZUMLページの中でコンポーネントセットを定義します。そして、他のZUMLページはこのページを挿入し、コンポーネントの定義を共有します</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5"><text:span text:style-name="T41">特別なクラスが</text:span><text:span text:style-name="Source_20_Text"><text:span text:style-name="T163">WEB-INF/macros/special.zs</text:span></text:span><text:span text:style-name="T41">の中で定義されることを仮定します。</text:span></text:p>
      <text:p text:style-name="P25"><text:span text:style-name="T41">こうして、他の</text:span><text:span text:style-name="T163">ZUML</text:span><text:span text:style-name="T41">ページは以下のようにコンポーネントの定義を共有することができます。</text:span></text:p>
      <text:p text:style-name="P41">&lt;?import uri="special.zul"?&gt;</text:p>
      <text:p text:style-name="P41">...</text:p>
      <text:p text:style-name="P41">&lt;special/&gt;&lt;!-- you can use the component defined in special.zul --&gt;</text:p>
      <text:p text:style-name="P25"><text:span text:style-name="T41">他のコマンドと違って、</text:span><text:span text:style-name="Source_20_Text"><text:span text:style-name="T163">import</text:span></text:span><text:span text:style-name="T41">コマンドは最上層に位置します。つまりルート要素と同じレベルです。</text:span></text:p>
      <table:table table:name="Table16" table:style-name="Table16">
        <table:table-column table:style-name="Table16.A"/>
        <table:table-column table:style-name="Table16.B"/>
        <table:table-header-rows>
          <table:table-row table:style-name="Table16.1">
            <table:table-cell table:style-name="Table16.A1" office:value-type="string">
              <text:p text:style-name="Table_20_Heading">Attribute Name</text:p>
            </table:table-cell>
            <table:table-cell table:style-name="Table16.B1" office:value-type="string">
              <text:p text:style-name="Table_20_Heading">Description</text:p>
            </table:table-cell>
          </table:table-row>
        </table:table-header-rows>
        <table:table-row table:style-name="Table16.2">
          <table:table-cell table:style-name="Table16.A2" office:value-type="string">
            <text:p text:style-name="P199"><text:span text:style-name="Source_20_Text">uri</text:span></text:p>
          </table:table-cell>
          <table:table-cell table:style-name="Table16.B2" office:value-type="string">
            <text:p text:style-name="Table_20_Contents">[Required]</text:p>
            <text:p text:style-name="P207"><text:span text:style-name="T41">他のコマンドと違って、</text:span><text:span text:style-name="Source_20_Text"><text:span text:style-name="T163">import</text:span></text:span><text:span text:style-name="T41">コマンドは最上層に位置します。つまりルート要素と同じレベルです。</text:span></text:p>
          </table:table-cell>
        </table:table-row>
      </table:table>
      <text:h text:style-name="P47" text:outline-level="3"><text:span text:style-name="Source_20_Text"><text:span text:style-name="T164">link</text:span></text:span><text:span text:style-name="T41">と</text:span><text:span text:style-name="Source_20_Text"><text:span text:style-name="T164">meta</text:span></text:span><text:span text:style-name="T165">コマンド</text:span></text:h>
      <text:p text:style-name="P36"><text:span text:style-name="Source_20_Text">&lt;?link [href="uri"] </text:span><text:span text:style-name="Source_20_Text"><text:span text:style-name="T154">[</text:span></text:span><text:span text:style-name="Source_20_Text"><text:span text:style-name="T151">name0</text:span></text:span><text:span text:style-name="Source_20_Text"><text:span text:style-name="T154">="</text:span></text:span><text:span text:style-name="Source_20_Text"><text:span text:style-name="T151">value0</text:span></text:span><text:span text:style-name="Source_20_Text"><text:span text:style-name="T154">"] [</text:span></text:span><text:span text:style-name="Source_20_Text"><text:span text:style-name="T151">name1</text:span></text:span><text:span text:style-name="Source_20_Text"><text:span text:style-name="T154">="</text:span></text:span><text:span text:style-name="Source_20_Text"><text:span text:style-name="T151">value1</text:span></text:span><text:span text:style-name="Source_20_Text"><text:span text:style-name="T154">"] [</text:span></text:span><text:span text:style-name="Source_20_Text"><text:span text:style-name="T151">name2</text:span></text:span><text:span text:style-name="Source_20_Text"><text:span text:style-name="T154">="</text:span></text:span><text:span text:style-name="Source_20_Text"><text:span text:style-name="T151">value2</text:span></text:span><text:span text:style-name="Source_20_Text"><text:span text:style-name="T154">"]?&gt;<text:line-break/>&lt;?meta [</text:span></text:span><text:span text:style-name="Source_20_Text"><text:span text:style-name="T151">name0</text:span></text:span><text:span text:style-name="Source_20_Text"><text:span text:style-name="T154">="</text:span></text:span><text:span text:style-name="Source_20_Text"><text:span text:style-name="T151">value0</text:span></text:span><text:span text:style-name="Source_20_Text"><text:span text:style-name="T154">"] [</text:span></text:span><text:span text:style-name="Source_20_Text"><text:span text:style-name="T151">name1</text:span></text:span><text:span text:style-name="Source_20_Text"><text:span text:style-name="T154">="</text:span></text:span><text:span text:style-name="Source_20_Text"><text:span text:style-name="T151">value1</text:span></text:span><text:span text:style-name="Source_20_Text"><text:span text:style-name="T154">"] [</text:span></text:span><text:span text:style-name="Source_20_Text"><text:span text:style-name="T151">name2</text:span></text:span><text:span text:style-name="Source_20_Text"><text:span text:style-name="T154">="</text:span></text:span><text:span text:style-name="Source_20_Text"><text:span text:style-name="T151">value2</text:span></text:span><text:span text:style-name="Source_20_Text"><text:span text:style-name="T154">"]?&gt;</text:span></text:span></text:p>
      <text:p text:style-name="P29">HTMLの中にはいわゆるヘッダー要素があります。現在HTML方式のクライアント(いわゆるブラウザ)はそれらを使用することができます。</text:p>
      <text:p text:style-name="P30">ディベロッパーはこれらヘッダーコマンドを伴った属性を指定することができます。ZKは<text:span text:style-name="Source_20_Text">href</text:span>コマンドのURIをエンコードするだけです(<text:span text:style-name="Source_20_Text">Executions</text:span>クラスの<text:span text:style-name="Source_20_Text">encodeURL</text:span>メソッドの使用により)。ZKは他のすべての属性を直接クライアントへ発信します。 </text:p>
      <text:p text:style-name="P30">これらヘッダーコマンドは主要なZULページにのみ有効です。つまり、他のページ又はサーブレットに含まれているページである場合、ヘッダーコマンドは無視されます。また、ページがzhtmlファイルである場合も無視されます。</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41"><text:tab/>^^^^^^My content</text:p>
      <text:p text:style-name="P41">&lt;/window&gt;</text:p>
      <text:h text:style-name="Heading_20_2" text:outline-level="2">ZK <text:span text:style-name="T49">属性</text:span></text:h>
      <text:p text:style-name="P57"><text:span text:style-name="T163">ZK</text:span><text:span text:style-name="T41">属性はデータメンバを初期化するほか、関連要素を制御します。</text:span></text:p>
      <text:h text:style-name="Heading_20_3" text:outline-level="3"><text:span text:style-name="Source_20_Text">use</text:span> <text:span text:style-name="T49">属性</text:span></text:h>
      <text:p text:style-name="P35"><text:span text:style-name="Source_20_Text">for</text:span><text:span text:style-name="Source_20_Text"><text:span text:style-name="T2">EachEnd="</text:span></text:span><text:span text:style-name="Source_20_Text"><text:span text:style-name="T152">a-class-name</text:span></text:span><text:span text:style-name="Source_20_Text"><text:span text:style-name="T2">"</text:span></text:span></text:p>
      <text:p text:style-name="P25"><text:span text:style-name="T41">コンポーネントを作成するクラスを指定します。以下の例では、</text:span><text:span text:style-name="Source_20_Text"><text:span text:style-name="T163">MyWindow</text:span></text:span><text:span text:style-name="T41">はデフォルトクラス</text:span><text:span text:style-name="T163">(</text:span><text:span text:style-name="Source_20_Text"><text:span text:style-name="T163">org.zkoss.zul.Window</text:span></text:span><text:span text:style-name="T163">) </text:span><text:span text:style-name="T41">の代わりに使用されます。</text:span></text:p>
      <text:p text:style-name="Code_20_Indent">&lt;window use="MyWindow"/&gt;</text:p>
      <text:h text:style-name="Heading_20_3" text:outline-level="3"><text:span text:style-name="Source_20_Text">if</text:span> <text:span text:style-name="T49">属性</text:span></text:h>
      <text:p text:style-name="P35"><text:span text:style-name="Source_20_Text"><text:span text:style-name="T2">if="${</text:span></text:span><text:span text:style-name="Source_20_Text"><text:span text:style-name="T152">an-EL-expr</text:span></text:span><text:span text:style-name="Source_20_Text"><text:span text:style-name="T2">}"</text:span></text:span></text:p>
      <text:p text:style-name="P25"><text:span text:style-name="T41">関連要素を処理する状態を指定します。つまり、</text:span><text:span text:style-name="Source_20_Text"><text:span text:style-name="T2">i</text:span></text:span><text:span text:style-name="Source_20_Text"><text:span text:style-name="T163">f</text:span></text:span><text:span text:style-name="T41">属性が</text:span><text:span text:style-name="Source_20_Text"><text:span text:style-name="T2">f</text:span></text:span><text:span text:style-name="Source_20_Text"><text:span text:style-name="T163">alse</text:span></text:span><text:span text:style-name="T41">と処理された場合、関連要素と、そのすべての子要素は無視されます。</text:span></text:p>
      <text:h text:style-name="Heading_20_3" text:outline-level="3"><text:span text:style-name="Source_20_Text">unless</text:span> <text:span text:style-name="T49">属性</text:span></text:h>
      <text:p text:style-name="P35"><text:span text:style-name="Source_20_Text"><text:span text:style-name="T2">unless="${</text:span></text:span><text:span text:style-name="Source_20_Text"><text:span text:style-name="T152">an-EL-expr</text:span></text:span><text:span text:style-name="Source_20_Text"><text:span text:style-name="T2">}"</text:span></text:span></text:p>
      <text:p text:style-name="P25"><text:span text:style-name="T168">関連要素を処理しない状態を指定します。つまり、</text:span><text:span text:style-name="Source_20_Text"><text:span text:style-name="T167">u</text:span></text:span><text:span text:style-name="Source_20_Text"><text:span text:style-name="T122">nless</text:span></text:span><text:span text:style-name="T168">属性が</text:span><text:span text:style-name="Source_20_Text"><text:span text:style-name="T167">t</text:span></text:span><text:span text:style-name="Source_20_Text"><text:span text:style-name="T122">rue</text:span></text:span><text:span text:style-name="T168">と処理された場合、関連要素とその子要素のすべては無視されます。</text:span></text:p>
      <text:h text:style-name="Heading_20_3" text:outline-level="3"><text:span text:style-name="Source_20_Text"><text:span text:style-name="T2">forEach</text:span></text:span><text:span text:style-name="T2"> </text:span><text:span text:style-name="T49">属性</text:span></text:h>
      <text:p text:style-name="P36"><text:span text:style-name="Source_20_Text">forEach="${</text:span><text:span text:style-name="Source_20_Text"><text:span text:style-name="T151">an-EL-expr</text:span></text:span><text:span text:style-name="Source_20_Text">}"</text:span></text:p>
      <text:p text:style-name="P32">オブジェクトの集合を表します。そうして、関連要素が集合中のどのオブジェクトに対しても繰り返し処理されます。指定していない、または空の状態では、この属性は無視されます。集合ではないオブジェクトが指定されていたら、一要素の集合が指定されているように、一度だけ、処理をします。</text:p>
      <text:h text:style-name="Heading_20_3" text:outline-level="3"><text:span text:style-name="Source_20_Text">for</text:span><text:span text:style-name="Source_20_Text"><text:span text:style-name="T2">EachBegin</text:span></text:span><text:span text:style-name="T61"> </text:span><text:span text:style-name="T56">属性</text:span></text:h>
      <text:p text:style-name="P36"><text:span text:style-name="Source_20_Text">forEachBegin="${</text:span><text:span text:style-name="Source_20_Text"><text:span text:style-name="T151">an-EL-expr</text:span></text:span><text:span text:style-name="Source_20_Text">}"</text:span></text:p>
      <text:p text:style-name="P26"><text:span text:style-name="Source_20_Text">forEach</text:span>属性を使用するときに使います。繰り返し処理が始まるところ（0から始まる）を指定します。指定されていない場合、初めの要素から始まります。つまり0です。</text:p>
      <text:p text:style-name="P26"><text:span text:style-name="Source_20_Text">forEachBegin</text:span>は要素の数と等しいか、又は要素数より大きい場合、繰り返し処理は行われません。</text:p>
      <text:p text:style-name="P26">メモ：配列などに使うとき、<text:span text:style-name="Source_20_Text">forEachStatus.index</text:span>の値は相対ではなく、絶対的です。例えば、<text:span text:style-name="Source_20_Text">forEachBegin</text:span>が5の場合、<text:span text:style-name="Source_20_Text">forEachStatus.index</text:span>の初期値は5になります。</text:p>
      <text:h text:style-name="Heading_20_3" text:outline-level="3"><text:span text:style-name="Source_20_Text">for</text:span><text:span text:style-name="Source_20_Text"><text:span text:style-name="T2">EachEnd</text:span></text:span><text:span text:style-name="T2"> </text:span><text:span text:style-name="T49">属性</text:span></text:h>
      <text:p text:style-name="P35"><text:span text:style-name="Source_20_Text">for</text:span><text:span text:style-name="Source_20_Text"><text:span text:style-name="T2">EachEnd="${</text:span></text:span><text:span text:style-name="Source_20_Text"><text:span text:style-name="T152">an-EL-expr</text:span></text:span><text:span text:style-name="Source_20_Text"><text:span text:style-name="T2">}"</text:span></text:span></text:p>
      <text:p text:style-name="P25"><text:span text:style-name="Source_20_Text"><text:span text:style-name="T163">forEach</text:span></text:span><text:span text:style-name="T41">属性を使用するときに使います。繰り返し処理が終わるところ</text:span><text:span text:style-name="T163">(</text:span><text:span text:style-name="T41">その指定したものも含まれます</text:span><text:span text:style-name="T163">)</text:span><text:span text:style-name="T41">を指定します。指定されていない場合、繰り返し処理は最後の要素で終わります。</text:span></text:p>
      <text:p text:style-name="P25"><text:span text:style-name="Source_20_Text"><text:span text:style-name="T122">forEachEnd</text:span></text:span><text:span text:style-name="T168">が要素数に等しいか又はより大きい場合、繰り返し処理は最後の要素で終了となります。</text:span></text:p>
      <text:h text:style-name="Heading_20_3" text:outline-level="3"><text:span text:style-name="Source_20_Text">fulfill</text:span> <text:span text:style-name="T49">属性</text:span></text:h>
      <text:p text:style-name="P35"><text:span text:style-name="Source_20_Text">fulfill="</text:span><text:span text:style-name="Source_20_Text"><text:span text:style-name="T151">event-name</text:span></text:span><text:span text:style-name="Source_20_Text">"<text:line-break/>fulfill="</text:span><text:span text:style-name="Source_20_Text"><text:span text:style-name="T151">target-id</text:span></text:span><text:span text:style-name="Source_20_Text"><text:span text:style-name="T154">.</text:span></text:span><text:span text:style-name="Source_20_Text"><text:span text:style-name="T151">event-name</text:span></text:span><text:span text:style-name="Source_20_Text">"<text:line-break/>fulfill="</text:span><text:span text:style-name="Source_20_Text"><text:span text:style-name="T151">id1/id2/id3</text:span></text:span><text:span text:style-name="Source_20_Text"><text:span text:style-name="T154">.</text:span></text:span><text:span text:style-name="Source_20_Text"><text:span text:style-name="T151">event-name</text:span></text:span><text:span text:style-name="Source_20_Text">"<text:line-break/>fulfill="${</text:span><text:span text:style-name="Source_20_Text"><text:span text:style-name="T151">el-expr</text:span></text:span><text:span text:style-name="Source_20_Text">}.</text:span><text:span text:style-name="Source_20_Text"><text:span text:style-name="T151">event-name</text:span></text:span><text:span text:style-name="Source_20_Text">"</text:span></text:p>
      <text:p text:style-name="Text_20_body_20_indent"><text:span text:style-name="T63">子要素を作成するタイミングを指定します。デフォルトによって、</text:span><text:span text:style-name="T75">(</text:span><text:span text:style-name="T63">つまり、</text:span><text:span text:style-name="Source_20_Text"><text:span text:style-name="T126">fullfill</text:span></text:span><text:span text:style-name="T63">は指定されていない場合</text:span><text:span text:style-name="T75">)</text:span><text:span text:style-name="T63">子要素は</text:span><text:span text:style-name="T75">ZUML</text:span><text:span text:style-name="T63">ページが読み込まれた直後、親コンポーネントが作成された直後に作成されま</text:span><text:span text:style-name="T51">す。</text:span></text:p>
      <text:p text:style-name="P25"><text:span text:style-name="Source_20_Text"><text:span text:style-name="T126">fullfill</text:span></text:span><text:span text:style-name="T168">属性で状態を指定すれば、子要素の作成を遅らせます。その条件はイベント名と、目標コンポーネント</text:span><text:span text:style-name="T126">(</text:span><text:span text:style-name="T168">オプション</text:span><text:span text:style-name="T126">)</text:span><text:span text:style-name="T168">又はパス</text:span><text:span text:style-name="T126">(</text:span><text:span text:style-name="T168">オプション</text:span><text:span text:style-name="T126">)</text:span><text:span text:style-name="T168">から成り立っています。つまり、指定された目標コンポーネントがイベントを受け取るまでに、子要素は処理されません。識別子が指定されていない場合、同じコンポーネントが想定されます。</text:span><text:span text:style-name="T2"> </text:span></text:p>
      <text:p text:style-name="P25"><text:span text:style-name="T163">EL</text:span><text:span text:style-name="T41">表記が指定されている場合、コンポーネント、識別子またはパスを送り返さなければなりません。</text:span></text:p>
      <text:p text:style-name="P27">詳しくはロードオンデマンドの章をご覧ください。</text:p>
      <text:h text:style-name="Heading_20_2" text:outline-level="2">ZK <text:span text:style-name="T49">要素</text:span></text:h>
      <text:p text:style-name="P57"><text:span text:style-name="T163">ZK</text:span><text:span text:style-name="T41">要素はコンポーネント作成のほかに</text:span><text:span text:style-name="T163">ZUML</text:span><text:span text:style-name="T41">ページをコントロールします。</text:span></text:p>
      <text:h text:style-name="Heading_20_3" text:outline-level="3"><text:span text:style-name="Source_20_Text">zk</text:span> <text:span text:style-name="T49">要素</text:span></text:h>
      <text:p text:style-name="P35"><text:span text:style-name="Source_20_Text">&lt;zk&gt;...&lt;/zk&gt;</text:span></text:p>
      <text:p text:style-name="P25"><text:span text:style-name="T41">特別な要素が他の要素を集めます。本当のコンポーネント</text:span><text:span text:style-name="T163">(</text:span><text:span text:style-name="T41">例えば、</text:span><text:span text:style-name="Source_20_Text"><text:span text:style-name="T163">hbox</text:span></text:span><text:span text:style-name="T163"> or </text:span><text:span text:style-name="Source_20_Text"><text:span text:style-name="T163">div</text:span></text:span><text:span text:style-name="T163">)</text:span><text:span text:style-name="T41">とは異なり、コンポーネントツリーの一部分ではありません。つまり、コンポーネントではありません。例えば、</text:span></text:p>
      <text:p text:style-name="Code_20_Indent">&lt;window&gt;</text:p>
      <text:p text:style-name="Code_20_Indent"><text:tab/>^^^^^^&lt;zk&gt;</text:p>
      <text:p text:style-name="Code_20_Indent"><text:tab/><text:tab/>^^^^^^^^^^^^&lt;textbox/&gt;<text:line-break/><text:tab/><text:tab/>^^^^^^^^^^^^&lt;textbox/&gt;</text:p>
      <text:p text:style-name="P41"><text:tab/>^^^^^^&lt;/zk&gt;</text:p>
      <text:p text:style-name="P41">&lt;/window&gt;</text:p>
      <text:p text:style-name="P32">は下と同じ働きをします。</text:p>
      <text:p text:style-name="Code_20_Indent">&lt;window&gt;</text:p>
      <text:p text:style-name="Code_20_Indent"><text:tab/>^^^^^^&lt;textbox/&gt;<text:line-break/><text:tab/>^^^^^^&lt;textbox/&gt;</text:p>
      <text:p text:style-name="P41">&lt;/window&gt;</text:p>
      <text:p text:style-name="P32">では、何のために使うのでしょうか？</text:p>
      <text:h text:style-name="P122" text:outline-level="4">一ページ内に多数のルート要素が存在したら</text:h>
      <text:p text:style-name="P80"><text:span text:style-name="T163">XML</text:span><text:span text:style-name="T41">のシンタックス制限により、ドキュメントのルートは一つのみ指定することができます。こうして、多数のルートコンポーネントを持つと、</text:span><text:span text:style-name="Source_20_Text"><text:span text:style-name="T163">zk</text:span></text:span><text:span text:style-name="T41">をドキュメントルートとして使用しなければならず、ルートコンポーネントをグループ化します。</text:span></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120" text:outline-level="4"><text:span text:style-name="T168">多種類のコンポーネントの</text:span><text:span text:style-name="T166">繰り返し処理</text:span></text:h>
      <text:p text:style-name="P80"><text:span text:style-name="T41">コンポーネントのような</text:span><text:span text:style-name="T163">zk</text:span><text:span text:style-name="T41">要素は</text:span><text:span text:style-name="Source_20_Text"><text:span text:style-name="T163">forEach</text:span></text:span><text:span text:style-name="T41">属性に対応できます。こうして、</text:span><text:span text:style-name="Source_20_Text"><text:span text:style-name="T163">forEach</text:span></text:span><text:span text:style-name="T41">属性を使って、条件によって違ったタイプのコンポーネントを生成します。以下の例では、</text:span><text:span text:style-name="Source_20_Text"><text:span text:style-name="T163">mycols</text:span></text:span><text:span text:style-name="T41">はオブジェクトの集合であって、いくつかのメンバを持っています：</text:span><text:span text:style-name="Source_20_Text"><text:span text:style-name="T163">isUseText()</text:span></text:span><text:span text:style-name="Source_20_Text"><text:span text:style-name="T49">、</text:span></text:span><text:span text:style-name="Source_20_Text"><text:span text:style-name="T163">isUseData()</text:span></text:span><text:span text:style-name="Source_20_Text"><text:span text:style-name="T49">、</text:span></text:span><text:span text:style-name="Source_20_Text"><text:span text:style-name="T163">isUseCombo()</text:span></text:span><text:span text:style-name="T41">です。</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17" table:style-name="Table17">
        <table:table-column table:style-name="Table17.A"/>
        <table:table-column table:style-name="Table17.B"/>
        <table:table-header-rows>
          <table:table-row table:style-name="Table17.1">
            <table:table-cell table:style-name="Table17.A1" office:value-type="string">
              <text:p text:style-name="Table_20_Heading">Attribute Name</text:p>
            </table:table-cell>
            <table:table-cell table:style-name="Table17.B1" office:value-type="string">
              <text:p text:style-name="Table_20_Heading">Description</text:p>
            </table:table-cell>
          </table:table-row>
        </table:table-header-rows>
        <table:table-row table:style-name="Table17.1">
          <table:table-cell table:style-name="Table17.A2" office:value-type="string">
            <text:p text:style-name="P199"><text:span text:style-name="Source_20_Text">if</text:span></text:p>
          </table:table-cell>
          <table:table-cell table:style-name="Table17.B2" office:value-type="string">
            <text:p text:style-name="Table_20_Contents">[Optional][Default: <text:span text:style-name="T24">true</text:span>]</text:p>
            <text:p text:style-name="P213">処理する条件を定義します。</text:p>
          </table:table-cell>
        </table:table-row>
        <table:table-row table:style-name="Table17.1">
          <table:table-cell table:style-name="Table17.A2" office:value-type="string">
            <text:p text:style-name="P199"><text:span text:style-name="Source_20_Text">unless</text:span></text:p>
          </table:table-cell>
          <table:table-cell table:style-name="Table17.B2" office:value-type="string">
            <text:p text:style-name="Table_20_Contents">[Optional][Default: <text:span text:style-name="Source_20_Text"><text:span text:style-name="T154">false</text:span></text:span>]</text:p>
            <text:p text:style-name="P213">処理しない条件を定義します。</text:p>
          </table:table-cell>
        </table:table-row>
        <table:table-row table:style-name="Table17.1">
          <table:table-cell table:style-name="Table17.A2" office:value-type="string">
            <text:p text:style-name="P199"><text:span text:style-name="Source_20_Text">for</text:span><text:span text:style-name="Source_20_Text"><text:span text:style-name="T2">Each</text:span></text:span></text:p>
          </table:table-cell>
          <table:table-cell table:style-name="Table17.B2" office:value-type="string">
            <text:p text:style-name="Table_20_Contents">[Opt<text:span text:style-name="T2">ional][Default: </text:span><text:span text:style-name="Source_20_Text"><text:span text:style-name="T152">ignored</text:span></text:span><text:span text:style-name="T155">]</text:span></text:p>
            <text:p text:style-name="P207"><text:span text:style-name="T168">オブジェクトの集合を指定して、</text:span><text:span text:style-name="T122">ZK</text:span><text:span text:style-name="T168">要素が集合中のどのオブジェクトに対しても繰り返し処理するようにします。指定されていない、或は、空である場合、属性は無視されます。集合で無いオブジェクトが指定された場合、単要素集合のように、一度だけ処理されます。</text:span></text:p>
          </table:table-cell>
        </table:table-row>
      </table:table>
      <text:h text:style-name="Heading_20_3" text:outline-level="3"><text:span text:style-name="Source_20_Text">zscript</text:span><text:span text:style-name="T55"> </text:span><text:span text:style-name="T56">要素</text:span></text:h>
      <text:p text:style-name="P35"><text:span text:style-name="Source_20_Text">&lt;zscript [language="Java"]&gt;</text:span><text:span text:style-name="Source_20_Text"><text:span text:style-name="T151">Scripting codes</text:span></text:span><text:span text:style-name="Source_20_Text"><text:span text:style-name="T154">&lt;/zscript&gt;<text:line-break/>&lt;zscript src="</text:span></text:span><text:span text:style-name="Source_20_Text"><text:span text:style-name="T151">uri</text:span></text:span><text:span text:style-name="Source_20_Text"><text:span text:style-name="T154">" [language="Java"]/&gt;</text:span></text:span></text:p>
      <text:p text:style-name="P25"><text:span text:style-name="T41">例えば、</text:span><text:span text:style-name="T164">Java</text:span><text:span text:style-name="T41">コードといったスクリプトコードを定義します、そうしてページが処理されるときインタープリットされます。スクリプトコードの言語はデフォルトで</text:span><text:span text:style-name="T164">Java</text:span><text:span text:style-name="T41">です</text:span><text:span text:style-name="T164">(</text:span><text:span text:style-name="T41">下を見てください</text:span><text:span text:style-name="T164">) </text:span><text:span text:style-name="T41">。</text:span><text:span text:style-name="Source_20_Text"><text:span text:style-name="T164">language</text:span></text:span><text:span text:style-name="T41">属性を使用することで異なった言語を選ぶことができます。</text:span></text:p>
      <text:p text:style-name="P25"><text:span text:style-name="Source_20_Text"><text:span text:style-name="T122">zscript</text:span></text:span><text:span text:style-name="T168">要素は上に示したように二つのフォーマットがあります。初めのフォーマットはページ中に直接スクリプトコードを埋め込みます。二つ目のフォーマットはスクリプトコードを含んでいる外部のファイルを参照します。</text:span> </text:p>
      <text:p text:style-name="P25"/>
      <table:table table:name="Table18" table:style-name="Table18">
        <table:table-column table:style-name="Table18.A"/>
        <table:table-column table:style-name="Table18.B"/>
        <table:table-header-rows>
          <table:table-row table:style-name="Table18.1">
            <table:table-cell table:style-name="Table18.A1" office:value-type="string">
              <text:p text:style-name="Table_20_Heading">Attribute Name</text:p>
            </table:table-cell>
            <table:table-cell table:style-name="Table18.B1" office:value-type="string">
              <text:p text:style-name="Table_20_Heading">Description</text:p>
            </table:table-cell>
          </table:table-row>
        </table:table-header-rows>
        <table:table-row table:style-name="Table18.1">
          <table:table-cell table:style-name="Table18.A2" office:value-type="string">
            <text:p text:style-name="P199"><text:span text:style-name="Source_20_Text">src</text:span></text:p>
          </table:table-cell>
          <table:table-cell table:style-name="Table18.B2" office:value-type="string">
            <text:p text:style-name="Table_20_Contents">[Optional][Default: <text:span text:style-name="Source_20_Text"><text:span text:style-name="T151">none</text:span></text:span>]</text:p>
            <text:p text:style-name="P207"><text:span text:style-name="T41">スクリプトコードを含んでいるファイルの</text:span><text:span text:style-name="T163">URI</text:span><text:span text:style-name="T41">を指定します。指定されている場合、直接埋め込まれているように、スクリプトコードは読み込まれます。</text:span></text:p>
            <text:p text:style-name="P57"><text:span text:style-name="Source_20_Text"><text:span text:style-name="T163">src</text:span></text:span><text:span text:style-name="T41">属性はブラウザとローカル依存</text:span><text:span text:style-name="T163">URI</text:span><text:span text:style-name="T41">をサポートしています。つまり、</text:span><text:span text:style-name="Source_20_Text"><text:span text:style-name="T41">～</text:span></text:span><text:span text:style-name="T41">と</text:span><text:span text:style-name="Source_20_Text"><text:span text:style-name="T163">*</text:span></text:span><text:span text:style-name="T41">を異なったコンテクストパス、ブラウザ、ローカル依存情報に割り当てます。より詳しくは</text:span><text:span text:style-name="T165">国際化の</text:span><text:span text:style-name="T41">章を参照してください</text:span></text:p>
            <text:p text:style-name="P60"><text:span text:style-name="T168">メモ：ファイルには直接インタープリットできる選択言語のソースコードが必要です。エンコードは</text:span><text:span text:style-name="T122">UTF-8</text:span><text:span text:style-name="T168">でなければなりません。クラスファイルを指定しないように注意しましょう。</text:span><text:span text:style-name="T122">(Aka.bytecodes)</text:span> </text:p>
          </table:table-cell>
        </table:table-row>
        <table:table-row table:style-name="Table18.1">
          <table:table-cell table:style-name="Table18.A2" office:value-type="string">
            <text:p text:style-name="P199"><text:span text:style-name="Source_20_Text">language</text:span></text:p>
          </table:table-cell>
          <table:table-cell table:style-name="Table18.B2" office:value-type="string">
            <text:p text:style-name="Table_20_Contents">[Opt<text:span text:style-name="T2">ional][Default: </text:span><text:span text:style-name="Source_20_Text"><text:span text:style-name="T2">Java</text:span></text:span><text:span text:style-name="T2"> or as specified in the </text:span><text:span text:style-name="Source_20_Text"><text:span text:style-name="T2">page</text:span></text:span><text:span text:style-name="T2"> directive]<text:line-break/>[Allowed Values: </text:span><text:span text:style-name="Source_20_Text"><text:span text:style-name="T2">Java</text:span></text:span><text:span text:style-name="T2"> | </text:span><text:span text:style-name="Source_20_Text"><text:span text:style-name="T2">JavaScript</text:span></text:span><text:span text:style-name="T2"> | </text:span><text:span text:style-name="Source_20_Text"><text:span text:style-name="T2">Ruby</text:span></text:span><text:span text:style-name="T2"> | </text:span><text:span text:style-name="Source_20_Text"><text:span text:style-name="T2">Groovy</text:span></text:span><text:span text:style-name="T2">]</text:span></text:p>
            <text:p text:style-name="Table_20_Contents"><text:span text:style-name="T51">書かれているスクリプトコードの言語を指定します。</text:span> </text:p>
          </table:table-cell>
        </table:table-row>
        <table:table-row table:style-name="Table18.1">
          <table:table-cell table:style-name="Table18.A2" office:value-type="string">
            <text:p text:style-name="P199"><text:span text:style-name="Source_20_Text">def</text:span><text:span text:style-name="Source_20_Text"><text:span text:style-name="T2">erred</text:span></text:span></text:p>
          </table:table-cell>
          <table:table-cell table:style-name="Table18.B2" office:value-type="string">
            <text:p text:style-name="Table_20_Contents">[Opt<text:span text:style-name="T2">ional][Default: </text:span><text:span text:style-name="Source_20_Text"><text:span text:style-name="T2">false</text:span></text:span><text:span text:style-name="T2">]</text:span></text:p>
            <text:p text:style-name="P207"><text:span text:style-name="T168">初めの延期されてない言語の</text:span><text:span text:style-name="Source_20_Text"><text:span text:style-name="T122">zscript</text:span></text:span><text:span text:style-name="T168">コードの処理が必要になるまで、この要素の処理を延期するかどうかをきめられません。以下の</text:span><text:span text:style-name="T122">How to Defer the Evalucation </text:span><text:span text:style-name="T168">セクションを参照してください。</text:span> </text:p>
          </table:table-cell>
        </table:table-row>
        <table:table-row table:style-name="Table18.1">
          <table:table-cell table:style-name="Table18.A2" office:value-type="string">
            <text:p text:style-name="P199"><text:span text:style-name="Source_20_Text">if</text:span></text:p>
          </table:table-cell>
          <table:table-cell table:style-name="Table18.B2" office:value-type="string">
            <text:p text:style-name="Table_20_Contents">[Optional][Default: <text:span text:style-name="Source_20_Text"><text:span text:style-name="T154">true</text:span></text:span>]</text:p>
            <text:p text:style-name="P213">処理する条件を定義します。</text:p>
          </table:table-cell>
        </table:table-row>
        <table:table-row table:style-name="Table18.1">
          <table:table-cell table:style-name="Table18.A2" office:value-type="string">
            <text:p text:style-name="P199"><text:span text:style-name="Source_20_Text">unless</text:span></text:p>
          </table:table-cell>
          <table:table-cell table:style-name="Table18.B2" office:value-type="string">
            <text:p text:style-name="Table_20_Contents">[Optional][Default: <text:span text:style-name="Source_20_Text"><text:span text:style-name="T154">false</text:span></text:span>]</text:p>
            <text:p text:style-name="P213">処理しない条件を定義します。</text:p>
          </table:table-cell>
        </table:table-row>
      </table:table>
      <text:h text:style-name="P122" text:outline-level="4">処理を遅らせる方法</text:h>
      <text:p text:style-name="P80"><text:span text:style-name="T164">ZK</text:span><text:span text:style-name="T41">は初めの</text:span><text:span text:style-name="Source_20_Text"><text:span text:style-name="T164">zscript</text:span></text:span><text:span text:style-name="T41">コードを処理する前、インタプリタを読み込みます。例えば、以下の例の中で、ユーザーがボタンをクリックするとき、</text:span><text:span text:style-name="T164">Java</text:span><text:span text:style-name="T41">インタプリタは読み込まれます。</text:span></text:p>
      <text:p text:style-name="Code_20_Indent_20_2">&lt;button onClick="alert(&amp;quot;Hi&amp;quot;)"/&gt;</text:p>
      <text:p text:style-name="P80"><text:span text:style-name="T41">一方で、</text:span><text:span text:style-name="Source_20_Text"><text:span text:style-name="T163">zscript</text:span></text:span><text:span text:style-name="T41">要素はページを読み込むときに処理される必要があるので、以下の</text:span><text:span text:style-name="T163">ZUML</text:span><text:span text:style-name="T41">ページを読み込むとき、インタプリタは読み込まれます。</text:span></text:p>
      <text:p text:style-name="Code_20_Indent_20_2">&lt;window&gt;</text:p>
      <text:p text:style-name="Code_20_Indent_20_2"><text:tab/>^^^^^^&lt;zscript&gt;</text:p>
      <text:p text:style-name="Code_20_Indent_20_2"><text:tab/>^^^^^^void add<text:span text:style-name="T2">() {</text:span></text:p>
      <text:p text:style-name="P115"><text:tab/>^^^^^^}</text:p>
      <text:p text:style-name="P115"><text:tab/>^^^^^^&lt;/zscript&gt;</text:p>
      <text:p text:style-name="P115"><text:tab/>^^^^^^&lt;button onClick="add()"/&gt;</text:p>
      <text:p text:style-name="P115">&lt;/window&gt;</text:p>
      <text:p text:style-name="P80"><text:span text:style-name="T41">インタプリタの読み込みを遅らせる場合は、</text:span><text:span text:style-name="Source_20_Text"><text:span text:style-name="T164">deferred</text:span></text:span><text:span text:style-name="T41">オプションに</text:span><text:span text:style-name="Source_20_Text"><text:span text:style-name="T164">true</text:span></text:span><text:span text:style-name="T41">を指定します。そうすると、ユーザーがボタンをクリックするまでは、インタプリタは読み込まれません。</text:span></text:p>
      <text:p text:style-name="Code_20_Indent_20_2">&lt;window&gt;</text:p>
      <text:p text:style-name="Code_20_Indent_20_2"><text:tab/>^^^^^^&lt;zscript <text:span text:style-name="T25">deferred="true"</text:span>&gt;</text:p>
      <text:p text:style-name="Code_20_Indent_20_2"><text:tab/>^^^^^^void add<text:span text:style-name="T2">() {</text:span></text:p>
      <text:p text:style-name="P115"><text:tab/>^^^^^^}</text:p>
      <text:p text:style-name="P115"><text:tab/>^^^^^^&lt;/zscript&gt;</text:p>
      <text:p text:style-name="P115"><text:tab/>^^^^^^&lt;button onClick="add()"/&gt;</text:p>
      <text:p text:style-name="P115">&lt;/window&gt;</text:p>
      <text:p text:style-name="P72"><text:span text:style-name="T7">【ヒント】：</text:span> <text:span text:style-name="Source_20_Text"><text:span text:style-name="T126">unless</text:span></text:span><text:span text:style-name="T168">と</text:span><text:span text:style-name="Source_20_Text"><text:span text:style-name="T126">src</text:span></text:span><text:span text:style-name="T168">と</text:span><text:span text:style-name="T2"> </text:span><text:span text:style-name="Source_20_Text"><text:span text:style-name="T126">if</text:span></text:span><text:span text:style-name="T168">属性中で指定された</text:span><text:span text:style-name="T126">EL</text:span><text:span text:style-name="T168">表記の処理は遅らせます。</text:span></text:p>
      <text:p text:style-name="P72"><text:span text:style-name="T7">【ヒント】：</text:span><text:span text:style-name="T2"> </text:span><text:span text:style-name="T168">インタプリタが読み込まれるまでに、コンポーネントがページからはずれたら</text:span><text:span text:style-name="Source_20_Text"><text:span text:style-name="T122">zscript</text:span></text:span><text:span text:style-name="T168">コードは無視されます。例えば、前の例でウィンドウがページに属していないと判断された場合、延期された</text:span><text:span text:style-name="Source_20_Text"><text:span text:style-name="T122">zscript</text:span></text:span><text:span text:style-name="T168">はインタープリットされません。</text:span> </text:p>
      <text:h text:style-name="P129" text:outline-level="4"><text:span text:style-name="T168">異なったスクリプト言語を選択する方法</text:span><text:span text:style-name="T2"> </text:span></text:h>
      <text:p text:style-name="P89">一つのページで複数のスクリプト言語を使うことができます。</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80"><text:span text:style-name="T168">スクリプト言語が指定されていない場合、</text:span><text:span text:style-name="T122">Java</text:span><text:span text:style-name="T168">が想定されます。デフォルトのスクリプト言語を変更したい場合、</text:span><text:span text:style-name="Source_20_Text"><text:span text:style-name="T122">page</text:span></text:span><text:span text:style-name="T168">属性を以下のように使用します。</text:span></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P122" text:outline-level="4">他のスクリプト言語を使用</text:h>
      <text:p text:style-name="P80"><text:span text:style-name="T164">ZK</text:span><text:span text:style-name="T41">は</text:span><text:span text:style-name="T164">Java, JavaScript,Ruby,Groovy</text:span><text:span text:style-name="T41">をサポートしていますが、簡単に拡張することができます</text:span><text:span text:style-name="T2">:</text:span></text:p>
      <text:list text:style-name="L5">
        <text:list-item>
          <text:p text:style-name="P306"><text:span text:style-name="Source_20_Text"><text:span text:style-name="T163">org.zkoss.zk.script</text:span></text:span><text:span text:style-name="Source_20_Text"><text:span text:style-name="T41">は</text:span></text:span><text:span text:style-name="Source_20_Text"><text:span text:style-name="T163">org.zkoss.zk.scriping.Interpreter</text:span></text:span><text:span text:style-name="T41">インターフェースを実装するクラスを供給します。ネーム空間を操作する場合、直接実装する代わりに、</text:span><text:span text:style-name="Source_20_Text"><text:span text:style-name="T163">org.zkoss.zk.scripting.util.GenericInterpreter</text:span></text:span><text:span text:style-name="T41">クラスから得ることができます。また、インタプリタが</text:span><text:span text:style-name="T163">BSF(Bean Scipring Framwork)</text:span><text:span text:style-name="T41">をサポートしている場合、</text:span><text:span text:style-name="Source_20_Text"><text:span text:style-name="T163">org.zkoss.scripting.bsh.BSFInterpreter</text:span></text:span><text:span text:style-name="T41">クラスから得ることができます。</text:span></text:p>
        </text:list-item>
        <text:list-item>
          <text:p text:style-name="P306"><text:span text:style-name="Source_20_Text"><text:span text:style-name="T163">WEB-INF/zk.xml</text:span></text:span><text:span text:style-name="T41">又は</text:span><text:span text:style-name="Source_20_Text"><text:span text:style-name="T163">zk/config.xml</text:span></text:span><text:span text:style-name="T41">中でスクリプト言語を宣言します。</text:span></text:p>
        </text:list-item>
      </text:list>
      <text:p text:style-name="Code_20_Indent_20_2">&lt;zscript-config&gt;</text:p>
      <text:p text:style-name="Code_20_Indent_20_2"><text:tab/>^^^^^^&lt;zscript-language&gt;</text:p>
      <text:p text:style-name="Code_20_Indent_20_2"><text:tab/>^^^^^^^^^^^^&lt;language-name&gt;SuperJava&lt;/language-name&gt;&lt;!-- case ins<text:span text:style-name="T2">ensitive --!&gt;</text:span></text:p>
      <text:p text:style-name="P115"><text:tab/><text:tab/>^^^^^^^^^^^^&lt;interpreter-class&gt;my.MySuperJavaInterpreter&lt;/interpreter-class&gt;</text:p>
      <text:p text:style-name="Code_20_Indent_20_2"><text:tab/>^^^^^^&lt;/zscript-language&gt;</text:p>
      <text:p text:style-name="Code_20_Indent_20_2">&lt;/zscript-config&gt;</text:p>
      <text:p text:style-name="P80"><text:span text:style-name="Source_20_Text"><text:span text:style-name="T163">WEB-INF/zk.xml</text:span></text:span><text:span text:style-name="T41">についての詳細は</text:span><text:span text:style-name="T163">Developer’s Reference</text:span><text:span text:style-name="T41">を参照ください。また、</text:span><text:span text:style-name="Source_20_Text"><text:span text:style-name="T163">zk/config.xml</text:span></text:span><text:span text:style-name="T41">については</text:span><text:span text:style-name="T163">Component Development Guide</text:span><text:span text:style-name="T41">を参照してください。</text:span></text:p>
      <text:h text:style-name="Heading_20_3" text:outline-level="3"><text:span text:style-name="Source_20_Text">attribute</text:span> <text:span text:style-name="T49">要素</text:span></text:h>
      <text:p text:style-name="Text_20_body_20_indent"><text:span text:style-name="T63">要素を閉じるために使われる</text:span><text:span text:style-name="T74">XML</text:span><text:span text:style-name="T63">属性を定義します。要素の中身は属性の値です。</text:span><text:span text:style-name="Source_20_Text"><text:span text:style-name="T122">name</text:span></text:span><text:span text:style-name="T63">属性は属性名を指定します。属性の値が複雑、又は属性に条件が付いている場合に使うと便利です。</text:span> </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199"><text:span text:style-name="Source_20_Text">name</text:span></text:p>
          </table:table-cell>
          <table:table-cell table:style-name="Table19.B2" office:value-type="string">
            <text:p text:style-name="Table_20_Contents">[Required]</text:p>
            <text:p text:style-name="Table_20_Contents"><text:span text:style-name="T51">属性名を指定します。</text:span> </text:p>
          </table:table-cell>
        </table:table-row>
        <table:table-row table:style-name="Table19.1">
          <table:table-cell table:style-name="Table19.A2" office:value-type="string">
            <text:p text:style-name="P199"><text:span text:style-name="Source_20_Text">trim</text:span></text:p>
          </table:table-cell>
          <table:table-cell table:style-name="Table19.B2" office:value-type="string">
            <text:p text:style-name="Table_20_Contents">[Opt<text:span text:style-name="T2">ional][Default: </text:span><text:span text:style-name="Source_20_Text"><text:span text:style-name="T2">false</text:span></text:span><text:span text:style-name="T2">]</text:span></text:p>
            <text:p text:style-name="P213">値の前後にあるホワイトスペースを省略するかを指定します。</text:p>
          </table:table-cell>
        </table:table-row>
        <table:table-row table:style-name="Table19.1">
          <table:table-cell table:style-name="Table19.A2" office:value-type="string">
            <text:p text:style-name="P199"><text:span text:style-name="Source_20_Text">if</text:span></text:p>
          </table:table-cell>
          <table:table-cell table:style-name="Table19.B2" office:value-type="string">
            <text:p text:style-name="Table_20_Contents">[Optional][Default: <text:span text:style-name="Source_20_Text"><text:span text:style-name="T151">none</text:span></text:span>]</text:p>
            <text:p text:style-name="P213">処理する条件を指定します。</text:p>
          </table:table-cell>
        </table:table-row>
        <table:table-row table:style-name="Table19.1">
          <table:table-cell table:style-name="Table19.A2" office:value-type="string">
            <text:p text:style-name="P199"><text:span text:style-name="Source_20_Text">unless</text:span></text:p>
          </table:table-cell>
          <table:table-cell table:style-name="Table19.B2" office:value-type="string">
            <text:p text:style-name="Table_20_Contents">[Optional][Default: <text:span text:style-name="Source_20_Text"><text:span text:style-name="T151">none</text:span></text:span>]</text:p>
            <text:p text:style-name="P213">処理しない条件を指定します。</text:p>
          </table:table-cell>
        </table:table-row>
      </table:table>
      <text:h text:style-name="Heading_20_3" text:outline-level="3"><text:span text:style-name="Source_20_Text"><text:span text:style-name="T2">variables</text:span></text:span><text:span text:style-name="T2"> </text:span><text:span text:style-name="T49">要素</text:span></text:h>
      <text:p text:style-name="P26"><text:span text:style-name="T41">変数のセットを定義します。</text:span><text:span text:style-name="Source_20_Text"><text:span text:style-name="T41">variables</text:span></text:span><text:span text:style-name="T41">要素が親ページと親コンポーネントを持っていて、ページレベルで宣言されている場合、</text:span><text:span text:style-name="Source_20_Text"><text:span text:style-name="T41">variables</text:span></text:span><text:span text:style-name="T41">要素は親コンポーネントを持っていれば、 </text:span><text:span text:style-name="Source_20_Text">Component </text:span><text:span text:style-name="T41">の</text:span><text:span text:style-name="Source_20_Text"><text:span text:style-name="T41">setVariable</text:span></text:span><text:span text:style-name="T41">メソッドと同じ働きをします。</text:span></text:p>
      <text:p text:style-name="P27">以下に書かれているように、<text:span text:style-name="Source_20_Text">variables</text:span>はプログラムなしで変数を指定するのに便利です。</text:p>
      <text:p text:style-name="Code_20_Indent">&lt;window&gt;</text:p>
      <text:p text:style-name="Code_20_Indent"><text:tab/>^^^^^^&lt;variables rich<text:span text:style-name="T2">="simple" simple="intuitive"/&gt;</text:span></text:p>
      <text:p text:style-name="P41">&lt;/window&gt;</text:p>
      <text:p text:style-name="P34"><text:span text:style-name="T48">上記は下記と同じ働きをします</text:span>。</text:p>
      <text:p text:style-name="P41">&lt;window&gt;</text:p>
      <text:p text:style-name="P41"><text:tab/>^^^^^^&lt;zscript&gt;</text:p>
      <text:p text:style-name="P41"><text:tab/><text:tab/>^^^^^^^^^^^^self.setVariable("rich", "simple", false);</text:p>
      <text:p text:style-name="P41"><text:tab/><text:tab/>^^^^^^^^^^^^self.setVariable("simple", "intuitive", false);</text:p>
      <text:p text:style-name="P41"><text:tab/>^^^^^^&lt;/zscript&gt;</text:p>
      <text:p text:style-name="P41">&lt;/window&gt;</text:p>
      <text:p text:style-name="P27">もちろん、値にEL表記を指定することができます。</text:p>
      <text:p text:style-name="P41">&lt;window&gt;</text:p>
      <text:p text:style-name="P41"><text:tab/>^^^^^^&lt;window id="w" title="Test"&gt;</text:p>
      <text:p text:style-name="P41"><draw:frame draw:style-name="fr10" draw:name="graphics78" text:anchor-type="paragraph" svg:x="14.841cm" svg:y="0.31cm" svg:width="1.799cm" svg:height="1.291cm" draw:z-index="21"><draw:image xlink:href="../img/10000000000000550000003D3AB123E7.png" xlink:type="simple" xlink:show="embed" xlink:actuate="onLoad"/></draw:frame><text:tab/><text:tab/>^^^^^^&lt;variables title="${w.title}"/&gt;</text:p>
      <text:p text:style-name="P41"><text:tab/><text:tab/>^^^^^^1: ${title}</text:p>
      <text:p text:style-name="P41"><text:tab/>^^^^^^&lt;/window&gt;</text:p>
      <text:p text:style-name="P41"><text:tab/>^^^^^^2: ${title}</text:p>
      <text:p text:style-name="P41">&lt;/window&gt;</text:p>
      <text:p text:style-name="P27">コンポーネントの<text:span text:style-name="Source_20_Text">setVariable</text:span>のように、以下のように現IDスペースにローカル変数を宣言するかどうか決めることができます。指定されていない場合、<text:span text:style-name="Source_20_Text">local=”false”</text:span>が想定されます。</text:p>
      <text:p text:style-name="P41">&lt;variables simple="rich" local="true"/&gt;</text:p>
      <text:h text:style-name="Heading_20_4" text:outline-level="4"><text:span text:style-name="Source_20_Text"><text:span text:style-name="T2">null </text:span></text:span><text:span text:style-name="T49">値</text:span></text:h>
      <text:p text:style-name="P81">以下の例では<text:span text:style-name="Source_20_Text">var</text:span>は空の文字列です。</text:p>
      <text:p text:style-name="Code_20_Indent_20_2">&lt;variables var=""/&gt;</text:p>
      <text:p text:style-name="P81"><text:span text:style-name="Source_20_Text">null</text:span>を変数に指定するのに、以下のステートメントを使用します。</text:p>
      <text:p text:style-name="P115">&lt;variables var="${null}"/&gt;</text:p>
      <text:h text:style-name="Heading_20_3" text:outline-level="3"><text:span text:style-name="Source_20_Text"><text:span text:style-name="T2">custom-attributes</text:span></text:span><text:span text:style-name="T2"> </text:span><text:span text:style-name="T49">要素</text:span></text:h>
      <text:p text:style-name="P27">カスタム属性のセットを定義します。<text:span text:style-name="Source_20_Text">custom</text:span>属性は特定の領域と関係するオブジェクトです。使用できる領域はコンポーネント、スペース、ページ、デスクトップ、セッション、アプリケーションです。</text:p>
      <text:p text:style-name="P27">以下に示したように、<text:span text:style-name="Source_20_Text">custom-attributes</text:span>はプログラムなしで<text:span text:style-name="Source_20_Text">custom</text:span>属性を指定するのに便利です。</text:p>
      <text:p text:style-name="Code_20_Indent">&lt;window&gt;</text:p>
      <text:p text:style-name="Code_20_Indent"><text:tab/>^^^^^^&lt;custom-attributes mai<text:span text:style-name="T2">n.rich="simple" very-simple="intuitive"/&gt;</text:span></text:p>
      <text:p text:style-name="P41">&lt;/window&gt;</text:p>
      <text:p text:style-name="P33">上記は以下と同じ働きをします。</text:p>
      <text:p text:style-name="P41">&lt;window&gt;</text:p>
      <text:p text:style-name="P41"><text:tab/>^^^^^^&lt;zscript&gt;</text:p>
      <text:p text:style-name="P41"><text:tab/><text:tab/>^^^^^^^^^^^^self.setAttribute("main.rich", "simple");</text:p>
      <text:p text:style-name="P41"><text:tab/><text:tab/>^^^^^^^^^^^^self.setAttribute("very-simple", "intuitive");</text:p>
      <text:p text:style-name="P41"><text:tab/>^^^^^^&lt;/zscript&gt;</text:p>
      <text:p text:style-name="P41">&lt;/window&gt;</text:p>
      <text:p text:style-name="P27">さらに、<text:span text:style-name="Source_20_Text">custom</text:span>属性を割り当てる領域を指定します。</text:p>
      <text:p text:style-name="Code_20_Indent">&lt;window id="main" title="Welcome"&gt;</text:p>
      <text:p text:style-name="Code_20_Indent"><text:tab/>^^^^^^&lt;custom-attributes scope="desktop" shared<text:span text:style-name="T2">="${main.title}"/&gt;</text:span></text:p>
      <text:p text:style-name="P41">&lt;/window&gt;</text:p>
      <text:p text:style-name="P33">上記は下記と同様の働きをします。</text:p>
      <text:p text:style-name="P41">&lt;window id="main"&gt;</text:p>
      <text:p text:style-name="P41"><text:tab/>^^^^^^&lt;zscript&gt;</text:p>
      <text:p text:style-name="P41"><text:tab/><text:tab/>^^^^^^^^^^^^desktop.setAttribute("shared", main.title);</text:p>
      <text:p text:style-name="P41"><text:tab/>^^^^^^&lt;/zscript&gt;</text:p>
      <text:p text:style-name="P41">&lt;/window&gt;</text:p>
      <text:p text:style-name="P25"><text:span text:style-name="T41">ここで注意してほしいのは、EL表記はコンポーネントが作成されているときに処理されます。例えば、以下の例で</text:span><text:span text:style-name="Source_20_Text">${componentScope.simple}</text:span><text:span text:style-name="T41">が</text:span><text:span text:style-name="Source_20_Text"><text:span text:style-name="T41">null</text:span></text:span><text:span text:style-name="T41">と処理されます。どうしてでしょうか？それは</text:span><text:span text:style-name="Source_20_Text">&lt;label value="${componentScope.simple}"/&gt;</text:span><text:span text:style-name="T41">のショートカットです。つまり、ELが処理されるとき、コンポーネント</text:span><text:span text:style-name="Source_20_Text"><text:span text:style-name="T41">self</text:span></text:span><text:span text:style-name="T41">はウィンドウというより、ラベルです。</text:span></text:p>
      <text:p text:style-name="Code_20_Indent">&lt;window&gt;</text:p>
      <text:p text:style-name="Code_20_Indent"><text:tab/>^^^^^^&lt;custom-attributes <text:span text:style-name="T2">simple="intuitive"/&gt;</text:span></text:p>
      <text:p text:style-name="P41"><text:tab/>^^^^^^${componentScope.simple}</text:p>
      <text:p text:style-name="P41">&lt;/window&gt;</text:p>
      <text:p text:style-name="P33">上記は下記と同様の働きをします。</text:p>
      <text:p text:style-name="Code_20_Indent">&lt;window&gt;</text:p>
      <text:p text:style-name="Code_20_Indent"><text:tab/>^^^^^^&lt;custom-attributes <text:span text:style-name="T2">simple="intuitive"/&gt;</text:span></text:p>
      <text:p text:style-name="P41"><text:tab/>^^^^^^&lt;label value="${componentScope.simple}"/&gt;&lt;!-- self is label not window --&gt;</text:p>
      <text:p text:style-name="P41">&lt;/window&gt;</text:p>
      <text:p text:style-name="P73"><text:span text:style-name="T7">【ヒント】：</text:span> <text:span text:style-name="Source_20_Text"><text:span text:style-name="T45">attribute</text:span></text:span><text:span text:style-name="T45">と</text:span><text:span text:style-name="Source_20_Text"><text:span text:style-name="T45">custom-attributes</text:span></text:span><text:span text:style-name="T45">を混同しないよう注意してください。その二つに関係ありません。</text:span><text:span text:style-name="Source_20_Text"><text:span text:style-name="T45">Attribute</text:span></text:span><text:span text:style-name="T45">要素は閉じるためのXML属性を定義する一つの方法です。一方、</text:span><text:span text:style-name="Source_20_Text"><text:span text:style-name="T45">custom-attributes</text:span></text:span><text:span text:style-name="T45">要素は</text:span><text:span text:style-name="Source_20_Text"><text:span text:style-name="T45">custom</text:span></text:span><text:span text:style-name="T45">属性を特定の領域に割り当てます。</text:span></text:p>
      <table:table table:name="Table20" table:style-name="Table20">
        <table:table-column table:style-name="Table20.A"/>
        <table:table-column table:style-name="Table20.B"/>
        <table:table-header-rows>
          <table:table-row table:style-name="Table20.1">
            <table:table-cell table:style-name="Table20.A1" office:value-type="string">
              <text:p text:style-name="Table_20_Heading">Attribute Name</text:p>
            </table:table-cell>
            <table:table-cell table:style-name="Table20.B1" office:value-type="string">
              <text:p text:style-name="Table_20_Heading">Description</text:p>
            </table:table-cell>
          </table:table-row>
        </table:table-header-rows>
        <table:table-row table:style-name="Table20.1">
          <table:table-cell table:style-name="Table20.A2" office:value-type="string">
            <text:p text:style-name="P199"><text:span text:style-name="Source_20_Text">scope</text:span></text:p>
          </table:table-cell>
          <table:table-cell table:style-name="Table20.B2" office:value-type="string">
            <text:p text:style-name="Table_20_Contents">[Optional][Default: <text:span text:style-name="Source_20_Text">com</text:span><text:span text:style-name="Source_20_Text"><text:span text:style-name="T2">ponent</text:span></text:span><text:span text:style-name="T2">]</text:span></text:p>
            <text:p text:style-name="P213">カスタム属性を関連付ける領域を指定する。</text:p>
          </table:table-cell>
        </table:table-row>
        <table:table-row table:style-name="Table20.1">
          <table:table-cell table:style-name="Table20.A2" office:value-type="string">
            <text:p text:style-name="P199"><text:span text:style-name="Source_20_Text">if</text:span></text:p>
          </table:table-cell>
          <table:table-cell table:style-name="Table20.B2" office:value-type="string">
            <text:p text:style-name="Table_20_Contents">[Optional][Default: <text:span text:style-name="Source_20_Text"><text:span text:style-name="T151">none</text:span></text:span>]</text:p>
            <text:p text:style-name="P213">処理する条件を定義します。</text:p>
          </table:table-cell>
        </table:table-row>
        <table:table-row table:style-name="Table20.1">
          <table:table-cell table:style-name="Table20.A2" office:value-type="string">
            <text:p text:style-name="P199"><text:span text:style-name="Source_20_Text">unless</text:span></text:p>
          </table:table-cell>
          <table:table-cell table:style-name="Table20.B2" office:value-type="string">
            <text:p text:style-name="Table_20_Contents">[Optional][Default: <text:span text:style-name="Source_20_Text"><text:span text:style-name="T151">none</text:span></text:span>]</text:p>
            <text:p text:style-name="P213">処理しない条件を定義します。</text:p>
          </table:table-cell>
        </table:table-row>
      </table:table>
      <text:h text:style-name="P139" text:outline-level="2">コンポーネントセットとXMLネーム空間</text:h>
      <text:p text:style-name="Text_20_body"><text:span text:style-name="T56">同ZUMLページ中で二つ以上のコンポーネントセットを同時に使用するために、ZKがXMLネーム空間を使って違うコンポーネットセットを区別します。例えば、XULのネーム空間は</text:span><text:span text:style-name="Source_20_Text">http://www.zkoss.org/2005/zul</text:span><text:span text:style-name="T56">でXHTMLのネーム空間は</text:span><text:span text:style-name="Source_20_Text">http://www.w3.org/1999/xhtml</text:span><text:span text:style-name="T56">です。</text:span></text:p>
      <text:p text:style-name="P58">一方で、ほとんどのページはそれぞれただ一つのコンポーネントセットを使用します。ページを書くことを容易にするために、ZKが拡張子でデフォルトネーム空間を決めます。例えば、xulとzulはXULネーム空間を意味しています。それゆえ、ディベロッパーはZUMLページと適切な拡張子と関連付けることのみをすればOKです。また、XMLネーム空間に気を使うことは必要ありません。</text:p>
      <text:h text:style-name="P49" text:outline-level="3">標準的なネーム空間</text:h>
      <text:p text:style-name="P27">前に書いたように、どのコンポーネントセットもそれぞれ一つの(唯一の)ネーム空間と関連しています。しかし、ディベロッパーはサードパーティーのコンポーネントを使用したり、発展させたりするかもしれません。ここにZKパッケージにあるネーム空間だけをリストアップします。</text:p>
      <table:table table:name="Table23" table:style-name="Table23">
        <table:table-column table:style-name="Table23.A"/>
        <table:table-column table:style-name="Table23.B"/>
        <table:table-header-rows>
          <table:table-row>
            <table:table-cell table:style-name="Table23.A1" office:value-type="string">
              <text:p text:style-name="Table_20_Heading">Namespace</text:p>
            </table:table-cell>
            <table:table-cell table:style-name="Table23.B1" office:value-type="string">
              <text:p text:style-name="Table_20_Heading">Description</text:p>
            </table:table-cell>
          </table:table-row>
        </table:table-header-rows>
        <table:table-row>
          <table:table-cell table:style-name="Table23.A2" office:value-type="string">
            <text:p text:style-name="Text_20_body"><text:span text:style-name="Source_20_Text">http://www.zkoss.org/2005/zul</text:span></text:p>
          </table:table-cell>
          <table:table-cell table:style-name="Table23.B2" office:value-type="string">
            <text:p text:style-name="Table_20_Contents">The namespace of the XUL component set.</text:p>
          </table:table-cell>
        </table:table-row>
        <table:table-row>
          <table:table-cell table:style-name="Table23.A2" office:value-type="string">
            <text:p text:style-name="Table_20_Contents"><text:span text:style-name="Source_20_Text">http://www.w3.org/1999/xhtml</text:span></text:p>
          </table:table-cell>
          <table:table-cell table:style-name="Table23.B2" office:value-type="string">
            <text:p text:style-name="Table_20_Contents">The namespace of the XHTML component set.</text:p>
          </table:table-cell>
        </table:table-row>
        <table:table-row>
          <table:table-cell table:style-name="Table23.A2" office:value-type="string">
            <text:p text:style-name="Text_20_body"><text:span text:style-name="Source_20_Text">http://www.zkoss.org/2005/zk</text:span></text:p>
          </table:table-cell>
          <table:table-cell table:style-name="Table23.B2" office:value-type="string">
            <text:p text:style-name="Table_20_Contents">ZK namespace. It is the reserved namespace for specifying ZK specific elements and attributes.</text:p>
          </table:table-cell>
        </table:table-row>
      </table:table>
      <text:p text:style-name="P27">他の名前と重ならない限り、ZUMLページ中でネーム空間を自分で指定できます。ZKはZUMLページの拡張子によって、どのネーム空間を使うかを決めます。<text:span text:style-name="Source_20_Text">.zul</text:span>と<text:span text:style-name="Source_20_Text">.xul</text:span>拡張はXULのネーム空間が割り当てられます。<text:span text:style-name="Source_20_Text">html</text:span>、<text:span text:style-name="Source_20_Text">xhtml</text:span>、<text:span text:style-name="Source_20_Text">zhtml</text:span>はXHTMLのネーム空間が割り当てられます。</text:p>
      <text:p text:style-name="P27">他のマークアップ言語と混在に使うために、<text:span text:style-name="Source_20_Text">xmlns</text:span>を使用し、正しいネーム空間を指定しなければいけません。</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text:span text:style-name="T56">XHTMLコンポーネント、</text:span><text:span text:style-name="Source_20_Text"><text:span text:style-name="T41">onClick</text:span></text:span><text:span text:style-name="T56">、</text:span><text:span text:style-name="Source_20_Text"><text:span text:style-name="T41">onChange</text:span></text:span><text:span text:style-name="T56">属性はZKの属性と競合します。解決するためには、確保されたネーム空間</text:span><text:span text:style-name="Source_20_Text">http://www.zkoss.org/2005/zk</text:span><text:span text:style-name="T48">を以下のように</text:span><text:span text:style-name="T56">使用しなければなりません</text:span><text:span text:style-name="T49">。</text:span></text:p>
      <text:p text:style-name="Code_20_Indent">&lt;?taglib uri="/WEB-INF/tld/zk/core.dsp.tld" prefix="u" ?&gt;</text:p>
      <text:p text:style-name="Code_20_Indent"/>
      <text:p text:style-name="Code_20_Indent"><text:span text:style-name="T9">&lt;html xmlns:x=</text:span><text:span text:style-name="T10">"</text:span><text:a xlink:type="simple" xlink:href="http://www.potix.com/2005/zul"><text:span text:style-name="T9">http://www.zkoss.org/2005/zul</text:span></text:a><text:span text:style-name="T10">"</text:span><text:span text:style-name="T2"> <text:s/></text:span><text:span text:style-name="T25">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25">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25">zk:</text:span>onClick="addItem()"/&gt;</text:p>
      <text:p text:style-name="Code_20_Indent"><text:s text:c="3"/>^^^^^^&lt;/x:window&gt;</text:p>
      <text:p text:style-name="Code_20_Indent">&lt;/body&gt;</text:p>
      <text:p text:style-name="P27">この例中では、<text:span text:style-name="Source_20_Text">onClick</text:span>属性はZHTMLの属性です。ブラウザで動作するJavaScriptコードを指定します。一方で、<text:span text:style-name="Source_20_Text">zk:onClick</text:span>はZKイベントハンドラを指定するために確保された属性です。</text:p>
      <text:p text:style-name="P27">ZHTMLは<text:span text:style-name="Source_20_Text">zscript</text:span>要素を持たないので、プログラマーが<text:span text:style-name="Source_20_Text">zscript</text:span>要素にネーム空間のプレフィックスzkを使うかどうか決める事ができます。またZKが十分な情報を持っているのでプレフィックスが無くても判断できます。</text:p>
      <text:p text:style-name="P27">コンポーネントセットとは異なったものなので<text:span text:style-name="Source_20_Text">window</text:span>コンポーネントにはXMLネーム空間を指定しなければなりません。</text:p>
      <text:h text:style-name="P132" text:outline-level="1">7. <text:span text:style-name="T55">ZUMLと</text:span><text:span text:style-name="T56">XULコンポーネントセット</text:span></text:h>
      <text:p text:style-name="P57"><text:span text:style-name="T41">この章はXULコンポーネントセットを説明しています。他の実装とは異なり、ZKのXULコンポーネントはインターネット上で効率的に使われるため、</text:span><text:span text:style-name="T168">最適化さ</text:span><text:span text:style-name="T41">れています。一部のコンポーネントはXUL標準とは少し異なるかもしれません。便宜上、それらをZULコンポーネントと呼びます。</text:span></text:p>
      <text:h text:style-name="P140" text:outline-level="2">ベーシックコンポーネント</text:h>
      <text:h text:style-name="P50" text:outline-level="3">ラベル</text:h>
      <text:p text:style-name="P27">ラベルはテキストを表します。</text:p>
      <text:p text:style-name="Code_20_Indent"><draw:frame draw:style-name="fr8" draw:name="graphics161" text:anchor-type="char" svg:x="14.884cm" svg:y="0.616cm" svg:width="2.327cm" svg:height="0.527cm" draw:z-index="71"><draw:image xlink:href="../img/100000000000006E00000019906EC282.png" xlink:type="simple" xlink:show="embed" xlink:actuate="onLoad"/></draw:frame>&lt;window border="normal"&gt;</text:p>
      <text:p text:style-name="Code_20_Indent"><text:tab/>^^^^^^Hello World</text:p>
      <text:p text:style-name="Code_20_Indent">&lt;/window&gt;</text:p>
      <text:p text:style-name="Text_20_body_20_indent"><text:span text:style-name="T107">ラベルに属性を指定する場合、以下のようにはっきりと</text:span><text:span text:style-name="Source_20_Text"><text:span text:style-name="T2">&lt;label&gt;</text:span></text:span><text:span text:style-name="T61"> </text:span><text:span text:style-name="T56">を指定しなければいけません。</text:span></text:p>
      <text:p text:style-name="Code_20_Indent"><draw:frame draw:style-name="fr8" draw:name="graphics162" text:anchor-type="char" svg:x="14.903cm" svg:y="0.674cm" svg:width="2.327cm" svg:height="0.527cm" draw:z-index="72"><draw:image xlink:href="../img/100000000000006E00000019F37FCFA0.png" xlink:type="simple" xlink:show="embed" xlink:actuate="onLoad"/></draw:frame>&lt;window border="normal"&gt;</text:p>
      <text:p text:style-name="Code_20_Indent"><text:tab/>^^^^^^&lt;label style="color: red" value="Hello World"/&gt;</text:p>
      <text:p text:style-name="Code_20_Indent">&lt;/window&gt;</text:p>
      <text:p text:style-name="P72"><text:span text:style-name="T7">【ヒント】：</text:span><text:span text:style-name="T45">ZUMLはXMLであって、HTMLではありませので、</text:span><text:span text:style-name="Source_20_Text"><text:span text:style-name="T45">&amp;nbsp</text:span></text:span><text:span text:style-name="Source_20_Text"><text:span text:style-name="T3">;</text:span></text:span><text:span text:style-name="T45">を受け取りません。しかしながら、代わりに</text:span><text:span text:style-name="Source_20_Text"><text:span text:style-name="T45">&amp;#160</text:span></text:span><text:span text:style-name="Source_20_Text"><text:span text:style-name="T3">;</text:span></text:span><text:span text:style-name="T45">を使うことができます。</text:span></text:p>
      <text:h text:style-name="P128" text:outline-level="4"><text:span text:style-name="Source_20_Text">pre</text:span><text:span text:style-name="T101">・</text:span><text:span text:style-name="Source_20_Text">hyphen</text:span><text:span text:style-name="T101">・</text:span><text:span text:style-name="Source_20_Text">maxlength</text:span> <text:span text:style-name="T41">・</text:span><text:span text:style-name="Source_20_Text">multiline</text:span> <text:span text:style-name="T49">プロパティ</text:span></text:h>
      <text:p text:style-name="P87"><text:span text:style-name="Source_20_Text"><text:span text:style-name="T2">p</text:span></text:span><text:span text:style-name="Source_20_Text">re</text:span><text:span text:style-name="T55">、</text:span><text:span text:style-name="Source_20_Text">hyphen</text:span><text:span text:style-name="T55">、</text:span><text:span text:style-name="Source_20_Text">maxlength</text:span><text:span text:style-name="T55">プロパティを使い、ラベルの外見を変えることができます。例えば、</text:span><text:span text:style-name="Source_20_Text">pre</text:span><text:span text:style-name="T55">に</text:span><text:span text:style-name="Source_20_Text">true</text:span><text:span text:style-name="Source_20_Text"><text:span text:style-name="T48">を指定する場合、空白、タブなどのすべてのホワイトスペースは省略されません。</text:span></text:span></text:p>
      <table:table table:name="Table21" table:style-name="Table21">
        <table:table-column table:style-name="Table21.A"/>
        <table:table-column table:style-name="Table21.B"/>
        <table:table-column table:style-name="Table21.C"/>
        <table:table-column table:style-name="Table21.D"/>
        <table:table-header-rows>
          <table:table-row table:style-name="Table21.1">
            <table:table-cell table:style-name="Table21.A1" office:value-type="string">
              <text:p text:style-name="P194"><text:span text:style-name="Source_20_Text">hyphen</text:span></text:p>
            </table:table-cell>
            <table:table-cell table:style-name="Table21.A1" office:value-type="string">
              <text:p text:style-name="P194"><text:span text:style-name="Source_20_Text">pre</text:span></text:p>
            </table:table-cell>
            <table:table-cell table:style-name="Table21.A1" office:value-type="string">
              <text:p text:style-name="P195"><text:span text:style-name="Source_20_Text">maxlenth</text:span></text:p>
            </table:table-cell>
            <table:table-cell table:style-name="Table21.D1" office:value-type="string">
              <text:p text:style-name="P185"><text:span text:style-name="Source_20_Text"><text:span text:style-name="T48">説明</text:span></text:span></text:p>
            </table:table-cell>
          </table:table-row>
        </table:table-header-rows>
        <table:table-row table:style-name="Table21.1">
          <table:table-cell table:style-name="Table21.A2" office:value-type="string">
            <text:p text:style-name="P169"><text:span text:style-name="Source_20_Text">false</text:span></text:p>
          </table:table-cell>
          <table:table-cell table:style-name="Table21.A2" office:value-type="string">
            <text:p text:style-name="P169"><text:span text:style-name="Source_20_Text">false</text:span></text:p>
          </table:table-cell>
          <table:table-cell table:style-name="Table21.A2" office:value-type="string">
            <text:p text:style-name="P169"><text:span text:style-name="Source_20_Text">positive</text:span></text:p>
          </table:table-cell>
          <table:table-cell table:style-name="Table21.D2" office:value-type="string">
            <text:p text:style-name="P183">指定した<text:span text:style-name="Source_20_Text">maxlength</text:span>を超える文字列は切られる</text:p>
          </table:table-cell>
        </table:table-row>
        <table:table-row table:style-name="Table21.1">
          <table:table-cell table:style-name="Table21.A2" office:value-type="string">
            <text:p text:style-name="P169"><text:span text:style-name="Source_20_Text">true</text:span></text:p>
          </table:table-cell>
          <table:table-cell table:style-name="Table21.A2" office:value-type="string">
            <text:p text:style-name="P169"><text:span text:style-name="Source_20_Text">any</text:span></text:p>
          </table:table-cell>
          <table:table-cell table:style-name="Table21.A2" office:value-type="string">
            <text:p text:style-name="P169"><text:span text:style-name="Source_20_Text">positive</text:span></text:p>
          </table:table-cell>
          <table:table-cell table:style-name="Table21.D2" office:value-type="string">
            <text:p text:style-name="P183">単語の長さが<text:span text:style-name="Source_20_Text">maxlength</text:span>を超えた場合、単語は途中から切られる</text:p>
          </table:table-cell>
        </table:table-row>
        <table:table-row table:style-name="Table21.1">
          <table:table-cell table:style-name="Table21.A2" office:value-type="string">
            <text:p text:style-name="P169"><text:span text:style-name="Source_20_Text">false</text:span></text:p>
          </table:table-cell>
          <table:table-cell table:style-name="Table21.A2" office:value-type="string">
            <text:p text:style-name="P169"><text:span text:style-name="Source_20_Text">true</text:span></text:p>
          </table:table-cell>
          <table:table-cell table:style-name="Table21.A2" office:value-type="string">
            <text:p text:style-name="P169"><text:span text:style-name="Source_20_Text">any</text:span></text:p>
          </table:table-cell>
          <table:table-cell table:style-name="Table21.D2" office:value-type="string">
            <text:p text:style-name="P183"><text:span text:style-name="Source_20_Text">maxlength</text:span>は無視されます</text:p>
          </table:table-cell>
        </table:table-row>
        <table:table-row table:style-name="Table21.1">
          <table:table-cell table:style-name="Table21.A2" office:value-type="string">
            <text:p text:style-name="P169"><text:span text:style-name="Source_20_Text">any</text:span></text:p>
          </table:table-cell>
          <table:table-cell table:style-name="Table21.A2" office:value-type="string">
            <text:p text:style-name="P169"><text:span text:style-name="Source_20_Text">any</text:span></text:p>
          </table:table-cell>
          <table:table-cell table:style-name="Table21.A2" office:value-type="string">
            <text:p text:style-name="P169"><text:span text:style-name="Source_20_Text">0</text:span></text:p>
          </table:table-cell>
          <table:table-cell table:style-name="Table21.D2" office:value-type="string">
            <text:p text:style-name="P183"><text:span text:style-name="Source_20_Text">pyphen</text:span>は無視されます</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8" draw:name="graphics163" text:anchor-type="char" svg:x="12.741cm" svg:y="0.303cm" svg:width="4.464cm" svg:height="2.665cm" draw:z-index="73"><draw:image xlink:href="../img/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80"><text:span text:style-name="Source_20_Text"><text:span text:style-name="T41">multiline</text:span></text:span><text:span text:style-name="T41">プロパティは</text:span><text:span text:style-name="Source_20_Text"><text:span text:style-name="T41">pre</text:span></text:span><text:span text:style-name="T41">プロパティに似ています。違う点は</text:span><text:span text:style-name="Source_20_Text"><text:span text:style-name="T2">multiline</text:span></text:span><text:span text:style-name="T2"> は</text:span><text:span text:style-name="T41">各々の行初めにある新しい線と空白のみを保存します。</text:span></text:p>
      <text:h text:style-name="P50" text:outline-level="3">ボタン</text:h>
      <text:p text:style-name="P25"><text:span text:style-name="T41">2種類のボタンがあります。</text:span><text:span text:style-name="Source_20_Text"><text:span text:style-name="T41">button</text:span></text:span><text:span text:style-name="T41"> と</text:span><text:span text:style-name="Source_20_Text"><text:span text:style-name="T41">toolbarbutton</text:span></text:span><text:span text:style-name="T41">です。外見は違いますが、働きは同じです。</text:span><text:span text:style-name="Source_20_Text"><text:span text:style-name="T41">button</text:span></text:span><text:span text:style-name="T41"> コンポーネントはHTML BUTTONタグを使用します。一方、</text:span><text:span text:style-name="Source_20_Text"><text:span text:style-name="T41">toolbarbutton</text:span></text:span><text:span text:style-name="T41">コンポーネントはHTML　Aのタグを使います。</text:span></text:p>
      <text:p text:style-name="P27"><text:span text:style-name="Source_20_Text">label</text:span>と<text:span text:style-name="Source_20_Text">image</text:span>プロパティでラベルとイメージをボタンに指定することができます。二つとも指定された場合、<text:span text:style-name="Source_20_Text">dir</text:span><text:span text:style-name="Source_20_Text"><text:span text:style-name="T48">プロ</text:span></text:span>パティでどれを一番前に表示するかを指定できます。<text:span text:style-name="Source_20_Text">orient</text:span>プロパティはlayoutを横方向、縦方向、どちらかに指定できます。</text:p>
      <text:p text:style-name="Code_20_Indent"><draw:frame draw:style-name="fr9" draw:name="graphics116" text:anchor-type="char" svg:x="15.083cm" svg:y="0.418cm" svg:width="2.48cm" svg:height="2.48cm" draw:z-index="27"><draw:image xlink:href="../img/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P27">URLによってイメージを指定することに加えて、<text:span text:style-name="Source_20_Text">setImageContent</text:span>メソッドを使うことで、動的に生成させたイメージをボタンに指定することができます。詳しくは以下のセクションをご覧ください。</text:p>
      <text:p text:style-name="P72"><text:span text:style-name="T7">【ヒント】：　</text:span><text:span text:style-name="Source_20_Text"><text:span text:style-name="T45">setImageContent</text:span></text:span><text:span text:style-name="T45">メソッドは</text:span><text:span text:style-name="Source_20_Text"><text:span text:style-name="T45">image</text:span></text:span><text:span text:style-name="T45">プロパティを持つすべてのコンポーネントで提供されています。つまり、</text:span><text:span text:style-name="Source_20_Text"><text:span text:style-name="T45">setImageContent</text:span></text:span><text:span text:style-name="T45">はイメージを動的に生成するときに使われます。一方、ImageはURLが認識できるイメージに使われます。</text:span></text:p>
      <text:h text:style-name="P123" text:outline-level="4"><text:span text:style-name="Source_20_Text">onClick</text:span>イベントと<text:span text:style-name="Source_20_Text">href</text:span>プロパティ</text:h>
      <text:p text:style-name="P81"><text:span text:style-name="Source_20_Text">button</text:span>と<text:span text:style-name="Source_20_Text">toolbarbutton</text:span>に動作を加える方法は二つあります。初めは<text:span text:style-name="Source_20_Text">onClick</text:span>イベントにリスナを指定します。二つ目はURLを<text:span text:style-name="Source_20_Text">href</text:span>プロパティに指定します。両方共に指定された場合、<text:span text:style-name="Source_20_Text">href</text:span>プロパティのほうが、優先順位が高いです。つまり、<text:span text:style-name="Source_20_Text">onClick</text:span>イベントは送信されません。</text:p>
      <text:p text:style-name="Code_20_Indent_20_2">&lt;button onClick="do_something_in_Java()"/&gt;</text:p>
      <text:p text:style-name="Code_20_Indent_20_2">&lt;button href="/another_page.zul"/&gt;</text:p>
      <text:h text:style-name="P127" text:outline-level="4"><text:span text:style-name="Source_20_Text">org.zkoss.zk.ui.Execution</text:span><text:span text:style-name="T48">インターフェースの</text:span><text:span text:style-name="Source_20_Text">sendRedirect</text:span><text:span text:style-name="T48">メソッド</text:span></text:h>
      <text:p text:style-name="P81">イベントを処理している時、現デスクトップの処理を停止するかどうかを操作します。そして、<text:span text:style-name="Source_20_Text">sendRedirect</text:span>メソッドを使って他のページに変えます。つまり、以下二つのボタンの働きは(ユーザーからみれば) 同じです。</text:p>
      <text:p text:style-name="Code_20_Indent_20_2">&lt;button onClick="Executions.sendRedirect(&amp;quot;another.zul&amp;quot;)"/&gt;</text:p>
      <text:p text:style-name="Code_20_Indent_20_2">&lt;button href="another.zul"/&gt;</text:p>
      <text:p text:style-name="P81"><text:span text:style-name="Source_20_Text">onClick</text:span>イベントはサーバーへ送信され処理されるので、<text:span text:style-name="Source_20_Text">sendRedirect</text:span>を呼ぶ前にロジックを加えることができます。たとえば、<text:span text:style-name="Source_20_Text">sendRedirect</text:span>はある条件が満たされた場合のみ、他のページに変えるといったことが可能です。</text:p>
      <text:p text:style-name="P81">一方で、<text:span text:style-name="Source_20_Text">href</text:span>プロパティは完全にクライアント側で処理されます。ユーザーがボタンをクリックするなどクライアント側の操作はアプリケーションには通知されせん。</text:p>
      <text:h text:style-name="P50" text:outline-level="3">ラジオとラジオグループ</text:h>
      <text:p text:style-name="P27">ラジオボタンはオン・オフできるコンポーネントです。ラジオボタンは<text:span text:style-name="Source_20_Text">radiogroup</text:span>と呼ばれるグループ中でグループ化されます。同じグループの中では一つだけのラジオボタンが選択できます。</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P123" text:outline-level="4">レイアウト</text:h>
      <text:p text:style-name="P81">以下に示したように、<text:span text:style-name="Source_20_Text">radiogroup</text:span>と<text:span text:style-name="Source_20_Text">radio</text:span>は組み合わせることができ、レイアウトは自分のしたいようにできます。</text:p>
      <text:p text:style-name="Code_20_Indent_20_2">&lt;radiogroup&gt;</text:p>
      <text:p text:style-name="Code_20_Indent_20_2"><text:tab/>^^^^^^&lt;grid&gt;</text:p>
      <text:p text:style-name="Code_20_Indent_20_2"><text:tab/>^^^^^^&lt;rows&gt;</text:p>
      <text:p text:style-name="Code_20_Indent_20_2">^^^^^^^^^^^^&lt;row&gt;&lt;radio label="Apple" selected="true"/&gt; Fruit, music or computer&lt;/row&gt;</text:p>
      <text:p text:style-name="Code_20_Indent_20_2">^^^^^^^^^^^^&lt;row&gt;&lt;radio label="Orange"/&gt;&lt;textbox/&gt;&lt;/row&gt;</text:p>
      <text:p text:style-name="Code_20_Indent_20_2">^^^^^^^^^^^^&lt;row&gt;&lt;radio label="Banana"/&gt;&lt;datebox/&gt;&lt;<draw:frame draw:style-name="fr8" draw:name="graphics165" text:anchor-type="char" svg:x="10.236cm" svg:y="0.635cm" svg:width="7.28cm" svg:height="1.797cm" draw:z-index="74"><draw:image xlink:href="../img/10000000000001580000005515B1DDA8.png" xlink:type="simple" xlink:show="embed" xlink:actuate="onLoad"/></draw:frame>/row&gt;</text:p>
      <text:p text:style-name="Code_20_Indent_20_2"><text:tab/>^^^^^^&lt;/rows&gt;</text:p>
      <text:p text:style-name="Code_20_Indent_20_2"><text:tab/>^^^^^^&lt;/grid&gt;</text:p>
      <text:p text:style-name="Code_20_Indent_20_2">&lt;/radiogroup&gt;</text:p>
      <text:p text:style-name="P81">ラジオボタンは一番関係の近い<text:span text:style-name="Source_20_Text">ancestorradiogroup</text:span>に属しています。以下のように一つのラジオグループを他のものを入れ子することができます。視覚的には重ねているように見えるかもしれませんが、どのグループも独立に操作できます。</text:p>
      <text:p text:style-name="Code_20_Indent_20_2">&lt;radiogroup&gt;</text:p>
      <text:p text:style-name="Code_20_Indent_20_2"><text:tab/>^^^^^^&lt;grid&gt;</text:p>
      <text:p text:style-name="Code_20_Indent_20_2"><text:tab/>^^^^^^&lt;rows&gt;</text:p>
      <text:p text:style-name="Code_20_Indent_20_2">^^^^^^^^^^^^&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draw:frame draw:style-name="fr8" draw:name="graphics166" text:anchor-type="char" svg:x="8.816cm" svg:y="0.512cm" svg:width="8.655cm" svg:height="1.819cm" draw:z-index="75"><draw:image xlink:href="../img/100000000000019900000056513BCA33.png" xlink:type="simple" xlink:show="embed" xlink:actuate="onLoad"/></draw:frame>ebox/&gt;&lt;/row&gt;</text:p>
      <text:p text:style-name="Code_20_Indent_20_2"><text:tab/>^^^^^^&lt;/rows&gt;</text:p>
      <text:p text:style-name="Code_20_Indent_20_2"><text:tab/>^^^^^^&lt;/grid&gt;</text:p>
      <text:p text:style-name="Code_20_Indent_20_2">&lt;/radiogroup&gt;</text:p>
      <text:h text:style-name="P50" text:outline-level="3">イメージ</text:h>
      <text:p text:style-name="P25"><text:span text:style-name="Source_20_Text"><text:span text:style-name="T41">image</text:span></text:span><text:span text:style-name="T41"> コンポーネントはブラウザ上でイメージを表示します。</text:span><text:span text:style-name="Source_20_Text"><text:span text:style-name="T41">image</text:span></text:span><text:span text:style-name="T41">コンポーネントにイメージを指定する方法は二つあります。一つ目は</text:span><text:span text:style-name="Source_20_Text"><text:span text:style-name="T41">src</text:span></text:span><text:span text:style-name="T41">プロパティを使って、イメージが位置されているURIを指定します。この方法はHTMLがサポートしているものに似ています。静的なイメージを表示する場合、URLによって認識できるイメージを</text:span><text:span text:style-name="T41">表示する場合、このアプローチは便利です。</text:span></text:p>
      <text:p text:style-name="Code_20_Indent">&lt;image src="/some/my.jpg"/&gt;</text:p>
      <text:h text:style-name="P123" text:outline-level="4">地域(言語)依存イメージ</text:h>
      <text:p text:style-name="P81">URIを受け取っている他のプロパティを使用しているように、地域依存イメージを<text:span text:style-name="Source_20_Text">“*”</text:span>で表示します。例えば、異なった地域に異なったイメージを指定するなら、以下のように使用できます。</text:p>
      <text:p text:style-name="Code_20_Indent_20_2">&lt;image src="/my*.png"</text:p>
      <text:p text:style-name="P81">そのため、ユーザーの一人がデフォルト地域がde_DEに設定されたブラウザで訪れることを想定します。ZKは<text:span text:style-name="Source_20_Text"><text:span text:style-name="T52">/my_de_DE.png</text:span></text:span>と呼ばれるイメージファイルを位置しようと試みます。見つからない場合、<text:span text:style-name="Source_20_Text"><text:span text:style-name="T52">/my_de.png</text:span></text:span>を探し、最後は/my.pngを試します。</text:p>
      <text:p text:style-name="P81">より詳しくは、国際化の章<text:span text:style-name="T41">のブラウザとロケール依存</text:span>URIを参照してください。</text:p>
      <text:p text:style-name="P27">二つ目は、<text:span text:style-name="Source_20_Text">setContent</text:span>メソッドを使用して、イメージコンテンツを<text:span text:style-name="Source_20_Text">image</text:span>コンポーネントに直接指定できます。指定したと同時に、ブラウザで表示されているイメージが自動的に更新されます。このアプローチはイメージが動的に生成されるときに使うと便利です。</text:p>
      <text:p text:style-name="P27">例えば、以下のようにユーザーに指定された位置にマップを生成させます。</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if (location.length() &gt; 0)</text:p>
      <text:p text:style-name="Code_20_Indent"><text:tab/><text:tab/><text:tab/>^^^^^^^^^^^^^^^^^^image.setContent(new MapImage(location));</text:p>
      <text:p text:style-name="Code_20_Indent"><text:tab/>^^^^^^}</text:p>
      <text:p text:style-name="Code_20_Indent">&lt;/zscript&gt;</text:p>
      <text:p text:style-name="P25"><text:span text:style-name="T41">上の例の中の</text:span><text:span text:style-name="Source_20_Text"><text:span text:style-name="T2">MapImage</text:span></text:span><text:span text:style-name="T41">は指定された位置を計算し、マップで表示するビジネスロジックと仮定します。</text:span></text:p>
      <text:p text:style-name="P27">イメージコンポーネントは<text:span text:style-name="Source_20_Text">org.zkoss.image.Image</text:span>インターフェースの中のコンテンツのみを受け取ります。ツールによって生成させたイメージがこのフォーマットでない場合、<text:span text:style-name="Source_20_Text">org.zkoss.image.AImage</text:span>クラスを使用して、バイナリデータ配列、又はファイル、又は入力列を包み<text:span text:style-name="Source_20_Text"><text:span text:style-name="T52">Image</text:span></text:span>インターフェースに入れましょう。</text:p>
      <text:p text:style-name="P27">従来のウェブアプリケーション中で動的に発生したイメージを一時キャッシュすることは難しいです。<text:span text:style-name="Source_20_Text">image</text:span>コンポーネントを使えば心配する必要はありません。一度イメージコンテンツが指定されると、それは<text:span text:style-name="Source_20_Text">image</text:span>コンポーネントに属し、<text:span text:style-name="Source_20_Text">image</text:span>コンポーネントを使わなくなった後、メモリは自動的に開放されます。</text:p>
      <text:p text:style-name="P72"><text:span text:style-name="T7">【ヒント】：</text:span><text:span text:style-name="T45">イメージや、オーディオ以外のPDFといったコンテンツを表示する場合、</text:span><text:span text:style-name="Source_20_Text"><text:span text:style-name="T45">iframe</text:span></text:span><text:span text:style-name="T45">コンポーネントを使用できます。</text:span></text:p>
      <text:h text:style-name="P50" text:outline-level="3">イメージマップ</text:h>
      <text:p text:style-name="P27"><text:span text:style-name="Source_20_Text">imagemap</text:span>コンポーネントは特別なイメージです。<text:span text:style-name="Source_20_Text"><text:span text:style-name="T2">i</text:span></text:span><text:span text:style-name="Source_20_Text">mage</text:span>コンポーネントが受け取るすべてのプロパティを受け取ります。しかし、<text:span text:style-name="Source_20_Text">image</text:span>とは異なっていて、ユーザーがイメージ上でクリックをしたら、<text:span text:style-name="Source_20_Text">onClick</text:span>イベントとマウス位置の座標は両方サーバーに送り返されます。対照的に、<text:span text:style-name="Source_20_Text">image</text:span>の場合は<text:span text:style-name="Source_20_Text">onClick</text:span>イベントは座標を含まないで送信されます。</text:p>
      <text:p text:style-name="P27">マウス位置座標は左上の隅を（０，０）として、画面のピクセルを数えます。<text:span text:style-name="Source_20_Text">org.zkoss.zk.ui.event.MouseEvent</text:span>のインスタンスとして保存されます。一度、アプリケーションが<text:span text:style-name="Source_20_Text">onClick</text:span>イベントを受け取ると、<text:span text:style-name="Source_20_Text">getX</text:span><text:span text:style-name="Source_20_Text"><text:span text:style-name="T48">と</text:span></text:span><text:span text:style-name="Source_20_Text">getY</text:span>メソッドでマウスの位置座標を調べます。</text:p>
      <text:p text:style-name="P27">例えば、もしユーザーが左上から208ピクセル右、205ピクセル下という点をクリックしたら、以下の文からイメージが表示されます。</text:p>
      <text:p text:style-name="Code_20_Indent">&lt;imagemap src="/img/sun.jpg" onClick="alert(event.x + &amp;quot;, &amp;quot; +event.y)"/&gt;</text:p>
      <text:p text:style-name="Text_20_body_20_indent"><draw:frame draw:style-name="fr11" draw:name="graphics184" text:anchor-type="char" svg:x="3.766cm" svg:y="0.039cm" svg:width="9.058cm" svg:height="7.216cm" draw:z-index="91"><draw:image xlink:href="../img/10000000000001AC00000155E1243DA6.png" xlink:type="simple" xlink:show="embed" xlink:actuate="onLoad"/></draw:frame></text:p>
      <text:p text:style-name="P33">アプリケーションは大抵座標を使用して、ユーザーがクリックした場所を決めます。そして、それにしたがってレスポンスをします。</text:p>
      <text:h text:style-name="P123" text:outline-level="4">エリア</text:h>
      <text:p text:style-name="P81">アプリケーション自体が座標を処理する代わりに、開発者が<text:span text:style-name="Source_20_Text">imagemap</text:span>コンポーネントの子要素として<text:span text:style-name="Source_20_Text">area</text:span>コンポーネントを加えることができます。</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P236">次に、<text:span text:style-name="Source_20_Text">imagemap</text:span>コンポーネントはロジック名へマウスの位置座標を翻訳します。：ユーザーがクリックしたエリアの識別子。例えば、ユーザーは(150,150)でクリックしたら、以下のように結果を得ます。</text:p>
      <text:p text:style-name="Text_20_body_20_indent_20_2"><draw:frame draw:style-name="fr12" draw:name="graphics144" text:anchor-type="char" svg:x="4.038cm" svg:y="0.339cm" svg:width="9.862cm" svg:height="5.48cm" draw:z-index="55"><draw:image xlink:href="../img/10000000000001D200000103800B52A3.png" xlink:type="simple" xlink:show="embed" xlink:actuate="onLoad"/></draw:frame></text:p>
      <text:h text:style-name="P123" text:outline-level="4"><text:span text:style-name="Source_20_Text">Shape</text:span>プロパティ</text:h>
      <text:p text:style-name="P80"><text:span text:style-name="T41">エリアコンポーネントは３タイプの形をサポートしています：</text:span><text:span text:style-name="T2">circle</text:span><text:span text:style-name="T41">・</text:span><text:span text:style-name="T2"> polygon </text:span><text:span text:style-name="T41">・</text:span><text:span text:style-name="T2"> rectangle</text:span><text:span text:style-name="T41">。マウスの座標は左上を(０，０)として、スクリーンのピクセルを数えたものです。</text:span></text:p>
      <table:table table:name="Table22" table:style-name="Table22">
        <table:table-column table:style-name="Table22.A"/>
        <table:table-column table:style-name="Table22.B"/>
        <table:table-header-rows>
          <table:table-row table:style-name="Table22.1">
            <table:table-cell table:style-name="Table22.A1" office:value-type="string">
              <text:p text:style-name="P188">形</text:p>
            </table:table-cell>
            <table:table-cell table:style-name="Table22.B1" office:value-type="string">
              <text:p text:style-name="P189"><text:span text:style-name="T41">コーディネイト</text:span> / <text:span text:style-name="T41">説明</text:span></text:p>
            </table:table-cell>
          </table:table-row>
        </table:table-header-rows>
        <table:table-row table:style-name="Table22.1">
          <table:table-cell table:style-name="Table22.A2" office:value-type="string">
            <text:p text:style-name="P173"><text:span text:style-name="Source_20_Text">Circle</text:span></text:p>
          </table:table-cell>
          <table:table-cell table:style-name="Table22.B2" office:value-type="string">
            <text:p text:style-name="P224"><text:span text:style-name="Source_20_Text">coords="x, y, r"</text:span></text:p>
            <text:p text:style-name="P160">ピクセルの中で中心を<text:span text:style-name="Source_20_Text">ｘ</text:span>と<text:span text:style-name="Source_20_Text">ｙ</text:span>で指定して、<text:span text:style-name="Source_20_Text">ｒ</text:span>を半径とします。</text:p>
          </table:table-cell>
        </table:table-row>
        <table:table-row table:style-name="Table22.1">
          <table:table-cell table:style-name="Table22.A2" office:value-type="string">
            <text:p text:style-name="P173"><text:span text:style-name="Source_20_Text">Polygon</text:span></text:p>
          </table:table-cell>
          <table:table-cell table:style-name="Table22.B2" office:value-type="string">
            <text:p text:style-name="P224"><text:span text:style-name="Source_20_Text">coords="x1, y1, x2, y2, x3, y3..."</text:span></text:p>
            <text:p text:style-name="P163"><text:span text:style-name="Source_20_Text">ｘ</text:span>と<text:span text:style-name="Source_20_Text">ｙ</text:span>のペアが多角形(ポリゴン)の頂点を定義します。３角形を定義するのに、少なくとも３点の<text:span text:style-name="Source_20_Text">ｘ</text:span>と<text:span text:style-name="Source_20_Text">ｙ</text:span>が必要です。ポリゴンは自動的に閉じます。つまり、領域を閉じるためにリストの終わりで初めの座標をもう一度指定する必要はありません。</text:p>
          </table:table-cell>
        </table:table-row>
        <table:table-row table:style-name="Table22.1">
          <table:table-cell table:style-name="Table22.A2" office:value-type="string">
            <text:p text:style-name="P173"><text:span text:style-name="Source_20_Text">rectangle</text:span></text:p>
          </table:table-cell>
          <table:table-cell table:style-name="Table22.B2" office:value-type="string">
            <text:p text:style-name="P224"><text:span text:style-name="Source_20_Text">coords="x1, y1, x2, y2"</text:span></text:p>
            <text:p text:style-name="P160">初めの座標のペアは四角形の角の一つで、他のペアは対角にある反対の角です。四角形は四つの辺の多角形を指定する方法を単純にしたものです。</text:p>
          </table:table-cell>
        </table:table-row>
      </table:table>
      <text:p text:style-name="P81">一つの<text:span text:style-name="Source_20_Text">area</text:span>コンポーネント中の座標が他をオーバーラップする場合、初めに設定されたものが優先されます。</text:p>
      <text:h text:style-name="P50" text:outline-level="3">オーディオ</text:h>
      <text:p text:style-name="P27"><text:span text:style-name="Source_20_Text">audio</text:span>コンポーネントはブラウザでオーディオを流します。<text:span text:style-name="Source_20_Text">image</text:span>のように、<text:span text:style-name="Source_20_Text">src</text:span>プロパティを使用し、オーディオリソースのURLを指定します。又は、<text:span text:style-name="Source_20_Text">setContent</text:span>メソッド使用し、動的に生成したオーディオを指定します。</text:p>
      <text:p text:style-name="P27">ブラウザとオーディオのプラグインがそれらの機能により、開発者は<text:span text:style-name="Source_20_Text">play</text:span>、<text:span text:style-name="Source_20_Text">stop</text:span>、<text:span text:style-name="Source_20_Text">pause</text:span>メソッドで、オーディオの動作を操作します。現在はメディアプレーヤーが付いているインターネットエクスプローラーがそのような操作を可能にしています。</text:p>
      <text:h text:style-name="P50" text:outline-level="3"/>
      <text:h text:style-name="P50" text:outline-level="3">入力制御<draw:frame draw:style-name="fr8" draw:name="graphics138" text:anchor-type="char" svg:x="9.857cm" svg:y="0.852cm" svg:width="7.449cm" svg:height="3.489cm" draw:z-index="49"><draw:image xlink:href="../img/1000000000000160000000A52BD72F03.png" xlink:type="simple" xlink:show="embed" xlink:actuate="onLoad"/></draw:frame></text:h>
      <text:p text:style-name="P27">入力制御のセットはXULコンポーネントセット中でサポートされています。:<text:span text:style-name="Source_20_Text">textbox</text:span>、　<text:span text:style-name="Source_20_Text">intbox</text:span>、　<text:span text:style-name="Source_20_Text">decimalbox</text:span>、　<text:span text:style-name="Source_20_Text">doublebox</text:span>、　<text:span text:style-name="Source_20_Text">datebox</text:span>、<text:span text:style-name="Source_20_Text">combobox</text:span>、<text:span text:style-name="Source_20_Text">bandbox</text:span>。それらによって、ユーザーは異なったタイプのデータを入力できます。</text:p>
      <text:p text:style-name="P27"/>
      <text:p text:style-name="Code_20_Indent">&lt;zk&gt;</text:p>
      <text:p text:style-name="Code_20_Indent"><text:tab/>^^^^^^&lt;textbox/&gt;</text:p>
      <text:p text:style-name="Code_20_Indent"><text:tab/>^^^^^^&lt;datebox/&gt;</text:p>
      <text:p text:style-name="Code_20_Indent">&lt;/zk&gt;</text:p>
      <text:p text:style-name="P72"><text:span text:style-name="T7">【ヒント】：</text:span><text:span text:style-name="Source_20_Text"><text:span text:style-name="T45">combobox</text:span></text:span><text:span text:style-name="T45">と</text:span><text:span text:style-name="Source_20_Text"><text:span text:style-name="T45">bandbox</text:span></text:span><text:span text:style-name="T45">は特別な入力ボックスです。その二つはここに書いたプロパティを共有しています。後に出てくる</text:span><text:span text:style-name="Source_20_Text"><text:span text:style-name="T3">c</text:span></text:span><text:span text:style-name="Source_20_Text"><text:span text:style-name="T45">omboboxes</text:span></text:span><text:span text:style-name="T45">と</text:span><text:span text:style-name="Source_20_Text"><text:span text:style-name="T3">b</text:span></text:span><text:span text:style-name="Source_20_Text"><text:span text:style-name="T45">andboxes</text:span></text:span><text:span text:style-name="T45">セクション中でそれら独特な特徴が議論されます。</text:span></text:p>
      <text:h text:style-name="P130" text:outline-level="4"><text:span text:style-name="Source_20_Text"><text:span text:style-name="T2">t</text:span></text:span><text:span text:style-name="Source_20_Text">ype</text:span><text:span text:style-name="T55">プロパティ</text:span></text:h>
      <text:p text:style-name="P81"><text:span text:style-name="Source_20_Text">textbox</text:span>コンポーネントの<text:span text:style-name="Source_20_Text">type</text:span>プロパティを<text:span text:style-name="Source_20_Text">password</text:span>に指定することで、ユーザーが何を入力したかは表示されません。</text:p>
      <text:p text:style-name="Code_20_Indent_20_2">Username: &lt;textbox/&gt;</text:p>
      <text:p text:style-name="Code_20_Indent_20_2">Password: &lt;textbox type="password"/&gt;</text:p>
      <text:h text:style-name="P121" text:outline-level="4"><text:span text:style-name="Source_20_Text"><text:span text:style-name="T41">format</text:span></text:span><text:span text:style-name="T41"> プロパティ</text:span></text:h>
      <text:p text:style-name="P81">フォーマットフィールドによって、入力制御のフォーマットを選択できます。デフォルトは<text:span text:style-name="Source_20_Text"><text:span text:style-name="T2">n</text:span></text:span><text:span text:style-name="Source_20_Text">ull</text:span>です。<text:span text:style-name="Source_20_Text">databox</text:span>では、デフォルトは<text:span text:style-name="Source_20_Text">yyyy/mm/dd</text:span>です。<text:span text:style-name="Source_20_Text">intbox</text:span>と<text:span text:style-name="Source_20_Text">decimal</text:span>では、デフォルトは何も指定しないです。</text:p>
      <text:p text:style-name="Code_20_Indent_20_2">&lt;datebox format="MM/dd/yyyy"/&gt;</text:p>
      <text:p text:style-name="Code_20_Indent_20_2">&lt;decimalbox format="#,##0.##"/&gt;</text:p>
      <text:p text:style-name="P86">他のプロパティのように、以下に書いてあるように、動的にフォーマットを変えることができます。</text:p>
      <text:p text:style-name="Code_20_Indent_20_2">&lt;datebox id="db"/&gt;<text:line-break/>&lt;button label="set MM-dd-yyyy" onClick="db.setFormat(&amp;quot;MM-dd-yyyy&amp;quot;)"/&gt;</text:p>
      <text:p text:style-name="P238"><text:span text:style-name="T41">マウスを使わずに入力</text:span><text:tab/><text:span text:style-name="Source_20_Text">datebox</text:span></text:p>
      <text:list text:style-name="WW8Num11">
        <text:list-item>
          <text:p text:style-name="P323"><text:span text:style-name="Source_20_Text">Alt+DOWN</text:span><text:span text:style-name="T41">はカレンダーをポップアップさせます。</text:span> </text:p>
        </text:list-item>
        <text:list-item>
          <text:p text:style-name="P323"><text:span text:style-name="Source_20_Text">LEFT</text:span>, <text:span text:style-name="Source_20_Text">RIGHT</text:span>, <text:span text:style-name="Source_20_Text">UP</text:span>, <text:s/><text:span text:style-name="Source_20_Text">DOWN</text:span><text:span text:style-name="T41">でカレンダーから選択された日を変えます。</text:span></text:p>
        </text:list-item>
        <text:list-item>
          <text:p text:style-name="P323"><text:span text:style-name="Source_20_Text">ENTER</text:span><text:span text:style-name="T41">で選択された日を有効にします。(</text:span><text:span text:style-name="Source_20_Text"><text:span text:style-name="T41">datebox</text:span></text:span><text:span text:style-name="T41">にコピーすることによって)</text:span></text:p>
        </text:list-item>
        <text:list-item>
          <text:p text:style-name="P323"><text:span text:style-name="Source_20_Text">Alt+UP </text:span><text:span text:style-name="T41">または</text:span>ESC<text:span text:style-name="T41">は選択をあきらめ、カレンダーを閉じます。</text:span></text:p>
        </text:list-item>
      </text:list>
      <text:h text:style-name="P123" text:outline-level="4">入力条件</text:h>
      <text:p text:style-name="P80"><text:span text:style-name="Source_20_Text"><text:span text:style-name="T41">constraint</text:span></text:span><text:span text:style-name="T41">プロパティの使用によって、入力制御が受け取る値を規制します。</text:span><text:span text:style-name="Source_20_Text"><text:span text:style-name="T41">Positive</text:span></text:span><text:span text:style-name="T41">、</text:span><text:span text:style-name="Source_20_Text"><text:span text:style-name="T41">negative</text:span></text:span><text:span text:style-name="T41">、</text:span><text:span text:style-name="Source_20_Text"><text:span text:style-name="T41">no zero</text:span></text:span><text:span text:style-name="T41">、</text:span><text:span text:style-name="Source_20_Text"><text:span text:style-name="T41">no empty</text:span></text:span><text:span text:style-name="T41">、</text:span><text:span text:style-name="Source_20_Text"><text:span text:style-name="T41">no future</text:span></text:span><text:span text:style-name="T41">、</text:span><text:span text:style-name="Source_20_Text"><text:span text:style-name="T41">no past</text:span></text:span><text:span text:style-name="T41">、</text:span><text:span text:style-name="Source_20_Text"><text:span text:style-name="T41">no today</text:span></text:span><text:span text:style-name="T41">、</text:span><text:span text:style-name="Source_20_Text"><text:span text:style-name="T41">regular expression</text:span></text:span><text:span text:style-name="T41">を組み合わせて使用することができます。初めの三つの規制は</text:span><text:span text:style-name="Source_20_Text"><text:span text:style-name="T41">intbox</text:span></text:span><text:span text:style-name="T41">と</text:span><text:span text:style-name="Source_20_Text"><text:span text:style-name="T41">decimalbox</text:span></text:span><text:span text:style-name="T41">だけに適用できます。</text:span><text:span text:style-name="Source_20_Text"><text:span text:style-name="T41">no future</text:span></text:span><text:span text:style-name="T41">、</text:span><text:span text:style-name="Source_20_Text"><text:span text:style-name="T41">no past</text:span></text:span><text:span text:style-name="T41">、</text:span><text:span text:style-name="Source_20_Text"><text:span text:style-name="T41">no today</text:span></text:span><text:span text:style-name="T41">の規制は</text:span><text:span text:style-name="Source_20_Text"><text:span text:style-name="T41">datebox</text:span></text:span><text:span text:style-name="T41">にのみ適用できます。</text:span><text:span text:style-name="Source_20_Text"><text:span text:style-name="T41">no empty</text:span></text:span><text:span text:style-name="T41">の規制はどのタイプのコンポーネントにも適用できます。</text:span><text:span text:style-name="Source_20_Text"><text:span text:style-name="T41">regular expressions</text:span></text:span><text:span text:style-name="T41">の規制は</text:span><text:span text:style-name="Source_20_Text"><text:span text:style-name="T41">textbox</text:span></text:span><text:span text:style-name="T41">、</text:span><text:span text:style-name="Source_20_Text"><text:span text:style-name="T41">combobox</text:span></text:span><text:span text:style-name="T41">、</text:span><text:span text:style-name="Source_20_Text"><text:span text:style-name="T41">bandbox</text:span></text:span><text:span text:style-name="T41">のようなストリングを入力するコンポーネントにのみ適用できます。</text:span> </text:p>
      <text:p text:style-name="P81">二つ以上の規制を指定するために、コンマ(,)を使って以下のように分けます。</text:p>
      <text:p text:style-name="Code_20_Indent_20_2">&lt;intbox constraint="no negative,no zero"/&gt;</text:p>
      <text:p text:style-name="P80"><text:span text:style-name="Source_20_Text"><text:span text:style-name="T41">regular expression</text:span></text:span><text:span text:style-name="T41">を指定する時に、/を使って以下のように</text:span><text:span text:style-name="Source_20_Text"><text:span text:style-name="T41">regular expression</text:span></text:span><text:span text:style-name="T41">を閉じます。</text:span> </text:p>
      <text:p text:style-name="Code_20_Indent_20_2">&lt;textbox constraint="/.+@.+\.[a-z]+/"/&gt;</text:p>
      <text:p text:style-name="P80"><text:span text:style-name="T41">メモ</text:span>:</text:p>
      <text:list text:style-name="WW8Num12">
        <text:list-item>
          <text:p text:style-name="P308">上のステートメントはXMLなので、\\でバックスラッシュを表現しないでください。一方で、Javaで書いているなら、バックスラッシュを\\で表現しなければなりません。</text:p>
        </text:list-item>
      </text:list>
      <text:p text:style-name="Code_20_Indent_20_3">new Textbox().setContraint("/.+@.+\\.[a-z]+/");</text:p>
      <text:list text:style-name="WW8Num58">
        <text:list-item>
          <text:p text:style-name="P309">カンマで分けることで、別の規制を持つ<text:span text:style-name="Source_20_Text">regular expression</text:span>と混在に使うことができます。</text:p>
        </text:list-item>
      </text:list>
      <text:p text:style-name="P81">デフォルトの代わりに、アプリケーション依存のメッセージを表示する場合、規制の後ろにコロンを使って、失敗したときに表示したいメッセージを加えます。</text:p>
      <text:p text:style-name="Code_20_Indent_20_2">&lt;textbox constraint="/.+@.+\.[a-z]+/: e-mail address only"/&gt;</text:p>
      <text:p text:style-name="Code_20_Indent_20_2">&lt;datebox constraint="no empty, no future: now or never"/&gt;</text:p>
      <text:p text:style-name="P80"><text:span text:style-name="T41">メモ</text:span>:</text:p>
      <text:list text:style-name="WW8Num13" text:continue-numbering="true">
        <text:list-item>
          <text:p text:style-name="P310">エラーメッセージを指定する場合は最後の要素で指定しコロンで始めます。</text:p>
        </text:list-item>
        <text:list-item>
          <text:p text:style-name="P310">多言語をサポートするのに、国際化の章で説明されている l functionを使用します。</text:p>
        </text:list-item>
      </text:list>
      <text:p text:style-name="Code_20_Indent_20_3">&lt;textbox constraint="/.+@.+\.[a-z]+/: ${c:l('err.email.required')}"/&gt;</text:p>
      <text:h text:style-name="P123" text:outline-level="4">Custom規制</text:h>
      <text:p text:style-name="P81">より複雑な規制をするなら、<text:span text:style-name="Source_20_Text">org.zkoss.zul.Constraint</text:span>インターフェースを実装するオブジェクトを指定します。</text:p>
      <text:p text:style-name="Code_20_Indent_20_2">&lt;window title="Custom Constraint"&gt;</text:p>
      <text:p text:style-name="Code_20_Indent_20_2"><text:tab/>^^^^^^&lt;zscript&gt;&lt;![CDATA[</text:p>
      <text:p text:style-name="Code_20_Indent_20_2">Constraint ctt = new Constraint() {</text:p>
      <text:p text:style-name="Code_20_Indent_20_2">^^^^^^public void validate(Component comp, Object value) throws WrongValueException {</text:p>
      <text:p text:style-name="Code_20_Indent_20_2"><text:tab/><text:tab/>^^^^^^^^^^^^if (value =e= null || ((Integer)value).intValue() &lt; 100)</text:p>
      <text:p text:style-name="Code_20_Indent_20_2">^^^^^^^^^^^^^^^^^^throw new WrongValueException(comp, "At least 100 must be specified");</text:p>
      <text:p text:style-name="Code_20_Indent_20_2"><text:tab/>^^^^^^}</text:p>
      <text:p text:style-name="Code_20_Indent_20_2">}</text:p>
      <text:p text:style-name="Code_20_Indent_20_2"><text:tab/>^^^^^^]]&gt;&lt;/zscript&gt;</text:p>
      <text:p text:style-name="Code_20_Indent_20_2"><text:tab/>^^^^^^&lt;intbox constraint="${ctt}"/&gt;</text:p>
      <text:p text:style-name="Code_20_Indent_20_2">&lt;/window&gt;</text:p>
      <text:p text:style-name="P80"><text:span text:style-name="T41">Javaクラスに規制を実装することができます。例えば、</text:span><text:span text:style-name="Source_20_Text"><text:span text:style-name="T41">my.EmailValidator</text:span></text:span><text:span text:style-name="T41">の場合は：</text:span></text:p>
      <text:p text:style-name="Code_20_Indent_20_2">&lt;?taglib uri="/WEB-INF/tld/web/core.dsp.tld" prefix="c"?&gt;</text:p>
      <text:p text:style-name="Code_20_Indent_20_2">&lt;textbox constraint="${c:new('my.EmailValidator')}"/&gt;</text:p>
      <text:h text:style-name="P156" text:outline-level="5"><text:span text:style-name="Source_20_Text">org.zkoss.zk.ui.WrongValueException</text:span></text:h>
      <text:p text:style-name="P118">上の例では<text:span text:style-name="Source_20_Text">org.zkoss.ui.WrongValueException</text:span>を使用して、エラーを表します。説明したように、エラーを発生させるコンポーネントを初めの引数に指定しなければなりません。そして、二つ目の引数にエラーメッセージを指定します。</text:p>
      <text:p text:style-name="P118">どんなときでも、例えば<text:span text:style-name="Source_20_Text">onChange</text:span>イベントが以下のように受け取られたときに、この例外を使用することができます。</text:p>
      <text:p text:style-name="Code_20_Indent_20_3"><draw:frame draw:style-name="fr13" draw:name="graphics146" text:anchor-type="char" svg:x="12.046cm" svg:y="0.041cm" svg:width="5.517cm" svg:height="1.018cm" draw:z-index="57"><draw:image xlink:href="../img/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f.value = "try again";</text:p>
      <text:p text:style-name="Code_20_Indent_20_3">^^^^^^^^^^^^^^^^^^throw new WrongValueException(self, "Not a good answer!");</text:p>
      <text:p text:style-name="Code_20_Indent_20_3"><text:tab/><text:tab/>^^^^^^^^^^^^}</text:p>
      <text:p text:style-name="Code_20_Indent_20_3"><text:tab/>^^^^^^&lt;/attribute&gt;</text:p>
      <text:p text:style-name="Code_20_Indent_20_3">&lt;/textbox&gt;</text:p>
      <text:h text:style-name="P155" text:outline-level="5">エラー表示をカスタマイズする</text:h>
      <text:p text:style-name="P118">前の例中で示されたデフォルトのエラーボックスの代わりに、規制を伴った<text:span text:style-name="Source_20_Text">org.zkoss.zul.CustomConstraint</text:span>インターフェースを実装することでカスタムの外見を提供することができます。<text:span text:style-name="Source_20_Text">CustomConstraint</text:span>インターフェースは<text:span text:style-name="Source_20_Text">showCustomError</text:span>と呼ばれるメソッドをもち、例外が発生したとき、又はバリデーションを通ったときに呼び出されます。以下は例です。</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text:tab/><text:tab/>^^^^^^^^^^^^&lt;label id="errmsg"/&gt;</text:p>
      <text:p text:style-name="Code_20_Indent_20_3"><text:tab/>^^^^^^&lt;/hbox&gt;<draw:frame draw:style-name="fr8" draw:name="graphics178" text:anchor-type="char" svg:x="8.578cm" svg:y="0.025cm" svg:width="8.998cm" svg:height="0.898cm" draw:z-index="85"><draw:image xlink:href="../img/100000000000023D00000039116921E8.png" xlink:type="simple" xlink:show="embed" xlink:actuate="onLoad"/></draw:frame></text:p>
      <text:p text:style-name="Code_20_Indent_20_3">&lt;/window&gt;</text:p>
      <text:h text:style-name="P155" text:outline-level="5">応答速度の改善</text:h>
      <text:p text:style-name="P117"><text:span text:style-name="T41">応答はクライアントでより多く規制を承認(validate)することで改善できます。このためには、</text:span><text:span text:style-name="Source_20_Text"><text:span text:style-name="T2">Constraint</text:span></text:span><text:span text:style-name="T2"> </text:span><text:span text:style-name="T41">で</text:span><text:span text:style-name="Source_20_Text">org.zkoss.zul.ClientConstraint</text:span> <text:span text:style-name="T41">インターフェースを実装しなければなりません。クライアントですべてのバリデーションが行われると、</text:span><text:span text:style-name="Source_20_Text"><text:span text:style-name="T41">isClientComplete</text:span></text:span><text:span text:style-name="T41">メソッドに</text:span><text:span text:style-name="Source_20_Text"><text:span text:style-name="T41">true</text:span></text:span><text:span text:style-name="T41">を返します。サーバー側へ送信し、バリデーションを行う必要がなくなります。</text:span></text:p>
      <text:p text:style-name="P118"><text:span text:style-name="Source_20_Text">Validate_errobox</text:span>と呼ばれる要素を使用すれば、クライアントでJavaScriptコードだけで外見をカスタマイズすることができます。例えば、</text:p>
      <text:p text:style-name="Code_20_Indent_20_3">&lt;script type="text/javascript"&gt;&lt;![CDATA[</text:p>
      <text:p text:style-name="Code_20_Indent_20_3"><text:tab/>^^^^^^//Running at the browser</text:p>
      <text:p text:style-name="Code_20_Indent_20_3"><text:tab/>^^^^^^window.Validate_errorbox = function (id, boxid, msg) {</text:p>
      <text:p text:style-name="Code_20_Indent_20_3"><text:tab/><text:tab/>^^^^^^^^^^^^var html = '&lt;div style="display:none;position:absolute" id="'</text:p>
      <text:p text:style-name="Code_20_Indent_20_3"><text:tab/><text:tab/><text:tab/>^^^^^^^^^^^^^^^^^^+boxid<text:tab/>+'"&gt;'+zk.encodeXML(msg, true)+'&lt;/div&gt;';</text:p>
      <text:p text:style-name="Code_20_Indent_20_3"><text:tab/><text:tab/>^^^^^^^^^^^^document.body.insertAdjacentHTML("afterbegin", html);<text:line-break/><text:tab/><text:tab/>^^^^^^^^^^^^return $e(boxid);<text:line-break/><text:tab/>^^^^^^}</text:p>
      <text:p text:style-name="Code_20_Indent_20_3">]]&gt;&lt;/script&gt;</text:p>
      <text:p text:style-name="P72"><text:span text:style-name="T7">【メモ】</text:span><text:span text:style-name="Source_20_Text"><text:span text:style-name="T7">:</text:span></text:span><text:span text:style-name="Source_20_Text"><text:span text:style-name="T45">zscript</text:span></text:span><text:span text:style-name="T45">はサーバーで実行されているコードを示します。一方、</text:span><text:span text:style-name="Source_20_Text"><text:span text:style-name="T45">script</text:span></text:span><text:span text:style-name="T45">はブラウザで実行されているスクリプトコードを表します。</text:span></text:p>
      <text:p text:style-name="P72"><text:span text:style-name="T7">【メモ】:</text:span><text:span text:style-name="Source_20_Text"><text:span text:style-name="T45">CustomConstraint</text:span></text:span><text:span text:style-name="T45">が実装されているなら、すべての承認がサーバーで行われるため</text:span><text:span text:style-name="Source_20_Text"><text:span text:style-name="T45">ClientConstraint</text:span></text:span><text:span text:style-name="T45">は無視されます。つまり、</text:span><text:span text:style-name="Source_20_Text"><text:span text:style-name="T45">ClientConstraint</text:span></text:span><text:span text:style-name="T45">を使用して、応答を改善する場合、</text:span><text:span text:style-name="Source_20_Text"><text:span text:style-name="T45">Validate_errobox</text:span></text:span><text:span text:style-name="T45">を上書きすることがエラーメッセージの表示を変更する唯一の方法です。</text:span></text:p>
      <text:h text:style-name="P123" text:outline-level="4"><text:span text:style-name="Source_20_Text">onChange</text:span>イベント</text:h>
      <text:p text:style-name="P81">コンテンツがユーザによって変更された場合、入力制御は<text:span text:style-name="Source_20_Text">onChange</text:span>イベントでアプリケーションに通知します。</text:p>
      <text:p text:style-name="P81"><text:span text:style-name="Source_20_Text">onChange</text:span>のイベントリスナが呼び出された時、変数は設定されます。その時に不合理的な値を拒否するのは遅すぎます。さもなければ、適切な値を再設定しなければなりません。より良い方法として、<text:span text:style-name="Source_20_Text"><text:span text:style-name="T52">Custom Constraints</text:span></text:span>セクションで説明しているように、規制を使用することをお勧めします。</text:p>
      <text:h text:style-name="P123" text:outline-level="4"><text:span text:style-name="Source_20_Text">onChanging</text:span>イベント</text:h>
      <text:p text:style-name="P81">ユーザーがコンテンツを変更している最中にしても、入力制御は<text:span text:style-name="Source_20_Text">onChanging</text:span>イベントでアプリケーションを通知します。</text:p>
      <text:p text:style-name="P81"><text:span text:style-name="Source_20_Text">onChanging</text:span>リスナが呼び出されたとき、値はまだ設定されていません。つまり、<text:span text:style-name="Source_20_Text">value</text:span>プロパティは古いままです。ユーザーが入力したものを取得するために、以下のようにイベントの<text:span text:style-name="Source_20_Text">value</text:span>プロパティを参照しなければなりません。</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25">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P81">ユーザーがまだ変更を終えていないので、<text:span text:style-name="Source_20_Text">onChanging</text:span>イベントリスナの中で不合理的な変数を拒否したくても早すぎてできません。より良い方法として、Custom Constraintsセクション中に書かれているように規制を使用することをお勧めします。</text:p>
      <text:h text:style-name="P52" text:outline-level="3">カレンダー<draw:frame draw:style-name="fr9" draw:name="graphics145" text:anchor-type="char" svg:x="11.001cm" svg:y="0.482cm" svg:width="6.458cm" svg:height="3.127cm" draw:z-index="56"><draw:image xlink:href="../img/10000000000001310000009425D8FF0B.png" xlink:type="simple" xlink:show="embed" xlink:actuate="onLoad"/></draw:frame></text:h>
      <text:p text:style-name="P33">カレンダーは｢フラット｣カレンダーを表示し、ユーザーは日にちを選択することができます。</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P123" text:outline-level="4"><text:span text:style-name="Source_20_Text">value</text:span>プロパティと<text:span text:style-name="Source_20_Text">onChange</text:span>イベント</text:h>
      <text:p text:style-name="P81"><text:bookmark-start text:name="chunk1"/>入力制御のように、カレンダーは<text:span text:style-name="Source_20_Text">value</text:span>プロパティを提供しています。開発者は選択した日にちを設定したり、取得したりすることができます。さらに、必要ならば、開発者は<text:span text:style-name="Source_20_Text">onChange</text:span>イベントントを監視し、直ちに処理することができます。<text:bookmark-end text:name="chunk1"/></text:p>
      <text:h text:style-name="P123" text:outline-level="4"><text:span text:style-name="Source_20_Text">compact</text:span>プロパティ</text:h>
      <text:p text:style-name="P81"><draw:frame draw:style-name="fr9" draw:name="graphics148" text:anchor-type="char" svg:x="13.598cm" svg:y="1.018cm" svg:width="3.978cm" svg:height="2.581cm" draw:z-index="59"><draw:image xlink:href="../img/10000000000000BC0000007A5A0A2B82.png" xlink:type="simple" xlink:show="embed" xlink:actuate="onLoad"/></draw:frame>カレンダーは二つの異なったレイアウトをサポートしていて、<text:span text:style-name="Source_20_Text">compact</text:span>プロパティを使用することで、選択できます。</text:p>
      <text:p text:style-name="Code_20_Indent_20_2">&lt;calendar compact="true"/&gt;</text:p>
      <text:p text:style-name="P81">デフォルト値は現在の地域値(Locale)によります。</text:p>
      <text:h text:style-name="P96" text:outline-level="3" text:is-list-header="true">プログレスメーター</text:h>
      <text:p text:style-name="P27">プログレスメーターはどのくらいのタスクが完了したかを示すバーです。<text:span text:style-name="Source_20_Text">value</text:span>プロパティの値は0から100までです。</text:p>
      <text:p text:style-name="Code_20_Indent"><draw:frame draw:style-name="fr8" draw:name="graphics152" text:anchor-type="char" svg:x="14.984cm" svg:y="0.43cm" svg:width="2.284cm" svg:height="0.316cm" draw:z-index="63"><draw:image xlink:href="../img/100000000000006C0000000F34868BEC.png" xlink:type="simple" xlink:show="embed" xlink:actuate="onLoad"/></draw:frame>&lt;progressmeter value="10"/&gt;</text:p>
      <text:h text:style-name="P52" text:outline-level="3">スライダー</text:h>
      <text:p text:style-name="P33">ユーザーはスライダーをスクロールすることで値を指定できます。</text:p>
      <text:p text:style-name="Code_20_Indent"><draw:frame draw:style-name="fr8" draw:name="graphics128" text:anchor-type="char" svg:x="14.96cm" svg:y="0.464cm" svg:width="2.053cm" svg:height="0.309cm" draw:z-index="39"><draw:image xlink:href="../img/100000000000006A000000106DB6D54E.png" xlink:type="simple" xlink:show="embed" xlink:actuate="onLoad"/></draw:frame>&lt;slider id="slider" onScroll="Audio.setVolume(slider.curpos)"/&gt;</text:p>
      <text:p text:style-name="P27">スライダーは０から１００までの値を受け取ります。<text:span text:style-name="Source_20_Text">Maxpos</text:span>プロパティを変更すれば制限された最大値を変更することができます。</text:p>
      <text:h text:style-name="P50" text:outline-level="3">タイマー</text:h>
      <text:p text:style-name="P27">タイマーは特定の期間、時間に<text:span text:style-name="Source_20_Text">onTimer</text:span>イベントをサーバーに送信する参照不可(invisible)のコンポーネントです。 <text:span text:style-name="Source_20_Text">start</text:span>、<text:span text:style-name="Source_20_Text">stop</text:span>メソッドによりタイマーを制御できます。</text:p>
      <text:p text:style-name="Code_20_Indent"><draw:frame draw:style-name="fr8" draw:name="graphics129" text:anchor-type="char" svg:x="12.973cm" svg:y="0.478cm" svg:width="4.438cm" svg:height="1.007cm" draw:z-index="40"><draw:image xlink:href="../img/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P50" text:outline-level="3">ページング</text:h>
      <text:p text:style-name="P27">ページングコンポーネントは長いコンテンツを多数のページに分けます。例えば、100の項目があるとして、一度に20項目表示するとしたら、以下のようにページングコンポーネントを使用します。</text:p>
      <text:p text:style-name="Code_20_Indent"><draw:frame draw:style-name="fr8" draw:name="graphics153" text:anchor-type="char" svg:x="14.046cm" svg:y="0.383cm" svg:width="2.581cm" svg:height="0.4cm" draw:z-index="64"><draw:image xlink:href="../img/100000000000007A00000013F689AD21.png" xlink:type="simple" xlink:show="embed" xlink:actuate="onLoad"/></draw:frame>&lt;paging totalSize="100" pageSize="20"/&gt;</text:p>
      <text:p text:style-name="P25"><text:span text:style-name="T41">ユーザーがhyperlinksをクリックした時、</text:span><text:span text:style-name="Source_20_Text"><text:span text:style-name="T41">onPaging</text:span></text:span><text:span text:style-name="T41">イベントと</text:span><text:span text:style-name="Source_20_Text">org.zkoss.zul.event.PagingEvent</text:span> <text:span text:style-name="T41">のイ</text:span><text:span text:style-name="T41">ンスタンスはページングコンポーネントに送信されます。100項目のうちのどの項目を見せるかを決めるために、リスナをページングコンポーネントに付加します。</text:span></text:p>
      <text:p text:style-name="Code_20_Indent">&lt;paging id="paging"/&gt;</text:p>
      <text:p text:style-name="Code_20_Indent">&lt;zscript&gt;</text:p>
      <text:p text:style-name="Code_20_Indent"><text:tab/>^^^^^^List result = new SearchEngine().find("ZK");</text:p>
      <text:p text:style-name="Code_20_Indent"><text:tab/><text:tab/>^^^^^^^^^^^^//assume SearchEngine.find() will return a list of items.</text:p>
      <text:p text:style-name="Code_20_Indent"><text:tab/>^^^^^^paging.setTotalSize(result.size());</text:p>
      <text:p text:style-name="Code_20_Indent"><text:tab/>^^^^^^paging.addEventListener("onPaging", new EventListener() {</text:p>
      <text:p text:style-name="Code_20_Indent"><text:tab/><text:tab/>^^^^^^^^^^^^public void onEvent(Event event) {</text:p>
      <text:p text:style-name="Code_20_Indent"><text:tab/><text:tab/><text:tab/>^^^^^^^^^^^^^^^^^^int pgno = event.getPaginal().getActivePage();</text:p>
      <text:p text:style-name="Code_20_Indent"><text:tab/><text:tab/><text:tab/>^^^^^^^^^^^^^^^^^^int ofs = pgno * event.getPaginal().getPageSize();</text:p>
      <text:p text:style-name="Code_20_Indent"><text:tab/><text:tab/><text:tab/>^^^^^^^^^^^^^^^^^^new Viewer().redraw(result, ofs, ofs + event.getPaginal().getPageSize() - 1);</text:p>
      <text:p text:style-name="Code_20_Indent"><text:tab/><text:tab/>^^^^^^^^^^^^^^^^^^^^^^^^//assume redraw(List result, int b, int e) will display</text:p>
      <text:p text:style-name="Code_20_Indent"><text:tab/><text:tab/><text:tab/><text:tab/>^^^^^^^^^^^^^^^^^^^^^^^^//from the b-th item to the e-th item</text:p>
      <text:p text:style-name="Code_20_Indent"><text:tab/><text:tab/>^^^^^^^^^^^^}</text:p>
      <text:p text:style-name="Code_20_Indent"><text:tab/>^^^^^^});</text:p>
      <text:p text:style-name="Code_20_Indent">&lt;/zscript&gt;</text:p>
      <text:h text:style-name="P123" text:outline-level="4">リストボックスとグリッドを使用したページング</text:h>
      <text:p text:style-name="P81"><text:span text:style-name="Source_20_Text">listbox</text:span>と<text:span text:style-name="Source_20_Text">grid</text:span>コンポーネントはページングをサポートしているので、視覚的レイアウトを持ちたくない限り、又ページングコンポーネントを使用して多数の<text:span text:style-name="Source_20_Text">listbox</text:span>と<text:span text:style-name="Source_20_Text">grid</text:span>を操作しない限り、上記のようにはっきりとページングコンポーネントを指定する必要はありません。</text:p>
      <text:p text:style-name="P81">より詳しくはGridsセクションを参照してください。</text:p>
      <text:h text:style-name="P140" text:outline-level="2">ウィンドウズ</text:h>
      <text:p text:style-name="P58">HTML DIVタグのようなウィンドウはコンポーネントをグループ化します。他のコンポーネントとは違い、ウィンドウは以下の性質を持ちます。</text:p>
      <text:list text:style-name="WW8Num14" text:continue-numbering="true">
        <text:list-item>
          <text:p text:style-name="P250">ウィンドウはIDスペースの所有者です。ウィンドウの中に含まれているどのコンポーネント(ウィンドウも)も、識別子が指定されている場合、<text:span text:style-name="Source_20_Text">getFellow</text:span>メソッドにより検索することができます。</text:p>
        </text:list-item>
        <text:list-item>
          <text:p text:style-name="P250">ウィンドウはオーバーラップ、ポップアップ、埋め込みができます。</text:p>
        </text:list-item>
        <text:list-item>
          <text:p text:style-name="P250">ウィンドウはモダールダイアログになることができます。</text:p>
        </text:list-item>
      </text:list>
      <text:h text:style-name="P50" text:outline-level="3">タイトルとキャプション</text:h>
      <text:p text:style-name="P27">ウィンドウはタイトルとキャプションとボーダーを持つことができます。タイトルは<text:span text:style-name="Source_20_Text">title</text:span>プロパティによって指定されます。キャプションは<text:span text:style-name="Source_20_Text">caption</text:span>と呼ばれる子コンポーネントを宣言することで指定されます。すべての<text:span text:style-name="Source_20_Text">caption</text:span>コンポーネントの子要素はタイトルの横に表示されます。</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8" draw:name="graphics168" text:anchor-type="char" svg:x="9.779cm" svg:y="0.31cm" svg:width="7.534cm" svg:height="1.607cm" draw:z-index="77"><draw:image xlink:href="../img/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P33">キャプションにラベルとイメージを指定することができ、外見は以下のようになります。</text:p>
      <text:p text:style-name="Code_20_Indent"><draw:frame draw:style-name="fr8" draw:name="graphics169" text:anchor-type="char" svg:x="13.033cm" svg:y="0.478cm" svg:width="4.337cm" svg:height="1.395cm" draw:z-index="78"><draw:image xlink:href="../img/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P50" text:outline-level="3"><text:span text:style-name="Source_20_Text">closable</text:span>プロパティ</text:h>
      <text:p text:style-name="P27"><text:span text:style-name="Source_20_Text">closable</text:span>プロパティにTrueを指定することで、閉じるボタンがウィンドウに表示され、ユーザーはボタンをクリックすると、ウィンドウが閉じます。閉じるボタンをクリックすると、直ちに<text:span text:style-name="Source_20_Text">onClose</text:span>イベントがウィンドウに送られます。Windowの<text:span text:style-name="Source_20_Text">onClose</text:span>メソッドによって処理されます。処理が終わったら、デフォルトで<text:span text:style-name="Source_20_Text">onClose</text:span>は自身をウィンドウから切り離します。</text:p>
      <text:p text:style-name="Text_20_body_20_indent"><text:span text:style-name="T56">オーバーライドしたりすることもできます。又は、リスナを登録して、デフォルト動作を変更することができます。例えば、閉じるのではなく、隠すようにすることができます。</text:span> </text:p>
      <text:p text:style-name="Code_20_Indent">&lt;window closable="true" title="Detach on Close" border="normal" width="200px"</text:p>
      <text:p text:style-name="Code_20_Indent">onClose="<text:span text:style-name="T25">self.visible = false; event.stopPropagation();</text:span>"&gt;</text:p>
      <text:p text:style-name="Code_20_Indent"><text:tab/>^^^^^^In this example, this window hides itself when the close button is clicked.</text:p>
      <text:p text:style-name="Code_20_Indent"><draw:frame draw:style-name="fr9" draw:name="graphics170" text:anchor-type="char" svg:x="13.196cm" svg:y="0.111cm" svg:width="4.359cm" svg:height="1.776cm" draw:z-index="93"><draw:image xlink:href="../img/10000000000000CE000000546D42136E.png" xlink:type="simple" xlink:show="embed" xlink:actuate="onLoad"/></draw:frame>&lt;/window&gt;</text:p>
      <text:p text:style-name="P27"><text:span text:style-name="Source_20_Text">event.stopPropagation()</text:span>は<text:span text:style-name="Source_20_Text">Window.onClose()</text:span>の呼び出しを防ぐために呼び出されます。</text:p>
      <text:p text:style-name="P72"><text:span text:style-name="T7">【ヒント】：</text:span><text:span text:style-name="T41">ウィンドウがポップアップなら、ユーザーがウィンドウの外をクリックするか、またはESCを押したときに、ポップアップが閉じられ、open=falseと一緒に</text:span><text:span text:style-name="Source_20_Text"><text:span text:style-name="T41">onOpen</text:span></text:span><text:span text:style-name="T41">イベントはウィンドウに送信されます。少し複雑ですが、</text:span><text:span text:style-name="Source_20_Text"><text:span text:style-name="T41">onClose</text:span></text:span><text:span text:style-name="T41">はサーバーに送信され、ウィンドウを外すか、隠すかをサーバーに確認します。デフォルトではウィンドウは外れます。また、アプリケーションはそれをオーバーライドでき、上に説明しているように、何でもしたいようにできます。一方で、</text:span><text:span text:style-name="Source_20_Text"><text:span text:style-name="T41">onOpen</text:span></text:span><text:span text:style-name="T41">は通知です。クライアントがウィンドウを隠したことをアプリケーションに通知するために送信されます。アプリケーションは隠されることを回避することはできません。また、外れることを変更することはできません。</text:span></text:p>
      <text:h text:style-name="P50" text:outline-level="3"><text:span text:style-name="Source_20_Text">sizable</text:span>プロパティ</text:h>
      <text:p text:style-name="P27">ユーザーがウィンドウサイズを変更できるようにする場合、以下のように<text:span text:style-name="Source_20_Text">sizable</text:span>プロパティに<text:span text:style-name="Source_20_Text">true</text:span>を指定します。許可されると直ちに、ユーザーはボーダー(枠)をドラッグすることでウィンドウのサイズを変更することができます。</text:p>
      <text:p text:style-name="Code_20_Indent">&lt;window id="win" title="Sizable Window" border="normal" width="200px" <text:span text:style-name="T25">sizable="true"</text:span>&gt;</text:p>
      <text:p text:style-name="Code_20_Indent"><text:tab/>^^^^^^This is a sizable window.</text:p>
      <text:p text:style-name="Code_20_Indent"><text:tab/>^^^^^^&lt;button label="Change Sizable" onClick="win.sizable = !win.sizable"/&gt;</text:p>
      <text:p text:style-name="Code_20_Indent">&lt;/window&gt;</text:p>
      <text:h text:style-name="P123" text:outline-level="4"><text:span text:style-name="Source_20_Text">onSize</text:span>イベント</text:h>
      <text:p text:style-name="P81">ユーザーがウィンドウサイズを変更すると、<text:span text:style-name="Source_20_Text">onSize</text:span>イベントは<text:span text:style-name="Source_20_Text">org.zkoss.zul.event.SizeEvent</text:span>のインスタンスと共に送られます。ここで注意してほしいのは、<text:span text:style-name="Source_20_Text">onSize</text:span>イベントが送信される前にウィンドウのサイズは変更されます。つまり、<text:span text:style-name="Source_20_Text">onSize</text:span>イベントは普段無視される通知として送信されるわけです。またイベントリスナ中で実行たいことはなんでもできます。</text:p>
      <text:p text:style-name="P72"><text:span text:style-name="T7">メモ</text:span>: <text:span text:style-name="T41">ユーザーが上、又は左のボーダーをドラッグしたら、位置が変更されるので</text:span><text:span text:style-name="Source_20_Text"><text:span text:style-name="T41">onMove</text:span></text:span><text:span text:style-name="T41">イベントも送信されます。</text:span></text:p>
      <text:h text:style-name="P50" text:outline-level="3">スタイルクラス(sclass)</text:h>
      <text:p text:style-name="P27">ZKはウィンドウに対して４つの異なったスタイルクラスをサポートしています。<text:span text:style-name="Source_20_Text">Embedded</text:span>、<text:span text:style-name="Source_20_Text">overlapped</text:span>、<text:span text:style-name="Source_20_Text">popup</text:span>、<text:span text:style-name="Source_20_Text">wndcyan</text:span>です。また追加することもできます。</text:p>
      <text:p text:style-name="P27">デフォルトでは、<text:span text:style-name="Source_20_Text">sclass</text:span>のプロパティはウィンドウモードと同じです。つまり、異なったモード中では、ウィンドウは異なって表示されます。表示を変更するために、以下の例中で示されているように<text:span text:style-name="Source_20_Text">sclass</text:span>のプロパティに変数を単純に指定します。</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25">sclass="wndcyan"</text:span> border="normal" width="200px"&gt;</text:p>
      <text:p text:style-name="Code_20_Indent"><text:tab/><text:tab/>^^^^^^^^^^^^Hello, Cyan!</text:p>
      <text:p text:style-name="Code_20_Indent"><text:tab/>^^^^^^&lt;/window&gt;</text:p>
      <text:p text:style-name="Code_20_Indent"><text:tab/>^^^^^^&lt;window title="Popup Style" <text:span text:style-name="T25">sclass="popup"</text:span> border="normal" width="200px"&gt;</text:p>
      <text:p text:style-name="Code_20_Indent"><text:tab/><text:tab/>^^^^^^^^^^^^Hello, Popup!</text:p>
      <text:p text:style-name="Code_20_Indent"><text:tab/>^^^^^^&lt;/window&gt;</text:p>
      <text:p text:style-name="Code_20_Indent"><text:tab/>^^^^^^&lt;window title="Modal Style" <text:span text:style-name="T25">sclass="modal"</text:span> border="normal" width="200px"&gt;</text:p>
      <text:p text:style-name="Code_20_Indent"><text:tab/><text:tab/>^^^^^^^^^^^^Hello, Modal!</text:p>
      <text:p text:style-name="Code_20_Indent"><text:tab/>^^^^^^&lt;/window&gt;</text:p>
      <text:p text:style-name="Code_20_Indent">&lt;/hbox&gt;</text:p>
      <text:h text:style-name="P50" text:outline-level="3"><draw:frame draw:style-name="fr12" draw:name="graphics172" text:anchor-type="char" svg:x="2.316cm" svg:y="0.116cm" svg:width="14.998cm" svg:height="0.919cm" draw:z-index="80"><draw:image xlink:href="../img/100000000000033B0000003395A4C925.png" xlink:type="simple" xlink:show="embed" xlink:actuate="onLoad"/></draw:frame><text:span text:style-name="Source_20_Text">contentStyle</text:span>プロパティ</text:h>
      <text:p text:style-name="P27"><text:span text:style-name="Source_20_Text">contentStyle</text:span>プロパティを指定することでウィンドウのコンテンツブロックの外見と印象を変更することができます。</text:p>
      <text:p text:style-name="Code_20_Indent_20_2"><draw:frame draw:style-name="fr8" draw:name="graphics174" text:anchor-type="char" svg:x="13.093cm" svg:y="0.681cm" svg:width="4.295cm" svg:height="1.057cm" draw:z-index="81"><draw:image xlink:href="../img/10000000000000CB0000003292CB8174.png" xlink:type="simple" xlink:show="embed" xlink:actuate="onLoad"/></draw:frame>&lt;window title="My Window" border="normal" width="200px" <text:span text:style-name="T25">contentStyle="background:yellow"</text:span>&gt;</text:p>
      <text:p text:style-name="Code_20_Indent_20_2"><text:tab/>^^^^^^Hello, World!</text:p>
      <text:p text:style-name="Code_20_Indent_20_2">&lt;/window&gt;</text:p>
      <text:h text:style-name="P123" text:outline-level="4">スクロール可能なウィンドウ</text:h>
      <text:p text:style-name="P81"><text:span text:style-name="Source_20_Text">contentType</text:span>の代表的な使用方法は以下のようにスクロール可能なウィンドウにすることです。</text:p>
      <text:p text:style-name="Code_20_Indent_20_2">&lt;window id="win" title="Hi" width="150px" height="100px" <text:span text:style-name="T25">contentStyle="overflow:auto"</text:span> border="normal"&gt;</text:p>
      <text:p text:style-name="Code_20_Indent_20_2">This is a long line to spead over several lines, and more content to display.</text:p>
      <text:p text:style-name="Code_20_Indent_20_2"><draw:frame draw:style-name="fr8" draw:name="graphics175" text:anchor-type="char" svg:x="13.995cm" svg:y="0.22cm" svg:width="3.3cm" svg:height="2.2cm" draw:z-index="82"><draw:image xlink:href="../img/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P50" text:outline-level="3">ボーダー</text:h>
      <text:p text:style-name="P25"><text:span text:style-name="Source_20_Text"><text:span text:style-name="T41">border</text:span></text:span><text:span text:style-name="T41">プロパティはウィンドウにボーダーを表示するかどうか指定します。デフォルトスタイルシートは</text:span><text:span text:style-name="Source_20_Text"><text:span text:style-name="T41">normal</text:span></text:span><text:span text:style-name="T41">と</text:span><text:span text:style-name="Source_20_Text"><text:span text:style-name="T41">none</text:span></text:span><text:span text:style-name="T41">のみをサポートしています。デフォルト値は</text:span><text:span text:style-name="Source_20_Text"><text:span text:style-name="T41">none</text:span></text:span><text:span text:style-name="T41">です。</text:span> </text:p>
      <text:p text:style-name="P27">また、スタイルクラスを追加することも可能です。例えば、</text:p>
      <text:p text:style-name="Code_20_Indent">&lt;zk&gt;</text:p>
      <text:p text:style-name="Code_20_Indent"><text:tab/>^^^^^^&lt;style&gt;</text:p>
      <text:p text:style-name="Code_20_Indent"><text:tab/>^^^^^^div.wc-embedded-<text:span text:style-name="T25">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25">dash</text:span>" width="200px"&gt;</text:p>
      <text:p text:style-name="Code_20_Indent"><draw:frame draw:style-name="fr8" draw:name="graphics171" text:anchor-type="char" svg:x="13.109cm" svg:y="0.078cm" svg:width="4.337cm" svg:height="1.057cm" draw:z-index="79"><draw:image xlink:href="../img/10000000000000CD000000339BF9C5F9.png" xlink:type="simple" xlink:show="embed" xlink:actuate="onLoad"/></draw:frame><text:tab/>^^^^^^Hello, World!</text:p>
      <text:p text:style-name="Code_20_Indent"><text:tab/>^^^^^^&lt;/window&gt;</text:p>
      <text:p text:style-name="Code_20_Indent">&lt;/zk&gt;</text:p>
      <text:p text:style-name="P25"><text:span text:style-name="Source_20_Text"><text:span text:style-name="T41">wc-embedded-dash</text:span></text:span><text:span text:style-name="T41">はウィンドウ内側のボックスのスタイルを定義しています。スタイルクラスは頭に</text:span><text:span text:style-name="Source_20_Text"><text:span text:style-name="T41">wc</text:span></text:span><text:note text:id="ftn34" text:note-class="footnote"><text:note-citation>34</text:note-citation><text:note-body><text:p text:style-name="Footnote"><text:span text:style-name="T99">wc</text:span> for window content, while <text:span text:style-name="T99">wt</text:span> for window title.</text:p></text:note-body></text:note><text:span text:style-name="T41">をつけて名前付けられます。</text:span><text:span text:style-name="Source_20_Text"><text:span text:style-name="T41">sclass</text:span></text:span><text:span text:style-name="T41">プロパティと</text:span><text:span text:style-name="Source_20_Text"><text:span text:style-name="T41">border</text:span></text:span><text:span text:style-name="T41">プロパティはともにダッシュ(-)で分けられています。この例では、</text:span><text:span text:style-name="Source_20_Text"><text:span text:style-name="T41">sclass</text:span></text:span><text:span text:style-name="T41">は指定されていないからデフォルトの値が</text:span><text:span text:style-name="Source_20_Text"><text:span text:style-name="T2">embedded</text:span></text:span><text:span text:style-name="T41">(このウィンドウが埋め込み式であるから)になっています。</text:span></text:p>
      <text:h text:style-name="P50" text:outline-level="3"/>
      <text:h text:style-name="P50" text:outline-level="3">オーバーラップ、ポップアップ、モーダル、ハイライト、埋め込み</text:h>
      <text:p text:style-name="P27">ウィンドウは４つの異なったモードのうちの一つモードで表示されます。オーバーラップ、ポップアップ、モーダル、ハイライト、埋め込みです。デフォルトでは埋め込みモードが使用されます。モードを変更したいときは、以下のように<text:span text:style-name="Source_20_Text">doOverlapped</text:span>、<text:span text:style-name="Source_20_Text">doPopup</text:span>、<text:span text:style-name="Source_20_Text">doModal</text:span>、<text:span text:style-name="Source_20_Text">doHighlighted</text:span>、<text:span text:style-name="Source_20_Text">doEmbedded</text:span>メソッドを使用します。</text:p>
      <text:p text:style-name="Code_20_Indent">&lt;zk&gt;</text:p>
      <text:p text:style-name="Code_20_Indent"><text:tab/>^^^^^^&lt;window id="win" title="Hi!" border="normal" width="200px"&gt;</text:p>
      <text:p text:style-name="Code_20_Indent"><text:tab/><text:tab/>^^^^^^^^^^^^&lt;caption&gt;</text:p>
      <text:p text:style-name="Code_20_Indent">^^^^^^^^^^^^^^^^^^&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123" text:outline-level="4">埋め込み</text:h>
      <text:p text:style-name="P81">埋め込みウィンドウは他のコンポーネントと一緒にテキスト間(インラインで)に位置させます。このモードでは位置がブラウザによって決められるので、位置を変更することはできません。</text:p>
      <text:h text:style-name="P123" text:outline-level="4">オーバーラップ</text:h>
      <text:p text:style-name="P81">オーバーラップウィンドウは他のコンポーネントを重ねます。ユーザーはドラッグすることができ、開発者は<text:span text:style-name="Source_20_Text">setLeft</text:span>と<text:span text:style-name="Source_20_Text">setTop</text:span>メソッドによって位置を決めることができます。</text:p>
      <text:p text:style-name="P81"><text:span text:style-name="Source_20_Text">doOverlapped</text:span>に加えて、以下のように<text:span text:style-name="Source_20_Text">mode</text:span>プロパティを使用することができます。</text:p>
      <text:p text:style-name="Code_20_Indent_20_2">&lt;window title="My Overlapped" width="300px" <text:span text:style-name="T36">mode="overlapped"</text:span>&gt;</text:p>
      <text:p text:style-name="Code_20_Indent_20_2">&lt;/window&gt;</text:p>
      <text:h text:style-name="P123" text:outline-level="4">ポップアップ</text:h>
      <text:p text:style-name="P81">ユーザーがポップアップウィンドウとその子ウィンドウを除いた他のどのコンポーネントをクリックし、自動的にウィンドウが閉じられていしまう場合を除いて、ポップアップウィンドウはオーバーラップウィンドウと同じ働きをします。名前のとおり、ウィンドウのポップアップを実装するために設計されています。</text:p>
      <text:h text:style-name="P125" text:outline-level="4">モーダル</text:h>
      <text:p text:style-name="P81">モーダルウィンドウ(aka.,モーダルダイアログ)は<text:span text:style-name="Source_20_Text">endModal</text:span>、 <text:span text:style-name="Source_20_Text">doEmbedded</text:span>、 <text:span text:style-name="Source_20_Text">doOverlapped</text:span>、 <text:span text:style-name="Source_20_Text">doHighlighted</text:span>、 <text:span text:style-name="Source_20_Text">doPopup</text:span>メソッドのうちの一つが呼び出されて実行が中断されている場合を除いてオーバーラップウィンドウと同様の働きをします。</text:p>
      <text:p text:style-name="P81">実行中断に加えて、モーダルウィンドウに所属していないコンポーネントを使用不可にします。</text:p>
      <text:p text:style-name="P81">モーダルウィンドウは自動的にブラウザの中心に位置されます。位置変更はできません。</text:p>
      <text:h text:style-name="P123" text:outline-level="4">ハイライト</text:h>
      <text:p text:style-name="P81">ハイライトウィンドウは視覚的な効果がモーダルウィンドウと同じであること以外はオーバーラップウィンドウと同じです。つまり、ハイライトウィンドウはブラウザの中心に位置され、ハイライトウィンドウに属していないコンポーネントは一時的に無効になります。</text:p>
      <text:p text:style-name="P81">しかし、実行の中断はしません。オーバーラップウィンドウのように、モードが変更されると実行は次のステートメントへ継続されます。例えば、<text:span text:style-name="Source_20_Text">f1()</text:span>は<text:span text:style-name="Source_20_Text">win1</text:span>が閉じた後にのみ呼び出されます。一方で、<text:span text:style-name="Source_20_Text">g()</text:span>は<text:span text:style-name="Source_20_Text">win2</text:span>がハイライトされたすぐ後に呼び出されます。</text:p>
      <text:p text:style-name="Code_20_Indent_20_2">win1.doModal(); //the execution is suspended until win1 is closed</text:p>
      <text:p text:style-name="Code_20_Indent_20_2">f1();</text:p>
      <text:p text:style-name="Code_20_Indent_20_2"/>
      <text:p text:style-name="Code_20_Indent_20_2">win2.doHighlighted(); //the execution won't be suspended</text:p>
      <text:p text:style-name="Code_20_Indent_20_2">g1()</text:p>
      <text:p text:style-name="P81">イベントプロセススレッドを中断したくない、使用したくない場合、モーダルウィンドウではなくハイライトウィンドウを使いましょう。上級者のための機能の<text:span text:style-name="T41">サーブレットを使用してイベントを処理</text:span>セクションを参照してください。</text:p>
      <text:h text:style-name="P123" text:outline-level="4">モーダルウィンドウとイベントリスナ</text:h>
      <text:p text:style-name="P81">他のモードとは違い、イベントリスナの中ではウィンドウをモーダルモードにしか指定できません。つまり、イベントリスナ中で<text:span text:style-name="Source_20_Text">doModal()</text:span>又は<text:span text:style-name="Source_20_Text">setModal(“modal”)</text:span>を呼び出すことができます。</text:p>
      <text:p text:style-name="Code_20_Indent_20_2">&lt;zk&gt;</text:p>
      <text:p text:style-name="Code_20_Indent_20_2"><text:tab/>^^^^^^&lt;window id="wnd" title="My Modal" visible="false" width="300px"&gt;</text:p>
      <text:p text:style-name="Code_20_Indent_20_2"><text:tab/><text:tab/>^^^^^^^^^^^^&lt;button label="close" onClick="wnd.visible = false"/&gt;</text:p>
      <text:p text:style-name="Code_20_Indent_20_2"><text:tab/>^^^^^^&lt;/window&gt;</text:p>
      <text:p text:style-name="Code_20_Indent_20_2"><text:tab/>^^^^^^&lt;button label="do it" onClick="wnd.doModal()"/&gt;</text:p>
      <text:p text:style-name="Code_20_Indent_20_2">&lt;/zk&gt;</text:p>
      <text:p text:style-name="P88"><text:span text:style-name="T103">コンポーネント作成段階中</text:span><text:span text:style-name="T151"><text:note text:id="ftn35" text:note-class="footnote"><text:note-citation>35</text:note-citation><text:note-body><text:p text:style-name="P105">コンポーネントのライフサイクルをご覧ください。</text:p></text:note-body></text:note></text:span><text:span text:style-name="T103">で以下に書かれたプログラムを実行する場合、間違っています。</text:span></text:p>
      <text:p text:style-name="Code_20_Indent_20_2">//t1.zul</text:p>
      <text:p text:style-name="Code_20_Indent_20_2">&lt;window title="My Modal" width="300px" closable="true" <text:span text:style-name="T36">mode="modal"</text:span>&gt;</text:p>
      <text:p text:style-name="Code_20_Indent_20_2">&lt;/window&gt;</text:p>
      <text:p text:style-name="P88"><text:span text:style-name="T103">直接参照する場合、以下の結果</text:span><text:span text:style-name="T103"><text:note text:id="ftn36" text:note-class="footnote"><text:note-citation>36</text:note-citation><text:note-body><text:p text:style-name="Footnote">Tomcat<text:span text:style-name="T41">を使用することと想定されます。</text:span>.</text:p></text:note-body></text:note></text:span><text:span text:style-name="T103">が得られます。</text:span></text:p>
      <text:p text:style-name="Text_20_body_20_indent_20_2"><draw:frame draw:style-name="fr14" draw:name="graphics185" text:anchor-type="char" svg:y="0.101cm" svg:width="15.759cm" svg:height="9.37cm" draw:z-index="92"><draw:image xlink:href="../img/10000000000005110000034A677D3288.png" xlink:type="simple" xlink:show="embed" xlink:actuate="onLoad"/></draw:frame></text:p>
      <text:p text:style-name="P86">以下のコードは同じ結果を出します。</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81">ページ読み込み中にモーダルウィンドウの作成が必要なら、以下のように<text:span text:style-name="Source_20_Text">onModal</text:span>イベントをポストできます。</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P80"><text:span text:style-name="T7">【メモ】</text:span><text:span text:style-name="T45">:</text:span><text:span text:style-name="Source_20_Text"><text:span text:style-name="T45">t1.zul</text:span></text:span><text:span text:style-name="T45">がウィンドウモードを直接モーダルに設定していても(上に示したように)以下のコードは正確に実行されます。どうしてでしょうか？それは(</text:span><text:span text:style-name="Source_20_Text"><text:span text:style-name="T45">onClick</text:span></text:span><text:span text:style-name="T45">用の)イベントリスナの中で実行されるからです。</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nt listener for onClick</text:p>
      <text:p text:style-name="Code_20_Indent_20_2"><text:tab/>^^^^^^&lt;/attribute&gt;</text:p>
      <text:p text:style-name="Code_20_Indent_20_2">&lt;/button&gt;</text:p>
      <text:h text:style-name="P50" text:outline-level="3"><text:span text:style-name="Source_20_Text">position</text:span>プロパティ</text:h>
      <text:p text:style-name="P27"><text:span text:style-name="Source_20_Text">left</text:span>と<text:span text:style-name="Source_20_Text">top</text:span>プロパティに加えて、<text:span text:style-name="Source_20_Text">position</text:span>プロパティの使用によって、<text:span text:style-name="Source_20_Text">overlapped</text:span>/<text:span text:style-name="Source_20_Text">popup</text:span>/<text:span text:style-name="Source_20_Text">modal</text:span>ウィンドウの位置を操作することができます。例えば、下記コードは右下の角へウィンドウを位置させています。</text:p>
      <text:p text:style-name="Code_20_Indent">&lt;window width="300px" mode="overlapped" <text:span text:style-name="T25">position="right,bottom"</text:span>&gt;</text:p>
      <text:p text:style-name="Code_20_Indent">...</text:p>
      <text:p text:style-name="P27"><text:span text:style-name="Source_20_Text">position</text:span>プロパティの変数はコンマ(,)で区切ることで以下の定数を指定します。</text:p>
      <table:table table:name="Table24" table:style-name="Table24">
        <table:table-column table:style-name="Table24.A"/>
        <table:table-column table:style-name="Table24.B"/>
        <table:table-header-rows>
          <table:table-row table:style-name="Table24.1">
            <table:table-cell table:style-name="Table24.A1" office:value-type="string">
              <text:p text:style-name="P186">定数</text:p>
            </table:table-cell>
            <table:table-cell table:style-name="Table24.B1" office:value-type="string">
              <text:p text:style-name="P186">説明</text:p>
            </table:table-cell>
          </table:table-row>
        </table:table-header-rows>
        <table:table-row table:style-name="Table24.1">
          <table:table-cell table:style-name="Table24.A2" office:value-type="string">
            <text:p text:style-name="P174"><text:span text:style-name="Source_20_Text">Center</text:span></text:p>
          </table:table-cell>
          <table:table-cell table:style-name="Table24.B2" office:value-type="string">
            <text:p text:style-name="P223">ウィンドウの中央。左又は右が指定されている場合、縦方向の中間を意味します。もし上と下が指定されていたら、横方向の中間を意味します。右も左も上も下も<text:span text:style-name="Source_20_Text"><text:span text:style-name="T2">n</text:span></text:span><text:span text:style-name="Source_20_Text">one</text:span>ならば、ウィンドウの中心を意味します。</text:p>
            <text:p text:style-name="P163">左と上のプロパティは無視されます。</text:p>
          </table:table-cell>
        </table:table-row>
        <table:table-row table:style-name="Table24.1">
          <table:table-cell table:style-name="Table24.A2" office:value-type="string">
            <text:p text:style-name="P174"><text:span text:style-name="Source_20_Text">Left</text:span></text:p>
          </table:table-cell>
          <table:table-cell table:style-name="Table24.B2" office:value-type="string">
            <text:p text:style-name="P223">ウィンドウの左縁</text:p>
            <text:p text:style-name="P163"><text:span text:style-name="Source_20_Text">left</text:span>プロパティは無視されます。</text:p>
          </table:table-cell>
        </table:table-row>
        <table:table-row table:style-name="Table24.1">
          <table:table-cell table:style-name="Table24.A2" office:value-type="string">
            <text:p text:style-name="P174"><text:span text:style-name="Source_20_Text">right</text:span></text:p>
          </table:table-cell>
          <table:table-cell table:style-name="Table24.B2" office:value-type="string">
            <text:p text:style-name="P223">ウィンドウの右縁</text:p>
            <text:p text:style-name="P163"><text:span text:style-name="Source_20_Text">left</text:span>プロパティは無視されます。</text:p>
          </table:table-cell>
        </table:table-row>
        <table:table-row table:style-name="Table24.1">
          <table:table-cell table:style-name="Table24.A2" office:value-type="string">
            <text:p text:style-name="P174"><text:span text:style-name="Source_20_Text">Top</text:span></text:p>
          </table:table-cell>
          <table:table-cell table:style-name="Table24.B2" office:value-type="string">
            <text:p text:style-name="P223">ウィンドウの上端</text:p>
            <text:p text:style-name="P163"><text:span text:style-name="Source_20_Text">top</text:span>プロパティは無視されます。</text:p>
          </table:table-cell>
        </table:table-row>
        <table:table-row table:style-name="Table24.1">
          <table:table-cell table:style-name="Table24.A2" office:value-type="string">
            <text:p text:style-name="P174"><text:span text:style-name="Source_20_Text">bottom</text:span></text:p>
          </table:table-cell>
          <table:table-cell table:style-name="Table24.B2" office:value-type="string">
            <text:p text:style-name="P223">ウィンドウの下端</text:p>
            <text:p text:style-name="P163"><text:span text:style-name="Source_20_Text">top</text:span>プロパティは無視されます。</text:p>
          </table:table-cell>
        </table:table-row>
      </table:table>
      <text:p text:style-name="P27">デフォルトでは値は<text:span text:style-name="Source_20_Text">null</text:span>です。つまり、<text:span text:style-name="Source_20_Text">overlapped</text:span>と<text:span text:style-name="Source_20_Text">popup</text:span>ウィンドウは<text:span text:style-name="Source_20_Text">left</text:span>と<text:span text:style-name="Source_20_Text">top</text:span>プロパティによって指定されます。一方で、モーダルウィンドウは<text:span text:style-name="Source_20_Text">center</text:span>に位置します。</text:p>
      <text:h text:style-name="P50" text:outline-level="3"/>
      <text:h text:style-name="P50" text:outline-level="3">コモンダイアログ</text:h>
      <text:p text:style-name="P27">XULコンポーネントセットは以下のコモンダイアログをサポートして、いくつかのコモンタスクを簡単にします。</text:p>
      <text:h text:style-name="P123" text:outline-level="4">メッセージボックス</text:h>
      <text:p text:style-name="P80"><text:span text:style-name="Source_20_Text">org.zkoss.zul.Messagebox </text:span><text:span text:style-name="T41">クラスはメッセージボックスを表示するユーティリティのセットを提供します。代表的な動作として、エラーが発生した時にユーザーに知らせるか、又は決定をうながすのに使用されます。</text:span></text:p>
      <text:p text:style-name="Code_20_Indent_20_2">if (Messagebox.show("Remove this file?", "Remove?", Messagebox.YES | Messagebox.NO, Messagebox.QUESTION) == Messagebox.YES) {</text:p>
      <text:p text:style-name="Code_20_Indent_20_2"><text:tab/>^^^^^^...//remove the file</text:p>
      <text:p text:style-name="Code_20_Indent_20_2">}</text:p>
      <text:p text:style-name="P81">ユーザーにエラーを知らせるのは一般的ですので、<text:span text:style-name="Source_20_Text">alert</text:span>と呼ばれるグローバルファンクションが<text:span text:style-name="Source_20_Text">zscript</text:span>に追加されました。<text:span text:style-name="Source_20_Text"><text:span text:style-name="T2">a</text:span></text:span><text:span text:style-name="Source_20_Text">lert</text:span>ファンクションは<text:span text:style-name="Source_20_Text">Messagebox</text:span>クラスの<text:span text:style-name="Source_20_Text">show</text:span>メソッドのショートカットです。つまり、以下の二つのステートメントは同様の働きをします。</text:p>
      <text:p text:style-name="Code_20_Indent_20_2">alert("Wrong");</text:p>
      <text:p text:style-name="Code_20_Indent_20_2">Messagebox.show("Wrong");</text:p>
      <text:p text:style-name="P81"><text:span text:style-name="Source_20_Text">Messagebox</text:span>はモーダルウィンドウです。つまり、イベントリスナの中でのみ実行可能という同様の規制を共有しています。このため、以下のコードは実行されません。詳しくはModal Windows and Event Listeners セクションを参照してください。</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cutions.sendRedirect("another.zul");</text:p>
      <text:p text:style-name="Code_20_Indent_20_2"><text:tab/>^^^^^^&lt;/zscript&gt;</text:p>
      <text:p text:style-name="Code_20_Indent_20_2">&lt;/window&gt;</text:p>
      <text:h text:style-name="P123" text:outline-level="4">ファイルアップロードダイアログ</text:h>
      <text:p text:style-name="P81"><text:span text:style-name="Source_20_Text">org.zkoss.zul.Fileupload</text:span>クラスはクライアントからサーバーへファイルをアップロードするときに使うユーティリティセットを提供します。<text:span text:style-name="Source_20_Text">get</text:span>メソッドが呼び出されるとファイルアップロードダイアログはブラウザで表示され、アップロードするファイルを指定することをユーザーに確認します。ファイルがアップロードされるまで、又は取り消しボタンが押されるまで応答はしません。</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5" draw:name="graphics176" text:anchor-type="char" svg:x="3.311cm" svg:y="0.58cm" svg:width="9.998cm" svg:height="4.089cm" draw:z-index="83"><draw:image xlink:href="../img/10000000000002C800000125B9E0AAC1.png" xlink:type="simple" xlink:show="embed" xlink:actuate="onLoad"/></draw:frame>&lt;/window&gt;</text:p>
      <text:h text:style-name="P157" text:outline-level="5">同時多数アップロード</text:h>
      <text:p text:style-name="P119">同時に多数のファイルをアップロードすることを可能にする場合、以下のようにファイルアップロード可能最大個数を指定できます。</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25">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Messagebox.show("Not an image: "+media[j], "Error",</text:p>
      <text:p text:style-name="Code_20_Indent_20_3"><draw:frame draw:style-name="fr8" draw:name="graphics173" text:anchor-type="char" svg:x="9.687cm" svg:y="0.589cm" svg:width="7.682cm" svg:height="4.951cm" draw:z-index="94"><draw:image xlink:href="../img/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P123" text:outline-level="4"><text:span text:style-name="Source_20_Text">fileupload</text:span> コンポーネント</text:h>
      <text:p text:style-name="P81"><text:span text:style-name="Source_20_Text">fileupload</text:span>コンポーネントはモーダルダイアログではありません。むしろ、一つのコンポーネントです。他のコンポーネントとともにインラインで配置されます。</text:p>
      <text:p text:style-name="P77"><text:span text:style-name="T55">【メモ】:ダイアログをアップロードするファイルを開く静的な</text:span><text:span text:style-name="Source_20_Text">get</text:span><text:span text:style-name="T55">メソッドを提供するのに加えて、</text:span><text:span text:style-name="Source_20_Text">org.zkoss.zul.Fkileupload</text:span><text:span text:style-name="T55">自身がコンポーネントです。いわゆる</text:span><text:span text:style-name="Source_20_Text">fileupload</text:span><text:span text:style-name="T55">コンポーネントです</text:span><text:span text:style-name="T48">。</text:span></text:p>
      <text:p text:style-name="P86"><draw:frame draw:style-name="fr9" draw:name="graphics180" text:anchor-type="char" svg:x="12.566cm" svg:y="0.235cm" svg:width="4.999cm" svg:height="1.737cm" draw:z-index="87"><draw:image xlink:href="../img/10000000000001130000004F6BCA5979.png" xlink:type="simple" xlink:show="embed" xlink:actuate="onLoad"/></draw:frame>例えば、</text:p>
      <text:p text:style-name="Code_20_Indent_20_2">&lt;image id="img"/&gt;</text:p>
      <text:p text:style-name="Code_20_Indent_20_2">Upload your hot shot:</text:p>
      <text:p text:style-name="Code_20_Indent_20_2">&lt;fileupload onUpload="img.setContent(event.media)"/&gt;</text:p>
      <text:h text:style-name="P155" text:outline-level="5"><text:span text:style-name="Source_20_Text">onUpload</text:span>イベント</text:h>
      <text:p text:style-name="P117"><text:span text:style-name="T41">Upload ボタンが押されると、</text:span><text:span text:style-name="Source_20_Text"><text:span text:style-name="T41">onUpload</text:span></text:span><text:span text:style-name="T41">イベントが</text:span><text:span text:style-name="Source_20_Text">org.zkoss.zk.ui.event.UploadEvent</text:span> <text:span text:style-name="T41">イベントのインスタンスとともに送信されます。</text:span><text:span text:style-name="Source_20_Text"><text:span text:style-name="T41">getMedia</text:span></text:span><text:span text:style-name="T41">又は</text:span><text:span text:style-name="Source_20_Text"><text:span text:style-name="T41">getMedias</text:span></text:span><text:span text:style-name="T41">メソッドを使用してアップロードファイルのコンテンツを取得することができます。</text:span></text:p>
      <text:p text:style-name="P118"><text:span text:style-name="Source_20_Text">getMedia</text:span>と<text:span text:style-name="Source_20_Text">getMedias</text:span>は<text:span text:style-name="Source_20_Text"><text:span text:style-name="T2">n</text:span></text:span><text:span text:style-name="Source_20_Text">ull</text:span>を返して、ファイルが指定されていないけれども、アップロードボタンが押されたことを示します。</text:p>
      <text:h text:style-name="P155" text:outline-level="5"><text:span text:style-name="Source_20_Text">onClose</text:span>イベント</text:h>
      <text:p text:style-name="P118"><text:span text:style-name="Source_20_Text">onUpload</text:span>に加えて、<text:span text:style-name="Source_20_Text">onClose</text:span>イベントが送信され、Uploadボタン又は取り消しボタンが押されたことを通知します。<text:span text:style-name="Source_20_Text">onClose</text:span>イベントはデフォルトでは<text:span text:style-name="Source_20_Text">fileupload</text:span>コンポーネントを無効にします。つまり、すべての領域はクリアされ、再描画されます。</text:p>
      <text:h text:style-name="P123" text:outline-level="4">ファイルダウンロードダイアログ</text:h>
      <text:p text:style-name="P81"><text:span text:style-name="Source_20_Text">org.zkoss.zul.Filedownload</text:span>クラスはサーバーからクライアントにファイルをダウンロードするときに使うユーティリティセットを提供します。ブラウザウィンドウの中でファイルを表示する<text:span text:style-name="Source_20_Text">iframe</text:span>コンポーネントとは違い、<text:span text:style-name="Source_20_Text">save</text:span>メソッドの一つが呼び出される時、ファイルダウンロードダイアログはブラウザで表示されます。ユーザーはそれを利用してファイルを保存するディレクトリーを指定します。</text:p>
      <text:p text:style-name="Code_20_Indent_20_2"><draw:frame draw:style-name="fr9" draw:name="graphics179" text:anchor-type="char" svg:x="10.511cm" svg:y="3.076cm" svg:width="6.999cm" svg:height="4.519cm" draw:z-index="86"><draw:image xlink:href="../img/10000000000002AF000001BB582C2DD7.png" xlink:type="simple" xlink:show="embed" xlink:actuate="onLoad"/></draw:frame>&lt;button label="Download download.html"&gt;<text:line-break/><text:tab/>^^^^^^&lt;attribute name="onClick"&gt;{<text:line-break/><text:tab/>^^^^^^java.io.InputStream is = desktop.getWebApp().getResourceAsStream("/test/download.html");<text:line-break/><text:tab/>^^^^^^if (is != null)<text:line-break/><text:tab/><text:tab/>^^^^^^^^^^^^<text:span text:style-name="T25">Filedownload.save</text:span>(is, "text/html", "download.html");<text:line-break/><text:tab/>^^^^^^else<text:line-break/>^^^^^^^^^^^^alert("/test/download.html not found");<text:line-break/><text:tab/>^^^^^^}&lt;/attribute&gt;<text:line-break/>&lt;/button&gt;</text:p>
      <text:p text:style-name="Code_20_Indent_20_2"/>
      <text:h text:style-name="P140" text:outline-level="2">ボックスモデル</text:h>
      <text:p text:style-name="P58">コンポーネント:<text:span text:style-name="Source_20_Text">vbox</text:span>、<text:span text:style-name="Source_20_Text">hbox</text:span>、<text:span text:style-name="Source_20_Text">box</text:span></text:p>
      <text:p text:style-name="P58">XULのボックスモデルはディスプレイをいくつかのボックスに分けます。ボックスの中のコンポーネントは自動的に縦、又は横方向で並びます。ボックスとセパレーターを合わせることで、視覚表現のレイアウトを制御します。</text:p>
      <text:p text:style-name="P58">ボックスは横又は縦方向のうちの一方向に子コンポーネントを配置します。横方向ボックスは水平にコンポーネントを並べます。縦方向ボックスは縦に並べます。HTMLテーブルの一行又は一列のボックスを想像してください。</text:p>
      <text:p text:style-name="P58">いくつかの例は以下に示されています。</text:p>
      <text:p text:style-name="Code"><draw:frame draw:style-name="fr8" draw:name="graphics118" text:anchor-type="char" svg:x="13.908cm" svg:y="0.702cm" svg:width="3.237cm" svg:height="1.646cm" draw:z-index="29"><draw:image xlink:href="../img/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58"><text:span text:style-name="Source_20_Text">hbox</text:span>コンポーネントは縦方向に箱を作成します。どのコンポーネントも<text:span text:style-name="Source_20_Text">hbox</text:span>の中では一列中に配置されます。<text:span text:style-name="Source_20_Text">vbox</text:span>コンポーネントは縦方向にボックスを作成します。追加されたコンポーネントは次々と下に新しい行として並べられていきます。</text:p>
      <text:p text:style-name="P58">水平方向をデフォルトとしている一般のボックスコンポーネントがあります。振る舞いは<text:span text:style-name="Source_20_Text">hbox</text:span>と同様です。しかし、ボックスの方向を操作する<text:span text:style-name="Source_20_Text">orient</text:span>プロパティを使用できます。このプロパティを<text:span text:style-name="Source_20_Text">horizontal</text:span>に設定し、水平方向のボックスを作成することができます。またプロパティを<text:span text:style-name="Source_20_Text">vertical</text:span>に設定することで縦方向のボックスを作成できます。</text:p>
      <text:p text:style-name="P66">このため、以下の２行は同様の動作をします。</text:p>
      <text:p text:style-name="Code">&lt;vbox&gt;</text:p>
      <text:p text:style-name="Code">&lt;box orient="vertical"&gt;</text:p>
      <text:p text:style-name="P58">ボックスコンポーネントを含め、ボックスの中にたくさんのコンポーネントを追加することができます。水平方向のボックスでは、どの追加コンポーネントも前回追加されたもののすぐ右側に位置されます。コンポーネントは囲まれてはいないので、コンポーネントを加えたら加えた分だけウィンドウは広がっていきます。同様にして、縦ボックスに追加されたどの要素も前回追加されたものの下に配置されます。</text:p>
      <text:h text:style-name="P50" text:outline-level="3"><text:span text:style-name="Source_20_Text">spacing</text:span>プロパティ</text:h>
      <text:p text:style-name="P27">ボックスコントロールの子要素の中の間隔をコントロールできます。例えば、以下の例は5emを上と下マージン両方に入れます。こうして、テキストボックスとデートボックスの間は10emになります。</text:p>
      <text:p text:style-name="Code_20_Indent">&lt;vbox spacing="5em"&gt;</text:p>
      <text:p text:style-name="Code_20_Indent"><text:tab/>^^^^^^&lt;textbox/&gt;</text:p>
      <text:p text:style-name="Code_20_Indent"><text:tab/>^^^^^^&lt;datebox/&gt;</text:p>
      <text:p text:style-name="Code_20_Indent">&lt;/vbox&gt;</text:p>
      <text:p text:style-name="P33">以下の例では、ゼロ間隔を使用することで面白いレイアウトを表示します。</text:p>
      <text:p text:style-name="Code_20_Indent">&lt;window title="Box Layout Demo" border="normal"&gt;</text:p>
      <text:p text:style-name="Code_20_Indent"><draw:frame draw:style-name="fr8" draw:name="graphics119" text:anchor-type="char" svg:x="14.335cm" svg:y="0.169cm" svg:width="2.849cm" svg:height="2.309cm" draw:z-index="30"><draw:image xlink:href="../img/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lt;window border="normal"&gt;1&lt;/window&gt;</text:p>
      <text:p text:style-name="Code_20_Indent"><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P50" text:outline-level="3"><text:span text:style-name="Source_20_Text">width</text:span>と<text:span text:style-name="Source_20_Text">heights</text:span>プロパティ</text:h>
      <text:p text:style-name="P34"><text:span text:style-name="T55">以下のように</text:span><text:span text:style-name="Source_20_Text">widths</text:span><text:span text:style-name="T55">プロパティを使用して、</text:span><text:span text:style-name="Source_20_Text">hbox</text:span><text:span text:style-name="T55">のそれぞれのセルに</text:span><text:span text:style-name="Source_20_Text">width</text:span><text:span text:style-name="T55">を指定できます</text:span>。</text:p>
      <text:p text:style-name="Code_20_Indent">&lt;hbox width="100%" widths="10%,20%,30%,40%"&gt;<text:line-break/><text:tab/>^^^^^^&lt;label value="10%"/&gt;<text:line-break/><text:tab/>^^^^^^&lt;label value="20%"/&gt;<text:line-break/><text:tab/>^^^^^^&lt;label value="30%"/&gt;<text:line-break/><text:tab/>^^^^^^&lt;label value="40%"/&gt;<text:line-break/>&lt;/hbox&gt;</text:p>
      <text:p text:style-name="P27">変数はカンマで区切られた<text:span text:style-name="Source_20_Text">widths</text:span>のリストです。変数が見つからなかったら、<text:span text:style-name="Source_20_Text"><text:span text:style-name="T52">width</text:span></text:span>は対応するセルへ生成されることはなく、表示される<text:span text:style-name="Source_20_Text"><text:span text:style-name="T52">width</text:span></text:span>はブラウザしだいです。</text:p>
      <text:p text:style-name="P27">同様にして、<text:span text:style-name="Source_20_Text">heights</text:span>プロパティと一緒に<text:span text:style-name="Source_20_Text">vbox</text:span>のどのセルに対しても<text:span text:style-name="Source_20_Text">heights</text:span>を指定できます。<text:span text:style-name="Source_20_Text">orient</text:span>プロパティによってボックスの方向を縦にも横にもできるので、これら二つのプロパティは実質同じです。</text:p>
      <text:h text:style-name="P50" text:outline-level="3"/>
      <text:h text:style-name="P50" text:outline-level="3">スプリッター</text:h>
      <text:p text:style-name="P27">コンポーネント:<text:span text:style-name="Source_20_Text">splitter</text:span></text:p>
      <text:p text:style-name="P25"><text:span text:style-name="T41">セクションのサイズが変更可能な二つのウィンドウセクションを表示しするときが何度かあると思います。スプリッターと呼ばれるコンポーネントを使用することでこの機能は実現されます。サイズ変更可能な二つのセクションの間に小さいバーは作成されます。</text:span> </text:p>
      <text:p text:style-name="P27"><draw:frame draw:style-name="fr12" draw:name="graphics151" text:anchor-type="char" svg:x="0.944cm" svg:y="2.358cm" svg:width="16.588cm" svg:height="4.247cm" draw:z-index="62"><draw:image xlink:href="../img/1000000000000328000000CFDFDC132B.png" xlink:type="simple" xlink:show="embed" xlink:actuate="onLoad"/></draw:frame>スプリッターはボックスの中に置かなければなりません。横ボックス(<text:span text:style-name="Source_20_Text">hbox</text:span>)の中にスプリッターが位置されているとき、横方向にサイズ変更が可能です。縦ボックス(<text:span text:style-name="Source_20_Text">vbox</text:span>)の中にスプリッターが位置されているとき縦方向にサイズ変更が可能です。例えば、</text:p>
      <text:p text:style-name="P33">コードは以下のようです。</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25">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25">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P123" text:outline-level="4"><text:span text:style-name="Source_20_Text">collapse</text:span>プロパティ</text:h>
      <text:p text:style-name="P81">グリッピー(ボタン)がクリックされたときスプリッターで分けられた両側のうち、どちらが折りたたまれる(隠される)か指定します。このプロパティが指定されていない場合、スプリッターは折りたたみを行いません。(grippyは表示されることもありません)</text:p>
      <text:p text:style-name="P81">使用できる値と意味は以下に説明します。</text:p>
      <table:table table:name="Table25" table:style-name="Table25">
        <table:table-column table:style-name="Table25.A"/>
        <table:table-column table:style-name="Table25.B"/>
        <table:table-header-rows>
          <table:table-row table:style-name="Table25.1">
            <table:table-cell table:style-name="Table25.A1" office:value-type="string">
              <text:p text:style-name="P186">変数</text:p>
            </table:table-cell>
            <table:table-cell table:style-name="Table25.B1" office:value-type="string">
              <text:p text:style-name="P186">説明</text:p>
            </table:table-cell>
          </table:table-row>
        </table:table-header-rows>
        <table:table-row table:style-name="Table25.1">
          <table:table-cell table:style-name="Table25.A2" office:value-type="string">
            <text:p text:style-name="P172">none</text:p>
          </table:table-cell>
          <table:table-cell table:style-name="Table25.B2" office:value-type="string">
            <text:p text:style-name="P183">折りたたみは発生しません。</text:p>
          </table:table-cell>
        </table:table-row>
        <table:table-row table:style-name="Table25.1">
          <table:table-cell table:style-name="Table25.A2" office:value-type="string">
            <text:p text:style-name="P172">before</text:p>
          </table:table-cell>
          <table:table-cell table:style-name="Table25.B2" office:value-type="string">
            <text:p text:style-name="P183">グリッピーがクリックされたとき、同じ親コンポーネント中のスプリッタより一つ前の要素は折りたたまれます。つまりwidthとheightは0です。</text:p>
          </table:table-cell>
        </table:table-row>
        <table:table-row table:style-name="Table25.1">
          <table:table-cell table:style-name="Table25.A2" office:value-type="string">
            <text:p text:style-name="P172">after</text:p>
          </table:table-cell>
          <table:table-cell table:style-name="Table25.B2" office:value-type="string">
            <text:p text:style-name="P183">グリッピーがクリックされたとき、同じ親コンポーネント中のスプリッタより一つ後の要素は折りたたまれます。つまりwidthとheightは0です。</text:p>
          </table:table-cell>
        </table:table-row>
      </table:table>
      <text:h text:style-name="P123" text:outline-level="4"><text:span text:style-name="Source_20_Text">Open</text:span>プロパティ</text:h>
      <text:p text:style-name="P81">スプリッターが折りたたまれたかどうか知るために、<text:span text:style-name="Source_20_Text">open</text:span>プロパティの値をチェックします。(つまり、<text:span text:style-name="Source_20_Text">isOpen</text:span>メソッド)プログラムで開く、又は折りたたむために、<text:span text:style-name="Source_20_Text">open</text:span>プロパティの値を設定します(つまり、<text:span text:style-name="Source_20_Text">setOpen</text:span>メソッド)。</text:p>
      <text:h text:style-name="P123" text:outline-level="4"><text:span text:style-name="Source_20_Text">onOpen</text:span>イベント</text:h>
      <text:p text:style-name="P80"><text:span text:style-name="T41">スプリッターがユーザーによって折りたたまれる、又は、開かれるとき、</text:span><text:span text:style-name="Source_20_Text"><text:span text:style-name="T41">onOpen</text:span></text:span><text:span text:style-name="T41">イベントがアプリケーションに送られます。</text:span> </text:p>
      <text:h text:style-name="P140" text:outline-level="2">タブボックス</text:h>
      <text:p text:style-name="P57"><text:span text:style-name="T41">コンポーネント</text:span>: <text:span text:style-name="Source_20_Text">tabbox</text:span>, <text:span text:style-name="Source_20_Text">tabs</text:span>, <text:span text:style-name="Source_20_Text">tab</text:span><text:span text:style-name="Source_20_Text"><text:span text:style-name="T52">,</text:span></text:span> <text:span text:style-name="Source_20_Text">tabpanels</text:span>, <text:span text:style-name="Source_20_Text">tabpanel</text:span>.</text:p>
      <text:p text:style-name="P58">ユーザーインターフェースをシンプルにするため、開発者はタブボックスでコンポーネントをいくつかのグループに分けて、毎回一つのグループを表示させることができます。一度に一グループだけ参照することができます(aka.,パネル)。隠されているグループのタブがクリックされると、前面になり、クリック前に前面だったグループは後ろに隠されます。</text:p>
      <text:p text:style-name="P58">タブボックスの一般的なシンタックスは以下のようです。</text:p>
      <text:p text:style-name="Code"><draw:frame draw:style-name="fr8" draw:name="graphics120" text:anchor-type="char" svg:x="14.854cm" svg:y="0.619cm" svg:width="2.267cm" svg:height="1.201cm" draw:z-index="31"><draw:image xlink:href="../img/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WW8Num16">
        <text:list-item text:start-value="1">
          <text:p text:style-name="P275"><text:span text:style-name="Source_20_Text">tabbox</text:span><text:span text:style-name="Source_20_Text"><text:span text:style-name="T52">:</text:span></text:span><text:span text:style-name="T41">タブとタブパネルを含んでいる外側のボックス</text:span></text:p>
        </text:list-item>
      </text:list>
      <text:list text:style-name="WW8Num16">
        <text:list-item text:start-value="1">
          <text:p text:style-name="P276"><text:span text:style-name="Source_20_Text">tabs</text:span><text:span text:style-name="Source_20_Text"><text:span text:style-name="T55">:</text:span></text:span><text:span text:style-name="Source_20_Text"><text:span text:style-name="T56">タブのコンテナー。つまり、タブコンポーネントの集合</text:span></text:span><text:span text:style-name="Source_20_Text"><text:span text:style-name="T55"> </text:span></text:span></text:p>
        </text:list-item>
      </text:list>
      <text:list text:style-name="WW8Num17">
        <text:list-item>
          <text:p text:style-name="P277"><text:span text:style-name="Source_20_Text">tab</text:span>:<text:span text:style-name="T41">特定なタブ。タブをクリックするとタブパネルを前面に表示します。ラベルとイメージをそこに張ることができます。</text:span> </text:p>
        </text:list-item>
      </text:list>
      <text:list text:style-name="WW8Num18">
        <text:list-item>
          <text:p text:style-name="P293"><text:span text:style-name="Source_20_Text">tabpanels</text:span>: <text:span text:style-name="T41">タブパネルのコンテナー、つまり</text:span><text:span text:style-name="Source_20_Text"><text:span text:style-name="T41">tabpane</text:span></text:span><text:span text:style-name="Source_20_Text"><text:span text:style-name="T2">l</text:span></text:span><text:span text:style-name="T41">コンポーネントのコレクション。</text:span></text:p>
        </text:list-item>
      </text:list>
      <text:list text:style-name="WW8Num19">
        <text:list-item>
          <text:p text:style-name="P278"><text:span text:style-name="Source_20_Text">tabpanel</text:span>: <text:span text:style-name="T41">単タブパネルの内容。コンテンツをタブパネルの中のコンポーネントグループに割り当てます。初めの</text:span><text:span text:style-name="Source_20_Text"><text:span text:style-name="T41">tabpanel</text:span></text:span><text:span text:style-name="T41">は初めのタブに対応し、二番目の</text:span><text:span text:style-name="Source_20_Text"><text:span text:style-name="T41">tabpanel</text:span></text:span><text:span text:style-name="T41">は二番目のタブに対応しています。以下同様に三番目、四番目と続きます。</text:span> </text:p>
        </text:list-item>
      </text:list>
      <text:p text:style-name="P159">現在選ばれたタブコンポーネントに<text:span text:style-name="Source_20_Text"><text:span text:style-name="T2">t</text:span></text:span><text:span text:style-name="Source_20_Text">rue</text:span>指定の追加<text:span text:style-name="Source_20_Text">selected</text:span>プロパティが与えられます。これは現在選ばれたタブに異なった外観を持たせ、選ばれたように見えます。一度に、ただ一つのタブがこのプロパティに対して<text:span text:style-name="Source_20_Text"><text:span text:style-name="T2">t</text:span></text:span><text:span text:style-name="Source_20_Text">rue</text:span>を持つことができます。</text:p>
      <text:p text:style-name="P159">Javaコードによって選択されたタブを変更する方法は二つあります。それらは以下に示されたものと同様な働きをします。</text:p>
      <text:p text:style-name="Code">tab1.setSelected(true);</text:p>
      <text:p text:style-name="Code">tabbox.setSelectedTab(tab1);</text:p>
      <text:p text:style-name="P58">また、直接選択されたプロパティに<text:span text:style-name="Source_20_Text"><text:span text:style-name="T2">t</text:span></text:span><text:span text:style-name="Source_20_Text">rue</text:span>を指定できます。</text:p>
      <text:p text:style-name="Code">&lt;tab label="My Tab" selected="true"/&gt;</text:p>
      <text:p text:style-name="P66">タブが一つも選択されていない場合、一番初めのタブが自動的に選ばれます。</text:p>
      <text:h text:style-name="P52" text:outline-level="3">多重タブボックス</text:h>
      <text:p text:style-name="P33">タブパネルには他のタブボックスなどを含むことができます。</text:p>
      <text:p text:style-name="Code_20_Indent"><draw:frame draw:style-name="fr8" draw:name="graphics121" text:anchor-type="char" svg:x="13.287cm" svg:y="0.415cm" svg:width="3.702cm" svg:height="2.305cm" draw:z-index="32"><draw:image xlink:href="../img/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P50" text:outline-level="3">アコーディオンタブボックス</text:h>
      <text:p text:style-name="P27">タブボックスは二つの型をサポートしています:<text:span text:style-name="Source_20_Text">default</text:span>と<text:span text:style-name="Source_20_Text">accordion</text:span>(上下式)です。アコーディオン型は以下のようになっています。</text:p>
      <text:p text:style-name="Code_20_Indent"><draw:frame draw:style-name="fr8" draw:name="graphics122" text:anchor-type="char" svg:x="14.718cm" svg:y="0.621cm" svg:width="2.325cm" svg:height="1.685cm" draw:z-index="33"><draw:image xlink:href="../img/100000000000007800000057AB443B27.png" xlink:type="simple" xlink:show="embed" xlink:actuate="onLoad"/></draw:frame>&lt;tabbox <text:span text:style-name="T25">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P50" text:outline-level="3"><text:span text:style-name="Source_20_Text"/></text:h>
      <text:h text:style-name="P50" text:outline-level="3"><text:span text:style-name="Source_20_Text">orient</text:span>プロパティ</text:h>
      <text:p text:style-name="P27">開発者は<text:span text:style-name="Source_20_Text">orient</text:span>プロパティの使用してタブの配置を変更することができます。デフォルトでは横方向です。縦方向に変更することができます。その効果は以下のようです。</text:p>
      <text:p text:style-name="Code_20_Indent">&lt;tabbox width="400px" <text:span text:style-name="T25">orient="vertical"</text:span>&gt;<draw:frame draw:style-name="fr8" draw:name="graphics147" text:anchor-type="char" svg:x="9.999cm" svg:y="0.427cm" svg:width="7.597cm" svg:height="3.66cm" draw:z-index="58"><draw:image xlink:href="../img/1000000000000167000000AD8ECB7048.png" xlink:type="simple" xlink:show="embed" xlink:actuate="onLoad"/></draw:frame></text:p>
      <text:p text:style-name="Code_20_Indent"><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s text:c="6"/>^^^^^^^^^^^^&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P50" text:outline-level="3"><text:span text:style-name="Source_20_Text">closable</text:span>プロパティ</text:h>
      <text:p text:style-name="P27"><text:span text:style-name="Source_20_Text">closable</text:span>プロパティを設定することで、タブに閉じるボタンが表示されます。そのため、ボタンをクリックすることで、ユーザーはタブと対応しているタブパネルを閉じることができます。ユーザーが閉じるボタンを押すと、<text:span text:style-name="Source_20_Text">onClose</text:span>イベントがタブに送られます。タブの<text:span text:style-name="Source_20_Text">onClose</text:span>メソッドによって処理されます。デフォルトでは<text:span text:style-name="Source_20_Text">onClose</text:span>はタブそれ自身と対応しているタブパネルを外します。</text:p>
      <text:p text:style-name="P72"><text:span text:style-name="T41">【ヒント】：ウィンドウの</text:span> <text:span text:style-name="Source_20_Text">closable</text:span> <text:span text:style-name="T41">属性を参考にしてください。</text:span></text:p>
      <text:h text:style-name="P50" text:outline-level="3">タブパネルのロードオンデマンド</text:h>
      <text:p text:style-name="P27">他の多くのコンポーネント同様、参照可能な(前面に表示されている)ときのみタブパネルのコンテンツを読み込むことができます。最も簡単な方法は<text:span text:style-name="Source_20_Text">fulfill</text:span>属性を使用して、タブパネルの子コンポーネントの作成を遅らせます。</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loaded since no fulfill specified</text:p>
      <text:p text:style-name="Code_20_Indent"><text:tab/><text:tab/>^^^^^^^^^^^^&lt;/tabpanel&gt;</text:p>
      <text:p text:style-name="Code_20_Indent"><text:tab/><text:tab/>^^^^^^^^^^^^&lt;tabpanel fulfill="tab2.onSelect"&gt;</text:p>
      <text:p text:style-name="Code_20_Indent"><text:tab/>^^^^^^This panel is loaded only tab2 receives the onSelect event</text:p>
      <text:p text:style-name="Code_20_Indent"><text:tab/><text:tab/>^^^^^^^^^^^^&lt;/tabpanel&gt;</text:p>
      <text:p text:style-name="Code_20_Indent"><text:tab/>^^^^^^&lt;/tabpanels&gt;</text:p>
      <text:p text:style-name="Code_20_Indent">&lt;/tabbox&gt;</text:p>
      <text:p text:style-name="P27">子コンポーネントを手動で作成するか、又はパネルを動的にうまく処理する場合、以下に説明したように、パネルが選択された時に<text:span text:style-name="Source_20_Text">onSelect</text:span>イベントを監視して、パネルのコンテンツを実行します。</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P140" text:outline-level="2">グリッド</text:h>
      <text:p text:style-name="P57"><text:span text:style-name="T41">コンポーネント</text:span>: <text:span text:style-name="Source_20_Text">grid</text:span>, <text:span text:style-name="Source_20_Text">columns</text:span>, <text:span text:style-name="Source_20_Text">column</text:span>, <text:span text:style-name="Source_20_Text">rows</text:span>, <text:span text:style-name="Source_20_Text">row</text:span>.</text:p>
      <text:p text:style-name="P58">グリッドはテーブルのように列の中に並べられたコンポーネントを含んでいます。グリッド中で二種類のコンポーネントを宣言します。一つは行でヘッダーと行の属性を定義します。もうひとつは列でコンテンツを提供します。</text:p>
      <text:p text:style-name="P58">列セットを宣言するために、<text:span text:style-name="Source_20_Text">grid</text:span>の子要素である<text:span text:style-name="Source_20_Text">rows</text:span>コンポーネントを使用します。中でどの列に対しても使用されている<text:span text:style-name="Source_20_Text">row</text:span>コンポーネントを追加するべきです。<text:span text:style-name="Source_20_Text">row</text:span>要素中で<text:span text:style-name="Source_20_Text">row</text:span>中に配置したいコンテンツを配置します。どの子要素も特定の列の行です。</text:p>
      <text:p text:style-name="P58">同様にして、<text:span text:style-name="Source_20_Text">columns</text:span>コンポーネントを使用して、グリッドの子要素として<text:span text:style-name="Source_20_Text">columns</text:span>を宣言します。どの列のコンテンツも所有している<text:span text:style-name="Source_20_Text">row</text:span>とは異なり、<text:span text:style-name="Source_20_Text">column</text:span>はwidth、alignmentといった一般的な属性とオプションのヘッダー(ラベル・イメージ)を宣言します。</text:p>
      <text:p text:style-name="Code"><draw:frame draw:style-name="fr9" draw:name="graphics154" text:anchor-type="char" svg:x="10.377cm" svg:y="0.556cm" svg:width="7.059cm" svg:height="1.249cm" draw:z-index="65"><draw:image xlink:href="../img/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P50" text:outline-level="3">スクロール可能なグリッド</text:h>
      <text:p text:style-name="P27"><draw:frame draw:style-name="fr9" draw:name="graphics155" text:anchor-type="char" svg:x="8.606cm" svg:y="0.298cm" svg:width="8.998cm" svg:height="2.819cm" draw:z-index="66"><draw:image xlink:href="../img/10000000000001FC0000009FFC9DC218.png" xlink:type="simple" xlink:show="embed" xlink:actuate="onLoad"/></draw:frame><text:span text:style-name="Source_20_Text">height</text:span>プロパティを指定したら、スペースが十分広くなくてすべてのデータが表示できない場合、グリッドはスクロール可能になります。</text:p>
      <text:p text:style-name="Code_20_Indent">&lt;grid width="500px" <text:span text:style-name="T36">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P50" text:outline-level="3">サイズ変更可能な行</text:h>
      <text:p text:style-name="P25"><text:span text:style-name="T41">行の幅を変更できるようにするなら、以下のように</text:span><text:span text:style-name="Source_20_Text"><text:span text:style-name="T2">sizable</text:span></text:span><text:span text:style-name="T2"> </text:span><text:span text:style-name="T41">プロパティを</text:span><text:span text:style-name="Source_20_Text"><text:span text:style-name="T2">t</text:span></text:span><text:span text:style-name="Source_20_Text"><text:span text:style-name="T41">rue</text:span></text:span><text:span text:style-name="T41">に指定します。</text:span><text:span text:style-name="Source_20_Text"><text:span text:style-name="T2">tru</text:span></text:span><text:span text:style-name="Source_20_Text"><text:span text:style-name="T41">e</text:span></text:span><text:span text:style-name="T41">に指定したら、ユーザーは隣接した</text:span><text:span text:style-name="T2"> </text:span><text:span text:style-name="Source_20_Text"><text:span text:style-name="T2">column</text:span></text:span><text:span text:style-name="T2"> </text:span><text:span text:style-name="T41">コンポーネント中のボーダーをドラッグして行の幅を変更できます。</text:span></text:p>
      <text:p text:style-name="Code_20_Indent">&lt;window&gt;</text:p>
      <text:p text:style-name="Code_20_Indent"><text:tab/>^^^^^^&lt;grid&gt;</text:p>
      <text:p text:style-name="Code_20_Indent"><text:tab/><text:tab/>^^^^^^^^^^^^&lt;columns id="cs" <text:span text:style-name="T25">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lt;checkbox label="sizeable" checked="true" onCheck="cs.sizeable = self.checked"/&gt;</text:p>
      <text:p text:style-name="Code_20_Indent">&lt;/window&gt;</text:p>
      <text:h text:style-name="P123" text:outline-level="4"><text:span text:style-name="Source_20_Text">onColSize</text:span>イベント</text:h>
      <text:p text:style-name="P81">ユーザーがwidthのサイズを変更すると、<text:span text:style-name="Source_20_Text">onColSize</text:span>イベントは<text:span text:style-name="Source_20_Text">org.zkoss.zul.event.ColSizeEvent</text:span>とともに送信されます。行のwidthは<text:span text:style-name="Source_20_Text">onColSize</text:span>イベントが送られる前に調整されます。つまり、イベントは無視できる通知として送信されます。また、イベントリスナの中で追加したい動作を追加できます。</text:p>
      <text:h text:style-name="P50" text:outline-level="3">ページングとグリッド</text:h>
      <text:p text:style-name="P25"><text:span text:style-name="T41">グリッドの中の長いコンテンツをコントロールする方法は二つあります。スクロールとページングです。スクロールは前のセクションで話したように、</text:span><text:span text:style-name="Source_20_Text"><text:span text:style-name="T41">height</text:span></text:span><text:span text:style-name="T41">プロパティを指定することで使用可能になります。ページングは</text:span><text:span text:style-name="Source_20_Text"><text:span text:style-name="T41">paging</text:span></text:span><text:span text:style-name="T41">をモールド(</text:span><text:span text:style-name="Source_20_Text"><text:span text:style-name="T41">mold</text:span></text:span><text:span text:style-name="T41">)プロパティに指定することで使用可能です。ページングが一度使用可能になると、グリッドはコンテンツを分けていくつかのページにします。以下に説明したように一つのページに表示します。</text:span></text:p>
      <text:p text:style-name="Code_20_Indent"><draw:frame draw:style-name="fr8" draw:name="graphics156" text:anchor-type="char" svg:x="11.047cm" svg:y="0.383cm" svg:width="6.496cm" svg:height="2.432cm" draw:z-index="67"><draw:image xlink:href="../img/1000000000000133000000737A37B110.png" xlink:type="simple" xlink:show="embed" xlink:actuate="onLoad"/></draw:frame>&lt;grid width="300px" <text:span text:style-name="T36">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7">ページングモールドが設定されると、グリッドはグリッドの子要素としてページングコンポーネントのインスタンスを作成します。それはページングを制御します。</text:p>
      <text:h text:style-name="P123" text:outline-level="4"><text:span text:style-name="Source_20_Text">pageSize</text:span>プロパティ</text:h>
      <text:p text:style-name="P81">一度、ページングモールドが設定されると、<text:span text:style-name="Source_20_Text">pageSize</text:span>プロパティを使用して一度に指定できる列の数を指定します(つまりページサイズ)。デフォルトでは20です。</text:p>
      <text:h text:style-name="P123" text:outline-level="4"><text:span text:style-name="Source_20_Text"><text:span text:style-name="T2">p</text:span></text:span><text:span text:style-name="Source_20_Text">aginal</text:span>プロパティ</text:h>
      <text:p text:style-name="P81">ページングコンポーネントを異なった位置におく場合、又は一つのページングコンポーネントを使用して、二つ以上のグリッドをコントロールする場合、<text:span text:style-name="Source_20_Text">paginal</text:span>プロパティをはっきりと指定します。確実に設定されていない場合はページングプロパティと同じです。</text:p>
      <text:p text:style-name="Code_20_Indent_20_2"><draw:frame draw:style-name="fr6" draw:name="graphics157" text:anchor-type="char" svg:y="0.3cm" svg:width="13.122cm" svg:height="2.157cm" draw:z-index="68"><draw:image xlink:href="../img/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lt;label value="Item 1.1"/&gt;&lt;label value="Item 1.2"/&gt;<text:line-break/><text:tab/><text:tab/><text:tab/>^^^^^^^^^^^^^^^^^^&lt;/row&gt;<text:line-break/><text:tab/><text:tab/><text:tab/>^^^^^^^^^^^^^^^^^^&lt;row&gt;<text:line-break/><text:tab/>^^^^^^^^^^^^^^^^^^^^^^^^&lt;label value="Item 2.1"/&gt;&lt;label value="Item 2.2"/&gt;<text:line-break/><text:tab/><text:tab/><text:tab/>^^^^^^^^^^^^^^^^^^&lt;/row&gt;<text:line-break/><text:tab/><text:tab/><text:tab/>^^^^^^^^^^^^^^^^^^&lt;row&gt;<text:line-break/><text:tab/>^^^^^^^^^^^^^^^^^^^^^^^^&lt;label value="Item 3.1"/&gt;&lt;label value="Item 3.2"/&gt;<text:line-break/><text:tab/><text:tab/><text:tab/>^^^^^^^^^^^^^^^^^^&lt;/row&gt;<text:line-break/><text:tab/><text:tab/><text:tab/>^^^^^^^^^^^^^^^^^^&lt;row&gt;<text:line-break/><text:tab/>^^^^^^^^^^^^^^^^^^^^^^^^&lt;label value="Item 4.1"/&gt;&lt;label value="Item 4.2"/&gt;<text:line-break/><text:tab/><text:tab/><text:tab/>^^^^^^^^^^^^^^^^^^&lt;/row&gt;<text:line-break/><text:tab/><text:tab/><text:tab/>^^^^^^^^^^^^^^^^^^&lt;row&gt;<text:line-break/><text:tab/>^^^^^^^^^^^^^^^^^^^^^^^^&lt;label value="Item 5.1"/&gt;&lt;label value="Item 5.2"/&gt;<text:line-break/><text:tab/><text:tab/><text:tab/>^^^^^^^^^^^^^^^^^^&lt;/row&gt;<text:line-break/><text:tab/><text:tab/><text:tab/>^^^^^^^^^^^^^^^^^^&lt;row&gt;<text:line-break/><text:tab/>^^^^^^^^^^^^^^^^^^^^^^^^&lt;label value="Item 6.1"/&gt;&lt;label value="Item 6.2"/&gt;<text:line-break/><text:tab/><text:tab/><text:tab/>^^^^^^^^^^^^^^^^^^&lt;/row&gt;<text:line-break/><text:tab/><text:tab/><text:tab/>^^^^^^^^^^^^^^^^^^&lt;row&gt;<text:line-break/><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lt;label value="Item A.1"/&gt;&lt;label value="Item A.2"/&gt;<text:line-break/><text:tab/><text:tab/><text:tab/>^^^^^^^^^^^^^^^^^^&lt;/row&gt;<text:line-break/><text:tab/><text:tab/><text:tab/>^^^^^^^^^^^^^^^^^^&lt;row&gt;<text:line-break/><text:tab/>^^^^^^^^^^^^^^^^^^^^^^^^&lt;label value="Item B.1"/&gt;&lt;label value="Item B.2"/&gt;<text:line-break/><text:tab/><text:tab/><text:tab/>^^^^^^^^^^^^^^^^^^&lt;/row&gt;<text:line-break/><text:tab/><text:tab/><text:tab/>^^^^^^^^^^^^^^^^^^&lt;row&gt;<text:line-break/><text:tab/>^^^^^^^^^^^^^^^^^^^^^^^^&lt;label value="Item C.1"/&gt;&lt;label value="Item C.2"/&gt;<text:line-break/><text:tab/><text:tab/><text:tab/>^^^^^^^^^^^^^^^^^^&lt;/row&gt;<text:line-break/><text:tab/><text:tab/><text:tab/>^^^^^^^^^^^^^^^^^^&lt;row&gt;<text:line-break/><text:tab/>^^^^^^^^^^^^^^^^^^^^^^^^&lt;label value="Item D.1"/&gt;&lt;label value="Item D.2"/&gt;<text:line-break/><text:tab/><text:tab/><text:tab/>^^^^^^^^^^^^^^^^^^&lt;/row&gt;<text:line-break/><text:tab/><text:tab/><text:tab/>^^^^^^^^^^^^^^^^^^&lt;row&gt;<text:line-break/><text:tab/>^^^^^^^^^^^^^^^^^^^^^^^^&lt;label value="Item E.1"/&gt;&lt;label value="Item E.2"/&gt;<text:line-break/><text:tab/><text:tab/><text:tab/>^^^^^^^^^^^^^^^^^^&lt;/row&gt;<text:line-break/><text:tab/><text:tab/><text:tab/>^^^^^^^^^^^^^^^^^^&lt;row&gt;<text:line-break/><text:tab/>^^^^^^^^^^^^^^^^^^^^^^^^&lt;label value="Item F.1"/&gt;&lt;label value="Item F.2"/&gt;<text:line-break/><text:tab/><text:tab/><text:tab/>^^^^^^^^^^^^^^^^^^&lt;/row&gt;<text:line-break/><text:tab/><text:tab/>^^^^^^^^^^^^&lt;/rows&gt;<text:line-break/><text:tab/>^^^^^^&lt;/grid&gt;<text:line-break/>&lt;/hbox&gt;<text:line-break/>&lt;/vbox&gt;</text:p>
      <text:h text:style-name="P123" text:outline-level="4"><text:span text:style-name="Source_20_Text"><text:span text:style-name="T2">p</text:span></text:span><text:span text:style-name="Source_20_Text">aging</text:span>プロパティ</text:h>
      <text:p text:style-name="P80"><text:span text:style-name="T41">それは読み出し専用のプロパティで、子ページングコンポーネントを表しています。その子ページングコンポーネントは自動的に生成され、ページングを処理します。</text:span><text:span text:style-name="Source_20_Text"><text:span text:style-name="T2">p</text:span></text:span><text:span text:style-name="Source_20_Text"><text:span text:style-name="T41">aginal</text:span></text:span><text:span text:style-name="T41">プロパティによって、外部のページングを指定した場合、それは</text:span><text:span text:style-name="Source_20_Text"><text:span text:style-name="T41">null</text:span></text:span><text:span text:style-name="T41">です。ほとんどの場合では、</text:span><text:span text:style-name="Source_20_Text"><text:span text:style-name="T2">pagin</text:span></text:span><text:span text:style-name="Source_20_Text"><text:span text:style-name="T41">g</text:span></text:span><text:span text:style-name="T41"> より</text:span><text:span text:style-name="Source_20_Text"><text:span text:style-name="T2">paginal</text:span></text:span><text:span text:style-name="T2">を使うと便利です</text:span><text:span text:style-name="T41">。</text:span></text:p>
      <text:h text:style-name="P123" text:outline-level="4"><text:span text:style-name="Source_20_Text">onPaging</text:span>イベントとメソッド</text:h>
      <text:p text:style-name="P81">ユーザーがページングコンポーネントのページ番号をクリックしたら、<text:span text:style-name="Source_20_Text">onPaging</text:span>イベントはグリッドに送信されます。デフォルトで、そのメソッドは<text:span text:style-name="Source_20_Text">rows</text:span>のコンテンツを無効にし、つまり、再度書き込みます。</text:p>
      <text:p text:style-name="P81">creat-on-demand要素を実装する場合、<text:span text:style-name="Source_20_Text">onPaging</text:span>イベントに対してイベントリスナをグリッドに追加できます。</text:p>
      <text:p text:style-name="Code_20_Indent_20_2">grid.addEventListener(org.zkoss.zul.event.ZulEvents.ON_PAGING, new MyListener());</text:p>
      <text:h text:style-name="P50" text:outline-level="3"/>
      <text:h text:style-name="P50" text:outline-level="3">並び替え</text:h>
      <text:p text:style-name="P27">グリッドは列のソーティング(並び替え)をサポートしています。特定の行を昇順にするために、行の<text:span text:style-name="Source_20_Text">sortAscending</text:span>プロパティに<text:span text:style-name="Source_20_Text">java.util.Comparator</text:span>のインスタンスを指定します。同様にして、降順にする<text:span text:style-name="Source_20_Text">sortDescending</text:span>プロパティにコンペアレーターを指定します。</text:p>
      <text:p text:style-name="P27">以下に説明しているように、グリッド中の適当な２列を比較するのに、コンペアレーターを初めに実装します。<text:span text:style-name="Source_20_Text">sortAscending</text:span>と<text:span text:style-name="Source_20_Text">sortDescending</text:span>プロパティにそのインスタンスを指定します。<text:span text:style-name="Source_20_Text">compare</text:span>メソッドは二つの<text:span text:style-name="Source_20_Text">org.zkoss.zul.Row</text:span>のインスタンスと共に呼び出されます。</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25">Row</text:span>)o1, r2 = (<text:span text:style-name="T25">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25">sortAscending="${asc}" sortDescending="${dsc}"</text:span>/&gt;</text:p>
      <text:p text:style-name="Code_20_Indent">...</text:p>
      <text:h text:style-name="P123" text:outline-level="4"><text:span text:style-name="Source_20_Text">sortDirection</text:span>プロパティ</text:h>
      <text:p text:style-name="P81"><text:span text:style-name="Source_20_Text">sortDirection</text:span>プロパティはクライアントで特定の行の順番を示すためのアイコンを表示させるかどうかをコントロールします。列がグリッドに加えられる前に並び替えるなら、確実にこのプロパティを設定すべきです。</text:p>
      <text:p text:style-name="Code_20_Indent_20_2">&lt;column sortDirection="ascending"/&gt;</text:p>
      <text:p text:style-name="P81">同じ行にコンペアレーターを指定する限り、グリッドによって自動的に保存されます。</text:p>
      <text:h text:style-name="P123" text:outline-level="4"><text:span text:style-name="Source_20_Text">onSort</text:span>イベント</text:h>
      <text:p text:style-name="P81">一行に少なくとも一つのコンペアレーターを指定してユーザーがそれらをクリックした場合、<text:span text:style-name="Source_20_Text">onSort</text:span>イベントはサーバーに送られます。<text:span text:style-name="Source_20_Text"><text:span text:style-name="T2">c</text:span></text:span><text:span text:style-name="Source_20_Text">olumn</text:span>コンポーネントはリスナを実装して自動的に指定されたコンペアレーターを元にして列をソートします。</text:p>
      <text:p text:style-name="P81">手動でそれを制御する場合、<text:span text:style-name="Source_20_Text">onSort</text:span>イベントを行うために、自身のリスナを行に追加することができます。デフォルトリスナに<text:span text:style-name="Source_20_Text">sort</text:span>メソッドを呼び出させないために、イベントを受け取るたびに<text:span text:style-name="Source_20_Text">stopPropagation</text:span>メソッドを呼び出さなければなりません。代わりに以下に示すように、<text:span text:style-name="Source_20_Text">sort</text:span>メソッドをオーバーライドできます。</text:p>
      <text:h text:style-name="P123" text:outline-level="4"><text:span text:style-name="Source_20_Text"><text:span text:style-name="T2"/></text:span></text:h>
      <text:h text:style-name="P123" text:outline-level="4"><text:span text:style-name="Source_20_Text"><text:span text:style-name="T2">s</text:span></text:span><text:span text:style-name="Source_20_Text">ort</text:span>メソッド</text:h>
      <text:p text:style-name="P81"><text:span text:style-name="Source_20_Text"><text:span text:style-name="T2">s</text:span></text:span><text:span text:style-name="Source_20_Text">ort</text:span>メソッドはデフォルトの<text:span text:style-name="Source_20_Text">onSort</text:span>イベントリスナの元々実装されているものです。Javaコードによって列をソートする場合はとても便利です。例えば、適切な順番になっていない列を追加した後に、このメソッドを呼び出します。</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P81">デフォルトのソートアルゴリズムはquick-sortです(<text:span text:style-name="Source_20_Text">org.zkoss.zk.ui.Components</text:span>クラスの中の<text:span text:style-name="Source_20_Text">sort</text:span>メソッドを使用します)。自身の実装でオーバーライドできます。</text:p>
      <text:p text:style-name="P81">【メモ】:<text:span text:style-name="Source_20_Text">sort</text:span>メソッドは並び替えの方向のチェックを行います(<text:span text:style-name="Source_20_Text">getSortDirection</text:span>の呼び出します)。方向が異なっている場合のみ、列をソートします。ソートを行うために、以下のようにします。</text:p>
      <text:p text:style-name="Code_20_Indent_20_2">column.setSortDirection("natural");</text:p>
      <text:p text:style-name="Code_20_Indent_20_2">sort(myorder);</text:p>
      <text:p text:style-name="P86">上のコードは以下のものと同様の働きをします。</text:p>
      <text:p text:style-name="Code_20_Indent_20_2">sort(myorder, true);</text:p>
      <text:h text:style-name="P50" text:outline-level="3">ライブデータ</text:h>
      <text:p text:style-name="P27">リストボックスのように、グリッドはライブデータをサポートします。ライブデータを使うと、開発者はビューからデータを分けることができます。つまり、開発者はグリッドを直接処理することよりむしろ、<text:span text:style-name="Source_20_Text">org.zkoss.zul.ListModel</text:span>インターフェースを実装し、データを提供するだけが必要になります。その利点は二つあります。</text:p>
      <text:list text:style-name="WW8Num20">
        <text:list-item>
          <text:p text:style-name="P367">簡単に異なったビューで同じデータセットを示すことができます。</text:p>
        </text:list-item>
        <text:list-item>
          <text:p text:style-name="P367">グリッドはデータを参照可能な(visible)場合にのみクライアントに送信します。データ量が大きい場合にネットワークの通信量が増えることを防ぎます。</text:p>
        </text:list-item>
      </text:list>
      <text:p text:style-name="P27">ライブデータを使用するには三つのステップがあります。</text:p>
      <text:list text:style-name="WW8Num21">
        <text:list-item>
          <text:p text:style-name="P369"><text:span text:style-name="Source_20_Text"><text:span text:style-name="T2">L</text:span></text:span><text:span text:style-name="Source_20_Text">istModel</text:span>の形のデータを準備します。ZKではオブジェクト群を表すための<text:span text:style-name="Source_20_Text">org.zkoss.zul.SimpleListModel</text:span>と呼ばれる具体的な実装があります。</text:p>
        </text:list-item>
        <text:list-item>
          <text:p text:style-name="P369">データ列をグリッドにレンダリングするために<text:span text:style-name="Source_20_Text">org.zkoss.zul.RowRenderer</text:span>インターフェースを実装します。</text:p>
        </text:list-item>
      </text:list>
      <text:list text:style-name="WW8Num22">
        <text:list-item>
          <text:list>
            <text:list-item>
              <text:p text:style-name="P395">これを指定するかどうかは選択できます。指定されていない場合、デフォルトのレンダ装置は初めの行にデータをレンダリングします。</text:p>
            </text:list-item>
            <text:list-item>
              <text:p text:style-name="P395">異なったビューの中に同じデータを表示するには異なったレンダ装置を実装します。</text:p>
            </text:list-item>
          </text:list>
        </text:list-item>
      </text:list>
      <text:list text:style-name="WW8Num21" text:continue-numbering="true">
        <text:list-item>
          <text:p text:style-name="P369">データを<text:span text:style-name="Source_20_Text">model</text:span>プロパティの中に指定します。必要な場合は<text:span text:style-name="Source_20_Text">rowRenderer</text:span>プロパティ中にレンダ装置を指定します。</text:p>
        </text:list-item>
      </text:list>
      <text:p text:style-name="P27">以下の例中では、<text:span text:style-name="Source_20_Text">strset</text:span>と呼ばれるリストモデルを準備し、<text:span text:style-name="Source_20_Text">model</text:span>プロパティを使って、グリッドに指定します。そうしてグリッドは残りの作業を行ってくれます。</text:p>
      <text:p text:style-name="Code_20_Indent"><draw:frame draw:style-name="fr8" draw:name="graphics167" text:anchor-type="char" svg:x="14.997cm" svg:y="1.99cm" svg:width="2.221cm" svg:height="2.771cm" draw:z-index="76"><draw:image xlink:href="../img/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P123" text:outline-level="4">ライブデータを使用したソート</text:h>
      <text:p text:style-name="P81">ライブデータが使用されているグリッドを並び替えられるようにするなら、<text:span text:style-name="Source_20_Text">org.zkoss.zul.ListModel</text:span>のほかに、<text:span text:style-name="Source_20_Text">org.zkoss.zul.ListModelExt</text:span>のインターフェースを実装しなければなりません。</text:p>
      <text:p text:style-name="Code_20_Indent_20_2">class MyListModel implements ListModel, ListModelExt {</text:p>
      <text:p text:style-name="Code_20_Indent_20_2"><text:tab/>^^^^^^public void sort(Comparator cmpr, boolean ascending) {</text:p>
      <text:p text:style-name="Code_20_Indent_20_2"><text:tab/><text:tab/>^^^^^^^^^^^^//do the real sorting</text:p>
      <text:p text:style-name="Code_20_Indent_20_2"><text:tab/><text:tab/>^^^^^^^^^^^^//notify the grid (or listbox) that data is changed by use of ListDataEvent</text:p>
      <text:p text:style-name="Code_20_Indent_20_2"><text:tab/>^^^^^^}</text:p>
      <text:p text:style-name="Code_20_Indent_20_2">}</text:p>
      <text:p text:style-name="P81">ユーザーがグリッドにソートを要求するとき、グリッドはデータソートのための<text:span text:style-name="Source_20_Text">ListModelExt</text:span>の<text:span text:style-name="Source_20_Text">sort</text:span>メソッドを呼び出します。つまり、ソーティングはグリッドよりもリストモデルによってソートが行われます。</text:p>
      <text:p text:style-name="P81">ソートの後に、リストモデルは(<text:span text:style-name="Source_20_Text">addListDataListener</text:span> メソッドにより)グリッドに指定された<text:span text:style-name="Source_20_Text">org.zkoss.zul.event.ListDataListener</text:span>の<text:span text:style-name="Source_20_Text">onChange</text:span>メソッドを呼び出し、グリッドに通知します。ほとんどの場合、すべてのデータは変更されます。そうしてリストモデルは以下のイベントを送信します。</text:p>
      <text:p text:style-name="Code_20_Indent_20_2">new ListDataEvent(this, ListDataEvent.CONTENTS_CHANGED, -1, -1) </text:p>
      <text:h text:style-name="P50" text:outline-level="3">特別なプロパティ</text:h>
      <text:h text:style-name="P123" text:outline-level="4"><text:span text:style-name="Source_20_Text">spans</text:span>プロパティ</text:h>
      <text:p text:style-name="P80"><text:span text:style-name="T41">コンマによって分けられた整数のリストで</text:span><text:span text:style-name="T111">、一つのセルにいくつの行を設定するかを制御でき</text:span><text:span text:style-name="T41">ます。リスト中の初めの数字は初めのセルが一つに囲んでいる行の数を表します。二つ目の数字は二番目の行の数を表します。３番目４番目…は以下同様です。数字を指定しない場合、１が入ります。</text:span></text:p>
      <text:p text:style-name="P81">例えば、</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P140" text:outline-level="2"><draw:frame draw:style-name="fr12" draw:name="graphics164" text:anchor-type="char" svg:x="0.829cm" svg:y="0.086cm" svg:width="16.699cm" svg:height="2.369cm" draw:z-index="95"><draw:image xlink:href="../img/100000000000031500000070C388AAA9.png" xlink:type="simple" xlink:show="embed" xlink:actuate="onLoad"/></draw:frame>レイアウトコンポーネント</text:h>
      <text:h text:style-name="P50" text:outline-level="3">セパレータとスペース</text:h>
      <text:p text:style-name="P25"><text:span text:style-name="T41">コンポーネント</text:span>: <text:span text:style-name="Source_20_Text">separator</text:span> <text:span text:style-name="T41">,</text:span> <text:span text:style-name="Source_20_Text">space</text:span>.</text:p>
      <text:p text:style-name="P27">セパレータは二つのコンポーネントの間にスペースを挿入します。セパレータの型を決めるにはいくつかの方法があります。</text:p>
      <text:list text:style-name="WW8Num23">
        <text:list-item>
          <text:p text:style-name="P372"><text:span text:style-name="Source_20_Text">orient</text:span>プロパティを使用して、縦、又は横セパレータを指定します。デフォルトでは横セパレータです。一方で、縦のセパレータは白いスペースに挿入されます。さらに、<text:span text:style-name="Source_20_Text">space</text:span>はデフォルト方向が縦で、セパレータの変形です。</text:p>
        </text:list-item>
        <text:list-item>
          <text:p text:style-name="P372"><text:span text:style-name="Source_20_Text">bar</text:span>プロパティを使用して、コンポーネントの間に横又は縦の線を表示するかどうかを操作します。</text:p>
        </text:list-item>
        <text:list-item>
          <text:p text:style-name="P372"><draw:frame draw:style-name="fr16" draw:name="graphics137" text:anchor-type="char" svg:x="11.077cm" svg:y="0.46cm" svg:width="5.904cm" svg:height="2.581cm" draw:z-index="48"><draw:image xlink:href="../img/10000000000001170000007AB8B71E54.png" xlink:type="simple" xlink:show="embed" xlink:actuate="onLoad"/></draw:frame>スペーシングプロパティを使用して、スペースのサイズを設定します。</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P48" text:outline-level="3"><text:span text:style-name="T41">グループボックス</text:span>Group boxes</text:h>
      <text:p text:style-name="P25"><text:span text:style-name="T41">コンポーネント</text:span>: <text:span text:style-name="Source_20_Text">groupbox</text:span>.</text:p>
      <text:p text:style-name="P27">グループボックスはコンポーネントをグループ化します。一グループまとまっていることを示すため、ボーダーをコンポーネントの周りに表示します。</text:p>
      <text:p text:style-name="P25"><text:span text:style-name="T41">グループボックスのトップに</text:span><text:span text:style-name="T111">またがる</text:span><text:span text:style-name="T41">ラベルは</text:span><text:span text:style-name="Source_20_Text"><text:span text:style-name="T41">caption</text:span></text:span><text:span text:style-name="T41">コンポーネントを使用することで作成されます。HTMLのキャプション要素に似ています。</text:span></text:p>
      <text:p text:style-name="P27">ウィンドウとは違い、グループボックスはIDスペースの所有者ではありません。また、オーバーラップにもポップアップにもなりません。</text:p>
      <text:p text:style-name="Code_20_Indent"><draw:frame draw:style-name="fr8" draw:name="graphics123" text:anchor-type="char" svg:x="12.291cm" svg:y="0.6cm" svg:width="4.999cm" svg:height="0.818cm" draw:z-index="34"><draw:image xlink:href="../img/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P27">デフォルトに加えて、グループボックスは三番目の型をサポートしています。三番目の型が使われると、simple-tabのタブボックスと同様の働きをします。初めに<text:span text:style-name="Source_20_Text">open</text:span>プロパティによってコンテンツが参照可能かどうかを決定します。同様にして、<text:span text:style-name="Source_20_Text">onOpen</text:span>イベントを受信したときにグループボックスのコンテンツを作成できます。</text:p>
      <text:p text:style-name="Code_20_Indent">&lt;groupbox mold="3d" open="true" width="250px"&gt;</text:p>
      <text:p text:style-name="Code_20_Indent"><draw:frame draw:style-name="fr8" draw:name="graphics124" text:anchor-type="char" svg:x="12.241cm" svg:y="0.374cm" svg:width="4.845cm" svg:height="1.259cm" draw:z-index="35"><draw:image xlink:href="../img/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P123" text:outline-level="4"><text:span text:style-name="Source_20_Text">contentStyle</text:span>プロパティとスクロール可能なグループボックス</text:h>
      <text:p text:style-name="P81"><text:span text:style-name="Source_20_Text">contentStyle</text:span>プロパティはグループボックスのコンテンツブロックにCSSスタイルを指定します。このため、以下のように<text:span text:style-name="Source_20_Text">overflow:auto</text:span>(<text:span text:style-name="Source_20_Text">overflow:auto</text:span>)を指定することでグループボックスをスクロール可能にします。</text:p>
      <text:p text:style-name="Code_20_Indent_20_2">&lt;groupbox mold="3d" width="150px" <text:span text:style-name="T25">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8" draw:name="graphics177" text:anchor-type="char" svg:x="13.654cm" svg:y="0.194cm" svg:width="3.173cm" svg:height="2.009cm" draw:z-index="84"><draw:image xlink:href="../img/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106">【</text:span><text:span text:style-name="T53">メモ】</text:span><text:span text:style-name="T55">: <text:s/></text:span><text:span text:style-name="T56">デフォルトが使われているなら、</text:span><text:span text:style-name="Source_20_Text"><text:span text:style-name="T41">contentStyle</text:span></text:span><text:span text:style-name="T56">プロパティは無視されます。</text:span></text:p>
      <text:p text:style-name="P81"><text:span text:style-name="Source_20_Text">contentStyle</text:span>プロパティ中で<text:span text:style-name="Source_20_Text"><text:span text:style-name="T52">height</text:span></text:span>はコンテンツブロック(キャプションは除く)のheightを意味します。こうして<text:span text:style-name="Source_20_Text"><text:span text:style-name="T52">groupbox</text:span></text:span>を外した場合(つまり、コンテンツブロックが参照可能ではない場合)グループブロックの高さは縮み、キャプションのみ残ります。一方で、(heightプロパティを使用して)グループボックス全体のheightを指定する場合は、グループボックスが解除されたとき、コンテンツブロックのみが消え、height全体がそのまま残ります。</text:p>
      <text:h text:style-name="P50" text:outline-level="3"/>
      <text:h text:style-name="P50" text:outline-level="3">ツールバー</text:h>
      <text:p text:style-name="P25"><text:span text:style-name="T41">コンポーネント</text:span>: <text:span text:style-name="Source_20_Text">toolbar</text:span> <text:span text:style-name="T41">,</text:span> <text:span text:style-name="Source_20_Text">toolbarbutton</text:span>.</text:p>
      <text:p text:style-name="P27">ツールバーはツールバーボタンのようなボタンのシリーズを配置します。ツールバーボタンはツールバーなしで使用できます。また、ツールバーはツールボタンなしでも使用できます。しかし、ツールボタンがツールバー内に配置されるとき、見た目が変わります。</text:p>
      <text:p text:style-name="P27">ツールバーは二つの方向があります。横方向と縦方向です。それはボタンがどの方向に配置されるかを設定します。</text:p>
      <text:p text:style-name="Code_20_Indent"><draw:frame draw:style-name="fr8" draw:name="graphics125" text:anchor-type="char" svg:x="12.13cm" svg:y="0.55cm" svg:width="5.288cm" svg:height="0.388cm" draw:z-index="36"><draw:image xlink:href="../img/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P140" text:outline-level="2">メニューバー</text:h>
      <text:p text:style-name="P57"><text:span text:style-name="T41">コンポーネント</text:span>: <text:span text:style-name="Source_20_Text">menubar</text:span>, <text:span text:style-name="Source_20_Text">menupopup</text:span>, <text:span text:style-name="Source_20_Text">menu</text:span>, <text:span text:style-name="Source_20_Text">menuitem</text:span><text:span text:style-name="T41">,</text:span> <text:span text:style-name="Source_20_Text">menuseparator</text:span>.</text:p>
      <text:p text:style-name="P58">メニューバーはメニュー項目とサブメニューのコレクションを含んでいます。サブメニューはメニュー項目と他のサブメニューを含んでいます。これらの項目からユーザーが選んで実行できるメニューツリーが構成されます。</text:p>
      <text:p text:style-name="P58">メニューバーの例は以下です。</text:p>
      <text:p text:style-name="Code"><draw:frame draw:style-name="fr8" draw:name="graphics126" text:anchor-type="char" svg:x="10.634cm" svg:y="0.639cm" svg:width="6.648cm" svg:height="1.221cm" draw:z-index="37"><draw:image xlink:href="../img/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WW8Num24">
        <text:list-item>
          <text:p text:style-name="P256"><text:span text:style-name="Source_20_Text">menubar</text:span><text:span text:style-name="T55">:</text:span><text:span text:style-name="T56">メニュー項目(</text:span><text:span text:style-name="Source_20_Text"><text:span text:style-name="T41">menuitem</text:span></text:span><text:span text:style-name="T56">)とメニュー(</text:span><text:span text:style-name="Source_20_Text"><text:span text:style-name="T41">menu</text:span></text:span><text:span text:style-name="T56">)のコレクションの最上段のコンテナーです。</text:span> </text:p>
        </text:list-item>
        <text:list-item>
          <text:p text:style-name="P289"><text:span text:style-name="Source_20_Text">menu</text:span><text:span text:style-name="T55">: </text:span><text:span text:style-name="T56">ポップアップメニューのコンテナー。親部分で表示されるラベルを定義します。ユーザーがクリックするとポップアップメニュが表示されます。</text:span></text:p>
        </text:list-item>
        <text:list-item>
          <text:p text:style-name="P289"><text:span text:style-name="Source_20_Text">menupopup</text:span>: <text:span text:style-name="T56">メニュー項目(</text:span><text:span text:style-name="Source_20_Text"><text:span text:style-name="T41">menuitem</text:span></text:span><text:span text:style-name="T56">)とメニュー(</text:span><text:span text:style-name="Source_20_Text"><text:span text:style-name="T41">menu</text:span></text:span><text:span text:style-name="T56">)のコレクションのコンテナー(</text:span><text:span text:style-name="Source_20_Text"><text:span text:style-name="T41">menuitem</text:span></text:span><text:span text:style-name="T56">)。メニューの子です。</text:span><text:span text:style-name="Source_20_Text"><text:span text:style-name="T2">m</text:span></text:span><text:span text:style-name="Source_20_Text"><text:span text:style-name="T41">enu</text:span></text:span><text:span text:style-name="T56">のラベルがクリックされると表示されます。</text:span></text:p>
        </text:list-item>
      </text:list>
      <text:list text:style-name="WW8Num25">
        <text:list-item>
          <text:p text:style-name="P291"><text:span text:style-name="Source_20_Text">menuitem</text:span><text:span text:style-name="T55">: </text:span><text:span text:style-name="T56">メニューの個別コマンド。メニューバーの中やポップアップメニューの中に表示されます</text:span><text:span text:style-name="T107">。</text:span> </text:p>
        </text:list-item>
      </text:list>
      <text:list text:style-name="WW8Num26">
        <text:list-item>
          <text:p text:style-name="P292"><text:span text:style-name="Source_20_Text">menuseparator</text:span><text:span text:style-name="T55">:</text:span><text:span text:style-name="T56">メニュー中のセパレーターバー。ポップアップメニュー中に表示されます。</text:span><text:span text:style-name="T55"> </text:span></text:p>
        </text:list-item>
      </text:list>
      <text:h text:style-name="P50" text:outline-level="3">メニューコマンドの実行</text:h>
      <text:p text:style-name="P27">メニューコマンドはメニュー項目に関連しています。コマンドを使用する方法は二つあります。<text:span text:style-name="Source_20_Text">onClick</text:span>イベントと<text:span text:style-name="Source_20_Text">href</text:span>プロパティです。<text:span text:style-name="Source_20_Text">onClick</text:span>イベントのためにイベントリスナがメニュー項目に追加されると、項目がクリックされたときリスナが呼び出されます。</text:p>
      <text:p text:style-name="Code_20_Indent">&lt;menuitem onClick="draft.save()"/&gt;</text:p>
      <text:p text:style-name="P27">一方で、<text:span text:style-name="Source_20_Text">href</text:span>プロパティにハイパーリンクを指定して、メニュー項目がクリックされたときに特定のURLへ移動させることができます。</text:p>
      <text:p text:style-name="Code_20_Indent">&lt;menuitem href="/edit"/&gt;</text:p>
      <text:p text:style-name="Code_20_Indent">&lt;menuitem href="http://zk1.sourceforge.net"/&gt;</text:p>
      <text:p text:style-name="P27">イベントリスナと<text:span text:style-name="Source_20_Text">href</text:span>の両方が指定されると、実行されます。しかしながら、イベントリスナがサーバー内で動作すると、ブラウザは現在のURLから指定されたものへ既に変わっている可能性があります。そのため、イベントリスナから生成したすべての返信は無視されます。</text:p>
      <text:h text:style-name="P50" text:outline-level="3">チェックボックスとしてのメニュー項目の使用</text:h>
      <text:p text:style-name="P27">メニュー項目はチェックボックスのように使用することができます。<text:span text:style-name="Source_20_Text"><text:span text:style-name="T2">c</text:span></text:span><text:span text:style-name="Source_20_Text">hecked</text:span>プロパティはメニュー項目がチェックされたかどうかを表します。チェックされた場合、チェック項目はメニュー項目の前に表示されます。</text:p>
      <text:p text:style-name="P27"><text:span text:style-name="Source_20_Text"><text:span text:style-name="T2">c</text:span></text:span><text:span text:style-name="Source_20_Text">hecked</text:span>プロパティをプログラムすることに加えて、<text:span text:style-name="Source_20_Text">autocheck</text:span>プロパティに<text:span text:style-name="Source_20_Text">true</text:span>を指定します。そのため、ユーザーがメニュー項目をクリックすると、その<text:span text:style-name="Source_20_Text">checked</text:span>プロパティにチェックマークが保存されます。</text:p>
      <text:p text:style-name="Code_20_Indent">&lt;menuitem label="" autocheck="true"/&gt;</text:p>
      <text:h text:style-name="P50" text:outline-level="3"><text:span text:style-name="Source_20_Text">autodrop</text:span>プロパティ</text:h>
      <text:p text:style-name="P27">デフォルトではユーザーがクリックするとポップアップメニューが開かれます。プログラマーがマウスがその上を移動すると自動的にポップアップメニューが開かれるように変更することもできます。この設定は<text:span text:style-name="Source_20_Text">autodrop</text:span>プロパティを<text:span text:style-name="Source_20_Text"><text:span text:style-name="T2">t</text:span></text:span><text:span text:style-name="Source_20_Text">rue</text:span>にすることで可能です。</text:p>
      <text:p text:style-name="Code_20_Indent">&lt;menubar autodrop="true"&gt;</text:p>
      <text:p text:style-name="Code_20_Indent"><text:tab/>^^^^^^...</text:p>
      <text:p text:style-name="Code_20_Indent">&lt;/menubar&gt;</text:p>
      <text:h text:style-name="P50" text:outline-level="3"><text:span text:style-name="Source_20_Text">onOpen</text:span>イベント</text:h>
      <text:p text:style-name="P27"><text:span text:style-name="Source_20_Text">menupopup</text:span>が表示される直前(又は隠れる直前)<text:span text:style-name="Source_20_Text">onOpen</text:span>イベントは通知するため<text:span text:style-name="Source_20_Text">menupopup</text:span>に送信されます。複雑なアプリケーション用に、<text:span text:style-name="Source_20_Text">onOpen</text:span>イベントを受け取るまで、<text:span text:style-name="Source_20_Text">menupopup</text:span>のコンテンツ作成を遅らせるか、又は動的にコンテンツをうまく処理します。詳しくは、ZKユーザーインターフェースマークアップ言語章の<text:span text:style-name="T41">ロードオンデマンド</text:span>セクションを参照ください。</text:p>
      <text:h text:style-name="P50" text:outline-level="3">その他のメニュー機能</text:h>
      <text:p text:style-name="P27"><text:span text:style-name="Source_20_Text">box</text:span>のように、<text:span text:style-name="Source_20_Text">orient</text:span>プロパティを使用して、メニューの方向を操作できます。デフォルトでは横方向です。</text:p>
      <text:p text:style-name="P27">他のコンポーネントのように、プロパティ、サブメーメニューの作成を含めて、メニューを動的に変更することができます。<text:span text:style-name="Source_20_Text">zkdemo</text:span>中の<text:span text:style-name="Source_20_Text">test</text:span>ディレクトリの下の<text:span text:style-name="Source_20_Text">menu.zul</text:span>を参照してください。</text:p>
      <text:h text:style-name="P140" text:outline-level="2">コンテキストメニュー</text:h>
      <text:p text:style-name="P57"><text:span text:style-name="T41">コンポーネント</text:span>: <text:span text:style-name="Source_20_Text">popup</text:span><text:span text:style-name="T41">, </text:span><text:span text:style-name="Source_20_Text">menupopup</text:span>.</text:p>
      <text:p text:style-name="P58">XULコンポーネントのコンテクストプロパティに<text:span text:style-name="Source_20_Text">popup</text:span>や<text:span text:style-name="Source_20_Text">menupopup</text:span>コンポーネントのIDを指定できます。そうすることで、<text:span text:style-name="Source_20_Text">popup</text:span>や<text:span text:style-name="Source_20_Text">menupopup</text:span>コンポーネントはユーザーが右クリックするときに開かれます。</text:p>
      <text:p text:style-name="P58">以下に記述したように、コンテキストメニューはただ単にIDをコンテキストプロパティに指定することで使用可能になります。また、多数のコンポーネントに同じIDを指定することができます。</text:p>
      <text:p text:style-name="Code">&lt;label value="Right Click Me!" context="<text:span text:style-name="T25">editPopup</text:span>"/&gt;</text:p>
      <text:p text:style-name="Code">&lt;separator bar="true"/&gt;<text:line-break/>&lt;label value="Right Click Me!" onRightClick="alert(self.value)"/&gt;<text:line-break/></text:p>
      <text:p text:style-name="Code"><draw:frame draw:style-name="fr8" draw:name="graphics150" text:anchor-type="char" svg:x="9.562cm" svg:y="0cm" svg:width="7.893cm" svg:height="1.734cm" draw:z-index="61"><draw:image xlink:href="../img/100000000000017500000052E60F488A.png" xlink:type="simple" xlink:show="embed" xlink:actuate="onLoad"/></draw:frame>&lt;menupopup id="<text:span text:style-name="T25">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P58">そのIDと関連しているコンポーネントを右クリックするまで<text:span text:style-name="Source_20_Text">menupopup</text:span>は参照可能ではありません。</text:p>
      <text:p text:style-name="P72"><text:span text:style-name="T7">【秘訣】</text:span><text:span text:style-name="T5">:</text:span> <text:span text:style-name="T41">ブラウザのデフォルトのコンテキストメニューを使用不可にしする場合、存在しないIDをコンテキストプロパティに指定します。</text:span></text:p>
      <text:p text:style-name="P58"><text:span text:style-name="Source_20_Text">popup</text:span>コンポーネントは<text:span text:style-name="Source_20_Text">menupopup</text:span>より一般的な<text:span text:style-name="Source_20_Text">popup</text:span>です。<text:span text:style-name="Source_20_Text">popup</text:span>の中にどのタイプのコンポーネントも置くことができます。例えば、</text:p>
      <text:p text:style-name="Code">&lt;label value="Right Click Me!" context="<text:span text:style-name="T25">any</text:span>"/&gt;</text:p>
      <text:p text:style-name="Code"/>
      <text:p text:style-name="Code">&lt;popup id="<text:span text:style-name="T25">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P50" text:outline-level="3">カスタマイズ可能なTooltipとポップアップメニュー</text:h>
      <text:p text:style-name="P27">コンポーネントをユーザーが右クリックしたときポップアップを開ける他に、ZKはいくつかの状況でポップアップを開くことができます。</text:p>
      <table:table table:name="Table26" table:style-name="Table26">
        <table:table-column table:style-name="Table26.A"/>
        <table:table-column table:style-name="Table26.B"/>
        <table:table-header-rows>
          <table:table-row table:style-name="Table26.1">
            <table:table-cell table:style-name="Table26.A1" office:value-type="string">
              <text:p text:style-name="P186">プロパティ</text:p>
            </table:table-cell>
            <table:table-cell table:style-name="Table26.B1" office:value-type="string">
              <text:p text:style-name="P188">説明</text:p>
            </table:table-cell>
          </table:table-row>
        </table:table-header-rows>
        <table:table-row table:style-name="Table26.1">
          <table:table-cell table:style-name="Table26.A2" office:value-type="string">
            <text:p text:style-name="P173"><text:span text:style-name="Source_20_Text">context</text:span></text:p>
          </table:table-cell>
          <table:table-cell table:style-name="Table26.B2" office:value-type="string">
            <text:p text:style-name="P183">コンテキストプロパティを伴ったコンポーネントをユーザーが右クリックしたとき、<text:span text:style-name="Source_20_Text">popup</text:span>又は<text:span text:style-name="Source_20_Text">menupopup</text:span>コンポーネントは指定されたidと共に表示されます。</text:p>
          </table:table-cell>
        </table:table-row>
        <table:table-row table:style-name="Table26.1">
          <table:table-cell table:style-name="Table26.A2" office:value-type="string">
            <text:p text:style-name="P173"><text:span text:style-name="Source_20_Text">tooltip</text:span></text:p>
          </table:table-cell>
          <table:table-cell table:style-name="Table26.B2" office:value-type="string">
            <text:p text:style-name="P183">ユーザーがマウスポインタを動かして<text:span text:style-name="Source_20_Text">tooltip</text:span>プロパティを伴うコンポーネントの上を通り過ぎたとき、<text:span text:style-name="Source_20_Text">popup</text:span>又は<text:span text:style-name="Source_20_Text">menupopup</text:span>コンポーネントが指定された<text:span text:style-name="Source_20_Text">id</text:span>共に表示されます。</text:p>
          </table:table-cell>
        </table:table-row>
        <table:table-row table:style-name="Table26.1">
          <table:table-cell table:style-name="Table26.A2" office:value-type="string">
            <text:p text:style-name="P173"><text:span text:style-name="Source_20_Text">popup</text:span></text:p>
          </table:table-cell>
          <table:table-cell table:style-name="Table26.B2" office:value-type="string">
            <text:p text:style-name="P183">ユーザーが<text:span text:style-name="Source_20_Text">popup</text:span>プロパティを伴ったコンポーネントをクリックしたとき、<text:span text:style-name="Source_20_Text">popup</text:span>又は<text:span text:style-name="Source_20_Text">menupopup</text:span>コンポーネントは指定されたidと共に表示されます。</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25">editPopup</text:span>"/&gt;<text:line-break/><text:tab/>^^^^^^&lt;separator bar="true"/&gt;<text:line-break/><text:tab/>^^^^^^&lt;label value="Tooptip for Another Popup" tooltip="<text:span text:style-name="T25">any</text:span>"/&gt;<text:line-break/><text:tab/>^^^^^^&lt;separator bar="true"/&gt;<text:line-break/><text:tab/>^^^^^^&lt;label value="Click Me!" popup="<text:span text:style-name="T25">editPopup</text:span>"/&gt;<text:line-break/><text:line-break/><text:tab/>^^^^^^&lt;menupopup id="<text:span text:style-name="T25">editPopup</text:span>"&gt;<text:line-break/> <text:s text:c="7"/>^^^^^^^^^^^^^^^^^^&lt;menuitem label="Undo"/&gt;<text:line-break/> <text:s text:c="7"/>^^^^^^^^^^^^^^^^^^&lt;menuitem label="Redo"/&gt;<text:line-break/> <text:s text:c="7"/>^^^^^^^^^^^^^^^^^^&lt;menu label="Sort"&gt;<text:line-break/><text:tab/><text:tab/><text:tab/>^^^^^^^^^^^^^^^^^^^^&lt;menupopup&gt;<text:line-break/>^^^^^^^^^^^^^^^^^^^^^^^^^^^^&lt;menuitem label="Sort by Name" autocheck="true"/&gt;<text:line-break/>^^^^^^^^^^^^^^^^^^^^^^^^^^^^&lt;menuitem label="Sort by Date" autocheck="true"/&gt;<text:line-break/><text:tab/><text:tab/><text:tab/>^^^^^^^^^^^^^^^^^^^^&lt;/menupopup&gt;<text:line-break/> <text:s text:c="7"/>^^^^^^^^^^^^^^^^^^&lt;/menu&gt;<text:line-break/><text:tab/>^^^^^^&lt;/menupopup&gt;<text:line-break/><text:tab/>^^^^^^&lt;popup id="<text:span text:style-name="T25">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P27">同じページ中である限り、<text:span text:style-name="Source_20_Text">popup</text:span>、<text:span text:style-name="Source_20_Text">tooltip</text:span>、<text:span text:style-name="Source_20_Text">context</text:span>プロパティの中で識別子を指定することができます。つまり、IDスペースによって制限されていません。</text:p>
      <text:h text:style-name="P50" text:outline-level="3"><text:span text:style-name="Source_20_Text">onOpen</text:span>イベント</text:h>
      <text:p text:style-name="P27">コンテキストメニュ、<text:span text:style-name="Source_20_Text">tooltip</text:span>又はポップアップが表示される直前(又は隠れる直前)<text:span text:style-name="Source_20_Text">onOpen</text:span>イベントがコンテキスト<text:span text:style-name="Source_20_Text">tooltip</text:span>又はポップアップメニューに通知するため送信されます。イベントは<text:span text:style-name="Source_20_Text">org.zkoss.zk.ui.event.OpenEvent</text:span>クラスのインスタンスです。また、<text:span text:style-name="Source_20_Text">getReference</text:span>メソッドを呼び出すことで、コンテキストメニュー、<text:span text:style-name="Source_20_Text">tooltip</text:span>、ポップアップを呼び出すコンポーネントを取得することができます。</text:p>
      <text:p text:style-name="P27">パフォーマンスを改善するために、コンテキストが参照可能になるまでコンテキストの作成を遅らせることができます。</text:p>
      <text:p text:style-name="P27">コンテキストの作成を遅らせる最も簡単な方法は以下のように<text:span text:style-name="Source_20_Text">fulfill</text:span>属性を使用することです。</text:p>
      <text:p text:style-name="Code_20_Indent">&lt;popup id="any" width="300px" fulfill="onOpen"&gt;</text:p>
      <text:p text:style-name="Code_20_Indent"><text:s text:c="3"/>^^^^^^&lt;button label="Hi"/&gt;&lt;!-- whatever content --&gt;</text:p>
      <text:p text:style-name="Code_20_Indent">&lt;/popup&gt;</text:p>
      <text:p text:style-name="P27">こうして、コンテキスト(Hiボタン)はページが読み込まれたとき作成されません。その代わり、<text:span text:style-name="Source_20_Text">onOpen</text:span>イベントが初めて受信したときにコンテキストは作成されます。</text:p>
      <text:p text:style-name="P27">Javaでコンテキストを動的にうまく処理するなら、以下のように<text:span text:style-name="Source_20_Text">onOpen</text:span>イベントを監視することができます。</text:p>
      <text:p text:style-name="Code_20_Indent">&lt;popup id="any" width="300px"&gt;</text:p>
      <text:p text:style-name="Code_20_Indent"><text:tab/>^^^^^^&lt;attribute name="onOpen"&gt;</text:p>
      <text:p text:style-name="Code_20_Indent"><text:tab/>^^^^^^if (event.isOpen()) {</text:p>
      <text:p text:style-name="Code_20_Indent"><text:tab/><text:tab/>^^^^^^^^^^^^if (self.getChildren().isEmpty()) {</text:p>
      <text:p text:style-name="Code_20_Indent"><text:tab/><text:tab/><text:tab/>^^^^^^^^^^^^^^^^^^new Button("Hi").seParent(self);</text:p>
      <text:p text:style-name="Code_20_Indent"><text:tab/><text:tab/><text:tab/>^^^^^^^^^^^^^^^^^^...</text:p>
      <text:p text:style-name="Code_20_Indent"><text:tab/><text:tab/>^^^^^^^^^^^^}</text:p>
      <text:p text:style-name="Code_20_Indent"><text:tab/><text:tab/>^^^^^^^^^^^^if (event.getReference() instanceof Textbox) {</text:p>
      <text:p text:style-name="Code_20_Indent"><text:tab/><text:tab/><text:tab/>^^^^^^^^^^^^^^^^^^//you can do component-dependent manipulation here</text:p>
      <text:p text:style-name="Code_20_Indent"><text:tab/><text:tab/><text:tab/>^^^^^^^^^^^^^^^^^^...</text:p>
      <text:p text:style-name="Code_20_Indent"><text:tab/><text:tab/>^^^^^^^^^^^^}</text:p>
      <text:p text:style-name="Code_20_Indent"><text:tab/>^^^^^^}</text:p>
      <text:p text:style-name="Code_20_Indent"><text:tab/>^^^^^^&lt;/attribute&gt;<text:line-break/>&lt;/popup&gt;</text:p>
      <text:h text:style-name="P140" text:outline-level="2">リストボックス</text:h>
      <text:p text:style-name="P57"><text:span text:style-name="T41">コンポーネント</text:span>: <text:span text:style-name="Source_20_Text">listbox</text:span>, <text:span text:style-name="Source_20_Text">listitem</text:span>, <text:span text:style-name="Source_20_Text">listcell</text:span>, <text:span text:style-name="Source_20_Text">listhead</text:span>, <text:span text:style-name="Source_20_Text">listheader</text:span>.</text:p>
      <text:p text:style-name="P58">リストボックスはリスト中で項目を表示します。ユーザーはリストから項目を選択することができます。</text:p>
      <text:p text:style-name="P58">最も簡単なフォーマットは以下のようです。それは１行・１選択のリストボックスです。</text:p>
      <text:p text:style-name="Code"><draw:frame draw:style-name="fr9" draw:name="graphics111" text:anchor-type="char" svg:x="14.776cm" svg:y="0.52cm" svg:width="2.148cm" svg:height="0.826cm" draw:z-index="22"><draw:image xlink:href="../img/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P58">リストボックスには二つのモードがあります:<text:span text:style-name="Source_20_Text">default</text:span>と<text:span text:style-name="Source_20_Text">select</text:span>です。<text:span text:style-name="Source_20_Text"><text:span text:style-name="T2">s</text:span></text:span><text:span text:style-name="Source_20_Text">elect</text:span>が使用されているなら、HTMLの<text:span text:style-name="Source_20_Text">SELECT</text:span>タグが変わりに生成されます。</text:p>
      <text:p text:style-name="Code"><draw:frame draw:style-name="fr9" draw:name="graphics112" text:anchor-type="char" svg:x="14.24cm" svg:y="0.023cm" svg:width="2.342cm" svg:height="0.914cm" draw:z-index="23"><draw:image xlink:href="../img/1000000000000085000000343B08C7D1.png" xlink:type="simple" xlink:show="embed" xlink:actuate="onLoad"/></draw:frame>&lt;listbox mold="select"&gt;...&lt;/listbox&gt;</text:p>
      <text:p text:style-name="P72"><text:span text:style-name="T41">【注意】</text:span>: <text:span text:style-name="T41">モードが</text:span><text:span text:style-name="Source_20_Text"><text:span text:style-name="T41">select</text:span></text:span><text:span text:style-name="T41">で、</text:span><text:span text:style-name="Source_20_Text"><text:span text:style-name="T41">rows</text:span></text:span><text:span text:style-name="T41">が１、そして、項目が一つもマーク(選択)されていないなら、ブラウザは１番目の項目が選ばれた場合と同様に</text:span><text:span text:style-name="Source_20_Text"><text:span text:style-name="T41">listbox</text:span></text:span><text:span text:style-name="T41">に1番目の項目を表示します。ユーザーが始めの項目を選んでしまったら、</text:span><text:span text:style-name="Source_20_Text"><text:span text:style-name="T41">onSelect</text:span></text:span><text:span text:style-name="T41">イベントは送信されません。混乱を避けるために開発者は少なくとも一項目、つまり</text:span><text:span text:style-name="Source_20_Text"><text:span text:style-name="T41">mold=select</text:span></text:span><text:span text:style-name="T41">と</text:span><text:span text:style-name="Source_20_Text"><text:span text:style-name="T41">rows=1</text:span></text:span><text:span text:style-name="T41">を選択すべきです。</text:span></text:p>
      <text:p text:style-name="P58">ラベルのほかに、アプリケーション依存の値を<text:span text:style-name="Source_20_Text">setValue</text:span>メソッドを使用して項目ごとに指定できます。</text:p>
      <text:p text:style-name="P238"><text:span text:style-name="T41">マウスを使わずに入力</text:span><text:tab/><text:span text:style-name="Source_20_Text">listbox</text:span></text:p>
      <text:list text:style-name="WW8Num27">
        <text:list-item>
          <text:p text:style-name="P336"><text:span text:style-name="Source_20_Text">UP</text:span>と<text:span text:style-name="Source_20_Text">DOWN</text:span>で選択項目を上下します。</text:p>
        </text:list-item>
        <text:list-item>
          <text:p text:style-name="P336"><text:span text:style-name="Source_20_Text">PgUp</text:span>と<text:span text:style-name="Source_20_Text">PgDn</text:span>は一ページ単位で選択を移動します。</text:p>
        </text:list-item>
        <text:list-item>
          <text:p text:style-name="P327"><text:span text:style-name="Source_20_Text">HOME</text:span><text:span text:style-name="T41">は選択を初めの項目に移動し、</text:span><text:span text:style-name="Source_20_Text"><text:span text:style-name="T41">END</text:span></text:span><text:span text:style-name="T41">は最後の項目へ移動します。</text:span></text:p>
        </text:list-item>
        <text:list-item>
          <text:p text:style-name="P327"><text:span text:style-name="Source_20_Text">Ctrl+UP</text:span><text:span text:style-name="T41">と</text:span><text:span text:style-name="Source_20_Text">Ctrl+DOWN</text:span><text:span text:style-name="T41">は選択を変更することなく、フォーカスをリスト項目一個分上下します。</text:span></text:p>
        </text:list-item>
        <text:list-item>
          <text:p text:style-name="P327"><text:span text:style-name="Source_20_Text">SPACE</text:span><text:span text:style-name="T41">はフォーカスしている項目に決定します。</text:span></text:p>
        </text:list-item>
      </text:list>
      <text:h text:style-name="P50" text:outline-level="3">多数行のリストボックス</text:h>
      <text:p text:style-name="P27">リストボックスは多数行をサポートします。ユーザーが項目を選択するとき、列全体が選ばれます。 </text:p>
      <text:p text:style-name="P34"><text:span text:style-name="T55">多数行リストを指定するのに、リスト項目ごと(列)の行のように</text:span><text:span text:style-name="Source_20_Text">listcell</text:span><text:span text:style-name="T55">コンポーネントを指定する必要があります。</text:span> </text:p>
      <text:p text:style-name="Code_20_Indent">&lt;listbox width="200px"&gt;</text:p>
      <text:p text:style-name="Code_20_Indent"><draw:frame draw:style-name="fr9" draw:name="graphics113" text:anchor-type="char" svg:x="13.236cm" svg:y="0.143cm" svg:width="4.05cm" svg:height="0.852cm" draw:z-index="24"><draw:image xlink:href="../img/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P50" text:outline-level="3">行のヘッダー</text:h>
      <text:p text:style-name="Text_20_body_20_indent"><text:span text:style-name="Source_20_Text"><text:span text:style-name="T41">listhead</text:span></text:span><text:span text:style-name="T56">と</text:span><text:span text:style-name="Source_20_Text"><text:span text:style-name="T41">listheader</text:span></text:span><text:span text:style-name="T56">を使うことで行のヘッダーを以下のように指定します</text:span><text:span text:style-name="T55"><text:note text:id="ftn37" text:note-class="footnote"><text:note-citation>37</text:note-citation><text:note-body><text:p text:style-name="Footnote">This feature is a bit different from XUL, where listhead and listheader are used.</text:p></text:note-body></text:note></text:span><text:span text:style-name="T56">。ラベルに加えて、</text:span><text:span text:style-name="Source_20_Text"><text:span text:style-name="T41">image</text:span></text:span><text:span text:style-name="T56">プロパティを使用することでヘッダーとしてイメージを指定できます。</text:span></text:p>
      <text:p text:style-name="Code_20_Indent"><draw:frame draw:style-name="fr9" draw:name="graphics114" text:anchor-type="char" svg:x="13.282cm" svg:y="0.718cm" svg:width="4.03cm" svg:height="1.065cm" draw:z-index="25"><draw:image xlink:href="../img/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P50" text:outline-level="3">行のフッター</text:h>
      <text:p text:style-name="P31"><text:span text:style-name="Source_20_Text">listfoot</text:span><text:span text:style-name="T55">と</text:span><text:span text:style-name="Source_20_Text">lisfooter</text:span><text:span text:style-name="T55">を以下のように使用することで行のフッターを指定できます。</text:span><text:span text:style-name="Source_20_Text"><text:span text:style-name="T2">l</text:span></text:span><text:span text:style-name="Source_20_Text">isthead</text:span><text:span text:style-name="T55">と</text:span><text:span text:style-name="Source_20_Text">listfoot</text:span><text:span text:style-name="T55">の順番は問題になりません。</text:span><text:span text:style-name="Source_20_Text">listhead</text:span><text:span text:style-name="T55">のインスタンスはリストボックスへ追加されます。それは一番目の子要素でなければなりません。また、</text:span><text:span text:style-name="Source_20_Text">listfoot</text:span><text:span text:style-name="T55">インスタンスの場合は、最後の子要素でなければなりま</text:span><text:span text:style-name="T48">せん。</text:span></text:p>
      <text:p text:style-name="Code_20_Indent"><draw:frame draw:style-name="fr8" draw:name="graphics136" text:anchor-type="char" svg:x="12.827cm" svg:y="0.709cm" svg:width="4.401cm" svg:height="2.305cm" draw:z-index="47"><draw:image xlink:href="../img/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P50" text:outline-level="3">ドロップダウンリスト</text:h>
      <text:p text:style-name="P27"><text:span text:style-name="Source_20_Text">select</text:span>型と一つの列を指定することでドロップダウンリストを作成することができます。ドロップダウンリストへ多数行は使用できません。</text:p>
      <text:p text:style-name="Code_20_Indent"><draw:frame draw:style-name="fr9" draw:name="graphics115" text:anchor-type="char" svg:x="14.4cm" svg:y="0.66cm" svg:width="1.413cm" svg:height="1.393cm" draw:z-index="26"><draw:image xlink:href="../img/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P50" text:outline-level="3">複数選択</text:h>
      <text:p text:style-name="P27">ユーザーがリスト項目をクリックしたとき、項目全体が選択されます。そして、<text:span text:style-name="Source_20_Text">onSelect</text:span>イベントはサーバーに送り返されて、アプリケーションに通知します。リストボックスが<text:span text:style-name="Source_20_Text">multiple</text:span>プロパティに<text:span text:style-name="Source_20_Text"><text:span text:style-name="T2">t</text:span></text:span><text:span text:style-name="Source_20_Text">rue</text:span>を設定することで多数の選択が可能になります。デフォルトの値は<text:span text:style-name="Source_20_Text">false</text:span>です。</text:p>
      <text:h text:style-name="P50" text:outline-level="3">スクロール可能なリストボックス</text:h>
      <text:p text:style-name="P27"><text:span text:style-name="Source_20_Text">rows</text:span>プロパティ又は<text:span text:style-name="Source_20_Text">height</text:span>プロパティを指定し、リスト項目がその長さを超えれば、リストボックスはスクロール可能になります。</text:p>
      <text:p text:style-name="Code_20_Indent">&lt;listbox width="250px" rows="4"&gt;</text:p>
      <text:p text:style-name="Code_20_Indent"><text:tab/>^^^^^^&lt;listhead&gt;</text:p>
      <text:p text:style-name="Code_20_Indent"><text:tab/><text:tab/>^^^^^^^^^^^^&lt;listheader label="Name" sort="auto"/&gt;</text:p>
      <text:p text:style-name="Code_20_Indent"><text:tab/><text:tab/>^^^^^^^^^^^^&lt;listheader label="Gender" sort="auto"/&gt;<draw:frame draw:style-name="fr9" draw:name="graphics158" text:anchor-type="char" svg:x="11.516cm" svg:y="0.466cm" svg:width="5.438cm" svg:height="1.988cm" draw:z-index="69"><draw:image xlink:href="../img/10000000000001010000005ED2DEF030.png" xlink:type="simple" xlink:show="embed" xlink:actuate="onLoad"/></draw:frame></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P123" text:outline-level="4"><text:span text:style-name="Source_20_Text">rows</text:span>プロパティ</text:h>
      <text:p text:style-name="P81"><text:span text:style-name="Source_20_Text">rows</text:span>プロパティは参照可能なrows(列)の数を設定します。ゼロに設定することより、リストボックスはそれ自身のサイズを変更し、可能な限り項目数に対応します。</text:p>
      <text:h text:style-name="P50" text:outline-level="3">サイズ変更可能なリストヘッダー</text:h>
      <text:p text:style-name="P27"><text:span text:style-name="Source_20_Text">columns</text:span>のように、<text:span text:style-name="Source_20_Text">listhead</text:span>の<text:span text:style-name="Source_20_Text">sizable</text:span>プロパティを<text:span text:style-name="Source_20_Text"><text:span text:style-name="T2">t</text:span></text:span><text:span text:style-name="Source_20_Text">rue</text:span>に設定することでリストヘッダの幅を変更可能にします。同様にして、<text:span text:style-name="Source_20_Text">onColSize</text:span>イベントはユーザーが幅をサイズ変更したときに送信されます。</text:p>
      <text:h text:style-name="P50" text:outline-level="3">ページングを伴ったリストボックス</text:h>
      <text:p text:style-name="P27">グリッドのように、多数ページを使用し、ページングの型を指定することで、長いコンテンツをリストボックスに表示します。同様にして、ページごとにいくつの項目を表示するか、ページ選択時の動作をカスタマイズするかどうかを決定できます。より詳しくは、Gridsセクションを参照してください。</text:p>
      <text:h text:style-name="P50" text:outline-level="3">ソーティング</text:h>
      <text:p text:style-name="P27">リストボックスは直接リスト項目をソーティングすることをサポートします。特定の行のソーティングを可能にする方法はいくつかあります。一番簡単な方法は以下のように<text:span text:style-name="Source_20_Text">auto</text:span>にリストヘッダーの<text:span text:style-name="Source_20_Text">sort</text:span>プロパティを設定することです。リストヘッダーに関連している行は指定された行のリストセルごとのラベルを基にしてソート可能です。</text:p>
      <text:p text:style-name="Code_20_Indent">&lt;zk&gt;</text:p>
      <text:p text:style-name="Code_20_Indent"><text:tab/>^^^^^^&lt;listbox width="200px"&gt;</text:p>
      <text:p text:style-name="Code_20_Indent"><text:tab/><text:tab/>^^^^^^^^^^^^&lt;listhead&gt;</text:p>
      <text:p text:style-name="Code_20_Indent"><text:tab/><text:tab/><text:tab/>^^^^^^^^^^^^^^^^^^&lt;listheader label="name" <text:span text:style-name="T25">sort="auto"</text:span>/&gt;</text:p>
      <text:p text:style-name="Code_20_Indent"><text:tab/><text:tab/><text:tab/>^^^^^^^^^^^^^^^^^^&lt;listheader label="gender" <text:span text:style-name="T25">sort="auto"</text:span>/&gt;<draw:frame draw:style-name="fr8" draw:name="graphics149" text:anchor-type="char" svg:x="12.795cm" svg:y="0.474cm" svg:width="4.38cm" svg:height="1.967cm" draw:z-index="60"><draw:image xlink:href="../img/10000000000000CF0000005D419F9D95.png" xlink:type="simple" xlink:show="embed" xlink:actuate="onLoad"/></draw:frame></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P123" text:outline-level="4"><text:span text:style-name="Source_20_Text">sortAscending</text:span>と<text:span text:style-name="Source_20_Text">sortDescending</text:span>プロパティ</text:h>
      <text:p text:style-name="P81">異なった方法でリスト項目をソートするなら、<text:span text:style-name="Source_20_Text">java.util.Comparator</text:span>インスタンスを<text:span text:style-name="Source_20_Text">sortAscending</text:span>、<text:span text:style-name="Source_20_Text">sortDescending</text:span>プロパティの両方又はどちらかに指定します。一度指定すると、リスト項目は<text:span text:style-name="Source_20_Text">ascending</text:span>、<text:span text:style-name="Source_20_Text">descending</text:span>の両方か、又はどちらかに指定したコンペアレーターを使用して記憶されます。</text:p>
      <text:p text:style-name="P81"><text:span text:style-name="Source_20_Text"><text:span text:style-name="T2">a</text:span></text:span><text:span text:style-name="Source_20_Text">uto</text:span>を伴った<text:span text:style-name="Source_20_Text">sort</text:span>プロパティの起動は自動的に<text:span text:style-name="Source_20_Text">sortAscending</text:span>と<text:span text:style-name="Source_20_Text">sortDescending</text:span>に二つのコンペアレーターを指定します。それに他のコンペアレーターを指定することでオーバーライドできます。</text:p>
      <text:p text:style-name="P81">例えば、リストセルのラベルではなくて、リスト項目の値を基にしてソートすることを想定します。以下のように、<text:span text:style-name="Source_20_Text">listitemComparator</text:span>のインスタンスをこれらのプロパティに指定します。</text:p>
      <text:p text:style-name="Code_20_Indent_20_2">&lt;zscript&gt;</text:p>
      <text:p text:style-name="Code_20_Indent_20_2"><text:tab/>^^^^^^Comparator asc = new ListitemComarator(-1, true, true);</text:p>
      <text:p text:style-name="Code_20_Indent_20_2"><text:tab/>^^^^^^Comparator dsc = new ListitemComarator(-1, false, true);</text:p>
      <text:p text:style-name="Code_20_Indent_20_2">&lt;/zscript&gt;</text:p>
      <text:p text:style-name="Code_20_Indent_20_2">&lt;listbox&gt;</text:p>
      <text:p text:style-name="Code_20_Indent_20_2"><text:tab/>^^^^^^&lt;listhead&gt;</text:p>
      <text:p text:style-name="Code_20_Indent_20_2"><text:tab/><text:tab/>^^^^^^^^^^^^&lt;listheader sortAscending="${asc}" sortDescending="${dsc}"/&gt;</text:p>
      <text:p text:style-name="Code_20_Indent_20_2">...</text:p>
      <text:h text:style-name="P123" text:outline-level="4"><text:span text:style-name="Source_20_Text">sortDirection</text:span>プロパティ</text:h>
      <text:p text:style-name="P81"><text:span text:style-name="Source_20_Text">sortDirection</text:span>プロパティはクライアントで特定の行の列の項目を表示するかどうかを決めます。リスト項目がリストボックスに追加される前に記録されるなら、このプロパティを確実に設定すべきです。</text:p>
      <text:p text:style-name="Code_20_Indent_20_2">&lt;listheader sortDirection="ascending"/&gt;</text:p>
      <text:p text:style-name="P81">そのため、リストヘッダーにコンペアレーターを指定する限り、リストボックスに自動的に保存されます。</text:p>
      <text:h text:style-name="P123" text:outline-level="4"><text:span text:style-name="Source_20_Text">onSort</text:span>イベント</text:h>
      <text:p text:style-name="P81">リストヘッダーに少なくとも一つコンペアレーターを指定するとき、ユーザーがクリックした場合、<text:span text:style-name="Source_20_Text">onSort</text:span>イベントがサーバーへ送信されます。リストヘッダーはリスナを実装して、ソーティングを自動的に操作します。</text:p>
      <text:p text:style-name="P81">手動で制御するなら、<text:span text:style-name="Source_20_Text">onSort</text:span>イベントが送信されるときのためにリストヘッダーにリスナを追加できます。デフォルトリスナに<text:span text:style-name="Source_20_Text">sort</text:span>メソッドを呼び出させないために、イベントが受信されたときのために<text:span text:style-name="Source_20_Text">stopPropagation</text:span>メソッドを呼び出さなければなりません。代わりに、以下に示すように<text:span text:style-name="Source_20_Text">sort</text:span>メソッドをオーバーライドできます。</text:p>
      <text:h text:style-name="P123" text:outline-level="4"><text:span text:style-name="Source_20_Text">sort</text:span>メソッド</text:h>
      <text:p text:style-name="P81"><text:span text:style-name="Source_20_Text">sort</text:span>メソッドはデフォルトの<text:span text:style-name="Source_20_Text">onSort</text:span>イベントリスナ用の実装です。Javaコードでリスト項目をソートしたい場合に便利です。例えば、項目が追加された後に（適切な順番で無い場合を想定します)このメソッドを呼び出します。</text:p>
      <text:p text:style-name="Code_20_Indent_20_2">new Listem("New Stuff").setParent(listbox);</text:p>
      <text:p text:style-name="Code_20_Indent_20_2">if (!"natural".header.getSortDirection())</text:p>
      <text:p text:style-name="Code_20_Indent_20_2"><text:tab/>^^^^^^header.sort("ascending".equals(header.getSortDirection()));</text:p>
      <text:p text:style-name="P81">デフォルトのソーティングアルゴリズムはquick-sortです(<text:span text:style-name="Source_20_Text">org.zkoss.zk.ui.Components</text:span>クラスの<text:span text:style-name="Source_20_Text">sort</text:span>メソッドを使用します)。自身の実装でオーバーライドまたは前のセクションで説明したように<text:span text:style-name="Source_20_Text">onSort</text:span>イベントを監視することができます。</text:p>
      <text:p text:style-name="P72"><text:span text:style-name="T7">【ヒント】：</text:span> <text:span text:style-name="T41">多量なライブデータのソーティングはパフォーマンスを著しく低下させるかもしれません。</text:span><text:span text:style-name="Source_20_Text"><text:span text:style-name="T41">onSort</text:span></text:span><text:span text:style-name="T41">イベント、又は</text:span><text:span text:style-name="Source_20_Text"><text:span text:style-name="T41">sort</text:span></text:span><text:span text:style-name="T41">メソッドを中断し、効率的に処理させるほうがいいでしょう。以下のSort Live Dataセクションをご覧ください。</text:span></text:p>
      <text:h text:style-name="P50" text:outline-level="3">特別なプロパティ</text:h>
      <text:h text:style-name="P123" text:outline-level="4"><text:span text:style-name="Source_20_Text">checkmark</text:span>プロパティ</text:h>
      <text:p text:style-name="P81"><text:span text:style-name="Source_20_Text">checkmark</text:span>プロパティはそれぞれの項目の前にあるcheckbox又はradioボタン表示させるかどうかを決めます。</text:p>
      <text:p text:style-name="P81"><draw:frame draw:style-name="fr9" draw:name="graphics134" text:anchor-type="char" svg:x="8.851cm" svg:y="1.039cm" svg:width="8.468cm" svg:height="1.647cm" draw:z-index="45"><draw:image xlink:href="../img/10000000000001C20000005540C9B7A9.png" xlink:type="simple" xlink:show="embed" xlink:actuate="onLoad"/></draw:frame>以下の例中で、左のリストボックスから右のリストボックスへと項目を移動させたとき、どのようにcheckboxが自動的に追加されるかわかると思います。checkboxは右から左へ移動するときに外れます。</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P91"><draw:frame draw:style-name="fr9" draw:name="graphics133" text:anchor-type="char" svg:x="13.399cm" svg:y="0.335cm" svg:width="3.972cm" svg:height="2.111cm" draw:z-index="44"><draw:image xlink:href="../img/10000000000000CD0000006D96B78742.png" xlink:type="simple" xlink:show="embed" xlink:actuate="onLoad"/></draw:frame>右に表示されているように、<text:span text:style-name="Source_20_Text">multiple</text:span>プロパティが<text:span text:style-name="Source_20_Text">false</text:span>なら、radioボタンが代わりに表示されます。</text:p>
      <text:h text:style-name="P123" text:outline-level="4"><text:span text:style-name="Source_20_Text">vf</text:span><text:span text:style-name="Source_20_Text">lex</text:span>プロパティ</text:h>
      <text:p text:style-name="P81"><text:span text:style-name="Source_20_Text">vflex</text:span>プロパティは与えられたスペースに合うように縦方向の伸縮を調節します。いわゆる縦方向の柔軟性です。例えば、リストがブラウザウィンドウ中ではあまりに大きいばあい、ブラウザウィンドウ中で、高さを縮ませてリスト全体を参照できるようにします。</text:p>
      <text:p text:style-name="P81">このプロパティは<text:span text:style-name="Source_20_Text">rows</text:span>プロパティが指定されていた場合無視されます。</text:p>
      <text:h text:style-name="P123" text:outline-level="4"><text:span text:style-name="Source_20_Text">maxlength</text:span>プロパティ</text:h>
      <text:p text:style-name="P81"><text:span text:style-name="Source_20_Text">maxlength</text:span>プロパティはブラウザにて表示する最大の文字数を定義します。このプロパティを設定することで、リストボックスを狭くできます。</text:p>
      <text:h text:style-name="P50" text:outline-level="3">ライブデータ</text:h>
      <text:p text:style-name="Text_20_body_20_indent"><text:span text:style-name="T56">グリッド</text:span><text:span text:style-name="T55"><text:note text:id="ftn38" text:note-class="footnote"><text:note-citation>38</text:note-citation><text:note-body><text:p text:style-name="Footnote">The concept is similar to Swing (<text:span text:style-name="Source_20_Text">javax.swing.ListModel</text:span>).</text:p></text:note-body></text:note></text:span><text:span text:style-name="T56">のようにリストボックスはライブデータをサポートしています。ライブデータを使うと、開発者はビューからデータを分けます。つまり開発者の仕事は、直接リストボックスを処理することより、むしろ</text:span><text:span text:style-name="Source_20_Text"><text:span text:style-name="T41">org.zkoss.zul.ListModel</text:span></text:span><text:span text:style-name="T56">インターフェースを実装することによる、データ供給だけが必要となります。利点は２つあります。</text:span></text:p>
      <text:list text:style-name="WW8Num59">
        <text:list-item>
          <text:p text:style-name="P375">簡単に異なったビューで同じデータセットを表示することができます。</text:p>
        </text:list-item>
        <text:list-item>
          <text:p text:style-name="P375">グリッドはデータを参照可能な(visible)場合にのみクライアントに送信します。データ量が大きい場合にネットワークの通信量が増えることを防ぎます。</text:p>
        </text:list-item>
      </text:list>
      <text:p text:style-name="P27">ライブデータを使用する三つのステップがあります。</text:p>
      <text:list text:style-name="WW8Num28">
        <text:list-item>
          <text:p text:style-name="P377"><text:span text:style-name="Source_20_Text">ListModel</text:span>のフォーム中でデータを準備します。ZKではオブジェクト群を表示するために<text:span text:style-name="Source_20_Text">org.zkoss.zul.SimpleListModel</text:span>と呼ばれる具体的な実装があります。</text:p>
        </text:list-item>
        <text:list-item>
          <text:p text:style-name="P377">データの項目をレンダリングしリストボックスのリスト項目へ表示するために<text:span text:style-name="Source_20_Text">org.zkoss.zul.ListitemRenderer</text:span>インターフェースを実装します。</text:p>
        </text:list-item>
      </text:list>
      <text:list text:style-name="WW8Num29">
        <text:list-item>
          <text:list>
            <text:list-item>
              <text:p text:style-name="P397">これは指定するか選択できます、指定されていないなら、デフォルトのレンダー装置はデータを読み込み、最初の行へ入れます。</text:p>
            </text:list-item>
            <text:list-item>
              <text:p text:style-name="P397">異なったビューの中では同じデータをあらわすのに、異なったレンダ装置を実装できます。</text:p>
            </text:list-item>
          </text:list>
        </text:list-item>
      </text:list>
      <text:list text:style-name="WW8Num28" text:continue-numbering="true">
        <text:list-item>
          <text:p text:style-name="P377"><text:span text:style-name="Source_20_Text">model</text:span>プロパティ中にデータを指定します。選択的に、<text:span text:style-name="Source_20_Text">itemRenderer</text:span>プロパティにレンダ装置を指定します。</text:p>
        </text:list-item>
      </text:list>
      <text:p text:style-name="P27"><draw:frame draw:style-name="fr8" draw:name="graphics117" text:anchor-type="char" svg:x="11.652cm" svg:y="1.621cm" svg:width="5.932cm" svg:height="4.399cm" draw:z-index="28"><draw:image xlink:href="../img/1000000000000132000000E3AE1693E7.png" xlink:type="simple" xlink:show="embed" xlink:actuate="onLoad"/></draw:frame>以下の例では<text:span text:style-name="Source_20_Text">strset</text:span>と呼ばれるリストモデルを準備します<text:span text:style-name="Source_20_Text">model</text:span>プロパティを通してそれをリストボックスに指定します。そのため、リストボックスは残りの作業を全部代わりに実行してくれます。</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P123" text:outline-level="4">ライブデータを使用したソーティング</text:h>
      <text:p text:style-name="P81">ライブデータが使用できるリストボックスをソート可能にするなら、<text:span text:style-name="Source_20_Text">org.zkoss.zul.ListModel</text:span>に加えて、<text:span text:style-name="Source_20_Text">org.zkoss.zul.ListModelExt</text:span>インターフェースを実装しなければなりません。</text:p>
      <text:p text:style-name="Code_20_Indent_20_2">class MyListModel implements ListModel, ListModelExt {</text:p>
      <text:p text:style-name="Code_20_Indent_20_2"><text:tab/>^^^^^^public void sort(Comparator cmpr, boolean ascending) {</text:p>
      <text:p text:style-name="Code_20_Indent_20_2"><text:tab/><text:tab/>^^^^^^^^^^^^//do the real sorting</text:p>
      <text:p text:style-name="Code_20_Indent_20_2"><text:tab/><text:tab/>^^^^^^^^^^^^//notify the listbox (or grid) that data is changed by use of ListDataEvent</text:p>
      <text:p text:style-name="Code_20_Indent_20_2"><text:tab/>^^^^^^}</text:p>
      <text:p text:style-name="Code_20_Indent_20_2">}</text:p>
      <text:p text:style-name="P81">ユーザーがリストボックスにソート要求するとき、リストボックスは<text:span text:style-name="Source_20_Text">ListModelExt</text:span>の<text:span text:style-name="Source_20_Text">sort</text:span>メソッドを呼び出し、データをソートします。リストボックスよりむしろ、リストモデルによってソーティングは行われます。</text:p>
      <text:p text:style-name="P81">ソート後は、(<text:span text:style-name="Source_20_Text">addListDataListener</text:span>メソッドにより) リストボックスに記憶された<text:span text:style-name="Source_20_Text">org.zkoss.zul.event.ListDataListener</text:span>インスタンスの<text:span text:style-name="Source_20_Text">onChange</text:span>メソッドを呼び出すことより、リストモデルはリストボックスに通知します。ほとんどの場合全データはたいてい変更され、リストモデルは以下のイベントを送信します。</text:p>
      <text:p text:style-name="Code_20_Indent_20_2">new ListDataEvent(this, ListDataEvent.CONTENTS_CHANGED, -1, -1)</text:p>
      <text:p text:style-name="P72"><text:span text:style-name="T7">メモ</text:span>:<text:span text:style-name="Source_20_Text"><text:span text:style-name="T41">ListModel</text:span></text:span><text:span text:style-name="T41">と</text:span><text:span text:style-name="Source_20_Text"><text:span text:style-name="T41">ListModelExt</text:span></text:span><text:span text:style-name="T41">の実装は視覚表現に依存しません。つまり、グリッド、リストボックス、</text:span><text:span text:style-name="Source_20_Text"><text:span text:style-name="T41">ListModel</text:span></text:span><text:span text:style-name="T41">をサポートしている他のコンポーネントと共にそれらは使用されます。</text:span></text:p>
      <text:p text:style-name="P74">つまり、柔軟性を高めるにはコンポーネントを使用することは想定すべきではないです。むしろ、<text:span text:style-name="Source_20_Text">ListDataEvent</text:span>を使用して通信します。</text:p>
      <text:h text:style-name="P52" text:outline-level="3">ボタンを含むリストボックス</text:h>
      <text:p text:style-name="P33">理論ではリストセルは以下に示すように、他のどのコンポーネントも含むことができます。</text:p>
      <text:p text:style-name="Code_20_Indent"><draw:frame draw:style-name="fr8" draw:name="graphics135" text:anchor-type="char" svg:x="12.411cm" svg:y="0.48cm" svg:width="4.978cm" svg:height="1.729cm" draw:z-index="46"><draw:image xlink:href="../img/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5"><text:span text:style-name="T41">【メモ】</text:span>:</text:p>
      <text:list text:style-name="WW8Num30">
        <text:list-item>
          <text:p text:style-name="P380">グリッドがより適切の場合では、リストボックスの使用を避けましょう。リストボックスとグリッドの外見は似ていますが、リストボックスは選択できる項目をあらわすときのみに使用するべきです。</text:p>
        </text:list-item>
        <text:list-item>
          <text:p text:style-name="P380">リストボックスが編集可能な<text:span text:style-name="Source_20_Text">textbox</text:span>、<text:span text:style-name="Source_20_Text">checkbox</text:span>といったコンポーネントを含んでいる場合、ユーザーは混乱します。たとえば選択されていない項目に入力されたテキストの意味がわからなくなります。</text:p>
        </text:list-item>
        <text:list-item>
          <text:p text:style-name="P380">ブラウザの制限によって、ユーザーはテキストボックス中の文字列を選択できない場合があります。</text:p>
        </text:list-item>
      </text:list>
      <text:h text:style-name="P140" text:outline-level="2">ツリーコントロール</text:h>
      <text:p text:style-name="P57"><text:span text:style-name="T41">コンポーネント</text:span>:<text:span text:style-name="Source_20_Text"> tree</text:span>, <text:span text:style-name="Source_20_Text">treechildren</text:span>, <text:span text:style-name="Source_20_Text">treeitem</text:span>,<text:span text:style-name="Source_20_Text"> treerow</text:span>, <text:span text:style-name="Source_20_Text">treecell</text:span>, <text:span text:style-name="Source_20_Text">treecols</text:span>, <text:span text:style-name="Source_20_Text">treecol</text:span>.</text:p>
      <text:p text:style-name="P58">ツリーは二つの部分からなります。行のセットそして、ツリー自身。行のセットは<text:span text:style-name="Source_20_Text">treecol</text:span>コンポーネントの数字によって定義されます。行ごとに一つです。行ごとにツリーのトップにヘッダーが表示されます。二つ目の部分、ツリー自身、はツリー内に現れるデータを含み、<text:span text:style-name="Source_20_Text">treechildren</text:span>コンポーネントによって作成されます。</text:p>
      <text:p text:style-name="P58">ツリーコントロールの例は以下のようです。</text:p>
      <text:p text:style-name="Code">&lt;tree id="tree" rows="5"&gt;</text:p>
      <text:p text:style-name="Code"><text:tab/>^^^^^^&lt;treecols&gt;</text:p>
      <text:p text:style-name="Code"><text:tab/><text:tab/>^^^^^^^^^^^^&lt;treecol label="Name"/&gt;</text:p>
      <text:p text:style-name="Code"><text:tab/><text:tab/>^^^^^^^^^^^^&lt;treecol<draw:frame draw:style-name="fr8" draw:name="graphics127" text:anchor-type="char" svg:x="8.061cm" svg:y="0.288cm" svg:width="9.402cm" svg:height="2.208cm" draw:z-index="38"><draw:image xlink:href="../img/10000000000001E5000000727EE351E4.png" xlink:type="simple" xlink:show="embed" xlink:actuate="onLoad"/></draw:frame>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WW8Num31">
        <text:list-item>
          <text:p text:style-name="P279"><text:span text:style-name="Source_20_Text">tree</text:span>: <text:span text:style-name="T41">これはツリーコントロールの外側のコンポーネントです。</text:span></text:p>
        </text:list-item>
      </text:list>
      <text:list text:style-name="WW8Num32">
        <text:list-item>
          <text:p text:style-name="P280"><text:span text:style-name="Source_20_Text">treecols</text:span>:<text:span text:style-name="T41">このコンポーネントは</text:span><text:span text:style-name="Source_20_Text"><text:span text:style-name="T41">treecol</text:span></text:span><text:span text:style-name="T41">コンポーネントのプレースホルダーです。</text:span> </text:p>
        </text:list-item>
      </text:list>
      <text:list text:style-name="WW8Num33">
        <text:list-item>
          <text:p text:style-name="P281"><text:span text:style-name="Source_20_Text">treecol</text:span>:<text:span text:style-name="T41">これはツリーの行を宣言します。この行を使用することで、行ヘッダーのような追加情報を指定できます。</text:span></text:p>
        </text:list-item>
      </text:list>
      <text:list text:style-name="WW8Num34">
        <text:list-item>
          <text:p text:style-name="P282"><text:span text:style-name="Source_20_Text">treechildren</text:span>: <text:span text:style-name="T41">これは</text:span><text:span text:style-name="Source_20_Text"><text:span text:style-name="T41">treeitem</text:span></text:span><text:span text:style-name="T41">コンポーネントの集合を持つツリーの本体をもっています。</text:span></text:p>
        </text:list-item>
        <text:list-item>
          <text:p text:style-name="P282"><text:span text:style-name="Source_20_Text">treeitem</text:span>:<text:span text:style-name="T41">このコンポーネントは列データ(</text:span><text:span text:style-name="Source_20_Text"><text:span text:style-name="T41">treerow</text:span></text:span><text:span text:style-name="T41">) を持っていて、また</text:span> <text:span text:style-name="T41">オプションで</text:span><text:span text:style-name="Source_20_Text"><text:span text:style-name="T41">treechildren</text:span></text:span><text:span text:style-name="T41">を持っています。</text:span></text:p>
          <text:list>
            <text:list-item>
              <text:p text:style-name="P286">コンポーネントが<text:span text:style-name="Source_20_Text">treechildren</text:span>を持っていない場合、それはリーフノードで子項目を受け取ることはありません。</text:p>
            </text:list-item>
            <text:list-item>
              <text:p text:style-name="P286"><text:span text:style-name="Source_20_Text"><text:span text:style-name="T2">t</text:span></text:span><text:span text:style-name="Source_20_Text">reechildren</text:span>を含んでいる場合、それは他の項目を持っているブランチノードかもれしれません。</text:p>
            </text:list-item>
            <text:list-item>
              <text:p text:style-name="P286">ブランチノードには、列の初めに+/-ボタンが表示されます。そのため、ユーザーが+/-ボタンをクリックすることで項目を開閉できます。</text:p>
            </text:list-item>
          </text:list>
        </text:list-item>
        <text:list-item>
          <text:p text:style-name="P282"><text:span text:style-name="Source_20_Text">treerow</text:span>: <text:span text:style-name="Source_20_Text"><text:span text:style-name="T41">treeitem</text:span></text:span><text:span text:style-name="T41">コンポーネントの中に単独の列がおかれます。</text:span></text:p>
        </text:list-item>
        <text:list-item>
          <text:p text:style-name="P282"><text:span text:style-name="Source_20_Text">treecell</text:span>:<text:span text:style-name="T41">ツリー列の中にある一つのセルこの要素は</text:span><text:span text:style-name="Source_20_Text"><text:span text:style-name="T41">treerow</text:span></text:span><text:span text:style-name="T41">コンポーネントの中に入ります。 </text:span></text:p>
        </text:list-item>
      </text:list>
      <text:p text:style-name="P238"><text:span text:style-name="T41">マウスを使わずに</text:span>入力 <text:tab/><text:span text:style-name="Source_20_Text">tree</text:span></text:p>
      <text:list text:style-name="WW8Num35">
        <text:list-item>
          <text:p text:style-name="P338"><text:span text:style-name="Source_20_Text">UP</text:span>と<text:span text:style-name="Source_20_Text">DOWN</text:span>はツリー項目の選択を上下へ移動させます。</text:p>
        </text:list-item>
        <text:list-item>
          <text:p text:style-name="P338"><text:span text:style-name="Source_20_Text">PgUp</text:span>と<text:span text:style-name="Source_20_Text">PgDn</text:span>は選択を一ページ分上下させます。</text:p>
        </text:list-item>
        <text:list-item>
          <text:p text:style-name="P338"><text:span text:style-name="Source_20_Text">HOME</text:span>は選択を初めの項目に移動させます。<text:span text:style-name="Source_20_Text">END</text:span>は逆に最後の項目に移動させます。</text:p>
        </text:list-item>
        <text:list-item>
          <text:p text:style-name="P338"><text:span text:style-name="Source_20_Text">RIGHT</text:span>はツリー項目を開きますそして、<text:span text:style-name="Source_20_Text">LEFT</text:span>はツリー項目を閉じます。</text:p>
        </text:list-item>
        <text:list-item>
          <text:p text:style-name="P338"><text:span text:style-name="Source_20_Text">Ctrl+UP</text:span>と<text:span text:style-name="Source_20_Text">Ctrl+DOWN</text:span>は選択を変えることなくフォーカスを上下に移動させます。</text:p>
        </text:list-item>
        <text:list-item>
          <text:p text:style-name="P338"><text:span text:style-name="Source_20_Text">SPACE</text:span>はフォーカス項目を選択します。</text:p>
        </text:list-item>
      </text:list>
      <text:h text:style-name="P50" text:outline-level="3"><text:span text:style-name="Source_20_Text">Open</text:span>プロパティと<text:span text:style-name="Source_20_Text">onOpen</text:span>イベント</text:h>
      <text:p text:style-name="P27">どのツリー項目も子項目を表示するかどうかを決める<text:span text:style-name="Source_20_Text">open</text:span>プロパティを所持しています。デフォルト値<text:span text:style-name="T2">は</text:span><text:span text:style-name="Source_20_Text"><text:span text:style-name="T2">true</text:span></text:span><text:span text:style-name="T2">で</text:span>す。このプロパティ<text:span text:style-name="T2">を</text:span><text:span text:style-name="Source_20_Text"><text:span text:style-name="T2">false</text:span></text:span><text:span text:style-name="T2">に</text:span>設定して、ツリーを部分的に見えなくさせることができます。</text:p>
      <text:p text:style-name="Code_20_Indent">&lt;treeitem open="false"&gt;</text:p>
      <text:p text:style-name="P27">ユーザーが+/-ボタンをクリックしたとき、ツリーを開き、子要素を表示します。<text:span text:style-name="Source_20_Text">onOpen</text:span>イベントはそれからサーバーに送信されてアプリケーションに通知します。</text:p>
      <text:p text:style-name="P27">複雑なアプリケーションには、動的なコンテンツの処理又はツリー項目コンテンツの作成を延期できます。<text:span text:style-name="T41">ZKユーザーインターフェースマークアップ言語の</text:span>章の<text:span text:style-name="T41">ロードオンデマンド</text:span>セクションを参照してください。</text:p>
      <text:h text:style-name="P50" text:outline-level="3">複数選択</text:h>
      <text:p text:style-name="Text_20_body_20_indent"><text:span text:style-name="T41">ユーザーがツリー項目をクリックするとき、すべての項目が選択され</text:span><text:span text:style-name="Source_20_Text"><text:span text:style-name="T41">onSelect</text:span></text:span><text:span text:style-name="T41">イベントがサーバーに返信され、アプリケーションに通知します。</text:span><text:span text:style-name="Source_20_Text"><text:span text:style-name="T2">m</text:span></text:span><text:span text:style-name="Source_20_Text"><text:span text:style-name="T41">ultiple</text:span></text:span><text:span text:style-name="T41">プロパティを</text:span><text:span text:style-name="Source_20_Text"><text:span text:style-name="T2">t</text:span></text:span><text:span text:style-name="Source_20_Text"><text:span text:style-name="T41">rue</text:span></text:span><text:span text:style-name="T41">に設定することで、ツリーコントロールで複数選択可能かどうか決定できます。デフォルト値は</text:span><text:span text:style-name="Source_20_Text"><text:span text:style-name="T41">false</text:span></text:span><text:span text:style-name="T41">です。</text:span></text:p>
      <text:h text:style-name="P50" text:outline-level="3"><draw:frame draw:style-name="fr16" draw:name="graphics182" text:anchor-type="char" svg:x="14.494cm" svg:y="0.106cm" svg:width="2.919cm" svg:height="5.777cm" draw:z-index="89"><draw:image xlink:href="../img/100000000000008A000001112B40E516.png" xlink:type="simple" xlink:show="embed" xlink:actuate="onLoad"/></draw:frame>ページング</text:h>
      <text:p text:style-name="P27"><text:span text:style-name="Source_20_Text">pageSize</text:span>プロパティはすぐにツリー項目数を操作します。デフォルトでは、10です。つまり、右の図で示すようにどの階層に対しても、最大で10個のツリー項目がクライアントで表示されます。</text:p>
      <text:p text:style-name="Text_20_body_20_indent"><text:span text:style-name="T107">ユーザーは</text:span><draw:frame draw:style-name="fr17" draw:name="graphics38" text:anchor-type="as-char" svg:width="0.402cm" svg:height="0.318cm" draw:z-index="0"><draw:image xlink:href="../img/10000000000000130000000FE7D92F3A.png" xlink:type="simple" xlink:show="embed" xlink:actuate="onLoad"/></draw:frame> <text:span text:style-name="T56">をクリックしてより多くのツリー項目を見ます。(つまり、</text:span><text:span text:style-name="Source_20_Text"><text:span text:style-name="T41">pageSize</text:span></text:span><text:span text:style-name="T56">を拡大します。)又は、</text:span><draw:frame draw:style-name="fr17" draw:name="graphics102" text:anchor-type="as-char" svg:width="0.36cm" svg:height="0.318cm" draw:z-index="0"><draw:image xlink:href="../img/10000000000000110000000F1F00F397.png" xlink:type="simple" xlink:show="embed" xlink:actuate="onLoad"/></draw:frame><text:span text:style-name="T107">か</text:span><draw:frame draw:style-name="fr17" draw:name="graphics103" text:anchor-type="as-char" svg:width="0.36cm" svg:height="0.318cm" draw:z-index="0"><draw:image xlink:href="../img/10000000000000110000000F4116A8F6.png" xlink:type="simple" xlink:show="embed" xlink:actuate="onLoad"/></draw:frame> <text:span text:style-name="T56">をクリックすることで上下にスクロールします。 </text:span></text:p>
      <text:p text:style-name="P27">すべてのツリー項目を表示させる場合は、単純に<text:span text:style-name="Source_20_Text">pageSize</text:span>を-1に設定してください。しかしながら、ツリーコントロールが多すぎる場合は、お勧めしません。ブラウザがあまりに遅すぎて巨大な項目数を処理できません。</text:p>
      <text:p text:style-name="P27">ツリーコントロールの<text:span text:style-name="Source_20_Text">pageSize</text:span>プロパティに加えて、<text:span text:style-name="Source_20_Text">treechildren</text:span>インスタンス中の<text:span text:style-name="Source_20_Text">pageSize</text:span> プロパティの値を大きくすることで、<text:span text:style-name="Source_20_Text">treechildren</text:span>インスタンスごとのページサイズを変えることができます。</text:p>
      <text:h text:style-name="P123" text:outline-level="4"><text:span text:style-name="Source_20_Text">onPaging</text:span>と<text:span text:style-name="Source_20_Text">onPageSize</text:span>イベント</text:h>
      <text:p text:style-name="Text_20_body_20_indent_20_2"><text:span text:style-name="T56">ユーザーが</text:span><draw:frame draw:style-name="fr17" draw:name="graphics104" text:anchor-type="as-char" svg:width="0.36cm" svg:height="0.318cm" draw:z-index="0"><draw:image xlink:href="../img/10000000000000110000000F1F00F397.png" xlink:type="simple" xlink:show="embed" xlink:actuate="onLoad"/></draw:frame><text:span text:style-name="T107">か</text:span><draw:frame draw:style-name="fr17" draw:name="graphics105" text:anchor-type="as-char" svg:width="0.36cm" svg:height="0.318cm" draw:z-index="0"><draw:image xlink:href="../img/10000000000000110000000F4116A8F6.png" xlink:type="simple" xlink:show="embed" xlink:actuate="onLoad"/></draw:frame><text:span text:style-name="T56">をクリックして上下にページをスクロールした時、</text:span><text:span text:style-name="Source_20_Text"><text:span text:style-name="T41">onPaging</text:span></text:span><text:span text:style-name="T56">イベントは</text:span><text:span text:style-name="Source_20_Text"><text:span text:style-name="T41">org.zkoss.zul.event.PagingEvent</text:span></text:span><text:span text:style-name="T56">インスタンスと共に送信されます。同様にして、ユーザーが</text:span><text:span text:style-name="T55"><draw:frame draw:style-name="fr17" draw:name="graphics106" text:anchor-type="as-char" svg:width="0.402cm" svg:height="0.318cm" draw:z-index="0"><draw:image xlink:href="../img/10000000000000130000000FE7D92F3A.png" xlink:type="simple" xlink:show="embed" xlink:actuate="onLoad"/></draw:frame></text:span><text:span text:style-name="T56">をクリックした時、</text:span><text:span text:style-name="Source_20_Text"><text:span text:style-name="T41">onPageSize</text:span></text:span><text:span text:style-name="T56">イベントは</text:span><text:span text:style-name="Source_20_Text"><text:span text:style-name="T41">org.zkoss.zul.event.PageSize</text:span></text:span><text:span text:style-name="T56">インスタンスと共に送信されます。</text:span></text:p>
      <text:h text:style-name="P50" text:outline-level="3">特別なプロパティ</text:h>
      <text:h text:style-name="P123" text:outline-level="4"><text:span text:style-name="Source_20_Text">rows</text:span>プロパティ</text:h>
      <text:p text:style-name="P81"><text:span text:style-name="Source_20_Text">rows</text:span>プロパティは参照可能な<text:span text:style-name="Source_20_Text">rows</text:span>の数を決定します。それをゼロに設定することで、ツリーコントロールはそれ自身のサイズを変更して可能なかぎりの項目を表示します。</text:p>
      <text:h text:style-name="P123" text:outline-level="4"><text:span text:style-name="Source_20_Text">checkmark</text:span>プロパティ</text:h>
      <text:p text:style-name="P81"><text:span text:style-name="Source_20_Text">Checkmark</text:span>プロパティはツリー項目の前のcheckboxかraidoボタンを表示するかどうかを決定します。</text:p>
      <text:p text:style-name="P8"><draw:frame draw:style-name="fr12" draw:name="graphics160" text:anchor-type="char" svg:x="4.84cm" svg:y="0.534cm" svg:width="7.908cm" svg:height="2.378cm" draw:z-index="96"><draw:image xlink:href="../img/10000000000001980000007BBA791396.png" xlink:type="simple" xlink:show="embed" xlink:actuate="onLoad"/></draw:frame></text:p>
      <text:h text:style-name="P123" text:outline-level="4"><text:span text:style-name="Source_20_Text">vflex</text:span>プロパティ</text:h>
      <text:p text:style-name="P81"><text:span text:style-name="Source_20_Text"><text:span text:style-name="T2">v</text:span></text:span><text:span text:style-name="Source_20_Text">flex</text:span>プロパティは与えられたスペースに合うように縦に伸び縮みするかどうかを決定します。いわゆる、縦の柔軟性です。例えば、ツリーが大きすぎてブラウザウィンドウに合わない場合、ブラウザウィンドウですべてのツリーが見えるように高さを縮めて表示します。</text:p>
      <text:p text:style-name="P81"><text:span text:style-name="Source_20_Text">rows</text:span>プロパティが指定されているなら、プロパティは無視されます。</text:p>
      <text:h text:style-name="P123" text:outline-level="4"><text:span text:style-name="Source_20_Text">maxlength</text:span>プロパティ</text:h>
      <text:p text:style-name="P81"><text:span text:style-name="Source_20_Text">maxlength</text:span>プロパティはブラウザで表示できる文字列を定義します。このプロパティを設定することで、幅が狭いツリーコントロールを作成することができます。</text:p>
      <text:h text:style-name="P123" text:outline-level="4">サイズ変更可能な行</text:h>
      <text:p text:style-name="P81">行のように、<text:span text:style-name="Source_20_Text">treecols</text:span>の<text:span text:style-name="Source_20_Text">sizable</text:span>プロパティ<text:span text:style-name="T2">を</text:span><text:span text:style-name="Source_20_Text"><text:span text:style-name="T2">true</text:span></text:span><text:span text:style-name="T2">に</text:span>設定することで、ユーザーがツリーヘッダーの幅を変更できます。同様にして、ユーザーが幅を変更したとき、<text:span text:style-name="Source_20_Text">onColSize</text:span>イベントが送信されます。</text:p>
      <text:h text:style-name="P50" text:outline-level="3">ツリーコントロールへのCreate-on-Open</text:h>
      <text:p text:style-name="P27">下に説明したように、<text:span text:style-name="Source_20_Text">onOpen</text:span>イベントを監視することができます。ツリー項目の子項目を読み込みます。同様にして、グループボックスに対して、creat-on-openができます。</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P140" text:outline-level="2">コンボボックス</text:h>
      <text:p text:style-name="P57"><text:span text:style-name="T41">コンポーネント</text:span>: <text:span text:style-name="Source_20_Text">combobox</text:span><text:span text:style-name="T41">,</text:span> <text:span text:style-name="Source_20_Text">comboitem</text:span></text:p>
      <text:p text:style-name="P58">コンボボックスは特別なテキストボックスでドロップダウンリストを埋め込むことができます。コンボボックスを使うと、手動でテキスト入力できることに加えて、ユーザーはドロップダウンリストから選択できるようになります。</text:p>
      <text:p text:style-name="Code"><draw:frame draw:style-name="fr8" draw:name="graphics130" text:anchor-type="char" svg:x="13.949cm" svg:y="0.549cm" svg:width="3.508cm" svg:height="1.316cm" draw:z-index="41"><draw:image xlink:href="../img/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P238"><text:span text:style-name="T41">マウスなしの入力</text:span><text:tab/><text:span text:style-name="Source_20_Text">combobox</text:span></text:p>
      <text:list text:style-name="WW8Num36">
        <text:list-item>
          <text:p text:style-name="P330"><text:span text:style-name="Source_20_Text">Alt+DOWN</text:span><text:span text:style-name="T41">：リストをポップアップします。</text:span></text:p>
        </text:list-item>
        <text:list-item>
          <text:p text:style-name="P330"><text:span text:style-name="Source_20_Text">Alt+UP</text:span> <text:span text:style-name="T41">か</text:span><text:span text:style-name="Source_20_Text"> ESC</text:span> <text:span text:style-name="T41">：リストを閉じます。</text:span></text:p>
        </text:list-item>
        <text:list-item>
          <text:p text:style-name="P330"><text:span text:style-name="Source_20_Text">UP</text:span> <text:span text:style-name="T41">と</text:span> <text:span text:style-name="Source_20_Text">DOWN</text:span> <text:span text:style-name="T41">：リスト中で選択している項目を変更します。</text:span></text:p>
        </text:list-item>
      </text:list>
      <text:h text:style-name="P48" text:outline-level="3"><text:span text:style-name="Source_20_Text"><text:span text:style-name="T41">autodrop</text:span></text:span><text:span text:style-name="T41">プロパティ</text:span>The <text:span text:style-name="Source_20_Text">autodrop</text:span> Property</text:h>
      <text:p text:style-name="P25"><text:span text:style-name="T41">デフォルトでは、ユーザーが</text:span><draw:frame draw:style-name="fr17" draw:name="graphics107" text:anchor-type="as-char" svg:width="0.289cm" svg:height="0.406cm" draw:z-index="0"><draw:image xlink:href="../img/100000000000000F00000015A76D2BBC.png" xlink:type="simple" xlink:show="embed" xlink:actuate="onLoad"/></draw:frame><text:span text:style-name="T41">をクリックするまたは</text:span><text:span text:style-name="Source_20_Text">Alt+DOWN</text:span><text:span text:style-name="T41">をクリックするまで、ドロップダウンリストは開かれません。しかし、</text:span><text:span text:style-name="Source_20_Text"><text:span text:style-name="T41">autodrop</text:span></text:span><text:span text:style-name="T41">プロパティ</text:span><text:span text:style-name="T2">を</text:span><text:span text:style-name="Source_20_Text"><text:span text:style-name="T2">true</text:span></text:span><text:span text:style-name="T2">に</text:span><text:span text:style-name="T41">設定でき、そのため、ユーザーが文字列をタイプするとすぐに、ドロップダウンリストが開かれます。これは初心者ユーザーには役立ちますが、経験者とってはじゃまになるかもしれません。</text:span></text:p>
      <text:p text:style-name="Code_20_Indent">&lt;combobox autodrop="true"/&gt;</text:p>
      <text:h text:style-name="P50" text:outline-level="3"><text:span text:style-name="Source_20_Text">description</text:span>プロパティ</text:h>
      <text:p text:style-name="P27">コンボに説明を加え、わかりやすくすることができます。さらに、コンボ項目にイメージを指定することもできます。</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P25"><text:span text:style-name="T41">コンボボックスは</text:span><draw:frame draw:style-name="fr9" draw:name="graphics131" text:anchor-type="char" svg:x="11.416cm" svg:y="0.296cm" svg:width="5.599cm" svg:height="2.399cm" draw:z-index="42"><draw:image xlink:href="../img/10000000000001210000007CA44D783C.png" xlink:type="simple" xlink:show="embed" xlink:actuate="onLoad"/></draw:frame><text:span text:style-name="T41">他のコンポーネントのようにイメージをサポートし、</text:span><text:span text:style-name="Source_20_Text"><text:span text:style-name="T41">setImageContent</text:span></text:span><text:span text:style-name="T41">メソッドを見て動的に生成されたイメージのコンテンツを</text:span><text:span text:style-name="Source_20_Text"><text:span text:style-name="T41">comboitem</text:span></text:span><text:span text:style-name="T41">コンポーネントに指定できます。より詳しくはImageセクションを参照してください。</text:span></text:p>
      <text:h text:style-name="P50" text:outline-level="3"><text:span text:style-name="Source_20_Text">onOpen</text:span>イベント</text:h>
      <text:p text:style-name="P27">ユーザーがドロップダウンリストを開くとき、<text:span text:style-name="Source_20_Text">onOpen</text:span>イベントはアプリケーションに送られます。コンボ項目作成を遅らせるために、<text:span text:style-name="Source_20_Text">fulfill</text:span>属性を以下のように使うことができます。</text:p>
      <text:p text:style-name="Code_20_Indent"><draw:frame draw:style-name="fr8" draw:name="graphics181" text:anchor-type="char" svg:x="13.949cm" svg:y="0.549cm" svg:width="3.508cm" svg:height="1.316cm" draw:z-index="88"><draw:image xlink:href="../img/10000000000000B50000004419304D81.png" xlink:type="simple" xlink:show="embed" xlink:actuate="onLoad"/></draw:frame>&lt;combobox fulfill<text:span text:style-name="T25">="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Text_20_body_20_indent"><text:span text:style-name="T56">代わりに、</text:span><text:span text:style-name="Source_20_Text"><text:span text:style-name="T41">onOpen</text:span></text:span><text:span text:style-name="T56">イベントを監視することができ、そのため、ドロップダウンリストを準備して、以下に示したように、リスナ中で動的に変更することができます。</text:span> </text:p>
      <text:p text:style-name="Code_20_Indent">&lt;combobox id="combo" <text:span text:style-name="T25">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P27"><text:span text:style-name="Source_20_Text">appendItem</text:span>メソッドはコンボ項目を作成し、親要素をコンボボックスに指定するのと同等の働きがあります。</text:p>
      <text:h text:style-name="P50" text:outline-level="3"><text:span text:style-name="Source_20_Text">onChanging</text:span>イベント</text:h>
      <text:p text:style-name="Text_20_body_20_indent"><text:span text:style-name="T56">コンボボックスはまたテキストボックスであるので、リスナを加える場合、</text:span><text:span text:style-name="Source_20_Text"><text:span text:style-name="T41">onChanging</text:span></text:span><text:span text:style-name="T56">イベントは送信されます。このイベントを監視することで、Google Suggests</text:span><text:span text:style-name="T55"><text:note text:id="ftn39" text:note-class="footnote"><text:note-citation>39</text:note-citation><text:note-body><text:p text:style-name="Footnote">http://www.google.com/webhp?complete=1&amp;hl=en</text:p></text:note-body></text:note></text:span><text:span text:style-name="T56">がしているように、ドロップダウンリストを処理します。この機能はオートコンプリートと呼ばれます。</text:span></text:p>
      <text:p text:style-name="P6">以下に説明したように、ユーザーが入力しているものに基づいて、ドロップダウンリストを埋めることができます。</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P34"/>
      <text:p text:style-name="P34"><text:span text:style-name="Source_20_Text">onChanging</text:span><text:span text:style-name="T55">イベントが受信されたとき、コンボボックスのコンテンツはまだ変更されていません。このため、コンボボックスの</text:span><text:span text:style-name="Source_20_Text">value</text:span><text:span text:style-name="T55">プロパティを使用できません。それよりも、イベント(</text:span><text:span text:style-name="Source_20_Text">org.zkoss.zk.ui.event.InputEvent</text:span><text:span text:style-name="T55">)の</text:span><text:span text:style-name="Source_20_Text">value</text:span><text:span text:style-name="T55">プロパティを使うべきです。</text:span> </text:p>
      <text:h text:style-name="P140" text:outline-level="2">バンドボックス</text:h>
      <text:p text:style-name="P57"><text:span text:style-name="T41">コンポーネント</text:span>: <text:span text:style-name="Source_20_Text">bandbox</text:span><text:span text:style-name="T41">,</text:span> <text:span text:style-name="Source_20_Text">bandpopup</text:span>.</text:p>
      <text:p text:style-name="P57"><text:span text:style-name="T41">バンドボックスは特別なテキストボックスで、カスタマイズ可能なポップアップウィンドウが内蔵されています(aka.,a dropdown window)。コンボボックスのように、バンドボックスは入力ボックスとポップアップウィンドウから構成されています。ユーザーが</text:span><text:span text:style-name="Source_20_Text"><text:span text:style-name="T41">Alt+DOWN</text:span></text:span><text:span text:style-name="T41">を押すか、</text:span><draw:frame draw:style-name="fr17" draw:name="graphics108" text:anchor-type="as-char" svg:width="0.445cm" svg:height="0.466cm" draw:z-index="0"><draw:image xlink:href="../img/10000000000000150000001699487861.png" xlink:type="simple" xlink:show="embed" xlink:actuate="onLoad"/></draw:frame><text:span text:style-name="T41">ボタンをクリックすると、ポップアップウィンドウが自動的に開きます。</text:span></text:p>
      <text:p text:style-name="P65"><text:span text:style-name="T55">コンボボックスとは違って、バンドボックスのポップアップウィンドウはなんにでもなれます。それは開発者を柔軟にしています。代表的な使い方はサーチダイアログとして、ポップアップウィンドウを表示しています</text:span><text:span text:style-name="T48">。</text:span></text:p>
      <text:p text:style-name="Code"><draw:frame draw:style-name="fr8" draw:name="graphics140" text:anchor-type="char" svg:x="12.381cm" svg:y="3.466cm" svg:width="4.909cm" svg:height="3.004cm" draw:z-index="51"><draw:image xlink:href="../img/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lt;listheader label="Name"/&gt;<text:line-break/>^^^^^^^^^^^^^^^^^^^^^^^^&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P238"><text:span text:style-name="T41">マウスなしの入力</text:span><text:tab/><text:span text:style-name="Source_20_Text">bandbox</text:span></text:p>
      <text:list text:style-name="WW8Num37">
        <text:list-item>
          <text:p text:style-name="P333"><text:span text:style-name="Source_20_Text">Alt+DOWN</text:span> <text:span text:style-name="T41">:リストをポップアップします。</text:span></text:p>
        </text:list-item>
        <text:list-item>
          <text:p text:style-name="P333"><text:span text:style-name="Source_20_Text">Alt+UP</text:span> <text:span text:style-name="T41">か</text:span><text:span text:style-name="Source_20_Text">ESC</text:span><text:span text:style-name="T41">:リストを閉じます。</text:span></text:p>
        </text:list-item>
        <text:list-item>
          <text:p text:style-name="P333"><text:span text:style-name="Source_20_Text">UP</text:span> <text:span text:style-name="T41">と</text:span><text:span text:style-name="Source_20_Text">DOWN</text:span><text:span text:style-name="T41">:リストから項目選択を変更する。</text:span></text:p>
        </text:list-item>
      </text:list>
      <text:h text:style-name="P50" text:outline-level="3"><text:span text:style-name="Source_20_Text">closeDropdown</text:span>メソッド</text:h>
      <text:p text:style-name="P27">ポップアップウィンドウはいろいろなコンポーネントを含んでいます。ここで開発者の責任は、項目の一つが選択されたら、その値をコピーして、ポップアップを閉じます。</text:p>
      <text:p text:style-name="P27">上の例中で選択した項目ラベルをバンドボックスにコピーし、以下のステートメントによってポップアップを閉じます。</text:p>
      <text:p text:style-name="Code_20_Indent_20_2">&lt;listbox width="200px"<text:line-break/> <text:s/>^^^^onSelect="bd.value=self.selectedItem.label; bd.closeDropdown();"&gt;</text:p>
      <text:h text:style-name="P50" text:outline-level="3"><text:span text:style-name="Source_20_Text">autodrop</text:span>プロパティ</text:h>
      <text:p text:style-name="Text_20_body_20_indent"><text:span text:style-name="T56">デフォルトでは、</text:span> <draw:frame draw:style-name="fr17" draw:name="graphics109" text:anchor-type="as-char" svg:width="0.445cm" svg:height="0.466cm" draw:z-index="0"><draw:image xlink:href="../img/10000000000000150000001699487861.png" xlink:type="simple" xlink:show="embed" xlink:actuate="onLoad"/></draw:frame> <text:span text:style-name="T56">ボタンをクリックする、または、</text:span><text:span text:style-name="Source_20_Text"><text:span text:style-name="T41">Alt＋Down</text:span></text:span><text:span text:style-name="T56">を押すまで、ポップアップウィンドウは開かれません。しかし、</text:span><text:span text:style-name="Source_20_Text"><text:span text:style-name="T41">autodrop</text:span></text:span><text:span text:style-name="T56">プロパティに</text:span><text:span text:style-name="Source_20_Text"><text:span text:style-name="T2">t</text:span></text:span><text:span text:style-name="Source_20_Text"><text:span text:style-name="T41">rue</text:span></text:span><text:span text:style-name="T56">を指定すると、ポップアップはユーザーが文字列をタイプするとすぐに開かれます。これは初心者のユーザーにはとても役立ちますが、経験者にはじゃまなだけかもしれません。</text:span></text:p>
      <text:p text:style-name="Code_20_Indent">&lt;bandbox autodrop="true"/&gt;</text:p>
      <text:h text:style-name="P50" text:outline-level="3"><text:span text:style-name="Source_20_Text">onOpen</text:span>イベント</text:h>
      <text:p text:style-name="P27">ユーザーがポップアップウィンドウを開くと、<text:span text:style-name="Source_20_Text">onOpen</text:span>イベントはアプリケーションに送信されます。以下に示すように<text:span text:style-name="Source_20_Text">onOpen</text:span>値を伴う<text:span text:style-name="Source_20_Text">fullfill</text:span>属性を使うことで、ポップアップウィンドウ作成を遅らせることができます。</text:p>
      <text:p text:style-name="Code_20_Indent">&lt;bandbox <text:span text:style-name="T25">fulfill="onOpen"</text:span>&gt;</text:p>
      <text:p text:style-name="Code_20_Indent"><text:tab/>^^^^^^&lt;bandpopup&gt;</text:p>
      <text:p text:style-name="Code_20_Indent"><text:tab/>^^^^^^...</text:p>
      <text:p text:style-name="Code_20_Indent"><text:tab/>^^^^^^&lt;/bandpopup&gt;</text:p>
      <text:p text:style-name="Code_20_Indent">&lt;/bandbox&gt;</text:p>
      <text:p text:style-name="Text_20_body_20_indent"><text:span text:style-name="T56">代わりに、以下に示すように、</text:span><text:span text:style-name="Source_20_Text"><text:span text:style-name="T41">onOpen</text:span></text:span><text:span text:style-name="T56">イベントを監視することで、Javaでポップアップウィンドウを作成できます。</text:span>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P50" text:outline-level="3"><text:span text:style-name="Source_20_Text">onChanging</text:span>イベント</text:h>
      <text:p text:style-name="P27">バンドボックスはテキストボックスであるので、リスナを追加する場合、<text:span text:style-name="Source_20_Text">onChanging</text:span>イベントが送信されます。このイベントを監視することで、お好みの方法でポップアップウィンドウを処理できます。</text:p>
      <text:p text:style-name="P27">以下に説明するように、ユーザーが入力しているものに基づいて、ドロップダウンリストに書き込みます。</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P27"><text:span text:style-name="Source_20_Text">onChanging</text:span>イベントを受け取ったとき、バンドボックスのコンテンツはまだ変更されていません。このため、バンドボックスの<text:span text:style-name="Source_20_Text">value</text:span>プロパティを使うことはできません。代わりに、(<text:span text:style-name="Source_20_Text">org.zkoss.zk.ui.event.InputEvent</text:span>)の<text:span text:style-name="Source_20_Text">value</text:span>プロパティを使います。</text:p>
      <text:h text:style-name="P140" text:outline-level="2">チャート</text:h>
      <text:p text:style-name="P57"><text:span text:style-name="T41">コンポーネント</text:span>: <text:span text:style-name="Source_20_Text">chart</text:span></text:p>
      <text:p text:style-name="P58">チャートはグラフのようにデータセットを表示します。</text:p>
      <text:p text:style-name="P58"><text:span text:style-name="Source_20_Text"><text:span text:style-name="T2">c</text:span></text:span><text:span text:style-name="Source_20_Text">hart</text:span>コンポーネントの使用は直観的です。適切なデータモデルを準備してチャートに読み込ませます。以下はpieチャートの例です。</text:p>
      <text:p text:style-name="Text_20_body"/>
      <text:p text:style-name="Code">&lt;chart id="mychart" type="pie" width="400" height="200" threeD="true" fgAlpha="128"&gt;</text:p>
      <text:p text:style-name="Code"><text:s text:c="2"/>^^^^&lt;zscript&gt;&lt;![CDATA[</text:p>
      <text:p text:style-name="Code">^^^^^^PieModel model = new SimplePieModel();</text:p>
      <text:p text:style-name="Code">^^^^^^model.setValue("C/C++", new Double(17.5));</text:p>
      <text:p text:style-name="Code">^^^^^^model.setValue("PHP", new<draw:frame draw:style-name="fr18" draw:name="graphics159" text:anchor-type="char" svg:x="9.252cm" svg:y="0.811cm" svg:width="8.227cm" svg:height="2.485cm" draw:z-index="70"><draw:image xlink:href="../img/10000000000001370000005ED5356D68.png" xlink:type="simple" xlink:show="embed" xlink:actuate="onLoad"/></draw:frame> Double(32.5));</text:p>
      <text:p text:style-name="Code">^^^^^^model.setValue("Java", new Double(43.2));</text:p>
      <text:p text:style-name="Code">^^^^^^model.setValue("VB", new Double(10.0));</text:p>
      <text:p text:style-name="Code">^^^^^^mychart.setModel(model);</text:p>
      <text:p text:style-name="Code"><text:s text:c="2"/>^^^^]]&gt;&lt;/zscript&gt;</text:p>
      <text:p text:style-name="Code">&lt;/chart&gt;</text:p>
      <text:p text:style-name="P58">異なった種類のチャートは異なった種類のデータを表すので、チャートは適当なデータモデルが提供されなければなりません。pieチャートでは開発者はデータとして、PieModelを提供しなければなりません。一方で、バーチャート、ラインチャート、エリアチャートとウォータフォールチャートはCategoryModelとXYModelが必要です。</text:p>
      <text:h text:style-name="P50" text:outline-level="3">ライブデータ</text:h>
      <text:p text:style-name="P25"><text:span text:style-name="T41">上の例ではもしかしたら、勘違いするかもしれません。chartコンポーネントはライブデータのメカニズムをサポート</text:span><text:span text:style-name="T41">しているので、実際は開発者がチャートに読み込む前に本物のデータを準備する必要はありません。ライブデータを使って、開発者はビューからデータを区別します。つまり、開発者はデータモデルから、追加、変更、削除をすることができます。</text:span><text:span text:style-name="T2">c</text:span><text:span text:style-name="T41">hartはそれにしたがって再描画されます。アドバンス実装では、</text:span><text:span text:style-name="Source_20_Text"><text:span text:style-name="T41">org.zkoss.zul.ChartModel</text:span></text:span><text:span text:style-name="T41">インターフェースを実装することで、開発者がそれら自身のチャートモデルを提供することさえできます。</text:span> </text:p>
      <text:h text:style-name="P50" text:outline-level="3">ドリルダウン(<text:span text:style-name="Source_20_Text">onClick</text:span>イベント)</text:h>
      <text:p text:style-name="P27">ユーザーがチャートを見て、何か面白いものを発見したとき、ユーザーはその面白いところに関する詳細な情報を見たいでしょう。それはパイチャート中ではパイ、バーチャートではバー、ラインチャートではポイントです。チャートコンポーネントはドリルダウンファシリティをサポートしていて、<text:span text:style-name="Source_20_Text">chart</text:span>を<text:span text:style-name="Source_20_Text">area</text:span>コンポーネントに切り分けます。そして、ユーザーが<text:span text:style-name="Source_20_Text">chart</text:span>をクリックして、<text:span text:style-name="Source_20_Text">onClickMouse</text:span>イベントを開始します。開発者は<text:span text:style-name="Source_20_Text">area</text:span>コンポーネントを配置して、適切なドリルダウンをします。</text:p>
      <text:p text:style-name="P27">コンポーネントの<text:span text:style-name="Source_20_Text">componentScope</text:span>エリア中でいくつかの便利な情報があり、開発者はそれらを使うことができます。</text:p>
      <table:table table:name="Table27" table:style-name="Table27">
        <table:table-column table:style-name="Table27.A"/>
        <table:table-column table:style-name="Table27.B"/>
        <table:table-header-rows>
          <table:table-row table:style-name="Table27.1">
            <table:table-cell table:style-name="Table27.A1" office:value-type="string">
              <text:p text:style-name="P227">名前</text:p>
            </table:table-cell>
            <table:table-cell table:style-name="Table27.B1" office:value-type="string">
              <text:p text:style-name="P186">説明</text:p>
            </table:table-cell>
          </table:table-row>
        </table:table-header-rows>
        <table:table-row table:style-name="Table27.1">
          <table:table-cell table:style-name="Table27.A2" office:value-type="string">
            <text:p text:style-name="P172">entity</text:p>
          </table:table-cell>
          <table:table-cell table:style-name="Table27.B2" office:value-type="string">
            <text:p text:style-name="P170"><text:span text:style-name="T55">エリアの種類(例:</text:span><text:span text:style-name="T32">TITLE</text:span><text:span text:style-name="T33">、</text:span><text:span text:style-name="T32">DATA</text:span><text:span text:style-name="T33">、</text:span><text:span text:style-name="T32">CATEGORY</text:span><text:span text:style-name="T33">、</text:span><text:span text:style-name="T32">LEGEND</text:span><text:span text:style-name="T52">)</text:span></text:p>
          </table:table-cell>
        </table:table-row>
        <table:table-row table:style-name="Table27.1">
          <table:table-cell table:style-name="Table27.A2" office:value-type="string">
            <text:p text:style-name="P172">series</text:p>
          </table:table-cell>
          <table:table-cell table:style-name="Table27.B2" office:value-type="string">
            <text:p text:style-name="P172"><text:span text:style-name="T56">関連データのシリーズ名(</text:span><text:span text:style-name="T35">CategoryModel</text:span><text:span text:style-name="T78">,</text:span><text:span text:style-name="T35">XYModel</text:span><text:span text:style-name="T78">,</text:span><text:span text:style-name="T35">HiLoModel</text:span><text:span text:style-name="T78">)</text:span> </text:p>
          </table:table-cell>
        </table:table-row>
        <table:table-row table:style-name="Table27.1">
          <table:table-cell table:style-name="Table27.A2" office:value-type="string">
            <text:p text:style-name="P172">category</text:p>
          </table:table-cell>
          <table:table-cell table:style-name="Table27.B2" office:value-type="string">
            <text:p text:style-name="P170"><text:span text:style-name="T55">関連データのカテゴリー名</text:span><text:span text:style-name="T33">(</text:span><text:span text:style-name="T28">PieModel</text:span><text:span text:style-name="T48">か</text:span><text:span text:style-name="T28">CategoryModel</text:span><text:span text:style-name="T52">)</text:span></text:p>
          </table:table-cell>
        </table:table-row>
        <table:table-row table:style-name="Table27.1">
          <table:table-cell table:style-name="Table27.A2" office:value-type="string">
            <text:p text:style-name="P172">url</text:p>
          </table:table-cell>
          <table:table-cell table:style-name="Table27.B2" office:value-type="string">
            <text:p text:style-name="P183">レガシーページにドリルダウンする文字列中のurl</text:p>
          </table:table-cell>
        </table:table-row>
        <table:table-row table:style-name="Table27.1">
          <table:table-cell table:style-name="Table27.A2" office:value-type="string">
            <text:p text:style-name="P172">value</text:p>
          </table:table-cell>
          <table:table-cell table:style-name="Table27.B2" office:value-type="string">
            <text:p text:style-name="P170"><text:span text:style-name="T55">関連データの数値(</text:span><text:span text:style-name="T32">PieModel</text:span><text:span text:style-name="T33">又は</text:span><text:span text:style-name="T32">CategoryModel</text:span><text:span text:style-name="T52">)</text:span></text:p>
          </table:table-cell>
        </table:table-row>
        <table:table-row table:style-name="Table27.1">
          <table:table-cell table:style-name="Table27.A2" office:value-type="string">
            <text:p text:style-name="P172">x</text:p>
          </table:table-cell>
          <table:table-cell table:style-name="Table27.B2" office:value-type="string">
            <text:p text:style-name="P183">関連データのX値(<text:span text:style-name="T28">XYModel</text:span>)</text:p>
          </table:table-cell>
        </table:table-row>
        <table:table-row table:style-name="Table27.1">
          <table:table-cell table:style-name="Table27.A2" office:value-type="string">
            <text:p text:style-name="P172">y</text:p>
          </table:table-cell>
          <table:table-cell table:style-name="Table27.B2" office:value-type="string">
            <text:p text:style-name="P183">関連データのY値(<text:span text:style-name="T28">XYModel</text:span>)</text:p>
          </table:table-cell>
        </table:table-row>
        <table:table-row table:style-name="Table27.1">
          <table:table-cell table:style-name="Table27.A2" office:value-type="string">
            <text:p text:style-name="P172">date</text:p>
          </table:table-cell>
          <table:table-cell table:style-name="Table27.B2" office:value-type="string">
            <text:p text:style-name="P183">関連データのデータ値(<text:span text:style-name="T28">HiLoModel</text:span>)</text:p>
          </table:table-cell>
        </table:table-row>
        <table:table-row table:style-name="Table27.1">
          <table:table-cell table:style-name="Table27.A2" office:value-type="string">
            <text:p text:style-name="P172">open</text:p>
          </table:table-cell>
          <table:table-cell table:style-name="Table27.B2" office:value-type="string">
            <text:p text:style-name="P183">関連データの公開データ(<text:span text:style-name="T28">HiLoModel</text:span>)</text:p>
          </table:table-cell>
        </table:table-row>
        <table:table-row table:style-name="Table27.1">
          <table:table-cell table:style-name="Table27.A2" office:value-type="string">
            <text:p text:style-name="P172">high</text:p>
          </table:table-cell>
          <table:table-cell table:style-name="Table27.B2" office:value-type="string">
            <text:p text:style-name="P172"><text:span text:style-name="T56">関連データの高い値</text:span><text:span text:style-name="T55">(</text:span>HiLoModel<text:span text:style-name="T52">)</text:span></text:p>
          </table:table-cell>
        </table:table-row>
        <table:table-row table:style-name="Table27.1">
          <table:table-cell table:style-name="Table27.A2" office:value-type="string">
            <text:p text:style-name="P172">low</text:p>
          </table:table-cell>
          <table:table-cell table:style-name="Table27.B2" office:value-type="string">
            <text:p text:style-name="P184"><text:span text:style-name="T41">関連データの低い値</text:span>(<text:span text:style-name="T28">HiLoModel</text:span>)</text:p>
          </table:table-cell>
        </table:table-row>
        <table:table-row table:style-name="Table27.1">
          <table:table-cell table:style-name="Table27.A2" office:value-type="string">
            <text:p text:style-name="P172">close</text:p>
          </table:table-cell>
          <table:table-cell table:style-name="Table27.B2" office:value-type="string">
            <text:p text:style-name="P184"><text:span text:style-name="T41">関連データの閉じた値</text:span>(<text:span text:style-name="T28">HiLoModel</text:span>)</text:p>
          </table:table-cell>
        </table:table-row>
        <table:table-row table:style-name="Table27.1">
          <table:table-cell table:style-name="Table27.A2" office:value-type="string">
            <text:p text:style-name="P172">volume</text:p>
          </table:table-cell>
          <table:table-cell table:style-name="Table27.B2" office:value-type="string">
            <text:p text:style-name="P183">関連データの容積値(<text:span text:style-name="T28">HiLoModel</text:span>)</text:p>
          </table:table-cell>
        </table:table-row>
      </table:table>
      <text:p text:style-name="P27">以下の例中で、チャート上で<text:span text:style-name="Source_20_Text">onClick</text:span>イベントリスナを提供します。関連した<text:span text:style-name="Source_20_Text">area</text:span>コンポーネントを配置し、<text:span text:style-name="Source_20_Text">area</text:span>のカテゴリ(つまり、<text:span text:style-name="Source_20_Text">pie</text:span>パイ) を表示します。</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P50" text:outline-level="3">エリア処理</text:h>
      <text:p text:style-name="P25"><text:span text:style-name="T41">チャートコンポーネントはエリアレンダ装置メカニズムを提供します。開発者はそれらによって</text:span><text:span text:style-name="Source_20_Text"><text:span text:style-name="T41">chart</text:span></text:span><text:span text:style-name="T41">の分けられた</text:span><text:span text:style-name="Source_20_Text"><text:span text:style-name="T41">area</text:span></text:span><text:span text:style-name="T41">コンポーネントを処理できます。</text:span> </text:p>
      <text:p text:style-name="P27">エリアレンダ装置を使用するのに必要な二つのステップは：</text:p>
      <text:list text:style-name="WW8Num38">
        <text:list-item>
          <text:p text:style-name="P383">エリアコンポーネントを処理するのに、<text:span text:style-name="Source_20_Text">org.zkoss.zul.event.ChartAreaListener</text:span>インターフェースを実装します。例えば、エリアの<text:span text:style-name="Source_20_Text">tooltiptext</text:span>を変更します。</text:p>
        </text:list-item>
        <text:list-item>
          <text:p text:style-name="P383">リスナオブジェクト又はリスナクラス名を<text:span text:style-name="Source_20_Text">chart’s areListener</text:span>プロパティに設定します。</text:p>
        </text:list-item>
      </text:list>
      <text:p text:style-name="P166">つまり、開発者は機会を得て、<text:span text:style-name="Source_20_Text">area</text:span>コンポーネントのプロパティを変更し、又はより多くの情報を<text:span text:style-name="Source_20_Text">area</text:span>コンポーネントの<text:span text:style-name="Source_20_Text">componentScope</text:span>プロパティに挿入します。そして、<text:span text:style-name="Source_20_Text">onClick</text:span>イベントリスナに渡します。</text:p>
      <text:h text:style-name="P140" text:outline-level="2">ドラッグ＆ドロップ</text:h>
      <text:p text:style-name="P57"><text:span text:style-name="T41">ZKはユーザーにユーザーインターフェース中で特定のコンポーネントをドラッグできるようにします。例えば、ファイルを他のディレクトリへドラッグしたり、購入するためにショッピングカートへ商品をドラッグしたりします。</text:span> </text:p>
      <text:p text:style-name="P58">ドラッグできたら、コンポーネントはドラッグ可能です。ユーザーがドラッグ可能のコンポーネントをあるコンポーネントにドロップしたら、そのコンポーネントはドロップ可能です。</text:p>
      <text:p text:style-name="P72"><text:span text:style-name="T7">【メモ】</text:span><text:span text:style-name="T45">: ZKはドロップ後に行われることについては特に処理していません。</text:span><text:span text:style-name="Source_20_Text"><text:span text:style-name="T45">onDrop</text:span></text:span><text:span text:style-name="T45">イベントリスナを書けるアプリケーション開発者しだいです。</text:span><text:span text:style-name="T41">アプリケーションがなにもしないなら、ドラッグされたコンポーネントはもとあったところに戻ります。</text:span></text:p>
      <text:h text:style-name="P50" text:outline-level="3"><text:span text:style-name="Source_20_Text">draggable</text:span>と<text:span text:style-name="Source_20_Text">droppable</text:span>プロパティ</text:h>
      <text:p text:style-name="P27">ZKを使用して、<text:span text:style-name="Source_20_Text">false</text:span>以外の値を<text:span text:style-name="Source_20_Text">draggable</text:span>プロパティに指定することで、コンポーネントをドラッグ可能にできます。使用不可するには<text:span text:style-name="Source_20_Text">false</text:span>を指定してください。</text:p>
      <text:p text:style-name="Code_20_Indent">&lt;image draggable="true"/&gt;</text:p>
      <text:p text:style-name="P34"><text:span text:style-name="T55">同様にして、コンポーネントを</text:span><text:span text:style-name="Source_20_Text">droppable</text:span><text:span text:style-name="T55">プロパティ</text:span><text:span text:style-name="T61">に</text:span><text:span text:style-name="Source_20_Text"><text:span text:style-name="T2">true</text:span></text:span><text:span text:style-name="T61">を</text:span><text:span text:style-name="T55">指定することでドロップ可能にできます</text:span><text:span text:style-name="T48">。</text:span></text:p>
      <text:p text:style-name="Code_20_Indent">&lt;hbox droppable="true"/&gt;</text:p>
      <text:p text:style-name="P27">そのため、ユーザーはドラッグ可能コンポーネントをドラッグできます。そして、ドロップ可能コンポーネントにドロップします。</text:p>
      <text:h text:style-name="P50" text:outline-level="3"><text:span text:style-name="Source_20_Text">onDrop</text:span>イベント</text:h>
      <text:p text:style-name="P27">ユーザーがコンポーネントをドラッグし、他のコンポーネントにドロップすると、ドロップされたコンポーネントは<text:span text:style-name="Source_20_Text">onDrop</text:span>イベントによって通知されます。<text:span text:style-name="Source_20_Text">onDrop</text:span>イベントは<text:span text:style-name="Source_20_Text">org.zkoss.ui.event.DropEvent</text:span>のインスタンスです。<text:span text:style-name="Source_20_Text">getDragged</text:span>メソッドを呼び出すことより、何がドラッグ(ドロップ) されたかを取得します。</text:p>
      <text:p text:style-name="P27"><text:span text:style-name="Source_20_Text">onDrop</text:span>イベントの目標はドロップ可能なコンポーネントで、ドラッグされているコンポーネントではありません。</text:p>
      <text:p text:style-name="P27">以下は、ユーザーにドラッグアンドドロップによるリスト再配列を可能にしている単純な例です。</text:p>
      <text:p text:style-name="P168"><draw:frame draw:style-name="fr19" draw:name="graphics139" text:anchor-type="char" svg:y="0.3cm" svg:width="11.238cm" svg:height="3.808cm" draw:z-index="50"><draw:image xlink:href="../img/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P52" text:outline-level="3">複数選択のドラッグ</text:h>
      <text:p text:style-name="P33">ユーザーがリスト項目又はツリー項目をドラッグアンドドロップするとき、これら項目の選択ステータスは変更されません。視覚的にドラッグされた項目だけが移動されていますが、以下に示したように、すべて選択されている項目を一斉に操作することができます。</text:p>
      <text:p text:style-name="Code_20_Indent">public void onDrop(DropEvent evt) {</text:p>
      <text:p text:style-name="Code_20_Indent"><text:tab/>^^^^^^Set selected = ((Listitem)evt.getDragged()).getListbox().getSelectedItems();</text:p>
      <text:p text:style-name="Code_20_Indent"><text:tab/>^^^^^^//then, you can handle the whole set at once</text:p>
      <text:p text:style-name="Code_20_Indent">}</text:p>
      <text:p text:style-name="P33">ドラッグされた項目は選択されていないかもしれません。このため、以下に示したように、このケースに対してドラッグされた項目に選択を変更することができます。</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 whole set at once</text:p>
      <text:p text:style-name="Code_20_Indent">} else {</text:p>
      <text:p text:style-name="Code_20_Indent"><text:tab/>^^^^^^li.setSelected(true);</text:p>
      <text:p text:style-name="Code_20_Indent"><text:tab/>^^^^^^//handle li only</text:p>
      <text:p text:style-name="Code_20_Indent">}</text:p>
      <text:h text:style-name="P50" text:outline-level="3">多種のドラッグ可能なコンポーネント</text:h>
      <text:p text:style-name="P27">ドロップ可能なコンポーネントはすべてのドラッグ可能なコンポーネントを受け取らないことは一般的です。例えば、メールフォルダはメールだけ受け取り、他を拒否します。<text:span text:style-name="Source_20_Text">onDrop</text:span>が呼び出されたとき、受信できないコンポーネントを無視するか、メッセージをアラートすることができます。</text:p>
      <text:p text:style-name="P27">より良い視覚効果を表現するために、識別子を伴うドラッグ可能なコンポーネントのタイプを識別します。そのため、ドラッグ可能なプロパティに識別子を指定します。</text:p>
      <text:p text:style-name="Code_20_Indent">&lt;listitem draggable="email"/&gt;</text:p>
      <text:p text:style-name="Code_20_Indent">...</text:p>
      <text:p text:style-name="Code_20_Indent">&lt;listitem draggable="contact"/&gt;</text:p>
      <text:p text:style-name="P27">そして、識別子のリストをドロップ可能なものを設定するため、プロパティに値を指定できます。例えば、以下のイメージでは<text:span text:style-name="Source_20_Text">email</text:span>と<text:span text:style-name="Source_20_Text">contact</text:span>だけを受信します。</text:p>
      <text:p text:style-name="Code_20_Indent">&lt;image src="/img/send.png" droppable="email, contact" onDrop="send(event.dragged)"/&gt;</text:p>
      <text:p text:style-name="P27">ドラッグ可能なコンポーネントを受信するのに、<text:span text:style-name="Source_20_Text">droppable</text:span>プロパティに<text:span text:style-name="Source_20_Text"><text:span text:style-name="T2">t</text:span></text:span><text:span text:style-name="Source_20_Text">rue</text:span>を指定します。例えば、以下のイメージはドラッグ可能なコンポーネントを受信します。</text:p>
      <text:p text:style-name="Code_20_Indent">&lt;image src="/img/trash.png" droppable="true" onDrop="remove(event.dragged)"/&gt;</text:p>
      <text:p text:style-name="P27">一方で、<text:span text:style-name="Source_20_Text">draggable</text:span>プロパティが<text:span text:style-name="Source_20_Text">true</text:span>なら、コンポーネントは不明(<text:span text:style-name="T2">anonymous</text:span>)コンポーネントに属します。さらに、<text:span text:style-name="Source_20_Text">droppable</text:span>プロパティが<text:span text:style-name="Source_20_Text">true</text:span>に指定されたコンポーネントだけがそれを受信できます。</text:p>
      <text:h text:style-name="P140" text:outline-level="2">HTML関連コンポーネント</text:h>
      <text:p text:style-name="P58">一つのZUMLページの中で、XULコンポーネントとHTMLコンポーネントを同時に使用する方法がいくつかあります。</text:p>
      <text:h text:style-name="P50" text:outline-level="3"><text:span text:style-name="Source_20_Text"><text:span text:style-name="T2">h</text:span></text:span><text:span text:style-name="Source_20_Text">tml</text:span>コンポーネント</text:h>
      <text:p text:style-name="P25"><text:span text:style-name="T41">最も簡単な方法は</text:span><text:span text:style-name="Source_20_Text"><text:span text:style-name="T41">html</text:span></text:span><text:note text:id="ftn40" text:note-class="footnote"><text:note-citation>40</text:note-citation><text:note-body><text:p text:style-name="Footnote"><text:span text:style-name="Source_20_Text">html </text:span><text:span text:style-name="T49">要素に挟まれるテキストは</text:span><text:span text:style-name="Source_20_Text">html</text:span> <text:span text:style-name="T49">コンポーネントの</text:span><text:span text:style-name="T48"> </text:span><text:span text:style-name="Source_20_Text">content</text:span> <text:span text:style-name="T49">プロパティに指定されます。</text:span></text:p></text:note-body></text:note><text:span text:style-name="T41">と呼ばれるXULコンポーネントを使います。</text:span><text:span text:style-name="Source_20_Text"><text:span text:style-name="T41">html</text:span></text:span><text:span text:style-name="T41">はブラウザに直接送るHTMLタグなら何でも埋め込むことができます。ZKにてHTMLタグをインタープリットしないようにするため、</text:span><text:span text:style-name="Source_20_Text">&lt;![CDATA[</text:span> <text:span text:style-name="T41">と</text:span> <text:span text:style-name="Source_20_Text">]]&gt;</text:span><text:span text:style-name="T41">で閉じます。つまり、子コンポーネントではなく、</text:span><text:span text:style-name="Source_20_Text"><text:span text:style-name="T2">c</text:span></text:span><text:span text:style-name="Source_20_Text"><text:span text:style-name="T41">ontent</text:span></text:span><text:span text:style-name="T41">プロパティ</text:span><text:note text:id="ftn41" text:note-class="footnote"><text:note-citation>41</text:note-citation><text:note-body><text:p text:style-name="Footnote"><text:span text:style-name="T5">ZKユーザーインターフェースマークアップ言語</text:span> <text:span text:style-name="T49">章の</text:span><text:span text:style-name="T7">XML</text:span><text:span text:style-name="T41"> </text:span><text:span text:style-name="T49">セクションをご覧ください。</text:span></text:p></text:note-body></text:note><text:span text:style-name="T41">の中に保存されます。その中ではEL表記を使用することができます。</text:span></text:p>
      <text:p text:style-name="Code_20_Indent">&lt;window title="Html Demo"&gt;</text:p>
      <text:p text:style-name="Code_20_Indent"><text:tab/>^^^^^^&lt;html&gt;&lt;![CDATA[</text:p>
      <text:p text:style-name="Code_20_Indent"><text:tab/><text:tab/>^^^^^^^^^^^^&lt;h4&gt;Hi ${parent.title}&lt;/h4&gt;</text:p>
      <text:p text:style-name="Code_20_Indent"><text:tab/><text:tab/>^^^^^^^^^^^^&lt;p&gt;It is the content of the html component. &lt;/p&gt;</text:p>
      <text:p text:style-name="Code_20_Indent"><text:tab/>^^^^^^]]&gt;&lt;/html&gt;</text:p>
      <text:p text:style-name="Code_20_Indent">&lt;/window&gt;</text:p>
      <text:p text:style-name="P27"><text:span text:style-name="Source_20_Text">html</text:span>コンポーネントはHTML <text:span text:style-name="Source_20_Text">SPAN</text:span> タグを生成して、コンテンツを閉じます。このため、他のXULコンポーネントのように処理できます。例えば、CSSスタイルを指定でき、コンテンツを動的に変更できます。</text:p>
      <text:p text:style-name="Code_20_Indent">&lt;html id="h" style="border: 1px solid blue;background: yellow"&gt;&lt;![CDATA[</text:p>
      <text:p text:style-name="Code_20_Indent"><text:tab/>^^^^^^&lt;ul&gt;</text:p>
      <text:p text:style-name="Code_20_Indent"><text:tab/><text:tab/>^^^^^^^^^^^^&lt;li&gt;Native browser content&lt;/li&gt;</text:p>
      <text:p text:style-name="Code_20_Indent"><text:tab/>^^^^^^&lt;/ul&gt;</text:p>
      <text:p text:style-name="Code_20_Indent">]]&gt;&lt;/html&gt;</text:p>
      <text:p text:style-name="Code_20_Indent">&lt;button label="change" onClick="l.setContent(&amp;quot;Hi Update&amp;quot;)"/&gt;</text:p>
      <text:p text:style-name="P27"><text:span text:style-name="Source_20_Text">SPAN</text:span>は埋め込まれたHTMLタグを閉じるために使われます。以下のステートメントは正しくないです。</text:p>
      <text:p text:style-name="Code_20_Indent">&lt;html&gt;&lt;![CDATA[</text:p>
      <text:p text:style-name="Code_20_Indent"><text:tab/>^^^^^^&lt;ul&gt;</text:p>
      <text:p text:style-name="Code_20_Indent"><text:tab/><text:tab/>^^^^^^^^^^^^&lt;li&gt; &lt;!-- incomplete since &lt;ul&gt;&lt;li&gt; is inside &lt;span&gt; --&gt;</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P27"><text:span text:style-name="Source_20_Text">SPAN</text:span>を使って閉じることなく埋め込まれたHTMLタグを生成するのが必要なら、<text:span text:style-name="Source_20_Text">inline</text:span>コンポーネントを以下のように使用します。</text:p>
      <text:h text:style-name="P50" text:outline-level="3"><text:span text:style-name="Source_20_Text">inline</text:span>コンポーネント</text:h>
      <text:p text:style-name="P27"><text:span text:style-name="Source_20_Text">html</text:span>コンポーネントのように、<text:span text:style-name="Source_20_Text">inline</text:span>はクライアントに送信したいHTMLタグなら何でも、埋め込みます。しかしながら、<text:span text:style-name="Source_20_Text">inline</text:span>は<text:span text:style-name="Source_20_Text">SPAN</text:span>または他のタグを使用して閉じません。このため、HTMLタグを混在に使用するのは柔軟です。例えば、</text:p>
      <text:p text:style-name="Code_20_Indent">&lt;inline&gt;&lt;![CDATA[</text:p>
      <text:p text:style-name="Code_20_Indent"><text:tab/>^^^^^^&lt;ul&gt;</text:p>
      <text:p text:style-name="Code_20_Indent"><text:tab/><text:tab/>^^^^^^^^^^^^&lt;li&gt; &lt;!-- incomplete since &lt;ul&gt;&lt;li&gt; is inside &lt;span&gt; --&gt;</text:p>
      <text:p text:style-name="Code_20_Indent">]]&gt;&lt;/inline&gt;</text:p>
      <text:p text:style-name="Code_20_Indent"/>
      <text:p text:style-name="Code_20_Indent">&lt;textbox/&gt;</text:p>
      <text:p text:style-name="Code_20_Indent"/>
      <text:p text:style-name="Code_20_Indent">&lt;inline&gt;&lt;![CDATA[</text:p>
      <text:p text:style-name="Code_20_Indent"><text:tab/><text:tab/>^^^^^^^^^^^^&lt;/li&gt;</text:p>
      <text:p text:style-name="Code_20_Indent"><text:tab/>^^^^^^&lt;/ul&gt;</text:p>
      <text:p text:style-name="Code_20_Indent">]]&lt;/inline&gt;</text:p>
      <text:p text:style-name="P27">コンテンツだけクライアントに送信されるので、クライアントは<text:span text:style-name="Source_20_Text">inline</text:span>コンポーネントについてなにも知りません(つまり<text:span text:style-name="Source_20_Text">inline</text:span>はクライアントからは見えません。)このように、いくつかの制限があります。</text:p>
      <text:list text:style-name="WW8Num39">
        <text:list-item>
          <text:p text:style-name="P405"><text:span text:style-name="T41">埋め込みコンテンツは動的に変更できません。つまり、</text:span><text:span text:style-name="Source_20_Text"><text:span text:style-name="T41">inline</text:span></text:span><text:span text:style-name="T41">コンポーネントのコンテンツがクライアントに送信されると、更新が成功しているコンテンツどれもクライアントに送信されません。つまり、ユーザーは更新結果を見ることはありません。何より悪いのは</text:span><text:span text:style-name="Source_20_Text"><text:span text:style-name="T41">inline</text:span></text:span><text:span text:style-name="T41">を他の親要素に移したら、クライアントでいくつかのランタイムエラーが発生するかもしれません。ですから静的な(static)コンテンツを埋め込む場合だけに</text:span><text:span text:style-name="Source_20_Text"><text:span text:style-name="T41">inline</text:span></text:span><text:span text:style-name="T41">を使うのがいいです。</text:span><text:line-break/><text:span text:style-name="T41">どうしても動的に更新したい場合は、親要素を無効にしましょう。そして、親コンポーネントとすべての子コンポーネント(</text:span><text:span text:style-name="Source_20_Text"><text:span text:style-name="T41">inline</text:span></text:span><text:span text:style-name="T41">コンポーネントを含む)が再描画されます。</text:span></text:p>
        </text:list-item>
        <text:list-item>
          <text:p text:style-name="P385"><text:span text:style-name="Source_20_Text">inline</text:span>コンポーネントはXULコンポーネントではありません。CSSスタイル、ツールチップ、ドラッグアンドドロップ、他のものを<text:span text:style-name="Source_20_Text">inline</text:span>コンポーネントに設定できます。</text:p>
        </text:list-item>
      </text:list>
      <text:h text:style-name="P50" text:outline-level="3">HTMLとXULコンポーネントの混合</text:h>
      <text:p text:style-name="P27">XMLネーム空間を使って、以下に示すように、開発者はHTMLとXULのコンポーネントを混在に使用することができます。</text:p>
      <text:p text:style-name="Code_20_Indent">&lt;window title="mix HTML demo" xmlns:h="http://www.w3.org/1999/xhtml"&gt;</text:p>
      <text:p text:style-name="Code_20_Indent"><text:tab/>^^^^^^&lt;h:table border="1"&gt;</text:p>
      <text:p text:style-name="Code_20_Indent"><draw:frame draw:style-name="fr8" draw:name="graphics141" text:anchor-type="char" svg:x="13.189cm" svg:y="0.199cm" svg:width="3.547cm" svg:height="1.027cm" draw:z-index="52"><draw:image xlink:href="../img/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Text_20_body_20_indent"><text:span text:style-name="Source_20_Text"><text:span text:style-name="T41">html</text:span></text:span><text:span text:style-name="T56">と</text:span><text:span text:style-name="Source_20_Text"><text:span text:style-name="T41">inline</text:span></text:span><text:span text:style-name="T56">コンポーネントとは違って、HTMLタグが</text:span><text:span text:style-name="Source_20_Text"><text:span text:style-name="T41">content</text:span></text:span><text:span text:style-name="T56">プロパティに保存されて、ZKはどの(</text:span><text:span text:style-name="Source_20_Text">http://www.w3.org/1999/xhtml</text:span><text:span text:style-name="T56">ネーム空間に関連している)HTMLタグに対してもコンポーネントを作成します。上の例に示すように(addボタン) 、その利点はどの個別HTMLタグも動的に処理できるところです。</text:span></text:p>
      <text:p text:style-name="P27">しかし、HTMLタグもサーバーのXHTMLコンポーネントと関連しているので、メモリをより消耗します。</text:p>
      <text:h text:style-name="P50" text:outline-level="3"><text:span text:style-name="Source_20_Text">Include</text:span>コンポーネント</text:h>
      <text:p text:style-name="P27"><text:span text:style-name="Source_20_Text">include</text:span>コンポーネントは他のサーブレットによって生成された出力を含んでいます。サーブレットはJSF、JSPと他のZUMLページさえも含んでいるものです。</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P27">他のプロパティのように、動的に<text:span text:style-name="Source_20_Text">src</text:span>属性を変更してランタイムで異なったサーブレットからの出力を含むことができます。</text:p>
      <text:p text:style-name="P27">含まれた出力が他のZUMLなら、開発者はまるでそれらが含まれているページであるかのように、含まれたページ中のコンポーネントへアクセスできます。</text:p>
      <text:h text:style-name="P123" text:outline-level="4">ZUMLページを含む</text:h>
      <text:p text:style-name="P81"><text:span text:style-name="Source_20_Text">i</text:span><text:span text:style-name="Source_20_Text">nclude</text:span>コンポーネントはZUMLページを含んでいます。含まれたページはデスクトップの一部分です。しかし、含まれたページはリクエストが完全に処理されるまで、参照可能にはなりません。つまり、ユーザーか、タイマーによって発生した以下のイベント中でのみ参照可能です。</text:p>
      <text:p text:style-name="P81">その理由は含まれたコンポーネントはレンダリング段階<text:note text:id="ftn42" text:note-class="footnote"><text:note-citation>42</text:note-citation><text:note-body><text:p text:style-name="Footnote"><text:span text:style-name="Source_20_Text">http://jasperreports.sourceforge.net</text:span></text:p></text:note-body></text:note>で初めてページを読み込み始めるからです。一方で、<text:span text:style-name="Source_20_Text">zscript</text:span>はコンポーネント作成段階で処理されます。<text:span text:style-name="Source_20_Text">onCreate</text:span>はイベント処理段階で処理されます。その二つは両方とも含まれる前に、実行されます。</text:p>
      <text:p text:style-name="Code_20_Indent_20_2">&lt;window onCreate="desktop.getPages()"&gt; &lt;!-- the included page <text:span text:style-name="T36">not</text:span> available --&gt;</text:p>
      <text:p text:style-name="Code_20_Indent_20_2"><text:tab/>^^^^^^&lt;include src="/my.zul"/&gt;</text:p>
      <text:p text:style-name="Code_20_Indent_20_2"><text:tab/>^^^^^^&lt;zscript&gt;</text:p>
      <text:p text:style-name="Code_20_Indent_20_2"><text:tab/><text:tab/>^^^^^^^^^^^^desktop.getPages(); //the included page <text:span text:style-name="T36">not</text:span> available yet</text:p>
      <text:p text:style-name="Code_20_Indent_20_2"><text:tab/>^^^^^^&lt;/zscript&gt;</text:p>
      <text:p text:style-name="Code_20_Indent_20_2"><text:tab/>^^^^^^&lt;button label="Hit" onClick="desktop.getPages()"/&gt;</text:p>
      <text:p text:style-name="Code_20_Indent_20_2"><text:tab/><text:tab/>^^^^^^^^^^^^&lt;!-- Yes, the included page is available when onClick is received --&gt;</text:p>
      <text:p text:style-name="Code_20_Indent_20_2">&lt;/window&gt;</text:p>
      <text:p text:style-name="P81">含まれたページのコンポーネントを調べたかったら、マクロコンポーネントがいい選択です。ZKユーザーインターフェースマークアップ言語章中の<text:span text:style-name="T2">マクロコンポーネント</text:span>セクションを参照してください。</text:p>
      <text:h text:style-name="P50" text:outline-level="3"><text:span text:style-name="Source_20_Text">style</text:span>コンポーネント</text:h>
      <text:p text:style-name="P27"><text:span text:style-name="Source_20_Text">style</text:span>コンポーネントはCSSスタイルをZUMLページの中で指定します。最も簡単なフォーマットは以下のようです。</text:p>
      <text:p text:style-name="Code_20_Indent"><draw:frame draw:style-name="fr8" draw:name="graphics183" text:anchor-type="char" svg:x="9.573cm" svg:y="0.676cm" svg:width="0.866cm" svg:height="0.506cm" draw:z-index="90"><draw:image xlink:href="../img/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P72"><text:span text:style-name="T7">【ヒント】：</text:span> <text:span text:style-name="T41">スタイルシートを全アプリケーションに設定するのに、zk.zmlの中で</text:span><text:span text:style-name="Source_20_Text"><text:span text:style-name="T41">theme-uri</text:span></text:span><text:span text:style-name="T41">を指定します。より詳しくはthe Developer’s ReferenceのAppendix Bを参照してください。言語にスタイルシートを設定するのに、language addonを使用します。Component Development Guideを参照してください。</text:span></text:p>
      <text:p text:style-name="P27"><text:span text:style-name="Source_20_Text">my.css</text:span>といった独立するファイルの中でCSS定義を保存する方が便利です。そして、以下のように<text:span text:style-name="Source_20_Text">style</text:span>コンポーネントを使うことで、それを参照することができます。</text:p>
      <text:p text:style-name="Code_20_Indent">&lt;style src="/my.css"/&gt;</text:p>
      <text:p text:style-name="Text_20_body_20_indent"><text:span text:style-name="T56">上のステートメントは実際に、以下のHTMLタグ</text:span><text:span text:style-name="T55"><text:note text:id="ftn43" text:note-class="footnote"><text:note-citation>43</text:note-citation><text:note-body><text:p text:style-name="Footnote">The real result depends on how your Web application is configured.</text:p></text:note-body></text:note></text:span><text:span text:style-name="T56">をブラウザに送信して、指定されたファイルはブラウザからアクセス可能でなければなりません。</text:span></text:p>
      <text:p text:style-name="Code_20_Indent">&lt;link rel="stylesheet" href="/css/mystyles.css"/&gt;</text:p>
      <text:p text:style-name="Text_20_body_20_indent"><text:span text:style-name="T56">つまり、</text:span><text:span text:style-name="Source_20_Text">/WEB-INF/xx</text:span><text:a xlink:type="simple" xlink:href="/../xx/yy"><text:span text:style-name="T56">と</text:span></text:a><text:span text:style-name="Source_20_Text">C:/xx/yy</text:span><text:span text:style-name="T56">は指定できません。</text:span></text:p>
      <text:p text:style-name="P27">他のURLのように、ブラウザとローカル化のスタイルシートを読み込むために*を受け取ります。より詳しくは<text:span text:style-name="T41">国際化の</text:span>章の<text:span text:style-name="T41">ブラウザとロケール依存</text:span> URIセクションを参照してください。</text:p>
      <text:h text:style-name="P50" text:outline-level="3"><text:span text:style-name="Source_20_Text"><text:span text:style-name="T2">s</text:span></text:span><text:span text:style-name="Source_20_Text">cript</text:span>コンポーネント</text:h>
      <text:p text:style-name="P27"><text:span text:style-name="Source_20_Text"><text:span text:style-name="T2">s</text:span></text:span><text:span text:style-name="Source_20_Text">cript</text:span>コンポーネントはブラウザで働くスクリプトコードを意味します。<text:span text:style-name="Source_20_Text">zscript</text:span>とは違って、スクリプトコードはブラウザ側で実行されます。スクリプトコードは大抵JavaScriptで書かれていて、ほとんどのブラウザは対応可能です。もっとも簡単なフォーマットは以下です。</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27">上に示したように、<text:span text:style-name="Source_20_Text"><text:span text:style-name="T2">script </text:span></text:span>コードの中で、EL表記<text:span text:style-name="Source_20_Text">(${win.uuid})</text:span>を使うことができます。</text:p>
      <text:p text:style-name="P27">また以下のように<text:span text:style-name="Source_20_Text">src</text:span>を使って外部のJavaScriptファイルを参照できます。</text:p>
      <text:p text:style-name="Code_20_Indent">&lt;script src="/js/super.js" type="text/javascript"/&gt;</text:p>
      <text:p text:style-name="P6">Zkアプリケーションがサーバーで動いている(お好きな言語で実行される)ので、ZKを使って、開発者はめったにJavaScriptコードを使用して、実行しません。JavaScriptはZKクライアントエンジンの動作をカスタマイズする、又は、既存のJavaScriptライブラリーを動かします。</text:p>
      <text:h text:style-name="P50" text:outline-level="3"><text:span text:style-name="Source_20_Text">i</text:span><text:span text:style-name="Source_20_Text">frame</text:span>コンポーネント</text:h>
      <text:p text:style-name="P27"><text:span text:style-name="Source_20_Text"><text:span text:style-name="T2">i</text:span></text:span><text:span text:style-name="Source_20_Text">frame</text:span>コンポーネントはHTML IFRAMEタグを使用して、画面の一部を他のURLの内容を表示させます。<text:span text:style-name="T2">i</text:span><text:span text:style-name="Source_20_Text">nclude</text:span>コンポーネントに類似しているように見えますが、そのコンセプトは全然違います。</text:p>
      <text:p text:style-name="P27"><text:span text:style-name="Source_20_Text"><text:span text:style-name="T2">i</text:span></text:span><text:span text:style-name="Source_20_Text">nclude</text:span>コンポーネントによって含まれているコンテンツはHTMLページのフラグメントです。そのコンテンツはHTMLページの一部分なので、コンテンツはデスクトップの一部で<text:span text:style-name="Source_20_Text">include</text:span>コンポーネントの中のどのコンポーネントへもアクセスできます。<text:span text:style-name="Source_20_Text">include</text:span>作業はサーバーで行われ、ブラウザはそれについて何の情報もないです。つまり、<text:span text:style-name="Source_20_Text">src</text:span>プロパティによって指定されたURLはどんな内部のリソースでも構いません。</text:p>
      <text:p text:style-name="P27"><text:span text:style-name="Source_20_Text"><text:span text:style-name="T2">i</text:span></text:span><text:span text:style-name="Source_20_Text">frame</text:span>コンポーネントのコンテンツはブラウザによって、異なった一つのページとして、読み込まれます。独立したページとして読み込まれるので、コンテンツのフォーマットはHTMLと異なっています。例えばPDFファイルを埋め込むことができます。</text:p>
      <text:p text:style-name="Code_20_Indent">&lt;iframe src="/my.pdf"/&gt;</text:p>
      <text:p text:style-name="Code_20_Indent">...other HTML content</text:p>
      <text:p text:style-name="P75"><text:span text:style-name="T7">【ヒント】：</text:span><text:span text:style-name="T45">デフォルトではボーダー(枠)はありません。ボーダーを使うには、スタイル属性を使用して指定します。例えば、</text:span><text:line-break/><text:tab/><text:span text:style-name="Source_20_Text">&lt;iframe style="border:1px inset" src="http://www.zkoss.org"/&gt;</text:span></text:p>
      <text:p text:style-name="P27">その埋め込みはIFRAMEタグを含んだHTMLページをインタープリットするときにブラウザによって行われます。つまり、そのURLはブラウザからアクセスできるリソースでなければなりません。</text:p>
      <text:p text:style-name="Text_20_body_20_indent"><text:span text:style-name="Source_20_Text"><text:span text:style-name="T2">i</text:span></text:span><text:span text:style-name="Source_20_Text"><text:span text:style-name="T41">mage</text:span></text:span><text:span text:style-name="T56">と</text:span><text:span text:style-name="Source_20_Text"><text:span text:style-name="T41">audio</text:span></text:span><text:span text:style-name="T56">コンポーネント</text:span><text:span text:style-name="T55"><text:note text:id="ftn44" text:note-class="footnote"><text:note-citation>44</text:note-citation><text:note-body><text:p text:style-name="Footnote">In many ways, <text:span text:style-name="Source_20_Text">iframe</text:span> is much similar to <text:span text:style-name="Source_20_Text">image</text:span> and <text:span text:style-name="Source_20_Text">audio</text:span>. You might consider it as a component for arbitrary content.</text:p></text:note-body></text:note></text:span><text:span text:style-name="T56">のように、動的に生成されたコンテンツを指定します。代表的な例はJasperReport</text:span><text:span text:style-name="T55"><text:note text:id="ftn45" text:note-class="footnote"><text:note-citation>45</text:note-citation><text:note-body><text:p text:style-name="Footnote"><text:span text:style-name="Source_20_Text">http://jasperreports.sourceforge.net</text:span></text:p></text:note-body></text:note></text:span><text:span text:style-name="T56">を使用して、バイナリ配列またはシステムの中でPDFレポートを生成します。レポートを</text:span><text:span text:style-name="Source_20_Text"><text:span text:style-name="T41">org.zkoss.util.media.Amedia</text:span></text:span><text:span text:style-name="T56">クラスを使って結果をまとめて、</text:span><text:span text:style-name="Source_20_Text"><text:span text:style-name="T41">iframe</text:span></text:span><text:span text:style-name="T56">コンポーネントに報告します。</text:span></text:p>
      <text:p text:style-name="P27">以下の例中では、クライアントがそのフォーマットをサポートする限り、<text:span text:style-name="Source_20_Text">iframe</text:span>の使用によりどのコンテンツも埋め込むことができます。</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28" table:style-name="Table28">
        <table:table-column table:style-name="Table28.A"/>
        <table:table-column table:style-name="Table28.B"/>
        <table:table-row table:style-name="Table28.1">
          <table:table-cell table:style-name="Table28.A1" office:value-type="string">
            <text:p text:style-name="P172"><draw:frame draw:style-name="fr17" draw:name="graphics110" text:anchor-type="as-char" svg:width="12.197cm" svg:height="5.72cm" draw:z-index="0"><draw:image xlink:href="../img/1000000000000275000001275F0B1F07.png" xlink:type="simple" xlink:show="embed" xlink:actuate="onLoad"/></draw:frame></text:p>
          </table:table-cell>
          <table:table-cell table:style-name="Table28.A1" office:value-type="string">
            <text:p text:style-name="P171">この画像はユーザーがマイクロソフトのパワーポイントファイルを更新した後の画像です。</text:p>
          </table:table-cell>
        </table:table-row>
      </table:table>
      <text:h text:style-name="P140" text:outline-level="2">HTMLフォームとJavaサーブレットの働き</text:h>
      <text:p text:style-name="P58">イベントドリブンモデルはシンプルでパワフルです。しかし、イベントリスナとサーブレットを再描画するのは実用的でないかもしれません。</text:p>
      <text:h text:style-name="P50" text:outline-level="3"><text:span text:style-name="Source_20_Text">name</text:span>プロパティ</text:h>
      <text:p text:style-name="P27">レガシーウェブアプリケーションと働くためには、HTMLページ<text:span text:style-name="Source_20_Text">name</text:span>プロパティを指定します。例えば、</text:p>
      <text:p text:style-name="Code_20_Indent"><draw:frame draw:style-name="fr12" draw:name="graphics142" text:anchor-type="char" svg:x="1.302cm" svg:y="0.125cm" svg:width="16.064cm" svg:height="1.311cm" draw:z-index="53"><draw:image xlink:href="../img/10000000000002F70000003EBB733BC1.png" xlink:type="simple" xlink:show="embed" xlink:actuate="onLoad"/></draw:frame>&lt;window xmlns:h="<text:a xlink:type="simple" xlink:href="http://www.w3.org/1999/xhtml"><text:span text:style-name="Internet_20_link">http://www.w3.org/1999/xhtml</text:span></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artment</text:p>
      <text:p text:style-name="Code_20_Indent"><text:s text:c="2"/>^^^^&lt;combobox name="department"&gt;</text:p>
      <text:p text:style-name="Code_20_Indent"><text:s text:c="4"/>^^^^^^^^&lt;comboitem label="RD"/&gt;</text:p>
      <text:p text:style-name="Code_20_Indent"><text:s text:c="4"/>^^^^^^^^&lt;comboitem label="Manufactory"/&gt;</text:p>
      <text:p text:style-name="Code_20_Indent"><text:s text:c="4"/>^^^^^^^^&lt;comboitem label="Logistics"/&gt;</text:p>
      <text:p text:style-name="Code_20_Indent"><text:s text:c="2"/>^^^^&lt;/combobox&gt;</text:p>
      <text:p text:style-name="Code_20_Indent"><text:s text:c="2"/>^^^^&lt;/row&gt;</text:p>
      <text:p text:style-name="Code_20_Indent"><text:s text:c="2"/>^^^^&lt;row&gt;</text:p>
      <text:p text:style-name="Code_20_Indent"><text:s text:c="4"/>^^^^^^^^&lt;h:input type="submit" value="Submit"/&gt;</text:p>
      <text:p text:style-name="Code_20_Indent"><text:s text:c="2"/>^^^^&lt;/row&gt;</text:p>
      <text:p text:style-name="Code_20_Indent"><text:s text:c="4"/>^^^^^^^^&lt;/rows&gt;</text:p>
      <text:p text:style-name="Code_20_Indent"><text:s text:c="2"/>^^^^&lt;/grid&gt;</text:p>
      <text:p text:style-name="Code_20_Indent"><text:s text:c="2"/>^^^^&lt;/h:form&gt;</text:p>
      <text:p text:style-name="Code_20_Indent">&lt;/window&gt;</text:p>
      <text:p text:style-name="P25"><text:span text:style-name="T41">ユーザーがsubmitボタンを押すと、リクエストは以下のように</text:span><text:span text:style-name="T166">クエリ</text:span><text:span text:style-name="T41">文字列を使って</text:span><text:span text:style-name="Source_20_Text"><text:span text:style-name="T41">my-old-servlet</text:span></text:span><text:span text:style-name="T41">サーブレットに提示されます。</text:span></text:p>
      <text:p text:style-name="Code_20_Indent">/my-old-servlet?when=2006%2F03%2F01&amp;name=Bill+Gates&amp;department=Manufactory</text:p>
      <text:p text:style-name="P27">このため、ネームと値の間の関係をきちんと管理できているなら、サーブレットの設定を変更しなくてもいつもと同じように動作します。</text:p>
      <text:h text:style-name="P50" text:outline-level="3"><text:span text:style-name="Source_20_Text">name</text:span>プロパティをサポートするコンポーネント</text:h>
      <text:p text:style-name="P27">すべてのInput-typesコンポーネントは<text:span text:style-name="Source_20_Text">textbox</text:span>,<text:span text:style-name="Source_20_Text">datebox</text:span>,<text:span text:style-name="Source_20_Text">decimalbox</text:span>,<text:span text:style-name="Source_20_Text">intbox</text:span>,<text:span text:style-name="Source_20_Text">combobox</text:span>,<text:span text:style-name="Source_20_Text">bandbox</text:span>のような<text:span text:style-name="Source_20_Text">name</text:span>プロパティをサポートします。</text:p>
      <text:p text:style-name="P27">さらに、リストボックスとツリーコントロールは<text:span text:style-name="Source_20_Text">name</text:span>プロパティをサポートしています。<text:span text:style-name="Source_20_Text">multiple</text:span>プロパティが<text:span text:style-name="Source_20_Text"><text:span text:style-name="T2">t</text:span></text:span><text:span text:style-name="Source_20_Text">rue</text:span>でユーザーが多数項目を選択した場合、多数のネーム/値のペアは提示されます。</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8" draw:name="graphics143" text:anchor-type="char" svg:x="12.913cm" svg:y="0.189cm" svg:width="4.422cm" svg:height="1.967cm" draw:z-index="54"><draw:image xlink:href="../img/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P27">JohnとHenryが選択された場合、クエリ文字は以下になります：</text:p>
      <text:p text:style-name="Code_20_Indent">who=john&amp;who=henry</text:p>
      <text:p text:style-name="P27"><text:span text:style-name="Source_20_Text">name</text:span>プロパティと一緒のリストボックスとツリーコントロールの使用するにはvalueプロパティを<text:span text:style-name="Source_20_Text">listitem</text:span>と<text:span text:style-name="Source_20_Text">treeitem</text:span>にそれぞれ指定しなければなりません。それらはサーブレットに提示される値です。</text:p>
      <text:h text:style-name="P50" text:outline-level="3">リッチユーザーインターフェース</text:h>
      <text:p text:style-name="P27"><text:span text:style-name="Source_20_Text">form</text:span>コンポーネントはどんな種類のコンポーネントも含んでいるので、リッチユーザーインターフェースは存在しているサーブレットに関係なく実装されます。例えば、<text:span text:style-name="Source_20_Text">onOpen</text:span>イベントを監視して、前のセクションで説明したようにタブパネルを実現します。もう一つの例は、動的にグリッドコントロールに列を追加します。そして、それぞれの列に <text:span text:style-name="Source_20_Text">name</text:span>プロパティを使って入力ボックスを制御します。ユーザーがフォームを提出すると、更新されたコンテンツはサーブレットに提示されます。</text:p>
      <text:h text:style-name="P140" text:outline-level="2">クライアント側の動作</text:h>
      <text:p text:style-name="P58">JavaScriptコードを使ってクライアントで行われたほうがいい操作がいくつかあります。たとえば、アニメーション、メールロールオーバーなどです。JavaScriptコードをクライアントで実行するのに、ZKはクライアント側の動作(CSA)のコンセプトを紹介します。CSAを使用して、開発者はいくつかのJavaScriptイベントを監視し、クライアント側でJavaScriptコードを実行します。</text:p>
      <text:p text:style-name="P58">JavaScriptで書かれていることとクライアント側で実行される点以外は、CSAはイベントリスナに似ています。ZKは開発者が<text:span text:style-name="Source_20_Text">onfocus</text:span>、<text:span text:style-name="Source_20_Text">onblur</text:span>、<text:span text:style-name="Source_20_Text">onmouseover</text:span>、<text:span text:style-name="Source_20_Text">onmouseout</text:span>といったJavaScriptイベントに動作を、目標ブラウザがそれらをサポートしている限り、指定できます。</text:p>
      <text:p text:style-name="P58">クライアント側の動作のシンタックスは以下のようです。</text:p>
      <text:p text:style-name="Code">action="[onfocus|onblur|onmouseover|onmouseout|onclick|onshow|onhide...]: <text:span text:style-name="T151">javascript</text:span>;"</text:p>
      <text:p text:style-name="P58"><text:span text:style-name="Source_20_Text">onFocus</text:span>のような名前を持っているかもしれませんが、CSAとZKイベントリスナとは別物です。違う点は以下を参照ください。</text:p>
      <text:list text:style-name="WW8Num40">
        <text:list-item>
          <text:p text:style-name="P253">ZKイベントリスナがサーバーで呼び出される前に、CSAはクライアント側で実行されます。</text:p>
        </text:list-item>
        <text:list-item>
          <text:p text:style-name="P253">CSAコードはJavaScript中でかかれる一方、ZKイベントリスナはJava中でかかれます。</text:p>
        </text:list-item>
        <text:list-item>
          <text:p text:style-name="P253">CSAに目標ブラウザが許可するイベントのすべてを登録することができます。ZKはEventsセクション中のリストのイベントだけをサポートします。</text:p>
        </text:list-item>
      </text:list>
      <text:h text:style-name="P50" text:outline-level="3">コンポーネントの参照</text:h>
      <text:p text:style-name="P27">JavaScriptコード中でレイト(晩期)バインディングEL表記を使用して、コンポーネント又は他のオブジェクトを参照できます。レイトバインディングEL表記は以下に書かれているように、<text:span text:style-name="Source_20_Text"><text:span text:style-name="T2">#{</text:span></text:span>で始まり、<text:span text:style-name="Source_20_Text"><text:span text:style-name="T2">}</text:span></text:span>で終わります。</text:p>
      <text:p text:style-name="Code_20_Indent">&lt;button action="onmouseover: action.show(<text:span text:style-name="T25">#{parent.tip}</text:span>)"/&gt;</text:p>
      <text:p text:style-name="P27">レイトバインディングEL表記は読み込み段階と同じくらいに処理されます。一方で、<text:span text:style-name="Source_20_Text">${</text:span>,で始まるEL表記を指定したら、コンポーネント作成段階で<text:span text:style-name="Source_20_Text">action</text:span>プロパティに指定される前に評価されます。例えば、 </text:p>
      <text:p text:style-name="Code_20_Indent">&lt;button action="onfocus: action.show(<text:span text:style-name="T36">${tip}</text:span>); onblur: action.hide(<text:span text:style-name="T36">${tip}</text:span>)"/&gt;</text:p>
      <text:p text:style-name="Code_20_Indent">&lt;div id="tip" visible="false"&gt;...&lt;/div&gt;</text:p>
      <text:p text:style-name="P33">は以下に処理されます。</text:p>
      <text:p text:style-name="Code_20_Indent">&lt;button action="onfocus: action.show(); onblur: action.hide()"/&gt;</text:p>
      <text:p text:style-name="Code_20_Indent">&lt;div id="tip" visible="false"&gt;...&lt;/div&gt;</text:p>
      <text:p text:style-name="P27">それは<text:span text:style-name="Source_20_Text">action</text:span>プロパティが指定されるとき、<text:span text:style-name="Source_20_Text">tip</text:span>コンポーネントがまだ作成されていないからです。</text:p>
      <text:p text:style-name="P25"><text:span text:style-name="Source_20_Text"><text:span text:style-name="T41">action</text:span></text:span><text:span text:style-name="T41">が指定される前に参照コンポーネントが作成されるとすると、ZUMLローダーがCSAについて　何も知らないので、それはまだ正しく動作しません。</text:span><text:span text:style-name="Source_20_Text"><text:span text:style-name="T111">toString</text:span></text:span><text:span text:style-name="T111">メソッドを呼び出されることでコンポーネントは文字列に変換されます。</text:span></text:p>
      <text:p text:style-name="P237"><text:span text:style-name="T56">また、以下に示すように、動作中に</text:span><text:span text:style-name="Source_20_Text"><text:span text:style-name="T41">$</text:span></text:span><text:span text:style-name="Source_20_Text"><text:span text:style-name="T175">{}</text:span></text:span><text:span text:style-name="T56">をしても構いません。ただ覚えておいてほしいのは</text:span><text:span text:style-name="Source_20_Text"><text:span text:style-name="T41">action</text:span></text:span><text:span text:style-name="T56">プロパティを指定する前に処理されるという事です。</text:span></text:p>
      <text:p text:style-name="Code_20_Indent">&lt;variables myaction="onfocus: action.show(#{tip}); onblur: action.hide(#{tip});"</text:p>
      <text:p text:style-name="Code_20_Indent">&lt;button action="${myaction} onmouseover: action.show(#{parent.parent.tip})"/&gt;</text:p>
      <text:h text:style-name="P123" text:outline-level="4"><text:span text:style-name="Source_20_Text">onfocus</text:span> と<text:span text:style-name="Source_20_Text">onblur</text:span>の例</text:h>
      <text:p text:style-name="P81">以下の例で、クライアント側を使用してオンラインヘルプを提供する方法をデモします。ユーザーがフォーカスをテキストボックスに変えるとき、それに従ってヘルプメッセージが表示されます。</text:p>
      <text:p text:style-name="Code_20_Indent_20_2">&lt;grid&gt;</text:p>
      <text:p text:style-name="Code_20_Indent_20_2"><draw:frame draw:style-name="fr8" draw:name="graphics132" text:anchor-type="char" svg:x="11.146cm" svg:y="0.018cm" svg:width="6.359cm" svg:height="1.069cm" draw:z-index="43"><draw:image xlink:href="../img/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158">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158">="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P123" text:outline-level="4">強制的なルール</text:h>
      <text:p text:style-name="P81">ZULコンポーネントは実際にEL表記<text:span text:style-name="Source_20_Text">(＃{})</text:span>を結果オブジェクトのクラスに基づいて、適切なJavaScriptコードに変換します。</text:p>
      <text:list text:style-name="WW8Num41">
        <text:list-item>
          <text:p text:style-name="P312">結果が無効な場合、<text:span text:style-name="Source_20_Text">null</text:span>ととって変えます。</text:p>
        </text:list-item>
        <text:list-item>
          <text:p text:style-name="P314"><text:span text:style-name="T41">結果がコンポーネントの場合、</text:span><text:span text:style-name="Source_20_Text"><text:span text:style-name="T41">$e</text:span></text:span><text:span text:style-name="Source_20_Text">('</text:span><text:span text:style-name="Source_20_Text"><text:span text:style-name="T151">uuid</text:span></text:span><text:span text:style-name="Source_20_Text">')</text:span><text:span text:style-name="T41">を取り換えます。</text:span><text:span text:style-name="Source_20_Text"><text:span text:style-name="T41">$e</text:span></text:span><text:span text:style-name="T41">はJavaScriptのファンクションで参照をHTMLタグに返します。</text:span><text:span text:style-name="Source_20_Text"><text:span text:style-name="T41">uuid</text:span></text:span><text:span text:style-name="T41">はコンポーネントのUUIDです。</text:span></text:p>
        </text:list-item>
        <text:list-item>
          <text:p text:style-name="P312">結果がデータのオブジェクトの場合、<text:span text:style-name="Source_20_Text">new Date(milliseconds)</text:span>と取り換えます。</text:p>
        </text:list-item>
        <text:list-item>
          <text:p text:style-name="P314"><text:span text:style-name="T41">それ以外の場合、</text:span><text:span text:style-name="Source_20_Text"><text:span text:style-name="T41">toString</text:span></text:span><text:span text:style-name="T41">メソッドを呼び出す事で、結果は文字列に変換されます。そして、</text:span><text:span text:style-name="Source_20_Text">'</text:span><text:span text:style-name="Source_20_Text"><text:span text:style-name="T151">result in string'</text:span></text:span><text:span text:style-name="T47">と取り換えます。</text:span></text:p>
        </text:list-item>
      </text:list>
      <text:h text:style-name="P50" text:outline-level="3"><text:span text:style-name="Source_20_Text"><text:span text:style-name="T2">o</text:span></text:span><text:span text:style-name="Source_20_Text">nshow</text:span>と<text:span text:style-name="Source_20_Text">onhide</text:span>動作</text:h>
      <text:p text:style-name="P27"><text:span text:style-name="Source_20_Text"><text:span text:style-name="T2">o</text:span></text:span><text:span text:style-name="Source_20_Text">nshow</text:span>と<text:span text:style-name="Source_20_Text">onhide</text:span>動作はコンポーネントの表示と非表示の設定を行います。</text:p>
      <text:h text:style-name="P123" text:outline-level="4">ウィンドウの表示方法を変更する例。</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50" text:outline-level="3">CSA JavaScript ユーティリティ</text:h>
      <text:p text:style-name="P27">CSAプログラミングを簡単にするのに、ZKは利用できるユーティリティオブジェクトを提供しています。</text:p>
      <text:h text:style-name="P123" text:outline-level="4"><text:span text:style-name="Source_20_Text"><text:span text:style-name="T2">a</text:span></text:span><text:span text:style-name="Source_20_Text">ction</text:span>オブジェクト</text:h>
      <text:p text:style-name="P81">基本ユーティリティはどのオブジェクトにも適用することができます。</text:p>
      <table:table table:name="Table29" table:style-name="Table29">
        <table:table-column table:style-name="Table29.A"/>
        <table:table-column table:style-name="Table29.B"/>
        <table:table-header-rows>
          <table:table-row table:style-name="Table29.1">
            <table:table-cell table:style-name="Table29.A1" office:value-type="string">
              <text:p text:style-name="P186">ファンクション名</text:p>
            </table:table-cell>
            <table:table-cell table:style-name="Table29.B1" office:value-type="string">
              <text:p text:style-name="P196">説明</text:p>
            </table:table-cell>
          </table:table-row>
        </table:table-header-rows>
        <table:table-row table:style-name="Table29.1">
          <table:table-cell table:style-name="Table29.A2" office:value-type="string">
            <text:p text:style-name="P173"><text:span text:style-name="Source_20_Text">action.show(cmp)</text:span></text:p>
          </table:table-cell>
          <table:table-cell table:style-name="Table29.B2" office:value-type="string">
            <text:p text:style-name="P223">コンポーネントを可視化します。</text:p>
            <text:p text:style-name="P214"><text:span text:style-name="Source_20_Text">cmp</text:span> <text:span text:style-name="T41">はコンポーネントで、</text:span><text:span text:style-name="Source_20_Text"> #{</text:span><text:span text:style-name="Source_20_Text"><text:span text:style-name="T151">EL-expr</text:span></text:span><text:span text:style-name="Source_20_Text">}</text:span><text:span text:style-name="T41">を使って識別します。</text:span></text:p>
          </table:table-cell>
        </table:table-row>
        <table:table-row table:style-name="Table29.1">
          <table:table-cell table:style-name="Table29.A2" office:value-type="string">
            <text:p text:style-name="P173"><text:span text:style-name="Source_20_Text">action.hide(cmp)</text:span></text:p>
          </table:table-cell>
          <table:table-cell table:style-name="Table29.B2" office:value-type="string">
            <text:p text:style-name="P223">コンポーネントを不可視化します。</text:p>
            <text:p text:style-name="P214"><text:span text:style-name="Source_20_Text">cmp </text:span><text:span text:style-name="T41">はコンポーネントで、</text:span><text:span text:style-name="Source_20_Text">#{</text:span><text:span text:style-name="Source_20_Text"><text:span text:style-name="T151">EL-expr</text:span></text:span><text:span text:style-name="Source_20_Text">}</text:span><text:span text:style-name="T41">を使って識別します。</text:span></text:p>
          </table:table-cell>
        </table:table-row>
      </table:table>
      <text:p text:style-name="P72"><text:span text:style-name="T7">【ヒント】：</text:span><text:span text:style-name="T45">JavaScriptプログラマーには、style.displayを直接視覚要素として処理するのは一般的です。しかし、それはいい方法ではありません。それはZKクライアントエンジンは視覚効果とバグの回避方法などを処理しなければならないからです。代わりに</text:span><text:span text:style-name="Source_20_Text"><text:span text:style-name="T45">action.show</text:span></text:span><text:span text:style-name="T45">と</text:span><text:span text:style-name="Source_20_Text"><text:span text:style-name="T45">action.hide</text:span></text:span><text:span text:style-name="T45">を使いましょう。</text:span></text:p>
      <text:h text:style-name="P123" text:outline-level="4"><text:span text:style-name="Source_20_Text">anima</text:span>オブジェクト</text:h>
      <text:p text:style-name="P87"><text:span text:style-name="T55">アニメーションのような視覚効果です。</text:span><text:span text:style-name="Source_20_Text">anima</text:span><text:span text:style-name="T55">は</text:span><text:span text:style-name="Source_20_Text"><text:span text:style-name="T52">script.aculo.us</text:span></text:span><text:a xlink:type="simple" xlink:href="http://script.aculo.us/"><text:span text:style-name="T61"><text:note text:id="ftn46" text:note-class="footnote"><text:note-citation>46</text:note-citation><text:note-body><text:p text:style-name="Footnote"><text:span text:style-name="Source_20_Text">http://script.aculo.us </text:span>pro<text:span text:style-name="T2">vid</text:span><text:span text:style-name="T159">es easy-to-use, cross-browser user interface JavaScript libraries</text:span><text:span text:style-name="T2"> </text:span><text:s/></text:p></text:note-body></text:note></text:span></text:a><text:span text:style-name="T55">によって提供されたEffectクラスに基づいています。APIは単純です。視覚効果を追加する場合、Effectを使用します。</text:span></text:p>
      <text:p text:style-name="P81">【メモ】:Effectは<text:span text:style-name="Source_20_Text">DIV</text:span>タグで閉じられたコンポーネントを必要としています。すべてのZULコンポーネントはこの方法で実装されているわけではありません。使えるかどうかわからなかったら、以下のように<text:span text:style-name="Source_20_Text">div</text:span>コンポーネントを重ねましょう。</text:p>
      <text:p text:style-name="Code_20_Indent_20_2">&lt;window&gt;</text:p>
      <text:p text:style-name="Code_20_Indent_20_2"><text:tab/>^^^^^^&lt;div id="t" visible="false"</text:p>
      <text:p text:style-name="Code_20_Indent_20_2"><text:tab/>^^^^^^action="onshow: anima.slideDown(#{self}); onhide: anima.slideUp(#{self})"&gt;</text:p>
      <text:p text:style-name="Code_20_Indent_20_2">^^^^^^^^^^^^&lt;div&gt;&lt;!-- the 2nd div is optional but sometimes it looks better with it --&gt;</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86"/>
      <text:p text:style-name="P86">また、この制限のない他のライブラリーを読み込めます。</text:p>
      <table:table table:name="Table30" table:style-name="Table30">
        <table:table-column table:style-name="Table30.A"/>
        <table:table-column table:style-name="Table30.B"/>
        <table:table-header-rows>
          <table:table-row table:style-name="Table30.1">
            <table:table-cell table:style-name="Table30.A1" office:value-type="string">
              <text:p text:style-name="P186">ファンクション名</text:p>
            </table:table-cell>
            <table:table-cell table:style-name="Table30.B1" office:value-type="string">
              <text:p text:style-name="P196">説明</text:p>
            </table:table-cell>
          </table:table-row>
        </table:table-header-rows>
        <table:table-row table:style-name="Table30.1">
          <table:table-cell table:style-name="Table30.A2" office:value-type="string">
            <text:p text:style-name="P173"><text:span text:style-name="Source_20_Text">anima.appear(cmp)<text:line-break/>anima.appear(cmp, dur)</text:span></text:p>
          </table:table-cell>
          <table:table-cell table:style-name="Table30.B2" office:value-type="string">
            <text:p text:style-name="P223">不透明度を増やす事でコンポーネントを可視化します。</text:p>
            <text:p text:style-name="P214"><text:span text:style-name="Source_20_Text"><text:span text:style-name="T41">c</text:span></text:span><text:span text:style-name="Source_20_Text">mp</text:span><text:span text:style-name="T41">:コンポーネント。</text:span><text:span text:style-name="Source_20_Text">#{</text:span><text:span text:style-name="Source_20_Text"><text:span text:style-name="T151">EL-expr</text:span></text:span><text:span text:style-name="Source_20_Text">}</text:span><text:span text:style-name="T41">を使用して識別します。</text:span></text:p>
            <text:p text:style-name="P215"><text:span text:style-name="Source_20_Text">dur</text:span><text:span text:style-name="T41">:</text:span> <text:span text:style-name="T41">継続期間(単位：ミリ秒)。デフォルトは800。</text:span></text:p>
          </table:table-cell>
        </table:table-row>
        <table:table-row table:style-name="Table30.1">
          <table:table-cell table:style-name="Table30.A2" office:value-type="string">
            <text:p text:style-name="P173"><text:span text:style-name="Source_20_Text">anima.slideDown(cmp)<text:line-break/>anima.slideDown(cmp, dur)</text:span></text:p>
          </table:table-cell>
          <table:table-cell table:style-name="Table30.B2" office:value-type="string">
            <text:p text:style-name="P223">スライドダウン効果でコンポーネントを可視化します。</text:p>
            <text:p text:style-name="P214"><text:span text:style-name="Source_20_Text"><text:span text:style-name="T41">c</text:span></text:span><text:span text:style-name="Source_20_Text">mp</text:span><text:span text:style-name="T41">:コンポーネント。</text:span><text:span text:style-name="Source_20_Text">#{</text:span><text:span text:style-name="Source_20_Text"><text:span text:style-name="T151">EL-expr</text:span></text:span><text:span text:style-name="Source_20_Text">}</text:span><text:span text:style-name="T41">を使用して、識別します。</text:span> </text:p>
            <text:p text:style-name="P215"><text:span text:style-name="Source_20_Text"><text:span text:style-name="T41">d</text:span></text:span><text:span text:style-name="Source_20_Text">ur</text:span><text:span text:style-name="T41">:継続期間(単位：ミリ秒)。デフォルトは400。 </text:span><text:s/></text:p>
          </table:table-cell>
        </table:table-row>
        <table:table-row table:style-name="Table30.1">
          <table:table-cell table:style-name="Table30.A2" office:value-type="string">
            <text:p text:style-name="P173"><text:span text:style-name="Source_20_Text">anima.slideUp(cmp)<text:line-break/>anima.slideUp(cmp, dur)</text:span></text:p>
          </table:table-cell>
          <table:table-cell table:style-name="Table30.B2" office:value-type="string">
            <text:p text:style-name="P223">スライドアップ効果でコンポーネントを付加しにします。</text:p>
            <text:p text:style-name="P214"><text:span text:style-name="Source_20_Text"><text:span text:style-name="T41">c</text:span></text:span><text:span text:style-name="Source_20_Text">mp</text:span><text:span text:style-name="T41">:コンポーネント。</text:span><text:span text:style-name="Source_20_Text">#{</text:span><text:span text:style-name="Source_20_Text"><text:span text:style-name="T151">EL-expr</text:span></text:span><text:span text:style-name="Source_20_Text">}</text:span><text:span text:style-name="T41">を使用して、識別します。</text:span> </text:p>
            <text:p text:style-name="P215"><text:span text:style-name="Source_20_Text"><text:span text:style-name="T41">d</text:span></text:span><text:span text:style-name="Source_20_Text">ur</text:span><text:span text:style-name="T41">:継続期間(単位：ミリ秒)。デフォルトは400。 </text:span><text:s/></text:p>
          </table:table-cell>
        </table:table-row>
        <table:table-row table:style-name="Table30.1">
          <table:table-cell table:style-name="Table30.A2" office:value-type="string">
            <text:p text:style-name="P173"><text:span text:style-name="Source_20_Text">anima.fade(cmp)<text:line-break/>anima.fade(cmp, dur)</text:span></text:p>
          </table:table-cell>
          <table:table-cell table:style-name="Table30.B2" office:value-type="string">
            <text:p text:style-name="P223">フェードアウトによりコンポーネントを不可視化します。</text:p>
            <text:p text:style-name="P214"><text:span text:style-name="Source_20_Text"><text:span text:style-name="T41">c</text:span></text:span><text:span text:style-name="Source_20_Text">mp</text:span><text:span text:style-name="T41">:コンポーネント。</text:span><text:span text:style-name="Source_20_Text">#{</text:span><text:span text:style-name="Source_20_Text"><text:span text:style-name="T151">EL-expr</text:span></text:span><text:span text:style-name="Source_20_Text">}</text:span><text:span text:style-name="T41">を使用して、識別します。</text:span> </text:p>
            <text:p text:style-name="P215"><text:span text:style-name="Source_20_Text"><text:span text:style-name="T41">d</text:span></text:span><text:span text:style-name="Source_20_Text">ur</text:span><text:span text:style-name="T41">:継続期間(単位：ミリ秒)。デフォルトは550。 </text:span><text:s/></text:p>
          </table:table-cell>
        </table:table-row>
        <table:table-row table:style-name="Table30.1">
          <table:table-cell table:style-name="Table30.A2" office:value-type="string">
            <text:p text:style-name="P173"><text:span text:style-name="Source_20_Text">anima.puff(cmp)<text:line-break/>anima.puff(cmp, dur)</text:span></text:p>
          </table:table-cell>
          <table:table-cell table:style-name="Table30.B2" office:value-type="string">
            <text:p text:style-name="P223">パフアウトによりコンポーネントを不可視化します。</text:p>
            <text:p text:style-name="P214"><text:span text:style-name="Source_20_Text"><text:span text:style-name="T41">c</text:span></text:span><text:span text:style-name="Source_20_Text">mp</text:span><text:span text:style-name="T41">:コンポーネント。</text:span><text:span text:style-name="Source_20_Text">#{</text:span><text:span text:style-name="Source_20_Text"><text:span text:style-name="T151">EL-expr</text:span></text:span><text:span text:style-name="Source_20_Text">}</text:span><text:span text:style-name="T41">を使用して識別します。 </text:span></text:p>
            <text:p text:style-name="P215"><text:span text:style-name="Source_20_Text">dur</text:span><text:span text:style-name="T41">:継続期間(単位：ミリ秒)。デフォルトは700です。</text:span> </text:p>
          </table:table-cell>
        </table:table-row>
        <table:table-row table:style-name="Table30.1">
          <table:table-cell table:style-name="Table30.A2" office:value-type="string">
            <text:p text:style-name="P173"><text:span text:style-name="Source_20_Text">anima.dropOut(cmp)<text:line-break/></text:span><text:span text:style-name="Source_20_Text">anima.dropOut(cmp, dur)</text:span></text:p>
          </table:table-cell>
          <table:table-cell table:style-name="Table30.B2" office:value-type="string">
            <text:p text:style-name="P223">フェーディングとドロップアウトによりコンポーネントを不可視化します。</text:p>
            <text:p text:style-name="P214"><text:span text:style-name="Source_20_Text"><text:span text:style-name="T41">c</text:span></text:span><text:span text:style-name="Source_20_Text">mp</text:span><text:span text:style-name="T41">:コンポーネント。</text:span><text:span text:style-name="Source_20_Text">#{</text:span><text:span text:style-name="Source_20_Text"><text:span text:style-name="T151">EL-expr</text:span></text:span><text:span text:style-name="Source_20_Text">}</text:span><text:span text:style-name="T41">を使用して識別します。 </text:span><text:s/></text:p>
            <text:p text:style-name="P215"><text:span text:style-name="Source_20_Text">dur</text:span><text:span text:style-name="T41">:継続期間(単位：ミリ秒)。デフォルトは700です。</text:span></text:p>
          </table:table-cell>
        </table:table-row>
      </table:table>
      <text:p text:style-name="P86">例えば、</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P149" text:outline-level="2">イベント</text:h>
      <text:p text:style-name="P66">イベントがサポートされているかどうかはコンポーネントしだいです。さらに、イベントはコンポーネントのコンテンツが更新された後に送信されます。</text:p>
      <text:h text:style-name="P52" text:outline-level="3">マウスイベント</text:h>
      <table:table table:name="Table31" table:style-name="Table31">
        <table:table-column table:style-name="Table31.A"/>
        <table:table-column table:style-name="Table31.B"/>
        <table:table-header-rows>
          <table:table-row table:style-name="Table31.1">
            <table:table-cell table:style-name="Table31.A1" office:value-type="string">
              <text:p text:style-name="P188">イベント名</text:p>
            </table:table-cell>
            <table:table-cell table:style-name="Table31.B1" office:value-type="string">
              <text:p text:style-name="P188">コンポーネント/説明</text:p>
            </table:table-cell>
          </table:table-row>
        </table:table-header-rows>
        <table:table-row table:style-name="Table31.1">
          <table:table-cell table:style-name="Table31.A2" office:value-type="string">
            <text:p text:style-name="P173"><text:span text:style-name="Source_20_Text">onClick</text:span></text:p>
          </table:table-cell>
          <table:table-cell>
            <table:table table:is-sub-table="true">
              <table:table-column table:style-name="Table31.B"/>
              <table:table-row table:style-name="Table31.B2.1">
                <table:table-cell table:style-name="Table31.B2.1.1" office:value-type="string">
                  <text:p text:style-name="P172"><text:span text:style-name="Source_20_Text"><text:span text:style-name="T41">div groupbox </text:span></text:span><text:span text:style-name="Source_20_Text">button caption column div groupbox image imagemap label listcell listfooter listheader menuitem tabpanel toolbar toolbarbutton treecell treecol window</text:span></text:p>
                </table:table-cell>
              </table:table-row>
              <table:table-row table:style-name="Table31.1">
                <table:table-cell table:style-name="Table31.B2.1.1" office:value-type="string">
                  <text:p text:style-name="P218"><text:span text:style-name="T56">イベント</text:span><text:span text:style-name="T55">:</text:span> <text:span text:style-name="Source_20_Text">org.zkoss.zk.ui.event.MouseEvent</text:span></text:p>
                  <text:p text:style-name="P160">ユーザーがコンポーネントをクリックしたことを意味します。</text:p>
                </table:table-cell>
              </table:table-row>
            </table:table>
          </table:table-cell>
        </table:table-row>
        <table:table-row table:style-name="Table31.1">
          <table:table-cell table:style-name="Table31.A2" office:value-type="string">
            <text:p text:style-name="P173"><text:span text:style-name="Source_20_Text">onRightClick</text:span></text:p>
          </table:table-cell>
          <table:table-cell>
            <table:table table:is-sub-table="true">
              <table:table-column table:style-name="Table31.B"/>
              <table:table-row table:style-name="Table31.B3.1">
                <table:table-cell table:style-name="Table31.B2.1.1" office:value-type="string">
                  <text:p text:style-name="P173"><text:span text:style-name="Source_20_Text">button caption checkbox column div groupbox image imagemap label listcell listfooter listheader listitem radio slider tab tabbox tabpanel toolbar toolbarbutton treecell treecol treeitem window</text:span></text:p>
                </table:table-cell>
              </table:table-row>
              <table:table-row table:style-name="Table31.1">
                <table:table-cell table:style-name="Table31.B2.1.1" office:value-type="string">
                  <text:p text:style-name="P218"><text:span text:style-name="T56">イベント</text:span><text:span text:style-name="T55">:</text:span> <text:span text:style-name="Source_20_Text">org.zkoss.zk.ui.event.MouseEvent</text:span></text:p>
                  <text:p text:style-name="P160">ユーザーがコンポーネントを右クリックしたことを意味します。</text:p>
                </table:table-cell>
              </table:table-row>
            </table:table>
          </table:table-cell>
        </table:table-row>
        <table:table-row table:style-name="Table31.1">
          <table:table-cell table:style-name="Table31.A2" office:value-type="string">
            <text:p text:style-name="P173"><text:span text:style-name="Source_20_Text">onDoubleClick</text:span></text:p>
          </table:table-cell>
          <table:table-cell>
            <table:table table:is-sub-table="true">
              <table:table-column table:style-name="Table31.B"/>
              <table:table-row table:style-name="Table31.B2.1">
                <table:table-cell table:style-name="Table31.B2.1.1" office:value-type="string">
                  <text:p text:style-name="P173"><text:span text:style-name="Source_20_Text">button caption checkbox column div groupbox image label listcell listfooter listheader listitem tab tabpanel toolbar treecell treecol treeitem window</text:span></text:p>
                </table:table-cell>
              </table:table-row>
              <table:table-row table:style-name="Table31.1">
                <table:table-cell table:style-name="Table31.B2.1.1" office:value-type="string">
                  <text:p text:style-name="P218"><text:span text:style-name="T56">イベント</text:span><text:span text:style-name="T55">:</text:span> <text:span text:style-name="Source_20_Text">org.zkoss.zk.ui.event.MouseEvent</text:span></text:p>
                  <text:p text:style-name="P160">ユーザーがコンポーネントをダブルクリックしたことを意味します。</text:p>
                </table:table-cell>
              </table:table-row>
            </table:table>
          </table:table-cell>
        </table:table-row>
      </table:table>
      <text:h text:style-name="P50" text:outline-level="3">Keystroke イベント</text:h>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196">イベント名</text:p>
            </table:table-cell>
            <table:table-cell table:style-name="Table32.A1" office:value-type="string">
              <text:p text:style-name="P186">コンポーネント</text:p>
            </table:table-cell>
            <table:table-cell table:style-name="Table32.C1" office:value-type="string">
              <text:p text:style-name="P186">説明</text:p>
            </table:table-cell>
          </table:table-row>
        </table:table-header-rows>
        <table:table-row table:style-name="Table32.1">
          <table:table-cell table:style-name="Table32.A2" office:value-type="string">
            <text:p text:style-name="P173"><text:span text:style-name="Source_20_Text">onOK</text:span></text:p>
          </table:table-cell>
          <table:table-cell table:style-name="Table32.A2" office:value-type="string">
            <text:p text:style-name="P173"><text:span text:style-name="Source_20_Text">window</text:span></text:p>
          </table:table-cell>
          <table:table-cell table:style-name="Table32.C2" office:value-type="string">
            <text:p text:style-name="P218"><text:span text:style-name="T56">イベント</text:span><text:span text:style-name="T55">:</text:span> <text:span text:style-name="Source_20_Text">org.zkoss.zk.ui.event.KeyEvent</text:span></text:p>
            <text:p text:style-name="P163">ユーザーがENTERキーを押したことを意味します。</text:p>
          </table:table-cell>
        </table:table-row>
        <table:table-row table:style-name="Table32.1">
          <table:table-cell table:style-name="Table32.A2" office:value-type="string">
            <text:p text:style-name="P173"><text:span text:style-name="Source_20_Text">onCancel</text:span></text:p>
          </table:table-cell>
          <table:table-cell table:style-name="Table32.A2" office:value-type="string">
            <text:p text:style-name="P173"><text:span text:style-name="Source_20_Text">window</text:span></text:p>
          </table:table-cell>
          <table:table-cell table:style-name="Table32.C2" office:value-type="string">
            <text:p text:style-name="P218"><text:span text:style-name="T56">イベント</text:span><text:span text:style-name="T55">:</text:span> <text:span text:style-name="Source_20_Text">org.zkoss.zk.ui.event.KeyEvent</text:span></text:p>
            <text:p text:style-name="P162"><text:span text:style-name="T41">ユーザーがESCキーを押したことを意味します。</text:span>Denotes user has pressed the ESC key.</text:p>
          </table:table-cell>
        </table:table-row>
        <table:table-row table:style-name="Table32.1">
          <table:table-cell table:style-name="Table32.A2" office:value-type="string">
            <text:p text:style-name="P173"><text:span text:style-name="Source_20_Text">onCtrlKey</text:span></text:p>
          </table:table-cell>
          <table:table-cell table:style-name="Table32.A2" office:value-type="string">
            <text:p text:style-name="P173"><text:span text:style-name="Source_20_Text">window</text:span></text:p>
          </table:table-cell>
          <table:table-cell table:style-name="Table32.C2" office:value-type="string">
            <text:p text:style-name="P218"><text:span text:style-name="T56">イベント</text:span><text:span text:style-name="T55">:</text:span> <text:span text:style-name="T99">org.zkoss.zk.ui.event.KeyEvent</text:span></text:p>
            <text:p text:style-name="P163">ユーザーがPgUp、Home、または、<text:span text:style-name="Source_20_Text">Ctrl</text:span>や<text:span text:style-name="Source_20_Text">Alt</text:span>と組み合わされたキーといった特別なキーがユーザによって押されたことを意味します。もっと詳しくは以下の<text:span text:style-name="Source_20_Text">ctrlKeys</text:span>Propertyセクション参照ください。</text:p>
          </table:table-cell>
        </table:table-row>
      </table:table>
      <text:p text:style-name="P27">キーストロークイベントは指定されたイベントにイベントリスナを保存した一番近いウィンドウに送信されます。それはsubmit、cancel、shortcut機能を実装するためにあります。</text:p>
      <text:p text:style-name="P27">以下に説明されたように、T1にフォーカスしていて、ユーザーがENTERを押しら<text:span text:style-name="Source_20_Text">DoA()</text:span>は呼び出されます。T2にフォーカスしていてユーザーがENTERを押したなら、<text:span text:style-name="Source_20_Text">doB()</text:span>が呼び出されます。</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P27">ウィンドウはウィンドウの内側で送られるキーストロークイベントを手動でポストしない限り、受信しません。上の例ではイベントはウィンドウAには送信されません。<text:span text:style-name="Source_20_Text">T1</text:span>をフォーカスする場合、<text:span text:style-name="Source_20_Text">onOK</text:span>ハンドラがウィンドウBに宣言されたかどうかは関係ありません。</text:p>
      <text:h text:style-name="P123" text:outline-level="4"><text:span text:style-name="Source_20_Text">ctrlKeys</text:span>プロパティ</text:h>
      <text:p text:style-name="P85"><text:span text:style-name="Source_20_Text">onCtrlKey</text:span><text:span text:style-name="T55">イベントを受け取るのに</text:span><text:span text:style-name="Source_20_Text">ctrlKeys</text:span><text:span text:style-name="T55">プロパティでどのキーが中断させるか指定しなければなりま</text:span><text:span text:style-name="T55">せん。つまり、</text:span><text:span text:style-name="Source_20_Text">ctrlKeys</text:span><text:span text:style-name="T55"> プロパティ中で指定されたキーだけがサーバーに返信されます。例えば、ユーザーが</text:span><text:span text:style-name="Source_20_Text">Alt+C</text:span><text:span text:style-name="T55">,</text:span><text:span text:style-name="Source_20_Text">Ctrl+A</text:span><text:span text:style-name="T55">,</text:span><text:span text:style-name="Source_20_Text">F10</text:span><text:span text:style-name="T55">,</text:span><text:span text:style-name="Source_20_Text">Ctrl+F3</text:span><text:span text:style-name="T55">を押した場合、</text:span><text:span text:style-name="Source_20_Text">onCtrlKey</text:span><text:span text:style-name="T55">イベントが送信されます</text:span><text:span text:style-name="T48">。</text:span></text:p>
      <text:p text:style-name="Code_20_Indent_20_2">&lt;window ctrlKeys="@c^a#10^#3"&gt;</text:p>
      <text:p text:style-name="Code_20_Indent_20_2">...</text:p>
      <text:p text:style-name="P81">以下は<text:span text:style-name="Source_20_Text">ctrlKey</text:span><text:span text:style-name="Source_20_Text"><text:span text:style-name="T2">s</text:span></text:span>プロパティのシンタックスです。</text:p>
      <text:p text:style-name="P9"/>
      <table:table table:name="Table33" table:style-name="Table33">
        <table:table-column table:style-name="Table33.A"/>
        <table:table-column table:style-name="Table33.B"/>
        <table:table-row table:style-name="Table33.1">
          <table:table-cell table:style-name="Table33.A1" office:value-type="string">
            <text:p text:style-name="P226">キー</text:p>
          </table:table-cell>
          <table:table-cell table:style-name="Table33.B1" office:value-type="string">
            <text:p text:style-name="P226">説明</text:p>
          </table:table-cell>
        </table:table-row>
        <table:table-row table:style-name="Table33.1">
          <table:table-cell table:style-name="Table33.A2" office:value-type="string">
            <text:p text:style-name="P200"><text:span text:style-name="Source_20_Text">^k</text:span></text:p>
          </table:table-cell>
          <table:table-cell table:style-name="Table33.B2" office:value-type="string">
            <text:p text:style-name="Table_20_Contents"><text:span text:style-name="T56">コントロールキー。</text:span><text:span text:style-name="T61"> i.e.,</text:span><text:span text:style-name="T2"> </text:span><text:span text:style-name="Source_20_Text"><text:span text:style-name="T2">Ctrl+k</text:span></text:span><text:span text:style-name="T79">, </text:span><text:span text:style-name="T10">k</text:span><text:span text:style-name="T56">=</text:span><text:span text:style-name="T34">a~z, 0~9, #n and ~n</text:span><text:span text:style-name="T61">.</text:span></text:p>
          </table:table-cell>
        </table:table-row>
        <table:table-row table:style-name="Table33.1">
          <table:table-cell table:style-name="Table33.A2" office:value-type="string">
            <text:p text:style-name="P200"><text:span text:style-name="Source_20_Text">@k</text:span></text:p>
          </table:table-cell>
          <table:table-cell table:style-name="Table33.B2" office:value-type="string">
            <text:p text:style-name="Table_20_Contents"><text:span text:style-name="T55">alt</text:span><text:span text:style-name="T56">キー。</text:span><text:span text:style-name="T61"> i.e.,</text:span><text:span text:style-name="T2"> </text:span><text:span text:style-name="Source_20_Text"><text:span text:style-name="T2">Alt+k</text:span></text:span><text:span text:style-name="T79">, <text:s/></text:span><text:span text:style-name="Source_20_Text"><text:span text:style-name="T2">k</text:span></text:span><text:span text:style-name="T72">=</text:span><text:span text:style-name="T31">a~z, 0~9, #n and ~n</text:span><text:span text:style-name="T79">.</text:span></text:p>
          </table:table-cell>
        </table:table-row>
        <table:table-row table:style-name="Table33.1">
          <table:table-cell table:style-name="Table33.A2" office:value-type="string">
            <text:p text:style-name="P200"><text:span text:style-name="Source_20_Text">$k</text:span></text:p>
          </table:table-cell>
          <table:table-cell table:style-name="Table33.B2" office:value-type="string">
            <text:p text:style-name="Table_20_Contents"><text:span text:style-name="T55">shift</text:span><text:span text:style-name="T56">キー。</text:span><text:span text:style-name="T55"> i.e.,</text:span> <text:span text:style-name="Source_20_Text">Shift+k</text:span><text:span text:style-name="T52">, </text:span><text:span text:style-name="Source_20_Text"><text:span text:style-name="T2">k</text:span></text:span><text:span text:style-name="T72">=</text:span><text:span text:style-name="T31">#n and ~n</text:span><text:span text:style-name="T79">.</text:span></text:p>
          </table:table-cell>
        </table:table-row>
        <table:table-row table:style-name="Table33.1">
          <table:table-cell table:style-name="Table33.A2" office:value-type="string">
            <text:p text:style-name="P200"><text:span text:style-name="Source_20_Text">#n</text:span></text:p>
          </table:table-cell>
          <table:table-cell table:style-name="Table33.B2" office:value-type="string">
            <text:p text:style-name="P216">特別なキー</text:p>
            <table:table table:name="Table34" table:style-name="Table34">
              <table:table-column table:style-name="Table34.A" table:number-columns-repeated="5"/>
              <table:table-column table:style-name="Table34.F"/>
              <table:table-row>
                <table:table-cell table:style-name="Table34.A1" office:value-type="string">
                  <text:p text:style-name="P202"><text:span text:style-name="Source_20_Text">#home</text:span></text:p>
                </table:table-cell>
                <table:table-cell table:style-name="Table34.B1" office:value-type="string">
                  <text:p text:style-name="P202"><text:span text:style-name="Source_20_Text">Home</text:span></text:p>
                </table:table-cell>
                <table:table-cell table:style-name="Table34.A1" office:value-type="string">
                  <text:p text:style-name="P202"><text:span text:style-name="Source_20_Text">#end</text:span></text:p>
                </table:table-cell>
                <table:table-cell table:style-name="Table34.B1" office:value-type="string">
                  <text:p text:style-name="P202"><text:span text:style-name="Source_20_Text">End</text:span></text:p>
                </table:table-cell>
                <table:table-cell table:style-name="Table34.A1" office:value-type="string">
                  <text:p text:style-name="P202"><text:span text:style-name="Source_20_Text">#ins</text:span></text:p>
                </table:table-cell>
                <table:table-cell table:style-name="Table34.F1" office:value-type="string">
                  <text:p text:style-name="P202"><text:span text:style-name="Source_20_Text">Ins</text:span><text:span text:style-name="Source_20_Text"><text:span text:style-name="T2">ert</text:span></text:span></text:p>
                </table:table-cell>
              </table:table-row>
              <table:table-row>
                <table:table-cell table:style-name="Table34.A2" office:value-type="string">
                  <text:p text:style-name="P202"><text:span text:style-name="Source_20_Text">#del</text:span></text:p>
                </table:table-cell>
                <table:table-cell table:style-name="Table34.B2" office:value-type="string">
                  <text:p text:style-name="P202"><text:span text:style-name="Source_20_Text">Del</text:span><text:span text:style-name="Source_20_Text"><text:span text:style-name="T2">ete</text:span></text:span></text:p>
                </table:table-cell>
                <table:table-cell table:style-name="Table34.A2" office:value-type="string">
                  <text:p text:style-name="P202"><text:span text:style-name="Source_20_Text">#left</text:span></text:p>
                </table:table-cell>
                <table:table-cell table:style-name="Table34.B2" office:value-type="string">
                  <text:p text:style-name="P203"><text:span text:style-name="Source_20_Text">←</text:span></text:p>
                </table:table-cell>
                <table:table-cell table:style-name="Table34.A2" office:value-type="string">
                  <text:p text:style-name="P202"><text:span text:style-name="Source_20_Text">#right</text:span></text:p>
                </table:table-cell>
                <table:table-cell table:style-name="Table34.F2" office:value-type="string">
                  <text:p text:style-name="P203"><text:span text:style-name="Source_20_Text">→</text:span></text:p>
                </table:table-cell>
              </table:table-row>
              <table:table-row>
                <table:table-cell table:style-name="Table34.A2" office:value-type="string">
                  <text:p text:style-name="P202"><text:span text:style-name="Source_20_Text">#up</text:span></text:p>
                </table:table-cell>
                <table:table-cell table:style-name="Table34.B2" office:value-type="string">
                  <text:p text:style-name="P203"><text:span text:style-name="Source_20_Text">↑</text:span></text:p>
                </table:table-cell>
                <table:table-cell table:style-name="Table34.A2" office:value-type="string">
                  <text:p text:style-name="P202"><text:span text:style-name="Source_20_Text">#down</text:span></text:p>
                </table:table-cell>
                <table:table-cell table:style-name="Table34.B2" office:value-type="string">
                  <text:p text:style-name="P203"><text:span text:style-name="Source_20_Text">↓</text:span></text:p>
                </table:table-cell>
                <table:table-cell table:style-name="Table34.A2" office:value-type="string">
                  <text:p text:style-name="P202"><text:span text:style-name="Source_20_Text">#pgup</text:span></text:p>
                </table:table-cell>
                <table:table-cell table:style-name="Table34.F2" office:value-type="string">
                  <text:p text:style-name="P202"><text:span text:style-name="Source_20_Text">PgUp</text:span></text:p>
                </table:table-cell>
              </table:table-row>
              <table:table-row>
                <table:table-cell table:style-name="Table34.A2" office:value-type="string">
                  <text:p text:style-name="P202"><text:span text:style-name="Source_20_Text">#pgdn</text:span></text:p>
                </table:table-cell>
                <table:table-cell table:style-name="Table34.B2" office:value-type="string">
                  <text:p text:style-name="P203"><text:span text:style-name="Source_20_Text">PgDn</text:span></text:p>
                </table:table-cell>
                <table:table-cell table:style-name="Table34.A2" office:value-type="string">
                  <text:p text:style-name="P202"><text:span text:style-name="Source_20_Text"/></text:p>
                </table:table-cell>
                <table:table-cell table:style-name="Table34.B2" office:value-type="string">
                  <text:p text:style-name="P203"><text:span text:style-name="Source_20_Text"/></text:p>
                </table:table-cell>
                <table:table-cell table:style-name="Table34.A2" office:value-type="string">
                  <text:p text:style-name="P202"><text:span text:style-name="Source_20_Text"/></text:p>
                </table:table-cell>
                <table:table-cell table:style-name="Table34.F2" office:value-type="string">
                  <text:p text:style-name="P202"><text:span text:style-name="Source_20_Text"/></text:p>
                </table:table-cell>
              </table:table-row>
              <table:table-row>
                <table:table-cell table:style-name="Table34.A2" office:value-type="string">
                  <text:p text:style-name="P202"><text:span text:style-name="Source_20_Text">#f</text:span><text:span text:style-name="Source_20_Text"><text:span text:style-name="T151">n</text:span></text:span></text:p>
                </table:table-cell>
                <table:table-cell table:style-name="Table34.F2" table:number-columns-spanned="5" office:value-type="string">
                  <text:p text:style-name="P204"><text:span text:style-name="Source_20_Text"><text:span text:style-name="T49">ファンクションキー。</text:span></text:span><text:span text:style-name="Source_20_Text"> #f1</text:span><text:span text:style-name="Source_20_Text"><text:span text:style-name="T52">,</text:span></text:span><text:span text:style-name="Source_20_Text"> #f2</text:span><text:span text:style-name="Source_20_Text"><text:span text:style-name="T52">,</text:span></text:span><text:span text:style-name="Source_20_Text"> </text:span><text:span text:style-name="Source_20_Text"><text:span text:style-name="T52">...</text:span></text:span><text:span text:style-name="Source_20_Text"> #f12 for F1</text:span><text:span text:style-name="Source_20_Text"><text:span text:style-name="T52">,</text:span></text:span><text:span text:style-name="Source_20_Text"> F2</text:span><text:span text:style-name="Source_20_Text"><text:span text:style-name="T52">,... </text:span></text:span><text:span text:style-name="Source_20_Text">F12</text:span><text:span text:style-name="Source_20_Text"><text:span text:style-name="T52">.</text:span></text:span></text:p>
                </table:table-cell>
                <table:covered-table-cell/>
                <table:covered-table-cell/>
                <table:covered-table-cell/>
                <table:covered-table-cell/>
              </table:table-row>
            </table:table>
            <text:p text:style-name="P217"/>
          </table:table-cell>
        </table:table-row>
      </table:table>
      <text:h text:style-name="P52" text:outline-level="3">入力イベント</text:h>
      <table:table table:name="Table35" table:style-name="Table35">
        <table:table-column table:style-name="Table35.A"/>
        <table:table-column table:style-name="Table35.B"/>
        <table:table-column table:style-name="Table35.C"/>
        <table:table-header-rows>
          <table:table-row table:style-name="Table35.1">
            <table:table-cell table:style-name="Table35.A1" office:value-type="string">
              <text:p text:style-name="P186">イベント名</text:p>
            </table:table-cell>
            <table:table-cell table:style-name="Table35.A1" office:value-type="string">
              <text:p text:style-name="P186">コンポーネント</text:p>
            </table:table-cell>
            <table:table-cell table:style-name="Table35.C1" office:value-type="string">
              <text:p text:style-name="P186">説明</text:p>
            </table:table-cell>
          </table:table-row>
        </table:table-header-rows>
        <table:table-row table:style-name="Table35.1">
          <table:table-cell table:style-name="Table35.A2" office:value-type="string">
            <text:p text:style-name="P173"><text:span text:style-name="Source_20_Text">onChange</text:span></text:p>
          </table:table-cell>
          <table:table-cell table:style-name="Table35.A2" office:value-type="string">
            <text:p text:style-name="P173"><text:span text:style-name="Source_20_Text">textbox datebox decimalbox<text:line-break/>doublebox intbox combobox bandbox</text:span></text:p>
          </table:table-cell>
          <table:table-cell table:style-name="Table35.C2" office:value-type="string">
            <text:p text:style-name="P222"><text:span text:style-name="T41">イベント</text:span>: <text:span text:style-name="Source_20_Text">org.zkoss.zk.ui.event.InputEvent</text:span></text:p>
            <text:p text:style-name="P163">ユーザーが入力コンポーネントのコンテンツを変更したことを意味します。</text:p>
          </table:table-cell>
        </table:table-row>
        <table:table-row table:style-name="Table35.1">
          <table:table-cell table:style-name="Table35.A2" office:value-type="string">
            <text:p text:style-name="P173"><text:span text:style-name="Source_20_Text">onChanging</text:span></text:p>
          </table:table-cell>
          <table:table-cell table:style-name="Table35.A2" office:value-type="string">
            <text:p text:style-name="P173"><text:span text:style-name="Source_20_Text">textbox datebox decimalbox<text:line-break/>doublebox<text:line-break/>intbox combobox bandbox</text:span></text:p>
          </table:table-cell>
          <table:table-cell table:style-name="Table35.C2" office:value-type="string">
            <text:p text:style-name="P222"><text:span text:style-name="T41">イベント</text:span>: <text:span text:style-name="Source_20_Text">org.zkoss.zk.ui.event.InputEvent</text:span></text:p>
            <text:p text:style-name="P163">ユーザーが入力コンポーネントのコンテンツを変更していることを意味します。(サーバーで) コンポーネントのコンテンツは<text:span text:style-name="Source_20_Text">onChanged</text:span>を受信するまで変更しません。そのため、<text:span text:style-name="Source_20_Text">InputEvent</text:span>クラス中で<text:span text:style-name="Source_20_Text">getValue</text:span>メソッドを呼び出して、一時データを取得しなければなりません。</text:p>
          </table:table-cell>
        </table:table-row>
        <table:table-row table:style-name="Table35.1">
          <table:table-cell table:style-name="Table35.A2" office:value-type="string">
            <text:p text:style-name="P173"><text:span text:style-name="Source_20_Text">onSelection</text:span></text:p>
          </table:table-cell>
          <table:table-cell table:style-name="Table35.A2" office:value-type="string">
            <text:p text:style-name="P173"><text:span text:style-name="Source_20_Text">textbox datebox decimalbox doublebox intbox combobox bandbox</text:span></text:p>
          </table:table-cell>
          <table:table-cell table:style-name="Table35.C2" office:value-type="string">
            <text:p text:style-name="P222"><text:span text:style-name="T41">イベント</text:span>: <text:span text:style-name="Source_20_Text">org.zkoss.zk.ui.event.SelectionEvent</text:span></text:p>
            <text:p text:style-name="P163">ユーザーが入力コンポーネントのテキスト部分を選択している事を意味します。<text:span text:style-name="Source_20_Text">getStart</text:span>と<text:span text:style-name="Source_20_Text">getEnd</text:span>メソッドより選択したテキストの初めと終わりの部分を取得できます。</text:p>
          </table:table-cell>
        </table:table-row>
        <table:table-row table:style-name="Table35.1">
          <table:table-cell table:style-name="Table35.A2" office:value-type="string">
            <text:p text:style-name="P173"><text:span text:style-name="Source_20_Text">onFocus</text:span></text:p>
          </table:table-cell>
          <table:table-cell table:style-name="Table35.A2" office:value-type="string">
            <text:p text:style-name="P173"><text:span text:style-name="Source_20_Text">textbox datebox decimalbox doublebox intbox combobox bandbox<text:line-break/>button toolbarbutton checkbox<text:line-break/>radio</text:span></text:p>
          </table:table-cell>
          <table:table-cell table:style-name="Table35.C2" office:value-type="string">
            <text:p text:style-name="P222"><text:span text:style-name="T41">イベント</text:span>: <text:span text:style-name="Source_20_Text">org.zkoss.zk.ui.event.Event</text:span></text:p>
            <text:p text:style-name="P208">コンポーネントをフォーカスしたという意味です。</text:p>
            <text:p text:style-name="P163">サーバーでイベントリスナが実行されていることを覚えてください。そのため、<text:span text:style-name="Source_20_Text">onFocus</text:span>が実行されるときクライアントでのフォーカスは変更されているかもしれません。</text:p>
          </table:table-cell>
        </table:table-row>
        <table:table-row table:style-name="Table35.1">
          <table:table-cell table:style-name="Table35.A2" office:value-type="string">
            <text:p text:style-name="P173"><text:span text:style-name="Source_20_Text">onBlur</text:span></text:p>
          </table:table-cell>
          <table:table-cell table:style-name="Table35.A2" office:value-type="string">
            <text:p text:style-name="P173"><text:span text:style-name="Source_20_Text">textbox datebox decimalbox doublebox intbox combobox bandbox<text:line-break/>button toolbarbutton checkbox<text:line-break/>radio</text:span></text:p>
          </table:table-cell>
          <table:table-cell table:style-name="Table35.C2" office:value-type="string">
            <text:p text:style-name="P222"><text:span text:style-name="T41">イベント</text:span>:<text:span text:style-name="Source_20_Text"> org.zkoss.zk.ui.event.Event</text:span></text:p>
            <text:p text:style-name="P208">コンポーネントがフォーカスを失ったという意味です。</text:p>
            <text:p text:style-name="P163">サーバでイベントリスナが動作しているから、<text:span text:style-name="Source_20_Text">onBlur</text:span>のイベントリスナが動作しているときクライアントでのフォーカスは変更されているかもしれません。</text:p>
          </table:table-cell>
        </table:table-row>
      </table:table>
      <text:h text:style-name="P52" text:outline-level="3">リストとツリーイベント</text:h>
      <table:table table:name="Table36" table:style-name="Table36">
        <table:table-column table:style-name="Table36.A"/>
        <table:table-column table:style-name="Table36.B"/>
        <table:table-column table:style-name="Table36.C"/>
        <table:table-header-rows>
          <table:table-row table:style-name="Table36.1">
            <table:table-cell table:style-name="Table36.A1" office:value-type="string">
              <text:p text:style-name="P186">イベント名</text:p>
            </table:table-cell>
            <table:table-cell table:style-name="Table36.A1" office:value-type="string">
              <text:p text:style-name="P186">コンポーネント</text:p>
            </table:table-cell>
            <table:table-cell table:style-name="Table36.C1" office:value-type="string">
              <text:p text:style-name="P186">説明</text:p>
            </table:table-cell>
          </table:table-row>
        </table:table-header-rows>
        <table:table-row table:style-name="Table36.1">
          <table:table-cell table:style-name="Table36.A2" office:value-type="string">
            <text:p text:style-name="P173"><text:span text:style-name="Source_20_Text">onSelect</text:span></text:p>
          </table:table-cell>
          <table:table-cell table:style-name="Table36.A2" office:value-type="string">
            <text:p text:style-name="P173"><text:span text:style-name="Source_20_Text">listbox<text:line-break/>tabbox<text:line-break/>tab<text:line-break/>tree</text:span></text:p>
          </table:table-cell>
          <table:table-cell table:style-name="Table36.C2" office:value-type="string">
            <text:p text:style-name="P222"><text:span text:style-name="T41">イベント</text:span>: <text:span text:style-name="Source_20_Text">org.zkoss.zk.ui.event.SelectEvent</text:span></text:p>
            <text:p text:style-name="P208">ユーザーが一つまたは多数の子コンポーネントを選択したという意味です。<text:span text:style-name="Source_20_Text">listbox</text:span>では、<text:span text:style-name="Source_20_Text">listitem</text:span>のセットです。<text:span text:style-name="Source_20_Text">tree</text:span>では、<text:span text:style-name="Source_20_Text">treeitem</text:span>のセットです。<text:span text:style-name="Source_20_Text">tabbox</text:span>ではtabのことです。</text:p>
            <text:p text:style-name="P163">メモ:<text:span text:style-name="Source_20_Text">onSelect</text:span>は<text:span text:style-name="Source_20_Text">tab</text:span>と<text:span text:style-name="Source_20_Text">tabbox</text:span>両方に送信されます。</text:p>
          </table:table-cell>
        </table:table-row>
        <table:table-row table:style-name="Table36.1">
          <table:table-cell table:style-name="Table36.A2" office:value-type="string">
            <text:p text:style-name="P173"><text:span text:style-name="Source_20_Text">onOpen</text:span></text:p>
          </table:table-cell>
          <table:table-cell table:style-name="Table36.A2" office:value-type="string">
            <text:p text:style-name="P173"><text:span text:style-name="Source_20_Text">groupbox treeitem combobox bandbox<text:line-break/>menupopup<text:line-break/>window</text:span></text:p>
          </table:table-cell>
          <table:table-cell table:style-name="Table36.C2" office:value-type="string">
            <text:p text:style-name="P222"><text:span text:style-name="T41">イベント</text:span>: <text:span text:style-name="Source_20_Text">org.zkoss.zk.ui.event.OpenEvent</text:span></text:p>
            <text:p text:style-name="P208">ユーザーがコンポーネントを開いたたまたは閉じたことを意味します。メモ:<text:span text:style-name="Source_20_Text">onClose</text:span>とは違って、このイベントはコンポーネント開閉後のただの通知です。</text:p>
            <text:p text:style-name="P163"><text:span text:style-name="Source_20_Text">onOpen</text:span>イベントを監視し、コンポーネントが初めて開かれたときにコンポーネント作成をすることで、load-on-demandを実装するのは便利です。</text:p>
          </table:table-cell>
        </table:table-row>
      </table:table>
      <text:h text:style-name="P167" text:outline-level="3" text:is-list-header="true">スライダーとスクロールイベント</text:h>
      <table:table table:name="Table40" table:style-name="Table40">
        <table:table-column table:style-name="Table40.A"/>
        <table:table-column table:style-name="Table40.B"/>
        <table:table-column table:style-name="Table40.C"/>
        <table:table-header-rows>
          <table:table-row table:style-name="Table40.1">
            <table:table-cell table:style-name="Table40.A1" office:value-type="string">
              <text:p text:style-name="P186">イベント名</text:p>
            </table:table-cell>
            <table:table-cell table:style-name="Table40.A1" office:value-type="string">
              <text:p text:style-name="P186">コンポーネント</text:p>
            </table:table-cell>
            <table:table-cell table:style-name="Table40.C1" office:value-type="string">
              <text:p text:style-name="P186">説明</text:p>
            </table:table-cell>
          </table:table-row>
        </table:table-header-rows>
        <table:table-row table:style-name="Table40.1">
          <table:table-cell table:style-name="Table40.A2" office:value-type="string">
            <text:p text:style-name="P173"><text:span text:style-name="Source_20_Text">onScroll</text:span></text:p>
          </table:table-cell>
          <table:table-cell table:style-name="Table40.A2" office:value-type="string">
            <text:p text:style-name="P173"><text:span text:style-name="Source_20_Text">Slider</text:span></text:p>
          </table:table-cell>
          <table:table-cell table:style-name="Table40.C2" office:value-type="string">
            <text:p text:style-name="P222"><text:span text:style-name="T41">イベント</text:span>: <text:span text:style-name="Source_20_Text">org.zkoss.zk.ui.event.ScrollEvent</text:span></text:p>
            <text:p text:style-name="P163">スクロール可能なコンポーネントのコンテンツがユーザーによってスクロールされたことを意味します。</text:p>
          </table:table-cell>
        </table:table-row>
        <table:table-row table:style-name="Table40.1">
          <table:table-cell table:style-name="Table40.A2" office:value-type="string">
            <text:p text:style-name="P173"><text:span text:style-name="Source_20_Text">onScrolling</text:span></text:p>
          </table:table-cell>
          <table:table-cell table:style-name="Table40.A2" office:value-type="string">
            <text:p text:style-name="P173"><text:span text:style-name="Source_20_Text">Slider</text:span></text:p>
          </table:table-cell>
          <table:table-cell table:style-name="Table40.C2" office:value-type="string">
            <text:p text:style-name="P222"><text:span text:style-name="T41">イベント</text:span>: <text:span text:style-name="Source_20_Text">org.zkoss.zk.ui.event.ScrollEvent</text:span></text:p>
            <text:p text:style-name="P163">ユーザーがスクロール可能なコンポーネントをスクロールしている事を意味します。(サーバーで)コンポーネントコンテンツは<text:span text:style-name="Source_20_Text">onScroll</text:span>を受け取るまで変更されません。このため、<text:span text:style-name="Source_20_Text">ScrollEvent</text:span>クラス中の<text:span text:style-name="Source_20_Text">getPos</text:span>メソッドを呼び出して一時的な位置を取得しなければなりません。 </text:p>
          </table:table-cell>
        </table:table-row>
      </table:table>
      <text:h text:style-name="P52" text:outline-level="3">他のイベント</text:h>
      <table:table table:name="Table41" table:style-name="Table41">
        <table:table-column table:style-name="Table41.A"/>
        <table:table-column table:style-name="Table41.B"/>
        <table:table-column table:style-name="Table41.C"/>
        <table:table-header-rows>
          <table:table-row table:style-name="Table41.1">
            <table:table-cell table:style-name="Table41.A1" office:value-type="string">
              <text:p text:style-name="P197">イベント名</text:p>
            </table:table-cell>
            <table:table-cell table:style-name="Table41.A1" office:value-type="string">
              <text:p text:style-name="P197">コンポーネント</text:p>
            </table:table-cell>
            <table:table-cell table:style-name="Table41.C1" office:value-type="string">
              <text:p text:style-name="P186">説明</text:p>
            </table:table-cell>
          </table:table-row>
        </table:table-header-rows>
        <table:table-row table:style-name="Table41.1">
          <table:table-cell table:style-name="Table41.A2" office:value-type="string">
            <text:p text:style-name="P173"><text:span text:style-name="Source_20_Text">onCreate</text:span></text:p>
          </table:table-cell>
          <table:table-cell table:style-name="Table41.A2" office:value-type="string">
            <text:p text:style-name="P172">all</text:p>
          </table:table-cell>
          <table:table-cell table:style-name="Table41.C2" office:value-type="string">
            <text:p text:style-name="P222"><text:span text:style-name="T41">イベント</text:span>: <text:span text:style-name="Source_20_Text">org.zkoss.ui.zk.ui.event.CreateEvent</text:span></text:p>
            <text:p text:style-name="P163">ZUMLページ読み込み時にコンポーネントが作成されることを意味します。<text:span text:style-name="T41">コンポーネントのライフサイクルの</text:span>章を参照してください。</text:p>
          </table:table-cell>
        </table:table-row>
        <table:table-row table:style-name="Table41.1">
          <table:table-cell table:style-name="Table41.A2" office:value-type="string">
            <text:p text:style-name="P173"><text:span text:style-name="Source_20_Text">onClose</text:span></text:p>
          </table:table-cell>
          <table:table-cell table:style-name="Table41.A2" office:value-type="string">
            <text:p text:style-name="P173"><text:span text:style-name="Source_20_Text">window<text:line-break/>tab<text:line-break/>fileupload</text:span></text:p>
          </table:table-cell>
          <table:table-cell table:style-name="Table41.C2" office:value-type="string">
            <text:p text:style-name="P222"><text:span text:style-name="T41">イベント</text:span>: <text:span text:style-name="Source_20_Text">org.zkoss.ui.zk.ui.event.Event</text:span></text:p>
            <text:p text:style-name="P163">closeボタンがユーザーによって押されたことを意味します。コンポーネントは自分自身をはずします。</text:p>
          </table:table-cell>
        </table:table-row>
        <table:table-row table:style-name="Table41.1">
          <table:table-cell table:style-name="Table41.A2" office:value-type="string">
            <text:p text:style-name="P173"><text:span text:style-name="Source_20_Text">onDrop</text:span></text:p>
          </table:table-cell>
          <table:table-cell table:style-name="Table41.A2" office:value-type="string">
            <text:p text:style-name="P172">all</text:p>
          </table:table-cell>
          <table:table-cell table:style-name="Table41.C2" office:value-type="string">
            <text:p text:style-name="P222"><text:span text:style-name="T41">イベント</text:span>: <text:span text:style-name="Source_20_Text">org.zkoss.ui.zk.ui.event.DropEvent</text:span></text:p>
            <text:p text:style-name="P163">他のコンポーネントがこのイベントを受け取るコンポーネントのところへドロップしたことを意味します。DragとDropセクションを参照してください。</text:p>
          </table:table-cell>
        </table:table-row>
        <table:table-row table:style-name="Table41.1">
          <table:table-cell table:style-name="Table41.A2" office:value-type="string">
            <text:p text:style-name="P173"><text:span text:style-name="Source_20_Text">onCheck</text:span></text:p>
          </table:table-cell>
          <table:table-cell table:style-name="Table41.A2" office:value-type="string">
            <text:p text:style-name="P173"><text:span text:style-name="Source_20_Text">checkbox<text:line-break/>radio radiogroup</text:span></text:p>
          </table:table-cell>
          <table:table-cell table:style-name="Table41.C2" office:value-type="string">
            <text:p text:style-name="P222"><text:span text:style-name="T41">イベント</text:span>:<text:span text:style-name="Source_20_Text"> org.zkoss.zk.ui.event.CheckEvent</text:span></text:p>
            <text:p text:style-name="P208">ユーザーによってコンポーネントのステートメントが変更されたことを意味します。</text:p>
            <text:p text:style-name="P162"><text:span text:style-name="T41">メモ</text:span>: <text:span text:style-name="Source_20_Text">onCheck</text:span><text:span text:style-name="T41">は</text:span><text:span text:style-name="Source_20_Text"><text:span text:style-name="T41">radio</text:span></text:span><text:span text:style-name="T41">と</text:span><text:span text:style-name="Source_20_Text"><text:span text:style-name="T41">radiogroup</text:span></text:span><text:span text:style-name="T41">の両方に送信されます</text:span> <text:span text:style-name="T41">。</text:span></text:p>
          </table:table-cell>
        </table:table-row>
        <table:table-row table:style-name="Table41.1">
          <table:table-cell table:style-name="Table41.A2" office:value-type="string">
            <text:p text:style-name="P173"><text:span text:style-name="Source_20_Text">onMove</text:span></text:p>
          </table:table-cell>
          <table:table-cell table:style-name="Table41.A2" office:value-type="string">
            <text:p text:style-name="P173"><text:span text:style-name="Source_20_Text">window</text:span></text:p>
          </table:table-cell>
          <table:table-cell table:style-name="Table41.C2" office:value-type="string">
            <text:p text:style-name="P222"><text:span text:style-name="T41">イベント</text:span>: <text:span text:style-name="Source_20_Text">org.zkoss.zk.ui.event.MoveEvent</text:span></text:p>
            <text:p text:style-name="P163">ユーザーによってコンポーネントが動かされたことを意味します。</text:p>
          </table:table-cell>
        </table:table-row>
        <table:table-row table:style-name="Table41.1">
          <table:table-cell table:style-name="Table41.A2" office:value-type="string">
            <text:p text:style-name="P173"><text:span text:style-name="Source_20_Text">onSize</text:span></text:p>
          </table:table-cell>
          <table:table-cell table:style-name="Table41.A2" office:value-type="string">
            <text:p text:style-name="P173"><text:span text:style-name="Source_20_Text">window</text:span></text:p>
          </table:table-cell>
          <table:table-cell table:style-name="Table41.C2" office:value-type="string">
            <text:p text:style-name="P222"><text:span text:style-name="T41">イベント</text:span>: <text:span text:style-name="Source_20_Text">org.zkoss.zk.ui.event.SizeEvent</text:span></text:p>
            <text:p text:style-name="P163">ユーザーがコンポーネントのサイズを変更したことを意味します。</text:p>
          </table:table-cell>
        </table:table-row>
        <table:table-row table:style-name="Table41.1">
          <table:table-cell table:style-name="Table41.A2" office:value-type="string">
            <text:p text:style-name="P173"><text:span text:style-name="Source_20_Text">onZIndex</text:span></text:p>
          </table:table-cell>
          <table:table-cell table:style-name="Table41.A2" office:value-type="string">
            <text:p text:style-name="P173"><text:span text:style-name="Source_20_Text">window</text:span></text:p>
          </table:table-cell>
          <table:table-cell table:style-name="Table41.C2" office:value-type="string">
            <text:p text:style-name="P222"><text:span text:style-name="T41">イベント</text:span>: <text:span text:style-name="Source_20_Text">org.zkoss.zk.ui.event.ZIndexEvent</text:span></text:p>
            <text:p text:style-name="P163">ユーザーがコンポーネントのz-indexを変更したことを意味します。</text:p>
          </table:table-cell>
        </table:table-row>
        <table:table-row table:style-name="Table41.1">
          <table:table-cell table:style-name="Table41.A2" office:value-type="string">
            <text:p text:style-name="P173"><text:span text:style-name="Source_20_Text">onTimer</text:span></text:p>
          </table:table-cell>
          <table:table-cell table:style-name="Table41.A2" office:value-type="string">
            <text:p text:style-name="P173"><text:span text:style-name="Source_20_Text">timer</text:span></text:p>
          </table:table-cell>
          <table:table-cell table:style-name="Table41.C2" office:value-type="string">
            <text:p text:style-name="P222"><text:span text:style-name="T41">イベント</text:span>:<text:span text:style-name="Source_20_Text"> org.zkoss.zk.ui.event.Event</text:span></text:p>
            <text:p text:style-name="P163">指定したタイマーがイベントを発生させた事を意味します。どのタイマーかを知るのに、Eventクラス中で<text:span text:style-name="Source_20_Text">getTarget</text:span>メソッドを呼び出します。</text:p>
          </table:table-cell>
        </table:table-row>
        <table:table-row table:style-name="Table41.1">
          <table:table-cell table:style-name="Table41.A2" office:value-type="string">
            <text:p text:style-name="P173"><text:span text:style-name="Source_20_Text">onNotify</text:span></text:p>
          </table:table-cell>
          <table:table-cell table:style-name="Table41.A2" office:value-type="string">
            <text:p text:style-name="P175">any</text:p>
          </table:table-cell>
          <table:table-cell table:style-name="Table41.C2" office:value-type="string">
            <text:p text:style-name="P222"><text:span text:style-name="T41">イベント</text:span>: <text:span text:style-name="Source_20_Text">org.zkoss.zk.ui.event.Event</text:span></text:p>
            <text:p text:style-name="P163">アプリケーション依存イベントである事を意味します。その意味はアプリケーションによって違います。現在このイベントを送信するコンポーネントはありません。</text:p>
          </table:table-cell>
        </table:table-row>
        <table:table-row table:style-name="Table41.1">
          <table:table-cell table:style-name="Table41.A2" office:value-type="string">
            <text:p text:style-name="P173"><text:span text:style-name="Source_20_Text">onClientInfo</text:span></text:p>
          </table:table-cell>
          <table:table-cell table:style-name="Table41.A2" office:value-type="string">
            <text:p text:style-name="P175">root</text:p>
          </table:table-cell>
          <table:table-cell table:style-name="Table41.C2" office:value-type="string">
            <text:p text:style-name="P222"><text:span text:style-name="T41">イベント</text:span>: <text:span text:style-name="Source_20_Text">org.zkoss.zk.ui.event.ClientInfoEvent</text:span></text:p>
            <text:p text:style-name="P163">タイムゾーン、解像度のようなクライアント情報をルートコンポーネントに通知します。</text:p>
          </table:table-cell>
        </table:table-row>
        <table:table-row table:style-name="Table41.1">
          <table:table-cell table:style-name="Table41.A2" office:value-type="string">
            <text:p text:style-name="P173"><text:span text:style-name="Source_20_Text">onPiggyback</text:span></text:p>
          </table:table-cell>
          <table:table-cell table:style-name="Table41.A2" office:value-type="string">
            <text:p text:style-name="P175">root</text:p>
          </table:table-cell>
          <table:table-cell table:style-name="Table41.C2" office:value-type="string">
            <text:p text:style-name="P222"><text:span text:style-name="T41">イベント</text:span>: <text:span text:style-name="Source_20_Text">org.zkoss.zku.ui.event.Event</text:span></text:p>
            <text:p text:style-name="P162"><text:span text:style-name="T111">クライアントがリクエストをサーバーに送信したことをルートコンポーネントに通知します。それは大抵リアルタイムでないUIの更新をクライアントへピギーバックするときに使われます</text:span><text:span text:style-name="T40">。</text:span></text:p>
          </table:table-cell>
        </table:table-row>
        <table:table-row table:style-name="Table41.1">
          <table:table-cell table:style-name="Table41.A2" office:value-type="string">
            <text:p text:style-name="P173"><text:span text:style-name="Source_20_Text">onColSize</text:span></text:p>
          </table:table-cell>
          <table:table-cell table:style-name="Table41.A2" office:value-type="string">
            <text:p text:style-name="P173"><text:span text:style-name="Source_20_Text">columns listhead treecols</text:span></text:p>
          </table:table-cell>
          <table:table-cell table:style-name="Table41.C2" office:value-type="string">
            <text:p text:style-name="P222"><text:span text:style-name="T41">イベント</text:span>: <text:span text:style-name="Source_20_Text">org.zkoss.zul.event.ColSizeEvent</text:span></text:p>
            <text:p text:style-name="P161">二つの子要素の幅が変更されたことをヘッダーグループの親要素に通知します。</text:p>
          </table:table-cell>
        </table:table-row>
        <table:table-row table:style-name="Table41.1">
          <table:table-cell table:style-name="Table41.A2" office:value-type="string">
            <text:p text:style-name="P173"><text:span text:style-name="Source_20_Text">onPaging</text:span></text:p>
          </table:table-cell>
          <table:table-cell table:style-name="Table41.A2" office:value-type="string">
            <text:p text:style-name="P173"><text:span text:style-name="Source_20_Text">grid<text:line-break/>listbox<text:line-break/>paging</text:span></text:p>
          </table:table-cell>
          <table:table-cell table:style-name="Table41.C2" office:value-type="string">
            <text:p text:style-name="P222"><text:span text:style-name="T41">イベント</text:span>: <text:span text:style-name="Source_20_Text">org.zkoss.zul.event.PagingEvent</text:span></text:p>
            <text:p text:style-name="P163">マルチページコンポーネントのうちの一ページがユーザによって選択されたことを通知します。</text:p>
          </table:table-cell>
        </table:table-row>
        <table:table-row table:style-name="Table41.1">
          <table:table-cell table:style-name="Table41.A2" office:value-type="string">
            <text:p text:style-name="P173"><text:span text:style-name="Source_20_Text">onUpload</text:span></text:p>
          </table:table-cell>
          <table:table-cell table:style-name="Table41.A2" office:value-type="string">
            <text:p text:style-name="P173"><text:span text:style-name="Source_20_Text">fileupload</text:span></text:p>
          </table:table-cell>
          <table:table-cell table:style-name="Table41.C2" office:value-type="string">
            <text:p text:style-name="P222"><text:span text:style-name="T41">イベント</text:span>: <text:span text:style-name="Source_20_Text">org.zkoss.zul.event.UploadEvent</text:span></text:p>
            <text:p text:style-name="P163">file(s)がアップロードされたことを意味します。アプリケーションは<text:span text:style-name="Source_20_Text">getMedia</text:span>または<text:span text:style-name="Source_20_Text">getMedias</text:span>メソッドを使ってアップロードしたファイルを取得することができます。</text:p>
          </table:table-cell>
        </table:table-row>
      </table:table>
      <text:h text:style-name="P123" text:outline-level="4"><text:span text:style-name="Source_20_Text"/></text:h>
      <text:h text:style-name="P123" text:outline-level="4"><text:span text:style-name="Source_20_Text">radio</text:span>と<text:span text:style-name="Source_20_Text">radiogroup</text:span>のイベントフ列</text:h>
      <text:p text:style-name="P80"><text:span text:style-name="T41">開発者にとって使いやすくするため、</text:span><text:span text:style-name="Source_20_Text"><text:span text:style-name="T41">onCheck</text:span></text:span><text:span text:style-name="T41">イベントは初め</text:span><text:span text:style-name="Source_20_Text"><text:span text:style-name="T41">raido</text:span></text:span><text:span text:style-name="T41">に送信され、そして、</text:span><text:span text:style-name="Source_20_Text"><text:span text:style-name="T41">radiogroup</text:span></text:span><text:note text:id="ftn47" text:note-class="footnote"><text:note-citation>47</text:note-citation><text:note-body><text:p text:style-name="P110"><text:span text:style-name="Source_20_Text">radio</text:span> <text:span text:style-name="T41">が</text:span> <text:span text:style-name="Source_20_Text">radiogroup</text:span><text:span text:style-name="T41">に追加されたときに内部ではリスナを追加することで実現します。</text:span></text:p></text:note-body></text:note><text:span text:style-name="T41">に送信されます。このため、</text:span><text:span text:style-name="Source_20_Text"><text:span text:style-name="T41">radiogroup</text:span></text:span><text:span text:style-name="T41">または</text:span><text:span text:style-name="Source_20_Text"><text:span text:style-name="T41">radio</text:span></text:span><text:span text:style-name="T41">ボタンごとにリスナを付加えることができます。</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P86">上のサンプル効果は以下のようです。</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P116">You have selected : &lt;label id="fruit"/&gt;</text:p>
      <text:h text:style-name="P132" text:outline-level="1"><text:span text:style-name="T169">8. </text:span><text:span text:style-name="T170">ZUML</text:span><text:span text:style-name="T170">と</text:span><text:span text:style-name="T170">XHTMLコンポーネントセット</text:span></text:h>
      <text:p text:style-name="P70">この章ではXHTMLコンポーネントセットを説明します。</text:p>
      <text:h text:style-name="P151" text:outline-level="2">目的</text:h>
      <text:p text:style-name="P58">XHTMLコンポーネントセットを紹介したのはすでに存在しているウェブページをZUMLに<text:span text:style-name="T41">変更</text:span>する事を簡単にするためです。最終的な目的はすべて有効なXHTMLページを有効なZUMLページにすることです。そして、サーブレットはいつもの通り送信されたフォームを処理します。</text:p>
      <text:p text:style-name="P58">こうして、存在しているXHTMLページはZUMLページが持っているパワフルな利点：リッチなインターフェースを共有できます。リッチなUIは二つの方法で実現できます。初めは、Javaコードを埋め込み、XHTMLコンポーネントを動的に処理します。二つ目は、XHTMLをXULページに挿入するように、存在しているページにすでにできているXULコンポーネントを追加することです。</text:p>
      <text:h text:style-name="P97" text:outline-level="3"><text:span text:style-name="T133">XHTML</text:span><text:span text:style-name="T133">ページは有効な</text:span><text:span text:style-name="T133">ZUML</text:span><text:span text:style-name="T133">ページ</text:span></text:h>
      <text:p text:style-name="P40">以下に示したウェブページは簡単ですが、代表的な例です。</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P411"><text:span text:style-name="Source_20_Text">zhtml</text:span>の拡張子<text:note text:id="ftn48" text:note-class="footnote"><text:note-citation>48</text:note-citation><text:note-body><text:p text:style-name="Footnote"><text:span text:style-name="T41">すべての</text:span>HTML<text:span text:style-name="T41">ページを</text:span>ZUML<text:span text:style-name="T41">ページに変換するため、拡張子の</text:span><text:span text:style-name="T99">.html</text:span><text:span text:style-name="T101">を</text:span>DHtmlLayoutServlet<text:span text:style-name="T41">にマッピングします。</text:span><text:span text:style-name="T5">Appendix A</text:span> in開発レファレンス <text:span text:style-name="T41">をご覧ください。</text:span></text:p></text:note-body></text:note>で名前をつけることで、ZKローダーによりZUMLページとしてインタープリットされます。そして、<text:span text:style-name="Source_20_Text">org.zkoss.zhtml.Html</text:span>、<text:span text:style-name="Source_20_Text">org.zkoss.zhtml.Head</text:span>などのインスタンスはそれぞれ作成されます。つまり、XHTMLコンポーネントツリーはサーバー側で作成されました。そして、一般的なZUMLページと同様に、ZKはそれらを標準的なXHTMLページに変換し、ブラウザへ送信します。</text:p>
      <text:h text:style-name="P101" text:outline-level="3">サーバー中心構造の対話能力</text:h>
      <text:p text:style-name="P40">ZUMLページであるには、Javaコードを埋め込めることができます。そして、以下のようにサーバーでそれらを実行します。</text:p>
      <text:p text:style-name="Code_20_Indent">&lt;html <text:span text:style-name="T158">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158">zk:onClick="addItem()"</text:span>/&gt;<text:line-break/><text:tab/>^^^^^^&lt;br/&gt;<text:line-break/><text:tab/>^^^^^^&lt;input id="inp0" type="text" <text:span text:style-name="T158">zk:onChange="add()"</text:span>/&gt; +<text:line-break/><text:tab/>^^^^^^&lt;input id="inp1" type="text" <text:span text:style-name="T158">zk:onChange="add()"</text:span>/&gt; =<text:line-break/><text:tab/>^^^^^^&lt;text id="out"/&gt;<text:line-break/><text:tab/>^^^^^^<text:span text:style-name="T158">&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P27">上の例では、ZKネーム空間を使用して<text:span text:style-name="Source_20_Text">onClick</text:span>プロパティを指定します。XHTML自身で同じ名前のプロパティを持つので、はっきり指定することは必要になります。</text:p>
      <text:p text:style-name="P40">ここで注意してほしいのは、すべてのJavaコードはサーバーで実行されます。HTMLページ中に埋め込むJavaScriptとは違って、直接サーバーのリソースにアクセスできます。例えば、データベースにコネクションを開いたり、コンポーネント中に入れるためのデータを取得したりします。</text:p>
      <text:p text:style-name="Code_20_Indent">&lt;zscript&gt;</text:p>
      <text:p text:style-name="Code_20_Indent">import java.sql.*;</text:p>
      <text:p text:style-name="Code_20_Indent">void addItem() {</text:p>
      <text:p text:style-name="Code_20_Indent"><text:tab/>^^^^^^Class.forName("sun.jdbc.odbc.JdbcOdbcDriver");</text:p>
      <text:p text:style-name="Code_20_Indent"><text:tab/>^^^^^^String url = "jdbc:odbc:Fred";</text:p>
      <text:p text:style-name="Code_20_Indent"><text:tab/>^^^^^^Connection conn = DriverManager.getConnection(url,"myLogin", "myPassword");</text:p>
      <text:p text:style-name="Code_20_Indent"><text:tab/>^^^^^^...</text:p>
      <text:p text:style-name="Code_20_Indent"><text:tab/>^^^^^^conn.close();</text:p>
      <text:p text:style-name="Code_20_Indent">}</text:p>
      <text:p text:style-name="Code_20_Indent">&lt;/zscript&gt;</text:p>
      <text:h text:style-name="P101" text:outline-level="3">サーブレットはそのまま</text:h>
      <text:p text:style-name="P40">従来のウェブアプリケーションでは、XHTMLページは処理するため、大抵特定なサーブレットに対してフォームを提出します。ページをZKへポーティングするため、それらを調整する必要はありません。</text:p>
      <text:h text:style-name="P151" text:outline-level="2">相違</text:h>
      <text:p text:style-name="Text_20_body"><text:span text:style-name="T56">ZKコンポーネントであるほかに、従来のXHTMLページをZKへ移植するのを簡単にするため、XHTMLコンポーネントセットの実装は他のコンポーネントセット</text:span><text:span text:style-name="T55"><text:note text:id="ftn49" text:note-class="footnote"><text:note-citation>49</text:note-citation><text:note-body><text:p text:style-name="Footnote">These differences are made by implementing particular interfaces, so you could apply similar effects to your own components if you like.</text:p></text:note-body></text:note></text:span><text:span text:style-name="T56">とは違うように定義されています。</text:span></text:p>
      <text:h text:style-name="P101" text:outline-level="3">UUIDはID<text:span text:style-name="T41">です</text:span></text:h>
      <text:p text:style-name="P27">従来のサーブレットとJavaScriptコードは大抵id属性によって決められます。そのため、XHTMLコンポーネントのUUIDはIDと同じに作られています。ですから、開発者は以下に示すように、既に存在しているコードを変更して、ZKへ適応させる必要はありません。</text:p>
      <text:p text:style-name="Code_20_Indent">&lt;img id="which"/&gt;</text:p>
      <text:p text:style-name="Code_20_Indent">&lt;script type="text/javascript"&gt;&lt;![CDATA[</text:p>
      <text:p text:style-name="Code_20_Indent">//JavaScript and running at the browser</text:p>
      <text:p text:style-name="Code_20_Indent"><text:tab/>^^^^^^function change() {</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nge() {</text:p>
      <text:p text:style-name="Code_20_Indent"><text:tab/><text:tab/>^^^^^^^^^^^^which.src = "another.gif";</text:p>
      <text:p text:style-name="Code_20_Indent"><text:tab/>^^^^^^}</text:p>
      <text:p text:style-name="Code_20_Indent">&lt;/zscript&gt;</text:p>
      <text:p text:style-name="P411">UUIDは不変で、XHTML以外のコンポーネントに対しては無関係です。このため、上の例はXULコンポーネントが使われていると、失敗します。JavaScript中でXULコンポーネントを参照する場合、現在のUUIDを得るためのEL表記を使用しなければなりません。</text:p>
      <text:p text:style-name="Code_20_Indent">&lt;input id="which"/&gt;</text:p>
      <text:p text:style-name="Code_20_Indent">&lt;script type="text/javascript"&gt;//Running at the browser</text:p>
      <text:p text:style-name="Code_20_Indent"><text:tab/>^^^^^^var el = document.getElementById("<text:span text:style-name="T158">${which.uuid}</text:span>");</text:p>
      <text:p text:style-name="Code_20_Indent"><text:tab/>^^^^^^el = $e("${which.uuid}"); //$e() is an utility of ZK Client Engine</text:p>
      <text:p text:style-name="Code_20_Indent">&lt;/script&gt;</text:p>
      <text:h text:style-name="P229" text:outline-level="4">副作用</text:h>
      <text:p text:style-name="P95">UUIDはIDなので、同じデスクトップで二つのコンポーネントに対して同じ名前は使えません。</text:p>
      <text:h text:style-name="P101" text:outline-level="3">すべてのタグは有効</text:h>
      <text:p text:style-name="Text_20_body_20_indent"><text:span text:style-name="T56">XULや他のコンポーネントセットとは違って、XHTMLコンポーネントセット中で無効なXML要素はありません。ZKは</text:span><text:span text:style-name="Source_20_Text"><text:span text:style-name="T41">org.zkoss.zhtml.Raw</text:span></text:span><text:span text:style-name="T56">クラスで未確認のXML要素</text:span><text:span text:style-name="T55"><text:note text:id="ftn50" text:note-class="footnote"><text:note-citation>50</text:note-citation><text:note-body><text:p text:style-name="Footnote"><text:span text:style-name="T41">ノート</text:span>:<text:span text:style-name="T41">これは</text:span> <text:span text:style-name="T99">org.zkoss.zk.ui.ext.DynamicTag</text:span> <text:span text:style-name="T41">インタフェースを実装することにより完成します。</text:span></text:p></text:note-body></text:note></text:span><text:span text:style-name="T56">を組み立てます。ですから、ZKコンポーネントとして実装されているいないにかかわらず、開発者は目標ブラウザがサポートしているどのタグも使うことができます。</text:span></text:p>
      <text:p text:style-name="P40">同様にして、以下のように<text:span text:style-name="Source_20_Text"><text:span text:style-name="T41">r</text:span></text:span><text:span text:style-name="Source_20_Text">aw</text:span>コンポーネント使用してXHTMLコンポーネントの中で定義されていないコンポーネントも作成できます。</text:p>
      <text:p text:style-name="Code_20_Indent">new Raw("object"); //object could be any tag name the target browser supports</text:p>
      <text:h text:style-name="P101" text:outline-level="3">大文字・小文字を区別せず</text:h>
      <text:p text:style-name="P40">XUL、または他のコンポーネントセットとは違って、XHTMLのコンポーネント名は大文字・小文字を区別しません。以下のXML要素はすべて<text:span text:style-name="Source_20_Text">org.zkoss.zhtml.Br</text:span>コンポーネントにマッピングされます。</text:p>
      <text:p text:style-name="Code_20_Indent">&lt;br/&gt;</text:p>
      <text:p text:style-name="Code_20_Indent">&lt;BR/&gt;</text:p>
      <text:p text:style-name="Code_20_Indent">&lt;bR/&gt;</text:p>
      <text:h text:style-name="P101" text:outline-level="3">モールドはサポートされません</text:h>
      <text:p text:style-name="P40">XHTMLコンポーネントはそのコンテンツを直接出力します。それらはモールドをサポートしていません。つまり、<text:span text:style-name="Source_20_Text">mold</text:span>プロパティは無視されます。</text:p>
      <text:h text:style-name="P151" text:outline-level="2">ブラウザでのDOMツリー</text:h>
      <text:p text:style-name="P70">XHTMLページをZKへ移植した後、JavaScriptを使ってブラウザでDOMツリーを処理する必要はありません。因みにZKはそれを禁止はしていません。代わりにXHTMLコンポーネントをサーバーで処理します。そしてZKエンジンはブラウザでDOMツリーを更新します。</text:p>
      <text:p text:style-name="P70">それは便利ですが、落とし穴があります。ZKはブラウザにあるDOMツリーはサーバーにあるコンポーネントと同じを想定しています。大抵の場合、それは本当です。しかし、そうでない場合もあります。</text:p>
      <text:h text:style-name="P101" text:outline-level="3"><text:span text:style-name="Source_20_Text">TABLE</text:span>と<text:span text:style-name="Source_20_Text">TBODY</text:span>タグ</text:h>
      <text:p text:style-name="P40">ブラウザはいつも<text:span text:style-name="Source_20_Text">TABLE</text:span>と<text:span text:style-name="Source_20_Text">TR</text:span>の間に<text:span text:style-name="Source_20_Text">TBODY</text:span>を作成します。こうして以下の二つのテーブルは同じ構造を持っています。</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P411">あいにく、コンポーネントツリーはZKの中では同じではありません。このため、動的にテーブルを処理する場合、<text:span text:style-name="Source_20_Text">TABLE</text:span>と<text:span text:style-name="Source_20_Text">TR</text:span>の間に<text:span text:style-name="Source_20_Text">TBODY</text:span>を宣言しなければなりません。もちろん、スティックテーブルの場合はこれを心配する必要はありません。</text:p>
      <text:h text:style-name="P151" text:outline-level="2">イベント</text:h>
      <text:p text:style-name="Text_20_body"><text:span text:style-name="T56">XHTMLコンポーネントは以下のイベントをサポートしていますが、適用できるかどうかはブラウザしだいです。例えば、</text:span><text:span text:style-name="Source_20_Text"><text:span text:style-name="T41">onChange</text:span></text:span><text:span text:style-name="T56">は入力の必要のないコンポーネント、例えば</text:span><text:span text:style-name="Source_20_Text"><text:span text:style-name="T41">body</text:span></text:span><text:span text:style-name="T56">、</text:span><text:span text:style-name="Source_20_Text"><text:span text:style-name="T41">div</text:span></text:span><text:span text:style-name="T56">、にとっては意味がありません。HTMLスタンダード</text:span><text:span text:style-name="T55"><text:note text:id="ftn51" text:note-class="footnote"><text:note-citation>51</text:note-citation><text:note-body><text:p text:style-name="Footnote"><text:span text:style-name="Source_20_Text">http/www.w3c.org</text:span></text:p></text:note-body></text:note></text:span><text:span text:style-name="T56">を参考にしてください。</text:span></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93">イベント名</text:p>
            </table:table-cell>
            <table:table-cell table:style-name="Table5.A1" office:value-type="string">
              <text:p text:style-name="P192">コンポーネント</text:p>
            </table:table-cell>
            <table:table-cell table:style-name="Table5.C1" office:value-type="string">
              <text:p text:style-name="P192">説明</text:p>
            </table:table-cell>
          </table:table-row>
        </table:table-header-rows>
        <table:table-row table:style-name="Table5.1">
          <table:table-cell table:style-name="Table5.A2" office:value-type="string">
            <text:p text:style-name="P178"><text:span text:style-name="Source_20_Text">onChange</text:span></text:p>
          </table:table-cell>
          <table:table-cell table:style-name="Table5.A2" office:value-type="string">
            <text:p text:style-name="P179">all</text:p>
          </table:table-cell>
          <table:table-cell table:style-name="Table5.C2" office:value-type="string">
            <text:p text:style-name="P222"><text:span text:style-name="T139">イベント</text:span><text:span text:style-name="T140">: </text:span><text:span text:style-name="Source_20_Text"><text:span text:style-name="T142">org.zkoss.zk.ui.event.InputEvent</text:span></text:span></text:p>
            <text:p text:style-name="P164">ユーザーが入力コンポーネントのコンテンツを変更したことを意味します。</text:p>
          </table:table-cell>
        </table:table-row>
        <table:table-row table:style-name="Table5.1">
          <table:table-cell table:style-name="Table5.A2" office:value-type="string">
            <text:p text:style-name="P178"><text:span text:style-name="Source_20_Text">onClick</text:span></text:p>
          </table:table-cell>
          <table:table-cell table:style-name="Table5.A2" office:value-type="string">
            <text:p text:style-name="P179">all</text:p>
          </table:table-cell>
          <table:table-cell table:style-name="Table5.C2" office:value-type="string">
            <text:p text:style-name="P222"><text:span text:style-name="T139">イベント</text:span><text:span text:style-name="T140">: </text:span><text:span text:style-name="Source_20_Text"><text:span text:style-name="T142">org.zkoss.zk.ui.event.MouseEvent</text:span></text:span></text:p>
            <text:p text:style-name="P164">ユーザーがコンポーネントをクリックしたことを意味します。</text:p>
          </table:table-cell>
        </table:table-row>
      </table:table>
      <text:h text:style-name="P151" text:outline-level="2">JSF、JSP、その他を組み込む</text:h>
      <text:p text:style-name="P70">既存のウェブページに組み込む時、プログラマーは以下の点に気をつけなければなりません。</text:p>
      <text:list text:style-name="WW8Num42">
        <text:list-item>
          <text:p text:style-name="P257">その既存のページは静的ですか、それとも、動的に生成されていますか？</text:p>
        </text:list-item>
        <text:list-item>
          <text:p text:style-name="P257">既存ページを少しだけ変更するか、それとも大幅に書き換えますか？</text:p>
        </text:list-item>
        <text:list-item>
          <text:p text:style-name="P257">新しいページを追加するとき、XULとXHTMLのどちらかをデフォルトコンポーネントセットとして使用しますか？</text:p>
        </text:list-item>
      </text:list>
      <text:p text:style-name="P70">需要によって、いくつかのアプローチがあります。</text:p>
      <text:h text:style-name="P101" text:outline-level="3">既存のサーブレットを使用</text:h>
      <text:p text:style-name="P27">フォームコンポーネントの使用によって、リクエストを既存のサーブレットをポストします。より詳しくはZUML<text:span text:style-name="T41">と</text:span> XU<text:span text:style-name="T41">コンポーネントセットの</text:span>章のHTML<text:span text:style-name="T41">フォームとJavaサーブレットの使用</text:span>セクションを参照してください。</text:p>
      <text:p text:style-name="P40">フォームコンポーネントはいろいろなコンポーネントを含むことができるので、既存のサーブレットを変更することなく、リッチユーザーインターフェースを設計することができます。</text:p>
      <text:h text:style-name="P101" text:outline-level="3">挿入で豊富にする</text:h>
      <text:p text:style-name="P25"><text:span text:style-name="T41">既存のページの一部を書き直すとき、書き直す部分を別のZUMLファイルで書いたほうがいいかもしれません。そして、そのファイルを挿入します。例えば、JSP技術が使われているなら、</text:span><text:span text:style-name="Source_20_Text"><text:span text:style-name="T2">jsp:include </text:span></text:span><text:span text:style-name="T2">で挿入します</text:span><text:span text:style-name="T41">。</text:span></text:p>
      <text:p text:style-name="Code_20_Indent">&lt;jsp:include page="/my/ria.zul"/&gt;</text:p>
      <text:h text:style-name="P101" text:outline-level="3" text:is-list-header="true">静的なHTMLページを豊富に<text:span text:style-name="T41">する</text:span></text:h>
      <text:p text:style-name="P40">静的なHTMLページにリッチコンテンツを追加することでページを変更するなら、拡張子を<text:span text:style-name="Source_20_Text">zhtml</text:span>に変更してください。ZKローダーはそのページを読み込み、ZKが<text:span text:style-name="T41">動作</text:span>します。</text:p>
      <text:h text:style-name="P101" text:outline-level="3">ZK JSPタグの使用</text:h>
      <text:p text:style-name="P40">ZKはそれぞれのZULコンポーネントに対してJSPタグを提供します。もし、JSPページでそれらを使うとき、以下のようにTLDファイルを指定します。</text:p>
      <text:p text:style-name="Code_20_Indent">&lt;!DOCTYPE html PUBLIC "-//W3C//DTD XHTML 1.0 Transitional//EN"<text:line-break/> ^^"http://www.w3.org/TR/xhtml1/DTD/xhtml1-transitional.dtd"&gt;<text:line-break/></text:p>
      <text:p text:style-name="Code_20_Indent"><text:span text:style-name="T25">&lt;%@ taglib uri="/WEB-INF/tld/zul/jsp/zul2jsp.tld" prefix="z" %&gt;</text:span><text:line-break/><text:line-break/>&lt;html&gt;<text:line-break/><text:tab/>^^^^^^&lt;head&gt;<text:line-break/><text:tab/><text:tab/>^^^^^^^^^^^^&lt;title&gt;Test of ZUL on JSP&lt;/title&gt;<text:line-break/><text:tab/>^^^^^^&lt;/head&gt;<text:line-break/><text:tab/>^^^^^^&lt;body&gt;<text:line-break/><text:line-break/><text:tab/>^^^^^^&lt;h1&gt;1. Header outside z:page&lt;/h1&gt;<text:line-break/><text:span text:style-name="T25">&lt;z:page&gt;</text:span><text:line-break/><text:tab/>^^^^^^&lt;h2&gt;2. Header in z:page&lt;/h2&gt;<text:line-break/><text:line-break/><text:tab/>^^^^^^<text:span text:style-name="T25">&lt;z:window title="Test" border="normal"&gt;</text:span><text:line-break/><text:tab/><text:tab/>^^^^^^^^^^^^&lt;p&gt;3. Content in z:window&lt;/p&gt;<text:line-break/><text:tab/>^^^^^^<text:span text:style-name="T25">&lt;/z:window&gt;</text:span><text:line-break/><text:tab/><text:tab/>^^^^^^^^^^^^&lt;p&gt;4. Content in z:page after z:window&lt;/h2&gt;<text:line-break/><text:span text:style-name="T25">&lt;/z:page&gt;</text:span><text:line-break/><text:line-break/><text:tab/>^^^^^^&lt;p&gt;5. Content after z:page&lt;/p&gt;<text:line-break/><text:tab/>^^^^^^&lt;/body&gt;<text:line-break/>&lt;/html&gt;</text:p>
      <text:p text:style-name="P27">まずは、上に示したとおり、ZKクライアントエンジンが想定しているように<text:span text:style-name="Source_20_Text">DOCTYPE</text:span>を指定しましょう。二番目にTLDファイルはZKパッケージの<text:span text:style-name="Source_20_Text">dist/WEB-INF/tld/zul/jsp</text:span>ディレクトリーの中にあります。三番目、ページタグを使って、すべてのコンポーネントタグを閉じなければなりません。</text:p>
      <text:p text:style-name="P40">ZULコンポーネントはJSPタグに包まれています。そして、プロパティはタグ属性に包まれてます。さらに、他のタグを使ってZK JSPを一緒に使うのもできます。こうしてZK JSPタグの使用はストレートです。</text:p>
      <text:h text:style-name="P101" text:outline-level="3">ZKフィルターを使用して動的に生成したページを豊富にする</text:h>
      <text:p text:style-name="P25"><text:span text:style-name="T41">動的に生成したHTMLページ(例えばJSPページの出力)をajax化にするときに、ZKフィルターで生成したページを処理します。ZKフィルターを使用可能にするのに、以下に示したように、</text:span><text:span text:style-name="Source_20_Text"><text:span text:style-name="T41">web.xml</text:span></text:span><text:span text:style-name="T41">を設定しなければなりません。</text:span></text:p>
      <text:p text:style-name="Code_20_Indent">&lt;filter&gt;</text:p>
      <text:p text:style-name="Code_20_Indent"><text:tab/>^^^^^^&lt;filter-name&gt;zkFilter&lt;/filter-name&gt;</text:p>
      <text:p text:style-name="Code_20_Indent"><text:tab/>^^^^^^&lt;filter-class&gt;<text:span text:style-name="T25">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P411"><text:span text:style-name="Source_20_Text">url-pattern</text:span>はアプリケーションに依存します。<text:span text:style-name="Source_20_Text"><text:span text:style-name="T41">ex</text:span></text:span><text:span text:style-name="Source_20_Text">tension</text:span>パラメーター(<text:span text:style-name="Source_20_Text">init-param</text:span>)は動的な出力の言語を定義します。デフォルトでは<text:span text:style-name="Source_20_Text">html</text:span>です。<text:span text:style-name="Source_20_Text">xul/html</text:span>の場合、拡張子として<text:span text:style-name="Source_20_Text">zul</text:span>を指定します。 </text:p>
      <text:p text:style-name="P72"><text:span text:style-name="T7">【ヒント】： </text:span><text:span text:style-name="T45">ZK JSPはZKフィルターより少ないメモリーを消耗することは簡単です。上級者のための章のパフォーマンスを改善のためのヒントを参照ください。</text:span></text:p>
      <text:p text:style-name="P415">挿入または転送からの出力にフィルターをかけたいときは、<text:span text:style-name="Source_20_Text">REQUEST</text:span> and/or<text:span text:style-name="T41"> </text:span><text:span text:style-name="Source_20_Text">INCLUDE</text:span>と共にはずされる要素を指定する事を忘れないでください。より詳しくは<text:span text:style-name="Source_20_Text">Java Servlet Specification </text:span>を参照ください。例えば、</text:p>
      <text:p text:style-name="Code_20_Indent">&lt;filter-mapping&gt;<text:line-break/><text:tab/>^^^^^^&lt;filter-name&gt;zkFilter&lt;/filter-name&gt;<text:line-break/><text:tab/>^^^^^^&lt;url-pattern&gt;/my/dyna/*&lt;/url-pattern&gt;</text:p>
      <text:p text:style-name="Code_20_Indent"><text:tab/>^^^^^^&lt;dispatcher&gt;REQUEST&lt;/dispatcher&gt;</text:p>
      <text:p text:style-name="Code_20_Indent"><text:tab/>^^^^^^&lt;dispatcher&gt;INCLUDE&lt;/dispatcher&gt;</text:p>
      <text:p text:style-name="Code_20_Indent"><text:tab/>^^^^^^&lt;dispatcher&gt;FORWARD&lt;/dispatcher&gt;</text:p>
      <text:p text:style-name="Code_20_Indent"><text:tab/>^^^^^^&lt;dispatcher&gt;ERROR&lt;/dispatcher&gt;<text:line-break/>&lt;/filter-mapping&gt;</text:p>
      <text:h text:style-name="P101" text:outline-level="3">XULを使うか、XHTMLを使うか？</text:h>
      <text:p text:style-name="P27">正しい答えはありません。それは好みです。</text:p>
      <text:p text:style-name="P27">しかし、覚えてほしいのは、<text:span text:style-name="Source_20_Text">HTML</text:span>、<text:span text:style-name="Source_20_Text">HEAD</text:span>、<text:span text:style-name="Source_20_Text">BODY</text:span>タグを書いてページの見た目を変えるかどうかです。もしするなら、XHTMLをデフォルトのネーム空間として使用したほうが便利です（<text:span text:style-name="Source_20_Text">zhtml</text:span>拡張子を使用）。もし、しないなら、XULをデフォルトのネーム空間として、(zul拡張子を使用)使用します。</text:p>
      <text:p text:style-name="P27">コンポーネントを分けるためのXMLネーム空間の使用で同じページ中で異なったコンポーネントを混在に使用することができます。さらに、からの<text:span text:style-name="T41">プレフィックス</text:span>のネーム空間は選んだ拡張子とは無関係です。例えば、下のステートメントはどんな拡張子を使ったとしても有効です。</text:p>
      <text:p text:style-name="Code_20_Indent"><text:span text:style-name="T99">&lt;window xmlns="</text:span><text:a xlink:type="simple" xlink:href="http://www.potix.com/2005/zul"><text:span text:style-name="Internet_20_link"><text:span text:style-name="T99">http://</text:span></text:span></text:a><text:a xlink:type="simple" xlink:href="http://www.potix.com/2005/zul"><text:span text:style-name="Internet_20_link"><text:span text:style-name="T102">www.zkoss.org/2005/zul</text:span></text:span></text:a><text:span text:style-name="T99">"</text:span> xmlns:h="http://www.w3.org/1999/xhtml"&gt;</text:p>
      <text:p text:style-name="Code_20_Indent"><text:tab/>^^^^^^&lt;h:table&gt;</text:p>
      <text:p text:style-name="Code_20_Indent">...</text:p>
      <text:p text:style-name="P416">上の記述は下と同様の働きをします。</text:p>
      <text:p text:style-name="Code_20_Indent">&lt;x:window xmlns:x="<text:a xlink:type="simple" xlink:href="http://www.potix.com/2005/zul"><text:span text:style-name="Internet_20_link">http://www.zkoss.org/2005/zul</text:span></text:a>" xmlns="http://www.w3.org/1999/xhtml"&gt;</text:p>
      <text:p text:style-name="Code_20_Indent"><text:tab/>^^^^^^&lt;table&gt;</text:p>
      <text:p text:style-name="Code_20_Indent">...</text:p>
      <text:h text:style-name="P132" text:outline-level="1"><text:span text:style-name="T169">9. </text:span><text:span text:style-name="T170">マクロコンポーネント</text:span></text:h>
      <text:p text:style-name="P70">コンポーネントを実装する方法は二つあります。一つは<text:span text:style-name="Source_20_Text">org.zkoss.zk.ui.AbstractComponent</text:span>クラスから得られるクラスを実装します。もう一つは他のコンポーネントを使うことで実装します。</text:p>
      <text:p text:style-name="P70">一番目の方法はより柔軟です。しかし、それを使うのに、より深くZKを理解する必要があります。ですから、この方法を使っているのは大抵コンポーネントの開発者です。詳しくはComponent Development Guideをご覧ください。</text:p>
      <text:p text:style-name="P58">一方で、他のコンポーネントを使用した新しいコンポーネントの実装は直観的です。それは、組み立て、マクロ拡張またはインライン取替えのように動作します。便宜上、このタイプのコンポーネントをマクロコンポーネントと呼びます。このタイプでないコンポーネントをネイティブコンポーネントと呼びます。</text:p>
      <text:p text:style-name="Tip"><text:span text:style-name="T106">【ヒント】：</text:span><text:span text:style-name="T108">アプリケーション開発者の視点から見ると、実装の仕方を除いて、マクロコンポーネントとネイティブコンポーネントに違いはありません。</text:span></text:p>
      <text:h text:style-name="P151" text:outline-level="2">マクロコンポーネントを使用する三つのステップ</text:h>
      <text:p text:style-name="P70">マクロコンポーネントを使用する三つのステップは以下のようです。</text:p>
      <text:list text:style-name="WW8Num43">
        <text:list-item>
          <text:p text:style-name="P260">ZUMLページによってマクロコンポーネントを実装する。</text:p>
        </text:list-item>
        <text:list-item>
          <text:p text:style-name="P260">それを使用するページの中でマクロコンポーネントを宣言する。</text:p>
        </text:list-item>
        <text:list-item>
          <text:p text:style-name="P260">他のコンポーネントを使用するようにマクロコンポーネントを使用する。</text:p>
        </text:list-item>
      </text:list>
      <text:p text:style-name="P72"><text:span text:style-name="T7">【ヒント】：</text:span><text:span text:style-name="T45">ページ中でマクロコンポーネントを定義することに加えて、言語</text:span><text:span text:style-name="Source_20_Text"><text:span text:style-name="T45">add-on</text:span></text:span><text:span text:style-name="T45">に定義を挿入する事ができます。そうすることによって、すべてのページはマクロコンポーネントにアクセスできます。</text:span></text:p>
      <text:h text:style-name="P101" text:outline-level="3">ステップ１．実装</text:h>
      <text:p text:style-name="P40">必要な事はコンポーネントが構成しているものを説明するZUMLページを作成するだけです。つまり、そのページはマクロのテンプレートです。</text:p>
      <text:p text:style-name="P27">例えば、ラベルとテキストボックスをパッケージにし、マクロコンポーネントを作ることにします。作り方は以下のように<text:span text:style-name="Source_20_Text">/WEB-INF/macros/username.zul</text:span>を作成します。</text:p>
      <text:p text:style-name="Code_20_Indent">&lt;hbox&gt;</text:p>
      <text:p text:style-name="Code_20_Indent"><text:tab/>^^^^^^Username: &lt;textbox/&gt;</text:p>
      <text:p text:style-name="Code_20_Indent">&lt;/hbox&gt;</text:p>
      <text:p text:style-name="P40">出来上がりました。</text:p>
      <text:p text:style-name="P40">ZUMLページがマクロコンポーネントを実装するのは、他のページとも同じです。つまり、どのZUMLページでもマクロコンポーネントとして使われます。</text:p>
      <text:h text:style-name="P101" text:outline-level="3">ステップ２.宣言</text:h>
      <text:p text:style-name="P40">マクロコンポーネントをインスタンス化<text:span text:style-name="T41">に</text:span>する前に、宣言をしなければなりません。宣言する簡単な方法のうちの一つはコンポーネント<text:span text:style-name="T41">コマンド</text:span>を使用する事です。</text:p>
      <text:p text:style-name="Code_20_Indent">&lt;?component name="username" macro-uri="/WEB-INF/macros/username.zul"?&gt;</text:p>
      <text:p text:style-name="P40">示したように、名前(<text:span text:style-name="Source_20_Text">name</text:span>属性)とページのURI(<text:span text:style-name="Source_20_Text">macro-uri</text:span>属性)を宣言しなければなりません。</text:p>
      <text:h text:style-name="P229" text:outline-level="4"><text:span text:style-name="T41">その</text:span>他のプロパティ</text:h>
      <text:p text:style-name="P80"><text:span text:style-name="Source_20_Text"><text:span text:style-name="T41">name</text:span></text:span><text:span text:style-name="T41">、</text:span><text:span text:style-name="Source_20_Text"><text:span text:style-name="T41">macro-uri</text:span></text:span><text:span text:style-name="T41">と</text:span><text:span text:style-name="Source_20_Text"><text:span text:style-name="T41">class</text:span></text:span><text:note text:id="ftn52" text:note-class="footnote"><text:note-citation>52</text:note-citation><text:note-body><text:p text:style-name="P105">クラス属性は後ほど説明します。</text:p></text:note-body></text:note><text:span text:style-name="T41">属性に加えて、初期化されるときにコンポーネントをインスタンス化するために使用する初期プロパティのリストを指定できます。</text:span></text:p>
      <text:p text:style-name="Code_20_Indent_20_2">&lt;?component name="mycomp" macro-uri="/macros/mycomp.zul"</text:p>
      <text:p text:style-name="Code_20_Indent_20_2"><text:s text:c="2"/>^^^^myprop="myval" another="anotherval"?&gt;</text:p>
      <text:p text:style-name="P93">そうして</text:p>
      <text:p text:style-name="Code_20_Indent_20_2">&lt;mycomp/&gt;</text:p>
      <text:p text:style-name="P94">以下と同様の働きをします。</text:p>
      <text:p text:style-name="Code_20_Indent_20_2">&lt;mycomp myprop="myval1" another="anotherval"/&gt;</text:p>
      <text:h text:style-name="P100" text:outline-level="3">ステップ３．使用</text:h>
      <text:p text:style-name="P39">マクロコンポーネントの使用は他のコンポーネントと何も変わりません。</text:p>
      <text:p text:style-name="Code_20_Indent">&lt;window&gt;</text:p>
      <text:p text:style-name="Code_20_Indent"><text:tab/>^^^^^^&lt;username/&gt;</text:p>
      <text:p text:style-name="Code_20_Indent">&lt;/window&gt;</text:p>
      <text:h text:style-name="P229" text:outline-level="4"><text:span text:style-name="Source_20_Text"><text:span text:style-name="T41">p</text:span></text:span><text:span text:style-name="Source_20_Text">ass </text:span>プロパティ</text:h>
      <text:p text:style-name="P95"><text:span text:style-name="T55">普通のコンポーネントを使うように、マクロコンポーネントを使用するとき、プロパティ(aka,.属性)を指定できます</text:span>。</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P81">これらのプロパティは<text:span text:style-name="T41">すべて</text:span>マップ中に保存されます。そして、<text:span text:style-name="Source_20_Text">arg</text:span>と呼ばれる変数を通して、テンプレートに送られます。テンプレート中では以下のようにこれらのプロパティに<text:span text:style-name="T41">アクセス</text:span>できます。</text:p>
      <text:p text:style-name="Code_20_Indent_20_2">&lt;hbox&gt;</text:p>
      <text:p text:style-name="Code_20_Indent_20_2"><text:tab/>^^^^^^Username: &lt;textbox value="${arg.who}"/&gt;</text:p>
      <text:p text:style-name="Code_20_Indent_20_2">&lt;/hbox&gt;</text:p>
      <text:p text:style-name="Tip"><text:span text:style-name="T106">【メモ】</text:span><text:span text:style-name="T110">:</text:span><text:span text:style-name="T59">マクロページが読み込まれているときのみ</text:span><text:span text:style-name="Source_20_Text"><text:span text:style-name="T45">arg</text:span></text:span><text:span text:style-name="T59">は利用可能です。イベントリスナの中で通信するために、</text:span><text:span text:style-name="Source_20_Text"><text:span text:style-name="T45">getDynamicProperty</text:span></text:span><text:span text:style-name="T59">を代わりに使用します。より詳しくはメソッドを使うセクションを参照ください。 </text:span></text:p>
      <text:h text:style-name="P228" text:outline-level="4"><text:span text:style-name="Source_20_Text">arg.includer</text:span></text:h>
      <text:p text:style-name="P81">指定したプロパティ(aka,.属性)に加えて、<text:span text:style-name="Source_20_Text">arg.includer</text:span>と呼ばれるプロパティがマクロテンプレート中で定義されたコンポーネントの親要素を表すためにいつも<text:span text:style-name="T41">渡されます</text:span>。 </text:p>
      <text:p text:style-name="P92"><text:span text:style-name="T55">標準マクロが作成されたとしたら、</text:span><text:span text:style-name="Source_20_Text">arg.includer</text:span><text:span text:style-name="T55">はマクロコンポーネントそのものです。インラインマクロが</text:span><text:span text:style-name="T55">作成されたら、</text:span><text:span text:style-name="Source_20_Text">arg.includer</text:span><text:span text:style-name="T55">は親コンポーネントです。より詳しくは</text:span><text:span text:style-name="T56">インラインマクロ</text:span><text:span text:style-name="T55">セクションを参照してください。</text:span></text:p>
      <text:p text:style-name="P80"><text:span text:style-name="T41">上の例では</text:span><text:span text:style-name="Source_20_Text"><text:span text:style-name="T41">arg.includer</text:span></text:span><text:span text:style-name="T41">は標準マクロコンポーネント、</text:span><text:span text:style-name="Source_20_Text">&lt;username who="John"/&gt;</text:span><text:span text:style-name="T41">を表します。またそれは</text:span><text:span text:style-name="Source_20_Text"><text:span text:style-name="T41">＜hbox＞</text:span></text:span><text:span text:style-name="T41">(</text:span><text:span text:style-name="Source_20_Text"><text:span text:style-name="T41">username.zul</text:span></text:span><text:span text:style-name="T41">中で定義された)の親要素です。 </text:span></text:p>
      <text:h text:style-name="P151" text:outline-level="2">インラインマクロ</text:h>
      <text:p text:style-name="Text_20_body"><text:span text:style-name="T56">二種類のマクロコンポーネントがあります。インライン</text:span><text:span text:style-name="T55"><text:note text:id="ftn53" text:note-class="footnote"><text:note-citation>53</text:note-citation><text:note-body><text:p text:style-name="P110"><text:span text:style-name="T41">インラインマクロコンポーネントは</text:span>ZK 2.3<text:span text:style-name="T41">より追加されています。</text:span></text:p></text:note-body></text:note></text:span><text:span text:style-name="T56">とレギュラー(標準)です。デフォルトでは、レギュラーマクロスが想定されています。インラインマクロスを指定するのに、コンポーネントコマンド中で</text:span><text:span text:style-name="Source_20_Text"><text:span text:style-name="T41">inline=”true”</text:span></text:span><text:span text:style-name="T56">を指定しなければなりません。</text:span></text:p>
      <text:p text:style-name="P58">インラインマクロは<text:span text:style-name="Source_20_Text">inline-expansion</text:span>のよう<text:span text:style-name="T41">に作動し</text:span>ます。インラインマクロが<text:span text:style-name="T41">指定される</text:span>と、ZKはマクロコンポーネントを作成しません。<text:span text:style-name="T41">その代わり</text:span>、マクロURI<text:span text:style-name="T41">の</text:span>中で定義されたコンポーネントをインライン拡張します。つまり、インラインマクロのコンテンツを直接目標ページに<text:span text:style-name="T41">入力するのと同様で</text:span>す。</text:p>
      <table:table table:name="Table9" table:style-name="Table9">
        <table:table-column table:style-name="Table9.A"/>
        <table:table-column table:style-name="Table9.B"/>
        <table:table-header-rows>
          <table:table-row table:style-name="Table9.1">
            <table:table-cell table:style-name="Table9.A1" office:value-type="string">
              <text:p text:style-name="P218"><text:span text:style-name="T137">use.zul: (</text:span><text:span text:style-name="T129">目標ページ</text:span><text:span text:style-name="T137">)</text:span></text:p>
              <text:p text:style-name="P4"><text:span text:style-name="T144">&lt;?component name="username" </text:span><text:span text:style-name="T26">inline="true"</text:span><text:span text:style-name="T144"> macro-uri="username.zul"?&gt;</text:span></text:p>
              <text:p text:style-name="P5">&lt;grid&gt;</text:p>
              <text:p text:style-name="P5"><text:tab/>^^^^^^^^^^^^&lt;rows&gt;</text:p>
              <text:p text:style-name="P5">^^^^^^^^^^^^^^^^^^&lt;username id="ua" name="John"/&gt;</text:p>
              <text:p text:style-name="P5"><text:tab/>^^^^^^^^^^^^&lt;/rows&gt;</text:p>
              <text:p text:style-name="P5">&lt;/grid&gt;</text:p>
              <text:p text:style-name="Table_20_Contents">username.zul: (<text:span text:style-name="T107">マクロの定義</text:span>)</text:p>
              <text:p text:style-name="P5">&lt;row&gt;</text:p>
              <text:p text:style-name="P5"><text:tab/>^^^^^^^^^^^^Username</text:p>
              <text:p text:style-name="P5"><text:tab/>^^^^^^^^^^^^&lt;textbox id="${arg.id}" value="${arg.name}"/&gt;</text:p>
              <text:p text:style-name="P7">&lt;/row&gt;</text:p>
            </table:table-cell>
            <table:table-cell table:style-name="Table9.A1" office:value-type="string">
              <text:p text:style-name="P219">Equivalent page:</text:p>
              <text:p text:style-name="P5">&lt;grid&gt;</text:p>
              <text:p text:style-name="P5"><text:tab/>^^^^^^^^^^^^&lt;rows&gt;</text:p>
              <text:p text:style-name="P5">&lt;row&gt;</text:p>
              <text:p text:style-name="P5"><text:tab/>^^^^^^^^^^^^Username</text:p>
              <text:p text:style-name="P5"><text:tab/>^^^^^^^^^^^^&lt;textbox id="ua" value="John"/&gt;</text:p>
              <text:p text:style-name="P5">&lt;/row&gt;</text:p>
              <text:p text:style-name="P5"><text:tab/>^^^^^^^^^^^^&lt;/rows&gt;</text:p>
              <text:p text:style-name="P5">&lt;/grid&gt;</text:p>
              <text:p text:style-name="P164"><text:span text:style-name="Source_20_Text">id</text:span>を含む、すべてのプロパティはインラインマクロに渡されます。</text:p>
            </table:table-cell>
          </table:table-row>
        </table:table-header-rows>
      </table:table>
      <text:p text:style-name="P70">一方で、ZKは(マクロコンポーネントと呼ばれる)本当のコンポーネントを作成しレギュラーマクロを表します。つまり、マクロの中で定義されたコンポーネントの親としてマクロコンポーネントは作成されます。</text:p>
      <text:p text:style-name="P58">複雑なページ<text:span text:style-name="T41">ではレギュラーより、インラインマクロを使うほうが</text:span>簡単です。例えば、前の例では、<text:span text:style-name="Source_20_Text">rows</text:span>はマクロコンポーネントではなくて、列のみを受け取るので、レギュラーコンポーネントを使う<text:span text:style-name="T41">こと</text:span>はできません。インラインマクロでは、すべてのコンポーネントが同じIDスペースにあるため、<text:span text:style-name="T41">アクセス</text:span>するの<text:span text:style-name="T41">は</text:span>より簡単です<text:span text:style-name="T41">が、</text:span>名前の衝突を避けな<text:span text:style-name="T41">ければなりません。</text:span></text:p>
      <text:p text:style-name="P58">一方、レギュラーマクロスでは、APIを使用することができます。どのレギュラーマクロコンポーネントもIDスペースの所有者です。ですから、名前の衝突はありません。</text:p>
      <text:h text:style-name="P99" text:outline-level="3">例</text:h>
      <text:p text:style-name="Text_20_body_20_indent"><text:span text:style-name="Source_20_Text">inline.zul</text:span>: <text:span text:style-name="T55">(</text:span><text:span text:style-name="T56">マクロ定義</text:span><text:span text:style-name="T55">)</text:span></text:p>
      <text:p text:style-name="Code_20_Indent">&lt;row&gt;<text:line-break/><text:tab/>^^^^^^&lt;textbox value="${arg.col1}"/&gt;<text:line-break/><text:tab/>^^^^^^&lt;textbox value="${arg.col2}"/&gt;<text:line-break/>&lt;/row&gt;</text:p>
      <text:p text:style-name="Text_20_body_20_indent"><text:span text:style-name="Source_20_Text">useinline.zul</text:span>: (<text:span text:style-name="T107">目標ページ</text:span>)</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lt;myrow col1="${each.x}" col2="${each.y}" forEach="${infos}"/&gt;<text:line-break/><text:tab/><text:tab/>^^^^^^^^^^^^&lt;/rows&gt;<text:line-break/><text:tab/>^^^^^^&lt;/grid&gt;<text:line-break/>&lt;/window&gt;</text:p>
      <text:h text:style-name="P151" text:outline-level="2">レギュラー(標準)マクロ</text:h>
      <text:p text:style-name="P70">ZKは前のセクションで説明されたように本当のコンポーネント(マクロコンポーネントと呼ばれる)を作成します。</text:p>
      <text:p text:style-name="P70">便宜上、このセクションで<text:span text:style-name="T41">話す</text:span>マクロコンポーネント<text:span text:style-name="T41">とは</text:span>、レギュラーマクロコンポーネントのこと<text:span text:style-name="T41">を示します</text:span>。</text:p>
      <text:h text:style-name="P101" text:outline-level="3">マクロコンポーネントとIDスペース</text:h>
      <text:p text:style-name="P40">ウィンドウのように、マクロコンポーネントはIDスペースの所有者です。つまり、マクロコンポーネント(aka.,マクロコンポーネントの子コンポーネント)を実装するページの中で、コンポーネントを識別するどんな識別子も使えます。マクロコンポーネントと同ページ中で定義された他のコンポーネントと衝突することはありません。</text:p>
      <text:p text:style-name="P40">例えば、<text:span text:style-name="T41">マクロを以下のように定義します。</text:span></text:p>
      <text:p text:style-name="Code_20_Indent">&lt;hbox&gt;</text:p>
      <text:p text:style-name="Code_20_Indent"><text:tab/>^^^^^^Username: &lt;textbox id="who" value="${arg.who}"/&gt;</text:p>
      <text:p text:style-name="Code_20_Indent">&lt;/hbox&gt;</text:p>
      <text:p text:style-name="P416">そうすると、以下のコードは正しく動作します。</text:p>
      <text:p text:style-name="Code_20_Indent">&lt;?component name="username" macro-uri="/WEB-INF/macros/username.zul"?&gt;</text:p>
      <text:p text:style-name="Code_20_Indent">&lt;zk&gt;</text:p>
      <text:p text:style-name="Code_20_Indent"><text:tab/>^^^^^^&lt;username/&gt;</text:p>
      <text:p text:style-name="Code_20_Indent"><text:tab/>^^^^^^&lt;button id="who"/&gt; &lt;!-- no conflict because it is in a different ID space --&gt;</text:p>
      <text:p text:style-name="Code_20_Indent">&lt;/zk&gt;</text:p>
      <text:p text:style-name="P418">しかし、以下のコードは動作しません。</text:p>
      <text:p text:style-name="Code_20_Indent">&lt;?component name="username" macro-uri="/WEB-INF/macros/username.zul"?&gt;</text:p>
      <text:p text:style-name="Code_20_Indent">&lt;username id="who"/&gt;</text:p>
      <text:p text:style-name="P411">どうしてでしょうか？どのIDスペース所有者のように、マクロコンポーネントそれ自体は子コンポーネントと同じIDスペースにあります。代わりの二つの解決方法があります。</text:p>
      <text:list text:style-name="WW8Num44">
        <text:list-item>
          <text:p text:style-name="P420">特別なプレフィックスをマクロコンポーネントの子コンポーネントの識別子に使用します。例えば、”<text:span text:style-name="Source_20_Text">who</text:span>”の代わりに”<text:span text:style-name="Source_20_Text">ms_who</text:span>”です。</text:p>
        </text:list-item>
      </text:list>
      <text:p text:style-name="Code_20_Indent_20_2">&lt;hbox&gt;</text:p>
      <text:p text:style-name="Code_20_Indent_20_2"><text:tab/>^^^^^^Username: &lt;textbox id="<text:span text:style-name="T25">mc_who</text:span>" value="${arg.who}"/&gt;</text:p>
      <text:p text:style-name="Code_20_Indent_20_2">&lt;/hbox&gt;</text:p>
      <text:list text:style-name="WW8Num44" text:continue-numbering="true">
        <text:list-item>
          <text:p text:style-name="P420">ウィンドウコンポーネントを使用して追加IDスペースを作成する。</text:p>
        </text:list-item>
      </text:list>
      <text:p text:style-name="Code_20_Indent_20_2">&lt;<text:span text:style-name="T25">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25">window</text:span>&gt;</text:p>
      <text:p text:style-name="P418">適応できるなら、一番目の解決方法はより簡単なのでお勧めします。</text:p>
      <text:h text:style-name="P229" text:outline-level="4">外部から子コンポーネントと通信</text:h>
      <text:p text:style-name="P95">他のIDスペース所有者のように、<text:span text:style-name="Source_20_Text">org.zkoss.zk.ui.Path</text:span>または<text:span text:style-name="Source_20_Text">getFellow</text:span>メソッドを使用して、子コンポーネントに通信できます。</text:p>
      <text:p text:style-name="P81">例えば、マクロコンポーネントのIDを”<text:span text:style-name="Source_20_Text">username</text:span>”と呼びます。そ<text:span text:style-name="T41">して</text:span>、以下のように<text:span text:style-name="Source_20_Text">textbox</text:span>に通信できます。</text:p>
      <text:p text:style-name="Code_20_Indent_20_2">comp.getFellow("username").getFellow("mc_who");</text:p>
      <text:p text:style-name="Code_20_Indent_20_2">new Path("/username/mc_who");</text:p>
      <text:h text:style-name="P229" text:outline-level="4">親で定義された変数に通信</text:h>
      <text:p text:style-name="P81">マクロコンポーネントはインライン拡張のように動作します。このため、他のコンポーネントと同じように、(マクロコンポーネントの) 子コンポーネントは親IDスペース<text:span text:style-name="T41">の</text:span>中で定義された変数と通信できます。</text:p>
      <text:p text:style-name="P95">例えば、<text:span text:style-name="Source_20_Text">username</text:span>の子コンポーネントは直接vと通信できます。</text:p>
      <text:p text:style-name="Code_20_Indent_20_2">&lt;zscript&gt;</text:p>
      <text:p text:style-name="Code_20_Indent_20_2"><text:tab/>^^^^^^String v = "something";</text:p>
      <text:p text:style-name="Code_20_Indent_20_2">&lt;/zscript&gt;</text:p>
      <text:p text:style-name="Code_20_Indent_20_2">&lt;username/&gt;</text:p>
      <text:p text:style-name="P81">しかしこの方法では、マクロが使える場面が制限されますので、お勧めしません。</text:p>
      <text:h text:style-name="P229" text:outline-level="4">ランタイムで<text:span text:style-name="Source_20_Text">macro-uri</text:span>を変更</text:h>
      <text:p text:style-name="P95">以下のようにマクロURIを動的に変更できます。</text:p>
      <text:p text:style-name="Code_20_Indent_20_2">&lt;username id="ua"/&gt;</text:p>
      <text:p text:style-name="Code_20_Indent_20_2">&lt;button onClick="ua.setMacroURI(&amp;quot;another.zul&amp;quot;)"/&gt;</text:p>
      <text:h text:style-name="P101" text:outline-level="3">メソッドを<text:span text:style-name="T41">使う</text:span></text:h>
      <text:p text:style-name="P40">マクロコンポーネントは<text:span text:style-name="Source_20_Text">org.zkoss.zk.ui.ext.DynamicPropertied</text:span>インターフェースを実装します。つまり<text:span text:style-name="Source_20_Text">getDynamicProperty</text:span>メソッドを以下のように使うことでそのプロパティと通信できます。</text:p>
      <text:p text:style-name="Code_20_Indent">&lt;username id="ua" who="John"/&gt;</text:p>
      <text:p text:style-name="Code_20_Indent">&lt;button label="what?" onClick="alert(ua.getDynamicProperty(&amp;quot;who&amp;quot;))"/&gt;</text:p>
      <text:p text:style-name="P411">明らかに、<text:span text:style-name="Source_20_Text">DynamicPropertied</text:span>の使用はいい方法ではありません。その上、<text:span text:style-name="Source_20_Text">setDynamicProperty</text:span>を使用してプロパティを変更しても、マクロの子コンポーネントは変更されません。例えば、以下のコードはまた<text:span text:style-name="Source_20_Text">username</text:span>としてMaryではなくてJohnを表示します。</text:p>
      <text:p text:style-name="Code_20_Indent">&lt;username id="ua" who="John"/&gt;</text:p>
      <text:p text:style-name="Code_20_Indent">&lt;zscript&gt;</text:p>
      <text:p text:style-name="Code_20_Indent"><text:s text:c="2"/>^^^^ua.setDynamicProperty("who", "Mary");</text:p>
      <text:p text:style-name="Code_20_Indent">&lt;/zscript&gt;</text:p>
      <text:p text:style-name="P27">どうしてでしょうか？マクロコンポーネントが作成された時、マクロコンポーネントのすべての子コンポーネントは作成されます。手動で処理しない限り、変更されません。このため、<text:span text:style-name="Source_20_Text"><text:span text:style-name="T41">se</text:span></text:span><text:span text:style-name="Source_20_Text">tDynamicProperty</text:span>の起動はマクロコンポーネント<text:span text:style-name="T41">の</text:span>中に保存されたプロパティのみに影響します。<text:span text:style-name="Source_20_Text">Textbox</text:span>のコンテンツは<text:span text:style-name="T41">変更されません</text:span>。</text:p>
      <text:p text:style-name="P27">このため、<text:span text:style-name="T41">直接コンポーネントを処理する</text:span><text:span text:style-name="Source_20_Text"><text:span text:style-name="T41">setWho</text:span></text:span><text:span text:style-name="T41">のような</text:span>メソッドを<text:span text:style-name="T41">提供したほうが</text:span>いいです。自<text:span text:style-name="T41">分</text:span>の方法を<text:span text:style-name="T41">適用</text:span>するのに、マクロコンポーネントにクラスを実装し<text:span text:style-name="T41">、コンポーネントコマンドの</text:span><text:span text:style-name="Source_20_Text"><text:span text:style-name="T41">class</text:span></text:span><text:span text:style-name="T41">属性に指定しなければなりません。</text:span></text:p>
      <text:p text:style-name="P72"><text:span text:style-name="T7">【ヒント】：</text:span><text:span text:style-name="T45">現在のプロパティを使用して子コンポーネントを再作成するのに、</text:span><text:span text:style-name="Source_20_Text"><text:span text:style-name="T45">recreate</text:span></text:span><text:span text:style-name="T45">メソッドを使用します。このメソッドは、すべての子コンポーネントを切り離し、新たに作成します。</text:span></text:p>
      <text:p text:style-name="P40">クラスを実装する方法は二つあります。その詳細は以下のセクションで説明されます。</text:p>
      <text:h text:style-name="P229" text:outline-level="4">Javaで追加のメソッドを提供</text:h>
      <text:p text:style-name="P95">マクロコンポーネントに追加メソッドを<text:span text:style-name="T41">使用</text:span>するのに、二つの方法があります。</text:p>
      <text:list text:style-name="WW8Num45">
        <text:list-item>
          <text:p text:style-name="P316"><text:span text:style-name="Source_20_Text"><text:span text:style-name="T138">zkoss.zk.ui.HtmlMacroComponent</text:span></text:span><text:span text:style-name="T139">クラスを拡張する事でクラスを実装します。</text:span></text:p>
        </text:list-item>
      </text:list>
      <text:p text:style-name="Code_20_Indent_20_3">//Username.java</text:p>
      <text:p text:style-name="Code_20_Indent_20_3">package mypack;</text:p>
      <text:p text:style-name="Code_20_Indent_20_3">public class Username extends HtmlMacroComponent {</text:p>
      <text:p text:style-name="Code_20_Indent_20_3"><text:tab/>^^^^^^public void setWho(String name) {</text:p>
      <text:p text:style-name="Code_20_Indent_20_3"><text:tab/><text:tab/>^^^^^^^^^^^^setDynamicProperty("who", name); //arg.who requires it</text:p>
      <text:p text:style-name="Code_20_Indent_20_3"><text:tab/><text:tab/>^^^^^^^^^^^^final Textbox tb = (Textbox)getFellow("mc_who");</text:p>
      <text:p text:style-name="Code_20_Indent_20_3">^^^^^^^^^^^^if (tb != null) tb.setValue(name); //correct the child if available</text:p>
      <text:p text:style-name="Code_20_Indent_20_3"><text:tab/>^^^^^^}</text:p>
      <text:p text:style-name="Code_20_Indent_20_3"><text:tab/>^^^^^^public String getWho() {</text:p>
      <text:p text:style-name="Code_20_Indent_20_3"><text:tab/><text:tab/>^^^^^^^^^^^^return (String)getDynamicaProperty("who");</text:p>
      <text:p text:style-name="Code_20_Indent_20_3"><text:tab/>^^^^^^}</text:p>
      <text:p text:style-name="Code_20_Indent_20_3">}</text:p>
      <text:list text:style-name="WW8Num46">
        <text:list-item>
          <text:list>
            <text:list-item>
              <text:p text:style-name="P321">上に説明したように、マクロコンポーネントが子コンポーネントを作成時に使用される<text:span text:style-name="Source_20_Text">${arg.who}</text:span>は(<text:span text:style-name="Source_20_Text">${arg.who})</text:span>マクロページ中で参照されるので、<text:span text:style-name="Source_20_Text">setWho</text:span>の中で<text:span text:style-name="Source_20_Text">setDynamicProperty</text:span>を呼びださなければなりません。</text:p>
            </text:list-item>
            <text:list-item>
              <text:p text:style-name="P319"><text:span text:style-name="Source_20_Text"><text:span text:style-name="T138">setWho</text:span></text:span><text:span text:style-name="T139">メソッドはマクロコンポーネントが子コンポーネントを作成する前に呼び出される可能性もあるので、</text:span><text:span text:style-name="Source_20_Text"><text:span text:style-name="T138">mc_who</text:span></text:span><text:span text:style-name="T139">が存在しているかどうか確認しなければなりません。</text:span></text:p>
            </text:list-item>
            <text:list-item>
              <text:p text:style-name="P319"><text:span text:style-name="Source_20_Text"><text:span text:style-name="T138">mc_who</text:span></text:span><text:span text:style-name="T139">の</text:span><text:span text:style-name="Source_20_Text"><text:span text:style-name="T138">setValue</text:span></text:span><text:span text:style-name="T139">が呼び出されたので、コンテンツとクライアントでの視覚表現は</text:span><text:span text:style-name="Source_20_Text"><text:span text:style-name="T138">setWho</text:span></text:span><text:span text:style-name="T139">が呼び出されたとき自動的に更新されます。</text:span></text:p>
            </text:list-item>
          </text:list>
        </text:list-item>
      </text:list>
      <text:list text:style-name="WW8Num45" text:continue-numbering="true">
        <text:list-item>
          <text:p text:style-name="P322">クラス属性<text:span text:style-name="T41">を使用して</text:span>マクロ宣言中でクラスを宣言します。</text:p>
        </text:list-item>
      </text:list>
      <text:p text:style-name="Code_20_Indent_20_3">&lt;?component name="username" macro-uri="/WEB-INF/macros/username.zul"</text:p>
      <text:p text:style-name="Code_20_Indent_20_3"><text:s text:c="2"/>^^^^<text:span text:style-name="T25">class="mypack.Username"</text:span>?&gt;</text:p>
      <text:h text:style-name="P229" text:outline-level="4">zscriptで追加メソッドを提供</text:h>
      <text:p text:style-name="P81">Javaファイルで実装するのに加えて、<text:span text:style-name="Source_20_Text">zscript</text:span>でJavaクラスを実装できます。メリットはコンパイル不要と、そのコンテンツを動的に(ウェブアプリケーションを再びデプロイすることなく)変更できることです。デメリットはパフォーマンスが落ちる事と、間違いやすいことです。</text:p>
      <text:p text:style-name="P81">ZscriptでJavaクラスを実装するのに、いくつかステップをとります。</text:p>
      <text:list text:style-name="WW8Num47">
        <text:list-item>
          <text:p text:style-name="P317"><text:span text:style-name="T139">例えば、実装するクラスへ</text:span><text:span text:style-name="Source_20_Text"><text:span text:style-name="T138">/zs/username.zs</text:span></text:span><text:span text:style-name="T139">のような</text:span><text:span text:style-name="Source_20_Text"><text:span text:style-name="T138">zscript</text:span></text:span><text:span text:style-name="T139">ファイルを準備しなければなりません。同じ</text:span><text:span text:style-name="Source_20_Text"><text:span text:style-name="T138">zscript</text:span></text:span><text:span text:style-name="T139">ファイルの中で複数のクラスとファンクションを入れることができます。</text:span></text:p>
        </text:list-item>
      </text:list>
      <text:p text:style-name="Code_20_Indent_20_3">//username.zs</text:p>
      <text:p text:style-name="Code_20_Indent_20_3">package mypack;</text:p>
      <text:p text:style-name="Code_20_Indent_20_3">public class Username extends HtmlMacroComponent {</text:p>
      <text:p text:style-name="Code_20_Indent_20_3"><text:tab/>^^^^^^public void setWho(String name) {</text:p>
      <text:p text:style-name="Code_20_Indent_20_3"><text:tab/><text:tab/>^^^^^^^^^^^^setDynamicProperty("who", name);</text:p>
      <text:p text:style-name="Code_20_Indent_20_3"><text:tab/><text:tab/>^^^^^^^^^^^^Textbox tb = getFellow("mc_who");</text:p>
      <text:p text:style-name="Code_20_Indent_20_3"><text:tab/><text:tab/>^^^^^^^^^^^^if (tb != null) tb.setValue(name);</text:p>
      <text:p text:style-name="Code_20_Indent_20_3"><text:tab/>^^^^^^}</text:p>
      <text:p text:style-name="Code_20_Indent_20_3"><text:tab/>^^^^^^public String getWho() {</text:p>
      <text:p text:style-name="Code_20_Indent_20_3"><text:tab/><text:tab/>^^^^^^^^^^^^return getDynamicProperty("who");</text:p>
      <text:p text:style-name="Code_20_Indent_20_3"><text:tab/>^^^^^^}</text:p>
      <text:p text:style-name="Code_20_Indent_20_3">}</text:p>
      <text:list text:style-name="WW8Num47" text:continue-numbering="true">
        <text:list-item>
          <text:p text:style-name="P317"><text:span text:style-name="Source_20_Text"><text:span text:style-name="T138">init</text:span></text:span><text:span text:style-name="T139">コマンドを使用して、</text:span><text:span text:style-name="Source_20_Text"><text:span text:style-name="T138">zscript</text:span></text:span><text:span text:style-name="T139">ファイルを読み込みます。そして、コンポーネントを宣言します。</text:span></text:p>
        </text:list-item>
      </text:list>
      <text:p text:style-name="P158">&lt;?init zscript="/zs/username.zs"?&gt;</text:p>
      <text:p text:style-name="Code_20_Indent_20_3">&lt;?component name="username" macro-uri="/WEB-INF/macros/username.zul"</text:p>
      <text:p text:style-name="Code_20_Indent_20_3"><text:s text:c="2"/>^^^^<text:span text:style-name="T25">class="mypack.Username"</text:span>?&gt;</text:p>
      <text:p text:style-name="P81">実装クラス(前の例中で<text:span text:style-name="Source_20_Text">mypack.Username</text:span>)はマクロコンポーネントを本当に使用するのと同じぐらい<text:span text:style-name="T41">タイミングで解析され</text:span>ます。<text:span text:style-name="T41">そのため、</text:span><text:span text:style-name="Source_20_Text"><text:span text:style-name="T41">z</text:span></text:span><text:span text:style-name="Source_20_Text">script</text:span>要素を使用して<text:span text:style-name="Source_20_Text">zscript</text:span>ファイルを<text:span text:style-name="T41">処理する</text:span>のはOKです。</text:p>
      <text:p text:style-name="Code_20_Indent_20_2">&lt;?component name="username" macro-uri="/WEB-INF/macros/username.zul"</text:p>
      <text:p text:style-name="Code_20_Indent_20_2"><text:s text:c="2"/>^^^^<text:span text:style-name="T25">class="mypack.Username"</text:span>?&gt;</text:p>
      <text:p text:style-name="Code_20_Indent_20_2">&lt;zk&gt;</text:p>
      <text:p text:style-name="Code_20_Indent_20_2"><text:tab/>^^^^^^<text:span text:style-name="T25">&lt;zscript src="/zs/username.zs"/&gt;</text:span></text:p>
      <text:p text:style-name="Code_20_Indent_20_2"><text:tab/>^^^^^^&lt;username/&gt;</text:p>
      <text:p text:style-name="Code_20_Indent_20_2">&lt;/zk&gt;</text:p>
      <text:p text:style-name="P81"><text:span text:style-name="T41">個人的な意見ですが</text:span>、<text:span text:style-name="Source_20_Text">init</text:span>コマンドのほうがわかりやすいと思います。</text:p>
      <text:h text:style-name="P229" text:outline-level="4">インストール中に実装クラスをオーバーライド</text:h>
      <text:p text:style-name="P81">他のコンポーネントのように、<text:span text:style-name="Source_20_Text">use</text:span>属性を使用して、<text:span text:style-name="T41">マクロ</text:span>コンポーネントを実装するクラスをオーバーライド<text:span text:style-name="T41">でき</text:span>す。</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25">use</text:span>="another.MyAnotherUsername/&gt;</text:p>
      <text:p text:style-name="P95">もちろん、上の例で<text:span text:style-name="Source_20_Text">another.MyAnotherUsername</text:span>を提供しなければなりません。方法としては、独立したJavaファイルを使用するか、<text:span text:style-name="Source_20_Text">zscript</text:span>を使用して実装します。</text:p>
      <text:h text:style-name="P229" text:outline-level="4">手動でマクロコンポーネントを<text:span text:style-name="T41">作成</text:span></text:h>
      <text:p text:style-name="P95">手動でマクロコンポーネントを作成するのに、以下のようにすべての初期化が終わった後に<text:span text:style-name="Source_20_Text">afterCompose</text:span>を呼び出さなければなりません。</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perties defined in the component definition</text:p>
      <text:p text:style-name="Code_20_Indent_20_2">ua.setDynamicProperty("who", "Joe");</text:p>
      <text:p text:style-name="Code_20_Indent_20_2">ua.afterCompose(); //then the ZUML page is loaded and child components are created</text:p>
      <text:p text:style-name="P72"><text:span text:style-name="T7">【メモ】：</text:span><text:span text:style-name="Source_20_Text"><text:span text:style-name="T45">getComponentDefinition</text:span></text:span><text:span text:style-name="T45">　メソッドはページ中で定義されたコンポーネント定義を探します。</text:span></text:p>
      <text:p text:style-name="P95"><text:span text:style-name="T41">以下は</text:span>マクロに<text:span text:style-name="Source_20_Text"><text:span text:style-name="T41">Username</text:span></text:span><text:span text:style-name="T41">のような</text:span>クラスを実装する<text:span text:style-name="T41">例です。</text:span></text:p>
      <text:p text:style-name="Code_20_Indent_20_2">Username ua = new Username();</text:p>
      <text:p text:style-name="Code_20_Indent_20_2">ua.setWho("Joe");</text:p>
      <text:p text:style-name="Code_20_Indent_20_2">ua.setParent(wnd);</text:p>
      <text:p text:style-name="Code_20_Indent_20_2">ua.afterCompose();</text:p>
      <text:p text:style-name="Text_20_body_20_indent"/>
      <text:h text:style-name="P132" text:outline-level="1"><text:span text:style-name="T169">10. </text:span><text:span text:style-name="T170">上級者のための</text:span><text:span text:style-name="T170">機能</text:span></text:h>
      <text:p text:style-name="P66">この章は<text:span text:style-name="T41">上級者のため、</text:span>コンポーネントとページ<text:span text:style-name="T41">の高度な機能を説明します</text:span>。</text:p>
      <text:h text:style-name="P151" text:outline-level="2">ページ認識</text:h>
      <text:p text:style-name="P58"><text:span text:style-name="T41">一つの</text:span>デスクトップ上のすべてのページはイベントリスナで通信<text:span text:style-name="T41">され</text:span>ます。コンポーネント<text:span text:style-name="T41">が存在しているページを取得するのに</text:span>、<text:span text:style-name="Source_20_Text">org.zkoss.zk.ui.Component</text:span>インターフェース中<text:span text:style-name="T41">の</text:span><text:span text:style-name="Source_20_Text">getPage</text:span>メソッドを使用します。</text:p>
      <text:p text:style-name="P58">他のページを参照するのに、探しているページに識別子を指定しなければなりません。</text:p>
      <text:p text:style-name="Code">&lt;?page id="another"?&gt;</text:p>
      <text:p text:style-name="Code">...</text:p>
      <text:p text:style-name="P58"><text:span text:style-name="T41">そして、</text:span><text:span text:style-name="Source_20_Text">org.zkoss.zk.ui.Desktop</text:span>インターフェース<text:span text:style-name="T41">の</text:span>中で以下のように<text:span text:style-name="Source_20_Text">getPage</text:span>メソッドを使用<text:span text:style-name="T41">し</text:span>ます。</text:p>
      <text:p text:style-name="Code">&lt;zscript&gt;</text:p>
      <text:p text:style-name="Code"><text:tab/>^^^^^^Page another = self.getDesktop().getPage("another");</text:p>
      <text:p text:style-name="Code">&lt;/zscript&gt;</text:p>
      <text:h text:style-name="P151" text:outline-level="2">コンポーネント認識</text:h>
      <text:p text:style-name="P58">IDスペースによってコンポーネントはグループ化されます。<text:span text:style-name="T41">ページそのものが一つのIDスペースです。</text:span><text:span text:style-name="Source_20_Text">Window</text:span>コンポーネントは<text:span text:style-name="T41">また一つ</text:span>のIDスペースです。Pと呼ばれるページを所有している事を想定します、そのページはAというウィンドウを持っています<text:span text:style-name="T41">。</text:span>そしてウィンドウAは子ウィンドウBを持っています。子コンポーネント例えばCをBウィンドウから<text:span text:style-name="T41">取得</text:span>する<text:span text:style-name="T41">には</text:span>以下の<text:span text:style-name="T41">コードを書きます。</text:span></text:p>
      <text:p text:style-name="Code">comp.getDesktop().getPage("P").getFellow("A").getFellow("B").getFellow("C");</text:p>
      <text:p text:style-name="P57"><text:span text:style-name="Source_20_Text"><text:span text:style-name="T138">getFellow</text:span></text:span><text:span text:style-name="T139">メソッドは同IDスペースの中でフェローを取得します。IDスペースのコンセプトについては、第三章のIDスペースセクションを参照してください。</text:span></text:p>
      <text:h text:style-name="P101" text:outline-level="3">コンポーネントパス</text:h>
      <text:p text:style-name="P27">ファイルシステム中のパスのように、コンポーネントパスはIDスペースに沿ったコンポーネントのIDチェーンです。上の例ではそのパスは”/A/B/C”です。つまり、ルートパスは現在使用中のページです。別のページを指定するときに、//を使用しなければなりません。つまり、そのパスは//P/A/B/Cになります。</text:p>
      <text:p text:style-name="P27"><text:span text:style-name="Source_20_Text">org.zkoss.zk.ui.Path</text:span>クラスは<text:span text:style-name="Source_20_Text">java.io.File</text:span>のように供給されてコンポーネントのパスを単純化します。このため、以下のステートメントは上の例と同様の働きをします。</text:p>
      <text:p text:style-name="Code_20_Indent">Path.getComponent("/A/B/C"); //assume the current page is P</text:p>
      <text:p text:style-name="Code_20_Indent">Path.getComponent("//P/A/B/C");</text:p>
      <text:p text:style-name="P33"><text:span text:style-name="T41">静的な</text:span>メソッドに加えて、パスインスタンスをインスタンス化<text:span text:style-name="T41">することができ</text:span>ます。</text:p>
      <text:p text:style-name="Code_20_Indent">Path parent = new Path("//P/A");</text:p>
      <text:p text:style-name="Code_20_Indent">new Path(parent, "B/C").getComponent();</text:p>
      <text:h text:style-name="P151" text:outline-level="2"><text:span text:style-name="T41">並び替え(</text:span>ソート<text:span text:style-name="T41">)</text:span></text:h>
      <text:p text:style-name="P70"><text:span text:style-name="Source_20_Text">org.zkoss.zk.ui.Component</text:span>インターフェースの<text:span text:style-name="Source_20_Text">getChildren</text:span>メソッドから返されるリストは動的(ライブ)です。<text:span text:style-name="Source_20_Text">org.zkoss.zul.Listbox</text:span>インターフェースの<text:span text:style-name="Source_20_Text">getItems</text:span>や他のメソッドの<text:span text:style-name="Source_20_Text">getItems</text:span>で返されるリストも同様にライブです。つまりそのコンテンツを直接処理することができます。例えば、以下のステートメントはそのような働きです。</text:p>
      <text:p text:style-name="Code">comp.getChildren().remove(0);</text:p>
      <text:p text:style-name="Code">((Component)comp.getChildren().get(0)).setParent(null);</text:p>
      <text:p text:style-name="P58">しかし、<text:span text:style-name="Source_20_Text">java.util.Collections</text:span>クラスの<text:span text:style-name="Source_20_Text">sort</text:span>メソッドを使用して<text:span text:style-name="T41">並び替える</text:span>ことはできません。その理由は<text:span text:style-name="T41">、</text:span>ある子要素を他の位置へ追加するとき、子要素のリストが自動的に<text:span text:style-name="T41">元々</text:span>あった位置から子要素を取り除きます。例えば、以下のステートメントは実際に2番目の子要素を<text:span text:style-name="T41">初めの子要素の前に移動し</text:span>ます。</text:p>
      <text:p text:style-name="Code">comp.getChildren().add(0, comp.getChildren().get(1));</text:p>
      <text:p text:style-name="P70">(LinkedListのように)普通のリストとは違った働きをするので、<text:span text:style-name="Source_20_Text">Collections</text:span>の<text:span text:style-name="Source_20_Text">sort</text:span>メソッドは動作しません。</text:p>
      <text:p text:style-name="P70">コンポーネントの並べ替えを簡単にするため、子要素リストに使用できる<text:span text:style-name="Source_20_Text">org.zkoss.zk.ui.Components</text:span>クラスの中の<text:span text:style-name="Source_20_Text">sort</text:span>メソッドを提供します。</text:p>
      <text:p text:style-name="P70">以下の例中で、<text:span text:style-name="Source_20_Text">sort</text:span>メソッドと<text:span text:style-name="Source_20_Text">org.zkoss.zul.ListitemComparator</text:span>を使用してリストボックスに並び替え機能をつけます。</text:p>
      <text:p text:style-name="P70">ここではリスト項目を使用してソート機能を説明しましたが、リスト項目は実は元々並び替えられます。ZUML<text:span text:style-name="T41">とXULコンポーネントセットの</text:span>章中で<text:span text:style-name="T41">リストボックス</text:span>セクションの<text:span text:style-name="T41">ソーティング</text:span>セクションを参照してください。</text:p>
      <text:p text:style-name="Code"><draw:frame draw:style-name="fr8" draw:name="graphics1" text:anchor-type="char" svg:x="12.892cm" svg:y="0.169cm" svg:width="4.463cm" svg:height="3.256cm" draw:z-index="13"><draw:image xlink:href="../img/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P151" text:outline-level="2">ブラウザの情報とコントロール</text:h>
      <text:p text:style-name="P70">クライアントについての情報を取得するのに、ルートコンポーネントで<text:span text:style-name="Source_20_Text">onClientInfo</text:span>イベントにイベントリスナを登録します。<text:span text:style-name="Source_20_Text">org.zkoss.zk.ui.util.Clients</text:span>クラスを利用すれば、クライアントの動作をコントロールできます。</text:p>
      <text:h text:style-name="P101" text:outline-level="3"><text:span text:style-name="Source_20_Text">onClientInfo</text:span>イベント</text:h>
      <text:p text:style-name="P27">アプリケーションはタイムゾーンというようなクライアント情報を知る必要がある場合があります。そのとき、<text:span text:style-name="Source_20_Text">onClientInfo</text:span>イベントにイベントリスナを追加します。イベントが追加されると、クライアントは<text:span text:style-name="Source_20_Text">org.zkoss.zk.ui.event.ClientInfoEvent</text:span>クラスのインスタンスを返信します。その返信の内容からクライアントの情報を取得できます。</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P72"><text:span text:style-name="T7">【メモ】：</text:span><text:span text:style-name="Source_20_Text"><text:span text:style-name="T45">onClientInfo</text:span></text:span><text:span text:style-name="T45">イベントはルートコンポーネント(aka.,親コンポーネントがいないコンポーネント)に対してのみ意味があります。</text:span></text:p>
      <text:p text:style-name="P27">クライアント情報はZKによって保存される<text:span text:style-name="T41">こと</text:span>はありません。つまり必要なら、手動で保存しなければなりません。セッションは同じクライアントに関連しているので、セッションの属性中にクライアント情報を保存<text:span text:style-name="T41">するのは一つの方法です</text:span>。</text:p>
      <text:p text:style-name="Code_20_Indent">session.setAttribute("px_preferred_time_zone", event.getTimeZone());</text:p>
      <text:p text:style-name="P40"><text:span text:style-name="Source_20_Text">px_preferred_time_zone</text:span>と呼ばれるセッションの変数としてタイムゾーンを保存したら、その値はデフォルトのタイムゾーンとして、それ以降使用されます。<text:span text:style-name="T41">国際化</text:span>章中で<text:span text:style-name="T41">タイムゾーン</text:span>セクションを参照してください。</text:p>
      <text:p text:style-name="P27"><text:span text:style-name="Source_20_Text">onClientInfo</text:span>イベントはページが読み込まれた後(そしてクライアントに送信される)クライアントから送信されます。このため、コンポーネントのデータはタイムゾーンといったクライアント情報しだいなら、以下のようにクライアントにリクエストの再送信をさせなければな<text:span text:style-name="T41">りません</text:span>。</text:p>
      <text:p text:style-name="Code_20_Indent">import org.zkoss.util.TimeZones;</text:p>
      <text:p text:style-name="Code_20_Indent">...</text:p>
      <text:p text:style-name="Code_20_Indent">if (!TimeZones.getCurrent().equals(event.getTimeZone())</text:p>
      <text:p text:style-name="Code_20_Indent"><text:tab/>^^^^^^Executions.sendRedirect(null);</text:p>
      <text:h text:style-name="P97" text:outline-level="3"><text:span text:style-name="Source_20_Text"><text:span text:style-name="T134">org.zkoss.ui.util.Clients </text:span></text:span><text:span text:style-name="T133">クラス</text:span></text:h>
      <text:p text:style-name="P40">クライアントの視覚表現をコントロールするブラウザウィンドウは<text:span text:style-name="Source_20_Text">org.zkoss.ui.util.Clients</text:span>に入っています。例えば以下のようにブラウザウィンドウ(aka.,デスクトップ)をスクロールできます。</text:p>
      <text:p text:style-name="Code_20_Indent">Clients.scrollBy(100, 0);</text:p>
      <text:h text:style-name="P101" text:outline-level="3">ウィンドウを閉じさせないようにする</text:h>
      <text:p text:style-name="P27"><text:span text:style-name="T41">ユーザーが</text:span>ウィンドウを閉じ<text:span text:style-name="T41">たり</text:span>、または<text:span text:style-name="T41">今のURLから離れて他のURLを</text:span>見たりする<text:span text:style-name="T41">ことを禁止、もしくは確認させる場合があります。</text:span>例えば、ユーザーがメールを作成していてまだ保存されていないときです。</text:p>
      <text:p text:style-name="Code_20_Indent">if (mail.isDirty()) {</text:p>
      <text:p text:style-name="Code_20_Indent"><text:tab/>^^^^^^Clients.confirmClose("Your message has not been sent.\nDiscard your message?");</text:p>
      <text:p text:style-name="Code_20_Indent">} else {</text:p>
      <text:p text:style-name="Code_20_Indent"><text:tab/>^^^^^^Clients.confirmClose(null);</text:p>
      <text:p text:style-name="Code_20_Indent">}</text:p>
      <text:p text:style-name="P25"><text:span text:style-name="T139">この例では、空ではない文字列で</text:span><text:span text:style-name="Source_20_Text"><text:span text:style-name="T138">confirmClose</text:span></text:span><text:span text:style-name="T139"> メソッドが呼ばれると、ユーザーがブラウザウィンドウを閉じる、ページをリロードする、または他のページに移動するとき、下記の確認ダイアログが表示されます。</text:span></text:p>
      <text:p text:style-name="Text_20_body_20_indent"><draw:frame draw:style-name="fr6" draw:name="graphics7" text:anchor-type="char" svg:y="0.3cm" svg:width="16.586cm" svg:height="4.8cm" draw:z-index="18"><draw:image xlink:href="../img/100000000000036D000000FE561CE3BC.png" xlink:type="simple" xlink:show="embed" xlink:actuate="onLoad"/></draw:frame> </text:p>
      <text:h text:style-name="P151" text:outline-level="2">ブラウザ<text:span text:style-name="T41">の履歴管理</text:span></text:h>
      <text:p text:style-name="P58">従来の<text:span text:style-name="T41">複数</text:span>ページウェブアプリケーション<text:span text:style-name="T41">の</text:span>中で、ユーザーはたいていBACKとFORWARDボタンを使って、<text:span text:style-name="T41">ページ間で移動し、ブックマークします</text:span>。ZKでは<text:span text:style-name="T41">、</text:span>従来のウェブアプリケーション<text:span text:style-name="T41">と同じ方法で、複</text:span>数ページを使って<text:span text:style-name="T41">特徴</text:span>と情報のセットを表すことができます。</text:p>
      <text:p text:style-name="P58">しかし、従来のウェブアプリケーションで、特徴を複数ページで表現するのに対して、ZKでは、たくさんの特徴を一つのデスクトップで表すのが一般的です。ユーザビリティを向上させるため、ZKはブラウザの履歴管理機能を提供しています。それによって、ZKアプリケーションはサーバー側で履歴を簡単に管理できます。</text:p>
      <text:p text:style-name="P58">そのコンセプトは<text:span text:style-name="T41">簡単</text:span>です。ブラウザ<text:span text:style-name="T41">履歴</text:span>にデスクトップの適切な<text:span text:style-name="T41">状態</text:span>項目を<text:span text:style-name="T41">付き加え</text:span>ます。ユーザーはBACKとFORWARDボタンを使用して同じZKデスクトップ<text:span text:style-name="T41">の</text:span>中の異なった<text:span text:style-name="T41">状態で移動</text:span>します。ユーザーがこれらの<text:span text:style-name="T41">状態の間で移動</text:span>するとき、<text:span text:style-name="Source_20_Text">onBookmarkChanged</text:span>と呼ばれるイベントは送信されてアプリケーションに通知します。</text:p>
      <text:p text:style-name="P70">アプリケーションの視点から、ブラウザの<text:span text:style-name="T41">履歴</text:span>を<text:span text:style-name="T41">制御</text:span>するには２つのステップ<text:span text:style-name="T41">が必要です</text:span>。</text:p>
      <text:list text:style-name="WW8Num48">
        <text:list-item>
          <text:p text:style-name="P263">デスクトップの適切な<text:span text:style-name="T41">状態に対して、</text:span>ブラウザ<text:span text:style-name="T41">の履歴</text:span>に項目を<text:span text:style-name="T41">付き加え</text:span>ます。</text:p>
        </text:list-item>
        <text:list-item>
          <text:p text:style-name="P263"><text:span text:style-name="Source_20_Text">onBookmarkChanged</text:span>イベントを監視して、デスクトップを状況に応じて処理します。</text:p>
        </text:list-item>
      </text:list>
      <text:h text:style-name="P101" text:outline-level="3">適切<text:span text:style-name="T41">な状態</text:span>をブラウザ<text:span text:style-name="T41">の履歴</text:span>へ<text:span text:style-name="T41">付き加え</text:span></text:h>
      <text:p text:style-name="P27">アプリケーションはブラウザ<text:span text:style-name="T41">履歴</text:span>に付加する適切な<text:span text:style-name="T41">状態</text:span>が何か<text:span text:style-name="T41">を</text:span>決めなければなりません。たとえば、<text:span text:style-name="T41">ステップ・バイ・ステップで完成する</text:span>操作では<text:span text:style-name="T41">、それぞれのステップが一つの状態として</text:span>ブラウザ<text:span text:style-name="T41">の履歴に付き加えるのがいいかもしれません</text:span>。<text:span text:style-name="T41">これによって</text:span>、ユーザーは<text:span text:style-name="T41">こ</text:span>れらの<text:span text:style-name="T41">状態</text:span>を飛び越したり、ブックマーク<text:span text:style-name="T41">したりすることができます</text:span>。</text:p>
      <text:p text:style-name="P40">ブラウザの履歴に状態を付加するタイミングを決めたら、必要なときは<text:span text:style-name="Source_20_Text">org.zkoss.zk.ui.Desktop</text:span>インターフェースの<text:span text:style-name="Source_20_Text">setBookmark</text:span>メソッドを呼び出すだけでOKです。ブラウザの履歴に状態を追加することは<text:span text:style-name="Source_20_Text">bookmarking</text:span>と呼びます。ユーザーがブラウザに追加したブックマーク(インターネットエクスプローラのお気に入り)とは違います。</text:p>
      <text:p text:style-name="P72"><text:span text:style-name="T7">【ヒント】：</text:span><text:span text:style-name="T45">クライアント側のブックマークと比較して、サーバー側で状態を追加するのをサーバーのブックマークと呼ばれます。</text:span></text:p>
      <text:p text:style-name="P40">例えば、Nextボタンをクリックした時、状態をブックマークすることを想定して、以下のように書きます。</text:p>
      <text:p text:style-name="Code_20_Indent">&lt;button label="Next" onClick="desktop.setBookmark(&amp;quot;Step-2&amp;quot;)"/&gt;</text:p>
      <text:p text:style-name="P40">URLをきちんと見たら、ZKは<text:span text:style-name="Source_20_Text">#Step-2</text:span>をURLに付き加えたことがわかります。</text:p>
      <text:p text:style-name="P415"><draw:frame draw:style-name="fr12" draw:name="graphics2" text:anchor-type="char" svg:x="1.979cm" svg:y="0.3cm" svg:width="13.628cm" svg:height="0.716cm" draw:z-index="14"><draw:image xlink:href="../img/1000000000000284000000226A7DEE65.png" xlink:type="simple" xlink:show="embed" xlink:actuate="onLoad"/></draw:frame>BACKボタンを押したら、URLは以下になります。</text:p>
      <text:h text:style-name="P101" text:outline-level="3"><text:span text:style-name="Source_20_Text">onBookmarkChanged</text:span>イベントの監視とデスクトップの処理</text:h>
      <text:p text:style-name="P27">ブラウザ<text:span text:style-name="T41">履歴</text:span>へ<text:span text:style-name="T41">状態</text:span>を付加した<text:span text:style-name="T41">ら</text:span>、ユーザーはBACKボタンを押すといったことでこれら<text:span text:style-name="T41">の状態の</text:span>中<text:span text:style-name="T41">で切り替えられます</text:span>。<text:span text:style-name="T41">状態</text:span>が変更された<text:span text:style-name="T41">ら</text:span>、ZKはデスクトップ<text:span text:style-name="T41">の</text:span>中のすべてのルートコンポーネントに<text:span text:style-name="Source_20_Text">onBookmarChanged</text:span><draw:frame draw:style-name="fr20" draw:name="graphics3" text:anchor-type="char" svg:x="2.074cm" svg:y="1.607cm" svg:width="13.437cm" svg:height="0.589cm" draw:z-index="15"><draw:image xlink:href="../img/100000000000027B0000001CA1C78D7E.png" xlink:type="simple" xlink:show="embed" xlink:actuate="onLoad"/></draw:frame>イベント(<text:span text:style-name="Source_20_Text">org.zkoss.zk.ui.event.BookmarkEvent</text:span>クラスのインスタンス)をブロードキャスト<text:span text:style-name="T41">し</text:span>、アプリケーションに通知します。</text:p>
      <text:p text:style-name="P40">従来の複数ページのウェブアプリケーションとは違って、状態が変更されたら、ZKデスクトップを手動で処理しなければなりません。デスクトップを処理して、ブックマークをあらわす状態に反映させるのはアプリケーション開発者の仕事です。</text:p>
      <text:p text:style-name="P40"><text:span text:style-name="Source_20_Text">onBookmarkChanged</text:span>イベントを監視するには、デスクトップのページにイベント付加するか、ルートコンポーネントに付加します。</text:p>
      <text:p text:style-name="Code_20_Indent">&lt;window onBookmarkChanged="goto(event.bookmark)"&gt;</text:p>
      <text:p text:style-name="Code_20_Indent"><text:tab/>^^^^^^&lt;zscript&gt;</text:p>
      <text:p text:style-name="Code_20_Indent"><text:tab/>^^^^^^void goto(String bookmark) {</text:p>
      <text:p text:style-name="Code_20_Indent"><text:tab/><text:tab/>^^^^^^^^^^^^if ("Step-2".equals(bookmark)) {</text:p>
      <text:p text:style-name="Code_20_Indent"><text:tab/><text:tab/><text:tab/>^^^^^^^^^^^^^^^^^^...//create components for Step 2</text:p>
      <text:p text:style-name="Code_20_Indent"><text:tab/><text:tab/>^^^^^^^^^^^^} else { //empty bookmark</text:p>
      <text:p text:style-name="Code_20_Indent"><text:tab/><text:tab/><text:tab/>^^^^^^^^^^^^^^^^^^...//create components for Step 1</text:p>
      <text:p text:style-name="Code_20_Indent"><text:tab/><text:tab/>^^^^^^^^^^^^}</text:p>
      <text:p text:style-name="Code_20_Indent"><text:tab/>^^^^^^&lt;/zscript&gt;</text:p>
      <text:p text:style-name="Code_20_Indent">&lt;/window&gt;</text:p>
      <text:p text:style-name="P425">他のイベントを操作するように、<text:span text:style-name="Source_20_Text">onBookmarkChanged</text:span>イベントを受け取るとき、デスクトップを自由に処理できます。最も一般的な方法は、<text:span text:style-name="Source_20_Text">org.zkoss.zk.ui.Executions </text:span>クラスの<text:span text:style-name="Source_20_Text">createComponents </text:span>メソッドを使用することです。つまり、それぞれのページをそれぞれのZUMLページで表現することができます。そして、<text:span text:style-name="Source_20_Text">creatComponents</text:span>を使用して、<text:span text:style-name="Source_20_Text">onBookmarkChanged</text:span>を受け取るとき、すべてのコンポーネントを作成します。</text:p>
      <text:p text:style-name="Code_20_Indent">if ("Step-2".equals(bookmark)) {</text:p>
      <text:p text:style-name="Code_20_Indent"><text:tab/>^^^^^^//1. Remove components, if any, representing the previous state</text:p>
      <text:p text:style-name="Code_20_Indent"><text:tab/>^^^^^^try {</text:p>
      <text:p text:style-name="Code_20_Indent"><text:tab/><text:tab/>^^^^^^^^^^^^self.getFellow("replacable").detach();</text:p>
      <text:p text:style-name="Code_20_Indent"><text:tab/>^^^^^^} catch (ComponentNotFoundException ex) {</text:p>
      <text:p text:style-name="Code_20_Indent"><text:tab/><text:tab/>^^^^^^^^^^^^//not created yet</text:p>
      <text:p text:style-name="Code_20_Indent"><text:tab/>^^^^^^}</text:p>
      <text:p text:style-name="Code_20_Indent"/>
      <text:p text:style-name="Code_20_Indent"><text:tab/>^^^^^^//2. Creates components belonging to Step 2</text:p>
      <text:p text:style-name="Code_20_Indent"><text:tab/>^^^^^^Executions.createComponents("/bk/step2.zul", self, null);</text:p>
      <text:p text:style-name="Code_20_Indent">}</text:p>
      <text:h text:style-name="P100" text:outline-level="3">簡単な例</text:h>
      <text:p text:style-name="P38">この例では、それぞれのタブ選択をブックマークします。</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P151" text:outline-level="2">コンポーネント複製</text:h>
      <text:p text:style-name="P58">すべてのコンポーネントは複製できます。つまり、<text:span text:style-name="Source_20_Text">java.lang.Clonable</text:span>で実装されています。このため、以下のように、コンポーネントを簡単に複製できます。</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WW8Num49">
        <text:list-item>
          <text:p text:style-name="P265">コンポーネントが複製されると、子コンポーネントも複製されます。</text:p>
        </text:list-item>
        <text:list-item>
          <text:p text:style-name="P265">複製されたコンポーネントはどのページと親コンポーネントにも属しません。つまり、<text:span text:style-name="Source_20_Text">src.clone().getParent()</text:span>は<text:span text:style-name="Source_20_Text">null</text:span>を返します。</text:p>
        </text:list-item>
        <text:list-item>
          <text:p text:style-name="P265">IDは変化しません。つまり、同じIDスペースで使用するなら、IDを変えることを忘れないように。</text:p>
        </text:list-item>
      </text:list>
      <text:h text:style-name="P150" text:outline-level="2"><text:span text:style-name="T171">コンポーネントの</text:span><text:span text:style-name="Strong_20_Emphasis"><text:span text:style-name="T55">直列化</text:span></text:span><text:span text:style-name="T55"> </text:span></text:h>
      <text:p text:style-name="Text_20_body"><text:span text:style-name="T56">すべてのコンポーネント</text:span><text:span text:style-name="T73">は</text:span><text:span text:style-name="Strong_20_Emphasis"><text:span text:style-name="T73">直列化(serialize)できま</text:span></text:span><text:span text:style-name="T73">す。つま</text:span><text:span text:style-name="T56">り、コンポーネントを直列化してメモリまたはほかのレジスター</text:span><text:span text:style-name="T56">に送ることができます。そして、後に直列化復元をします。複製のように、直列化復元したコンポーネントは他のページ(デスクトップ)に属しません。直列化したものにも依存しません。下に示したように、直列化は複製機能を実装する時にも使えます。</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Code"><text:tab/><text:tab/>^^^^^^^^^^^^new ByteArrayInputStream(boa.toByteArray())).readObject();<text:line-break/><text:tab/>^^^^^^l.setId("dst" + ++cnt);<text:line-break/><text:tab/>^^^^^^vb.insertBefore(l, self);<text:line-break/><text:tab/><text:tab/>^^^^^^^^^^^^&lt;/attribute&gt;<text:line-break/><text:tab/>^^^^^^&lt;/button&gt;<text:line-break/>&lt;/vbox&gt;</text:p>
      <text:p text:style-name="P58">もちろん、<text:span text:style-name="Source_20_Text">clone</text:span>メソッドで複製するのはよりよいパフォーマンスがあります。一方、直列化は異なった機械間でも使えます。</text:p>
      <text:h text:style-name="P97" text:outline-level="3"><text:span text:style-name="T133">直列化可能な</text:span><text:span text:style-name="T133">セッション</text:span></text:h>
      <text:p text:style-name="P27">デフォルトでは、<text:span text:style-name="T135">直列化</text:span>していない実装は(<text:span text:style-name="Source_20_Text">org.zkoss.zk.ui.Session)</text:span>セッションを表します。<text:span text:style-name="T135">直列化</text:span>していない実装を使用することの利点は<text:span text:style-name="T41">、</text:span>開発者<text:span text:style-name="T41">は</text:span>コンポーネント<text:span text:style-name="T41">の</text:span>中に保存された値が、例えば、<text:span text:style-name="Source_20_Text">listite</text:span><text:span text:style-name="Source_20_Text"><text:span text:style-name="T41">m</text:span></text:span><text:span text:style-name="T41">の</text:span> <text:span text:style-name="Source_20_Text">setValue</text:span>といった値が<text:span text:style-name="T135">直列化されているかどうか</text:span>を心配する必要が<text:span text:style-name="T41">ない</text:span>ことです。</text:p>
      <text:p text:style-name="P40">しかしながら、コンポーネント<text:span text:style-name="T41">の</text:span>中で、保存されたすべての値が<text:span text:style-name="T41">直列化</text:span>できる<text:span text:style-name="T41">と</text:span>確認<text:span text:style-name="T41">でき</text:span>たら、<text:span text:style-name="T41">直列化</text:span>ズ実装を使用して、セッションを表現<text:span text:style-name="T41">することもでき</text:span>ます。</text:p>
      <text:p text:style-name="P27"><text:span text:style-name="T139">直列化</text:span>実装を使用<text:span text:style-name="T41">できるように設定するには、</text:span><text:span text:style-name="Source_20_Text">WEB-INF/zk.xml</text:span><text:span text:style-name="T41">の</text:span>中の<text:span text:style-name="Source_20_Text">ui-factory-class</text:span>要素を<text:span text:style-name="T41">設定</text:span>しなければなりません。より詳しくは開発用リファレンス中のAppendix Bを参照してください。</text:p>
      <text:h text:style-name="P97" text:outline-level="3"><text:span text:style-name="T133">直列化</text:span><text:span text:style-name="T133">リスナ</text:span></text:h>
      <text:p text:style-name="P27">コンポーネント、ページ、デスクトップ、セッション<text:span text:style-name="T41">の</text:span>中に保存された属性、値、リスナ<text:span text:style-name="T160">は</text:span><text:span text:style-name="T135">直列化可能</text:span><text:span text:style-name="T160">ならば、</text:span><text:span text:style-name="T135">直列化され</text:span><text:span text:style-name="T160">ます。</text:span><text:span text:style-name="T161">(それらに対応するコンポーネント、ページ、デスクトップ、セッションも)</text:span></text:p>
      <text:p text:style-name="P27"><text:span text:style-name="T41">直列化可能な</text:span>オブジェクトの実装を<text:span text:style-name="T41">簡単にす</text:span>るのに、特別なインターフェースが実装された場合、ZKは<text:span text:style-name="T41">直列化する前と直列化復元した</text:span>後に、<text:span text:style-name="T41">直列化リスナ</text:span>を呼び出します。例えば、コンポーネントに対して、以下のようにイベントリスナを実装できます。</text:p>
      <text:p text:style-name="Code_20_Indent">public MyListener</text:p>
      <text:p text:style-name="Code_20_Indent">implements EventListener, java.io.Serializable, <text:span text:style-name="T25">ComponentSerializationListener</text:span> {</text:p>
      <text:p text:style-name="Code_20_Indent"><text:tab/>^^^^^^private transient Component _target; //no need to serialize it</text:p>
      <text:p text:style-name="Code_20_Indent"/>
      <text:p text:style-name="Code_20_Indent"><text:tab/>^^^^^^//ComponentSerializationListener//</text:p>
      <text:p text:style-name="Code_20_Indent"><text:tab/>^^^^^^public <text:span text:style-name="T25">willSerialize</text:span>(Component comp) {</text:p>
      <text:p text:style-name="Code_20_Indent"><text:tab/>^^^^^^}</text:p>
      <text:p text:style-name="Code_20_Indent"><text:tab/>^^^^^^public <text:span text:style-name="T25">didDeserialize</text:span>(Component comp) {</text:p>
      <text:p text:style-name="Code_20_Indent"><text:tab/><text:tab/>^^^^^^^^^^^^_target = comp; //restore it back</text:p>
      <text:p text:style-name="Code_20_Indent"><text:tab/>^^^^^^}</text:p>
      <text:p text:style-name="Code_20_Indent">}</text:p>
      <text:p text:style-name="P415"><text:span text:style-name="Source_20_Text">org.zkoss.zk.ui.util.ComponentSerializationListener</text:span>インターフェースはコンポーネントを直列化するときに使用されます。同様に<text:span text:style-name="Source_20_Text">PageSerializationListener</text:span>、　<text:span text:style-name="Source_20_Text">DesktopSerializationListener</text:span>、　<text:span text:style-name="Source_20_Text">SessionSerializationListener</text:span>はページ、セッションそれぞれを直列化するときに使用されます。</text:p>
      <text:h text:style-name="P152" text:outline-level="2">ページ<text:span text:style-name="T41">間における通信</text:span></text:h>
      <text:p text:style-name="P66">同デスクトップの中でページ間の通信は簡単です。一つ目の方法は、イベントを使用してそれぞれのページに通知します。二つ目に、属性を使用して、データを共有します。</text:p>
      <text:h text:style-name="P101" text:outline-level="3">イベントを<text:span text:style-name="T41">ポスト</text:span>する、または送信する</text:h>
      <text:p text:style-name="P40">同デスクトップの中で別のページに通信することができます。通信する方法は<text:span text:style-name="Source_20_Text">postEvent</text:span>、または、<text:span text:style-name="Source_20_Text">sendEvent</text:span>を使用して目標のページのコンポーネントに通知します。</text:p>
      <text:p text:style-name="Code_20_Indent">Events.postEvent(new Event("SomethingHappens",</text:p>
      <text:p text:style-name="Code_20_Indent"><text:tab/>^^^^^^comp.getDesktop().getPage("another").getFellow("main"));</text:p>
      <text:h text:style-name="P101" text:outline-level="3">属性</text:h>
      <text:p text:style-name="P27">どのページも、コンポーネントも、セッションも、デスクトップも、ウェブアプリケーションも、属性の独立したマップを<text:span text:style-name="T41">持っています</text:span>。<text:span text:style-name="T41">つまり、</text:span>コンポーネント<text:span text:style-name="T41">間</text:span>、ページ<text:span text:style-name="T41">間</text:span>、デスクトップ<text:span text:style-name="T41">間</text:span>、イベントセッション間でデータを共有するの<text:span text:style-name="T41">は簡単です</text:span>。</text:p>
      <text:p text:style-name="P27"><text:span text:style-name="Source_20_Text"><text:span text:style-name="T41">z</text:span></text:span><text:span text:style-name="Source_20_Text">script</text:span>とEL表記で<text:span text:style-name="T41">は</text:span><text:span text:style-name="Source_20_Text">implicit</text:span>オブジェクト:<text:span text:style-name="T41"> </text:span><text:span text:style-name="Source_20_Text">componentScope</text:span><text:span text:style-name="Source_20_Text"><text:span text:style-name="T56">・　</text:span></text:span><text:span text:style-name="Source_20_Text">pageScope</text:span><text:span text:style-name="Source_20_Text"><text:span text:style-name="T56">・　</text:span></text:span><text:span text:style-name="Source_20_Text">desktopScope</text:span><text:span text:style-name="Source_20_Text"><text:span text:style-name="T56">・　</text:span></text:span><text:span text:style-name="Source_20_Text"><text:span text:style-name="T41">　</text:span></text:span><text:span text:style-name="Source_20_Text">sessionScope</text:span><text:span text:style-name="Source_20_Text"><text:span text:style-name="T56">・　</text:span></text:span><text:span text:style-name="Source_20_Text">requestScope</text:span><text:span text:style-name="Source_20_Text"><text:span text:style-name="T56">・</text:span></text:span><text:span text:style-name="Source_20_Text"><text:span text:style-name="T41">　</text:span></text:span><text:span text:style-name="Source_20_Text">applicationoScope</text:span><text:span text:style-name="T41">を使用します</text:span>。</text:p>
      <text:p text:style-name="P27">Javaクラス<text:span text:style-name="T41">の中</text:span>で、<text:span text:style-name="T41">対応する</text:span>クラス<text:span text:style-name="T41">の</text:span>で属性依存<text:span text:style-name="T41">(attribute-relevant)</text:span>メソッドを使用して<text:span text:style-name="T41">通信することができ</text:span>ます<text:span text:style-name="T41">。</text:span>scope argumentを使用して、どの領域に通信するかを<text:span text:style-name="T41">決められます</text:span>。以下の二つのステートメントは同様です。Compはコンポーネントであることを想定します。</text:p>
      <text:p text:style-name="Code_20_Indent">comp.getAttribute("some", comp.DESKTOP_SCOPE);</text:p>
      <text:p text:style-name="Code_20_Indent">comp.getDesktop().getAttribute("some");</text:p>
      <text:h text:style-name="P151" text:outline-level="2">ウェブアプリ<text:span text:style-name="T41">間における通信</text:span></text:h>
      <text:p text:style-name="P57"><text:span text:style-name="T41">一つのEAR</text:span><text:span text:style-name="T41">ファイルは複数のWARファイルに対応する可能性があります。EAR、WARのそれぞれはウェブアプリケーションです。二つのウェブアプリケーション間で通信する標準的な方法はありません。</text:span></text:p>
      <text:p text:style-name="P70">しかしながら、ZKは他のウェブアプリケーションからのリソースを参照する方法を提供しています。例えば、app2といったアプリケーションから<text:span text:style-name="Source_20_Text">/foreign.zul</text:span>といったリソースを挿入することを想定したら、以下のように書きます。</text:p>
      <text:p text:style-name="Code">&lt;include src="~app2/foreign.zul"/&gt;</text:p>
      <text:p text:style-name="P69">同様に、他のウェブアプリケーションからスタイルシートを参照<text:span text:style-name="T41">でき</text:span>ます。</text:p>
      <text:p text:style-name="Code">&lt;style src="~app2/foreign.css"/&gt;</text:p>
      <text:p text:style-name="P72"><text:span text:style-name="T7">【ヒント】：</text:span><text:span text:style-name="T5"> </text:span><text:span text:style-name="T41">他のウェブアプリケーション中におかれているリソースに通信できるかどうかはウェブサーバーの設定によります。例えば、</text:span><text:span text:style-name="T2">Tomcat を使用する場合は、</text:span><text:span text:style-name="Source_20_Text"><text:span text:style-name="T41">conf/context.xml</text:span></text:span><text:span text:style-name="T41">の中で</text:span><text:span text:style-name="Source_20_Text"><text:span text:style-name="T41">crossContext=”true”</text:span></text:span><text:span text:style-name="T41">を指定しなければなりません。</text:span></text:p>
      <text:h text:style-name="P101" text:outline-level="3">クラスパスから<text:span text:style-name="T41">取得する</text:span>ウェブリソース</text:h>
      <text:p text:style-name="P27">ZK<text:span text:style-name="T41">では</text:span>、クラスパスで<text:span text:style-name="T41">指定できる</text:span>リソースを参照することが<text:span text:style-name="T41">でき</text:span>ます。その利点は<text:span text:style-name="T41">ウェブリソースを一つの</text:span>JARファイル<text:span text:style-name="T41">に埋め込むことができ、</text:span><text:span text:style-name="T41">デプロイを簡単化にできます</text:span><text:span text:style-name="T41">。</text:span></text:p>
      <text:p text:style-name="Code_20_Indent">&lt;img src="~./my/jar.gif"/&gt;</text:p>
      <text:p text:style-name="P415">そして、ZKは、クラスパスを利用して、<text:span text:style-name="Source_20_Text">/web</text:span>ディレクトリーでリソース<text:span text:style-name="Source_20_Text">/my/jar.gif</text:span>を検索します。</text:p>
      <text:h text:style-name="P151" text:outline-level="2">アノテーション</text:h>
      <text:p text:style-name="P58">アノテーション<text:span text:style-name="T41">(注釈)</text:span>はコンポーネント自身の一部分ではない<text:span text:style-name="T41">、</text:span>あるコンポーネントについてのデータを<text:span text:style-name="T41">提供</text:span>します。それらがアノテート(注釈を付加)<text:span text:style-name="T41">され</text:span>るコンポーネント<text:span text:style-name="T41">の</text:span>操作に直接影響<text:span text:style-name="T41">し</text:span>ません。<text:span text:style-name="T41">アノテーションは</text:span>主にランタイムで検査するツールまたはマネージャーによって使用されます。<text:span text:style-name="T41">アノテーションの</text:span>コンテンツと意味は開発者が使用するマネージャーまたはツールによ<text:span text:style-name="T41">る異なります</text:span>。例えば、データ<text:span text:style-name="T41">バイディング</text:span>マネージャーはアノテーションを検査して、コンポーネントが保存さ<text:span text:style-name="T41">す</text:span>るデータソースを<text:span text:style-name="T41">確認します</text:span>。</text:p>
      <text:h text:style-name="P101" text:outline-level="3">ZUMLページに注釈をつける(アノテート)</text:h>
      <text:p text:style-name="P27">アノテーションはZUMLページの中のコンポーネントとプロパティの宣言に使用できます。それらに注釈をつける方法は二つあります。従来の方法と簡単な方法です。どちらを使うかはプログラマーの好みです。また、それらを一緒に使用することもできます。</text:p>
      <text:h text:style-name="P229" text:outline-level="4">コンポーネントの宣言に注釈をつける<text:span text:style-name="T41">従来の</text:span>方法</text:h>
      <text:p text:style-name="P81">アノテーションはアノテートしたい(注釈をつけたい)要素の宣言の前に<text:span text:style-name="T41">あり</text:span>ます。</text:p>
      <text:p text:style-name="Code_20_Indent_20_2">&lt;window <text:span text:style-name="T27">xmlns:a="</text:span><text:a xlink:type="simple" xlink:href="http://www.zkoss.org/2005/zk/annotation"><text:span text:style-name="Internet_20_link"><text:span text:style-name="T160">http://www.zkoss.org/2005/zk/annotation</text:span></text:span></text:a><text:span text:style-name="T27">"</text:span>&gt;</text:p>
      <text:p text:style-name="Code_20_Indent_20_2"><text:tab/>^^^^^^&lt;vbox&gt;</text:p>
      <text:p text:style-name="Code_20_Indent_20_2"><text:tab/><text:tab/>^^^^^^^^^^^^<text:span text:style-name="T36">&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ext:a xlink:type="simple" xlink:href="http://www.zkoss.org/2005/znnotation"><text:span text:style-name="Internet_20_link"><text:span text:style-name="T56">アノテーションは</text:span></text:span></text:a><text:a xlink:type="simple" xlink:href="http://www.zkoss.org/2005/znnotation"><text:span text:style-name="Source_20_Text"><text:span text:style-name="T41">http://www.zkoss.org/2005/znnotation</text:span></text:span></text:a><text:span text:style-name="T56">ネーム空間の中の要素です。要素名と属性はプログラマーが使うツールによって何にでもなります。一つのコンポーネント宣言に複数のアノテーションで注釈をつけることができます。</text:span></text:p>
      <text:p text:style-name="Code_20_Indent_20_2">&lt;a:author name="John Magic"/&gt;</text:p>
      <text:p text:style-name="Code_20_Indent_20_2">&lt;a:editor name="Mary White" date="4/11/2006"/&gt;</text:p>
      <text:p text:style-name="Code_20_Indent_20_2">&lt;listbox/&gt;</text:p>
      <text:p text:style-name="P95"><text:span text:style-name="T41">ここでは、</text:span>作者(<text:span text:style-name="T41">author)</text:span>と編集者<text:span text:style-name="T41">(editor)</text:span>がアノテーションの名前<text:span text:style-name="T41">で、</text:span>名前と日付<text:span text:style-name="T41">が</text:span>要素名です。つまり、アノテーションは名前と要素<text:span text:style-name="T41">のマップから</text:span>成り立っています。</text:p>
      <text:p text:style-name="P95">宣言をアノテートしているアノテーションは同じ名前を持っている場合、<text:span text:style-name="T41">合併することができます。</text:span>たとえば、</text:p>
      <text:p text:style-name="Code_20_Indent_20_2">&lt;a:define var1="auto"/&gt;</text:p>
      <text:p text:style-name="Code_20_Indent_20_2">&lt;a:define var2="123"/&gt;</text:p>
      <text:p text:style-name="Code_20_Indent_20_2">&lt;listbox/&gt;</text:p>
      <text:p text:style-name="P93">上は下と同様の働きをします。</text:p>
      <text:p text:style-name="Code_20_Indent_20_2">&lt;a:define var1="auto" var2="123"/&gt;</text:p>
      <text:p text:style-name="Code_20_Indent_20_2">&lt;listbox/&gt;</text:p>
      <text:p text:style-name="P72"><text:span text:style-name="T7">【メモ】： </text:span><text:span text:style-name="T45">EL表記はここでは使えません。</text:span></text:p>
      <text:h text:style-name="P231" text:outline-level="4"><text:span text:style-name="T128">プロパティ宣言に注釈をつける従来の方法</text:span><text:span text:style-name="T136"> </text:span></text:h>
      <text:p text:style-name="P86">プロパティ宣言に注釈をつけるには、アノテーションを以下に示すようにプロパティの宣言の前におきます。</text:p>
      <text:p text:style-name="Code_20_Indent_20_2">&lt;listitem <text:span text:style-name="T36">a:bind="datasource='author',name='name'"</text:span> value="${author.name}"/&gt;</text:p>
      <text:p text:style-name="P81"><text:span text:style-name="T41">また</text:span>、attribute要素を使用して、コンポーネント宣言と同様の形で、プロパティの宣言に注釈をつけ<text:span text:style-name="T41">ることもできます</text:span>。つまり、上のアノテーションは以下と同様の働きをします。</text:p>
      <text:p text:style-name="Code_20_Indent_20_2">&lt;listitem&gt;</text:p>
      <text:p text:style-name="Code_20_Indent_20_2"><text:tab/>^^^^^^^^^^^^<text:span text:style-name="T36">&lt;a:bind datasource="author" name="name"/&gt;</text:span></text:p>
      <text:p text:style-name="Code_20_Indent_20_2"><text:tab/>^^^^^^^^^^^^&lt;attribute name="value"&gt;${author.name}&lt;/attribute&gt;</text:p>
      <text:p text:style-name="Code_20_Indent_20_2">&lt;/listitem&gt;</text:p>
      <text:p text:style-name="P87"><text:span text:style-name="T56">【</text:span><text:span text:style-name="T55">メモ</text:span><text:span text:style-name="T56">】：</text:span><text:span text:style-name="T55">アノテーションの属性名</text:span><text:span text:style-name="T56">が</text:span><text:span text:style-name="T55">省略される場合、その名前は</text:span><text:span text:style-name="Source_20_Text">value</text:span><text:span text:style-name="T55">と想定されます。たとえば</text:span>、</text:p>
      <text:p text:style-name="Code_20_Indent_20_2">&lt;listitem a:bind="<text:span text:style-name="T25">value</text:span>='selected'" value=""/&gt;</text:p>
      <text:p text:style-name="P92">上は以下と同様です。</text:p>
      <text:p text:style-name="Code_20_Indent_20_2">&lt;listitem a:bind="selected" value=""/&gt;</text:p>
      <text:h text:style-name="P229" text:outline-level="4">プロパティ宣言に注釈をつける<text:span text:style-name="T41">簡単</text:span>な方法</text:h>
      <text:p text:style-name="P81">上に説明したように、XMLネーム空間を使用して注釈をつける<text:span text:style-name="T41">のほかに</text:span>、<text:span text:style-name="T41">もう一つ</text:span>プロパティ<text:span text:style-name="T41">に</text:span>注釈をつける簡単な方法があります。以下に示すように、注釈をつけるプロパティにアノテーション表記を使用して値を指定します。</text:p>
      <text:p text:style-name="Code_20_Indent_20_2">&lt;listitem label="@{bind(datasource='author',selected)}"/&gt;</text:p>
      <text:p text:style-name="P81">アノテーションのフォーマットは<text:span text:style-name="Source_20_Text">@{annot-name(attr-name1=attr-value1,attr-name2=attr-value2)}</text:span>です。つまり、プロパティの値がアノテーション表記<text:span text:style-name="T41">になっていたら</text:span>、それは<text:span text:style-name="T41">対応する</text:span>プロパティの値<text:span text:style-name="T41">として認識されるのではなく、</text:span>アノテーション<text:span text:style-name="T41">として認識されます</text:span>。上の例で<text:span text:style-name="T41">は</text:span>、<text:span text:style-name="Source_20_Text">bind</text:span>と呼ばれるアノテーションは<text:span text:style-name="Source_20_Text">label</text:span>プロパティに注釈をつけます。こうして<text:span text:style-name="T41">、上の例</text:span>は以下と<text:span text:style-name="T41">同じ</text:span>働きをします。</text:p>
      <text:p text:style-name="Code_20_Indent_20_2">&lt;listitem a:bind=" datasource='author',selected" label=""/&gt;</text:p>
      <text:p text:style-name="P81">アノテーション名が指定されてない場合、名前は<text:span text:style-name="Source_20_Text"> </text:span><text:span text:style-name="Source_20_Text"><text:span text:style-name="T2">default </text:span></text:span>とみなされます。例えば、以下のコードは<text:span text:style-name="Source_20_Text">default</text:span>の名前のついたアノテーションを使って<text:span text:style-name="Source_20_Text">label</text:span>に注釈をつけます。そのアノテーションはひとつ<text:span text:style-name="T41">の</text:span>属性を持っていて、その<text:span text:style-name="T41">値と</text:span>名前はそれぞれ<text:span text:style-name="Source_20_Text">value</text:span>と<text:span text:style-name="Source_20_Text">selected.name</text:span>です。</text:p>
      <text:p text:style-name="Code_20_Indent_20_2">&lt;listitem label="@{selected.name}"/&gt;</text:p>
      <text:p text:style-name="P93">つまり、上は以下のコードと同様です。</text:p>
      <text:p text:style-name="Code_20_Indent_20_2">&lt;listitem label="@{default(value='selected.name')}"/&gt;</text:p>
      <text:p text:style-name="P81"><text:span text:style-name="T41">【</text:span>メモ<text:span text:style-name="T41">】：</text:span>以下に示すように、<text:span text:style-name="T41">複</text:span>数のアノテーションを使って<text:span text:style-name="T41">一つの</text:span>プロパティに注釈をつけられます。</text:p>
      <text:p text:style-name="Code_20_Indent_20_2">&lt;listitem label="@{ann1(selected.name) ann2(attr2a='attr2a',attr2b)}"/&gt;</text:p>
      <text:h text:style-name="P229" text:outline-level="4">コンポーネント宣言に注釈をつける<text:span text:style-name="T41">簡単</text:span>な方法</text:h>
      <text:p text:style-name="P81">同様に、以下のように<text:span text:style-name="Source_20_Text">self</text:span>と呼ばれる指定された属性にアノテーション表記を指定することで、コンポーネントに注釈をつけることできます。</text:p>
      <text:p text:style-name="Code_20_Indent_20_2">&lt;listitem self="${bind(each=person)}"/&gt;</text:p>
      <text:p text:style-name="P81"><text:span text:style-name="Source_20_Text">self</text:span><text:span text:style-name="T41">は一つの</text:span>プロパティ<text:span text:style-name="T41">ではなく、</text:span>コンポーネント宣言に注釈をつけるアノテーションを<text:span text:style-name="T41">示す</text:span>キーワードで<text:span text:style-name="T41">す。</text:span>以下と同様の働きをします。</text:p>
      <text:p text:style-name="Code_20_Indent_20_2">&lt;a:bind each="person"/&gt;</text:p>
      <text:p text:style-name="Code_20_Indent_20_2">&lt;listitem/&gt;</text:p>
      <text:h text:style-name="P101" text:outline-level="3"><text:span text:style-name="T41">手動</text:span>で作成されたコンポーネントに注釈をつける</text:h>
      <text:p text:style-name="P27"><text:span text:style-name="Source_20_Text">org.zkoss.zk.ui.sys.ComponentCtrl</text:span>インターフェースの<text:span text:style-name="Source_20_Text">addAnnotation</text:span>メソッドを使用することで、ランタイムでコンポーネントに注釈をつけられます。</text:p>
      <text:p text:style-name="Code_20_Indent">Listbox listbox = new Listbox();</text:p>
      <text:p text:style-name="Code_20_Indent">listbox.addAnnotation("some", null);</text:p>
      <text:h text:style-name="P101" text:outline-level="3">アノテーション<text:span text:style-name="T41">を取得</text:span></text:h>
      <text:p text:style-name="P25"><text:span text:style-name="T41">ランタイムでアノテーションを取得することができます。それらはアプリケーションよりも、データバインディングマネージャーのようなツールで取得されます。つまり、アプリケーションはZUMLページに注釈をつけて、ツールにコンポーネントを操作する方法を教えます。</text:span> </text:p>
      <text:p text:style-name="P40">以下は、コンポーネントのアノテーションを<text:span text:style-name="T41">リストアップする</text:span>例です。</text:p>
      <text:p text:style-name="Code_20_Indent">void dump(StringBuffer sb, Component comp) {</text:p>
      <text:p text:style-name="Code_20_Indent"><text:s text:c="3"/>^^^^^^ComponentCtrl compCtrl = (ComponentCtrl)comp;</text:p>
      <text:p text:style-name="Code_20_Indent"><text:tab/>^^^^^^sb.append(comp.getId()).append(": ")</text:p>
      <text:p text:style-name="Code_20_Indent"><text:tab/> <text:s/>^^^^^^^^^^.append(compCtrl .<text:span text:style-name="T25">getAnnotations</text:span>()).append('\n');</text:p>
      <text:p text:style-name="Code_20_Indent"/>
      <text:p text:style-name="Code_20_Indent"><text:tab/>^^^^^^for (Iterator it = compCtrl.<text:span text:style-name="T25">getAnnotatedProperties</text:span>().iterator(); it.hasNext();) {</text:p>
      <text:p text:style-name="Code_20_Indent"><text:tab/><text:tab/>^^^^^^^^^^^^String prop = it.next();</text:p>
      <text:p text:style-name="Code_20_Indent"><text:tab/><text:tab/>^^^^^^^^^^^^sb.append(" with ").append(prop).append(": ")</text:p>
      <text:p text:style-name="Code_20_Indent"><text:tab/><text:tab/><text:tab/>^^^^^^^^^^^^^^^^^^.append(compCtrl .<text:span text:style-name="T25">getAnnotations</text:span>(prop)).append('\n');</text:p>
      <text:p text:style-name="Code_20_Indent"><text:tab/>^^^^^^}</text:p>
      <text:p text:style-name="Code_20_Indent">}</text:p>
      <text:h text:style-name="P151" text:outline-level="2">リッチレット</text:h>
      <text:p text:style-name="P70">リッチレットはユーザー要求に応じて、必要なコンポーネントを作成する小さなJavaプログラムです。</text:p>
      <text:p text:style-name="P70">ユーザーがURLを打つと、ZKローダーは指定されたURLのリソースがZUMLページかリッチレットかを確認します。ZUMLページである場合、ZKローダーは前の章で説明したように、ZUMLページのコンテンツに基づいて、自動的にコンポーネントを作成します。</text:p>
      <text:p text:style-name="P58">リソースがリッチレットの場合、ZKローダーが処理をリッチレットに任せます。どのようなコンポーネントをどのように作成するかはすべてリッチレットが決めます。つまり、開発者はプログラム的に必要となるコンポーネントをすべて作成しなければなりません。</text:p>
      <text:p text:style-name="P70">ZUMLページかリッチレットかを選ぶのはプログラマーしだいです。ほとんどのプログラマーはZUMLページにします。その理由はZUMLページのほうが簡単でわかりやすいです。</text:p>
      <text:p text:style-name="P58">リッチレットを実装するのは簡単です。はじめに<text:span text:style-name="Source_20_Text">org.zkoss.zk.ui.Richlet</text:span>インターフェースを実装して、そしてURLでリッチレットの関係を宣言します。</text:p>
      <text:h text:style-name="P101" text:outline-level="3"><text:span text:style-name="Source_20_Text">org.zkoss.zk.ui.Richlet</text:span>インターフェースの実装</text:h>
      <text:p text:style-name="P37"><text:span text:style-name="T55">リッチレットは</text:span><text:span text:style-name="Source_20_Text">org.zkoss.zk.ui.Richlet</text:span><text:span text:style-name="T55">インターフェースを実装しなければなりません。</text:span><text:span text:style-name="Source_20_Text">org.zkoss.zk.ui.GenericRichlet</text:span><text:span text:style-name="T55">クラスを拡張することで、メソッドを実装する影響を最小にするこ</text:span>と<text:span text:style-name="T55">が</text:span><text:span text:style-name="T55">できます。こうして、指定されたURLが要求されたとき、</text:span><text:span text:style-name="Source_20_Text">service</text:span><text:span text:style-name="T55">メソッドが呼ばれ、ユーザーインターフェースを作成できます。</text:spa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7">サーブレットのように、<text:span text:style-name="Source_20_Text">init</text:span>と<text:span text:style-name="Source_20_Text">destroy</text:span>メソッドを実装して、リッチレットが読み込まれるとき、初期化、または破棄できます。サーブレットのように、リッチレットは一度だけ読み込まれて、関係しているURLにすべての要求を提供します。</text:p>
      <text:h text:style-name="P229" text:outline-level="4">URLごとのリッチレット</text:h>
      <text:p text:style-name="P81">サーブレットのように、リッチレットは作成されて、同じURLに共有されます。つまり、サーブレット(少なくとも<text:span text:style-name="Source_20_Text">service</text:span>メソッドは)はthread-safeで<text:span text:style-name="T41">なければなりません</text:span>。<text:span text:style-name="T41">一方、コンポーネントは共有できません。</text:span>どのデスクトップも独立<text:span text:style-name="T41">した</text:span>コンポーネントのセットを持ちます。そのため、<text:span text:style-name="T41">ほとんどの場合では、</text:span>リッチレットのデータメンバーとして、コンポーネントを保存するのはいい方法ではありません。</text:p>
      <text:p text:style-name="P95">この問題を解決す<text:span text:style-name="T41">る</text:span>のに多くの方法があります。代表的な例は以下に示すように、<text:span text:style-name="T41">一つの</text:span>デスクトップに一つの<text:span text:style-name="T41">クラスを使用してコンポーネントを保存します</text:span>。</text:p>
      <text:p text:style-name="Code_20_Indent_20_2">class MyApp { //one per desktop</text:p>
      <text:p text:style-name="Code_20_Indent_20_2"><text:tab/>^^^^^^Window _main;</text:p>
      <text:p text:style-name="Code_20_Indent_20_2"><text:tab/>^^^^^^MyApp(Page page) {</text:p>
      <text:p text:style-name="Code_20_Indent_20_2"><text:tab/><text:tab/>^^^^^^^^^^^^_main = new Window();</text:p>
      <text:p text:style-name="Code_20_Indent_20_2"><text:tab/><text:tab/>^^^^^^^^^^^^_main.setPage(page);</text:p>
      <text:p text:style-name="Code_20_Indent_20_2"><text:tab/>^^^^^^}</text:p>
      <text:p text:style-name="Code_20_Indent_20_2">}</text:p>
      <text:p text:style-name="Code_20_Indent_20_2"/>
      <text:p text:style-name="Code_20_Indent_20_2">class MyRichlet extends GenericRichlet {</text:p>
      <text:p text:style-name="Code_20_Indent_20_2"><text:tab/>^^^^^^public void service(Page page) {</text:p>
      <text:p text:style-name="Code_20_Indent_20_2"><text:tab/><text:tab/>^^^^^^^^^^^^new MyApp(page); //create and forget</text:p>
      <text:p text:style-name="Code_20_Indent_20_2"><text:tab/>^^^^^^}</text:p>
      <text:p text:style-name="Code_20_Indent_20_2">}</text:p>
      <text:h text:style-name="P98" text:outline-level="3"><text:span text:style-name="Source_20_Text"><text:span text:style-name="T132">web.xml</text:span></text:span><text:span text:style-name="T145">と</text:span><text:span text:style-name="Source_20_Text"><text:span text:style-name="T132">zk.xml</text:span></text:span><text:span text:style-name="T145">を設定</text:span></text:h>
      <text:p text:style-name="Text_20_body_20_indent"><text:span text:style-name="T146">リッチレットの実装後、以下のステートメントを使用した</text:span><text:span text:style-name="Source_20_Text"><text:span text:style-name="T147">zk.xmlの</text:span></text:span><text:span text:style-name="T146">中でリッチレットを定義します。</text:span></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P428">リッチレットを宣言すると、以下に示すように、<text:span text:style-name="Source_20_Text">richlet-mapping</text:span>を使用して、リッチレットをいくつものURLにマッピングできます。</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P429">デフォルトではリッチレットは使用できません。リッチレットを使用可能にするには、<text:span text:style-name="Source_20_Text">web.xml</text:span>に以下の宣言を追加しなければなりません。使用可能にした後、<text:span text:style-name="Source_20_Text">web.xml</text:span>を変更しないで、リッチレットを追加することができます。</text:p>
      <text:p text:style-name="Code_20_Indent">&lt;servlet-mapping&gt;<text:line-break/><text:tab/>^^^^^^&lt;servlet-name&gt;zkLoader&lt;/servlet-name&gt;<text:line-break/><text:tab/>^^^^^^&lt;url-pattern&gt;/<text:span text:style-name="T25">zk</text:span>/*&lt;/url-pattern&gt;<text:line-break/>&lt;/servlet-mapping&gt;</text:p>
      <text:p text:style-name="Text_20_body_20_indent"><text:span text:style-name="T56">そして、</text:span><text:a xlink:type="simple" xlink:href="http://localhost/zk/test"><text:span text:style-name="Source_20_Text"><text:span text:style-name="T41">http://localhost/zk/test</text:span></text:span></text:a><text:a xlink:type="simple" xlink:href="http://localhost/zk/test"><text:span text:style-name="Internet_20_link"><text:span text:style-name="T56">にアクセスし</text:span></text:span></text:a><text:span text:style-name="T56">、リッチレットを参照できます。</text:span></text:p>
      <text:p text:style-name="P27"><text:span text:style-name="Source_20_Text">url-pattern</text:span>要素中で指定されたURLは<text:span text:style-name="Source_20_Text">/</text:span>で始まります。URIの最後は<text:span text:style-name="Source_20_Text">/*</text:span>になっている場合は、同じプレフィックスのすべてのリクエストに一致します。本当のリクエストを取得するには、現在のページの<text:span text:style-name="Source_20_Text">getRequestP_ath</text:span>メソッドが返した値をチェックします。</text:p>
      <text:p text:style-name="Code_20_Indent">public void service(Page page) {</text:p>
      <text:p text:style-name="Code_20_Indent"><text:tab/>^^^^^^if ("/some/more/hi".equals(page.getRequestPath()) {</text:p>
      <text:p text:style-name="Code_20_Indent"><text:tab/><text:tab/>^^^^^^^^^^^^...</text:p>
      <text:p text:style-name="Code_20_Indent"><text:tab/>^^^^^^}<text:line-break/>}</text:p>
      <text:p text:style-name="P72"><text:span text:style-name="T7">【ヒント】：</text:span><text:span text:style-name="Source_20_Text"><text:span text:style-name="T45">url-pattern</text:span></text:span><text:span text:style-name="T45">に</text:span><text:span text:style-name="Source_20_Text"><text:span text:style-name="T45">/*</text:span></text:span><text:span text:style-name="T45">を指定することで、マッピングされたリッチレットにすべてのURLをマップできます。</text:span></text:p>
      <text:h text:style-name="P151" text:outline-level="2">セッションタイムアウト<text:span text:style-name="T41">管理</text:span></text:h>
      <text:p text:style-name="P70">セッションがタイムアウトになった後、デスクトップに属しているすべてのものは取り除かれます。ユーザーがもう取り除かれてしまったデスクトップに通信しようとする場合は、ユーザー<text:span text:style-name="T41">に知らせるため</text:span>にブラウザでエラーメッセージが表示されます。</text:p>
      <text:p text:style-name="P57"><text:span text:style-name="T41">エラーメッセージをポップアップするほか、もう一度ユーザーにログインさせたり、ほかのページに行かせたり(転送)する場合があります。タイムアウトになったときにURIの転送先は</text:span><text:span text:style-name="Source_20_Text"><text:span text:style-name="T2">WEB-INF</text:span></text:span><text:span text:style-name="T2"> ディレクトリーの</text:span><text:span text:style-name="Source_20_Text"><text:span text:style-name="T2">zk.xml</text:span></text:span><text:span text:style-name="T2"> ファイルで設定します。</text:span><text:span text:style-name="T41">例えば、転送先のURLが</text:span><text:span text:style-name="Source_20_Text"><text:span text:style-name="T41">/timeout.zul</text:span></text:span><text:span text:style-name="T41">でしたら、以下のステートメントを</text:span><text:span text:style-name="Source_20_Text"><text:span text:style-name="T41">zk.xml</text:span></text:span><text:span text:style-name="T41">に追加します。</text:span></text:p>
      <text:p text:style-name="Code">&lt;device-config&gt;<text:line-break/><text:tab/>^^^^^^&lt;device-type&gt;ajax&lt;/device-type&gt;<text:line-break/><text:tab/>^^^^^^&lt;timeout-uri&gt;/timeout.zul&lt;/timeout-uri&gt;</text:p>
      <text:p text:style-name="Code">&lt;/device-config&gt;</text:p>
      <text:p text:style-name="Tip"><text:span text:style-name="T53">【ヒント】：</text:span><text:span text:style-name="T59">どのデバイスもひとつのタイムアウトURIに対応します。より詳しくは開発用リファレンス中のAppendix Bを参照ください。</text:span> </text:p>
      <text:p text:style-name="P58">zk.xmlに加えて、以下のように手動で<text:span text:style-name="T41">転送先の</text:span>URLを<text:span text:style-name="T41">指定</text:span>できます。</text:p>
      <text:p text:style-name="Code">Devices.setTimeoutURI("ajax", "/timeout.zul");</text:p>
      <text:p text:style-name="P78"><text:span text:style-name="T41">【デバイスについて】：デバイスはクライアントデバイスを意味しています。どの</text:span>デスクトップもひとつのデバイスに<text:span text:style-name="T41">対応します</text:span>。また逆も<text:span text:style-name="T41">同じ</text:span>です。</text:p>
      <text:p text:style-name="P58">ほかのURL<text:span text:style-name="T41">に転送するのではなく、</text:span>ページを<text:span text:style-name="T41">再び</text:span>読み込<text:span text:style-name="T41">ませる</text:span>場合<text:span text:style-name="T41">は</text:span>、以下のように空のURLを指定<text:span text:style-name="T41">し</text:span>ます。</text:p>
      <text:p text:style-name="Code">&lt;device-config&gt;<text:line-break/><text:tab/>^^^^^^&lt;device-type&gt;ajax&lt;/device-type&gt;<text:line-break/><text:tab/>^^^^^^&lt;timeout-uri&gt;&lt;/timeout-uri&gt;</text:p>
      <text:p text:style-name="Code">&lt;/device-config&gt;</text:p>
      <text:h text:style-name="P151" text:outline-level="2">エラー処理</text:h>
      <text:p text:style-name="P58">ZKウェブアプリケーションは<text:span text:style-name="T41">どのように</text:span>エラーを<text:span text:style-name="T41">処理するのか</text:span>を指定できます。エラーはアプリケーションに処理できない例外によって<text:span text:style-name="T41">起きます</text:span>。</text:p>
      <text:p text:style-name="Text_20_body"><text:span text:style-name="T56">例外は二つの状況で起きます</text:span><text:span text:style-name="T55"><text:note text:id="ftn54" text:note-class="footnote"><text:note-citation>54</text:note-citation><text:note-body><text:p text:style-name="P198">コンポーネント<text:span text:style-name="T41">のライフサイクル章をご覧ください</text:span></text:p></text:note-body></text:note></text:span><text:span text:style-name="T56">：ページ読み込み中とページ更新中です。</text:span></text:p>
      <text:h text:style-name="P101" text:outline-level="3">ページ読み込み中のエラー処理</text:h>
      <text:p text:style-name="P27">ZUMLページ読み込み中に処理できない例外が起こった場合、ウェブサーバーによって、直接処理されます。つまり、JSPといったほかのページ<text:span text:style-name="T41">を</text:span>処理<text:span text:style-name="T41">するのと</text:span>何も変わりません。</text:p>
      <text:p text:style-name="P27">デフォルトでは、ウェブサーバーはエラーメッセージとそのトレースを表示します。</text:p>
      <text:p text:style-name="P40"><draw:frame draw:style-name="fr6" draw:name="graphics4" text:anchor-type="char" svg:y="0.3cm" svg:width="9.996cm" svg:height="4.246cm" draw:z-index="16"><draw:image xlink:href="../img/100000000000038700000181C7DBF256.png" xlink:type="simple" xlink:show="embed" xlink:actuate="onLoad"/></draw:frame>以下のように<text:span text:style-name="Source_20_Text">INF/web.xml</text:span>の中でエラーページを指定することで、エラー処理をカスタマイズできます。より詳しくはJava Servlet Specificaiton を参照ください。</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P430">ページ読み込み中にエラーが発生したら、ウェブサーバーはプログラマーが指定したエラーページ<text:span text:style-name="Source_20_Text">/error/error.zu</text:span>lに転送します。転送するときに、ウェブサーバーはリクエスト属性を送信し、何が起こったかを表示します。属性は以下のようです。</text:p>
      <table:table table:name="Table10" table:style-name="Table10">
        <table:table-column table:style-name="Table10.A"/>
        <table:table-column table:style-name="Table10.B"/>
        <table:table-header-rows>
          <table:table-row table:style-name="Table10.1">
            <table:table-cell table:style-name="Table10.A1" office:value-type="string">
              <text:p text:style-name="P190">要求属性</text:p>
            </table:table-cell>
            <table:table-cell table:style-name="Table10.B1" office:value-type="string">
              <text:p text:style-name="P190">種類</text:p>
            </table:table-cell>
          </table:table-row>
        </table:table-header-rows>
        <table:table-row table:style-name="Table10.1">
          <table:table-cell table:style-name="Table10.A2" office:value-type="string">
            <text:p text:style-name="P176"><text:span text:style-name="Source_20_Text">javax.servlet.error.status_code</text:span></text:p>
          </table:table-cell>
          <table:table-cell table:style-name="Table10.B2" office:value-type="string">
            <text:p text:style-name="P176"><text:span text:style-name="Source_20_Text">java.lang.Integer</text:span></text:p>
          </table:table-cell>
        </table:table-row>
        <table:table-row table:style-name="Table10.1">
          <table:table-cell table:style-name="Table10.A2" office:value-type="string">
            <text:p text:style-name="P176"><text:span text:style-name="Source_20_Text">javax.servlet.error.exception_type</text:span></text:p>
          </table:table-cell>
          <table:table-cell table:style-name="Table10.B2" office:value-type="string">
            <text:p text:style-name="P176"><text:span text:style-name="Source_20_Text">java.lang.Class</text:span></text:p>
          </table:table-cell>
        </table:table-row>
        <table:table-row table:style-name="Table10.1">
          <table:table-cell table:style-name="Table10.A2" office:value-type="string">
            <text:p text:style-name="P176"><text:span text:style-name="Source_20_Text">javax.servlet.error.message</text:span></text:p>
          </table:table-cell>
          <table:table-cell table:style-name="Table10.B2" office:value-type="string">
            <text:p text:style-name="P176"><text:span text:style-name="Source_20_Text">java.lang.String</text:span></text:p>
          </table:table-cell>
        </table:table-row>
        <table:table-row table:style-name="Table10.1">
          <table:table-cell table:style-name="Table10.A2" office:value-type="string">
            <text:p text:style-name="P176"><text:span text:style-name="Source_20_Text">javax.servlet.error.exception</text:span></text:p>
          </table:table-cell>
          <table:table-cell table:style-name="Table10.B2" office:value-type="string">
            <text:p text:style-name="P176"><text:span text:style-name="Source_20_Text">java.lang.Throwable</text:span></text:p>
          </table:table-cell>
        </table:table-row>
        <table:table-row table:style-name="Table10.1">
          <table:table-cell table:style-name="Table10.A2" office:value-type="string">
            <text:p text:style-name="P176"><text:span text:style-name="Source_20_Text">javax.servlet.error.request_uri</text:span></text:p>
          </table:table-cell>
          <table:table-cell table:style-name="Table10.B2" office:value-type="string">
            <text:p text:style-name="P176"><text:span text:style-name="Source_20_Text">java.lang.String</text:span></text:p>
          </table:table-cell>
        </table:table-row>
        <table:table-row table:style-name="Table10.1">
          <table:table-cell table:style-name="Table10.A2" office:value-type="string">
            <text:p text:style-name="P176"><text:span text:style-name="Source_20_Text">javax.servlet.error.servlet_name</text:span></text:p>
          </table:table-cell>
          <table:table-cell table:style-name="Table10.B2" office:value-type="string">
            <text:p text:style-name="P176"><text:span text:style-name="Source_20_Text">java.lang.String</text:span></text:p>
          </table:table-cell>
        </table:table-row>
      </table:table>
      <text:p text:style-name="P431">これらの属性を使用して、エラーページをカスタマイズすることができます。例えば、</text:p>
      <text:p text:style-name="Code_20_Indent">&lt;window title="Error ${requestScope['javax.servlet.error.status_code']}"&gt;</text:p>
      <text:p text:style-name="Code_20_Indent"><text:tab/>^^^^^^Cause: ${requestScope['javax.servlet.error.message']}</text:p>
      <text:p text:style-name="Code_20_Indent">&lt;/window&gt;</text:p>
      <text:p text:style-name="P72"><text:span text:style-name="T7">【ヒント】：</text:span><text:span text:style-name="T45">エラーページはどんなサーブレットにでもなることができます。ZULのほかに、JSPまたは他のお好みのものを何でも使用できます。</text:span></text:p>
      <text:p text:style-name="P233"><text:span text:style-name="T130">【ヒント】：</text:span><text:span text:style-name="T131">転送した後、エラーページは主なページとして表示されます。つまり、プログラマーはモーダルを指定したり、メインウィンドウにオーバーラップさせたりする必要はありません。</text:span></text:p>
      <text:h text:style-name="P232" text:outline-level="4"><text:s/><text:span text:style-name="T143">ZK Mobileのエラー処理</text:span></text:h>
      <text:p text:style-name="P81">サーブレット２.x<text:span text:style-name="T41"> </text:span>(web.xml)はデバイスタイプ<text:span text:style-name="T41">という</text:span>コンセプトを<text:span text:style-name="T41">持って</text:span>いません。このため、Ajax<text:span text:style-name="T41">用</text:span>ブラウザとモバイル<text:span text:style-name="T41">デバイスを</text:span>同じサーバー上で<text:span text:style-name="T41">使用するには、ページを転送しなければなりません</text:span>。これはひとつの例です。</text:p>
      <text:p text:style-name="Code_20_Indent_20_2">//error.zul</text:p>
      <text:p text:style-name="Code_20_Indent_20_2">&lt;zk&gt;</text:p>
      <text:p text:style-name="Code_20_Indent_20_2"><text:tab/>^^^^^^&lt;zscript&gt;</text:p>
      <text:p text:style-name="Code_20_Indent_20_2"><text:tab/>^^^^^^if (Executions.getCurrent().isMilDevice())</text:p>
      <text:p text:style-name="Code_20_Indent_20_2"><text:tab/><text:tab/>^^^^^^^^^^^^Executions.forward("error.mil");</text:p>
      <text:p text:style-name="Code_20_Indent_20_2"><text:tab/>^^^^^^&lt;/zscript&gt;</text:p>
      <text:p text:style-name="Code_20_Indent_20_2"><text:tab/>^^^^^^&lt;window&gt;</text:p>
      <text:p text:style-name="Code_20_Indent_20_2"><text:tab/>^^^^^^....error message in ZUL</text:p>
      <text:p text:style-name="Code_20_Indent_20_2"><text:tab/>^^^^^^&lt;/window&gt;</text:p>
      <text:p text:style-name="Code_20_Indent_20_2">&lt;/zk&gt;</text:p>
      <text:h text:style-name="P101" text:outline-level="3">ページ更新中のエラー処理</text:h>
      <text:p text:style-name="P40">ZUMLページ(aka.,イベントリスナ実行中)を更新しているとき、例外が発生した場合、その例外はZKアップデートエンジンによって処理されます。デフォルトでは、ただ単純に警告ボックスを表示して、ユーザーに警告します。</text:p>
      <text:p text:style-name="P432"><draw:frame draw:style-name="fr6" draw:name="graphics6" text:anchor-type="char" svg:y="0.3cm" svg:width="9.996cm" svg:height="3.466cm" draw:z-index="17"><draw:image xlink:href="../img/10000000000002C10000011E30DFBEA1.png" xlink:type="simple" xlink:show="embed" xlink:actuate="onLoad"/></draw:frame>以下のように、<text:span text:style-name="Source_20_Text">WEB-INF/zk.xml</text:span>の中でエラーページを指定することで、エラー処理をカスタマイズできます。より詳しくは開発用リファレンス中のAppendix Bを参照してください。</text:p>
      <text:p text:style-name="Code_20_Indent">&lt;!-- zk.xml --&gt;</text:p>
      <text:p text:style-name="Code_20_Indent">&lt;error-page&gt;</text:p>
      <text:p text:style-name="Code_20_Indent"><text:tab/>^^^^^^&lt;exception-type&gt;java.lang.Throwable&lt;/exception-type&gt;<text:line-break/><text:tab/>^^^^^^&lt;location&gt;/WEB-INF/sys/error.zul&lt;/location&gt;<text:line-break/>&lt;/error-page&gt;</text:p>
      <text:p text:style-name="P27">イベントリスナ<text:span text:style-name="T41">の</text:span>中でエラーが発生した<text:span text:style-name="T41">ら</text:span>、ZK<text:span text:style-name="T41">アップデート</text:span>エンジンはプログラマーが指定したエラーページ,<text:span text:style-name="Source_20_Text">/error/error.zul</text:span>で、ダイアログを作成します。</text:p>
      <text:p text:style-name="P40">ZUMLページを読み込み中のエラー処理のように、一つ以上の<text:span text:style-name="Source_20_Text">&lt;error-page&gt;</text:span>要素を指定できます。そのどれも異なった例外のタイプ(<text:span text:style-name="Source_20_Text">&lt;exception-type&gt;</text:span>要素の値)に関連しています。エラーが発生したとき、ZKは対応する例外タイプが見つかるまで、エラーページを一つ一つ探します。</text:p>
      <text:p text:style-name="P40">さらに、ZKはリクエスト属性のセットをエラーページに送信して、何が起こったかを表示します。これらの属性は以下のようです。</text:p>
      <table:table table:name="Table11" table:style-name="Table11">
        <table:table-column table:style-name="Table11.A"/>
        <table:table-column table:style-name="Table11.B"/>
        <table:table-header-rows>
          <table:table-row table:style-name="Table11.1">
            <table:table-cell table:style-name="Table11.A1" office:value-type="string">
              <text:p text:style-name="P190">要求属性</text:p>
            </table:table-cell>
            <table:table-cell table:style-name="Table11.B1" office:value-type="string">
              <text:p text:style-name="P190">種類</text:p>
            </table:table-cell>
          </table:table-row>
        </table:table-header-rows>
        <table:table-row table:style-name="Table11.1">
          <table:table-cell table:style-name="Table11.A2" office:value-type="string">
            <text:p text:style-name="P176"><text:span text:style-name="Source_20_Text">javax.servlet.error.exception_type</text:span></text:p>
          </table:table-cell>
          <table:table-cell table:style-name="Table11.B2" office:value-type="string">
            <text:p text:style-name="P176"><text:span text:style-name="Source_20_Text">java.lang.Class</text:span></text:p>
          </table:table-cell>
        </table:table-row>
        <table:table-row table:style-name="Table11.1">
          <table:table-cell table:style-name="Table11.A2" office:value-type="string">
            <text:p text:style-name="P176"><text:span text:style-name="Source_20_Text">javax.servlet.error.message</text:span></text:p>
          </table:table-cell>
          <table:table-cell table:style-name="Table11.B2" office:value-type="string">
            <text:p text:style-name="P176"><text:span text:style-name="Source_20_Text">java.lang.String</text:span></text:p>
          </table:table-cell>
        </table:table-row>
        <table:table-row table:style-name="Table11.1">
          <table:table-cell table:style-name="Table11.A2" office:value-type="string">
            <text:p text:style-name="P176"><text:span text:style-name="Source_20_Text">javax.servlet.error.exception</text:span></text:p>
          </table:table-cell>
          <table:table-cell table:style-name="Table11.B2" office:value-type="string">
            <text:p text:style-name="P176"><text:span text:style-name="Source_20_Text">java.lang.Throwable</text:span></text:p>
          </table:table-cell>
        </table:table-row>
      </table:table>
      <text:p text:style-name="P433">以下はエラーページの一つの例です。</text:p>
      <text:p text:style-name="Code_20_Indent">&lt;<text:span text:style-name="T25">window</text:span> title="Error ${requestScope['javax.servlet.error.status_code']}"</text:p>
      <text:p text:style-name="Code_20_Indent">width="400px" border="normal" <text:span text:style-name="T25">mode="modal"</text:span>&gt;</text:p>
      <text:p text:style-name="Code_20_Indent"><text:tab/>^^^^^^&lt;vbox&gt;</text:p>
      <text:p text:style-name="Code_20_Indent">KillerApp encounters a fatal error, ${requestScope['javax.servlet.error.message']}. The error is recorded and we will look at it and fix it soon.</text:p>
      <text:p text:style-name="Code_20_Indent"><text:tab/><text:tab/>^^^^^^^^^^^^&lt;hbox style="margin-left:auto; margin-right:auto"&gt;</text:p>
      <text:p text:style-name="Code_20_Indent"><text:tab/><text:tab/><text:tab/>^^^^^^^^^^^^^^^^^^&lt;button label="Continue" onClick="spaceOwner.detach()"/&gt;</text:p>
      <text:p text:style-name="Code_20_Indent">^^^^^^^^^^^^^^^^^^&lt;button label="Reload" onClick="Executions.sendRedirect(null)"/&gt;</text:p>
      <text:p text:style-name="Code_20_Indent"><text:tab/><text:tab/>^^^^^^^^^^^^&lt;/hbox&gt;</text:p>
      <text:p text:style-name="Code_20_Indent"><text:tab/>^^^^^^&lt;/vbox&gt;</text:p>
      <text:p text:style-name="Code_20_Indent"><text:tab/>^^^^^^&lt;zscript&gt;</text:p>
      <text:p text:style-name="Code_20_Indent"><text:tab/>^^^^^^org.zkoss.util.logging.Log.lookup("Fatal").log(</text:p>
      <text:p text:style-name="Code_20_Indent"><text:tab/><text:tab/>^^^^^^^^^^^^requestScope.get("javax.servlet.error.exception"));</text:p>
      <text:p text:style-name="Code_20_Indent"><draw:frame draw:style-name="fr21" draw:name="graphics8" text:anchor-type="char" svg:x="8.606cm" svg:y="0.183cm" svg:width="8.996cm" svg:height="3.076cm" draw:z-index="19"><draw:image xlink:href="../img/10000000000002B2000000ED94D31A2A.png" xlink:type="simple" xlink:show="embed" xlink:actuate="onLoad"/></draw:frame><text:tab/>^^^^^^&lt;/zscript&gt;</text:p>
      <text:p text:style-name="Code_20_Indent">&lt;/window&gt;</text:p>
      <text:p text:style-name="P72"><text:span text:style-name="T7">【ヒント】：</text:span><text:span text:style-name="T45">エラーページはエラーを起こした同デスクトップで作成されます。つまり、そこから、関連した情報を取得できます。</text:span></text:p>
      <text:p text:style-name="P72"><text:span text:style-name="T7">【ヒント】：</text:span><text:span text:style-name="T45">まったくモーダルを使用しないアプリケーションがあるため、バージョン2.3.1以降、ZKは自動的にモーダルとしてルートウィンドウを作成しません。モーダルを使用する場合は、前の例をご参照ください。</text:span></text:p>
      <text:h text:style-name="P229" text:outline-level="4">ページ更新中のZKモバイルのエラー</text:h>
      <text:p text:style-name="P81">どのデバイスタイプもエラーページのセットを持<text:span text:style-name="T41">っていま</text:span>す。ZKモバイルデバイス<text:span text:style-name="T41">(MILをサポートしているモバイルデバイス)</text:span>にエラーページを指定するには 、以下のように<text:span text:style-name="Source_20_Text">mil</text:span><text:span text:style-name="T41">を</text:span><text:span text:style-name="Source_20_Text">device-type</text:span><text:span text:style-name="T41">に</text:span>指定しなければなりません。</text:p>
      <text:p text:style-name="Code_20_Indent_20_2">&lt;!-- zk.xml --&gt;</text:p>
      <text:p text:style-name="Code_20_Indent_20_2">&lt;error-page&gt;</text:p>
      <text:p text:style-name="Code_20_Indent_20_2"><text:tab/>^^^^^^<text:span text:style-name="T25">&lt;device-type&gt;mil&lt;/device-type&gt;</text:span><text:line-break/><text:tab/>^^^^^^&lt;exception-type&gt;java.lang.Throwable&lt;/exception-type&gt;<text:line-break/><text:tab/>^^^^^^&lt;location&gt;/WEB-INF/sys/error.zul&lt;/location&gt;<text:line-break/>&lt;/error-page&gt;</text:p>
      <text:p text:style-name="Tip"><text:span text:style-name="T53">【ヒント】：</text:span><text:span text:style-name="Source_20_Text"><text:span text:style-name="T45">devie-type</text:span></text:span><text:span text:style-name="T59">要素が省略された場合、ajaxが想定されます。つまり、Ajaxブラウザにエラーページを指定します。</text:span><text:span text:style-name="Source_20_Text"><text:span text:style-name="T150"> &lt;device-type&gt;ajax&lt;/device-type&gt; &lt;!-- ajax is the default --&gt;</text:span></text:span></text:p>
      <text:h text:style-name="P151" text:outline-level="2">パフォーマンス改善のための<text:span text:style-name="T41">ヒント</text:span></text:h>
      <text:h text:style-name="P101" text:outline-level="3">コンパイルしたJavaコードを使用</text:h>
      <text:p text:style-name="P27">ZUML<text:span text:style-name="T41">の</text:span>中で<text:span text:style-name="Source_20_Text">zscript</text:span><text:span text:style-name="T41">を</text:span>使用するのは便利です<text:span text:style-name="T41">が、デメリットは</text:span>パフォーマンス<text:span text:style-name="T41">の低下</text:span>です。<text:span text:style-name="T41">低下の程度はアプリケーションによる違います。</text:span>大きなウェブサイトでは、可能なら、できるだけ<text:span text:style-name="Source_20_Text">zscript</text:span>を使用しないことをお勧めします。<text:span text:style-name="T41">必要のであれば、処理を遅らせ(必要なときだけ処理する)、パフォーマンスを向上させるように設定できます</text:span>。こ<text:span text:style-name="T41">れによって</text:span>、インタープリタ<text:span text:style-name="T41">ー</text:span>は<text:span text:style-name="Source_20_Text">zscript</text:span>中に書かれたイベントリスナが実行される<text:span text:style-name="T41">直前</text:span>まで、読み込まれません。</text:p>
      <text:p text:style-name="Code_20_Indent">&lt;zscript deferred="true"&gt;</text:p>
      <text:p text:style-name="Code_20_Indent">...</text:p>
      <text:p text:style-name="P434">【メモ】：<text:span text:style-name="Source_20_Text">onCreate</text:span>イベントが以下に示したように、<text:span text:style-name="Source_20_Text">zscript</text:span>によって処理される場合、遅らせても意味がありません。なぜなら<text:span text:style-name="Source_20_Text">onCreate</text:span>イベントはページが読み込まれるときに送信されます。つまり、遅らせた<text:span text:style-name="Source_20_Text">zscript</text:span>はページが読み込まれるときに処理されます。</text:p>
      <text:p text:style-name="Code_20_Indent">&lt;window onCreate="init()"&gt;</text:p>
      <text:p text:style-name="Code_20_Indent">...</text:p>
      <text:p text:style-name="P435">むしろ、以下のように書き直したほうがいいです。</text:p>
      <text:p text:style-name="Code_20_Indent">&lt;window use="my.MyWindow"&gt;</text:p>
      <text:p text:style-name="Code_20_Indent">...</text:p>
      <text:p text:style-name="P434">そして、以下のように<text:span text:style-name="Source_20_Text">MyWindow.java</text:span>を準備します。</text:p>
      <text:p text:style-name="Code_20_Indent">package my;</text:p>
      <text:p text:style-name="Code_20_Indent">public class MyWindow extends Window {</text:p>
      <text:p text:style-name="Code_20_Indent"><text:tab/>^^^^^^public void onCreate() { //to process the onCreate event</text:p>
      <text:p text:style-name="Code_20_Indent">...</text:p>
      <text:p text:style-name="P434">コンポーネント(とその子コンポーネント）を作成した直後に初期化するなら、以下のように、<text:span text:style-name="Source_20_Text">org.zkoss.zk.ui.ext.AfterCompose</text:span>インターフェースを実装します。<text:span text:style-name="Source_20_Text">AfterCompose</text:span>インターフェースの<text:span text:style-name="Source_20_Text">afterCompose</text:span>メソッドはコンポーネント作成段階で処理されます。一方、<text:span text:style-name="Source_20_Text">onCreate</text:span>イベントはイベント処理段階で処理されます。</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P101" text:outline-level="3">サーブレットスレッドを使用してイベントを処理</text:h>
      <text:p text:style-name="P27">デフォルトでは、ZKはイベントプロセススレッドと呼ばれる独立したスレッドでイベントを処理します。このため、開発者はサーブレッドスレッド<text:span text:style-name="T41">がレスポンス</text:span>を<text:span text:style-name="T41">ブラウザへ送信することをやめる</text:span>ことな<text:span text:style-name="T41">く</text:span>、いつでも中断と再開を行うことができます。</text:p>
      <text:p text:style-name="P27">しかし、中断したスレッドがたくさんある場合はメモリをたくさん使います。<text:span text:style-name="T41">この場合、</text:span>サーブレットスレッドのローカル記憶装置で情報を記憶するほかのシステム<text:span text:style-name="T41">との統合は難しくなります。</text:span></text:p>
      <text:p text:style-name="P40">ZKではイベントプロセススレッドを使用不可にすることができます。つまり、ほかの従来のフレームワークのようにサーブレットスレッドの中でZKにすべてのイベントを処理させられます。サーブレットスレッドを使用する場合、実行を一時中断することができません。</text:p>
      <text:p text:style-name="P40">イベントプロセススレッドの使用を不可にするのに、<text:span text:style-name="Source_20_Text">WEB-INF/zk.xml</text:span>中の以下のコンテンツを指定しなければなりません。</text:p>
      <text:p text:style-name="Code_20_Indent">&lt;system-config&gt;<text:line-break/><text:tab/>^^^^^^&lt;disable-event-thread/&gt;<text:line-break/>&lt;/system-config&gt;</text:p>
      <text:p text:style-name="P438">サーブレットを使用してイベントを処理する制限と利点はここにあります。以下のセクション中で、サーブレットスレッドを使用するときの制限とその回避対策について話します。</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191"/>
            </table:table-cell>
            <table:table-cell table:style-name="Table12.A1" office:value-type="string">
              <text:p text:style-name="P192">サーブレットスレッド<text:span text:style-name="T41">を</text:span>使用</text:p>
            </table:table-cell>
            <table:table-cell table:style-name="Table12.C1" office:value-type="string">
              <text:p text:style-name="P192">イベント<text:span text:style-name="T41">プロセス</text:span>スレッド<text:span text:style-name="T41">を</text:span>使用</text:p>
            </table:table-cell>
          </table:table-row>
        </table:table-header-rows>
        <table:table-row table:style-name="Table12.1">
          <table:table-cell table:style-name="Table12.A2" office:value-type="string">
            <text:p text:style-name="P177"><text:span text:style-name="T41">他の技術との</text:span>統合</text:p>
          </table:table-cell>
          <table:table-cell table:style-name="Table12.B2" office:value-type="string">
            <text:p text:style-name="P220">統合しやすい</text:p>
            <text:p text:style-name="P164">多くのコンテナーはHTTPリクエストがサーブレットスレッドで処理されることを想定します。</text:p>
          </table:table-cell>
          <table:table-cell table:style-name="Table12.C2" office:value-type="string">
            <text:p text:style-name="P220">統合するのに、<text:span text:style-name="Source_20_Text">EventThreadInit</text:span> と/または<text:span text:style-name="Source_20_Text">EventThreadCleanup</text:span>を実装しなければならないかもしれません。</text:p>
            <text:p text:style-name="P163"><text:span text:style-name="T139">ZKとそのコミュニティは</text:span><text:span text:style-name="T140">統合</text:span><text:span text:style-name="T139">を簡単にするように努力しています。</text:span></text:p>
          </table:table-cell>
        </table:table-row>
        <table:table-row table:style-name="Table12.1">
          <table:table-cell table:style-name="Table12.A2" office:value-type="string">
            <text:p text:style-name="P180">中断<text:span text:style-name="T41">と再開</text:span></text:p>
          </table:table-cell>
          <table:table-cell table:style-name="Table12.B2" office:value-type="string">
            <text:p text:style-name="P221">イベントリスナの実行を中断する方法はありません。</text:p>
            <text:p text:style-name="P165">例えば、モーダルウィンドウ<text:span text:style-name="T41">を</text:span>作成できません。</text:p>
          </table:table-cell>
          <table:table-cell table:style-name="Table12.C2" office:value-type="string">
            <text:p text:style-name="P181">まったく制限はありません。</text:p>
          </table:table-cell>
        </table:table-row>
      </table:table>
      <text:h text:style-name="P230" text:outline-level="4">モーダルウィンドウ</text:h>
      <text:p text:style-name="P93">モーダルウィンドウをもう使用できません。ハイライトモード<text:span text:style-name="T41">で</text:span>同じ視覚効果を<text:span text:style-name="T41">達成</text:span>できます。しかし、サーバー側では、オーバーラップウィンドウ<text:span text:style-name="T41">として認識されま</text:span>す。ユーザーの返信を待つことなしにすぐに返信します。</text:p>
      <text:p text:style-name="Code_20_Indent_20_2">win.doHighlighted(); //returns once the mode is changed; not suspended</text:p>
      <text:h text:style-name="P229" text:outline-level="4">メッセージボックス</text:h>
      <text:p text:style-name="P81">メッセージボックスがすぐに返信<text:span text:style-name="T41">するので</text:span>、<text:span text:style-name="Source_20_Text">Messagebox.OK</text:span><text:span text:style-name="T41">が</text:span>いつも返信<text:span text:style-name="T41">され</text:span>ます。このため、OK以外のボタンを表示させるのは意味がありません。例えば、以下の例では<text:span text:style-name="Source_20_Text"><text:span text:style-name="T41">if</text:span></text:span><text:span text:style-name="T41">で指定した条件が</text:span><text:span text:style-name="Source_20_Text">True</text:span>になることはありません。</text:p>
      <text:p text:style-name="Code_20_Indent_20_2">if (Messagebox.show("Delete?", "Prompt", Messagebox.YES|Messagebox.NO, Messagebox.QUESTION) == Messagebox.YES) {</text:p>
      <text:p text:style-name="Code_20_Indent_20_2"><text:tab/>^^^^^^this_never_executes();</text:p>
      <text:p text:style-name="Code_20_Indent_20_2">}</text:p>
      <text:h text:style-name="P229" text:outline-level="4">ファイルアップロード</text:h>
      <text:p text:style-name="P81">ファイルアップロードダイアログはもう使用できません。代わりに<text:span text:style-name="Source_20_Text">fileupload</text:span>コンポーネントを使用すべきです。<text:span text:style-name="Source_20_Text"><text:span text:style-name="T41">f</text:span></text:span><text:span text:style-name="Source_20_Text">ileupload</text:span>コンポーネントはモーダルダイアログではありません。というより、他コンポーネント<text:span text:style-name="T41">と一緒にインラインで配置されます</text:span>。より詳しくは<text:span text:style-name="Source_20_Text">fileupload Component</text:span>セクションを参照します。</text:p>
      <text:p text:style-name="Code_20_Indent_20_2">&lt;fileupload onUpload="handle(event)"/&gt;</text:p>
      <text:h text:style-name="P101" text:outline-level="3">ファイルが<text:span text:style-name="T41">変更</text:span>され<text:span text:style-name="T41">た</text:span>かどうかを調べる<text:span text:style-name="T41">ため</text:span>期間<text:span text:style-name="T41">を</text:span>延長</text:h>
      <text:p text:style-name="P27">ZKはZUMLページの結果をキャッシュし、それが<text:span text:style-name="T41">変更</text:span>された場合のみ再びコンパイルします。開発が終わって、<text:span text:style-name="T41">生産過程に入ると</text:span>、ZUMLページはほとんど<text:span text:style-name="T41">変更</text:span>されません。以下に示すように<text:span text:style-name="Source_20_Text">WEB-INF/zk.xml</text:span>中の<text:span text:style-name="Source_20_Text">file-check-period</text:span>を指定することでページが<text:span text:style-name="T41">変更</text:span>されるかどうかを調べる期間を延ばすことができます。デフォルトでは5秒です。</text:p>
      <text:p text:style-name="Code_20_Indent">&lt;desktop-config&gt;</text:p>
      <text:p text:style-name="Code_20_Indent"><text:tab/>^^^^^^&lt;file-check-period&gt;600&lt;/file-check-period&gt;&lt;!-- unit: seconds --&gt;</text:p>
      <text:p text:style-name="Code_20_Indent">&lt;/desktop-config&gt;</text:p>
      <text:h text:style-name="P101" text:outline-level="3">子コンポーネントの作成<text:span text:style-name="T41">を遅らせる</text:span></text:h>
      <text:p text:style-name="P27">複雑なページでは、子コンポーネントの作成をそれらが可視になるまで<text:span text:style-name="T41">遅らせれば</text:span>、パフォーマンス<text:span text:style-name="T41">を</text:span>改善できます。<text:span text:style-name="Source_20_Text"><text:span text:style-name="T41">f</text:span></text:span><text:span text:style-name="Source_20_Text">ullfill</text:span>属性を使うのが一番簡単な方法です。以下の例中で、2番目のタブパネルの子要素は<text:span text:style-name="T41">可視になってから</text:span>作成されます。ZKユーザーインターフェースマークアップ言語<text:span text:style-name="T41">の</text:span>章<text:span text:style-name="T41">のロードオンデマンド</text:span>セクションを参照し<text:span text:style-name="T41">てください</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loaded since no fulfill specified</text:p>
      <text:p text:style-name="Code_20_Indent"><text:tab/><text:tab/>^^^^^^^^^^^^&lt;/tabpanel&gt;</text:p>
      <text:p text:style-name="Code_20_Indent"><text:tab/><text:tab/>^^^^^^^^^^^^&lt;tabpanel <text:span text:style-name="T25">fulfill="tab2.onSelect"</text:span>&gt;</text:p>
      <text:p text:style-name="Code_20_Indent"><text:tab/>^^^^^^This panel is loaded only tab2 receives the onSelect event</text:p>
      <text:p text:style-name="Code_20_Indent"><text:tab/><text:tab/>^^^^^^^^^^^^&lt;/tabpanel&gt;</text:p>
      <text:p text:style-name="Code_20_Indent"><text:tab/>^^^^^^&lt;/tabpanels&gt;</text:p>
      <text:p text:style-name="Code_20_Indent">&lt;/tabbox&gt;</text:p>
      <text:h text:style-name="P101" text:outline-level="3"><text:span text:style-name="T133">巨大なリストボックスにおける</text:span>ライブデータと<text:span text:style-name="T41">ページングの使用</text:span></text:h>
      <text:p text:style-name="P27"><text:span text:style-name="T41">巨大な</text:span>リストボックス<text:span text:style-name="T41">を</text:span>クライアントへ送信することは<text:span text:style-name="T41">軽い作業ではありません</text:span>。さらに、ブラウザのJavaScriptエンジンは<text:span text:style-name="T41">たくさんのリスト項目の処理に苦手です</text:span>。<text:span text:style-name="T41">ですから、</text:span>ライブデータ<text:span text:style-name="T41">で処理したほうがいいかもしれません。</text:span>つまり、リストモデル<text:span text:style-name="T41">に</text:span>それ<text:span text:style-name="T41">を</text:span>指定します。そ<text:span text:style-name="T41">うすることで</text:span>、リスト項目は参照可能な場合にだけクライアントに送信されます。</text:p>
      <text:p text:style-name="P40"><text:span text:style-name="T41">ページングモールド</text:span>を使用すると、<text:span text:style-name="T139">パフォーマンスは</text:span>より改善されます。</text:p>
      <text:p text:style-name="P27">より詳しくは<text:span text:style-name="T56">ZUMLと</text:span>XUL<text:span text:style-name="T41">コンポーネントセットの</text:span>章の<text:span text:style-name="T41">リストボックス</text:span>セクションを参照してください。</text:p>
      <text:h text:style-name="P101" text:outline-level="3">モーダルウィンドウを開くのに<text:span text:style-name="T41">時間がかかる</text:span></text:h>
      <text:p text:style-name="P40">モーダルウィンドウが開かれるとき、モーダルウィンドウに属していないすべてのコンポーネントは使用不可になります。しかし、ページがとても大きい場合、パフォーマンスが大分落ちるかもしれません。(ブラウザのJavaScript インタプリタとクライアントコンピュータの動作速度しだいです。)モーダルウィンドウを開くのが遅すぎるなら、以下のようにこの機能をオフにできます。</text:p>
      <text:p text:style-name="Code_20_Indent">&lt;desktop-config&gt;</text:p>
      <text:p text:style-name="Code_20_Indent"><text:tab/>^^^^^^&lt;disable-behind-modal&gt;false&lt;/disable-behind-modal&gt;&lt;!-- default: true --&gt;</text:p>
      <text:p text:style-name="Code_20_Indent">&lt;/desktop-config&gt;</text:p>
      <text:p text:style-name="P434">副作用としては、ユーザーがTABまたはShift-TABを使用して、使用不可のはずのコンポーネントを選択できてしまいます。なお、この機能がオンかオフかにかかわらず、ユーザーはモーダルウィンドウに属していないコンポーネントをクリックすることはできません。</text:p>
      <text:h text:style-name="P97" text:outline-level="3"><text:span text:style-name="T133">XHTML コンポーネントの代わりに</text:span><text:span text:style-name="Source_20_Text"><text:span text:style-name="T132">html</text:span></text:span><text:span text:style-name="T133">または</text:span><text:span text:style-name="Source_20_Text"><text:span text:style-name="T132">inline</text:span></text:span><text:span text:style-name="T133">を使用</text:span></text:h>
      <text:p text:style-name="P27"><text:span text:style-name="T41">ZUMLとXULコンポーネントの</text:span>章<text:span text:style-name="T41">のHTML関連コンポーネント</text:span>セクション中に書かれているように、XHTML コンポーネントはZKコンポーネントです。つまりZKはサーバーでそれらの<text:span text:style-name="T41">状態</text:span>を維持しなければなりません。<text:span text:style-name="T41">XHTML コンポーネントは</text:span>HTML タグの数が<text:span text:style-name="T41">多く、処理に時間が比較的にかかります。このときに、</text:span><text:span text:style-name="Source_20_Text"><text:span text:style-name="T41">h</text:span></text:span><text:span text:style-name="Source_20_Text">tml</text:span>または<text:span text:style-name="Source_20_Text"><text:span text:style-name="T41">i</text:span></text:span><text:span text:style-name="Source_20_Text">nline</text:span>コンポーネントを使用<text:span text:style-name="T41">したら</text:span>、パフォーマンスは改善され<text:span text:style-name="T41">ます</text:span>。</text:p>
      <text:p text:style-name="P40">たとえば、以下のコードは五つのコンポーネントを作成します。(<text:span text:style-name="Source_20_Text">table,tr,td x 2,textbox</text:span>)</text:p>
      <text:p text:style-name="Code_20_Indent">&lt;h:table xmlns:h="http://www.w3.org/1999/xhtml"&gt;</text:p>
      <text:p text:style-name="Code_20_Indent"><text:tab/>^^^^^^&lt;h:tr&gt;</text:p>
      <text:p text:style-name="Code_20_Indent"><text:tab/><text:tab/>^^^^^^^^^^^^&lt;h:td&gt;Name&lt;/h:td&gt;</text:p>
      <text:p text:style-name="Code_20_Indent"><text:tab/><text:tab/>^^^^^^^^^^^^&lt;h:td&gt;</text:p>
      <text:p text:style-name="Code_20_Indent"><text:tab/><text:tab/>^^^^^^^^^^^^&lt;textbox/&gt;</text:p>
      <text:p text:style-name="Code_20_Indent"><text:tab/><text:tab/>^^^^^^^^^^^^&lt;/h:td&gt;</text:p>
      <text:p text:style-name="Code_20_Indent"><text:tab/>^^^^^^&lt;/h:tr&gt;</text:p>
      <text:p text:style-name="Code_20_Indent">&lt;/h:table&gt;</text:p>
      <text:p text:style-name="P432">一方で、以下のコードは三つのコンポーネントを作成します(二つの<text:span text:style-name="Source_20_Text">inline</text:span>と<text:span text:style-name="Source_20_Text">textbox</text:span>) </text:p>
      <text:p text:style-name="Code_20_Indent">&lt;inline&gt;&lt;![CDATA[</text:p>
      <text:p text:style-name="Code_20_Indent"><text:tab/>^^^^^^&lt;table&gt;</text:p>
      <text:p text:style-name="Code_20_Indent"><text:tab/><text:tab/>^^^^^^^^^^^^&lt;tr&gt;</text:p>
      <text:p text:style-name="Code_20_Indent"><text:tab/><text:tab/><text:tab/>^^^^^^^^^^^^^^^^^^&lt;td&gt;Name&lt;/td&gt;</text:p>
      <text:p text:style-name="Code_20_Indent"><text:tab/><text:tab/><text:tab/>^^^^^^^^^^^^^^^^^^&lt;td&gt;</text:p>
      <text:p text:style-name="Code_20_Indent">]]&gt;&lt;/inline&gt;</text:p>
      <text:p text:style-name="Code_20_Indent"><text:tab/><text:tab/><text:tab/>^^^^^^^^^^^^^^^^^^&lt;textbox/&gt;</text:p>
      <text:p text:style-name="Code_20_Indent">&lt;inline&gt;&lt;![CDATA[</text:p>
      <text:p text:style-name="Code_20_Indent"><text:tab/><text:tab/>^^^^^^^^^^^^&lt;/td&gt;</text:p>
      <text:p text:style-name="Code_20_Indent"><text:tab/>^^^^^^&lt;/tr&gt;</text:p>
      <text:p text:style-name="Code_20_Indent">&lt;/table&gt;</text:p>
      <text:p text:style-name="Code_20_Indent">]]&gt;&lt;/inline&gt;</text:p>
      <text:h text:style-name="P97" text:outline-level="3"><text:span text:style-name="T133">ZKフィルター</text:span><text:span text:style-name="T133">の代わりに</text:span><text:span text:style-name="T133">ZK JSP </text:span><text:span text:style-name="T133">タグを使用</text:span></text:h>
      <text:p text:style-name="P27">ZK<text:span text:style-name="T41">フィルター</text:span>は対応したXHTMLコンポーネントにそれぞれのHTML<text:span text:style-name="T41">タグ</text:span>を<text:span text:style-name="T41">マッピングします</text:span>。前のセクションで説明したように、ZKはすべてのZKコンポーネントの状態を保持するので<text:span text:style-name="T41">、マッピングは</text:span>必要以上に多くのメモリを使用します。(XULとXHTMLコンポーネントを含みます) </text:p>
      <text:p text:style-name="P25"><text:span text:style-name="T41">ZK JSPタグは</text:span>ZK <text:span text:style-name="T41">フィルターの代わりとして作られました。ZK JSPタグを使用すれば、ZULコンポーネントだけが生成されます。ZULコンポーネント間にあるHTMLタグは、一つの</text:span><text:span text:style-name="Source_20_Text"><text:span text:style-name="T41">inline</text:span></text:span><text:span text:style-name="T41">コンポーネントとしてエンコードされます。</text:span></text:p>
      <text:p text:style-name="P43">&lt;!-- a JSP page --&gt;</text:p>
      <text:p text:style-name="Code_20_Indent">&lt;z:page&gt;</text:p>
      <text:p text:style-name="Code_20_Indent"><text:tab/>^^^^^^&lt;table&gt;</text:p>
      <text:p text:style-name="Code_20_Indent"><text:tab/><text:tab/>^^^^^^^^^^^^&lt;tr&gt;</text:p>
      <text:p text:style-name="Code_20_Indent"><text:tab/><text:tab/><text:tab/>^^^^^^^^^^^^^^^^^^&lt;td&gt;Name&lt;/td&gt;</text:p>
      <text:p text:style-name="Code_20_Indent"><text:tab/><text:tab/><text:tab/>^^^^^^^^^^^^^^^^^^&lt;td&gt;&lt;z:textbox/&gt;&lt;/td&gt;</text:p>
      <text:p text:style-name="Code_20_Indent"><text:tab/><text:tab/>^^^^^^^^^^^^&lt;/tr&gt;</text:p>
      <text:p text:style-name="Code_20_Indent"><text:tab/>^^^^^^&lt;/table&gt;</text:p>
      <text:p text:style-name="Code_20_Indent">&lt;/z:page&gt;</text:p>
      <text:p text:style-name="P441">ZULページが使用されている場合、上のコードは以下のコード一部分と同様の働きをします。</text:p>
      <text:p text:style-name="P43">&lt;!-- a ZUL page --&gt;</text:p>
      <text:p text:style-name="Code_20_Indent">&lt;inline&gt;&lt;![CDATA[</text:p>
      <text:p text:style-name="Code_20_Indent"><text:tab/>^^^^^^&lt;table&gt;</text:p>
      <text:p text:style-name="Code_20_Indent"><text:tab/><text:tab/>^^^^^^^^^^^^&lt;tr&gt;</text:p>
      <text:p text:style-name="Code_20_Indent"><text:tab/><text:tab/><text:tab/>^^^^^^^^^^^^^^^^^^&lt;td&gt;Name&lt;/td&gt;</text:p>
      <text:p text:style-name="Code_20_Indent"><text:tab/><text:tab/><text:tab/>^^^^^^^^^^^^^^^^^^&lt;td&gt;</text:p>
      <text:p text:style-name="Code_20_Indent">]]&gt;&lt;/inline&gt;</text:p>
      <text:p text:style-name="Code_20_Indent"><text:tab/><text:tab/><text:tab/>^^^^^^^^^^^^^^^^^^&lt;textbox/&gt;</text:p>
      <text:p text:style-name="Code_20_Indent">&lt;inline&gt;&lt;![CDATA[</text:p>
      <text:p text:style-name="Code_20_Indent"><text:tab/><text:tab/>^^^^^^^^^^^^&lt;/td&gt;</text:p>
      <text:p text:style-name="Code_20_Indent"><text:tab/>^^^^^^&lt;/tr&gt;</text:p>
      <text:p text:style-name="Code_20_Indent">&lt;/table&gt;</text:p>
      <text:p text:style-name="Code_20_Indent">]]&gt;&lt;/inline&gt;</text:p>
      <text:h text:style-name="P151" text:outline-level="2">その他</text:h>
      <text:h text:style-name="P101" text:outline-level="3">ZKローダーが出力を圧縮しないように設定</text:h>
      <text:p text:style-name="Text_20_body_20_indent"><text:span text:style-name="T56">デフォルトでは、ブラウザがコンテンツの圧縮</text:span><text:span text:style-name="T55"><text:note text:id="ftn55" text:note-class="footnote"><text:note-citation>55</text:note-citation><text:note-body><text:p text:style-name="Footnote"><text:span text:style-name="Source_20_Text">http://www.w3.org/Protocols/rfc2616/rfc2616-sec14.html</text:span><text:span text:style-name="T41">の14.3 Accept-Encoding</text:span><text:span text:style-name="T49">をご参照ください</text:span></text:p></text:note-body></text:note></text:span><text:span text:style-name="T56">に対応できれば、ZKローダーとZKフィルターは出力を圧縮してから出力します。出力の圧縮によって、低速インターネットでの伝送時間は劇的に減少します。</text:span></text:p>
      <text:p text:style-name="P25"><text:span text:style-name="T139">しかし、フィルターを使用して、出力を遅れさせる(</text:span><text:span text:style-name="T141">post-process</text:span><text:span text:style-name="T139">)場合、コンテンツを圧縮しないように設定できます。以下のように、</text:span><text:span text:style-name="Source_20_Text"><text:span text:style-name="T138">WEB/web.xml</text:span></text:span><text:span text:style-name="T139">の中のZKローダーを設定する際に、</text:span><text:span text:style-name="Source_20_Text"><text:span text:style-name="T138">compress</text:span></text:span><text:span text:style-name="T139">パラメータ(</text:span><text:span text:style-name="Source_20_Text"><text:span text:style-name="T138">init-param</text:span></text:span><text:span text:style-name="T139">)を</text:span><text:span text:style-name="Source_20_Text"><text:span text:style-name="T138">true</text:span></text:span><text:span text:style-name="T139">に指定します。</text:span></text:p>
      <text:p text:style-name="Code_20_Indent">&lt;servlet&gt;<text:line-break/><text:tab/>^^^^^^&lt;servlet-name&gt;zkLoader&lt;/servlet-name&gt;<text:line-break/><text:tab/>^^^^^^&lt;servlet-class&gt;org.zkoss.zk.ui.http.DHtmlLayoutServlet&lt;/servlet-class&gt;<text:line-break/><text:tab/>^^^^^^&lt;init-param&gt;<text:line-break/><text:tab/><text:tab/>^^^^^^^^^^^^&lt;param-name&gt;update-uri&lt;/param-name&gt;<text:line-break/><text:tab/><text:tab/>^^^^^^^^^^^^&lt;param-value&gt;/zkau&lt;/param-value&gt;<text:line-break/><text:tab/>^^^^^^&lt;/init-param&gt;<text:line-break/><text:span text:style-name="T25"><text:tab/>^^^^^^&lt;init-param&gt;<text:line-break/><text:tab/><text:tab/>^^^^^^^^^^^^&lt;param-name&gt;compress&lt;/param-name&gt;<text:line-break/><text:tab/><text:tab/>^^^^^^^^^^^^&lt;param-value&gt;false&lt;/param-value&gt;<text:line-break/><text:tab/>^^^^^^&lt;/init-param&gt;<text:line-break/></text:span>&lt;/servlet&gt;</text:p>
      <text:p text:style-name="P411"><text:span text:style-name="T41">【</text:span>注意<text:span text:style-name="T41">】：</text:span>一つのウェブアプリケーションの中で一つ以上のZKローダーを設定できます。それぞれZKローダーの設定値は独立しています。</text:p>
      <text:p text:style-name="Code_20_Indent">&lt;servlet&gt;<text:line-break/><text:tab/>^^^^^^&lt;servlet-name&gt;zkLoader1&lt;/servlet-name&gt;<text:line-break/><text:tab/>^^^^^^&lt;servlet-class&gt;org.zkoss.zk.ui.http.DHtmlLayoutServlet&lt;/servlet-class&gt;<text:line-break/>...</text:p>
      <text:p text:style-name="Code_20_Indent">&lt;/servlet&gt;</text:p>
      <text:p text:style-name="Code_20_Indent">&lt;servlet&gt;<text:line-break/><text:tab/>^^^^^^&lt;servlet-name&gt;zkLoader2&lt;/servlet-name&gt;<text:line-break/><text:tab/>^^^^^^&lt;servlet-class&gt;org.zkoss.zk.ui.http.DHtmlLayoutServlet&lt;/servlet-class&gt;<text:line-break/>...</text:p>
      <text:p text:style-name="Code_20_Indent">&lt;/servlet&gt;</text:p>
      <text:p text:style-name="P415">同様に、ZKフィルター(<text:span text:style-name="Source_20_Text">org.zkoss.zk.ui.http.DHtmlLayoutFilter</text:span>)を設定し、出力を圧縮しないようにできます。</text:p>
      <text:p text:style-name="Code_20_Indent">&lt;filter&gt;<text:line-break/><text:tab/>^^^^^^&lt;filter-name&gt;zkFilter&lt;/filter-name&gt;<text:line-break/><text:tab/>^^^^^^&lt;filter-class&gt;org.zkoss.zk.ui.http.DHtmlLayoutFilter&lt;/filter-class&gt;<text:line-break/><text:tab/>^^^^^^&lt;init-param&gt;<text:line-break/><text:tab/><text:tab/>^^^^^^^^^^^^&lt;param-name&gt;extension&lt;/param-name&gt;<text:line-break/><text:tab/><text:tab/>^^^^^^^^^^^^&lt;param-value&gt;html&lt;/param-value&gt;<text:line-break/><text:tab/>^^^^^^&lt;/init-param&gt;<text:line-break/><text:span text:style-name="T25"><text:tab/>^^^^^^&lt;init-param&gt;<text:line-break/><text:tab/><text:tab/>^^^^^^^^^^^^&lt;param-name&gt;compress&lt;/param-name&gt;<text:line-break/><text:tab/><text:tab/>^^^^^^^^^^^^&lt;param-value&gt;false&lt;/param-value&gt;<text:line-break/><text:tab/>^^^^^^&lt;/init-param&gt;</text:span><text:line-break/>&lt;/filter&gt;</text:p>
      <text:h text:style-name="P132" text:outline-level="1">11. <text:span text:style-name="T41">国際</text:span><text:span text:style-name="T41">化 </text:span></text:h>
      <text:p text:style-name="P58">この章ではZKアプリケーションを柔軟にして<text:span text:style-name="T41">、</text:span>どの<text:span text:style-name="T41">地域の</text:span>中でも動作<text:span text:style-name="T41">できる</text:span>ようにします。</text:p>
      <text:p text:style-name="P58">ZKは開発者にJavaコードとEL表記を好きなように埋め込むことを可能にしています。また、<text:span text:style-name="Source_20_Text">Java.util.ResourceBundle</text:span>等お好みの国際化する方法を使用することができます。</text:p>
      <text:p text:style-name="P58">さらに、ZKではいくつかの国際化する方法を提供しています。</text:p>
      <text:h text:style-name="P138" text:outline-level="2">ロケール</text:h>
      <text:p text:style-name="P58">リクエストとイベントを処理する<text:span text:style-name="T41">ロケール</text:span>はデフォルトで(<text:span text:style-name="Source_20_Text">javax.servlet.ServletRequest</text:span>メソッドの<text:span text:style-name="Source_20_Text">getLocale</text:span>を使用して)ブラウザの環境設定<text:span text:style-name="T41">(</text:span>preference<text:span text:style-name="T41">)</text:span>によって決定します。</text:p>
      <text:p text:style-name="P58">しかし、ロケールは設定可能です。例えば、ブラウザがどのように設定されたかにかかわらず、すべてのユーザーに同じロケールを使用させる場合があります。また、サーバーの中でユーザーのプロフィルを持っている場合、プロフィルの中で指定した好みのロケールを使用したい場合もあります。</text:p>
      <text:h text:style-name="P50" text:outline-level="3"><text:span text:style-name="Source_20_Text">px_preferred_local</text:span>セッション属性</text:h>
      <text:p text:style-name="P27">ブラウザの環境設定(preference)をチェックする前に、ZKは<text:span text:style-name="Source_20_Text">px_preferred_locale</text:span>と呼ばれるセッションが定義されたかどかを確認します。定義されていたら、ZKはブラウザの環境設定の代わりにセッションにデフォルトロケールとしてそれを使用します。これによって、この属性の中で好みのロケールを設定することで、セッションのロケールを決められます。</text:p>
      <text:p text:style-name="P27"><text:span text:style-name="T41">以下は</text:span>、ユーザーがログイン<text:span text:style-name="T41">するときに使用する例です</text:span>。</text:p>
      <text:p text:style-name="Code_20_Indent">void login(String username, String password) {</text:p>
      <text:p text:style-name="Code_20_Indent"><text:tab/>^^^^^^//check password</text:p>
      <text:p text:style-name="Code_20_Indent"><text:tab/>^^^^^^...</text:p>
      <text:p text:style-name="Code_20_Indent"><text:tab/>^^^^^^Locale preferredLocale = ...; //decide the locale (from, say, database)</text:p>
      <text:p text:style-name="Code_20_Indent"><text:tab/>^^^^^^session.setAttribute("px_preferred_locale", preferredLocale);</text:p>
      <text:p text:style-name="Code_20_Indent"><text:tab/>^^^^^^...</text:p>
      <text:p text:style-name="Code_20_Indent">}</text:p>
      <text:p text:style-name="P72"><text:span text:style-name="T7">【ヒント】：</text:span><text:span text:style-name="Source_20_Text"><text:span text:style-name="T45">org.zkoss.web.Attributes</text:span></text:span><text:span text:style-name="T45">クラスの中で</text:span><text:span text:style-name="Source_20_Text"><text:span text:style-name="T45">PREFERRED_LOCALE</text:span></text:span><text:span text:style-name="T45">と呼ばれる定数を使用すれば。誤植を避けることができます。</text:span></text:p>
      <text:h text:style-name="P50" text:outline-level="3">リクエストインターセプター</text:h>
      <text:p text:style-name="P27">アプリケーションの性質により、ユーザーがログインしてから、ロケールを決めるのが遅すぎる場合があります。例えば、ユーザーがログインする前に、前セッションで使用した同じロケールを使用させる場合があります。そのとき、ウェブアプリケーションでは、クッキーを使って行われます。ZKの場合は、リクエストインターセプターを登録し、インターセプターが呼ばれるときにクッキーを処理します。</text:p>
      <text:p text:style-name="P27">リクエストインターセプターはZKローダーとZK<text:span text:style-name="T41">アップデート</text:span>エンジンによって処理されたリクエスト<text:span text:style-name="T41">を</text:span>インターセプト<text:span text:style-name="T41">(一時遮断) </text:span>します。<text:span text:style-name="T41">それを使用するため</text:span>、<text:span text:style-name="Source_20_Text">org.zkoss.zk.ui.util.RequestInterceptor</text:span>インターフェースを実装しなければなりません。例えば、</text:p>
      <text:p text:style-name="Code_20_Indent">public class MyLocaleProvider implements org.zkoss.zk.ui.util.RequestInterceptor {</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 locale</text:p>
      <text:p text:style-name="Code_20_Indent"><text:tab/><text:tab/><text:tab/><text:tab/><text:tab/>^^^^^^^^^^^^^^^^^^^^^^^^^^^^^^String val = cookies[j].getValue();</text:p>
      <text:p text:style-name="Code_20_Indent">^^^^^^^^^^^^^^^^^^^^^^^^^^^^^^Locale locale = org.zkoss.util.Locales.getLocale(val);</text:p>
      <text:p text:style-name="Code_20_Indent"><text:tab/><text:tab/><text:tab/><text:tab/><text:tab/>^^^^^^^^^^^^^^^^^^^^^^^^^^^^^^sess.setAttribute(Attributes.PREFERRED_LOCALE, locale);</text:p>
      <text:p text:style-name="Code_20_Indent"><text:tab/><text:tab/><text:tab/><text:tab/><text:tab/>^^^^^^^^^^^^^^^^^^^^^^^^^^^^^^return;</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411">有効にするために、以下のように<text:span text:style-name="Source_20_Text">WEB-INF/zk.xml</text:span>の中にそれを登録しなければなりません。一度登録されると、ZKローダーまたはZKアップデートエンジンがリクエストを受け取るたびに、リクエストメソッドを呼び出します。設定について開発用リファレンス中のAppendix Bを参照してください。</text:p>
      <text:p text:style-name="Code_20_Indent">&lt;listener&gt;</text:p>
      <text:p text:style-name="Code_20_Indent"><text:tab/>^^^^^^&lt;listener-class&gt;MyLocaleProvider&lt;/listener-class&gt;</text:p>
      <text:p text:style-name="Code_20_Indent">&lt;/listener&gt;</text:p>
      <text:p text:style-name="P72"><text:span text:style-name="T7">【メモ】：</text:span><text:span text:style-name="T45">インターセプターのインスタンスは登録されるときにインスタンス化されます。同アプリケーション中のすべてのリクエストで共有されます。このため、同時に通信できる(つまり、thread-safe)ことを事前に確認しなければなりません。</text:span></text:p>
      <text:p text:style-name="P72"><text:span text:style-name="T7">【メモ】：</text:span><text:span text:style-name="Source_20_Text"><text:span text:style-name="T45">request </text:span></text:span><text:span text:style-name="T45">メソッドはかなり早い段階、リクエストパラメータが渡される前に、呼び出されます。このため、リクエストにロケールと文字列を適切にエンコードしない限り、このメソッドでそれらに通信することを推奨します。 </text:span></text:p>
      <text:h text:style-name="P140" text:outline-level="2">タイムゾーン</text:h>
      <text:p text:style-name="P58"><text:span text:style-name="T41">デフォルトでは、</text:span>イベントとリクエストを処理するタイムゾーンはJVMの<text:span text:style-name="T41">環境設定(preference)</text:span>によって<text:span text:style-name="T41">(</text:span><text:span text:style-name="Source_20_Text"><text:span text:style-name="T41">java.util.Timezone</text:span></text:span><text:span text:style-name="T41">の</text:span><text:span text:style-name="Source_20_Text"><text:span text:style-name="T41">getDefault</text:span></text:span><text:span text:style-name="T41">メソッドの使用で)</text:span>、決定されます。</text:p>
      <text:p text:style-name="P76"><text:span text:style-name="T105">【メモ】： </text:span><text:span text:style-name="T104">ロケールとは異なり、ブラウザにタイムゾーンを決定する標準的な方法はありません。</text:span></text:p>
      <text:p text:style-name="P65"><text:span text:style-name="T48">ロケールのように、セッションのタイムゾーンは設定可能です。例えば、プログラマーがサーバー側でユーザープロフィルを設定した場合、ユーザーがプロフィルで指定した好みのタイムゾーンを使用することができます</text:span>。</text:p>
      <text:h text:style-name="P50" text:outline-level="3"><text:span text:style-name="Source_20_Text">px_preferred_time_zone</text:span>セッション属性</text:h>
      <text:p text:style-name="P27">ZKは<text:span text:style-name="Source_20_Text">px_preferred_time_zone</text:span>と呼ばれるセッション属性が定義されているかどうか確認します。定義されている場合、システムデフォルトの代わりにセッションのデフォルトタイムゾーンとして使用します。このため、この属性の中で必要なロケール情報を保存すれば、セッションのタイムゾーンを指定できます。</text:p>
      <text:p text:style-name="P72"><text:span text:style-name="T7">【ヒント】：</text:span><text:span text:style-name="T45">誤値を防ぐために、</text:span><text:span text:style-name="Source_20_Text"><text:span text:style-name="T45">org.zkoss.web.Attributes</text:span></text:span><text:span text:style-name="T45">クラスの中で定義された</text:span><text:span text:style-name="Source_20_Text"><text:span text:style-name="T45">PREFERRED_TIME_ZONE</text:span></text:span><text:span text:style-name="T45">と呼ばれる定数を使用します。</text:span></text:p>
      <text:h text:style-name="P50" text:outline-level="3">リクエストインターセプター</text:h>
      <text:p text:style-name="P27">ローカルのように、リクエストインターセプタを使用して<text:span text:style-name="Source_20_Text">px_preferred_time_zone</text:span>属性でセッションにタイムゾーンを指定することができます。</text:p>
      <text:h text:style-name="P140" text:outline-level="2">ラベル</text:h>
      <text:p text:style-name="P58">ZUMLページ(とJSPページ)からロケール依存のデータを分けるため、ロケール依存のデータを<text:span text:style-name="Source_20_Text">WEB-INF</text:span>ディレクトリーの下の<text:span text:style-name="Source_20_Text">i3_label_lang_CNTY</text:span>の中に保存します。<text:span text:style-name="Source_20_Text">lang</text:span>がen、frといった言語で、<text:span text:style-name="Source_20_Text">CNTY</text:span>はUSやFRといった国名です。</text:p>
      <text:p text:style-name="P57"><text:span text:style-name="T41">ロケール依存プロパティを得るために、Javaで</text:span><text:span text:style-name="Source_20_Text">org.zkoss.util.resource.Labels</text:span><text:span text:style-name="T41">または</text:span> <text:span text:style-name="T41">ELで</text:span><text:span text:style-name="Source_20_Text">${c:l('key')}</text:span><text:span text:style-name="T41">を使用できます。ELを使用する場合、以下のようにTLDファイルを挿入しなければなりません。</text:span></text:p>
      <text:p text:style-name="Code">&lt;%@ taglib uri="/WEB-INF/tld/web/core.dsp.tld" prefix="c" %&gt;</text:p>
      <text:p text:style-name="Code"/>
      <text:p text:style-name="Code">&lt;window title="${c:l('app.title')}"&gt;</text:p>
      <text:p text:style-name="Code">...</text:p>
      <text:p text:style-name="Code">&lt;/window&gt;</text:p>
      <text:p text:style-name="Tip"><text:span text:style-name="T106">【</text:span><text:span text:style-name="T53">ファイルのディレクトリー】：</text:span><text:span text:style-name="Source_20_Text"><text:span text:style-name="T45">core.tld</text:span></text:span><text:span text:style-name="T59">は</text:span><text:span text:style-name="Source_20_Text"><text:span text:style-name="T45">dist/WEB-INF</text:span></text:span><text:span text:style-name="T59">ディレクトリーの下に配布されています。 </text:span></text:p>
      <text:p text:style-name="P57"><text:span text:style-name="T41">ロケール依存ラベルが取得されようとするとき、</text:span><text:span text:style-name="Source_20_Text"><text:span text:style-name="T41">i3-label_lang_CNTY.propaties</text:span></text:span><text:span text:style-name="T41">が読み込まれます。例えば、ロケールが</text:span><text:span text:style-name="Source_20_Text"><text:span text:style-name="T41">de_DE</text:span></text:span><text:span text:style-name="T41">の場合、</text:span><text:span text:style-name="Source_20_Text">WEB-INF/i3-label_de_DE.properties</text:span> <text:span text:style-name="T41">が読み込まれます。そのようなファイルが見つからなかったら、ZKは順番に、</text:span><text:span text:style-name="Source_20_Text"><text:span text:style-name="T41">WEB-INF/i3-label_de.propaties</text:span></text:span><text:span text:style-name="T41">と</text:span><text:span text:style-name="Source_20_Text"><text:span text:style-name="T41">WEB-INF/i3-label.properties</text:span></text:span><text:span text:style-name="T41">を読み込もうとします。</text:span></text:p>
      <text:p text:style-name="P58">Javaコード<text:span text:style-name="T41">(</text:span><text:span text:style-name="Source_20_Text"><text:span text:style-name="T41">zscript</text:span></text:span><text:span text:style-name="T41">を含んで)</text:span>でラベルに<text:span text:style-name="T41">アクセス</text:span>するのに<text:span text:style-name="Source_20_Text">org.zkoss.util.resource.Labels</text:span>クラスの<text:span text:style-name="Source_20_Text">getLabel</text:span>メソッドを使用します。</text:p>
      <text:p text:style-name="P58">さらに、<text:span text:style-name="Source_20_Text">org.zkoss.util.resource.LabelLocator</text:span>インターフェースを実装して、ロケーターを<text:span text:style-name="T41">登録</text:span>することで、ラベルローダーを拡張し<text:span text:style-name="T41">、データベースなど</text:span>他の位置からラベルを読み込むことができます。</text:p>
      <text:h text:style-name="P140" text:outline-level="2"><text:span text:style-name="T41">ロケール依存</text:span>ファイル</text:h>
      <text:h text:style-name="P50" text:outline-level="3">ブラウザと<text:span text:style-name="T41">ロケール依存</text:span>URI</text:h>
      <text:p text:style-name="P27">リソースはロケールやブラウザに依存する場合が多くあります。例えば、読みやすくするため、大きなフォントを設定したりします。</text:p>
      <text:p text:style-name="P27">”*”を使ってスタイルシートのURLを指定すれば、ZKは自動的にこれを処理できます。アルゴリズムは以下のようになります。</text:p>
      <text:list text:style-name="WW8Num50">
        <text:list-item>
          <text:p text:style-name="P407"><text:span text:style-name="Source_20_Text"><text:span text:style-name="T41">/my*.css</text:span></text:span><text:span text:style-name="T56">のようなURIの中で一つの</text:span><text:span text:style-name="T55">"*"</text:span><text:span text:style-name="T56">が指定されたら、</text:span><text:span text:style-name="T55">"*"</text:span><text:span text:style-name="T56">はユーザーブラウザの環境設定(preference)によって適切なロケールと取り替えます。</text:span><text:span text:style-name="T55"><text:line-break/></text:span><text:span text:style-name="T56">例えば、ユーザーの設定が</text:span><text:span text:style-name="Source_20_Text"><text:span text:style-name="T41">de_DE</text:span></text:span><text:span text:style-name="T56">とすると、ZKは</text:span><text:span text:style-name="Source_20_Text">/my_de_DE.css</text:span><text:span text:style-name="T56">、</text:span><text:span text:style-name="Source_20_Text">/my_de.css</text:span><text:span text:style-name="T56">、</text:span><text:span text:style-name="T55"> </text:span><text:span text:style-name="Source_20_Text">/my.css</text:span><text:span text:style-name="T56"> を順</text:span><text:span text:style-name="T56">番にウェブサイトから検索し、それらのうちの一つかが見つかるまで探します。何も見つからなかった場合、</text:span><text:span text:style-name="Source_20_Text"><text:span text:style-name="T41">/my.css</text:span></text:span><text:span text:style-name="T56">が使用されます。</text:span><text:line-break/></text:p>
        </text:list-item>
        <text:list-item>
          <text:p text:style-name="P407"><text:span text:style-name="T56">二つ以上の</text:span><text:span text:style-name="T55">"*"</text:span><text:span text:style-name="T56">が</text:span><text:span text:style-name="Source_20_Text"><text:span text:style-name="T41">/my*/lang*.css</text:span></text:span><text:span text:style-name="T56">といったURIの中で指定された場合、はじめの</text:span><text:span text:style-name="T55">"*"</text:span><text:span text:style-name="T56">はインターネットイクスプローラーが</text:span><text:span text:style-name="T55">"ie"</text:span><text:span text:style-name="T56">、Safariが"saf"、その他のブラウザが</text:span><text:span text:style-name="T55">"</text:span><text:span text:style-name="T56">moz</text:span><text:span text:style-name="T55">"</text:span><text:span text:style-name="T55"><text:note text:id="ftn56" text:note-class="footnote"><text:note-citation>56</text:note-citation><text:note-body><text:p text:style-name="P109">今後はインターネットエクスプローラ・ファイヤフォックス・サファリの以外のブラウザもサポートする予定です。</text:p></text:note-body></text:note></text:span><text:span text:style-name="T56">と取り替えられます。さして、最後のアスタリスクはステップ1の中で説明したように適切なロケールと取り替えられます。</text:span><text:span text:style-name="T55"><text:line-break/><text:line-break/></text:span><text:span text:style-name="T56">まとめとして、最後のアスタリスクはロケールを表します。一方、はじめのアスタリスクはブラウザの種類を表します。</text:span><text:span text:style-name="T55"> </text:span></text:p>
        </text:list-item>
        <text:list-item>
          <text:p text:style-name="P406"><text:span text:style-name="T41">上記以外の</text:span>"*"<text:span text:style-name="T41">は無視されます。</text:span></text:p>
        </text:list-item>
      </text:list>
      <text:p text:style-name="P72"><text:span text:style-name="T7">【メモ】：</text:span><text:span text:style-name="T45">はじめのドット</text:span>("."<text:span text:style-name="T45">)の直前にロケールを表す最後のアスタリスクをおかなければなりません。または、ドットがないなら、最後にアスタリスクをおきます。さらに、その次にスラッシュ(/)が許可されません。つまり、それはディレクトリーではなく、ファイル名の一部です。最後のアスタリスクは上記の条件を満足しない場合、削除されます。(無視ではない) </text:span><text:span text:style-name="T41">例えば、“</text:span><text:span text:style-name="Source_20_Text"><text:span text:style-name="T41">/my/lang.css*</text:span></text:span><text:span text:style-name="T41">”は”</text:span><text:span text:style-name="Source_20_Text"><text:span text:style-name="T41">/my/lang.css</text:span></text:span><text:span text:style-name="T41">”と同様です。つまり、ロケールにとっては中立だと考えられます。</text:span></text:p>
      <text:p text:style-name="P72"><text:span text:style-name="T7">【ヒント】：</text:span><text:span text:style-name="T45">このルールを採用して、ロケールではなくて、ブラウザの種類によってURIを指定することができます。例えば、インターネットイクスプローラが現在のブラウザなら、"</text:span><text:span text:style-name="Source_20_Text">/my/lang*.css*</text:span>"<text:span text:style-name="T41">は</text:span>"<text:span text:style-name="Source_20_Text">/my/langie.css</text:span>"<text:span text:style-name="T41">と取り替えられます。</text:span> </text:p>
      <text:p text:style-name="Text_20_body_20_indent"/>
      <text:p text:style-name="P411">以下の例中で、設定された(prefered)のロケールが<text:span text:style-name="Source_20_Text">de_DE</text:span>で、ブラウザがインターネットイクスプローラと想定します。</text:p>
      <table:table table:name="Table37" table:style-name="Table37">
        <table:table-column table:style-name="Table37.A"/>
        <table:table-column table:style-name="Table37.B"/>
        <table:table-header-rows>
          <table:table-row table:style-name="Table37.1">
            <table:table-cell table:style-name="Table37.A1" office:value-type="string">
              <text:p text:style-name="P189">URI</text:p>
            </table:table-cell>
            <table:table-cell table:style-name="Table37.B1" office:value-type="string">
              <text:p text:style-name="P188">検索されるリソース</text:p>
            </table:table-cell>
          </table:table-row>
        </table:table-header-rows>
        <table:table-row table:style-name="Table37.1">
          <table:table-cell table:style-name="Table37.A2" office:value-type="string">
            <text:p text:style-name="P172"><text:span text:style-name="Source_20_Text">/css/norm*.css</text:span></text:p>
          </table:table-cell>
          <table:table-cell table:style-name="Table37.B2" office:value-type="string">
            <text:list text:style-name="WW8Num51">
              <text:list-item>
                <text:p text:style-name="P297"><text:span text:style-name="Source_20_Text">/norm_de_DE.css</text:span></text:p>
              </text:list-item>
              <text:list-item>
                <text:p text:style-name="P294"><text:span text:style-name="Source_20_Text">/norm_de.css</text:span></text:p>
              </text:list-item>
              <text:list-item>
                <text:p text:style-name="P300"><text:span text:style-name="Source_20_Text">/norm.css</text:span></text:p>
              </text:list-item>
            </text:list>
          </table:table-cell>
        </table:table-row>
        <table:table-row table:style-name="Table37.1">
          <table:table-cell table:style-name="Table37.A2" office:value-type="string">
            <text:p text:style-name="P172"><text:span text:style-name="Source_20_Text">/css-*/norm*.css</text:span></text:p>
          </table:table-cell>
          <table:table-cell table:style-name="Table37.B2" office:value-type="string">
            <text:list text:style-name="WW8Num60">
              <text:list-item>
                <text:p text:style-name="P298"><text:span text:style-name="Source_20_Text">/css-ie/norm_de_DE.css</text:span></text:p>
              </text:list-item>
              <text:list-item>
                <text:p text:style-name="P295"><text:span text:style-name="Source_20_Text">/css-ie/norm_de.css</text:span></text:p>
              </text:list-item>
              <text:list-item>
                <text:p text:style-name="P301"><text:span text:style-name="Source_20_Text">/css-ie/norm.css</text:span></text:p>
              </text:list-item>
            </text:list>
          </table:table-cell>
        </table:table-row>
        <table:table-row table:style-name="Table37.1">
          <table:table-cell table:style-name="Table37.A2" office:value-type="string">
            <text:p text:style-name="P172"><text:span text:style-name="Source_20_Text">/img*/pic*/lang*.png</text:span></text:p>
          </table:table-cell>
          <table:table-cell table:style-name="Table37.B2" office:value-type="string">
            <text:list text:style-name="WW8Num61">
              <text:list-item>
                <text:p text:style-name="P299"><text:span text:style-name="Source_20_Text">/imgie/pic*/lang_de_DE.png</text:span></text:p>
              </text:list-item>
            </text:list>
            <text:list text:style-name="WW8Num60" text:continue-numbering="true">
              <text:list-item>
                <text:p text:style-name="P295"><text:span text:style-name="Source_20_Text">/imgie/pic*/lang_de.png</text:span></text:p>
              </text:list-item>
              <text:list-item>
                <text:p text:style-name="P301"><text:span text:style-name="Source_20_Text">/imgie/pic*/lang.png</text:span></text:p>
              </text:list-item>
            </text:list>
          </table:table-cell>
        </table:table-row>
        <table:table-row table:style-name="Table37.1">
          <table:table-cell table:style-name="Table37.A2" office:value-type="string">
            <text:p text:style-name="P172"><text:span text:style-name="Source_20_Text">/img*/lang.gif</text:span></text:p>
          </table:table-cell>
          <table:table-cell table:style-name="Table37.B2" office:value-type="string">
            <text:list text:style-name="WW8Num62">
              <text:list-item>
                <text:p text:style-name="P303"><text:span text:style-name="Source_20_Text">/img/lang.gif</text:span></text:p>
              </text:list-item>
            </text:list>
          </table:table-cell>
        </table:table-row>
        <table:table-row table:style-name="Table37.1">
          <table:table-cell table:style-name="Table37.A2" office:value-type="string">
            <text:p text:style-name="P172"><text:span text:style-name="Source_20_Text">/img/lang*.gif*</text:span></text:p>
          </table:table-cell>
          <table:table-cell table:style-name="Table37.B2" office:value-type="string">
            <text:list text:style-name="WW8Num52">
              <text:list-item>
                <text:p text:style-name="P304"><text:span text:style-name="Source_20_Text">/img/langie.gif</text:span></text:p>
              </text:list-item>
            </text:list>
          </table:table-cell>
        </table:table-row>
        <table:table-row table:style-name="Table37.1">
          <table:table-cell table:style-name="Table37.A2" office:value-type="string">
            <text:p text:style-name="P172"><text:span text:style-name="Source_20_Text">/img*/lang*.gif*</text:span></text:p>
          </table:table-cell>
          <table:table-cell table:style-name="Table37.B2" office:value-type="string">
            <text:list text:style-name="WW8Num53">
              <text:list-item>
                <text:p text:style-name="P305"><text:span text:style-name="Source_20_Text">/imgie/lang*.gif</text:span></text:p>
              </text:list-item>
            </text:list>
          </table:table-cell>
        </table:table-row>
      </table:table>
      <text:h text:style-name="P50" text:outline-level="3">Java<text:span text:style-name="T41">で</text:span>ブラウザと<text:span text:style-name="T41">ロケール依存する</text:span>リソース</text:h>
      <text:p text:style-name="P27">コンポーネント属性とZUML属性に加えて、Javaで<text:span text:style-name="T41">プログラム的に</text:span>ブラウザとローカル依存リソースを<text:span text:style-name="T41">制御でき</text:span>ます。使用できるメソッドのリスト<text:span text:style-name="T41">は以下になり</text:span>ます。</text:p>
      <text:list text:style-name="WW8Num54">
        <text:list-item>
          <text:p text:style-name="P409"><text:span text:style-name="Source_20_Text">fowardorg.zkoss.zk.ui.Exection</text:span><text:span text:style-name="T55">の中の</text:span><text:span text:style-name="Source_20_Text">endoceURL</text:span><text:span text:style-name="T55">、</text:span><text:span text:style-name="Source_20_Text">forward</text:span><text:span text:style-name="T55">、</text:span><text:span text:style-name="Source_20_Text">include</text:span><text:span text:style-name="T55">メソッドはそれぞれURLをエンコードする、ほかのページへ転送する、ページを挿入するという動作をします。ほとんどの場合、こ</text:span><text:span text:style-name="T55">れらの方法はすべて必要です。</text:span></text:p>
        </text:list-item>
        <text:list-item>
          <text:p text:style-name="P365"><text:span text:style-name="Source_20_Text">org.zkoss.web.servlet.Servlets</text:span><text:span text:style-name="T41">の</text:span>中の<text:span text:style-name="Source_20_Text">locate</text:span>、<text:span text:style-name="Source_20_Text">forward</text:span>、と<text:span text:style-name="Source_20_Text">include</text:span>メソッドはウェブリソースを<text:span text:style-name="T41">探し出してくれます</text:span>。ZKアプリケーションを<text:span text:style-name="T41">開発する</text:span>のに、ほとんど<text:span text:style-name="T41">必要</text:span>になることはありませんが、サーブレット、ポートレット、フィルターを書くときには便利です。</text:p>
        </text:list-item>
        <text:list-item>
          <text:p text:style-name="P365"><text:span text:style-name="Source_20_Text">org.zkoss.web.servlet.http.Encodes</text:span><text:span text:style-name="T41">の</text:span>中の<text:span text:style-name="Source_20_Text">encodeURL</text:span>メソッドはURLを<text:span text:style-name="T41">エンコード</text:span>します。ZKアプリケーションを<text:span text:style-name="T41">開発する</text:span>とき<text:span text:style-name="T41">、</text:span>必要になることはめったにありません。しかし、サーブレット、ポートレット、または、フィルターを書くときには便利です。</text:p>
        </text:list-item>
      </text:list>
      <text:list text:style-name="WW8Num55">
        <text:list-item>
          <text:p text:style-name="P404"><text:span text:style-name="Source_20_Text"><text:span text:style-name="T41">Org.zkoss.util.resource.Locators</text:span></text:span><text:span text:style-name="T41">中の</text:span><text:span text:style-name="T2">locate</text:span><text:span text:style-name="T41">メソッドはクラスリソースを探し出します。</text:span></text:p>
        </text:list-item>
      </text:list>
      <text:h text:style-name="P140" text:outline-level="2">メッセージ</text:h>
      <text:p text:style-name="P65"><text:span text:style-name="T55">メッセージはクラスパスの</text:span><text:span text:style-name="Source_20_Text">/metainfo/mesg</text:span><text:span text:style-name="T55">ディレクトリーに位置するプロパティファイルの中に保存されます。それぞれのモジュールは唯一の名前を持っています。さらに、ロケールはプロパティファイルに付き加えます。例えば、ドイツ語メッセージ用の</text:span><text:span text:style-name="Source_20_Text">zk.jar</text:span><text:span text:style-name="T55">のメッセージファイルは</text:span><text:span text:style-name="Source_20_Text">msgzk_de_DN.properties</text:span><text:span text:style-name="T55">または、</text:span><text:span text:style-name="Source_20_Text">msgzk_de.properties</text:span><text:span text:style-name="T55">です。プロパティファイルをクラスパスの</text:span><text:span text:style-name="Source_20_Text">/metainfo/mesg</text:span><text:span text:style-name="T55">ディレクトリーに置けば、お好みのロケールを追加できます。</text:span></text:p>
      <text:h text:style-name="P140" text:outline-level="2">中国語文字とより大きなフォント</text:h>
      <text:p text:style-name="P58">XULコンポーネントセットは<text:span text:style-name="T41">それぞれのタイプの</text:span>ブラウザ<text:span text:style-name="T41">に</text:span>二つのスタイルシートを<text:span text:style-name="T41">提供</text:span>します。一つはより小さ<text:span text:style-name="T41">な</text:span>フォント、<text:span text:style-name="T41">もう一つ</text:span>はより大きなフォントです。例えば、<text:span text:style-name="T41">インターネットエクスプローラ用のスタイルシート</text:span><text:span text:style-name="Source_20_Text">normie.css.dsp</text:span>と<text:span text:style-name="Source_20_Text">normie_zh.css.dsp</text:span>は<text:span text:style-name="T41">、それぞれ</text:span>より小さ<text:span text:style-name="T41">な</text:span>フォントとより大きなフォント<text:span text:style-name="T41">が設定されています</text:span>。</text:p>
      <text:p text:style-name="P57"><text:span text:style-name="T41">デフォルトでは</text:span><text:span text:style-name="Source_20_Text"><text:span text:style-name="T41">、normie.css.dsp</text:span></text:span><text:note text:id="ftn57" text:note-class="footnote"><text:note-citation>57</text:note-citation><text:note-body><text:p text:style-name="P110">2.3より前のバージョン<text:span text:style-name="T41">では、中国語が大きなフォント、その他の言語が小さなフォントに設定されていました。</text:span></text:p></text:note-body></text:note><text:span text:style-name="T41">のような小さなフォントだけを使用します。変更するには、以下を</text:span><text:span text:style-name="Source_20_Text"><text:span text:style-name="T41">WEB-INF/zk.xm</text:span></text:span><text:span text:style-name="T41">lの中で以下のコードを指定すれば、より大きなフォントを使用することができます。</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P66">より大きなフォントを中国語の文字に<text:span text:style-name="T41">、</text:span>小さなフォントはその他<text:span text:style-name="T41">の言語</text:span>に<text:span text:style-name="T41">設定する方法は以下になります</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P58"><text:span text:style-name="Source_20_Text">WEB-INF/zk.xml</text:span>を設定する方法については、開発用リファレンスを参照してください。</text:p>
      <text:h text:style-name="P133" text:outline-level="1">12.<text:span text:style-name="T107">データベースとの接続</text:span></text:h>
      <text:p text:style-name="P66">この章ではデータベースへとの接続する方法を説明します。</text:p>
      <text:h text:style-name="P140" text:outline-level="2">ZKは<text:span text:style-name="T41">プレゼンテーション層</text:span></text:h>
      <text:p text:style-name="P57"><text:span text:style-name="T41">ZKはプレゼンテーション層と同じぐらいシンになることを目標としています。さらに、サーバー中心というアプローチにより、サーバーですべてのコードを実行します。ですから、データベースに通信することはデスクトップアプリケーションとは同じです。つまり、JDBCを使用しているかHibernate</text:span><text:span text:style-name="T41"><text:note text:id="ftn58" text:note-class="footnote"><text:note-citation>58</text:note-citation><text:note-body><text:p text:style-name="Footnote"><text:a xlink:type="simple" xlink:href="http://www.hibernate.org/"><text:span text:style-name="Internet_20_link">http://www.hibernate.org</text:span></text:a></text:p></text:note-body></text:note></text:span><text:span text:style-name="T41">といった既存のフレームワークを使用しているかに関わらず、ZKの使用によるデータベースへアクセスする方法が変わったことはありません。</text:span></text:p>
      <text:h text:style-name="P140" text:outline-level="2">JDBCを使用する最も簡単な方法(しかし、推奨しません)</text:h>
      <text:p text:style-name="Text_20_body"><text:span text:style-name="T56">JDBCチュートリアルが薦めるように、JDBCを使用する最も簡単な方法は</text:span><text:span text:style-name="Source_20_Text"><text:span text:style-name="T41">java.sql.DriverManager</text:span></text:span><text:span text:style-name="T56">を使用することです。MySQL</text:span><text:span text:style-name="T55"><text:note text:id="ftn59" text:note-class="footnote"><text:note-citation>59</text:note-citation><text:note-body><text:p text:style-name="Footnote"><text:a xlink:type="simple" xlink:href="http://www.mysql.com/"><text:span text:style-name="Internet_20_link">http://www.mysql.com</text:span></text:a></text:p></text:note-body></text:note></text:span><text:span text:style-name="T56">データベースにメールと名前を保存する例が以下になります。</text:span></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tab/>^^^^^^^^^^^^^^^^^^if (conn != null) {</text:p>
      <text:p text:style-name="Code"><text:tab/><text:tab/><text:tab/><text:tab/>^^^^^^^^^^^^^^^^^^^^^^^^try {</text:p>
      <text:p text:style-name="Code"><text:tab/><text:tab/><text:tab/><text:tab/><text:tab/>^^^^^^^^^^^^^^^^^^^^^^^^^^^^^^conn.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P58"><text:span text:style-name="T41">この方法は簡単</text:span>ですが、お勧めしません。<text:span text:style-name="T41">なぜなら</text:span>ZKアプリケーションはウェブ<text:span text:style-name="T41">をベースにしている</text:span>アプリケーション<text:span text:style-name="T41">であるから</text:span>です。読み込みはいつ起こるか予想できません。データベース<text:span text:style-name="T41">との接続</text:span>は<text:span text:style-name="T41">効率的に行わなければ</text:span>なりません。</text:p>
      <text:p text:style-name="P58">幸い、J2EEフレームワークとウェブサーバーはコネクションプーリングと呼ばれる機能を提供しています。この機能は簡単に使用できるし、データベースとの接続を管理することもできます。次のセクションで詳しく話します。</text:p>
      <text:p text:style-name="P72"><text:span text:style-name="T7">【ヒント】：</text:span><text:span text:style-name="T45">ほかのウェブアプリケーションとは違って、ZKにて</text:span><text:span text:style-name="Source_20_Text"><text:span text:style-name="T45">DriverManager</text:span></text:span><text:span text:style-name="T45">を使用することは可能です。(ただし、推奨はしません)。</text:span><text:span text:style-name="T41">はじめに、デスクトップの中でコネクションをキャッシュし、イベントに使用します(何度も使用することができます)。デスクトップが無効になったら閉じます。伝統的なクライアント/サーバーアプリケーションのように動きます。この方法は、クライアント/サーバーアプリケーションのように、同時に使用しているユーザー数が制限されています。(超えると、効率が低下します)。デスクトップが無効になったことを知るために、</text:span><text:span text:style-name="Source_20_Text"><text:span text:style-name="T41">org.zkoss.zk.ui.utilDesktopCleanup</text:span></text:span><text:span text:style-name="T41">の使用でリスナを実装しなければなりません。</text:span></text:p>
      <text:h text:style-name="P140" text:outline-level="2">コネクションプーリング<text:span text:style-name="T41">を</text:span>使用</text:h>
      <text:p text:style-name="P58">コネクションプーリングはスレッドがいつでも使用できる<text:span text:style-name="T41">コネクションを作成・管理する技術です。</text:span>コネクションをすぐに閉じるの<text:span text:style-name="T41">ではなく、</text:span>次の<text:span text:style-name="T41">接続</text:span>リクエスト<text:span text:style-name="T41">が有効に提供できるように、コネクション</text:span>プール<text:span text:style-name="T41">の</text:span>中でそれらを<text:span text:style-name="T41">一時</text:span>保存します。コネクションプーリング<text:span text:style-name="T41">は</text:span>リソースの使用を<text:span text:style-name="T41">コントロール</text:span>するといった利点をたくさん持っています。</text:p>
      <text:p text:style-name="P58">ZKアプリケーションを含んだウェブを<text:span text:style-name="T41">ベースにしている</text:span>アプリケーションを<text:span text:style-name="T41">開発するときに、</text:span>コネクションプーリングを使わない理由はありません。</text:p>
      <text:p text:style-name="P58">コネクションプーリングを使用するコンセプトはシンプルです:設定、接続、閉じるです。設定はウェブサーバーとデータベースサーバーが何を使用しているかによって決まる一方で、接続する方法とコネクションを閉じる方法はad-hocのアプローチととても類似しています。</text:p>
      <text:h text:style-name="P50" text:outline-level="3"><text:span text:style-name="T41">接続と</text:span>コネクション<text:span text:style-name="T41">を閉じること</text:span></text:h>
      <text:p text:style-name="P27">(以下のセクション中で討論されている)コネクションプーリングを設定した後、JND<text:span text:style-name="T41">I</text:span>を使用してコネクションを以下のように<text:span text:style-name="T41">取得</text:span>します。</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 name, email;</text:p>
      <text:p text:style-name="Code_20_Indent"><text:tab/>^^^^^^public void onCreate() {</text:p>
      <text:p text:style-name="Code_20_Indent"><text:tab/><text:tab/>^^^^^^^^^^^^//initial name and email</text:p>
      <text:p text:style-name="Code_20_Indent"><text:tab/><text:tab/>^^^^^^^^^^^^name = getFellow("name");</text:p>
      <text:p text:style-name="Code_20_Indent"><text:tab/><text:tab/>^^^^^^^^^^^^email = getFellow("email");</text:p>
      <text:p text:style-name="Code_20_Indent"><text:tab/>^^^^^^}</text:p>
      <text:p text:style-name="Code_20_Indent"><text:tab/>^^^^^^public void onOK() throws Exception {</text:p>
      <text:p text:style-name="Code_20_Indent"><text:tab/><text:tab/>^^^^^^^^^^^^<text:span text:style-name="T25">DataSource ds = (DataSource)new InitialContext()</text:span></text:p>
      <text:p text:style-name="P42"><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25">conn = ds.getConnection();</text:span></text:p>
      <text:p text:style-name="Code_20_Indent">^^^^^^^^^^^^^^^^^^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optional because the finally clause will close it</text:p>
      <text:p text:style-name="Code_20_Indent">^^^^^^^^^^^^^^^^^^^^^^^^//However, it is a good habit to close it as soon as done, especially </text:p>
      <text:p text:style-name="Code_20_Indent">^^^^^^^^^^^^^^^^^^^^^^^^//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28"><text:span text:style-name="T41">【</text:span>メモ<text:span text:style-name="T41">】：</text:span></text:p>
      <text:list text:style-name="WW8Num56">
        <text:list-item>
          <text:p text:style-name="P386">使用後<text:span text:style-name="T41">、</text:span>コネクションとステートメントを閉じることが重要です。</text:p>
        </text:list-item>
        <text:list-item>
          <text:p text:style-name="P386"><text:span text:style-name="T41">一つ以上の</text:span>コネクションを使用することで同時に多数のデータベースに<text:span text:style-name="T41">接続</text:span>することができます。<text:span text:style-name="T41">また、</text:span>設定とJ2EE/Webサーバによって、これらのコネクション<text:span text:style-name="T41">をまとめて処理できることも可能です。</text:span></text:p>
        </text:list-item>
      </text:list>
      <text:h text:style-name="P50" text:outline-level="3">コネクションプーリングの設定</text:h>
      <text:p text:style-name="P27">コネクションプーリングの設定はJ2EE/Web/Databaseサーバー<text:span text:style-name="T41">によって変わります</text:span>。そのうちのいくつかを<text:span text:style-name="T41">ここで話します</text:span>。使用しているサーバーのドキュメントを参考にし<text:span text:style-name="T41">てください</text:span>。</text:p>
      <text:h text:style-name="P128" text:outline-level="4">Tomcat 5.5 + MySQL</text:h>
      <text:p text:style-name="P80"><text:span text:style-name="T41">Tomcat 5.5 でコネクションプーリングを設定するには</text:span><text:span text:style-name="Source_20_Text"><text:span text:style-name="T41">$TOMCAT_DIR/conf/context.xml</text:span></text:span><text:note text:id="ftn60" text:note-class="footnote"><text:note-citation>60</text:note-citation><text:note-body><text:p text:style-name="P106"><text:span text:style-name="T55">Thomas Muller (</text:span><text:a xlink:type="simple" xlink:href="http://asconet.org:8000/antville/oberinspector"><text:span text:style-name="Internet_20_link"><text:span text:style-name="T55">http://asconet.org:8000/antville/oberinspector</text:span></text:span></text:a><text:span text:style-name="T55">) に</text:span><text:span text:style-name="T56">指摘して頂きました</text:span><text:span text:style-name="T55">.</text:span></text:p><text:p text:style-name="P106"><text:span text:style-name="T55"><text:tab/></text:span><text:a xlink:type="simple" xlink:href="http://tomcat.apache.org/tomcat-5.5-doc/jndi-resources-howto.html"><text:span text:style-name="Internet_20_link"><text:span text:style-name="T55">http://tomcat.apache.org/tomcat-5.5-doc/jndi-resources-howto.html</text:span></text:span></text:a><text:span text:style-name="T55"> </text:span><text:span text:style-name="T56">と</text:span><text:span text:style-name="T55"> </text:span><text:a xlink:type="simple" xlink:href="http://en.wikibooks.org/wiki/ZK/How-Tos/HowToHandleHibernateSessions#Working_with_the_Hibernate_session"><text:span text:style-name="Internet_20_link"><text:span text:style-name="T55">http://en.wikibooks.org/wiki/ZK/How-Tos/HowToHandleHibernateSessions#Working_with_the_Hibernate_session</text:span></text:span></text:a><text:span text:style-name="T55"> </text:span><text:span text:style-name="T56">をご覧ください。</text:span></text:p></text:note-body></text:note><text:span text:style-name="T41">を編集し、</text:span><text:span text:style-name="Source_20_Text"><text:span text:style-name="T41">&lt;context&gt;</text:span></text:span><text:span text:style-name="T41">要素の下に以下のコンテンツを追加しなければなりません。インストール・設定によって、パス・ユーザー名など(青い色のところ)変更する必要があります。</text:span></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25">jdbc/MyDB</text:span>"</text:p>
      <text:p text:style-name="Code_20_Indent_20_2">--&gt;</text:p>
      <text:p text:style-name="Code_20_Indent_20_2">&lt;Resource name="<text:span text:style-name="T25">jdbc/MyDB</text:span>" username="<text:span text:style-name="T25">someuser</text:span>" password="<text:span text:style-name="T25">somepass</text:span>" </text:p>
      <text:p text:style-name="Code_20_Indent_20_2"><text:tab/>^^^^^^url="jdbc:mysql://localhost:3306/<text:span text:style-name="T25">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P87"><text:span text:style-name="T55">そして、</text:span><text:span text:style-name="Source_20_Text">web.xml</text:span><text:span text:style-name="T56">の</text:span><text:span text:style-name="T55">中で、以下のように</text:span><text:span text:style-name="Source_20_Text">&lt;web-app&gt;</text:span><text:span text:style-name="T55">の下に以下のコンテンツを追加しなければなりません。</text:span></text:p>
      <text:p text:style-name="Code_20_Indent_20_2">&lt;resource-ref&gt;</text:p>
      <text:p text:style-name="Code_20_Indent_20_2"><text:s text:c="2"/>^^^^&lt;res-ref-name&gt;<text:span text:style-name="T25">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P128" text:outline-level="4">JBoss + MySQL</text:h>
      <text:p text:style-name="P81">以下の<text:span text:style-name="T41">説明</text:span>はMySQL 5.0の<text:span text:style-name="T41">リファレンス</text:span>マニュアルの23.3.4.3セクションを基にしています。</text:p>
      <text:p text:style-name="Text_20_body_20_indent_20_2"><text:span text:style-name="T56">JBossでコネクションプーリングを設定するには、</text:span><text:span text:style-name="Source_20_Text"><text:span text:style-name="T41">deploy(</text:span></text:span><text:span text:style-name="Source_20_Text">$JBOSS_DIR/server/default/deploy</text:span><text:span text:style-name="Source_20_Text"><text:span text:style-name="T41">)</text:span></text:span><text:span text:style-name="T56">と呼ばれるディレクトリーに新しいファイルを追加します。そのファイルの名前は</text:span><text:span text:style-name="Source_20_Text"><text:span text:style-name="T41">"-ds.xml</text:span></text:span><text:span text:style-name="T56">"で終わらなければなりません。そのファイルは、JBossに、ファイルをJDBCデータソースとしてデプロイすることを伝えます。ファイルは以下のコンテンツを含まなければなりません。その情報はインストール・設定しだいで、変更が必要なところ(青い色)があります。</text:span></text:p>
      <text:p text:style-name="Code_20_Indent_20_2">&lt;datasources&gt;</text:p>
      <text:p text:style-name="Code_20_Indent_20_2"><text:s text:c="4"/>^^^^^^^^&lt;local-tx-datasource&gt;</text:p>
      <text:p text:style-name="Code_20_Indent_20_2">^^^^^^^^^^^^^^^^&lt;!-- This connection pool will be bound into JNDI with the name</text:p>
      <text:p text:style-name="Code_20_Indent_20_2"><text:s text:c="13"/>^^^^^^^^^^^^^^^^^^^^^^^^^^"java:/<text:span text:style-name="T25">MyDB</text:span>" --&gt;</text:p>
      <text:p text:style-name="Code_20_Indent_20_2"><text:s text:c="8"/>^^^^^^^^^^^^^^^^&lt;jndi-name&gt;<text:span text:style-name="T25">MyDB</text:span>&lt;/jndi-name&gt;</text:p>
      <text:p text:style-name="Code_20_Indent_20_2">^^^^^^^^^^^^^^^^&lt;connection-url&gt;jdbc:mysql://<text:span text:style-name="T25">localhost:3306/test</text:span>&lt;/connection-url&gt;</text:p>
      <text:p text:style-name="Code_20_Indent_20_2"><text:s text:c="8"/>^^^^^^^^^^^^^^^^&lt;driver-class&gt;com.mysql.jdbc.Driver&lt;/driver-class&gt;</text:p>
      <text:p text:style-name="Code_20_Indent_20_2"><text:s text:c="8"/>^^^^^^^^^^^^^^^^&lt;user-name&gt;<text:span text:style-name="T25">someser</text:span>&lt;/user-name&gt;</text:p>
      <text:p text:style-name="Code_20_Indent_20_2"><text:s text:c="8"/>^^^^^^^^^^^^^^^^&lt;password&gt;<text:span text:style-name="T25">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2"/>^^^^^^^^^^^^^^^^&lt;!-- If you're using Connector/J 3.1.8 or newer, you can use</text:p>
      <text:p text:style-name="Code_20_Indent_20_2"><text:s text:c="2"/>^^^^^^^^^^^^^^^^^^^^^^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P128" text:outline-level="4">JBoss + PostgreSQL</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25">MyDB</text:span>" --&gt;</text:p>
      <text:p text:style-name="Code_20_Indent_20_2"><text:tab/>^^^^^^&lt;jndi-name&gt;<text:span text:style-name="T25">MyDB</text:span>&lt;/jndi-name&gt;</text:p>
      <text:p text:style-name="Code_20_Indent_20_2"><text:tab/></text:p>
      <text:p text:style-name="Code_20_Indent_20_2"><text:tab/>^^^^^^&lt;!-- jdbc:postgresql://[servername]:[port]/[database name] --&gt;</text:p>
      <text:p text:style-name="Code_20_Indent_20_2"><text:tab/>^^^^^^&lt;connection-url&gt;jdbc:postgresql://<text:span text:style-name="T25">localhost/test</text:span>&lt;/connection-url&gt;</text:p>
      <text:p text:style-name="Code_20_Indent_20_2"/>
      <text:p text:style-name="Code_20_Indent_20_2"><text:tab/>^^^^^^&lt;driver-class&gt;org.postgresql.Driver&lt;/driver-class&gt;</text:p>
      <text:p text:style-name="Code_20_Indent_20_2"><text:tab/>^^^^^^&lt;user-name&gt;<text:span text:style-name="T25">someuser</text:span>&lt;/user-name&gt;</text:p>
      <text:p text:style-name="Code_20_Indent_20_2"><text:tab/>^^^^^^&lt;password&gt;<text:span text:style-name="T25">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P140" text:outline-level="2">データベース<text:span text:style-name="T41">アクセスに</text:span>使用可能なZKの<text:span text:style-name="T41">機能</text:span></text:h>
      <text:h text:style-name="P50" text:outline-level="3"><text:span text:style-name="Source_20_Text">org.zkoss.zk.ui.event.EventThreadCleanup</text:span>インターフェース</text:h>
      <text:p text:style-name="P25"><text:span text:style-name="T41">以前に強調したように、</text:span><text:span text:style-name="Source_20_Text"><text:span text:style-name="T2">finally</text:span></text:span><text:span text:style-name="T41">段階でコネクションを閉じることは重要です。閉じることによって、すべてのコネクションはコネクションプールに正確に返ります。</text:span></text:p>
      <text:p text:style-name="P27">アプリケーションをより<text:span text:style-name="T41">ロバスト</text:span>にするのに、<text:span text:style-name="Source_20_Text"><text:span text:style-name="T2">finally</text:span></text:span><text:span text:style-name="T41">段階</text:span>で<text:span text:style-name="T41">保留されている</text:span>コネクション、ステートメントを閉じることを忘れてしまったときに備えて、<text:span text:style-name="Source_20_Text">org.zkoss.zk.ui.event.EventThreadCleanup</text:span>インターフェースを実装し<text:span text:style-name="T41">、すべての</text:span>コネクションとステートメントを閉じることができます。</text:p>
      <text:p text:style-name="P27">しかし、保留されているコネクションとステートメントを閉じる方法は使用しているサーバーしだいです。使用しているサーバーのドキュメントを参考にしてください。</text:p>
      <text:p text:style-name="P72"><text:span text:style-name="T7">【ヒント】：</text:span><text:span text:style-name="T45">多くの場合、そのようなメソッドを提供する必要はありません。なぜなら、</text:span><text:span text:style-name="Source_20_Text"><text:span text:style-name="T45">finalized</text:span></text:span><text:span text:style-name="T45">メソッドが呼び出されたら、コネクションプーリングの実装はコネクションをリサイクルします。</text:span></text:p>
      <text:h text:style-name="P50" text:outline-level="3">EL表記<text:span text:style-name="T41">で</text:span>データベースに<text:span text:style-name="T41">アクセス</text:span></text:h>
      <text:p text:style-name="P27">イベントリスナの中でデータベースへアクセスするほか、EL表記の使用で、データベースに通信し、属性の値を取得するのは一般的です。以下の例は、EL表記を使用して、データベースから取得したデータを<text:span text:style-name="Source_20_Text">listbox</text:span>に表示します。</text:p>
      <text:p text:style-name="Code_20_Indent">&lt;zscript&gt;</text:p>
      <text:p text:style-name="Code_20_Indent"><text:s text:c="3"/>^^^^^^import my.CustomerManager;</text:p>
      <text:p text:style-name="Code_20_Indent"><text:tab/>^^^^^^customers = new CustomerManager().findAll(); //load from database</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P27"><text:span text:style-name="Source_20_Text">findAll</text:span>メソッドを実装する<text:span text:style-name="T41">方法</text:span>はいくつかあります。</text:p>
      <text:h text:style-name="P123" text:outline-level="4">すべてを読み、リンクリスト<text:span text:style-name="T41">へ</text:span>コピー<text:span text:style-name="T41">する</text:span></text:h>
      <text:p text:style-name="P85"><text:span text:style-name="Source_20_Text">findAll</text:span><text:span text:style-name="T55">メソッドですべてのデータを</text:span><text:span text:style-name="T56">取得</text:span><text:span text:style-name="T55">する</text:span><text:span text:style-name="T56">最も簡単な</text:span><text:span text:style-name="T55">方法</text:span><text:span text:style-name="T56">は、データをリストに</text:span><text:span text:style-name="T55">コピーし、コネ</text:span>クションを閉じます。</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Code_20_Indent_20_2"><text:tab/><text:tab/><text:tab/>^^^^^^^^^^^^^^^^^^conn = ds.getConnectio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if (rs != null) try { rs.close(); } catch (SQLException ex) [}</text:p>
      <text:p text:style-name="Code_20_Indent_20_2">^^^^^^^^^^^^^^^^^^if (stmt != null) try { stmt.close(); } catch (SQLException ex) [}</text:p>
      <text:p text:style-name="Code_20_Indent_20_2">^^^^^^^^^^^^^^^^^^if (conn != null) try { conn.close(); } catch (SQLException ex) [}</text:p>
      <text:p text:style-name="Code_20_Indent_20_2"><text:tab/><text:tab/>^^^^^^^^^^^^}</text:p>
      <text:p text:style-name="Code_20_Indent_20_2"><text:tab/>^^^^^^}</text:p>
      <text:p text:style-name="Code_20_Indent_20_2">}</text:p>
      <text:h text:style-name="P123" text:outline-level="4"><text:span text:style-name="Source_20_Text">org.zkoss.zk.ui.util.Initiator</text:span>インターフェース<text:span text:style-name="T41">を実装</text:span></text:h>
      <text:p text:style-name="P81">ビューとJavaコードを<text:span text:style-name="T41">混在に使用しないで、</text:span><text:span text:style-name="Source_20_Text">init</text:span><text:span text:style-name="T41">コマンド</text:span>を使用してデータを読み込<text:span text:style-name="T41">むことができます</text:span>。</text:p>
      <text:p text:style-name="Code_20_Indent_20_2">&lt;?init class="my.AllCustomerFinder" arg0="customers"?&gt;</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P83">そして<text:span text:style-name="T41">、</text:span><text:span text:style-name="Source_20_Text">my.CustomerFindAll</text:span>クラスを<text:span text:style-name="Source_20_Text">org.zkoss.zk.ui.util.Initiator</text:span>インターフェースを使用して、実装します。</text:p>
      <text:p text:style-name="Code_20_Indent_20_2">import org.zkoss.zk.ui.Page;</text:p>
      <text:p text:style-name="Code_20_Indent_20_2">import org.zkoss.zk.ui.util.Initiator;</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Use setVariable to pass the result back to the page</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P50" text:outline-level="3">トランザクションと<text:span text:style-name="Source_20_Text">org.zkoss.zk.util.Initiator</text:span></text:h>
      <text:p text:style-name="P27"><text:span text:style-name="Source_20_Text">Distributed transaction</text:span> のような複雑なアプリケーションには、トランザクションのライフサイクルをはっきりとコントロールしなければなりません。すべてのデータベースアクセスがイベントリスナの中で処理される場合、そのままでZKにても使用できます。J2EE/Web サーバーのドキュメントに薦められた方法で、トランザクションを開始、コミット、ロールバックします。</text:p>
      <text:p text:style-name="P27"><text:span text:style-name="T41">一方</text:span>、ZUMLページ(コンポーネント作成段階)<text:span text:style-name="T41">が同じトランザクションの中で処理されるには</text:span>、上のセクション<text:span text:style-name="T41">の</text:span>中で説明したように、<text:span text:style-name="Source_20_Text">org.zkoss.zk.util.Initiator</text:span>インターフェースを実装して、与えられたページの<text:span text:style-name="T41">ライフサイクルをコントロール</text:span>します。</text:p>
      <text:p text:style-name="P27">概略の実装は以下のように示されます。</text:p>
      <text:p text:style-name="Code_20_Indent">import org.zkoss.zk.ui.Page;</text:p>
      <text:p text:style-name="Code_20_Indent">import org.zkoss.zk.ui.util.Initiator;</text:p>
      <text:p text:style-name="Code_20_Indent"/>
      <text:p text:style-name="Code_20_Indent">public class TransInitiator implements Initiator {</text:p>
      <text:p text:style-name="Code_20_Indent"><text:tab/>^^^^^^private boolean _err;<text:line-break/><text:tab/>^^^^^^public void doInit(Page page, Object[] args) {</text:p>
      <text:p text:style-name="Code_20_Indent"><text:tab/><text:tab/>^^^^^^^^^^^^<text:span text:style-name="T151">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51">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51">commitTrans(); //depending the container, see below</text:span></text:p>
      <text:p text:style-name="Code_20_Indent"><text:tab/>^^^^^^}</text:p>
      <text:p text:style-name="Code_20_Indent">}</text:p>
      <text:p text:style-name="P27">説明したように、トランザクションは<text:span text:style-name="Source_20_Text">doInit</text:span>メソッドで<text:span text:style-name="T41">開始</text:span>して、<text:span text:style-name="Source_20_Text">org.zkoss.zk.util.Inittiator</text:span>インターフェースで終了します。</text:p>
      <text:p text:style-name="P27">トランザクションを開始、コミット、ロールバックする方法は、使用しているコンテナーによって変わります。</text:p>
      <text:h text:style-name="P123" text:outline-level="4">J2EEトランザクションとイニシエーター</text:h>
      <text:p text:style-name="P81">J2EEコンテナーを使用する場合、トランザクションマネージャー(j<text:span text:style-name="Source_20_Text">avax.transaction.TransactionManager</text:span>)<text:span text:style-name="T41">　</text:span>を検索し、<text:span text:style-name="Source_20_Text">begin</text:span>メソッドを呼び出してトランザクションを開始します。ロールバックするには<text:span text:style-name="Source_20_Text">rollback</text:span>メソッドを呼び出します。コミットには<text:span text:style-name="Source_20_Text">commit</text:span>メソッドを呼び出します。</text:p>
      <text:h text:style-name="P123" text:outline-level="4">ウェブコンテナーとイニシエーター</text:h>
      <text:p text:style-name="P81">トランザクションマネージャーなしのウェブコンテナーを使用している場合、データベースコネクションを構築することでトランザクションを開始します。そして、状況に応じて、<text:span text:style-name="Source_20_Text">commit</text:span>と<text:span text:style-name="Source_20_Text">rollback</text:span>メソッドを呼び出します。</text:p>
      <text:p text:style-name="Code_20_Indent_20_2">import java.sql.*;</text:p>
      <text:p text:style-name="Code_20_Indent_20_2">import javax.sql.DataSource;</text:p>
      <text:p text:style-name="Code_20_Indent_20_2">import javax.naming.InitContext;</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P132" text:outline-level="1">13. <text:span text:style-name="T41">ポータルとの統合</text:span></text:h>
      <text:p text:style-name="P58">ZKはJSR168<text:span text:style-name="T41">に対応する</text:span>ポータルに<text:span text:style-name="T41">ポートレットを提供し、</text:span>ZUMLページを読み込みます。このポートレットはZKポートレットローダーと呼ばれ、<text:span text:style-name="Source_20_Text">org.zkoss.zk.ui.httpDHtmlLayoutPortlet</text:span>として実装されます。</text:p>
      <text:h text:style-name="P140" text:outline-level="2">設定</text:h>
      <text:h text:style-name="P48" text:outline-level="3"><text:span text:style-name="Source_20_Text">WEB-INF/portlet.xml</text:span></text:h>
      <text:p text:style-name="P27">使用するには、<text:span text:style-name="Source_20_Text">WEB-INF/portlet.xml</text:span>に以下の定義を追加しなければなりません。ポータルに結果をキャッシュしないように、<text:span text:style-name="Source_20_Text">Expiration-cache</text:span>は0に指定しなければなりません。</text:p>
      <text:p text:style-name="Code_20_Indent">&lt;portlet&gt;<text:line-break/><text:tab/>^^^^^^&lt;description&gt;ZK loader for ZUML pages&lt;/description&gt;<text:line-break/><text:tab/>^^^^^^&lt;portlet-name&gt;zkPortletLoader&lt;/portlet-name&gt;<text:line-break/><text:tab/>^^^^^^&lt;display-name&gt;ZK Portlet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48" text:outline-level="3"><text:span text:style-name="Source_20_Text">WEB-INF/web.xml</text:span></text:h>
      <text:p text:style-name="P27">ZKポートレットローダーは実際はZKローダー(<text:span text:style-name="Source_20_Text">org.zkoss.zk.ui.http.DHtmlLayoutServlet</text:span>)にZUMLページの読み込みを任せます。このため、開発用リファレンス中のAppendix Aの中で説明したように<text:span text:style-name="Source_20_Text">WEB-INF/web.xml</text:span>を設定しなければなりません。</text:p>
      <text:h text:style-name="P149" text:outline-level="2">使用方法</text:h>
      <text:h text:style-name="P50" text:outline-level="3"><text:span text:style-name="Source_20_Text">zk_page</text:span>と<text:span text:style-name="Source_20_Text">zk_richlet</text:span>パラメータ<text:span text:style-name="T41">ー</text:span>と属性</text:h>
      <text:p text:style-name="P27">特定なZUMLページを読み込むのに、リクエストパラメーター、ポートレット属性、またはzk_pageというポートレット設定(preference)を指定しなければなりません。リッチレットを読み込む場合は、zk_richletというポートレット設定を指定しなければなりません。</text:p>
      <text:p text:style-name="P27">より正確に言うと、ZKポートレットローダーははじめにZUMLページのパスまたはリッチレットのパスに以下の位置から探し出します。1.の優先順位が一番高いです。</text:p>
      <text:list text:style-name="WW8Num57">
        <text:list-item>
          <text:p text:style-name="P388"><text:span text:style-name="Source_20_Text"><text:span text:style-name="T41">zk_page</text:span></text:span><text:span text:style-name="T41">と呼ばれる</text:span>リクエストパラメータ(<text:span text:style-name="Source_20_Text">RenderRequest</text:span>の <text:span text:style-name="Source_20_Text">getParameter</text:span>)。<text:span text:style-name="T41">見つかったら、それを</text:span>ZUMLページ<text:span text:style-name="T41">の</text:span>パス<text:span text:style-name="T41">として使います。</text:span> </text:p>
        </text:list-item>
        <text:list-item>
          <text:p text:style-name="P388"><text:span text:style-name="Source_20_Text"><text:span text:style-name="T41">zk_page</text:span></text:span><text:span text:style-name="T41">と呼ばれる</text:span>リクエスト属性(<text:span text:style-name="Source_20_Text">RenderRequest</text:span>の<text:span text:style-name="Source_20_Text">getAttribute</text:span>)。<text:span text:style-name="T41">見つかったら、それをZUMLページのパスとして使います。 </text:span></text:p>
        </text:list-item>
        <text:list-item>
          <text:p text:style-name="P388"><text:span text:style-name="Source_20_Text">zk_page</text:span>と呼ばれるリクエスト属性(<text:span text:style-name="Source_20_Text">RenderRequest</text:span>の<text:span text:style-name="Source_20_Text">getPortletPreference</text:span>の<text:span text:style-name="Source_20_Text">getValue</text:span>)。見つかったら、それをZUMLページのパスとして使います。 </text:p>
        </text:list-item>
        <text:list-item>
          <text:p text:style-name="P388"><text:span text:style-name="Source_20_Text"><text:span text:style-name="T41">zk_richlet</text:span></text:span><text:span text:style-name="T41">と呼ばれる</text:span>リクエスト属性(<text:span text:style-name="Source_20_Text">RenderRequest</text:span>の<text:span text:style-name="Source_20_Text">getParameter</text:span>)。<text:span text:style-name="T41">見つかったら、</text:span>それ<text:span text:style-name="T41">を</text:span><text:span text:style-name="Source_20_Text">richlet</text:span>のパス<text:span text:style-name="T41">として使います</text:span>。</text:p>
        </text:list-item>
        <text:list-item>
          <text:p text:style-name="P388"><text:span text:style-name="Source_20_Text"><text:span text:style-name="T41">zk_richlet</text:span></text:span><text:span text:style-name="T41">と呼ばれる</text:span>リクエスト属性(<text:span text:style-name="Source_20_Text">RenderRequest</text:span>の<text:span text:style-name="Source_20_Text">getAttribute</text:span>)<text:span text:style-name="T41">。見つかったら、それを</text:span><text:span text:style-name="Source_20_Text"><text:span text:style-name="T41">richlet</text:span></text:span><text:span text:style-name="T41">のパスとして使います。</text:span>は<text:span text:style-name="Source_20_Text">zk_richlet</text:span>と呼ばれます。</text:p>
        </text:list-item>
        <text:list-item>
          <text:p text:style-name="P388"><text:span text:style-name="Source_20_Text">zk_richlet</text:span>と呼ばれるリクエスト設定[preference](<text:span text:style-name="Source_20_Text">RenderRequest</text:span>の<text:span text:style-name="Source_20_Text">getPortletPreferences</text:span>の<text:span text:style-name="Source_20_Text">getValue</text:span>)。見つかったら、それを<text:span text:style-name="Source_20_Text">richlet</text:span>のパスとして使います。</text:p>
        </text:list-item>
        <text:list-item>
          <text:p text:style-name="P388"><text:span text:style-name="Source_20_Text"><text:span text:style-name="T41">zk_page</text:span></text:span><text:span text:style-name="T41">と呼ばれる</text:span><text:span text:style-name="Source_20_Text">initial</text:span>パラメータ(<text:span text:style-name="Source_20_Text">PortletConfig</text:span>の<text:span text:style-name="Source_20_Text">getInitParameter</text:span>)<text:span text:style-name="T41">。見つかったら</text:span>、それ<text:span text:style-name="T41">を</text:span>ZUMLページ<text:span text:style-name="T41">のパ</text:span>ス<text:span text:style-name="T41">として使います</text:span>。</text:p>
        </text:list-item>
      </text:list>
      <text:h text:style-name="P50" text:outline-level="3">例</text:h>
      <text:p text:style-name="P27">リクエストパラメータまたは属性をポートレットに渡す方法はポータルによります。詳細には使用しているポータルのユーザーガイドを参考にしてください。以下はPotix Portalを使用した例です。</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lt;attribute name="zk_page" value="/test/sample2.zul"/&gt;<text:line-break/><text:tab/><text:tab/><text:tab/>^^^^^^^^^^^^^^^^^^&lt;/portlet&gt;<text:line-break/><text:tab/><text:tab/>^^^^^^^^^^^^&lt;/hbox&gt;<text:line-break/><text:tab/>^^^^^^&lt;/vbox&gt;<text:line-break/><text:line-break/><text:tab/>^^^^^^&lt;molds uri="~./pxp/html/molds.xml"/&gt;<text:line-break/>&lt;/layout&gt;<draw:frame draw:style-name="fr12" draw:name="graphics9" text:anchor-type="char" svg:x="3.249cm" svg:y="6.819cm" svg:width="13.884cm" svg:height="2.432cm" draw:z-index="97"><draw:image xlink:href="../img/1000000000000290000000735EEBE1FC.png" xlink:type="simple" xlink:show="embed" xlink:actuate="onLoad"/></draw:frame></text:p>
      <text:p text:style-name="Text_20_body"/>
      <text:h text:style-name="P132" text:outline-level="1">14. <text:span text:style-name="T41">ZKの延長</text:span> </text:h>
      <text:p text:style-name="P57"><text:span text:style-name="T41">ZUML</text:span><text:span text:style-name="T41">ページを処理するのに加えて、ZKパッケージでは多くの技術とツールを含んでいます。この章はそれらのいくつかの基本的な情報を提供します。興味があればJavadoc APIをご覧ください。</text:span></text:p>
      <text:h text:style-name="P149" text:outline-level="2">ロガー</text:h>
      <text:p text:style-name="Text_20_body">Package: <text:span text:style-name="Source_20_Text">org.zkoss.util.logging.Log</text:span></text:p>
      <text:p text:style-name="P58">ZKが使用しているロガーは標準<text:span text:style-name="T41">的な</text:span>ロガー<text:span text:style-name="T41">で</text:span>、<text:span text:style-name="Source_20_Text">java.util.Logger</text:span>を元にしています。効率を向上させるため、<text:span text:style-name="T41">それを</text:span><text:span text:style-name="Source_20_Text">org.zkoss.util.logging.Log</text:span>に<text:span text:style-name="T41">パッケージしています。典型的な</text:span>例は以下です。</text:p>
      <text:p text:style-name="Code">import org.zkoss.util.logging.Log;</text:p>
      <text:p text:style-name="Code">class MyClass {</text:p>
      <text:p text:style-name="Code"><text:tab/>^^^^^^private static final Log log = Log.lookup(MyClass.class);</text:p>
      <text:p text:style-name="Code"><text:tab/>^^^^^^public void f(Object v) {</text:p>
      <text:p text:style-name="Code"><text:tab/><text:tab/>^^^^^^^^^^^^if (log.debugable()) log.debug("Value is "+v);</text:p>
      <text:p text:style-name="Code"><text:tab/>^^^^^^}</text:p>
      <text:p text:style-name="Code">}</text:p>
      <text:p text:style-name="P58">ZKは標準ロガーを使用して、メッセージのログを取ります。使用しているウェブサーバーのログ<text:span text:style-name="T41">機能</text:span>を設定することで<text:span text:style-name="T41">、何を</text:span>ログするの<text:span text:style-name="T41">かを設定できます</text:span>。ウェブサーバー<text:span text:style-name="T41">で</text:span>ログ<text:span text:style-name="T41">を</text:span>設定<text:span text:style-name="T41">する方法はサーバーによって異なります</text:span>。マニュアルを参照してください。<text:span text:style-name="T41">もう一つの選択肢は、ZKが提供する</text:span>ログ設定メカニズムを使用<text:span text:style-name="T41">することです。</text:span></text:p>
      <text:p text:style-name="P72"><text:span text:style-name="T7">【メモ】：</text:span><text:span text:style-name="T45">パフォーマンスを向上させるため、デフォルトでは、すべてZKログのインスタンスは</text:span><text:span text:style-name="Source_20_Text"><text:span text:style-name="T45">org.zkoss</text:span></text:span><text:span text:style-name="T45">という名前のJavaロガーにマッピングされています。クラス単位でログをコントロールするには、以下のステートメントを呼び出して階層(</text:span><text:span text:style-name="T3">hierarchy</text:span><text:span text:style-name="T45">)機能をオンにしなければなりません。</text:span><text:span text:style-name="Source_20_Text">Log.setHierarchy</text:span>(true);</text:p>
      <text:p text:style-name="P72"><text:span text:style-name="T7">【メモ】：</text:span><text:span text:style-name="T45">次のセクションのように</text:span><text:span text:style-name="Source_20_Text"><text:span text:style-name="T45">WEB-INF/zk.xml</text:span></text:span><text:span text:style-name="T45">でログレベルを設定すれば、階層機能は自動的にオンになります。</text:span></text:p>
      <text:h text:style-name="P50" text:outline-level="3">ZK<text:span text:style-name="T41">にて</text:span>ログレベルを設定する方法</text:h>
      <text:p text:style-name="P27">ウェブサーバーのログを設定するほか、ZKが提供するログ設定メカニズムを使用できます。デフォルトでは、使用不可です。使用可能にするのに、<text:span text:style-name="Source_20_Text">WEB-INF/zk.xml</text:span>中の以下のコンテンツを指定しなければなりません。より詳しくは開発用リファレンスを参照してください。</text:p>
      <text:p text:style-name="Code_20_Indent">&lt;zk&gt;</text:p>
      <text:p text:style-name="Code_20_Indent"><text:tab/>^^^^^^&lt;log&gt;</text:p>
      <text:p text:style-name="Code_20_Indent"><text:tab/><text:tab/>^^^^^^^^^^^^&lt;log-base&gt;<text:span text:style-name="T25">org.zkoss</text:span>&lt;/log-base&gt;<text:line-break/><text:tab/>^^^^^^&lt;/log&gt;<text:line-break/>&lt;/zk&gt;</text:p>
      <text:p text:style-name="P27"><text:span text:style-name="T41">また</text:span>、以下のように<text:span text:style-name="Source_20_Text">LogService</text:span>の<text:span text:style-name="Source_20_Text">init</text:span>メソッドを呼び出すことで、手動でログ設定メカニズムを使用可能に<text:span text:style-name="T41">することもできます</text:span>。</text:p>
      <text:p text:style-name="Code_20_Indent">org.zkoss.util.logging.LogService.init("org.zkoss");</text:p>
      <text:p text:style-name="P27"><text:span text:style-name="Source_20_Text">org.zkoss</text:span>だけでなくすべてをログしする場合、<text:span text:style-name="Source_20_Text">log-base</text:span>を空に指定します。</text:p>
      <text:p text:style-name="P34"><text:span text:style-name="T55">メカニズムが使用可能になると、ZKはスタートアップにクラスパスを検索し、</text:span><text:span text:style-name="Source_20_Text">i3-log.conf</text:span><text:span text:style-name="T55">を探します</text:span>。<text:span text:style-name="T55">見つかっ</text:span><text:span text:style-name="T55">たら、ZKはそのコンテンツを読み込み、ログレベルを初期化します。そして、ZKはこのファイルを監視し続け、ファイルが変更されたら、コンテンツを再読み込みます。</text:span></text:p>
      <text:h text:style-name="P48" text:outline-level="3"><text:span text:style-name="Source_20_Text">i3-log.conf</text:span><text:span text:style-name="T41">の中身</text:span></text:h>
      <text:p text:style-name="P27"><text:span text:style-name="Source_20_Text">i3-log.conf</text:span>の例は以下のようです。</text:p>
      <text:p text:style-name="Code_20_Indent">org.zkoss.zk.ui.impl.UiEngineImpl=FINER</text:p>
      <text:p text:style-name="Code_20_Indent"><text:tab/>^^^^^^#Make the log level of the specified class to FINER<text:line-break/>org.zkoss.zk.ui.http=DEBUG<text:line-break/><text:tab/>^^^^^^#Make the log level of the specified package to DEBUG</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 specified package</text:p>
      <text:p text:style-name="Code_20_Indent">org.zkoss=WARNING</text:p>
      <text:p text:style-name="Code_20_Indent"><text:tab/>^^^^^^#Make all log levels of ZK classes to WARNING except those specified here</text:p>
      <text:h text:style-name="P123" text:outline-level="4">許可レベル</text:h>
      <table:table table:name="Table38" table:style-name="Table38">
        <table:table-column table:style-name="Table38.A"/>
        <table:table-column table:style-name="Table38.B"/>
        <table:table-header-rows>
          <table:table-row table:style-name="Table38.1">
            <table:table-cell table:style-name="Table38.A1" office:value-type="string">
              <text:p text:style-name="P188">レベル</text:p>
            </table:table-cell>
            <table:table-cell table:style-name="Table38.B1" office:value-type="string">
              <text:p text:style-name="P188">説明</text:p>
            </table:table-cell>
          </table:table-row>
        </table:table-header-rows>
        <table:table-row table:style-name="Table38.1">
          <table:table-cell table:style-name="Table38.A2" office:value-type="string">
            <text:p text:style-name="P182"><text:span text:style-name="Source_20_Text">OFF</text:span></text:p>
          </table:table-cell>
          <table:table-cell table:style-name="Table38.B2" office:value-type="string">
            <text:p text:style-name="P183">何もメッセージを<text:span text:style-name="T41">ログ</text:span>しません。</text:p>
          </table:table-cell>
        </table:table-row>
        <table:table-row table:style-name="Table38.1">
          <table:table-cell table:style-name="Table38.A2" office:value-type="string">
            <text:p text:style-name="P182"><text:span text:style-name="Source_20_Text">ERROR</text:span></text:p>
          </table:table-cell>
          <table:table-cell table:style-name="Table38.B2" office:value-type="string">
            <text:p text:style-name="P183">エラーメッセージを提供します。</text:p>
          </table:table-cell>
        </table:table-row>
        <table:table-row table:style-name="Table38.1">
          <table:table-cell table:style-name="Table38.A2" office:value-type="string">
            <text:p text:style-name="P182"><text:span text:style-name="Source_20_Text">WARNING</text:span></text:p>
          </table:table-cell>
          <table:table-cell table:style-name="Table38.B2" office:value-type="string">
            <text:p text:style-name="P183">警告メッセージを提供します。また、ERRORを意味しています。</text:p>
          </table:table-cell>
        </table:table-row>
        <table:table-row table:style-name="Table38.1">
          <table:table-cell table:style-name="Table38.A2" office:value-type="string">
            <text:p text:style-name="P182"><text:span text:style-name="Source_20_Text">INFO</text:span></text:p>
          </table:table-cell>
          <table:table-cell table:style-name="Table38.B2" office:value-type="string">
            <text:p text:style-name="P183">情報メッセージを提供します。また、ERRORとWARNINGを意味します。</text:p>
          </table:table-cell>
        </table:table-row>
        <table:table-row table:style-name="Table38.1">
          <table:table-cell table:style-name="Table38.A2" office:value-type="string">
            <text:p text:style-name="P182"><text:span text:style-name="Source_20_Text">DEBUG</text:span></text:p>
          </table:table-cell>
          <table:table-cell table:style-name="Table38.B2" office:value-type="string">
            <text:p text:style-name="P183">デバッグを目的とするトレース情報を提供します。また、ERRORとWARNINGとINFOを意味します。</text:p>
          </table:table-cell>
        </table:table-row>
        <table:table-row table:style-name="Table38.1">
          <table:table-cell table:style-name="Table38.A2" office:value-type="string">
            <text:p text:style-name="P182"><text:span text:style-name="Source_20_Text">FINER</text:span></text:p>
          </table:table-cell>
          <table:table-cell table:style-name="Table38.B2" office:value-type="string">
            <text:p text:style-name="P183">デバッグを目的と<text:span text:style-name="T41">する</text:span>、かなり詳しい<text:span text:style-name="T41">トレース</text:span>情報<text:span text:style-name="T41">を提供</text:span>します。<text:span text:style-name="T41">ERRORとWARNINGと</text:span>INFO、DEBUGを意味します。</text:p>
          </table:table-cell>
        </table:table-row>
        <table:table-row table:style-name="Table38.1">
          <table:table-cell table:style-name="Table38.A2" office:value-type="string">
            <text:p text:style-name="P182"><text:span text:style-name="Source_20_Text">INHERIT</text:span></text:p>
          </table:table-cell>
          <table:table-cell table:style-name="Table38.B2" office:value-type="string">
            <text:p text:style-name="P183">指定したパッケージまたはクラスに設定したレベルをクリア<text:span text:style-name="T41">します</text:span>。つまりログレベルはその親ノードと同じになります。</text:p>
          </table:table-cell>
        </table:table-row>
      </table:table>
      <text:h text:style-name="P48" text:outline-level="3"><text:span text:style-name="Source_20_Text">i3-log.conf</text:span><text:span text:style-name="T41">の位置</text:span></text:h>
      <text:p text:style-name="P27">はじめ、ZKはクラスパス<text:span text:style-name="T41">の</text:span>中でこのファイルを探します。見つからなかった場合、<text:span text:style-name="Source_20_Text">conf</text:span>ディレクトリーを探します。</text:p>
      <table:table table:name="Table39" table:style-name="Table39">
        <table:table-column table:style-name="Table39.A"/>
        <table:table-column table:style-name="Table39.B"/>
        <table:table-header-rows>
          <table:table-row table:style-name="Table39.1">
            <table:table-cell table:style-name="Table39.A1" office:value-type="string">
              <text:p text:style-name="P185">アプリケーションサーバー</text:p>
            </table:table-cell>
            <table:table-cell table:style-name="Table39.B1" office:value-type="string">
              <text:p text:style-name="P187">位置</text:p>
            </table:table-cell>
          </table:table-row>
        </table:table-header-rows>
        <table:table-row table:style-name="Table39.1">
          <table:table-cell table:style-name="Table39.A2" office:value-type="string">
            <text:p text:style-name="P169">Tomcat</text:p>
          </table:table-cell>
          <table:table-cell table:style-name="Table39.B2" office:value-type="string">
            <text:p text:style-name="P183"><text:span text:style-name="Source_20_Text">$TOMCAT_HOME/conf</text:span>ディレクトリーの下に<text:span text:style-name="Source_20_Text">i3-log.conf</text:span><text:span text:style-name="T41">におきます</text:span>。</text:p>
          </table:table-cell>
        </table:table-row>
        <table:table-row table:style-name="Table39.1">
          <table:table-cell table:style-name="Table39.A2" office:value-type="string">
            <text:p text:style-name="P169">Others</text:p>
          </table:table-cell>
          <table:table-cell table:style-name="Table39.B2" office:value-type="string">
            <text:p text:style-name="P183">最初にconfディレクトリーを試してください。だめでしたら<text:span text:style-name="Source_20_Text">org.zkoss.io.conf.dir</text:span><text:span text:style-name="Source_20_Text"><text:span text:style-name="T41">　</text:span></text:span>ディレクトリーと呼ばれるシステムプロパティを<text:span text:style-name="Source_20_Text">i3-log.conf</text:span>があるディレクトリーに設定します。</text:p>
          </table:table-cell>
        </table:table-row>
      </table:table>
      <text:h text:style-name="P50" text:outline-level="3">すべてのログを使用不可にする</text:h>
      <text:p text:style-name="Text_20_body_20_indent"><text:span text:style-name="T56">いくつかのログは</text:span><text:span text:style-name="Source_20_Text"><text:span text:style-name="T41">i3-log.conf</text:span></text:span><text:span text:style-name="T56">を読み込む前に生成されます。完全にすべてのログを使用不可にする場合、ウェブサーバー</text:span><text:span text:style-name="T55"><text:note text:id="ftn61" text:note-class="footnote"><text:note-citation>61</text:note-citation><text:note-body><text:p text:style-name="Footnote"><text:span text:style-name="T56">ZKは標準的なログ機能を使用しています。</text:span><text:span text:style-name="Source_20_Text">i3-log.conf</text:span><text:span text:style-name="T56">を設定しない限り、デフォルトログレベルはウェブサーバ</text:span><text:span text:style-name="T101">ー</text:span><text:span text:style-name="T56">の設定に従います。</text:span><text:span text:style-name="T55"> (</text:span><text:span text:style-name="T56">ほとんどの場合、レベルは</text:span><text:span text:style-name="T55"> INFO)</text:span></text:p></text:note-body></text:note></text:span><text:span text:style-name="T56">のログを設定するか、</text:span><text:span text:style-name="Source_20_Text"><text:span text:style-name="T41">WEB-INF/web.xml</text:span></text:span><text:span text:style-name="T56">の中で</text:span><text:span text:style-name="Source_20_Text"><text:span text:style-name="T41">DhtmlLayoutServlet</text:span></text:span><text:span text:style-name="T56">を設定する時に</text:span><text:span text:style-name="Source_20_Text"><text:span text:style-name="T41">log-level</text:span></text:span><text:span text:style-name="T56">を指定します。より詳しくは開発用リファレンスを参照してください。</text:span></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25"><text:tab/>^^^^^^&lt;init-param&gt;<text:line-break/><text:tab/><text:tab/>^^^^^^^^^^^^&lt;param-name&gt;log-level&lt;/param-name&gt;<text:line-break/><text:tab/><text:tab/>^^^^^^^^^^^^&lt;param-value&gt;OFF&lt;/param-value&gt;<text:line-break/><text:tab/>^^^^^^&lt;/init-param&gt;</text:span><text:span text:style-name="T172"><text:line-break/></text:span>...</text:p>
      <text:h text:style-name="P144" text:outline-level="2">DSP</text:h>
      <text:p text:style-name="Text_20_body">Package: <text:span text:style-name="Source_20_Text">org.zkoss.web.servlet.dsp</text:span></text:p>
      <text:p text:style-name="P58">JSP<text:span text:style-name="T41">と類似している</text:span>テンプレート技術です。JSP技術と同じ<text:span text:style-name="T41">よう</text:span>なシンタックスを<text:span text:style-name="T41">使用し</text:span>ます。<text:span text:style-name="T41">JSPとは違って、DSPはランタイムで翻訳されますので、デプロイするのはより簡単です。</text:span>Javaコンパイラーはランタイム環境では必要ありません。さらに、jarファイル<text:span text:style-name="T41">の</text:span>中でDSPページを配布<text:span text:style-name="T41">でき</text:span>ます。<text:span text:style-name="T41">ZKもこの方法で配布しています</text:span>。</text:p>
      <text:p text:style-name="P58">しかし、DSPページの中でJavaコードを埋め込むことはできません。TLDファイルを使用してDSPの動作を追加することはできますが、JSPタグとは異なります。</text:p>
      <text:p text:style-name="P58">ウェブアプリケーションでDSPを使用する場合、<text:span text:style-name="Source_20_Text">WEB-INF/web.xml</text:span>を設定して以下のコードを追加しなければなりません。</text:p>
      <text:p text:style-name="Code"><text:tab/>^^^^^^&lt;!-- ///////////// --&gt;</text:p>
      <text:p text:style-name="Code"><text:tab/>^^^^^^&lt;!-- DSP (optional)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lt;servlet-class&gt;org.zkoss.web.servlet.dsp.InterpreterServlet&lt;/servlet-class&gt;</text:p>
      <text:p text:style-name="Code"/>
      <text:p text:style-name="Code">^^^^^^^^^^^^&lt;!-- Specify class-resource, if you want to access TLD defined in jar files --&gt;</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P72"><text:span text:style-name="T7">【ヒント】：</text:span> <text:span text:style-name="T41">DSPローダーのマッピングはオプションです。DSPシンタックスでウェブページを作成する場合のみそれを指定しましょう。ZKの標準のコンポーネントはテンプレート技術としてDSPを使用しますが、コンポーネントは実際、ZKローダーによって直接コントロールされます。</text:span></text:p>
      <text:h text:style-name="P54" text:outline-level="3"><text:span text:style-name="Source_20_Text">init-param</text:span> </text:h>
      <table:table table:name="Table13" table:style-name="Table13">
        <table:table-column table:style-name="Table13.A"/>
        <table:table-column table:style-name="Table13.B"/>
        <table:table-header-rows>
          <table:table-row table:style-name="Table13.1">
            <table:table-cell table:style-name="Table13.A1" office:value-type="string">
              <text:p text:style-name="P189">init-param</text:p>
            </table:table-cell>
            <table:table-cell table:style-name="Table13.B1" office:value-type="string">
              <text:p text:style-name="P188">説明</text:p>
            </table:table-cell>
          </table:table-row>
        </table:table-header-rows>
        <table:table-row table:style-name="Table13.1">
          <table:table-cell table:style-name="Table13.A2" office:value-type="string">
            <text:p text:style-name="P169"><text:span text:style-name="Source_20_Text">Charset</text:span></text:p>
          </table:table-cell>
          <table:table-cell table:style-name="Table13.B2" office:value-type="string">
            <text:p text:style-name="P218"><text:span text:style-name="Source_20_Text">[Optiona][Default: UTF-8]</text:span></text:p>
            <text:p text:style-name="P160">出力<text:span text:style-name="T41">のエンコード種類</text:span>を指定します。何も指定しない場合、システムデフォルト<text:span text:style-name="T41">エンコード</text:span>が使用されます。</text:p>
          </table:table-cell>
        </table:table-row>
        <table:table-row table:style-name="Table13.1">
          <table:table-cell table:style-name="Table13.A2" office:value-type="string">
            <text:p text:style-name="P174"><text:span text:style-name="Source_20_Text">class-resource</text:span></text:p>
          </table:table-cell>
          <table:table-cell table:style-name="Table13.B2" office:value-type="string">
            <text:p text:style-name="P218"><text:span text:style-name="Source_20_Text">[Optional][Default: false]</text:span></text:p>
            <text:p text:style-name="P208">サーブレットコン<text:span text:style-name="T41">テキスト</text:span>に加えて、クラスローダーからのリソースを読み込むかどうか指定します。</text:p>
            <text:p text:style-name="P208">例えば、<text:span text:style-name="T41">以下のコードが実行されると</text:span>、ウェブアプリケーション<text:span text:style-name="T41">の</text:span>中の<text:span text:style-name="Source_20_Text">WEB-INF/tld/web</text:span>ディレクトリーを初めに検索します。<text:span text:style-name="T41">オプションがTrueのままで</text:span>見つから<text:span text:style-name="T41">なかったら</text:span>、場合、クラスローダーに<text:span text:style-name="Source_20_Text">/web/WEB-INF/tld/web/core.dsp.tld</text:span>を検索させます。</text:p>
            <text:p text:style-name="P4">&lt;%@ taglib uri="/WEB-INF/tld/web/core.dsp.tld" prefix="c" %&gt;</text:p>
            <text:p text:style-name="P163">ウェブアプリケーションにTLDのコピーを作る必要がないため、コンポーネントのDSPをカスタマイズする場合、この機能は便利です。</text:p>
          </table:table-cell>
        </table:table-row>
      </table:table>
      <text:h text:style-name="P144" text:outline-level="2">iDOM</text:h>
      <text:p text:style-name="Text_20_body">Package: <text:span text:style-name="Source_20_Text">org.zkoss.idom</text:span></text:p>
      <text:p text:style-name="P58">W3C DOMの実装。JDOMを手本とし、XMLに要素や属性のような具体的なクラスが使われています。しかし、iDOMは<text:span text:style-name="Source_20_Text">org.w3c.dom.Element</text:span>といったW3C　APIを実装します。こうしてW3C DOMのみ受け付けるXMLユーティリティとiDOMをシームレスに使用できます。</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MS Mincho1" svg:font-family="'MS Mincho'"/>
    <style:font-face style:name="StarSymbol2" svg:font-family="StarSymbol, 'Arial Unicode MS'"/>
    <style:font-face style:name="TTE18E6378t00" svg:font-family="TTE18E6378t00"/>
    <style:font-face style:name="Tahoma3" svg:font-family="Tahoma"/>
    <style:font-face style:name="Courier New2" svg:font-family="'Courier New'" style:font-family-generic="modern"/>
    <style:font-face style:name="MS Mincho" svg:font-family="'MS Mincho', 'ＭＳ 明朝'" style:font-family-generic="modern"/>
    <style:font-face style:name="細明體1" svg:font-family="細明體, MingLiU" style:font-family-generic="modern"/>
    <style:font-face style:name="Times New Roman2" svg:font-family="'Times New Roman'" style:font-family-generic="roman"/>
    <style:font-face style:name="新細明體" svg:font-family="新細明體" style:font-family-generic="roman"/>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gency FB" svg:font-family="'Agency FB'" style:font-family-generic="swiss" style:font-pitch="variable"/>
    <style:font-face style:name="Arial" svg:font-family="Arial" style:font-family-generic="swiss" style:font-pitch="variable"/>
    <style:font-face style:name="MS PGothic" svg:font-family="'MS PGothic'"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auto-update="true" style:class="text" style:master-page-name="">
      <style:paragraph-properties fo:margin-left="1cm" fo:margin-right="0cm" fo:text-indent="0cm" style:auto-text-indent="false" fo:background-color="transparent" style:shadow="none">
        <style:tab-stops/>
        <style:background-image/>
      </style:paragraph-properties>
      <style:text-properties style:font-name="MS PGothic" fo:font-size="10pt" style:font-name-asian="MS PGothic" style:font-size-asian="10pt" style:language-asian="ja" style:country-asian="JP"/>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1" style:font-size-asian="9pt" style:font-name-complex="StarSymbol1"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脚注参照" style:family="text">
      <style:text-properties style:text-position="super 58%"/>
    </style:style>
    <style:style style:name="WW8Num16z0" style:family="text">
      <style:text-properties style:font-name="Symbol" fo:font-size="9pt" style:font-size-asian="9pt" style:font-name-complex="StarSymbol" style:font-size-complex="9pt"/>
    </style:style>
    <style:style style:name="WW8Num11z0" style:family="text">
      <style:text-properties style:font-name="Symbol" fo:font-size="9pt" style:font-size-asian="9pt" style:font-name-complex="StarSymbol" style:font-size-complex="9pt"/>
    </style:style>
    <style:style style:name="WW8Num12z0" style:family="text">
      <style:text-properties style:font-name="Symbol" fo:font-size="9pt" style:font-size-asian="9pt" style:font-name-complex="StarSymbol" style:font-size-complex="9pt"/>
    </style:style>
    <style:style style:name="WW8Num58z0" style:family="text">
      <style:text-properties style:font-name="Symbol" fo:font-size="9pt" style:font-size-asian="9pt" style:font-name-complex="StarSymbol" style:font-size-complex="9pt"/>
    </style:style>
    <style:style style:name="WW8Num17z0" style:family="text">
      <style:text-properties style:font-name="Symbol" fo:font-size="9pt" style:font-size-asian="9pt" style:font-name-complex="StarSymbol" style:font-size-complex="9pt"/>
    </style:style>
    <style:style style:name="WW8Num18z0" style:family="text">
      <style:text-properties style:font-name="Symbol" fo:font-size="9pt" style:font-size-asian="9pt" style:font-name-complex="StarSymbol" style:font-size-complex="9pt"/>
    </style:style>
    <style:style style:name="WW8Num19z0" style:family="text">
      <style:text-properties style:font-name="Symbol" fo:font-size="9pt" style:font-size-asian="9pt" style:font-name-complex="StarSymbol" style:font-size-complex="9pt"/>
    </style:style>
    <style:style style:name="WW8Num20z0" style:family="text">
      <style:text-properties style:font-name="Symbol" fo:font-size="9pt" style:font-size-asian="9pt" style:font-name-complex="StarSymbol" style:font-size-complex="9pt"/>
    </style:style>
    <style:style style:name="WW8Num22z0" style:family="text">
      <style:text-properties style:font-name="Symbol" fo:font-size="9pt" style:font-size-asian="9pt" style:font-name-complex="StarSymbol" style:font-size-complex="9pt"/>
    </style:style>
    <style:style style:name="WW8Num24z0" style:family="text">
      <style:text-properties style:font-name="Symbol" fo:font-size="9pt" style:font-size-asian="9pt" style:font-name-complex="StarSymbol" style:font-size-complex="9pt"/>
    </style:style>
    <style:style style:name="WW8Num25z0" style:family="text">
      <style:text-properties style:font-name="Symbol" fo:font-size="9pt" style:font-size-asian="9pt" style:font-name-complex="StarSymbol" style:font-size-complex="9pt"/>
    </style:style>
    <style:style style:name="WW8Num26z0" style:family="text">
      <style:text-properties style:font-name="Symbol" fo:font-size="9pt" style:font-size-asian="9pt" style:font-name-complex="StarSymbol" style:font-size-complex="9pt"/>
    </style:style>
    <style:style style:name="WW8Num27z0" style:family="text">
      <style:text-properties style:font-name="Symbol" fo:font-size="9pt" style:font-size-asian="9pt" style:font-name-complex="StarSymbol" style:font-size-complex="9pt"/>
    </style:style>
    <style:style style:name="WW8Num59z0" style:family="text">
      <style:text-properties style:font-name="Symbol" fo:font-size="9pt" style:font-size-asian="9pt" style:font-name-complex="StarSymbol" style:font-size-complex="9pt"/>
    </style:style>
    <style:style style:name="WW8Num29z0" style:family="text">
      <style:text-properties style:font-name="Symbol" fo:font-size="9pt" style:font-size-asian="9pt" style:font-name-complex="StarSymbol" style:font-size-complex="9pt"/>
    </style:style>
    <style:style style:name="WW8Num31z0" style:family="text">
      <style:text-properties style:font-name="Symbol" fo:font-size="9pt" style:font-size-asian="9pt" style:font-name-complex="StarSymbol" style:font-size-complex="9pt"/>
    </style:style>
    <style:style style:name="WW8Num32z0" style:family="text">
      <style:text-properties style:font-name="Symbol" fo:font-size="9pt" style:font-size-asian="9pt" style:font-name-complex="StarSymbol" style:font-size-complex="9pt"/>
    </style:style>
    <style:style style:name="WW8Num33z0" style:family="text">
      <style:text-properties style:font-name="Symbol" fo:font-size="9pt" style:font-size-asian="9pt" style:font-name-complex="StarSymbol" style:font-size-complex="9pt"/>
    </style:style>
    <style:style style:name="WW8Num34z0" style:family="text">
      <style:text-properties style:font-name="Symbol" fo:font-size="9pt" style:font-size-asian="9pt" style:font-name-complex="StarSymbol" style:font-size-complex="9pt"/>
    </style:style>
    <style:style style:name="WW8Num34z1" style:family="text">
      <style:text-properties style:font-name="Wingdings 2"/>
    </style:style>
    <style:style style:name="WW8Num35z0" style:family="text">
      <style:text-properties style:font-name="Symbol" fo:font-size="9pt" style:font-size-asian="9pt" style:font-name-complex="StarSymbol" style:font-size-complex="9pt"/>
    </style:style>
    <style:style style:name="WW8Num36z0" style:family="text">
      <style:text-properties style:font-name="Symbol" fo:font-size="9pt" style:font-size-asian="9pt" style:font-name-complex="StarSymbol" style:font-size-complex="9pt"/>
    </style:style>
    <style:style style:name="WW8Num37z0" style:family="text">
      <style:text-properties style:font-name="Symbol" fo:font-size="9pt" style:font-size-asian="9pt" style:font-name-complex="StarSymbol" style:font-size-complex="9pt"/>
    </style:style>
    <style:style style:name="WW8Num40z0" style:family="text">
      <style:text-properties style:font-name="Symbol" fo:font-size="9pt" style:font-size-asian="9pt" style:font-name-complex="StarSymbol" style:font-size-complex="9pt"/>
    </style:style>
    <style:style style:name="WW8Num42z0" style:family="text">
      <style:text-properties style:font-name="Symbol" fo:font-size="9pt" style:font-size-asian="9pt" style:font-name-complex="StarSymbol" style:font-size-complex="9pt"/>
    </style:style>
    <style:style style:name="WW8Num46z0" style:family="text">
      <style:text-properties style:font-name="Symbol" fo:font-size="9pt" style:font-size-asian="9pt" style:font-name-complex="StarSymbol" style:font-size-complex="9pt"/>
    </style:style>
    <style:style style:name="WW8Num49z0" style:family="text">
      <style:text-properties style:font-name="Wingdings" fo:font-size="9pt" style:font-size-asian="9pt" style:font-name-complex="StarSymbol" style:font-size-complex="9pt"/>
    </style:style>
    <style:style style:name="WW8Num49z1" style:family="text">
      <style:text-properties style:font-name="Wingdings 2" fo:font-size="9pt" style:font-size-asian="9pt" style:font-name-complex="StarSymbol" style:font-size-complex="9pt"/>
    </style:style>
    <style:style style:name="WW8Num49z2" style:family="text">
      <style:text-properties style:font-name="StarSymbol" fo:font-size="9pt" style:font-size-asian="9pt" style:font-name-complex="StarSymbol" style:font-size-complex="9pt"/>
    </style:style>
    <style:style style:name="WW8Num54z0" style:family="text">
      <style:text-properties style:font-name="Symbol" fo:font-size="9pt" style:font-size-asian="9pt" style:font-name-complex="StarSymbol" style:font-size-complex="9pt"/>
    </style:style>
    <style:style style:name="WW8Num55z0" style:family="text">
      <style:text-properties style:font-name="Symbol" fo:font-size="9pt" style:font-size-asian="9pt" style:font-name-complex="StarSymbol" style:font-size-complex="9pt"/>
    </style:style>
    <style:style style:name="WW8Num56z0" style:family="text">
      <style:text-properties style:font-name="Symbol" fo:font-size="9pt"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1"/>
      </text:list-level-style-bullet>
      <text:list-level-style-bullet text:level="5" text:style-name="Numbering_20_Symbols" text:bullet-char="•">
        <style:list-level-properties text:space-before="2cm" text:min-label-width="0.395cm"/>
        <style:text-properties style:font-name="StarSymbol1"/>
      </text:list-level-style-bullet>
      <text:list-level-style-bullet text:level="6" text:style-name="Numbering_20_Symbols" text:bullet-char="•">
        <style:list-level-properties text:space-before="2.395cm" text:min-label-width="0.395cm"/>
        <style:text-properties style:font-name="StarSymbol1"/>
      </text:list-level-style-bullet>
      <text:list-level-style-bullet text:level="7" text:style-name="Numbering_20_Symbols" text:bullet-char="•">
        <style:list-level-properties text:space-before="2.791cm" text:min-label-width="0.395cm"/>
        <style:text-properties style:font-name="StarSymbol1"/>
      </text:list-level-style-bullet>
      <text:list-level-style-bullet text:level="8" text:style-name="Numbering_20_Symbols" text:bullet-char="•">
        <style:list-level-properties text:space-before="3.186cm" text:min-label-width="0.395cm"/>
        <style:text-properties style:font-name="StarSymbol1"/>
      </text:list-level-style-bullet>
      <text:list-level-style-bullet text:level="9" text:style-name="Numbering_20_Symbols" text:bullet-char="•">
        <style:list-level-properties text:space-before="3.581cm" text:min-label-width="0.395cm"/>
        <style:text-properties style:font-name="StarSymbol1"/>
      </text:list-level-style-bullet>
      <text:list-level-style-bullet text:level="10" text:style-name="Numbering_20_Symbols" text:bullet-char="•">
        <style:list-level-properties text:space-before="3.976cm" text:min-label-width="0.395cm"/>
        <style:text-properties style:font-name="StarSymbol1"/>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WW8Num13">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list-style style:name="WW8Num16">
      <text:list-level-style-bullet text:level="1" text:style-name="WW8Num16z0" style:num-suffix="." text:bullet-char="">
        <style:list-level-properties text:min-label-width="0.499cm"/>
        <style:text-properties style:font-name="Symbol"/>
      </text:list-level-style-bullet>
      <text:list-level-style-bullet text:level="2" text:style-name="WW8Num16z0" style:num-suffix="." text:bullet-char="">
        <style:list-level-properties text:space-before="0.501cm" text:min-label-width="0.499cm"/>
        <style:text-properties style:font-name="Symbol"/>
      </text:list-level-style-bullet>
      <text:list-level-style-bullet text:level="3" text:style-name="WW8Num16z0" style:num-suffix="." text:bullet-char="">
        <style:list-level-properties text:space-before="1cm" text:min-label-width="0.499cm"/>
        <style:text-properties style:font-name="Symbol"/>
      </text:list-level-style-bullet>
      <text:list-level-style-bullet text:level="4" text:style-name="WW8Num16z0" style:num-suffix="." text:bullet-char="">
        <style:list-level-properties text:space-before="1.501cm" text:min-label-width="0.499cm"/>
        <style:text-properties style:font-name="Symbol"/>
      </text:list-level-style-bullet>
      <text:list-level-style-bullet text:level="5" text:style-name="WW8Num16z0" style:num-suffix="." text:bullet-char="">
        <style:list-level-properties text:space-before="2cm" text:min-label-width="0.499cm"/>
        <style:text-properties style:font-name="Symbol"/>
      </text:list-level-style-bullet>
      <text:list-level-style-bullet text:level="6" text:style-name="WW8Num16z0" style:num-suffix="." text:bullet-char="">
        <style:list-level-properties text:space-before="2.501cm" text:min-label-width="0.499cm"/>
        <style:text-properties style:font-name="Symbol"/>
      </text:list-level-style-bullet>
      <text:list-level-style-bullet text:level="7" text:style-name="WW8Num16z0" style:num-suffix="." text:bullet-char="">
        <style:list-level-properties text:space-before="3.001cm" text:min-label-width="0.499cm"/>
        <style:text-properties style:font-name="Symbol"/>
      </text:list-level-style-bullet>
      <text:list-level-style-bullet text:level="8" text:style-name="WW8Num16z0" style:num-suffix="." text:bullet-char="">
        <style:list-level-properties text:space-before="3.502cm" text:min-label-width="0.499cm"/>
        <style:text-properties style:font-name="Symbol"/>
      </text:list-level-style-bullet>
      <text:list-level-style-bullet text:level="9" text:style-name="WW8Num16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min-label-width="0.635cm"/>
        <style:text-properties style:font-name="Symbol"/>
      </text:list-level-style-bullet>
      <text:list-level-style-bullet text:level="2" text:style-name="WW8Num11z0" style:num-suffix="." text:bullet-char="">
        <style:list-level-properties text:space-before="0.635cm" text:min-label-width="0.635cm"/>
        <style:text-properties style:font-name="Symbol"/>
      </text:list-level-style-bullet>
      <text:list-level-style-bullet text:level="3" text:style-name="WW8Num11z0" style:num-suffix="." text:bullet-char="">
        <style:list-level-properties text:space-before="1.27cm" text:min-label-width="0.635cm"/>
        <style:text-properties style:font-name="Symbol"/>
      </text:list-level-style-bullet>
      <text:list-level-style-bullet text:level="4" text:style-name="WW8Num11z0" style:num-suffix="." text:bullet-char="">
        <style:list-level-properties text:space-before="1.905cm" text:min-label-width="0.635cm"/>
        <style:text-properties style:font-name="Symbol"/>
      </text:list-level-style-bullet>
      <text:list-level-style-bullet text:level="5" text:style-name="WW8Num11z0" style:num-suffix="." text:bullet-char="">
        <style:list-level-properties text:space-before="2.54cm" text:min-label-width="0.635cm"/>
        <style:text-properties style:font-name="Symbol"/>
      </text:list-level-style-bullet>
      <text:list-level-style-bullet text:level="6" text:style-name="WW8Num11z0" style:num-suffix="." text:bullet-char="">
        <style:list-level-properties text:space-before="3.175cm" text:min-label-width="0.635cm"/>
        <style:text-properties style:font-name="Symbol"/>
      </text:list-level-style-bullet>
      <text:list-level-style-bullet text:level="7" text:style-name="WW8Num11z0" style:num-suffix="." text:bullet-char="">
        <style:list-level-properties text:space-before="3.81cm" text:min-label-width="0.635cm"/>
        <style:text-properties style:font-name="Symbol"/>
      </text:list-level-style-bullet>
      <text:list-level-style-bullet text:level="8" text:style-name="WW8Num11z0" style:num-suffix="." text:bullet-char="">
        <style:list-level-properties text:space-before="4.445cm" text:min-label-width="0.635cm"/>
        <style:text-properties style:font-name="Symbol"/>
      </text:list-level-style-bullet>
      <text:list-level-style-bullet text:level="9" text:style-name="WW8Num11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0" style:num-suffix="." text:bullet-char="">
        <style:list-level-properties text:space-before="1.27cm" text:min-label-width="0.635cm"/>
        <style:text-properties style:font-name="Symbol"/>
      </text:list-level-style-bullet>
      <text:list-level-style-bullet text:level="3" text:style-name="WW8Num12z0" style:num-suffix="." text:bullet-char="">
        <style:list-level-properties text:space-before="1.905cm" text:min-label-width="0.635cm"/>
        <style:text-properties style:font-name="Symbol"/>
      </text:list-level-style-bullet>
      <text:list-level-style-bullet text:level="4" text:style-name="WW8Num12z0" style:num-suffix="." text:bullet-char="">
        <style:list-level-properties text:space-before="2.54cm" text:min-label-width="0.635cm"/>
        <style:text-properties style:font-name="Symbol"/>
      </text:list-level-style-bullet>
      <text:list-level-style-bullet text:level="5" text:style-name="WW8Num12z0" style:num-suffix="." text:bullet-char="">
        <style:list-level-properties text:space-before="3.175cm" text:min-label-width="0.635cm"/>
        <style:text-properties style:font-name="Symbol"/>
      </text:list-level-style-bullet>
      <text:list-level-style-bullet text:level="6" text:style-name="WW8Num12z0" style:num-suffix="." text:bullet-char="">
        <style:list-level-properties text:space-before="3.81cm" text:min-label-width="0.635cm"/>
        <style:text-properties style:font-name="Symbol"/>
      </text:list-level-style-bullet>
      <text:list-level-style-bullet text:level="7" text:style-name="WW8Num12z0" style:num-suffix="." text:bullet-char="">
        <style:list-level-properties text:space-before="4.445cm" text:min-label-width="0.635cm"/>
        <style:text-properties style:font-name="Symbol"/>
      </text:list-level-style-bullet>
      <text:list-level-style-bullet text:level="8" text:style-name="WW8Num12z0" style:num-suffix="." text:bullet-char="">
        <style:list-level-properties text:space-before="5.08cm" text:min-label-width="0.635cm"/>
        <style:text-properties style:font-name="Symbol"/>
      </text:list-level-style-bullet>
      <text:list-level-style-bullet text:level="9" text:style-name="WW8Num12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58">
      <text:list-level-style-bullet text:level="1" text:style-name="WW8Num58z0" style:num-suffix="." text:bullet-char="">
        <style:list-level-properties text:space-before="0.635cm" text:min-label-width="0.635cm"/>
        <style:text-properties style:font-name="Symbol"/>
      </text:list-level-style-bullet>
      <text:list-level-style-bullet text:level="2" text:style-name="WW8Num58z0" style:num-suffix="." text:bullet-char="">
        <style:list-level-properties text:space-before="1.27cm" text:min-label-width="0.635cm"/>
        <style:text-properties style:font-name="Symbol"/>
      </text:list-level-style-bullet>
      <text:list-level-style-bullet text:level="3" text:style-name="WW8Num58z0" style:num-suffix="." text:bullet-char="">
        <style:list-level-properties text:space-before="1.905cm" text:min-label-width="0.635cm"/>
        <style:text-properties style:font-name="Symbol"/>
      </text:list-level-style-bullet>
      <text:list-level-style-bullet text:level="4" text:style-name="WW8Num58z0" style:num-suffix="." text:bullet-char="">
        <style:list-level-properties text:space-before="2.54cm" text:min-label-width="0.635cm"/>
        <style:text-properties style:font-name="Symbol"/>
      </text:list-level-style-bullet>
      <text:list-level-style-bullet text:level="5" text:style-name="WW8Num58z0" style:num-suffix="." text:bullet-char="">
        <style:list-level-properties text:space-before="3.175cm" text:min-label-width="0.635cm"/>
        <style:text-properties style:font-name="Symbol"/>
      </text:list-level-style-bullet>
      <text:list-level-style-bullet text:level="6" text:style-name="WW8Num58z0" style:num-suffix="." text:bullet-char="">
        <style:list-level-properties text:space-before="3.81cm" text:min-label-width="0.635cm"/>
        <style:text-properties style:font-name="Symbol"/>
      </text:list-level-style-bullet>
      <text:list-level-style-bullet text:level="7" text:style-name="WW8Num58z0" style:num-suffix="." text:bullet-char="">
        <style:list-level-properties text:space-before="4.445cm" text:min-label-width="0.635cm"/>
        <style:text-properties style:font-name="Symbol"/>
      </text:list-level-style-bullet>
      <text:list-level-style-bullet text:level="8" text:style-name="WW8Num58z0" style:num-suffix="." text:bullet-char="">
        <style:list-level-properties text:space-before="5.08cm" text:min-label-width="0.635cm"/>
        <style:text-properties style:font-name="Symbol"/>
      </text:list-level-style-bullet>
      <text:list-level-style-bullet text:level="9" text:style-name="WW8Num58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7">
      <text:list-level-style-bullet text:level="1" text:style-name="WW8Num17z0" style:num-suffix="." text:bullet-char="">
        <style:list-level-properties text:space-before="0.771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list-level-style-bullet text:level="1" text:style-name="WW8Num18z0" style:num-suffix="." text:bullet-char="">
        <style:list-level-properties text:space-before="0.771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list-level-style-bullet text:level="1" text:style-name="WW8Num19z0" style:num-suffix="." text:bullet-char="">
        <style:list-level-properties text:space-before="0.771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list-level-style-bullet text:level="1" text:style-name="WW8Num20z0" style:num-suffix="." text:bullet-char="">
        <style:list-level-properties text:space-before="0.635cm" text:min-label-width="0.635cm"/>
        <style:text-properties style:font-name="Symbol"/>
      </text:list-level-style-bullet>
      <text:list-level-style-bullet text:level="2" text:style-name="WW8Num20z0" style:num-suffix="." text:bullet-char="">
        <style:list-level-properties text:space-before="1.27cm" text:min-label-width="0.635cm"/>
        <style:text-properties style:font-name="Symbol"/>
      </text:list-level-style-bullet>
      <text:list-level-style-bullet text:level="3" text:style-name="WW8Num20z0" style:num-suffix="." text:bullet-char="">
        <style:list-level-properties text:space-before="1.905cm" text:min-label-width="0.635cm"/>
        <style:text-properties style:font-name="Symbol"/>
      </text:list-level-style-bullet>
      <text:list-level-style-bullet text:level="4" text:style-name="WW8Num20z0" style:num-suffix="." text:bullet-char="">
        <style:list-level-properties text:space-before="2.54cm" text:min-label-width="0.635cm"/>
        <style:text-properties style:font-name="Symbol"/>
      </text:list-level-style-bullet>
      <text:list-level-style-bullet text:level="5" text:style-name="WW8Num20z0" style:num-suffix="." text:bullet-char="">
        <style:list-level-properties text:space-before="3.175cm" text:min-label-width="0.635cm"/>
        <style:text-properties style:font-name="Symbol"/>
      </text:list-level-style-bullet>
      <text:list-level-style-bullet text:level="6" text:style-name="WW8Num20z0" style:num-suffix="." text:bullet-char="">
        <style:list-level-properties text:space-before="3.81cm" text:min-label-width="0.635cm"/>
        <style:text-properties style:font-name="Symbol"/>
      </text:list-level-style-bullet>
      <text:list-level-style-bullet text:level="7" text:style-name="WW8Num20z0" style:num-suffix="." text:bullet-char="">
        <style:list-level-properties text:space-before="4.445cm" text:min-label-width="0.635cm"/>
        <style:text-properties style:font-name="Symbol"/>
      </text:list-level-style-bullet>
      <text:list-level-style-bullet text:level="8" text:style-name="WW8Num20z0" style:num-suffix="." text:bullet-char="">
        <style:list-level-properties text:space-before="5.08cm" text:min-label-width="0.635cm"/>
        <style:text-properties style:font-name="Symbol"/>
      </text:list-level-style-bullet>
      <text:list-level-style-bullet text:level="9" text:style-name="WW8Num20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0" style:num-suffix="." text:bullet-char="">
        <style:list-level-properties text:space-before="1.27cm" text:min-label-width="0.635cm"/>
        <style:text-properties style:font-name="Symbol"/>
      </text:list-level-style-bullet>
      <text:list-level-style-bullet text:level="3" text:style-name="WW8Num22z0" style:num-suffix="." text:bullet-char="">
        <style:list-level-properties text:space-before="1.905cm" text:min-label-width="0.635cm"/>
        <style:text-properties style:font-name="Symbol"/>
      </text:list-level-style-bullet>
      <text:list-level-style-bullet text:level="4" text:style-name="WW8Num22z0" style:num-suffix="." text:bullet-char="">
        <style:list-level-properties text:space-before="2.54cm" text:min-label-width="0.635cm"/>
        <style:text-properties style:font-name="Symbol"/>
      </text:list-level-style-bullet>
      <text:list-level-style-bullet text:level="5" text:style-name="WW8Num22z0" style:num-suffix="." text:bullet-char="">
        <style:list-level-properties text:space-before="3.175cm" text:min-label-width="0.635cm"/>
        <style:text-properties style:font-name="Symbol"/>
      </text:list-level-style-bullet>
      <text:list-level-style-bullet text:level="6" text:style-name="WW8Num22z0" style:num-suffix="." text:bullet-char="">
        <style:list-level-properties text:space-before="3.81cm" text:min-label-width="0.635cm"/>
        <style:text-properties style:font-name="Symbol"/>
      </text:list-level-style-bullet>
      <text:list-level-style-bullet text:level="7" text:style-name="WW8Num22z0" style:num-suffix="." text:bullet-char="">
        <style:list-level-properties text:space-before="4.445cm" text:min-label-width="0.635cm"/>
        <style:text-properties style:font-name="Symbol"/>
      </text:list-level-style-bullet>
      <text:list-level-style-bullet text:level="8" text:style-name="WW8Num22z0" style:num-suffix="." text:bullet-char="">
        <style:list-level-properties text:space-before="5.08cm" text:min-label-width="0.635cm"/>
        <style:text-properties style:font-name="Symbol"/>
      </text:list-level-style-bullet>
      <text:list-level-style-bullet text:level="9" text:style-name="WW8Num22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0" style:num-suffix="." text:bullet-char="">
        <style:list-level-properties text:space-before="1.27cm" text:min-label-width="0.635cm"/>
        <style:text-properties style:font-name="Symbol"/>
      </text:list-level-style-bullet>
      <text:list-level-style-bullet text:level="3" text:style-name="WW8Num24z0" style:num-suffix="." text:bullet-char="">
        <style:list-level-properties text:space-before="1.905cm" text:min-label-width="0.635cm"/>
        <style:text-properties style:font-name="Symbol"/>
      </text:list-level-style-bullet>
      <text:list-level-style-bullet text:level="4" text:style-name="WW8Num24z0" style:num-suffix="." text:bullet-char="">
        <style:list-level-properties text:space-before="2.54cm" text:min-label-width="0.635cm"/>
        <style:text-properties style:font-name="Symbol"/>
      </text:list-level-style-bullet>
      <text:list-level-style-bullet text:level="5" text:style-name="WW8Num24z0" style:num-suffix="." text:bullet-char="">
        <style:list-level-properties text:space-before="3.175cm" text:min-label-width="0.635cm"/>
        <style:text-properties style:font-name="Symbol"/>
      </text:list-level-style-bullet>
      <text:list-level-style-bullet text:level="6" text:style-name="WW8Num24z0" style:num-suffix="." text:bullet-char="">
        <style:list-level-properties text:space-before="3.81cm" text:min-label-width="0.635cm"/>
        <style:text-properties style:font-name="Symbol"/>
      </text:list-level-style-bullet>
      <text:list-level-style-bullet text:level="7" text:style-name="WW8Num24z0" style:num-suffix="." text:bullet-char="">
        <style:list-level-properties text:space-before="4.445cm" text:min-label-width="0.635cm"/>
        <style:text-properties style:font-name="Symbol"/>
      </text:list-level-style-bullet>
      <text:list-level-style-bullet text:level="8" text:style-name="WW8Num24z0" style:num-suffix="." text:bullet-char="">
        <style:list-level-properties text:space-before="5.08cm" text:min-label-width="0.635cm"/>
        <style:text-properties style:font-name="Symbol"/>
      </text:list-level-style-bullet>
      <text:list-level-style-bullet text:level="9" text:style-name="WW8Num24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5">
      <text:list-level-style-bullet text:level="1" text:style-name="WW8Num25z0" style:num-suffix="." text:bullet-char="">
        <style:list-level-properties text:space-before="0.771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list-level-style-bullet text:level="1" text:style-name="WW8Num26z0" style:num-suffix="." text:bullet-char="">
        <style:list-level-properties text:space-before="0.771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list-level-style-bullet text:level="1" text:style-name="WW8Num27z0" style:num-suffix="." text:bullet-char="">
        <style:list-level-properties text:min-label-width="0.635cm"/>
        <style:text-properties style:font-name="Symbol"/>
      </text:list-level-style-bullet>
      <text:list-level-style-bullet text:level="2" text:style-name="WW8Num27z0" style:num-suffix="." text:bullet-char="">
        <style:list-level-properties text:space-before="0.635cm" text:min-label-width="0.635cm"/>
        <style:text-properties style:font-name="Symbol"/>
      </text:list-level-style-bullet>
      <text:list-level-style-bullet text:level="3" text:style-name="WW8Num27z0" style:num-suffix="." text:bullet-char="">
        <style:list-level-properties text:space-before="1.27cm" text:min-label-width="0.635cm"/>
        <style:text-properties style:font-name="Symbol"/>
      </text:list-level-style-bullet>
      <text:list-level-style-bullet text:level="4" text:style-name="WW8Num27z0" style:num-suffix="." text:bullet-char="">
        <style:list-level-properties text:space-before="1.905cm" text:min-label-width="0.635cm"/>
        <style:text-properties style:font-name="Symbol"/>
      </text:list-level-style-bullet>
      <text:list-level-style-bullet text:level="5" text:style-name="WW8Num27z0" style:num-suffix="." text:bullet-char="">
        <style:list-level-properties text:space-before="2.54cm" text:min-label-width="0.635cm"/>
        <style:text-properties style:font-name="Symbol"/>
      </text:list-level-style-bullet>
      <text:list-level-style-bullet text:level="6" text:style-name="WW8Num27z0" style:num-suffix="." text:bullet-char="">
        <style:list-level-properties text:space-before="3.175cm" text:min-label-width="0.635cm"/>
        <style:text-properties style:font-name="Symbol"/>
      </text:list-level-style-bullet>
      <text:list-level-style-bullet text:level="7" text:style-name="WW8Num27z0" style:num-suffix="." text:bullet-char="">
        <style:list-level-properties text:space-before="3.81cm" text:min-label-width="0.635cm"/>
        <style:text-properties style:font-name="Symbol"/>
      </text:list-level-style-bullet>
      <text:list-level-style-bullet text:level="8" text:style-name="WW8Num27z0" style:num-suffix="." text:bullet-char="">
        <style:list-level-properties text:space-before="4.445cm" text:min-label-width="0.635cm"/>
        <style:text-properties style:font-name="Symbol"/>
      </text:list-level-style-bullet>
      <text:list-level-style-bullet text:level="9" text:style-name="WW8Num27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0.635cm" text:min-label-width="0.635cm"/>
        <style:text-properties style:font-name="Symbol"/>
      </text:list-level-style-bullet>
      <text:list-level-style-bullet text:level="2" text:style-name="WW8Num59z0" style:num-suffix="." text:bullet-char="">
        <style:list-level-properties text:space-before="1.27cm" text:min-label-width="0.635cm"/>
        <style:text-properties style:font-name="Symbol"/>
      </text:list-level-style-bullet>
      <text:list-level-style-bullet text:level="3" text:style-name="WW8Num59z0" style:num-suffix="." text:bullet-char="">
        <style:list-level-properties text:space-before="1.905cm" text:min-label-width="0.635cm"/>
        <style:text-properties style:font-name="Symbol"/>
      </text:list-level-style-bullet>
      <text:list-level-style-bullet text:level="4" text:style-name="WW8Num59z0" style:num-suffix="." text:bullet-char="">
        <style:list-level-properties text:space-before="2.54cm" text:min-label-width="0.635cm"/>
        <style:text-properties style:font-name="Symbol"/>
      </text:list-level-style-bullet>
      <text:list-level-style-bullet text:level="5" text:style-name="WW8Num59z0" style:num-suffix="." text:bullet-char="">
        <style:list-level-properties text:space-before="3.175cm" text:min-label-width="0.635cm"/>
        <style:text-properties style:font-name="Symbol"/>
      </text:list-level-style-bullet>
      <text:list-level-style-bullet text:level="6" text:style-name="WW8Num59z0" style:num-suffix="." text:bullet-char="">
        <style:list-level-properties text:space-before="3.81cm" text:min-label-width="0.635cm"/>
        <style:text-properties style:font-name="Symbol"/>
      </text:list-level-style-bullet>
      <text:list-level-style-bullet text:level="7" text:style-name="WW8Num59z0" style:num-suffix="." text:bullet-char="">
        <style:list-level-properties text:space-before="4.445cm" text:min-label-width="0.635cm"/>
        <style:text-properties style:font-name="Symbol"/>
      </text:list-level-style-bullet>
      <text:list-level-style-bullet text:level="8" text:style-name="WW8Num59z0" style:num-suffix="." text:bullet-char="">
        <style:list-level-properties text:space-before="5.08cm" text:min-label-width="0.635cm"/>
        <style:text-properties style:font-name="Symbol"/>
      </text:list-level-style-bullet>
      <text:list-level-style-bullet text:level="9" text:style-name="WW8Num59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
      <text:list-level-style-bullet text:level="1" text:style-name="WW8Num29z0" style:num-suffix="." text:bullet-char="">
        <style:list-level-properties text:space-before="0.635cm" text:min-label-width="0.635cm"/>
        <style:text-properties style:font-name="Symbol"/>
      </text:list-level-style-bullet>
      <text:list-level-style-bullet text:level="2" text:style-name="WW8Num29z0" style:num-suffix="." text:bullet-char="">
        <style:list-level-properties text:space-before="1.27cm" text:min-label-width="0.635cm"/>
        <style:text-properties style:font-name="Symbol"/>
      </text:list-level-style-bullet>
      <text:list-level-style-bullet text:level="3" text:style-name="WW8Num29z0" style:num-suffix="." text:bullet-char="">
        <style:list-level-properties text:space-before="1.905cm" text:min-label-width="0.635cm"/>
        <style:text-properties style:font-name="Symbol"/>
      </text:list-level-style-bullet>
      <text:list-level-style-bullet text:level="4" text:style-name="WW8Num29z0" style:num-suffix="." text:bullet-char="">
        <style:list-level-properties text:space-before="2.54cm" text:min-label-width="0.635cm"/>
        <style:text-properties style:font-name="Symbol"/>
      </text:list-level-style-bullet>
      <text:list-level-style-bullet text:level="5" text:style-name="WW8Num29z0" style:num-suffix="." text:bullet-char="">
        <style:list-level-properties text:space-before="3.175cm" text:min-label-width="0.635cm"/>
        <style:text-properties style:font-name="Symbol"/>
      </text:list-level-style-bullet>
      <text:list-level-style-bullet text:level="6" text:style-name="WW8Num29z0" style:num-suffix="." text:bullet-char="">
        <style:list-level-properties text:space-before="3.81cm" text:min-label-width="0.635cm"/>
        <style:text-properties style:font-name="Symbol"/>
      </text:list-level-style-bullet>
      <text:list-level-style-bullet text:level="7" text:style-name="WW8Num29z0" style:num-suffix="." text:bullet-char="">
        <style:list-level-properties text:space-before="4.445cm" text:min-label-width="0.635cm"/>
        <style:text-properties style:font-name="Symbol"/>
      </text:list-level-style-bullet>
      <text:list-level-style-bullet text:level="8" text:style-name="WW8Num29z0" style:num-suffix="." text:bullet-char="">
        <style:list-level-properties text:space-before="5.08cm" text:min-label-width="0.635cm"/>
        <style:text-properties style:font-name="Symbol"/>
      </text:list-level-style-bullet>
      <text:list-level-style-bullet text:level="9" text:style-name="WW8Num29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0">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bullet text:level="1" text:style-name="WW8Num31z0" style:num-suffix="." text:bullet-char="">
        <style:list-level-properties text:space-before="0.635cm" text:min-label-width="0.635cm"/>
        <style:text-properties style:font-name="Symbol"/>
      </text:list-level-style-bullet>
      <text:list-level-style-bullet text:level="2" text:style-name="WW8Num31z0" style:num-suffix="." text:bullet-char="">
        <style:list-level-properties text:space-before="1.27cm" text:min-label-width="0.635cm"/>
        <style:text-properties style:font-name="Symbol"/>
      </text:list-level-style-bullet>
      <text:list-level-style-bullet text:level="3" text:style-name="WW8Num31z0" style:num-suffix="." text:bullet-char="">
        <style:list-level-properties text:space-before="1.905cm" text:min-label-width="0.635cm"/>
        <style:text-properties style:font-name="Symbol"/>
      </text:list-level-style-bullet>
      <text:list-level-style-bullet text:level="4" text:style-name="WW8Num31z0" style:num-suffix="." text:bullet-char="">
        <style:list-level-properties text:space-before="2.54cm" text:min-label-width="0.635cm"/>
        <style:text-properties style:font-name="Symbol"/>
      </text:list-level-style-bullet>
      <text:list-level-style-bullet text:level="5" text:style-name="WW8Num31z0" style:num-suffix="." text:bullet-char="">
        <style:list-level-properties text:space-before="3.175cm" text:min-label-width="0.635cm"/>
        <style:text-properties style:font-name="Symbol"/>
      </text:list-level-style-bullet>
      <text:list-level-style-bullet text:level="6" text:style-name="WW8Num31z0" style:num-suffix="." text:bullet-char="">
        <style:list-level-properties text:space-before="3.81cm" text:min-label-width="0.635cm"/>
        <style:text-properties style:font-name="Symbol"/>
      </text:list-level-style-bullet>
      <text:list-level-style-bullet text:level="7" text:style-name="WW8Num31z0" style:num-suffix="." text:bullet-char="">
        <style:list-level-properties text:space-before="4.445cm" text:min-label-width="0.635cm"/>
        <style:text-properties style:font-name="Symbol"/>
      </text:list-level-style-bullet>
      <text:list-level-style-bullet text:level="8" text:style-name="WW8Num31z0" style:num-suffix="." text:bullet-char="">
        <style:list-level-properties text:space-before="5.08cm" text:min-label-width="0.635cm"/>
        <style:text-properties style:font-name="Symbol"/>
      </text:list-level-style-bullet>
      <text:list-level-style-bullet text:level="9" text:style-name="WW8Num31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2">
      <text:list-level-style-bullet text:level="1" text:style-name="WW8Num32z0" style:num-suffix="." text:bullet-char="">
        <style:list-level-properties text:space-before="0.771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bullet text:level="1" text:style-name="WW8Num33z0" style:num-suffix="." text:bullet-char="">
        <style:list-level-properties text:space-before="0.771cm" text:min-label-width="0.499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4">
      <text:list-level-style-bullet text:level="1" text:style-name="WW8Num34z0" style:num-suffix="." text:bullet-char="">
        <style:list-level-properties text:space-before="0.771cm" text:min-label-width="0.499cm"/>
        <style:text-properties style:font-name="Symbol"/>
      </text:list-level-style-bullet>
      <text:list-level-style-bullet text:level="2" text:style-name="WW8Num34z1" style:num-suffix="." text:bullet-char="">
        <style:list-level-properties text:space-before="1.27cm" text:min-label-width="0.635cm"/>
        <style:text-properties style:font-name="Wingdings 2"/>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5">
      <text:list-level-style-bullet text:level="1" text:style-name="WW8Num35z0" style:num-suffix="." text:bullet-char="">
        <style:list-level-properties text:min-label-width="0.635cm"/>
        <style:text-properties style:font-name="Symbol"/>
      </text:list-level-style-bullet>
      <text:list-level-style-bullet text:level="2" text:style-name="WW8Num35z0" style:num-suffix="." text:bullet-char="">
        <style:list-level-properties text:space-before="0.635cm" text:min-label-width="0.635cm"/>
        <style:text-properties style:font-name="Symbol"/>
      </text:list-level-style-bullet>
      <text:list-level-style-bullet text:level="3" text:style-name="WW8Num35z0" style:num-suffix="." text:bullet-char="">
        <style:list-level-properties text:space-before="1.27cm" text:min-label-width="0.635cm"/>
        <style:text-properties style:font-name="Symbol"/>
      </text:list-level-style-bullet>
      <text:list-level-style-bullet text:level="4" text:style-name="WW8Num35z0" style:num-suffix="." text:bullet-char="">
        <style:list-level-properties text:space-before="1.905cm" text:min-label-width="0.635cm"/>
        <style:text-properties style:font-name="Symbol"/>
      </text:list-level-style-bullet>
      <text:list-level-style-bullet text:level="5" text:style-name="WW8Num35z0" style:num-suffix="." text:bullet-char="">
        <style:list-level-properties text:space-before="2.54cm" text:min-label-width="0.635cm"/>
        <style:text-properties style:font-name="Symbol"/>
      </text:list-level-style-bullet>
      <text:list-level-style-bullet text:level="6" text:style-name="WW8Num35z0" style:num-suffix="." text:bullet-char="">
        <style:list-level-properties text:space-before="3.175cm" text:min-label-width="0.635cm"/>
        <style:text-properties style:font-name="Symbol"/>
      </text:list-level-style-bullet>
      <text:list-level-style-bullet text:level="7" text:style-name="WW8Num35z0" style:num-suffix="." text:bullet-char="">
        <style:list-level-properties text:space-before="3.81cm" text:min-label-width="0.635cm"/>
        <style:text-properties style:font-name="Symbol"/>
      </text:list-level-style-bullet>
      <text:list-level-style-bullet text:level="8" text:style-name="WW8Num35z0" style:num-suffix="." text:bullet-char="">
        <style:list-level-properties text:space-before="4.445cm" text:min-label-width="0.635cm"/>
        <style:text-properties style:font-name="Symbol"/>
      </text:list-level-style-bullet>
      <text:list-level-style-bullet text:level="9" text:style-name="WW8Num35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6">
      <text:list-level-style-bullet text:level="1" text:style-name="WW8Num36z0" style:num-suffix="." text:bullet-char="">
        <style:list-level-properties text:min-label-width="0.635cm"/>
        <style:text-properties style:font-name="Symbol"/>
      </text:list-level-style-bullet>
      <text:list-level-style-bullet text:level="2" text:style-name="WW8Num36z0" style:num-suffix="." text:bullet-char="">
        <style:list-level-properties text:space-before="0.635cm" text:min-label-width="0.635cm"/>
        <style:text-properties style:font-name="Symbol"/>
      </text:list-level-style-bullet>
      <text:list-level-style-bullet text:level="3" text:style-name="WW8Num36z0" style:num-suffix="." text:bullet-char="">
        <style:list-level-properties text:space-before="1.27cm" text:min-label-width="0.635cm"/>
        <style:text-properties style:font-name="Symbol"/>
      </text:list-level-style-bullet>
      <text:list-level-style-bullet text:level="4" text:style-name="WW8Num36z0" style:num-suffix="." text:bullet-char="">
        <style:list-level-properties text:space-before="1.905cm" text:min-label-width="0.635cm"/>
        <style:text-properties style:font-name="Symbol"/>
      </text:list-level-style-bullet>
      <text:list-level-style-bullet text:level="5" text:style-name="WW8Num36z0" style:num-suffix="." text:bullet-char="">
        <style:list-level-properties text:space-before="2.54cm" text:min-label-width="0.635cm"/>
        <style:text-properties style:font-name="Symbol"/>
      </text:list-level-style-bullet>
      <text:list-level-style-bullet text:level="6" text:style-name="WW8Num36z0" style:num-suffix="." text:bullet-char="">
        <style:list-level-properties text:space-before="3.175cm" text:min-label-width="0.635cm"/>
        <style:text-properties style:font-name="Symbol"/>
      </text:list-level-style-bullet>
      <text:list-level-style-bullet text:level="7" text:style-name="WW8Num36z0" style:num-suffix="." text:bullet-char="">
        <style:list-level-properties text:space-before="3.81cm" text:min-label-width="0.635cm"/>
        <style:text-properties style:font-name="Symbol"/>
      </text:list-level-style-bullet>
      <text:list-level-style-bullet text:level="8" text:style-name="WW8Num36z0" style:num-suffix="." text:bullet-char="">
        <style:list-level-properties text:space-before="4.445cm" text:min-label-width="0.635cm"/>
        <style:text-properties style:font-name="Symbol"/>
      </text:list-level-style-bullet>
      <text:list-level-style-bullet text:level="9" text:style-name="WW8Num36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7">
      <text:list-level-style-bullet text:level="1" text:style-name="WW8Num37z0" style:num-suffix="." text:bullet-char="">
        <style:list-level-properties text:min-label-width="0.635cm"/>
        <style:text-properties style:font-name="Symbol"/>
      </text:list-level-style-bullet>
      <text:list-level-style-bullet text:level="2" text:style-name="WW8Num37z0" style:num-suffix="." text:bullet-char="">
        <style:list-level-properties text:space-before="0.635cm" text:min-label-width="0.635cm"/>
        <style:text-properties style:font-name="Symbol"/>
      </text:list-level-style-bullet>
      <text:list-level-style-bullet text:level="3" text:style-name="WW8Num37z0" style:num-suffix="." text:bullet-char="">
        <style:list-level-properties text:space-before="1.27cm" text:min-label-width="0.635cm"/>
        <style:text-properties style:font-name="Symbol"/>
      </text:list-level-style-bullet>
      <text:list-level-style-bullet text:level="4" text:style-name="WW8Num37z0" style:num-suffix="." text:bullet-char="">
        <style:list-level-properties text:space-before="1.905cm" text:min-label-width="0.635cm"/>
        <style:text-properties style:font-name="Symbol"/>
      </text:list-level-style-bullet>
      <text:list-level-style-bullet text:level="5" text:style-name="WW8Num37z0" style:num-suffix="." text:bullet-char="">
        <style:list-level-properties text:space-before="2.54cm" text:min-label-width="0.635cm"/>
        <style:text-properties style:font-name="Symbol"/>
      </text:list-level-style-bullet>
      <text:list-level-style-bullet text:level="6" text:style-name="WW8Num37z0" style:num-suffix="." text:bullet-char="">
        <style:list-level-properties text:space-before="3.175cm" text:min-label-width="0.635cm"/>
        <style:text-properties style:font-name="Symbol"/>
      </text:list-level-style-bullet>
      <text:list-level-style-bullet text:level="7" text:style-name="WW8Num37z0" style:num-suffix="." text:bullet-char="">
        <style:list-level-properties text:space-before="3.81cm" text:min-label-width="0.635cm"/>
        <style:text-properties style:font-name="Symbol"/>
      </text:list-level-style-bullet>
      <text:list-level-style-bullet text:level="8" text:style-name="WW8Num37z0" style:num-suffix="." text:bullet-char="">
        <style:list-level-properties text:space-before="4.445cm" text:min-label-width="0.635cm"/>
        <style:text-properties style:font-name="Symbol"/>
      </text:list-level-style-bullet>
      <text:list-level-style-bullet text:level="9" text:style-name="WW8Num37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0.635cm" text:min-label-width="0.635cm"/>
        <style:text-properties style:font-name="Symbol"/>
      </text:list-level-style-bullet>
      <text:list-level-style-bullet text:level="2" text:style-name="WW8Num40z0" style:num-suffix="." text:bullet-char="">
        <style:list-level-properties text:space-before="1.27cm" text:min-label-width="0.635cm"/>
        <style:text-properties style:font-name="Symbol"/>
      </text:list-level-style-bullet>
      <text:list-level-style-bullet text:level="3" text:style-name="WW8Num40z0" style:num-suffix="." text:bullet-char="">
        <style:list-level-properties text:space-before="1.905cm" text:min-label-width="0.635cm"/>
        <style:text-properties style:font-name="Symbol"/>
      </text:list-level-style-bullet>
      <text:list-level-style-bullet text:level="4" text:style-name="WW8Num40z0" style:num-suffix="." text:bullet-char="">
        <style:list-level-properties text:space-before="2.54cm" text:min-label-width="0.635cm"/>
        <style:text-properties style:font-name="Symbol"/>
      </text:list-level-style-bullet>
      <text:list-level-style-bullet text:level="5" text:style-name="WW8Num40z0" style:num-suffix="." text:bullet-char="">
        <style:list-level-properties text:space-before="3.175cm" text:min-label-width="0.635cm"/>
        <style:text-properties style:font-name="Symbol"/>
      </text:list-level-style-bullet>
      <text:list-level-style-bullet text:level="6" text:style-name="WW8Num40z0" style:num-suffix="." text:bullet-char="">
        <style:list-level-properties text:space-before="3.81cm" text:min-label-width="0.635cm"/>
        <style:text-properties style:font-name="Symbol"/>
      </text:list-level-style-bullet>
      <text:list-level-style-bullet text:level="7" text:style-name="WW8Num40z0" style:num-suffix="." text:bullet-char="">
        <style:list-level-properties text:space-before="4.445cm" text:min-label-width="0.635cm"/>
        <style:text-properties style:font-name="Symbol"/>
      </text:list-level-style-bullet>
      <text:list-level-style-bullet text:level="8" text:style-name="WW8Num40z0" style:num-suffix="." text:bullet-char="">
        <style:list-level-properties text:space-before="5.08cm" text:min-label-width="0.635cm"/>
        <style:text-properties style:font-name="Symbol"/>
      </text:list-level-style-bullet>
      <text:list-level-style-bullet text:level="9" text:style-name="WW8Num40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4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list-level-style-bullet text:level="1" text:style-name="WW8Num42z0" style:num-suffix="." text:bullet-char="">
        <style:list-level-properties text:space-before="0.635cm" text:min-label-width="0.635cm"/>
        <style:text-properties style:font-name="Symbol"/>
      </text:list-level-style-bullet>
      <text:list-level-style-bullet text:level="2" text:style-name="WW8Num42z0" style:num-suffix="." text:bullet-char="">
        <style:list-level-properties text:space-before="1.27cm" text:min-label-width="0.635cm"/>
        <style:text-properties style:font-name="Symbol"/>
      </text:list-level-style-bullet>
      <text:list-level-style-bullet text:level="3" text:style-name="WW8Num42z0" style:num-suffix="." text:bullet-char="">
        <style:list-level-properties text:space-before="1.905cm" text:min-label-width="0.635cm"/>
        <style:text-properties style:font-name="Symbol"/>
      </text:list-level-style-bullet>
      <text:list-level-style-bullet text:level="4" text:style-name="WW8Num42z0" style:num-suffix="." text:bullet-char="">
        <style:list-level-properties text:space-before="2.54cm" text:min-label-width="0.635cm"/>
        <style:text-properties style:font-name="Symbol"/>
      </text:list-level-style-bullet>
      <text:list-level-style-bullet text:level="5" text:style-name="WW8Num42z0" style:num-suffix="." text:bullet-char="">
        <style:list-level-properties text:space-before="3.175cm" text:min-label-width="0.635cm"/>
        <style:text-properties style:font-name="Symbol"/>
      </text:list-level-style-bullet>
      <text:list-level-style-bullet text:level="6" text:style-name="WW8Num42z0" style:num-suffix="." text:bullet-char="">
        <style:list-level-properties text:space-before="3.81cm" text:min-label-width="0.635cm"/>
        <style:text-properties style:font-name="Symbol"/>
      </text:list-level-style-bullet>
      <text:list-level-style-bullet text:level="7" text:style-name="WW8Num42z0" style:num-suffix="." text:bullet-char="">
        <style:list-level-properties text:space-before="4.445cm" text:min-label-width="0.635cm"/>
        <style:text-properties style:font-name="Symbol"/>
      </text:list-level-style-bullet>
      <text:list-level-style-bullet text:level="8" text:style-name="WW8Num42z0" style:num-suffix="." text:bullet-char="">
        <style:list-level-properties text:space-before="5.08cm" text:min-label-width="0.635cm"/>
        <style:text-properties style:font-name="Symbol"/>
      </text:list-level-style-bullet>
      <text:list-level-style-bullet text:level="9" text:style-name="WW8Num42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4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list-level-style-bullet text:level="1" text:style-name="WW8Num46z0" style:num-suffix="." text:bullet-char="">
        <style:list-level-properties text:space-before="0.635cm" text:min-label-width="0.635cm"/>
        <style:text-properties style:font-name="Symbol"/>
      </text:list-level-style-bullet>
      <text:list-level-style-bullet text:level="2" text:style-name="WW8Num46z0" style:num-suffix="." text:bullet-char="">
        <style:list-level-properties text:space-before="1.27cm" text:min-label-width="0.635cm"/>
        <style:text-properties style:font-name="Symbol"/>
      </text:list-level-style-bullet>
      <text:list-level-style-bullet text:level="3" text:style-name="WW8Num46z0" style:num-suffix="." text:bullet-char="">
        <style:list-level-properties text:space-before="1.905cm" text:min-label-width="0.635cm"/>
        <style:text-properties style:font-name="Symbol"/>
      </text:list-level-style-bullet>
      <text:list-level-style-bullet text:level="4" text:style-name="WW8Num46z0" style:num-suffix="." text:bullet-char="">
        <style:list-level-properties text:space-before="2.54cm" text:min-label-width="0.635cm"/>
        <style:text-properties style:font-name="Symbol"/>
      </text:list-level-style-bullet>
      <text:list-level-style-bullet text:level="5" text:style-name="WW8Num46z0" style:num-suffix="." text:bullet-char="">
        <style:list-level-properties text:space-before="3.175cm" text:min-label-width="0.635cm"/>
        <style:text-properties style:font-name="Symbol"/>
      </text:list-level-style-bullet>
      <text:list-level-style-bullet text:level="6" text:style-name="WW8Num46z0" style:num-suffix="." text:bullet-char="">
        <style:list-level-properties text:space-before="3.81cm" text:min-label-width="0.635cm"/>
        <style:text-properties style:font-name="Symbol"/>
      </text:list-level-style-bullet>
      <text:list-level-style-bullet text:level="7" text:style-name="WW8Num46z0" style:num-suffix="." text:bullet-char="">
        <style:list-level-properties text:space-before="4.445cm" text:min-label-width="0.635cm"/>
        <style:text-properties style:font-name="Symbol"/>
      </text:list-level-style-bullet>
      <text:list-level-style-bullet text:level="8" text:style-name="WW8Num46z0" style:num-suffix="." text:bullet-char="">
        <style:list-level-properties text:space-before="5.08cm" text:min-label-width="0.635cm"/>
        <style:text-properties style:font-name="Symbol"/>
      </text:list-level-style-bullet>
      <text:list-level-style-bullet text:level="9" text:style-name="WW8Num46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4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list-level-style-bullet text:level="1" text:style-name="WW8Num49z0" style:num-suffix="." text:bullet-char="">
        <style:list-level-properties text:space-before="0.635cm" text:min-label-width="0.635cm"/>
        <style:text-properties style:font-name="Wingdings"/>
      </text:list-level-style-bullet>
      <text:list-level-style-bullet text:level="2" text:style-name="WW8Num49z1" style:num-suffix="." text:bullet-char="">
        <style:list-level-properties text:space-before="1.27cm" text:min-label-width="0.635cm"/>
        <style:text-properties style:font-name="Wingdings 2"/>
      </text:list-level-style-bullet>
      <text:list-level-style-bullet text:level="3" text:style-name="WW8Num49z2" style:num-suffix="." text:bullet-char="■">
        <style:list-level-properties text:space-before="1.905cm" text:min-label-width="0.635cm"/>
        <style:text-properties style:font-name="StarSymbol2"/>
      </text:list-level-style-bullet>
      <text:list-level-style-bullet text:level="4" text:style-name="WW8Num49z0" style:num-suffix="." text:bullet-char="">
        <style:list-level-properties text:space-before="2.54cm" text:min-label-width="0.635cm"/>
        <style:text-properties style:font-name="Wingdings"/>
      </text:list-level-style-bullet>
      <text:list-level-style-bullet text:level="5" text:style-name="WW8Num49z1" style:num-suffix="." text:bullet-char="">
        <style:list-level-properties text:space-before="3.175cm" text:min-label-width="0.635cm"/>
        <style:text-properties style:font-name="Wingdings 2"/>
      </text:list-level-style-bullet>
      <text:list-level-style-bullet text:level="6" text:style-name="WW8Num49z2" style:num-suffix="." text:bullet-char="■">
        <style:list-level-properties text:space-before="3.81cm" text:min-label-width="0.635cm"/>
        <style:text-properties style:font-name="StarSymbol2"/>
      </text:list-level-style-bullet>
      <text:list-level-style-bullet text:level="7" text:style-name="WW8Num49z0" style:num-suffix="." text:bullet-char="">
        <style:list-level-properties text:space-before="4.445cm" text:min-label-width="0.635cm"/>
        <style:text-properties style:font-name="Wingdings"/>
      </text:list-level-style-bullet>
      <text:list-level-style-bullet text:level="8" text:style-name="WW8Num49z1" style:num-suffix="." text:bullet-char="">
        <style:list-level-properties text:space-before="5.08cm" text:min-label-width="0.635cm"/>
        <style:text-properties style:font-name="Wingdings 2"/>
      </text:list-level-style-bullet>
      <text:list-level-style-bullet text:level="9" text:style-name="WW8Num49z2" style:num-suffix="." text:bullet-char="■">
        <style:list-level-properties text:space-before="5.715cm" text:min-label-width="0.635cm"/>
        <style:text-properties style:font-name="StarSymbol2"/>
      </text:list-level-style-bullet>
      <text:list-level-style-number text:level="10" style:num-suffix="." style:num-format="1">
        <style:list-level-properties text:space-before="6.35cm" text:min-label-width="0.635cm"/>
      </text:list-level-style-number>
    </text:list-style>
    <text:list-style style:name="WW8Num50">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0">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list-level-style-bullet text:level="1" text:style-name="WW8Num54z0" style:num-suffix="." text:bullet-char="">
        <style:list-level-properties text:min-label-width="0.499cm"/>
        <style:text-properties style:font-name="Symbol"/>
      </text:list-level-style-bullet>
      <text:list-level-style-bullet text:level="2" text:style-name="WW8Num54z0" style:num-suffix="." text:bullet-char="">
        <style:list-level-properties text:space-before="0.501cm" text:min-label-width="0.499cm"/>
        <style:text-properties style:font-name="Symbol"/>
      </text:list-level-style-bullet>
      <text:list-level-style-bullet text:level="3" text:style-name="WW8Num54z0" style:num-suffix="." text:bullet-char="">
        <style:list-level-properties text:space-before="1cm" text:min-label-width="0.499cm"/>
        <style:text-properties style:font-name="Symbol"/>
      </text:list-level-style-bullet>
      <text:list-level-style-bullet text:level="4" text:style-name="WW8Num54z0" style:num-suffix="." text:bullet-char="">
        <style:list-level-properties text:space-before="1.501cm" text:min-label-width="0.499cm"/>
        <style:text-properties style:font-name="Symbol"/>
      </text:list-level-style-bullet>
      <text:list-level-style-bullet text:level="5" text:style-name="WW8Num54z0" style:num-suffix="." text:bullet-char="">
        <style:list-level-properties text:space-before="2cm" text:min-label-width="0.499cm"/>
        <style:text-properties style:font-name="Symbol"/>
      </text:list-level-style-bullet>
      <text:list-level-style-bullet text:level="6" text:style-name="WW8Num54z0" style:num-suffix="." text:bullet-char="">
        <style:list-level-properties text:space-before="2.501cm" text:min-label-width="0.499cm"/>
        <style:text-properties style:font-name="Symbol"/>
      </text:list-level-style-bullet>
      <text:list-level-style-bullet text:level="7" text:style-name="WW8Num54z0" style:num-suffix="." text:bullet-char="">
        <style:list-level-properties text:space-before="3.001cm" text:min-label-width="0.499cm"/>
        <style:text-properties style:font-name="Symbol"/>
      </text:list-level-style-bullet>
      <text:list-level-style-bullet text:level="8" text:style-name="WW8Num54z0" style:num-suffix="." text:bullet-char="">
        <style:list-level-properties text:space-before="3.502cm" text:min-label-width="0.499cm"/>
        <style:text-properties style:font-name="Symbol"/>
      </text:list-level-style-bullet>
      <text:list-level-style-bullet text:level="9" text:style-name="WW8Num54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55">
      <text:list-level-style-bullet text:level="1" text:style-name="WW8Num55z0" style:num-suffix="." text:bullet-char="">
        <style:list-level-properties text:min-label-width="0.499cm"/>
        <style:text-properties style:font-name="Symbol"/>
      </text:list-level-style-bullet>
      <text:list-level-style-bullet text:level="2" text:style-name="WW8Num55z0" style:num-suffix="." text:bullet-char="">
        <style:list-level-properties text:space-before="0.501cm" text:min-label-width="0.499cm"/>
        <style:text-properties style:font-name="Symbol"/>
      </text:list-level-style-bullet>
      <text:list-level-style-bullet text:level="3" text:style-name="WW8Num55z0" style:num-suffix="." text:bullet-char="">
        <style:list-level-properties text:space-before="1cm" text:min-label-width="0.499cm"/>
        <style:text-properties style:font-name="Symbol"/>
      </text:list-level-style-bullet>
      <text:list-level-style-bullet text:level="4" text:style-name="WW8Num55z0" style:num-suffix="." text:bullet-char="">
        <style:list-level-properties text:space-before="1.501cm" text:min-label-width="0.499cm"/>
        <style:text-properties style:font-name="Symbol"/>
      </text:list-level-style-bullet>
      <text:list-level-style-bullet text:level="5" text:style-name="WW8Num55z0" style:num-suffix="." text:bullet-char="">
        <style:list-level-properties text:space-before="2cm" text:min-label-width="0.499cm"/>
        <style:text-properties style:font-name="Symbol"/>
      </text:list-level-style-bullet>
      <text:list-level-style-bullet text:level="6" text:style-name="WW8Num55z0" style:num-suffix="." text:bullet-char="">
        <style:list-level-properties text:space-before="2.501cm" text:min-label-width="0.499cm"/>
        <style:text-properties style:font-name="Symbol"/>
      </text:list-level-style-bullet>
      <text:list-level-style-bullet text:level="7" text:style-name="WW8Num55z0" style:num-suffix="." text:bullet-char="">
        <style:list-level-properties text:space-before="3.001cm" text:min-label-width="0.499cm"/>
        <style:text-properties style:font-name="Symbol"/>
      </text:list-level-style-bullet>
      <text:list-level-style-bullet text:level="8" text:style-name="WW8Num55z0" style:num-suffix="." text:bullet-char="">
        <style:list-level-properties text:space-before="3.502cm" text:min-label-width="0.499cm"/>
        <style:text-properties style:font-name="Symbol"/>
      </text:list-level-style-bullet>
      <text:list-level-style-bullet text:level="9" text:style-name="WW8Num55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list-style style:name="WW8Num56">
      <text:list-level-style-bullet text:level="1" text:style-name="WW8Num56z0" style:num-suffix="." text:bullet-char="">
        <style:list-level-properties text:space-before="0.635cm" text:min-label-width="0.635cm"/>
        <style:text-properties style:font-name="Symbol"/>
      </text:list-level-style-bullet>
      <text:list-level-style-bullet text:level="2" text:style-name="WW8Num56z0" style:num-suffix="." text:bullet-char="">
        <style:list-level-properties text:space-before="1.27cm" text:min-label-width="0.635cm"/>
        <style:text-properties style:font-name="Symbol"/>
      </text:list-level-style-bullet>
      <text:list-level-style-bullet text:level="3" text:style-name="WW8Num56z0" style:num-suffix="." text:bullet-char="">
        <style:list-level-properties text:space-before="1.905cm" text:min-label-width="0.635cm"/>
        <style:text-properties style:font-name="Symbol"/>
      </text:list-level-style-bullet>
      <text:list-level-style-bullet text:level="4" text:style-name="WW8Num56z0" style:num-suffix="." text:bullet-char="">
        <style:list-level-properties text:space-before="2.54cm" text:min-label-width="0.635cm"/>
        <style:text-properties style:font-name="Symbol"/>
      </text:list-level-style-bullet>
      <text:list-level-style-bullet text:level="5" text:style-name="WW8Num56z0" style:num-suffix="." text:bullet-char="">
        <style:list-level-properties text:space-before="3.175cm" text:min-label-width="0.635cm"/>
        <style:text-properties style:font-name="Symbol"/>
      </text:list-level-style-bullet>
      <text:list-level-style-bullet text:level="6" text:style-name="WW8Num56z0" style:num-suffix="." text:bullet-char="">
        <style:list-level-properties text:space-before="3.81cm" text:min-label-width="0.635cm"/>
        <style:text-properties style:font-name="Symbol"/>
      </text:list-level-style-bullet>
      <text:list-level-style-bullet text:level="7" text:style-name="WW8Num56z0" style:num-suffix="." text:bullet-char="">
        <style:list-level-properties text:space-before="4.445cm" text:min-label-width="0.635cm"/>
        <style:text-properties style:font-name="Symbol"/>
      </text:list-level-style-bullet>
      <text:list-level-style-bullet text:level="8" text:style-name="WW8Num56z0" style:num-suffix="." text:bullet-char="">
        <style:list-level-properties text:space-before="5.08cm" text:min-label-width="0.635cm"/>
        <style:text-properties style:font-name="Symbol"/>
      </text:list-level-style-bullet>
      <text:list-level-style-bullet text:level="9" text:style-name="WW8Num56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5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2</text:page-number> of <text:page-count>213</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ZK: The User Guide</dc:title>
    <dc:subject>The ZK User Guide</dc:subject>
    <meta:initial-creator>Tom Yeh</meta:initial-creator>
    <meta:creation-date>2005-11-01T08:57:53</meta:creation-date>
    <dc:date>2007-12-07T12:41:22</dc:date>
    <meta:printed-by>jean yen</meta:printed-by>
    <meta:print-date>2007-11-29T19:13:18</meta:print-date>
    <meta:keyword>ZK ZUL ZHTML</meta:keyword>
    <dc:language>en-US</dc:language>
    <meta:editing-cycles>4692</meta:editing-cycles>
    <meta:editing-duration>P18DT13H30M46S</meta:editing-duration>
    <meta:user-defined meta:name="Info 1"/>
    <meta:user-defined meta:name="Info 2"/>
    <meta:user-defined meta:name="Info 3"/>
    <meta:user-defined meta:name="Info 4"/>
    <meta:document-statistic meta:table-count="41" meta:image-count="108" meta:object-count="0" meta:page-count="213" meta:paragraph-count="5703" meta:word-count="73367" meta:character-count="265491"/>
  </office:meta>
</office:document-meta>
</file>